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page" style:column-width="4.99mm"/>
    </style:style>
    <style:style style:name="co4" style:family="table-column">
      <style:table-column-properties fo:break-before="auto" style:column-width="23.04mm"/>
    </style:style>
    <style:style style:name="co5" style:family="table-column">
      <style:table-column-properties fo:break-before="auto" style:column-width="30.39mm"/>
    </style:style>
    <style:style style:name="co6" style:family="table-column">
      <style:table-column-properties fo:break-before="auto" style:column-width="30.06mm"/>
    </style:style>
    <style:style style:name="co7" style:family="table-column">
      <style:table-column-properties fo:break-before="auto" style:column-width="29.7mm"/>
    </style:style>
    <style:style style:name="co8" style:family="table-column">
      <style:table-column-properties fo:break-before="auto" style:column-width="28.29mm"/>
    </style:style>
    <style:style style:name="co9" style:family="table-column">
      <style:table-column-properties fo:break-before="auto" style:column-width="2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99mm" fo:break-before="page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3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46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05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179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middle"/>
      <style:text-properties fo:font-size="10pt" style:font-size-asian="10pt" style:font-size-complex="10pt"/>
    </style:style>
    <style:style style:name="ce233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middle"/>
      <style:text-properties fo:font-size="10pt" style:font-size-asian="10pt" style:font-size-complex="10pt"/>
    </style:style>
    <style:style style:name="ce234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242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middle"/>
      <style:text-properties fo:font-size="12pt" style:font-size-asian="12pt" style:font-size-complex="12pt"/>
    </style:style>
    <style:style style:name="ce339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middle"/>
      <style:text-properties fo:font-size="12pt" style:font-size-asian="12pt" style:font-size-complex="12pt"/>
    </style:style>
    <style:style style:name="ce353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middle"/>
      <style:text-properties fo:font-size="10pt" style:font-size-asian="10pt" style:font-size-complex="10pt"/>
    </style:style>
    <style:style style:name="ce375" style:family="table-cell" style:parent-style-name="Default">
      <style:table-cell-properties fo:border-bottom="none" fo:border-left="2.01pt double-thin #000000" style:border-line-width-left="0.18mm 0.35mm 0.18mm" fo:border-right="none" fo:border-top="2.01pt solid #000000" style:vertical-align="middle"/>
      <style:text-properties fo:font-size="10pt" style:font-size-asian="10pt" style:font-size-complex="10pt"/>
    </style:style>
    <style:style style:name="ce39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399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middle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408" style:family="table-cell" style:parent-style-name="Default">
      <style:table-cell-properties fo:border="none" style:vertical-align="middle"/>
      <style:text-properties fo:font-size="12pt" style:font-size-asian="12pt" style:font-size-complex="12pt"/>
    </style:style>
    <style:style style:name="ce426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middle"/>
      <style:text-properties fo:font-size="12pt" style:font-size-asian="12pt" style:font-size-complex="12pt"/>
    </style:style>
    <style:style style:name="ce427" style:family="table-cell" style:parent-style-name="Default">
      <style:table-cell-properties style:vertical-align="middle"/>
    </style:style>
    <style:style style:name="ce43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0pt" style:font-size-asian="10pt" style:font-size-complex="10pt"/>
    </style:style>
    <style:style style:name="ce43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46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47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510" style:family="table-cell" style:parent-style-name="Default">
      <style:table-cell-properties fo:border="none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2.01pt solid #000000" fo:border-left="none" fo:border-right="none" fo:border-top="none"/>
    </style:style>
    <style:style style:name="ce52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5" style:family="table-cell" style:parent-style-name="Default">
      <style:table-cell-properties fo:border-bottom="none" fo:border-left="2.01pt solid #000000" fo:border-right="none" fo:border-top="none"/>
    </style:style>
    <style:style style:name="ce512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513" style:family="table-cell" style:parent-style-name="Default">
      <style:table-cell-properties fo:border-bottom="0.99pt solid #000000" fo:border-left="2.01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14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15" style:family="table-cell" style:parent-style-name="Default">
      <style:table-cell-properties fo:border-bottom="2.01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16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17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2pt" style:font-size-asian="12pt" style:font-size-complex="12pt"/>
    </style:style>
    <style:style style:name="ce518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97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522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528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30" style:family="table-cell" style:parent-style-name="Default">
      <style:table-cell-properties fo:border="0.99pt solid #000000" style:vertical-align="middle"/>
      <style:text-properties fo:font-size="12pt" style:font-size-asian="12pt" style:font-size-complex="12pt"/>
    </style:style>
    <style:style style:name="ce531" style:family="table-cell" style:parent-style-name="Default">
      <style:table-cell-properties fo:border-bottom="0.06pt solid #000000" fo:border-left="none" fo:border-right="none" fo:border-top="none" style:vertical-align="middle"/>
      <style:text-properties fo:font-size="12pt" style:font-size-asian="12pt" style:font-size-complex="12pt"/>
    </style:style>
    <style:style style:name="ce53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534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535" style:family="table-cell" style:parent-style-name="Default" style:data-style-name="N160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</style:style>
    <style:style style:name="ce53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624" style:family="table-cell" style:parent-style-name="Default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25" style:family="table-cell" style:parent-style-name="Default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26" style:family="table-cell" style:parent-style-name="Default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76" style:family="table-cell" style:parent-style-name="Default">
      <style:text-properties fo:font-size="12pt" style:font-size-asian="12pt" style:font-size-complex="12pt"/>
    </style:style>
    <style:style style:name="ce541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54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54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54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54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94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547" style:family="table-cell" style:parent-style-name="Default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548" style:family="table-cell" style:parent-style-name="Default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49" style:family="table-cell" style:parent-style-name="Default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50" style:family="table-cell" style:parent-style-name="Default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51" style:family="table-cell" style:parent-style-name="Default">
      <style:table-cell-properties fo:border-bottom="none" fo:border-left="none" fo:border-right="none" fo:border-top="2.01pt solid #000000" style:vertical-align="middle"/>
    </style:style>
    <style:style style:name="ce552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fo:font-size="10pt" style:font-size-asian="10pt" style:font-size-complex="10pt"/>
    </style:style>
    <style:style style:name="ce553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55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55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78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57" style:family="table-cell" style:parent-style-name="Default">
      <style:table-cell-properties fo:border-bottom="2.01pt solid #000000" fo:border-left="2.01pt solid #000000" fo:border-right="0.99pt solid #000000" fo:border-top="none" style:vertical-align="middle"/>
      <style:text-properties fo:font-size="12pt" style:font-size-asian="12pt" style:font-size-complex="12pt"/>
    </style:style>
    <style:style style:name="ce558" style:family="table-cell" style:parent-style-name="Default" style:data-style-name="N123">
      <style:table-cell-properties fo:border-bottom="0.99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59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84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size="12pt" style:font-size-asian="12pt" style:font-size-complex="12pt"/>
    </style:style>
    <style:style style:name="ce562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63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56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2pt" style:font-size-asian="12pt" style:font-size-complex="12pt"/>
    </style:style>
    <style:style style:name="ce56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</style:style>
    <style:style style:name="ce56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56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68" style:family="table-cell" style:parent-style-name="Default" style:data-style-name="N124">
      <style:table-cell-properties fo:border="0.06pt solid #000000" style:vertical-align="middle"/>
      <style:text-properties fo:font-size="12pt" style:font-size-asian="12pt" style:font-size-complex="12pt"/>
    </style:style>
    <style:style style:name="ce569" style:family="table-cell" style:parent-style-name="Default">
      <style:table-cell-properties fo:border-bottom="none" style:text-align-source="fix" style:repeat-content="false" fo:wrap-option="wrap" fo:border-left="2.01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570" style:family="table-cell" style:parent-style-name="Default">
      <style:table-cell-properties fo:border-bottom="none" style:text-align-source="fix" style:repeat-content="false" fo:border-left="2.01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538" style:family="table-cell" style:parent-style-name="Default">
      <style:table-cell-properties fo:border-bottom="0.99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39" style:family="table-cell" style:parent-style-name="Default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168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71" style:family="table-cell" style:parent-style-name="Default">
      <style:table-cell-properties fo:border-bottom="2.01pt solid #000000" fo:border-left="2.01pt solid #000000" fo:border-right="none" fo:border-top="none" style:vertical-align="middle"/>
      <style:text-properties fo:font-size="12pt" style:font-size-asian="12pt" style:font-size-complex="12pt"/>
    </style:style>
    <style:style style:name="ce572" style:family="table-cell" style:parent-style-name="Default">
      <style:table-cell-properties fo:border-bottom="2.01pt solid #000000" fo:border-left="2.01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7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574" style:family="table-cell" style:parent-style-name="Default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</style:style>
    <style:style style:name="ce575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size="10pt" style:font-size-asian="10pt" style:font-size-complex="10pt"/>
    </style:style>
    <style:style style:name="ce576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577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78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79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581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82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83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84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85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86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87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588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  <style:text-properties fo:font-size="8pt" style:font-size-asian="8pt" style:font-size-complex="8pt"/>
    </style:style>
    <style:style style:name="ce589" style:family="table-cell" style:parent-style-name="Default">
      <style:table-cell-properties fo:border-bottom="2.01pt solid #000000" fo:border-left="2.01pt solid #000000" fo:border-right="0.99pt solid #000000" fo:border-top="0.99pt solid #000000" style:vertical-align="middle"/>
      <style:text-properties fo:font-size="8pt" style:font-size-asian="8pt" style:font-size-complex="8pt"/>
    </style:style>
    <style:style style:name="ce590" style:family="table-cell" style:parent-style-name="Default">
      <style:table-cell-properties fo:border-bottom="2.01pt solid #000000" fo:border-left="0.99pt solid #000000" fo:border-right="0.99pt solid #000000" fo:border-top="none" style:vertical-align="middle"/>
      <style:text-properties fo:font-size="12pt" style:font-size-asian="12pt" style:font-size-complex="12pt"/>
    </style:style>
    <style:style style:name="ce591" style:family="table-cell" style:parent-style-name="Default" style:data-style-name="N123">
      <style:table-cell-properties fo:border="0.99pt solid #000000" style:vertical-align="middle"/>
      <style:text-properties fo:font-size="12pt" style:font-size-asian="12pt" style:font-size-complex="12pt"/>
    </style:style>
    <style:style style:name="ce592" style:family="table-cell" style:parent-style-name="Default" style:data-style-name="N123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93" style:family="table-cell" style:parent-style-name="Default">
      <style:table-cell-properties fo:border-bottom="0.99pt solid #000000" fo:border-left="0.99pt solid #000000" fo:border-right="0.99pt solid #000000" fo:border-top="none" style:vertical-align="middle"/>
      <style:text-properties fo:font-size="12pt" style:font-size-asian="12pt" style:font-size-complex="12pt"/>
    </style:style>
    <style:style style:name="ce594" style:family="table-cell" style:parent-style-name="Default" style:data-style-name="N124">
      <style:table-cell-properties fo:border="0.99pt solid #000000" style:vertical-align="middle"/>
      <style:text-properties fo:font-size="12pt" style:font-size-asian="12pt" style:font-size-complex="12pt"/>
    </style:style>
    <style:style style:name="ce59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596" style:family="table-cell" style:parent-style-name="Default">
      <style:table-cell-properties fo:border-bottom="0.99pt dotted #000000" fo:border-left="none" fo:border-right="none" fo:border-top="none" style:vertical-align="middle"/>
      <style:text-properties fo:font-size="10pt" style:font-size-asian="10pt" style:font-size-complex="10pt"/>
    </style:style>
    <style:style style:name="ce597" style:family="table-cell" style:parent-style-name="Default">
      <style:table-cell-properties fo:border-bottom="0.99pt dotted #000000" fo:border-left="none" fo:border-right="none" fo:border-top="0.99pt dotted #000000" style:vertical-align="middle"/>
      <style:text-properties fo:font-size="10pt" style:font-size-asian="10pt" style:font-size-complex="10pt"/>
    </style:style>
    <style:style style:name="ce13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3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0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02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0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2pt" fo:font-weight="bold" style:font-size-asian="10pt" style:font-weight-asian="bold" style:font-size-complex="10pt" style:font-weight-complex="bold"/>
    </style:style>
    <style:style style:name="ce604" style:family="table-cell" style:parent-style-name="Default">
      <style:table-cell-properties style:vertical-align="middle"/>
      <style:text-properties fo:font-size="12pt" fo:font-weight="bold" style:font-size-asian="10pt" style:font-weight-asian="bold" style:font-size-complex="10pt" style:font-weight-complex="bold"/>
    </style:style>
    <style:style style:name="ce605" style:family="table-cell" style:parent-style-name="Default" style:data-style-name="N2">
      <style:table-cell-properties fo:border="0.06pt solid #000000" style:vertical-align="middle"/>
      <style:text-properties fo:font-size="12pt" style:font-size-asian="12pt" style:font-size-complex="12pt"/>
    </style:style>
    <style:style style:name="ce606" style:family="table-cell" style:parent-style-name="Default" style:data-style-name="N0">
      <style:table-cell-properties fo:border="0.06pt solid #000000" style:vertical-align="middle"/>
      <style:text-properties fo:font-size="12pt" style:font-size-asian="12pt" style:font-size-complex="12pt"/>
    </style:style>
    <style:style style:name="ce607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608" style:family="table-cell" style:parent-style-name="Default">
      <style:table-cell-properties fo:border-bottom="none" fo:border-left="0.99pt solid #000000" fo:border-right="0.99pt solid #000000" fo:border-top="none" style:vertical-align="middle"/>
      <style:text-properties fo:font-size="10pt" style:font-size-asian="10pt" style:font-size-complex="10pt"/>
    </style:style>
    <style:style style:name="ce609" style:family="table-cell" style:parent-style-name="Default">
      <style:table-cell-properties fo:border-bottom="2.01pt solid #000000" fo:border-left="none" fo:border-right="none" fo:border-top="none" style:vertical-align="middle"/>
      <style:text-properties fo:font-size="12pt" style:font-size-asian="12pt" style:font-size-complex="12pt"/>
    </style:style>
    <style:style style:name="ce610" style:family="table-cell" style:parent-style-name="Default">
      <style:table-cell-properties fo:border-bottom="2.01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611" style:family="table-cell" style:parent-style-name="Default">
      <style:table-cell-properties fo:border-bottom="2.01pt solid #000000" fo:border-left="2.01pt solid #000000" fo:border-right="none" fo:border-top="2.01pt solid #000000" style:vertical-align="middle"/>
      <style:text-properties fo:font-size="12pt" style:font-size-asian="12pt" style:font-size-complex="12pt"/>
    </style:style>
    <style:style style:name="ce612" style:family="table-cell" style:parent-style-name="Default">
      <style:table-cell-properties fo:border-bottom="2.01pt double-thin #000000" style:border-line-width-bottom="0.18mm 0.35mm 0.18mm" fo:border-left="none" fo:border-right="none" fo:border-top="0.99pt solid #000000" style:vertical-align="middle"/>
      <style:text-properties fo:font-size="10pt" style:font-size-asian="10pt" style:font-size-complex="10pt"/>
    </style:style>
    <style:style style:name="ce613" style:family="table-cell" style:parent-style-name="Default">
      <style:table-cell-properties fo:border="0.99pt solid #000000" style:vertical-align="middle"/>
      <style:text-properties fo:font-size="8pt" style:font-size-asian="8pt" style:font-size-complex="8pt"/>
    </style:style>
    <style:style style:name="ce614" style:family="table-cell" style:parent-style-name="Default">
      <style:table-cell-properties fo:border-bottom="2.01pt solid #000000" fo:border-left="0.99pt solid #000000" fo:border-right="0.99pt solid #000000" fo:border-top="0.99pt solid #000000" style:vertical-align="middle"/>
      <style:text-properties fo:font-size="8pt" style:font-size-asian="8pt" style:font-size-complex="8pt"/>
    </style:style>
    <style:style style:name="ce120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3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19" style:family="table-cell" style:parent-style-name="Default">
      <style:table-cell-properties fo:border-bottom="0.99pt solid #000000" fo:border-left="none" fo:border-right="none" fo:border-top="none" style:vertical-align="middle"/>
      <style:text-properties fo:font-size="12pt" style:font-size-asian="12pt" style:font-size-complex="12pt"/>
    </style:style>
    <style:style style:name="ce620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21" style:family="table-cell" style:parent-style-name="Default">
      <style:table-cell-properties fo:border-bottom="none" fo:border-left="0.99pt solid #000000" fo:border-right="0.99pt solid #000000" fo:border-top="none" style:vertical-align="middle"/>
      <style:text-properties fo:font-size="12pt" style:font-size-asian="12pt" style:font-size-complex="12pt"/>
    </style:style>
    <style:style style:name="ce158" style:family="table-cell" style:parent-style-name="Default" style:data-style-name="N157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159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60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22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2pt" style:font-size-asian="12pt" style:font-size-complex="12pt"/>
    </style:style>
    <style:style style:name="ce623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2pt" style:font-size-asian="12pt" style:font-size-complex="12pt"/>
    </style:style>
    <style:style style:name="ce627" style:family="table-cell" style:parent-style-name="Default">
      <style:table-cell-properties fo:border-bottom="2.01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28" style:family="table-cell" style:parent-style-name="Default">
      <style:table-cell-properties fo:border-bottom="2.01pt solid #000000" fo:border-left="none" fo:border-right="2.01pt solid #000000" fo:border-top="2.01pt solid #000000" style:vertical-align="middle"/>
      <style:text-properties fo:font-size="12pt" style:font-size-asian="12pt" style:font-size-complex="12pt"/>
    </style:style>
    <style:style style:name="ce629" style:family="table-cell" style:parent-style-name="Default" style:data-style-name="N124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30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31" style:family="table-cell" style:parent-style-name="Default" style:data-style-name="N124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32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33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2pt" style:font-size-asian="12pt" style:font-size-complex="12pt"/>
    </style:style>
    <style:style style:name="ce634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635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36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637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38" style:family="table-cell" style:parent-style-name="Default">
      <style:table-cell-properties fo:border-bottom="2.01pt solid #000000" fo:border-left="0.99pt solid #000000" fo:border-right="2.01pt solid #000000" fo:border-top="none" style:vertical-align="middle"/>
      <style:text-properties fo:font-size="12pt" style:font-size-asian="12pt" style:font-size-complex="12pt"/>
    </style:style>
    <style:style style:name="ce639" style:family="table-cell" style:parent-style-name="Default">
      <style:table-cell-properties fo:border-bottom="0.99pt solid #000000" fo:border-left="0.99pt solid #000000" fo:border-right="2.01pt solid #000000" fo:border-top="0.99pt solid #000000" style:vertical-align="middle"/>
      <style:text-properties fo:font-size="8pt" style:font-size-asian="8pt" style:font-size-complex="8pt"/>
    </style:style>
    <style:style style:name="ce640" style:family="table-cell" style:parent-style-name="Default">
      <style:table-cell-properties fo:border-bottom="2.01pt solid #000000" fo:border-left="0.99pt solid #000000" fo:border-right="2.01pt solid #000000" fo:border-top="0.99pt solid #000000" style:vertical-align="middle"/>
      <style:text-properties fo:font-size="8pt" style:font-size-asian="8pt" style:font-size-complex="8pt"/>
    </style:style>
    <style:style style:name="ce144" style:family="table-cell" style:parent-style-name="Default" style:data-style-name="N157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5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6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44" style:family="table-cell" style:parent-style-name="Default">
      <style:table-cell-properties style:vertical-align="middle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645" style:family="table-cell" style:parent-style-name="Default">
      <style:table-cell-properties style:vertical-align="middle"/>
      <style:text-properties fo:font-size="14pt" fo:font-weight="bold" style:font-size-asian="10pt" style:font-weight-asian="bold" style:font-size-complex="10pt" style:font-weight-complex="bold"/>
    </style:style>
    <style:style style:name="ce646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647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64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649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50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1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2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3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54" style:family="table-cell" style:parent-style-name="Default">
      <style:table-cell-properties fo:background-color="#000000" style:vertical-align="middle"/>
    </style:style>
    <style:style style:name="ce655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56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7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/>
      <style:text-properties fo:font-size="12pt" style:font-size-asian="12pt" style:font-size-complex="12pt"/>
    </style:style>
    <style:style style:name="ce658" style:family="table-cell" style:parent-style-name="Default" style:data-style-name="N123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9" style:family="table-cell" style:parent-style-name="Default" style:data-style-name="N123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60" style:family="table-cell" style:parent-style-name="Default">
      <style:table-cell-properties style:vertical-align="middl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661" style:family="table-cell" style:parent-style-name="Default">
      <style:table-cell-properties fo:border-bottom="none" fo:border-left="0.99pt solid #000000" fo:border-right="0.99pt solid #000000" fo:border-top="none" style:vertical-align="middle"/>
    </style:style>
    <style:style style:name="ce662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63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64" style:family="table-cell" style:parent-style-name="Default">
      <style:table-cell-properties fo:border-bottom="0.99pt solid #000000" fo:border-left="none" fo:border-right="2.01pt solid #000000" fo:border-top="0.99pt solid #000000" style:vertical-align="middle"/>
      <style:text-properties fo:font-size="12pt" style:font-size-asian="12pt" style:font-size-complex="12pt"/>
    </style:style>
    <style:style style:name="ce665" style:family="table-cell" style:parent-style-name="Default">
      <style:table-cell-properties fo:border-bottom="2.01pt solid #000000" fo:border-left="none" fo:border-right="2.01pt solid #000000" fo:border-top="0.99pt solid #000000" style:vertical-align="middle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middle"/>
      <style:paragraph-properties fo:text-align="center"/>
      <style:text-properties fo:font-size="12pt" style:font-size-asian="12pt" style:font-size-complex="12pt"/>
    </style:style>
    <style:style style:name="ce668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69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70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67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67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73" style:family="table-cell" style:parent-style-name="Default" style:data-style-name="N2">
      <style:table-cell-properties style:vertical-align="middle"/>
      <style:text-properties fo:font-size="12pt" style:font-size-asian="12pt" style:font-size-complex="12pt"/>
    </style:style>
    <style:style style:name="ce674" style:family="table-cell" style:parent-style-name="Default" style:data-style-name="N0">
      <style:table-cell-properties fo:border="2.01pt solid #000000" style:vertical-align="middle"/>
      <style:text-properties fo:font-size="12pt" style:font-size-asian="12pt" style:font-size-complex="12pt"/>
    </style:style>
    <style:style style:name="ce675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76" style:family="table-cell" style:parent-style-name="Default">
      <style:table-cell-properties fo:border-bottom="none" style:text-align-source="fix" style:repeat-content="false" fo:wrap-option="wrap" fo:border-left="0.99pt solid #000000" fo:border-right="2.01pt solid #000000" fo:border-top="none" style:vertical-align="middle"/>
      <style:paragraph-properties fo:text-align="center"/>
    </style:style>
    <style:style style:name="ce677" style:family="table-cell" style:parent-style-name="Default">
      <style:table-cell-properties fo:border-bottom="none" style:text-align-source="fix" style:repeat-content="false" fo:border-left="0.99pt solid #000000" fo:border-right="2.01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678" style:family="table-cell" style:parent-style-name="Default" style:data-style-name="N122">
      <style:table-cell-properties fo:border="0.99pt solid #000000" style:vertical-align="middle"/>
      <style:text-properties fo:font-size="12pt" style:font-size-asian="12pt" style:font-size-complex="12pt"/>
    </style:style>
    <style:style style:name="ce679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180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52" style:family="table-cell" style:parent-style-name="Default">
      <style:table-cell-properties fo:border-bottom="2.01pt solid #000000" fo:border-left="none" fo:border-right="none" fo:border-top="none" style:vertical-align="middle"/>
      <style:text-properties fo:font-size="10pt" style:font-size-asian="10pt" style:font-size-complex="10pt"/>
    </style:style>
    <style:style style:name="ce310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middle"/>
      <style:paragraph-properties fo:text-align="center"/>
      <style:text-properties fo:font-size="12pt" style:font-size-asian="12pt" style:font-size-complex="12pt"/>
    </style:style>
    <style:style style:name="ce681" style:family="table-cell" style:parent-style-name="Default">
      <style:table-cell-properties fo:border-bottom="2.01pt solid #000000" fo:border-left="2.01pt solid #000000" fo:border-right="0.06pt solid #000000" fo:border-top="2.01pt solid #000000" style:vertical-align="middle"/>
      <style:text-properties fo:font-size="12pt" style:font-size-asian="12pt" style:font-size-complex="12pt"/>
    </style:style>
    <style:style style:name="ce68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3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style:font-size-asian="12pt" style:font-size-complex="12pt"/>
    </style:style>
    <style:style style:name="ce684" style:family="table-cell" style:parent-style-name="Default">
      <style:table-cell-properties fo:border-bottom="2.01pt solid #000000" fo:border-left="0.06pt solid #000000" fo:border-right="0.06pt solid #000000" fo:border-top="2.01pt solid #000000" style:vertical-align="middle"/>
      <style:text-properties fo:font-size="12pt" style:font-size-asian="12pt" style:font-size-complex="12pt"/>
    </style:style>
    <style:style style:name="ce331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686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687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688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335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690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691" style:family="table-cell" style:parent-style-name="Default" style:data-style-name="N0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</style:style>
    <style:style style:name="ce69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693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fo:font-size="12pt" style:text-underline-style="solid" style:text-underline-width="auto" style:text-underline-color="font-color" style:font-size-asian="12pt" style:font-size-complex="12pt"/>
    </style:style>
    <style:style style:name="ce694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</style:style>
    <style:style style:name="ce344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240" style:family="table-cell" style:parent-style-name="Default">
      <style:table-cell-properties fo:border-bottom="none" style:text-align-source="fix" style:repeat-content="false" fo:wrap-option="wrap" fo:border-left="none" fo:border-right="2.01pt double-thin #000000" style:border-line-width-right="0.18mm 0.35mm 0.18mm" fo:border-top="none" style:vertical-align="middle"/>
      <style:paragraph-properties fo:text-align="center"/>
      <style:text-properties fo:font-size="10pt" style:font-size-asian="10pt" style:font-size-complex="10pt"/>
    </style:style>
    <style:style style:name="ce241" style:family="table-cell" style:parent-style-name="Default" style:data-style-name="N157">
      <style:table-cell-properties fo:border-bottom="0.99pt solid #000000" fo:border-left="0.99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243" style:family="table-cell" style:parent-style-name="Default" style:data-style-name="N157">
      <style:table-cell-properties fo:border-bottom="0.99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244" style:family="table-cell" style:parent-style-name="Default" style:data-style-name="N157">
      <style:table-cell-properties fo:border-bottom="2.01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245" style:family="table-cell" style:parent-style-name="Default">
      <style:table-cell-properties fo:border-bottom="2.01pt solid #000000" fo:border-left="2.01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695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696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697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698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699" style:family="table-cell" style:parent-style-name="Default">
      <style:table-cell-properties fo:border-bottom="2.01pt solid #000000" fo:border-left="0.06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700" style:family="table-cell" style:parent-style-name="Default">
      <style:table-cell-properties fo:border-bottom="2.01pt solid #000000" fo:border-left="none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701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702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middle"/>
      <style:text-properties fo:font-size="10pt" style:font-size-asian="10pt" style:font-size-complex="10pt"/>
    </style:style>
    <style:style style:name="ce703" style:family="table-cell" style:parent-style-name="Default">
      <style:table-cell-properties fo:border-bottom="none" fo:border-left="none" fo:border-right="2.01pt double-thin #000000" style:border-line-width-right="0.18mm 0.35mm 0.18mm" fo:border-top="2.01pt solid #000000" style:vertical-align="middle"/>
      <style:text-properties fo:font-size="10pt" style:font-size-asian="10pt" style:font-size-complex="10pt"/>
    </style:style>
    <style:style style:name="ce704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705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0.99pt solid #000000" style:vertical-align="middle"/>
      <style:text-properties fo:font-size="10pt" style:font-size-asian="10pt" style:font-size-complex="10pt"/>
    </style:style>
    <style:style style:name="ce706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707" style:family="table-cell" style:parent-style-name="Default" style:data-style-name="N122">
      <style:table-cell-properties fo:border-bottom="0.99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708" style:family="table-cell" style:parent-style-name="Default" style:data-style-name="N122">
      <style:table-cell-properties fo:border-bottom="2.01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70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88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711" style:family="table-cell" style:parent-style-name="Default">
      <style:table-cell-properties fo:border-bottom="2.01pt solid #000000" fo:border-left="2.01pt solid #000000" fo:border-right="none" fo:border-top="none" style:vertical-align="middle"/>
      <style:text-properties fo:font-size="10pt" style:font-size-asian="10pt" style:font-size-complex="10pt"/>
    </style:style>
    <style:style style:name="ce712" style:family="table-cell" style:parent-style-name="Default">
      <style:table-cell-properties fo:border-bottom="none" fo:border-left="2.01pt solid #000000" fo:border-right="none" fo:border-top="2.01pt solid #000000" style:vertical-align="middle"/>
      <style:text-properties fo:font-size="10pt" style:font-size-asian="10pt" style:font-size-complex="10pt"/>
    </style:style>
    <style:style style:name="ce71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14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middle"/>
      <style:text-properties fo:font-size="10pt" style:font-size-asian="10pt" style:font-size-complex="10pt"/>
    </style:style>
    <style:style style:name="ce715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middle"/>
      <style:text-properties fo:font-size="10pt" style:font-size-asian="10pt" style:font-size-complex="10pt"/>
    </style:style>
    <style:style style:name="ce716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middle"/>
      <style:text-properties fo:font-size="10pt" style:font-size-asian="10pt" style:font-size-complex="10pt"/>
    </style:style>
    <style:style style:name="ce717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718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19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48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4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5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8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8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26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727" style:family="table-cell" style:parent-style-name="Default">
      <style:table-cell-properties fo:border-bottom="2.01pt solid #000000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728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29" style:family="table-cell" style:parent-style-name="Default">
      <style:table-cell-properties fo:border-bottom="none" fo:border-left="2.01pt solid #000000" fo:border-right="none" fo:border-top="none" style:vertical-align="middle"/>
    </style:style>
    <style:style style:name="ce298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99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732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0pt" style:font-size-asian="10pt" style:font-size-complex="10pt"/>
    </style:style>
    <style:style style:name="ce733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</style:style>
    <style:style style:name="ce302" style:family="table-cell" style:parent-style-name="Default">
      <style:table-cell-properties fo:border-bottom="2.01pt solid #000000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735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middle"/>
      <style:text-properties fo:font-size="9pt" style:font-size-asian="9pt" style:font-size-complex="9pt"/>
    </style:style>
    <style:style style:name="ce736" style:family="table-cell" style:parent-style-name="Default" style:data-style-name="N2">
      <style:table-cell-properties fo:border-bottom="0.99pt solid #000000" fo:background-color="transparent" fo:border-left="2.01pt solid #000000" fo:border-right="none" fo:border-top="none" style:vertical-align="middle"/>
      <style:text-properties fo:font-size="9pt" style:font-size-asian="9pt" style:font-size-complex="9pt"/>
    </style:style>
    <style:style style:name="ce305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738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39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0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308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41" style:family="table-cell" style:parent-style-name="Default">
      <style:table-cell-properties fo:border-bottom="0.99pt solid #000000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42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74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5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6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7" style:family="table-cell" style:parent-style-name="Default">
      <style:table-cell-properties fo:border-bottom="2.01pt solid #000000" fo:border-left="2.01pt solid #000000" fo:border-right="none" fo:border-top="none" style:vertical-align="middle"/>
    </style:style>
    <style:style style:name="ce748" style:family="table-cell" style:parent-style-name="Default">
      <style:table-cell-properties fo:border-bottom="0.99pt solid #000000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749" style:family="table-cell" style:parent-style-name="Default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50" style:family="table-cell" style:parent-style-name="Default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51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753" style:family="table-cell" style:parent-style-name="Default" style:data-style-name="N159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754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755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756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500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758" style:family="table-cell" style:parent-style-name="Default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490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91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92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93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763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color="#ff6633" fo:font-size="8pt" style:font-size-asian="8pt" style:font-size-complex="8pt"/>
    </style:style>
    <style:style style:name="ce764" style:family="table-cell" style:parent-style-name="Default">
      <style:table-cell-properties fo:border-bottom="2.01pt solid #000000" fo:border-left="0.06pt solid #000000" fo:border-right="0.06pt solid #000000" fo:border-top="none" style:vertical-align="middle"/>
      <style:text-properties fo:font-size="10pt" style:font-size-asian="10pt" style:font-size-complex="10pt"/>
    </style:style>
    <style:style style:name="ce765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66" style:family="table-cell" style:parent-style-name="Default">
      <style:table-cell-properties fo:border-bottom="none" fo:background-color="transparent" fo:border-left="none" fo:border-right="none" fo:border-top="0.99pt solid #000000" style:vertical-align="middle"/>
      <style:text-properties fo:font-size="10pt" style:font-size-asian="10pt" style:font-size-complex="10pt"/>
    </style:style>
    <style:style style:name="ce767" style:family="table-cell" style:parent-style-name="Default">
      <style:table-cell-properties fo:background-color="transparent" fo:border="none" style:vertical-align="middle"/>
      <style:text-properties fo:font-size="10pt" style:font-size-asian="10pt" style:font-size-complex="10pt"/>
    </style:style>
    <style:style style:name="ce768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769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770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77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9pt" style:font-size-asian="9pt" style:font-size-complex="9pt"/>
    </style:style>
    <style:style style:name="ce3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773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74" style:family="table-cell" style:parent-style-name="Default">
      <style:table-cell-properties fo:background-color="#ffff99" style:text-align-source="fix" style:repeat-content="false" fo:border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75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76" style:family="table-cell" style:parent-style-name="Default">
      <style:table-cell-properties fo:border-bottom="0.99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77" style:family="table-cell" style:parent-style-name="Default">
      <style:table-cell-properties fo:border="0.99pt solid #000000" style:vertical-align="middle"/>
      <style:text-properties fo:font-size="10pt" style:font-size-asian="10pt" style:font-size-complex="10pt"/>
    </style:style>
    <style:style style:name="ce778" style:family="table-cell" style:parent-style-name="Default">
      <style:table-cell-properties fo:border-bottom="2.01pt solid #000000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2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780" style:family="table-cell" style:parent-style-name="Default">
      <style:table-cell-properties fo:border-bottom="0.06pt solid #000000" fo:border-left="0.06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781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82" style:family="table-cell" style:parent-style-name="Default">
      <style:table-cell-properties fo:border-bottom="2.01pt solid #000000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783" style:family="table-cell" style:parent-style-name="Default">
      <style:table-cell-properties fo:border-bottom="2.01pt solid #000000" fo:border-left="2.01pt solid #000000" fo:border-right="0.99pt solid #000000" fo:border-top="none" style:vertical-align="middle"/>
      <style:text-properties fo:font-size="10pt" style:font-size-asian="10pt" style:font-size-complex="10pt"/>
    </style:style>
    <style:style style:name="ce784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785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786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87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88" style:family="table-cell" style:parent-style-name="Default" style:data-style-name="N159">
      <style:table-cell-properties fo:border-bottom="none" fo:background-color="transparent" fo:border-left="none" fo:border-right="none" fo:border-top="0.51pt solid #000000" style:vertical-align="middle"/>
      <style:text-properties fo:font-size="10pt" style:font-size-asian="10pt" style:font-size-complex="10pt"/>
    </style:style>
    <style:style style:name="ce789" style:family="table-cell" style:parent-style-name="Default" style:data-style-name="N159">
      <style:table-cell-properties fo:border-bottom="0.51pt solid #000000" fo:background-color="transparent" fo:border-left="none" fo:border-right="none" fo:border-top="none" style:vertical-align="middle"/>
      <style:text-properties fo:font-size="10pt" style:font-size-asian="10pt" style:font-size-complex="10pt"/>
    </style:style>
    <style:style style:name="ce790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middle"/>
      <style:text-properties fo:font-size="10pt" style:font-size-asian="10pt" style:font-size-complex="10pt"/>
    </style:style>
    <style:style style:name="ce495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792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496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7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8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9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97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98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799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800" style:family="table-cell" style:parent-style-name="Default" style:data-style-name="N124">
      <style:table-cell-properties fo:border-bottom="0.06pt solid #000000" fo:border-left="2.01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801" style:family="table-cell" style:parent-style-name="Default" style:data-style-name="N124">
      <style:table-cell-properties fo:border-bottom="2.01pt solid #000000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802" style:family="table-cell" style:parent-style-name="Default" style:data-style-name="N124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03" style:family="table-cell" style:parent-style-name="Default" style:data-style-name="N124">
      <style:table-cell-properties fo:border-bottom="0.99pt solid #000000" fo:background-color="#ffff99" fo:border-left="2.01pt solid #000000" fo:border-right="none" fo:border-top="2.01pt solid #000000" style:vertical-align="middle"/>
      <style:text-properties fo:font-size="10pt" style:font-size-asian="10pt" style:font-size-complex="10pt"/>
    </style:style>
    <style:style style:name="ce804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05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06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07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08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09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81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320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81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1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15" style:family="table-cell" style:parent-style-name="Default" style:data-style-name="N11">
      <style:table-cell-properties fo:border-bottom="0.06pt solid #000000" fo:border-left="0.06pt solid #000000" fo:border-right="2.01pt solid #000000" fo:border-top="2.01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816" style:family="table-cell" style:parent-style-name="Default" style:data-style-name="N11">
      <style:table-cell-properties fo:border-bottom="0.06pt solid #000000" fo:border-left="0.06pt solid #000000" fo:border-right="2.01pt solid #000000" fo:border-top="0.06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817" style:family="table-cell" style:parent-style-name="Default" style:data-style-name="N11">
      <style:table-cell-properties fo:border-bottom="2.01pt solid #000000" fo:border-left="0.06pt solid #000000" fo:border-right="2.01pt solid #000000" fo:border-top="0.06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818" style:family="table-cell" style:parent-style-name="Default">
      <style:table-cell-properties fo:border-bottom="2.01pt solid #000000" fo:border-left="0.99pt solid #000000" fo:border-right="0.99pt solid #000000" fo:border-top="none" style:vertical-align="middle"/>
      <style:text-properties fo:font-size="10pt" style:font-size-asian="10pt" style:font-size-complex="10pt"/>
    </style:style>
    <style:style style:name="ce819" style:family="table-cell" style:parent-style-name="Default" style:data-style-name="N0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820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82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822" style:family="table-cell" style:parent-style-name="Default" style:data-style-name="N0">
      <style:table-cell-properties fo:background-color="transparent" fo:border="0.99pt solid #000000" style:vertical-align="middle"/>
      <style:text-properties fo:font-size="10pt" style:font-size-asian="10pt" style:font-size-complex="10pt"/>
    </style:style>
    <style:style style:name="ce823" style:family="table-cell" style:parent-style-name="Default" style:data-style-name="N124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824" style:family="table-cell" style:parent-style-name="Default" style:data-style-name="N124">
      <style:table-cell-properties fo:border="0.99pt solid #000000" style:vertical-align="middle"/>
      <style:text-properties fo:font-size="10pt" style:font-size-asian="10pt" style:font-size-complex="10pt"/>
    </style:style>
    <style:style style:name="ce825" style:family="table-cell" style:parent-style-name="Default">
      <style:table-cell-properties fo:background-color="#ccffff" fo:border="2.01pt solid #000000" style:vertical-align="middle"/>
      <style:text-properties fo:font-size="10pt" style:font-size-asian="10pt" style:font-size-complex="10pt"/>
    </style:style>
    <style:style style:name="ce337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38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14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40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30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1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32" style:family="table-cell" style:parent-style-name="Default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833" style:family="table-cell" style:parent-style-name="Default" style:data-style-name="N161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834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middle"/>
      <style:text-properties fo:font-size="10pt" style:font-size-asian="10pt" style:font-size-complex="10pt"/>
    </style:style>
    <style:style style:name="ce501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2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503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04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39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40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41" style:family="table-cell" style:parent-style-name="Default" style:data-style-name="N1">
      <style:table-cell-properties fo:border-bottom="0.99pt solid #000000" fo:border-left="none" fo:border-right="none" fo:border-top="0.99pt solid #000000" style:vertical-align="middle"/>
      <style:text-properties fo:color="#eb613d" fo:font-size="10pt" style:font-size-asian="10pt" style:font-size-complex="10pt"/>
    </style:style>
    <style:style style:name="ce842" style:family="table-cell" style:parent-style-name="Default">
      <style:table-cell-properties fo:border-bottom="2.01pt solid #000000" fo:border-left="0.06pt solid #000000" fo:border-right="2.01pt solid #000000" fo:border-top="none" style:vertical-align="middle"/>
      <style:text-properties fo:font-size="10pt" style:font-size-asian="10pt" style:font-size-complex="10pt"/>
    </style:style>
    <style:style style:name="ce843" style:family="table-cell" style:parent-style-name="Default" style:data-style-name="N2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44" style:family="table-cell" style:parent-style-name="Default" style:data-style-name="N2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9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437" style:family="table-cell" style:parent-style-name="Default">
      <style:table-cell-properties fo:border-bottom="0.06pt solid #000000" fo:border-left="2.01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438" style:family="table-cell" style:parent-style-name="Default">
      <style:table-cell-properties fo:border-bottom="0.06pt solid #000000" fo:border-left="2.01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439" style:family="table-cell" style:parent-style-name="Default">
      <style:table-cell-properties fo:border-bottom="2.01pt solid #000000" fo:border-left="2.01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845" style:family="table-cell" style:parent-style-name="Default">
      <style:table-cell-properties fo:border-bottom="2.01pt solid #000000" fo:border-left="none" fo:border-right="none" fo:border-top="none" style:vertical-align="middle"/>
    </style:style>
    <style:style style:name="ce846" style:family="table-cell" style:parent-style-name="Default">
      <style:table-cell-properties fo:border-bottom="2.01pt solid #000000" fo:border-left="0.99pt solid #000000" fo:border-right="2.01pt solid #000000" fo:border-top="none" style:vertical-align="middle"/>
      <style:text-properties fo:font-size="10pt" style:font-size-asian="10pt" style:font-size-complex="10pt"/>
    </style:style>
    <style:style style:name="ce847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48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49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50" style:family="table-cell" style:parent-style-name="Default">
      <style:table-cell-properties fo:border-bottom="0.99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851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middle"/>
      <style:text-properties fo:color="#ff6633" fo:font-size="10pt" style:font-size-asian="10pt" style:font-size-complex="10pt"/>
    </style:style>
    <style:style style:name="ce445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middle"/>
      <style:text-properties fo:color="#ff6633"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853" style:family="table-cell" style:parent-style-name="Default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854" style:family="table-cell" style:parent-style-name="Default" style:data-style-name="N161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855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505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6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7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8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60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61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62" style:family="table-cell" style:parent-style-name="Default">
      <style:table-cell-properties fo:border-bottom="2.01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63" style:family="table-cell" style:parent-style-name="Default">
      <style:table-cell-properties fo:border-bottom="0.06pt solid #000000" fo:background-color="#ffff99" fo:border-left="none" fo:border-right="none" fo:border-top="none" style:vertical-align="middle"/>
      <style:text-properties fo:font-size="9pt" style:font-size-asian="9pt" style:font-size-complex="9pt"/>
    </style:style>
    <style:style style:name="ce89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93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9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49" style:family="table-cell" style:parent-style-name="Default" style:data-style-name="N4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50" style:family="table-cell" style:parent-style-name="Default" style:data-style-name="N4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51" style:family="table-cell" style:parent-style-name="Default" style:data-style-name="N4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64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middle"/>
      <style:text-properties fo:font-size="10pt" style:font-size-asian="10pt" style:font-size-complex="10pt"/>
    </style:style>
    <style:style style:name="ce865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middle"/>
      <style:text-properties fo:font-size="10pt" style:font-size-asian="10pt" style:font-size-complex="10pt"/>
    </style:style>
    <style:style style:name="ce866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middle"/>
      <style:text-properties fo:font-size="10pt" style:font-size-asian="10pt" style:font-size-complex="10pt"/>
    </style:style>
    <style:style style:name="ce867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69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91" style:family="table-cell" style:parent-style-name="Default">
      <style:table-cell-properties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70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98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72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873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874" style:family="table-cell" style:parent-style-name="Default">
      <style:table-cell-properties fo:background-color="#ccffff" fo:border="0.99pt solid #000000" style:vertical-align="middle"/>
      <style:text-properties fo:font-size="10pt" style:font-size-asian="10pt" style:font-size-complex="10pt"/>
    </style:style>
    <style:style style:name="ce87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size="10pt" style:font-size-asian="10pt" style:font-size-complex="10pt"/>
    </style:style>
    <style:style style:name="ce876" style:family="table-cell" style:parent-style-name="Default">
      <style:table-cell-properties style:vertical-align="middle"/>
      <style:text-properties style:font-name="Times New Roman1" fo:font-size="10pt" style:font-size-asian="10pt" style:font-size-complex="10pt"/>
    </style:style>
    <style:style style:name="ce689" style:family="table-cell" style:parent-style-name="Default" style:data-style-name="N160">
      <style:table-cell-properties fo:border-bottom="0.06pt solid #000000" fo:background-color="#ffff99" fo:border-left="none" fo:border-right="none" fo:border-top="none" style:vertical-align="middle"/>
      <style:text-properties fo:font-size="9pt" style:font-size-asian="9pt" style:font-size-complex="9pt"/>
    </style:style>
    <style:style style:name="ce881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525" style:family="table-cell" style:parent-style-name="Default">
      <style:table-cell-properties style:vertical-align="middle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710" style:family="table-cell" style:parent-style-name="Default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84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85" style:family="table-cell" style:parent-style-name="Default">
      <style:table-cell-properties fo:border-bottom="0.99pt solid #000000" fo:background-color="transparent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86" style:family="table-cell" style:parent-style-name="Default">
      <style:table-cell-properties fo:border-bottom="2.01pt solid #000000" fo:background-color="transparent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56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89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color="#008080" fo:font-size="8pt" style:font-size-asian="10pt" style:font-size-complex="10pt"/>
    </style:style>
    <style:style style:name="ce898" style:family="table-cell" style:parent-style-name="Default" style:data-style-name="N0">
      <style:table-cell-properties fo:border="0.99pt solid #000000" style:vertical-align="middle"/>
      <style:text-properties fo:font-size="10pt" style:font-size-asian="10pt" style:font-size-complex="10pt"/>
    </style:style>
    <style:style style:name="ce899" style:family="table-cell" style:parent-style-name="Default" style:data-style-name="N2">
      <style:table-cell-properties fo:border="0.99pt solid #000000" style:vertical-align="middle"/>
      <style:text-properties fo:font-size="10pt" style:font-size-asian="10pt" style:font-size-complex="10pt"/>
    </style:style>
    <style:style style:name="ce900" style:family="table-cell" style:parent-style-name="Default">
      <style:table-cell-properties fo:border-bottom="2.01pt solid #000000" fo:background-color="transparent" fo:border-left="none" fo:border-right="none" fo:border-top="none" style:vertical-align="middle"/>
      <style:text-properties fo:font-size="10pt" style:font-size-asian="10pt" style:font-size-complex="10pt"/>
    </style:style>
    <style:style style:name="ce901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902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903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904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905" style:family="table-cell" style:parent-style-name="Default">
      <style:table-cell-properties fo:border-bottom="0.99pt solid #000000" fo:background-color="#e6e6e6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906" style:family="table-cell" style:parent-style-name="Default">
      <style:table-cell-properties fo:border-bottom="2.01pt solid #000000" fo:background-color="#e6e6e6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642" style:family="table-cell" style:parent-style-name="Default">
      <style:table-cell-properties fo:border="none" style:vertical-align="middle"/>
    </style:style>
    <style:style style:name="ce791" style:family="table-cell" style:parent-style-name="Default" style:data-style-name="N157">
      <style:table-cell-properties fo:border-bottom="0.99pt solid #000000" fo:border-left="0.99pt solid #000000" fo:border-right="2.01pt solid #000000" fo:border-top="2.01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793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794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907" style:family="table-cell" style:parent-style-name="Default" style:data-style-name="N0">
      <style:table-cell-properties style:vertical-align="middle"/>
    </style:style>
    <style:style style:name="ce908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909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910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911" style:family="table-cell" style:parent-style-name="Default">
      <style:table-cell-properties fo:background-color="#ccffff" fo:border="2.01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912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913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914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9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916" style:family="table-cell" style:parent-style-name="Default">
      <style:table-cell-properties fo:border-bottom="2.01pt solid #000000" fo:background-color="transparent" fo:border-left="none" fo:border-right="none" fo:border-top="0.51pt solid #000000" style:vertical-align="middle"/>
      <style:text-properties fo:font-size="10pt" style:font-size-asian="10pt" style:font-size-complex="10pt"/>
    </style:style>
    <style:style style:name="ce917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 fo:margin-left="0mm"/>
      <style:text-properties fo:font-size="9pt" style:font-size-asian="9pt" style:font-size-complex="9pt"/>
    </style:style>
    <style:style style:name="ce918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919" style:family="table-cell" style:parent-style-name="Default">
      <style:table-cell-properties fo:border-bottom="none" fo:border-left="none" fo:border-right="2.01pt solid #000000" fo:border-top="none" style:vertical-align="middle"/>
    </style:style>
    <style:style style:name="ce920" style:family="table-cell" style:parent-style-name="Default">
      <style:table-cell-properties fo:border-bottom="2.01pt solid #000000" fo:border-left="none" fo:border-right="2.01pt solid #000000" fo:border-top="none" style:vertical-align="middle"/>
    </style:style>
    <style:style style:name="ce921" style:family="table-cell" style:parent-style-name="Default" style:data-style-name="N0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923" style:family="table-cell" style:parent-style-name="Default" style:data-style-name="N159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924" style:family="table-cell" style:parent-style-name="Default" style:data-style-name="N159">
      <style:table-cell-properties fo:border-bottom="0.06pt solid #000000" fo:background-color="#e6e6e6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925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926" style:family="table-cell" style:parent-style-name="Default" style:data-style-name="N159">
      <style:table-cell-properties fo:border-bottom="0.06pt solid #000000" fo:background-color="#e6e6e6" fo:border-left="none" fo:border-right="none" fo:border-top="none" style:vertical-align="middle"/>
      <style:text-properties fo:font-size="10pt" style:font-size-asian="10pt" style:font-size-complex="10pt"/>
    </style:style>
    <style:style style:name="ce927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middle"/>
      <style:text-properties fo:font-size="10pt" style:font-size-asian="10pt" style:font-size-complex="10pt"/>
    </style:style>
    <style:style style:name="ce928" style:family="table-cell" style:parent-style-name="Default" style:data-style-name="N161">
      <style:table-cell-properties fo:border-bottom="0.06pt solid #000000" fo:background-color="#e6e6e6" fo:border-left="none" fo:border-right="none" fo:border-top="none" style:vertical-align="middle"/>
      <style:text-properties fo:font-size="10pt" style:font-size-asian="10pt" style:font-size-complex="10pt"/>
    </style:style>
    <style:style style:name="ce929" style:family="table-cell" style:parent-style-name="Default">
      <style:table-cell-properties style:vertical-align="middle"/>
      <style:text-properties fo:color="#ff0000" fo:font-size="10pt" style:font-size-asian="10pt" style:font-size-complex="10pt"/>
    </style:style>
    <style:style style:name="ce930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931" style:family="table-cell" style:parent-style-name="Default" style:data-style-name="N159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2" style:family="table-cell" style:parent-style-name="Default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3" style:family="table-cell" style:parent-style-name="Default" style:data-style-name="N161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4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5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1009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10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11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12" style:family="table-cell" style:parent-style-name="Default" style:data-style-name="N0">
      <style:table-cell-properties fo:border-bottom="2.01pt solid #000000" fo:background-color="transparent" fo:border-left="none" fo:border-right="none" fo:border-top="none" style:vertical-align="middle"/>
      <style:text-properties fo:font-size="12pt" style:font-size-asian="12pt" style:font-size-complex="12pt"/>
    </style:style>
    <style:style style:name="ce1013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1014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016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6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9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0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10pt" style:font-size-asian="10pt" style:font-size-complex="10pt"/>
    </style:style>
    <style:style style:name="ce4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2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7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7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4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75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6" style:family="table-cell" style:parent-style-name="Default" style:data-style-name="N122">
      <style:table-cell-properties fo:border="0.06pt solid #000000" style:vertical-align="middle"/>
      <style:text-properties fo:font-size="10pt" style:font-size-asian="10pt" style:font-size-complex="10pt"/>
    </style:style>
    <style:style style:name="ce4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8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9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80" style:family="table-cell" style:parent-style-name="Default" style:data-style-name="N124">
      <style:table-cell-properties style:vertical-align="middle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481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258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482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1015" style:family="table-cell" style:parent-style-name="Default">
      <style:table-cell-properties fo:border="0.06pt solid #000000"/>
    </style:style>
    <style:style style:name="ce1020" style:family="table-cell" style:parent-style-name="Default" style:data-style-name="N1">
      <style:table-cell-properties fo:border="0.06pt solid #000000"/>
    </style:style>
    <style:style style:name="ce1019" style:family="table-cell" style:parent-style-name="Default">
      <style:table-cell-properties fo:border="0.06pt solid #000000"/>
      <style:text-properties style:font-name="Times New Roman" style:font-name-asian="Microsoft YaHei" style:font-name-complex="Mangal"/>
    </style:style>
    <style:style style:name="ce1017" style:family="table-cell" style:parent-style-name="Default">
      <style:table-cell-properties fo:border-bottom="none" fo:border-left="0.06pt solid #000000" fo:border-right="none" fo:border-top="none"/>
    </style:style>
    <style:style style:name="ce1018" style:family="table-cell" style:parent-style-name="Default">
      <style:table-cell-properties fo:border-bottom="0.06pt solid #000000" fo:border-left="0.06pt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3.87mm" svg:height="139.66mm" svg:x="15.42mm" svg:y="728.91mm">
            <draw:object draw:notify-on-update-of-ranges="Tables.I77:Tables.I82 Fluoro.H135:Fluoro.H135 Tables.J77:Tables.J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32.17mm" svg:height="129.73mm" svg:x="15.41mm" svg:y="2655.35mm">
            <draw:object draw:notify-on-update-of-ranges="Tables.R3:Tables.R50 Tables.S2:Tables.S2 Tables.S3:Tables.S50 Tables.R3:Tables.R50 Tables.T2:Tables.T2 Tables.T3:Tables.T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33.28mm" svg:height="143.38mm" svg:x="15.04mm" svg:y="2795.76m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32.17mm" svg:height="132.65mm" svg:x="16.2mm" svg:y="2985.81mm">
            <draw:object draw:notify-on-update-of-ranges="Tables.Z3:Tables.Z50 Tables.AA2:Tables.AA2 Tables.AA3:Tables.AA50 Tables.Z3:Tables.Z50 Tables.AB2:Tables.AB2 Tables.AB3:Tables.AB5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33.28mm" svg:height="143.88mm" svg:x="15.55mm" svg:y="3129.85m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32.28mm" svg:height="139.48mm" svg:x="15.93mm" svg:y="3314.5mm"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228.57mm" svg:height="139.5mm" svg:x="17.78mm" svg:y="3463.95mm"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467"/>
        <table:table-column table:style-name="co2" table:number-columns-repeated="11" table:default-cell-style-name="ce467"/>
        <table:table-column table:style-name="co3" table:default-cell-style-name="ce467"/>
        <table:table-column table:style-name="co2" table:number-columns-repeated="12" table:default-cell-style-name="ce467"/>
        <table:table-column table:style-name="co2" table:default-cell-style-name="ce434"/>
        <table:table-column table:style-name="co2" table:number-columns-repeated="997" table:default-cell-style-name="ce467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05"/>
          <table:table-cell table:style-name="ce398" table:number-columns-repeated="10"/>
          <table:table-cell table:style-name="ce331"/>
          <table:table-cell/>
          <table:table-cell table:style-name="ce709" office:value-type="string" calcext:value-type="string">
            <text:p>Revision 1.3-20180816</text:p>
          </table:table-cell>
          <table:table-cell table:style-name="ce494" table:number-columns-repeated="9"/>
          <table:table-cell table:style-name="ce509"/>
          <table:table-cell/>
          <table:table-cell table:style-name="ce922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79"/>
          <table:table-cell table:number-columns-repeated="5"/>
          <table:table-cell table:style-name="ce644" office:value-type="string" calcext:value-type="string">
            <text:p>Medical University of South Carolina</text:p>
          </table:table-cell>
          <table:table-cell table:number-columns-repeated="4"/>
          <table:table-cell table:style-name="ce686"/>
          <table:table-cell/>
          <table:table-cell table:style-name="ce488"/>
          <table:table-cell table:number-columns-repeated="4"/>
          <table:table-cell table:style-name="ce644" office:value-type="string" calcext:value-type="string">
            <text:p>Medical University of South Carolina</text:p>
          </table:table-cell>
          <table:table-cell table:number-columns-repeated="4"/>
          <table:table-cell table:style-name="ce490"/>
          <table:table-cell/>
          <table:table-cell table:style-name="ce923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79"/>
          <table:table-cell table:number-columns-repeated="5"/>
          <table:table-cell table:style-name="ce644" office:value-type="string" calcext:value-type="string">
            <text:p>Charleston, South Carolina</text:p>
          </table:table-cell>
          <table:table-cell table:number-columns-repeated="4"/>
          <table:table-cell table:style-name="ce686"/>
          <table:table-cell/>
          <table:table-cell table:style-name="ce488"/>
          <table:table-cell table:number-columns-repeated="4"/>
          <table:table-cell table:style-name="ce644" office:value-type="string" calcext:value-type="string">
            <text:p>Charleston, South Carolina</text:p>
          </table:table-cell>
          <table:table-cell table:number-columns-repeated="4"/>
          <table:table-cell table:style-name="ce490"/>
          <table:table-cell/>
          <table:table-cell table:style-name="ce924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All:</text:p>
          </table:table-cell>
          <table:table-cell table:style-name="ce544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5"/>
          <table:table-cell table:style-name="ce644" office:value-type="string" calcext:value-type="string">
            <text:p>Fluoroscopy System Compliance Inspection</text:p>
          </table:table-cell>
          <table:table-cell table:number-columns-repeated="4"/>
          <table:table-cell table:style-name="ce686"/>
          <table:table-cell/>
          <table:table-cell table:style-name="ce488"/>
          <table:table-cell table:number-columns-repeated="4"/>
          <table:table-cell table:style-name="ce644" office:value-type="string" calcext:value-type="string">
            <text:p>Fluoroscopy System Compliance Inspection</text:p>
          </table:table-cell>
          <table:table-cell table:number-columns-repeated="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table:style-name="ce528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753"/>
          <table:table-cell table:style-name="ce788"/>
          <table:table-cell table:number-columns-repeated="5"/>
          <table:table-cell office:value-type="string" calcext:value-type="string">
            <text:p>Inspector:</text:p>
          </table:table-cell>
          <table:table-cell table:style-name="ce832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758" office:value-type="string" calcext:value-type="string">
            <text:p>Eugene Mah</text:p>
          </table:table-cell>
          <table:table-cell/>
          <table:table-cell office:value-type="string" calcext:value-type="string">
            <text:p>Print Area</text:p>
          </table:table-cell>
          <table:table-cell table:style-name="ce925"/>
          <table:table-cell table:style-name="ce929" table:formula="of:=IF([.AB7]&lt;&gt;[.AD7];&quot;Change&quot;;&quot;&quot;)" office:value-type="string" office:string-value="Change" calcext:value-type="string">
            <text:p>Change</text:p>
          </table:table-cell>
          <table:table-cell table:style-name="ce930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number-columns-repeated="6"/>
          <table:table-cell table:style-name="ce645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754" table:formula="of:=IF([.AB8]=&quot;&quot;;&quot;&quot;;[.AB8])">
            <text:p/>
          </table:table-cell>
          <table:table-cell table:style-name="ce789"/>
          <table:table-cell table:number-columns-repeated="2"/>
          <table:table-cell table:style-name="ce645" office:value-type="string" calcext:value-type="string">
            <text:p>System Information</text:p>
          </table:table-cell>
          <table:table-cell table:number-columns-repeated="2"/>
          <table:table-cell table:style-name="ce900" table:number-columns-repeated="2"/>
          <table:table-cell table:style-name="ce916"/>
          <table:table-cell/>
          <table:table-cell office:value-type="string" calcext:value-type="string">
            <text:p>Date</text:p>
          </table:table-cell>
          <table:table-cell table:style-name="ce926"/>
          <table:table-cell table:style-name="ce929" table:formula="of:=IF([.AB8]&lt;&gt;[.AD8];&quot;Change&quot;;&quot;&quot;)">
            <text:p/>
          </table:table-cell>
          <table:table-cell table:style-name="ce931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234"/>
          <table:table-cell table:style-name="ce15"/>
          <table:table-cell table:style-name="ce533" office:value-type="string" calcext:value-type="string">
            <text:p>Location</text:p>
          </table:table-cell>
          <table:table-cell table:style-name="ce15" table:number-columns-repeated="8"/>
          <table:table-cell table:style-name="ce688"/>
          <table:table-cell/>
          <table:table-cell table:style-name="ce712"/>
          <table:table-cell table:style-name="ce755" office:value-type="string" calcext:value-type="string">
            <text:p>Location</text:p>
          </table:table-cell>
          <table:table-cell table:style-name="ce494" table:number-columns-repeated="2"/>
          <table:table-cell table:style-name="ce853" office:value-type="string" calcext:value-type="string">
            <text:p>Input Changes Only</text:p>
          </table:table-cell>
          <table:table-cell table:style-name="ce494" table:number-columns-repeated="3"/>
          <table:table-cell table:style-name="ce853" office:value-type="string" calcext:value-type="string">
            <text:p>Input Changes Only</text:p>
          </table:table-cell>
          <table:table-cell table:style-name="ce494"/>
          <table:table-cell table:style-name="ce509"/>
          <table:table-cell/>
          <table:table-cell office:value-type="string" calcext:value-type="string">
            <text:p>Inspector</text:p>
          </table:table-cell>
          <table:table-cell table:style-name="ce927"/>
          <table:table-cell table:style-name="ce929" table:formula="of:=IF([.AB9]&lt;&gt;[.AD9];&quot;Change&quot;;&quot;&quot;)" office:value-type="string" office:string-value="Change" calcext:value-type="string">
            <text:p>Change</text:p>
          </table:table-cell>
          <table:table-cell table:style-name="ce932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Facility:</text:p>
          </table:table-cell>
          <table:table-cell table:style-name="ce131" table:formula="of:=IF([.R10]=&quot;&quot;;&quot;&quot;;[.R10])" table:number-columns-spanned="2" table:number-rows-spanned="1">
            <text:p/>
          </table:table-cell>
          <table:covered-table-cell table:style-name="ce619"/>
          <table:table-cell table:style-name="ce97" table:number-columns-repeated="2"/>
          <table:table-cell table:style-name="ce564" office:value-type="string" calcext:value-type="string">
            <text:p>Site Number:</text:p>
          </table:table-cell>
          <table:table-cell table:style-name="ce601" table:formula="of:=IF([.V10]=&quot;&quot;;&quot;&quot;;[.V10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Facility:</text:p>
          </table:table-cell>
          <table:table-cell table:style-name="ce832" table:formula="of:=IF([.S10]&lt;&gt;&quot;&quot;;[.S10];IF([.AB10]=&quot;&quot;;&quot;&quot;;[.AB10]))">
            <text:p/>
          </table:table-cell>
          <table:table-cell table:style-name="ce758"/>
          <table:table-cell/>
          <table:table-cell table:style-name="ce434" office:value-type="string" calcext:value-type="string">
            <text:p>Site Number:</text:p>
          </table:table-cell>
          <table:table-cell table:style-name="ce832" table:formula="of:=IF([.W10]&lt;&gt;&quot;&quot;;[.W10];IF([.AB15]=&quot;&quot;;&quot;&quot;;[.AB15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Facility:</text:p>
          </table:table-cell>
          <table:table-cell table:style-name="ce927"/>
          <table:table-cell table:style-name="ce929" table:formula="of:=IF([.AB10]&lt;&gt;[.AD10];&quot;Change&quot;;&quot;&quot;)">
            <text:p/>
          </table:table-cell>
          <table:table-cell table:style-name="ce932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Department:</text:p>
          </table:table-cell>
          <table:table-cell table:style-name="ce133" table:formula="of:=IF([.R11]=&quot;&quot;;&quot;&quot;;[.R11])" table:number-columns-spanned="2" table:number-rows-spanned="1">
            <text:p/>
          </table:table-cell>
          <table:covered-table-cell table:style-name="ce84"/>
          <table:table-cell table:style-name="ce97" table:number-columns-repeated="2"/>
          <table:table-cell table:style-name="ce564" office:value-type="string" calcext:value-type="string">
            <text:p>Authorized Use:</text:p>
          </table:table-cell>
          <table:table-cell table:style-name="ce133" table:formula="of:=IF([.V11]=&quot;&quot;;&quot;&quot;;[.V11])" table:number-columns-spanned="2" table:number-rows-spanned="1">
            <text:p/>
          </table:table-cell>
          <table:covered-table-cell table:style-name="ce133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Department:</text:p>
          </table:table-cell>
          <table:table-cell table:style-name="ce832" table:formula="of:=IF([.S11]&lt;&gt;&quot;&quot;;[.S11];IF([.AB11]=&quot;&quot;;&quot;&quot;;[.AB11]))">
            <text:p/>
          </table:table-cell>
          <table:table-cell table:style-name="ce758"/>
          <table:table-cell/>
          <table:table-cell table:style-name="ce434" office:value-type="string" calcext:value-type="string">
            <text:p>Authorized Use:</text:p>
          </table:table-cell>
          <table:table-cell table:style-name="ce832" table:formula="of:=IF([.W11]&lt;&gt;&quot;&quot;;[.W11];IF([.AB16]=&quot;&quot;;&quot;&quot;;[.AB16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Department:</text:p>
          </table:table-cell>
          <table:table-cell table:style-name="ce927"/>
          <table:table-cell table:style-name="ce929" table:formula="of:=IF([.AB11]&lt;&gt;[.AD11];&quot;Change&quot;;&quot;&quot;)">
            <text:p/>
          </table:table-cell>
          <table:table-cell table:style-name="ce932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Area/Division:</text:p>
          </table:table-cell>
          <table:table-cell table:style-name="ce133" table:formula="of:=IF([.R12]=&quot;&quot;;&quot;&quot;;[.R12])" table:number-columns-spanned="2" table:number-rows-spanned="1">
            <text:p/>
          </table:table-cell>
          <table:covered-table-cell table:style-name="ce84"/>
          <table:table-cell table:style-name="ce97" table:number-columns-repeated="2"/>
          <table:table-cell table:style-name="ce564" office:value-type="string" calcext:value-type="string">
            <text:p>Date of Installation:</text:p>
          </table:table-cell>
          <table:table-cell table:style-name="ce180" table:formula="of:=IF([.V12]=&quot;&quot;;&quot;&quot;;[.V12])" table:number-columns-spanned="2" table:number-rows-spanned="1">
            <text:p/>
          </table:table-cell>
          <table:covered-table-cell table:style-name="ce133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Area/Division:</text:p>
          </table:table-cell>
          <table:table-cell table:style-name="ce832" table:formula="of:=IF([.S12]&lt;&gt;&quot;&quot;;[.S12];IF([.AB12]=&quot;&quot;;&quot;&quot;;[.AB12]))">
            <text:p/>
          </table:table-cell>
          <table:table-cell table:style-name="ce758"/>
          <table:table-cell/>
          <table:table-cell table:style-name="ce434" office:value-type="string" calcext:value-type="string">
            <text:p>Date of Installation:</text:p>
          </table:table-cell>
          <table:table-cell table:style-name="ce833" table:formula="of:=IF([.W12]&lt;&gt;&quot;&quot;;[.W12];IF([.AB17]=&quot;&quot;;&quot;&quot;;[.AB17]))">
            <text:p/>
          </table:table-cell>
          <table:table-cell table:style-name="ce854"/>
          <table:table-cell/>
          <table:table-cell table:style-name="ce490"/>
          <table:table-cell/>
          <table:table-cell office:value-type="string" calcext:value-type="string">
            <text:p>Area/Division:</text:p>
          </table:table-cell>
          <table:table-cell table:style-name="ce927"/>
          <table:table-cell table:style-name="ce929" table:formula="of:=IF([.AB12]&lt;&gt;[.AD12];&quot;Change&quot;;&quot;&quot;)">
            <text:p/>
          </table:table-cell>
          <table:table-cell table:style-name="ce932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urvey ID:</text:p>
          </table:table-cell>
          <table:table-cell table:style-name="ce104" table:formula="of:=IF([.R13]=&quot;&quot;;&quot;&quot;;[.R13])" table:number-columns-spanned="2" table:number-rows-spanned="1">
            <text:p/>
          </table:table-cell>
          <table:covered-table-cell table:style-name="ce84"/>
          <table:table-cell table:style-name="ce97" table:number-columns-repeated="2"/>
          <table:table-cell table:style-name="ce564" office:value-type="string" calcext:value-type="string">
            <text:p>Number of X-ray Tubes:</text:p>
          </table:table-cell>
          <table:table-cell table:style-name="ce104" table:formula="of:=IF([.V13]=&quot;&quot;;&quot;&quot;;[.V13])" table:number-columns-spanned="2" table:number-rows-spanned="1">
            <text:p/>
          </table:table-cell>
          <table:covered-table-cell table:style-name="ce133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urvey ID:</text:p>
          </table:table-cell>
          <table:table-cell table:style-name="ce495" table:formula="of:=IF([.S13]&lt;&gt;&quot;&quot;;[.S13];IF([.AB13]=&quot;&quot;;&quot;&quot;;[.AB13]))">
            <text:p/>
          </table:table-cell>
          <table:table-cell table:style-name="ce500"/>
          <table:table-cell/>
          <table:table-cell table:style-name="ce434" office:value-type="string" calcext:value-type="string">
            <text:p>Number of X-ray Tubes:</text:p>
          </table:table-cell>
          <table:table-cell table:style-name="ce495" table:formula="of:=IF([.W13]&lt;&gt;&quot;&quot;;[.W13];IF([.AB18]=&quot;&quot;;&quot;&quot;;[.AB18]))">
            <text:p/>
          </table:table-cell>
          <table:table-cell table:style-name="ce500"/>
          <table:table-cell/>
          <table:table-cell table:style-name="ce490"/>
          <table:table-cell/>
          <table:table-cell office:value-type="string" calcext:value-type="string">
            <text:p>Survey ID:</text:p>
          </table:table-cell>
          <table:table-cell table:style-name="ce927"/>
          <table:table-cell table:style-name="ce929" table:formula="of:=IF([.AB13]&lt;&gt;[.AD13];&quot;Change&quot;;&quot;&quot;)">
            <text:p/>
          </table:table-cell>
          <table:table-cell table:style-name="ce932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242"/>
          <table:table-cell table:style-name="ce408"/>
          <table:table-cell table:style-name="ce97" table:number-columns-repeated="9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Room Number:</text:p>
          </table:table-cell>
          <table:table-cell table:style-name="ce832" table:formula="of:=IF([.S14]&lt;&gt;&quot;&quot;;[.S14];IF([.AB14]=&quot;&quot;;&quot;&quot;;[.AB14]))">
            <text:p/>
          </table:table-cell>
          <table:table-cell table:style-name="ce758"/>
          <table:table-cell/>
          <table:table-cell table:style-name="ce434" office:value-type="string" calcext:value-type="string">
            <text:p>Accession Number:</text:p>
          </table:table-cell>
          <table:table-cell table:style-name="ce495" table:formula="of:=IF([.W14]&lt;&gt;&quot;&quot;;[.W14];IF([.AB19]=&quot;&quot;;&quot;&quot;;[.AB19]))">
            <text:p/>
          </table:table-cell>
          <table:table-cell table:style-name="ce500"/>
          <table:table-cell/>
          <table:table-cell table:style-name="ce490"/>
          <table:table-cell/>
          <table:table-cell office:value-type="string" calcext:value-type="string">
            <text:p>Room Number:</text:p>
          </table:table-cell>
          <table:table-cell table:style-name="ce927"/>
          <table:table-cell table:style-name="ce929" table:formula="of:=IF([.AB14]&lt;&gt;[.AD14];&quot;Change&quot;;&quot;&quot;)">
            <text:p/>
          </table:table-cell>
          <table:table-cell table:style-name="ce932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242"/>
          <table:table-cell table:style-name="ce408"/>
          <table:table-cell table:style-name="ce534" office:value-type="string" calcext:value-type="string">
            <text:p>X-Ray Generator</text:p>
          </table:table-cell>
          <table:table-cell table:style-name="ce97" table:number-columns-repeated="8"/>
          <table:table-cell table:style-name="ce335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Site Number:</text:p>
          </table:table-cell>
          <table:table-cell table:style-name="ce927"/>
          <table:table-cell table:style-name="ce929" table:formula="of:=IF([.AB15]&lt;&gt;[.AD15];&quot;Change&quot;;&quot;&quot;)">
            <text:p/>
          </table:table-cell>
          <table:table-cell table:style-name="ce932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131" table:formula="of:=IF([.R17]=&quot;&quot;;&quot;&quot;;[.R17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Manufacture Date:</text:p>
          </table:table-cell>
          <table:table-cell table:style-name="ce602" table:formula="of:=IF([.V17]=&quot;&quot;;&quot;&quot;;[.V17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 table:style-name="ce756" office:value-type="string" calcext:value-type="string">
            <text:p>X-Ray Generator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Authorized Use:</text:p>
          </table:table-cell>
          <table:table-cell table:style-name="ce927"/>
          <table:table-cell table:style-name="ce929" table:formula="of:=IF([.AB16]&lt;&gt;[.AD16];&quot;Change&quot;;&quot;&quot;)">
            <text:p/>
          </table:table-cell>
          <table:table-cell table:style-name="ce932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131" table:formula="of:=IF([.R18]=&quot;&quot;;&quot;&quot;;[.R18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Serial Number:</text:p>
          </table:table-cell>
          <table:table-cell table:style-name="ce601" table:formula="of:=IF([.V18]=&quot;&quot;;&quot;&quot;;[.V18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832" table:formula="of:=IF([.S17]&lt;&gt;&quot;&quot;;[.S17];IF([.AB21]=&quot;&quot;;&quot;&quot;;[.AB21]))">
            <text:p/>
          </table:table-cell>
          <table:table-cell table:style-name="ce758"/>
          <table:table-cell/>
          <table:table-cell table:style-name="ce434" office:value-type="string" calcext:value-type="string">
            <text:p>Manufacture Date:</text:p>
          </table:table-cell>
          <table:table-cell table:style-name="ce833" table:formula="of:=IF([.W17]&lt;&gt;&quot;&quot;;[.W17];IF([.AB24]=&quot;&quot;;&quot;&quot;;[.AB24]))">
            <text:p/>
          </table:table-cell>
          <table:table-cell table:style-name="ce854"/>
          <table:table-cell/>
          <table:table-cell table:style-name="ce490"/>
          <table:table-cell/>
          <table:table-cell office:value-type="string" calcext:value-type="string">
            <text:p>Date of Installation:</text:p>
          </table:table-cell>
          <table:table-cell table:style-name="ce928"/>
          <table:table-cell table:style-name="ce929" table:formula="of:=IF([.AB17]&lt;&gt;[.AD17];&quot;Change&quot;;&quot;&quot;)">
            <text:p/>
          </table:table-cell>
          <table:table-cell table:style-name="ce933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x kVp:</text:p>
          </table:table-cell>
          <table:table-cell table:style-name="ce601" table:formula="of:=IF([.R19]=&quot;&quot;;&quot;&quot;;[.R19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Max mA:</text:p>
          </table:table-cell>
          <table:table-cell table:style-name="ce601" table:formula="of:=IF([.V19]=&quot;&quot;;&quot;&quot;;[.V19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832" table:formula="of:=IF([.S18]&lt;&gt;&quot;&quot;;[.S18];IF([.AB22]=&quot;&quot;;&quot;&quot;;[.AB22]))">
            <text:p/>
          </table:table-cell>
          <table:table-cell table:style-name="ce75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W18]&lt;&gt;&quot;&quot;;[.W18];IF([.AB25]=&quot;&quot;;&quot;&quot;;[.AB25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Number of X-ray Tubes:</text:p>
          </table:table-cell>
          <table:table-cell table:style-name="ce927"/>
          <table:table-cell table:style-name="ce929" table:formula="of:=IF([.AB18]&lt;&gt;[.AD18];&quot;Change&quot;;&quot;&quot;)">
            <text:p/>
          </table:table-cell>
          <table:table-cell table:style-name="ce932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242"/>
          <table:table-cell table:style-name="ce408"/>
          <table:table-cell table:style-name="ce97" table:number-columns-repeated="6"/>
          <table:table-cell table:style-name="ce564" office:value-type="string" calcext:value-type="string">
            <text:p>Software Version:</text:p>
          </table:table-cell>
          <table:table-cell table:style-name="ce601" table:formula="of:=IF([.V20]=&quot;&quot;;&quot;&quot;;[.V20])" table:number-columns-spanned="2" table:number-rows-spanned="1">
            <text:p/>
          </table:table-cell>
          <table:covered-table-cell table:style-name="ce97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x kVp:</text:p>
          </table:table-cell>
          <table:table-cell table:style-name="ce495" table:formula="of:=IF([.S19]&lt;&gt;&quot;&quot;;[.S19];IF([.AB23]=&quot;&quot;;&quot;&quot;;[.AB23]))">
            <text:p/>
          </table:table-cell>
          <table:table-cell table:style-name="ce758"/>
          <table:table-cell/>
          <table:table-cell table:style-name="ce434" office:value-type="string" calcext:value-type="string">
            <text:p>Max mA:</text:p>
          </table:table-cell>
          <table:table-cell table:style-name="ce495" table:formula="of:=IF([.W19]&lt;&gt;&quot;&quot;;[.W19];IF([.AB26]=&quot;&quot;;&quot;&quot;;[.AB26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Accesssion Number:</text:p>
          </table:table-cell>
          <table:table-cell table:style-name="ce927"/>
          <table:table-cell table:style-name="ce929" table:formula="of:=IF([.AB19]&lt;&gt;[.AD19];&quot;Change&quot;;&quot;&quot;)">
            <text:p/>
          </table:table-cell>
          <table:table-cell table:style-name="ce932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242"/>
          <table:table-cell table:style-name="ce408"/>
          <table:table-cell table:style-name="ce534" office:value-type="string" calcext:value-type="string">
            <text:p>X-Ray Tube 1</text:p>
          </table:table-cell>
          <table:table-cell table:style-name="ce97" table:number-columns-repeated="5"/>
          <table:table-cell table:style-name="ce427" table:number-columns-repeated="3"/>
          <table:table-cell table:style-name="ce335"/>
          <table:table-cell/>
          <table:table-cell table:style-name="ce488"/>
          <table:table-cell table:number-columns-repeated="5"/>
          <table:table-cell table:style-name="ce434" office:value-type="string" calcext:value-type="string">
            <text:p>Software Version:</text:p>
          </table:table-cell>
          <table:table-cell table:style-name="ce495" table:formula="of:=IF([.W20]&lt;&gt;&quot;&quot;;[.W20];IF([.AB27]=&quot;&quot;;&quot;&quot;;[.AB27]))">
            <text:p/>
          </table:table-cell>
          <table:table-cell table:style-name="ce758"/>
          <table:table-cell/>
          <table:table-cell table:style-name="ce490"/>
          <table:table-cell/>
          <table:table-cell table:style-name="ce528" office:value-type="string" calcext:value-type="string">
            <text:p>X-Ray Generator</text:p>
          </table:table-cell>
          <table:table-cell table:number-columns-repeated="997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Tube Designation/Use:</text:p>
          </table:table-cell>
          <table:table-cell table:style-name="ce131" table:formula="of:=IF([.R22]=&quot;&quot;;&quot;&quot;;[.R22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672" office:value-type="string" calcext:value-type="string">
            <text:p>Focal Spot Sizes (mm)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 table:style-name="ce756" office:value-type="string" calcext:value-type="string">
            <text:p>X-Ray Tube 1</text:p>
          </table:table-cell>
          <table:table-cell table:number-columns-repeated="4"/>
          <table:table-cell table:style-name="ce427" table:number-columns-repeated="3"/>
          <table:table-cell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21]&lt;&gt;[.AD21];&quot;Change&quot;;&quot;&quot;)">
            <text:p/>
          </table:table-cell>
          <table:table-cell table:style-name="ce932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 Date:</text:p>
          </table:table-cell>
          <table:table-cell table:style-name="ce602" table:formula="of:=IF([.R23]=&quot;&quot;;&quot;&quot;;[.R23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Large:</text:p>
          </table:table-cell>
          <table:table-cell table:style-name="ce131" table:formula="of:=IF([.V23]=&quot;&quot;;&quot;&quot;;[.V23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Tube Designation/Use:</text:p>
          </table:table-cell>
          <table:table-cell table:style-name="ce832" table:formula="of:=IF([.S22]&lt;&gt;&quot;&quot;;[.S22];IF([.AB29]=&quot;&quot;;&quot;&quot;;[.AB29]))">
            <text:p/>
          </table:table-cell>
          <table:table-cell table:style-name="ce758"/>
          <table:table-cell/>
          <table:table-cell table:style-name="ce573" office:value-type="string" calcext:value-type="string">
            <text:p>Focal Spot Sizes (mm)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22]&lt;&gt;[.AD22];&quot;Change&quot;;&quot;&quot;)">
            <text:p/>
          </table:table-cell>
          <table:table-cell table:style-name="ce932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242"/>
          <table:table-cell table:style-name="ce408"/>
          <table:table-cell table:style-name="ce534" office:value-type="string" calcext:value-type="string">
            <text:p>Insert</text:p>
          </table:table-cell>
          <table:table-cell table:style-name="ce97" table:number-columns-repeated="5"/>
          <table:table-cell table:style-name="ce564" office:value-type="string" calcext:value-type="string">
            <text:p>Small:</text:p>
          </table:table-cell>
          <table:table-cell table:style-name="ce131" table:formula="of:=IF([.V24]=&quot;&quot;;&quot;&quot;;[.V24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 Date:</text:p>
          </table:table-cell>
          <table:table-cell table:style-name="ce833" table:formula="of:=IF([.S23]&lt;&gt;&quot;&quot;;[.S23];IF([.AB30]=&quot;&quot;;&quot;&quot;;[.AB30]))">
            <text:p/>
          </table:table-cell>
          <table:table-cell table:style-name="ce854"/>
          <table:table-cell/>
          <table:table-cell table:style-name="ce434" office:value-type="string" calcext:value-type="string">
            <text:p>Large:</text:p>
          </table:table-cell>
          <table:table-cell table:style-name="ce832" table:formula="of:=IF([.W23]&lt;&gt;&quot;&quot;;[.W23];IF([.AB37]=&quot;&quot;;&quot;&quot;;[.AB37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Max kVp:</text:p>
          </table:table-cell>
          <table:table-cell table:style-name="ce927"/>
          <table:table-cell table:style-name="ce929" table:formula="of:=IF([.AB23]&lt;&gt;[.AD23];&quot;Change&quot;;&quot;&quot;)">
            <text:p/>
          </table:table-cell>
          <table:table-cell table:style-name="ce932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25]=&quot;&quot;;&quot;&quot;;[.R25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Micro:</text:p>
          </table:table-cell>
          <table:table-cell table:style-name="ce131" table:formula="of:=IF([.V25]=&quot;&quot;;&quot;&quot;;[.V25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 table:style-name="ce756" office:value-type="string" calcext:value-type="string">
            <text:p>Insert</text:p>
          </table:table-cell>
          <table:table-cell table:number-columns-repeated="4"/>
          <table:table-cell table:style-name="ce434" office:value-type="string" calcext:value-type="string">
            <text:p>Small:</text:p>
          </table:table-cell>
          <table:table-cell table:style-name="ce832" table:formula="of:=IF([.W24]&lt;&gt;&quot;&quot;;[.W24];IF([.AB38]=&quot;&quot;;&quot;&quot;;[.AB38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Manufacture Date:</text:p>
          </table:table-cell>
          <table:table-cell table:style-name="ce928"/>
          <table:table-cell table:style-name="ce929" table:formula="of:=IF([.AB24]&lt;&gt;[.AD24];&quot;Change&quot;;&quot;&quot;)">
            <text:p/>
          </table:table-cell>
          <table:table-cell table:style-name="ce933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26]=&quot;&quot;;&quot;&quot;;[.R26])" table:number-columns-spanned="2" table:number-rows-spanned="1">
            <text:p/>
          </table:table-cell>
          <table:covered-table-cell table:style-name="ce13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25]&lt;&gt;&quot;&quot;;[.S25];IF([.AB31]=&quot;&quot;;&quot;&quot;;[.AB31]))">
            <text:p/>
          </table:table-cell>
          <table:table-cell table:style-name="ce758"/>
          <table:table-cell/>
          <table:table-cell table:style-name="ce434" office:value-type="string" calcext:value-type="string">
            <text:p>Micro:</text:p>
          </table:table-cell>
          <table:table-cell table:style-name="ce832" table:formula="of:=IF([.W25]&lt;&gt;&quot;&quot;;[.W25];IF([.AB39]=&quot;&quot;;&quot;&quot;;[.AB39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25]&lt;&gt;[.AD25];&quot;Change&quot;;&quot;&quot;)">
            <text:p/>
          </table:table-cell>
          <table:table-cell table:style-name="ce932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27]=&quot;&quot;;&quot;&quot;;[.R27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34" office:value-type="string" calcext:value-type="string">
            <text:p>Filtration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26]&lt;&gt;&quot;&quot;;[.S26];IF([.AB32]=&quot;&quot;;&quot;&quot;;[.AB32]))">
            <text:p/>
          </table:table-cell>
          <table:table-cell table:style-name="ce500"/>
          <table:table-cell table:number-columns-repeated="5"/>
          <table:table-cell table:style-name="ce490"/>
          <table:table-cell/>
          <table:table-cell office:value-type="string" calcext:value-type="string">
            <text:p>Max mA:</text:p>
          </table:table-cell>
          <table:table-cell table:style-name="ce927"/>
          <table:table-cell table:style-name="ce929" table:formula="of:=IF([.AB26]&lt;&gt;[.AD26];&quot;Change&quot;;&quot;&quot;)">
            <text:p/>
          </table:table-cell>
          <table:table-cell table:style-name="ce932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242"/>
          <table:table-cell table:style-name="ce408"/>
          <table:table-cell table:style-name="ce534" office:value-type="string" calcext:value-type="string">
            <text:p>Housing</text:p>
          </table:table-cell>
          <table:table-cell table:style-name="ce97" table:number-columns-repeated="5"/>
          <table:table-cell table:style-name="ce564" office:value-type="string" calcext:value-type="string">
            <text:p>Inherent:</text:p>
          </table:table-cell>
          <table:table-cell table:style-name="ce131" table:formula="of:=IF([.V28]=&quot;&quot;;&quot;&quot;;[.V28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27]&lt;&gt;&quot;&quot;;[.S27];IF([.AB33]=&quot;&quot;;&quot;&quot;;[.AB33]))">
            <text:p/>
          </table:table-cell>
          <table:table-cell table:style-name="ce500"/>
          <table:table-cell/>
          <table:table-cell table:style-name="ce756" office:value-type="string" calcext:value-type="string">
            <text:p>Filtration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Software Version:</text:p>
          </table:table-cell>
          <table:table-cell table:style-name="ce927"/>
          <table:table-cell table:style-name="ce929" table:formula="of:=IF([.AB27]&lt;&gt;[.AD27];&quot;Change&quot;;&quot;&quot;)">
            <text:p/>
          </table:table-cell>
          <table:table-cell table:style-name="ce932" table:formula="of:=IF([.V20]=&quot;&quot;;&quot;&quot;;[.V2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29]=&quot;&quot;;&quot;&quot;;[.R29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Added:</text:p>
          </table:table-cell>
          <table:table-cell table:style-name="ce131" table:formula="of:=IF([.V29]=&quot;&quot;;&quot;&quot;;[.V29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 table:style-name="ce756" office:value-type="string" calcext:value-type="string">
            <text:p>Housing</text:p>
          </table:table-cell>
          <table:table-cell table:number-columns-repeated="4"/>
          <table:table-cell table:style-name="ce434" office:value-type="string" calcext:value-type="string">
            <text:p>Inherent:</text:p>
          </table:table-cell>
          <table:table-cell table:style-name="ce832" table:formula="of:=IF([.W28]&lt;&gt;&quot;&quot;;[.W28];IF([.AB40]=&quot;&quot;;&quot;&quot;;[.AB40]))">
            <text:p/>
          </table:table-cell>
          <table:table-cell table:style-name="ce758"/>
          <table:table-cell/>
          <table:table-cell table:style-name="ce490"/>
          <table:table-cell/>
          <table:table-cell table:style-name="ce756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30]=&quot;&quot;;&quot;&quot;;[.R30])" table:number-columns-spanned="2" table:number-rows-spanned="1">
            <text:p/>
          </table:table-cell>
          <table:covered-table-cell table:style-name="ce13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29]&lt;&gt;&quot;&quot;;[.S29];IF([.AB34]=&quot;&quot;;&quot;&quot;;[.AB34]))">
            <text:p/>
          </table:table-cell>
          <table:table-cell table:style-name="ce758"/>
          <table:table-cell/>
          <table:table-cell table:style-name="ce434" office:value-type="string" calcext:value-type="string">
            <text:p>Added:</text:p>
          </table:table-cell>
          <table:table-cell table:style-name="ce832" table:formula="of:=IF([.W29]&lt;&gt;&quot;&quot;;[.W29];IF([.AB41]=&quot;&quot;;&quot;&quot;;[.AB41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Tube Designation/Use:</text:p>
          </table:table-cell>
          <table:table-cell table:style-name="ce927"/>
          <table:table-cell table:style-name="ce929" table:formula="of:=IF([.AB29]&lt;&gt;[.AD29];&quot;Change&quot;;&quot;&quot;)">
            <text:p/>
          </table:table-cell>
          <table:table-cell table:style-name="ce932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31]=&quot;&quot;;&quot;&quot;;[.R31])" table:number-columns-spanned="2" table:number-rows-spanned="1">
            <text:p/>
          </table:table-cell>
          <table:covered-table-cell table:style-name="ce13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30]&lt;&gt;&quot;&quot;;[.S30];IF([.AB35]=&quot;&quot;;&quot;&quot;;[.AB35]))">
            <text:p/>
          </table:table-cell>
          <table:table-cell table:style-name="ce500"/>
          <table:table-cell/>
          <table:table-cell table:style-name="ce427"/>
          <table:table-cell table:number-columns-repeated="3"/>
          <table:table-cell table:style-name="ce490"/>
          <table:table-cell/>
          <table:table-cell office:value-type="string" calcext:value-type="string">
            <text:p>Manufacture Date:</text:p>
          </table:table-cell>
          <table:table-cell table:style-name="ce928"/>
          <table:table-cell table:style-name="ce929" table:formula="of:=IF([.AB30]&lt;&gt;[.AD30];&quot;Change&quot;;&quot;&quot;)">
            <text:p/>
          </table:table-cell>
          <table:table-cell table:style-name="ce933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242"/>
          <table:table-cell table:style-name="ce408"/>
          <table:table-cell table:style-name="ce97" table:number-columns-repeated="9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31]&lt;&gt;&quot;&quot;;[.S31];IF([.AB36]=&quot;&quot;;&quot;&quot;;[.AB36]))">
            <text:p/>
          </table:table-cell>
          <table:table-cell table:style-name="ce500"/>
          <table:table-cell/>
          <table:table-cell table:style-name="ce427"/>
          <table:table-cell table:number-columns-repeated="3"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31]&lt;&gt;[.AD31];&quot;Change&quot;;&quot;&quot;)">
            <text:p/>
          </table:table-cell>
          <table:table-cell table:style-name="ce932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242"/>
          <table:table-cell table:style-name="ce408"/>
          <table:table-cell table:style-name="ce534" office:value-type="string" calcext:value-type="string">
            <text:p>X-Ray Tube 2</text:p>
          </table:table-cell>
          <table:table-cell table:style-name="ce97" table:number-columns-repeated="8"/>
          <table:table-cell table:style-name="ce335"/>
          <table:table-cell/>
          <table:table-cell table:style-name="ce488"/>
          <table:table-cell table:number-columns-repeated="5"/>
          <table:table-cell table:style-name="ce427"/>
          <table:table-cell table:number-columns-repeated="3"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32]&lt;&gt;[.AD32];&quot;Change&quot;;&quot;&quot;)">
            <text:p/>
          </table:table-cell>
          <table:table-cell table:style-name="ce932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Tube Designation/Use:</text:p>
          </table:table-cell>
          <table:table-cell table:style-name="ce131" table:formula="of:=IF([.R34]=&quot;&quot;;&quot;&quot;;[.R34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672" office:value-type="string" calcext:value-type="string">
            <text:p>Focal Spot Sizes (mm)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 table:style-name="ce756" office:value-type="string" calcext:value-type="string">
            <text:p>X-Ray Tube 2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33]&lt;&gt;[.AD33];&quot;Change&quot;;&quot;&quot;)">
            <text:p/>
          </table:table-cell>
          <table:table-cell table:style-name="ce932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 Date:</text:p>
          </table:table-cell>
          <table:table-cell table:style-name="ce602" table:formula="of:=IF([.R35]=&quot;&quot;;&quot;&quot;;[.R35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Large:</text:p>
          </table:table-cell>
          <table:table-cell table:style-name="ce131" table:formula="of:=IF([.V35]=&quot;&quot;;&quot;&quot;;[.V35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Tube Designation/Use:</text:p>
          </table:table-cell>
          <table:table-cell table:style-name="ce832" table:formula="of:=IF([.S34]&lt;&gt;&quot;&quot;;[.S34];IF([.AB43]=&quot;&quot;;&quot;&quot;;[.AB43]))">
            <text:p/>
          </table:table-cell>
          <table:table-cell table:style-name="ce758"/>
          <table:table-cell/>
          <table:table-cell table:style-name="ce573" office:value-type="string" calcext:value-type="string">
            <text:p>Focal Spot Sizes (mm)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34]&lt;&gt;[.AD34];&quot;Change&quot;;&quot;&quot;)">
            <text:p/>
          </table:table-cell>
          <table:table-cell table:style-name="ce932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242"/>
          <table:table-cell table:style-name="ce408"/>
          <table:table-cell table:style-name="ce534" office:value-type="string" calcext:value-type="string">
            <text:p>Insert</text:p>
          </table:table-cell>
          <table:table-cell table:style-name="ce97" table:number-columns-repeated="5"/>
          <table:table-cell table:style-name="ce564" office:value-type="string" calcext:value-type="string">
            <text:p>Small:</text:p>
          </table:table-cell>
          <table:table-cell table:style-name="ce131" table:formula="of:=IF([.V36]=&quot;&quot;;&quot;&quot;;[.V36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 Date:</text:p>
          </table:table-cell>
          <table:table-cell table:style-name="ce833" table:formula="of:=IF([.S35]&lt;&gt;&quot;&quot;;[.S35];IF([.AB44]=&quot;&quot;;&quot;&quot;;[.AB44]))">
            <text:p/>
          </table:table-cell>
          <table:table-cell table:style-name="ce854"/>
          <table:table-cell/>
          <table:table-cell table:style-name="ce434" office:value-type="string" calcext:value-type="string">
            <text:p>Large:</text:p>
          </table:table-cell>
          <table:table-cell table:style-name="ce832" table:formula="of:=IF([.W35]&lt;&gt;&quot;&quot;;[.W35];IF([.AB51]=&quot;&quot;;&quot;&quot;;[.AB51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35]&lt;&gt;[.AD35];&quot;Change&quot;;&quot;&quot;)">
            <text:p/>
          </table:table-cell>
          <table:table-cell table:style-name="ce932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37]=&quot;&quot;;&quot;&quot;;[.R37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Micro:</text:p>
          </table:table-cell>
          <table:table-cell table:style-name="ce131" table:formula="of:=IF([.V37]=&quot;&quot;;&quot;&quot;;[.V37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 table:style-name="ce756" office:value-type="string" calcext:value-type="string">
            <text:p>Insert</text:p>
          </table:table-cell>
          <table:table-cell table:number-columns-repeated="4"/>
          <table:table-cell table:style-name="ce434" office:value-type="string" calcext:value-type="string">
            <text:p>Small:</text:p>
          </table:table-cell>
          <table:table-cell table:style-name="ce832" table:formula="of:=IF([.W36]&lt;&gt;&quot;&quot;;[.W36];IF([.AB52]=&quot;&quot;;&quot;&quot;;[.AB52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36]&lt;&gt;[.AD36];&quot;Change&quot;;&quot;&quot;)">
            <text:p/>
          </table:table-cell>
          <table:table-cell table:style-name="ce932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38]=&quot;&quot;;&quot;&quot;;[.R38])" table:number-columns-spanned="2" table:number-rows-spanned="1">
            <text:p/>
          </table:table-cell>
          <table:covered-table-cell table:style-name="ce13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37]&lt;&gt;&quot;&quot;;[.S37];IF([.AB45]=&quot;&quot;;&quot;&quot;;[.AB45]))">
            <text:p/>
          </table:table-cell>
          <table:table-cell table:style-name="ce758"/>
          <table:table-cell/>
          <table:table-cell table:style-name="ce434" office:value-type="string" calcext:value-type="string">
            <text:p>Micro:</text:p>
          </table:table-cell>
          <table:table-cell table:style-name="ce832" table:formula="of:=IF([.W37]&lt;&gt;&quot;&quot;;[.W37];IF([.AB53]=&quot;&quot;;&quot;&quot;;[.AB53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Large:</text:p>
          </table:table-cell>
          <table:table-cell table:style-name="ce927"/>
          <table:table-cell table:style-name="ce929" table:formula="of:=IF([.AB37]&lt;&gt;[.AD37];&quot;Change&quot;;&quot;&quot;)">
            <text:p/>
          </table:table-cell>
          <table:table-cell table:style-name="ce932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39]=&quot;&quot;;&quot;&quot;;[.R39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34" office:value-type="string" calcext:value-type="string">
            <text:p>Filtration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38]&lt;&gt;&quot;&quot;;[.S38];IF([.AB46]=&quot;&quot;;&quot;&quot;;[.AB46]))">
            <text:p/>
          </table:table-cell>
          <table:table-cell table:style-name="ce500"/>
          <table:table-cell table:number-columns-repeated="5"/>
          <table:table-cell table:style-name="ce490"/>
          <table:table-cell/>
          <table:table-cell office:value-type="string" calcext:value-type="string">
            <text:p>Small:</text:p>
          </table:table-cell>
          <table:table-cell table:style-name="ce927"/>
          <table:table-cell table:style-name="ce929" table:formula="of:=IF([.AB38]&lt;&gt;[.AD38];&quot;Change&quot;;&quot;&quot;)">
            <text:p/>
          </table:table-cell>
          <table:table-cell table:style-name="ce932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242"/>
          <table:table-cell table:style-name="ce408"/>
          <table:table-cell table:style-name="ce97" table:number-columns-repeated="6"/>
          <table:table-cell table:style-name="ce564" office:value-type="string" calcext:value-type="string">
            <text:p>Inherent:</text:p>
          </table:table-cell>
          <table:table-cell table:style-name="ce131" table:formula="of:=IF([.V40]=&quot;&quot;;&quot;&quot;;[.V40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39]&lt;&gt;&quot;&quot;;[.S39];IF([.AB47]=&quot;&quot;;&quot;&quot;;[.AB47]))">
            <text:p/>
          </table:table-cell>
          <table:table-cell table:style-name="ce500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Micro:</text:p>
          </table:table-cell>
          <table:table-cell table:style-name="ce927"/>
          <table:table-cell table:style-name="ce929" table:formula="of:=IF([.AB39]&lt;&gt;[.AD39];&quot;Change&quot;;&quot;&quot;)">
            <text:p/>
          </table:table-cell>
          <table:table-cell table:style-name="ce932" table:formula="of:=IF([.V25]=&quot;&quot;;&quot;&quot;;[.V2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41]=&quot;&quot;;&quot;&quot;;[.R41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Added:</text:p>
          </table:table-cell>
          <table:table-cell table:style-name="ce131" table:formula="of:=IF([.V41]=&quot;&quot;;&quot;&quot;;[.V41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 table:style-name="ce756" office:value-type="string" calcext:value-type="string">
            <text:p>Housing</text:p>
          </table:table-cell>
          <table:table-cell table:number-columns-repeated="4"/>
          <table:table-cell table:style-name="ce434" office:value-type="string" calcext:value-type="string">
            <text:p>Inherent:</text:p>
          </table:table-cell>
          <table:table-cell table:style-name="ce832" table:formula="of:=IF([.W40]&lt;&gt;&quot;&quot;;[.W40];IF([.AB54]=&quot;&quot;;&quot;&quot;;[.AB54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Inherent:</text:p>
          </table:table-cell>
          <table:table-cell table:style-name="ce927"/>
          <table:table-cell table:style-name="ce929" table:formula="of:=IF([.AB40]&lt;&gt;[.AD40];&quot;Change&quot;;&quot;&quot;)">
            <text:p/>
          </table:table-cell>
          <table:table-cell table:style-name="ce932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42]=&quot;&quot;;&quot;&quot;;[.R42])" table:number-columns-spanned="2" table:number-rows-spanned="1">
            <text:p/>
          </table:table-cell>
          <table:covered-table-cell table:style-name="ce13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41]&lt;&gt;&quot;&quot;;[.S41];IF([.AB48]=&quot;&quot;;&quot;&quot;;[.AB48]))">
            <text:p/>
          </table:table-cell>
          <table:table-cell table:style-name="ce758"/>
          <table:table-cell/>
          <table:table-cell table:style-name="ce434" office:value-type="string" calcext:value-type="string">
            <text:p>Added:</text:p>
          </table:table-cell>
          <table:table-cell table:style-name="ce832" table:formula="of:=IF([.W41]&lt;&gt;&quot;&quot;;[.W41];IF([.AB55]=&quot;&quot;;&quot;&quot;;[.AB55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Added:</text:p>
          </table:table-cell>
          <table:table-cell table:style-name="ce927"/>
          <table:table-cell table:style-name="ce929" table:formula="of:=IF([.AB41]&lt;&gt;[.AD41];&quot;Change&quot;;&quot;&quot;)">
            <text:p/>
          </table:table-cell>
          <table:table-cell table:style-name="ce932" table:formula="of:=IF([.V29]=&quot;&quot;;&quot;&quot;;[.V2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43]=&quot;&quot;;&quot;&quot;;[.R43])" table:number-columns-spanned="2" table:number-rows-spanned="1">
            <text:p/>
          </table:table-cell>
          <table:covered-table-cell table:style-name="ce13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42]&lt;&gt;&quot;&quot;;[.S42];IF([.AB49]=&quot;&quot;;&quot;&quot;;[.AB49]))">
            <text:p/>
          </table:table-cell>
          <table:table-cell table:style-name="ce500"/>
          <table:table-cell/>
          <table:table-cell table:style-name="ce427"/>
          <table:table-cell table:number-columns-repeated="3"/>
          <table:table-cell table:style-name="ce490"/>
          <table:table-cell/>
          <table:table-cell table:style-name="ce756" office:value-type="string" calcext:value-type="string">
            <text:p>X-Ray Tube 2</text:p>
          </table:table-cell>
          <table:table-cell table:number-columns-repeated="997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339"/>
          <table:table-cell table:style-name="ce426" table:number-columns-repeated="10"/>
          <table:table-cell table:style-name="ce690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43]&lt;&gt;&quot;&quot;;[.S43];IF([.AB50]=&quot;&quot;;&quot;&quot;;[.AB50]))">
            <text:p/>
          </table:table-cell>
          <table:table-cell table:style-name="ce500"/>
          <table:table-cell/>
          <table:table-cell table:style-name="ce427"/>
          <table:table-cell table:number-columns-repeated="3"/>
          <table:table-cell table:style-name="ce490"/>
          <table:table-cell/>
          <table:table-cell office:value-type="string" calcext:value-type="string">
            <text:p>Tube Designation/Use:</text:p>
          </table:table-cell>
          <table:table-cell table:style-name="ce927"/>
          <table:table-cell table:style-name="ce929" table:formula="of:=IF([.AB43]&lt;&gt;[.AD43];&quot;Change&quot;;&quot;&quot;)">
            <text:p/>
          </table:table-cell>
          <table:table-cell table:style-name="ce932" table:formula="of:=IF([.R34]=&quot;&quot;;&quot;&quot;;[.R3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/>
          <table:table-cell table:style-name="ce427" table:number-columns-repeated="11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Manufacture Date:</text:p>
          </table:table-cell>
          <table:table-cell table:style-name="ce928"/>
          <table:table-cell table:style-name="ce929" table:formula="of:=IF([.AB44]&lt;&gt;[.AD44];&quot;Change&quot;;&quot;&quot;)">
            <text:p/>
          </table:table-cell>
          <table:table-cell table:style-name="ce933" table:formula="of:=IF([.R35]=&quot;&quot;;&quot;&quot;;[.R3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number-columns-repeated="6"/>
          <table:table-cell table:style-name="ce645"/>
          <table:table-cell table:number-columns-repeated="18"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45]&lt;&gt;[.AD45];&quot;Change&quot;;&quot;&quot;)">
            <text:p/>
          </table:table-cell>
          <table:table-cell table:style-name="ce932" table:formula="of:=IF([.R37]=&quot;&quot;;&quot;&quot;;[.R3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number-columns-repeated="17"/>
          <table:table-cell table:style-name="ce756"/>
          <table:table-cell table:style-name="ce645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46]&lt;&gt;[.AD46];&quot;Change&quot;;&quot;&quot;)">
            <text:p/>
          </table:table-cell>
          <table:table-cell table:style-name="ce932" table:formula="of:=IF([.R38]=&quot;&quot;;&quot;&quot;;[.R3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number-columns-repeated="13"/>
          <table:table-cell table:style-name="ce713" office:value-type="string" calcext:value-type="string">
            <text:p>Enter 1 for YES, 2 for NO, 3 for NA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47]&lt;&gt;[.AD47];&quot;Change&quot;;&quot;&quot;)">
            <text:p/>
          </table:table-cell>
          <table:table-cell table:style-name="ce932" table:formula="of:=IF([.R39]=&quot;&quot;;&quot;&quot;;[.R3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number-columns-repeated="13"/>
          <table:table-cell table:style-name="ce488"/>
          <table:table-cell table:number-columns-repeated="3"/>
          <table:table-cell table:style-name="ce427"/>
          <table:table-cell table:style-name="ce604" office:value-type="string" calcext:value-type="string">
            <text:p>Labels, Notices, Postings</text:p>
          </table:table-cell>
          <table:table-cell table:style-name="ce427"/>
          <table:table-cell office:value-type="string" calcext:value-type="string">
            <text:p>Tube Number:</text:p>
          </table:table-cell>
          <table:table-cell table:style-name="ce495" table:formula="of:=IF([.X48]&lt;&gt;&quot;&quot;;[.X48];IF([.AB56]=&quot;&quot;;&quot;&quot;;[.AB56]))">
            <text:p/>
          </table:table-cell>
          <table:table-cell table:style-name="ce500"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48]&lt;&gt;[.AD48];&quot;Change&quot;;&quot;&quot;)">
            <text:p/>
          </table:table-cell>
          <table:table-cell table:style-name="ce932" table:formula="of:=IF([.R41]=&quot;&quot;;&quot;&quot;;[.R4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427"/>
          <table:table-cell/>
          <table:table-cell table:style-name="ce544" office:value-type="string" calcext:value-type="string">
            <text:p>**Input only one of the following</text:p>
          </table:table-cell>
          <table:table-cell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49]&lt;&gt;[.AD49];&quot;Change&quot;;&quot;&quot;)">
            <text:p/>
          </table:table-cell>
          <table:table-cell table:style-name="ce932" table:formula="of:=IF([.R42]=&quot;&quot;;&quot;&quot;;[.R4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427"/>
          <table:table-cell/>
          <table:table-cell table:style-name="ce544" office:value-type="string" calcext:value-type="string">
            <text:p>numbers or names</text:p>
          </table:table-cell>
          <table:table-cell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50]&lt;&gt;[.AD50];&quot;Change&quot;;&quot;&quot;)">
            <text:p/>
          </table:table-cell>
          <table:table-cell table:style-name="ce932" table:formula="of:=IF([.R43]=&quot;&quot;;&quot;&quot;;[.R4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427"/>
          <table:table-cell/>
          <table:table-cell table:style-name="ce901" table:formula="of:=IF([.X51]&lt;&gt;&quot;&quot;;[.X51];IF([.AB57]=&quot;&quot;;&quot;&quot;;[.AB57]))" office:value-type="float" office:value="1" calcext:value-type="float">
            <text:p>1</text:p>
          </table:table-cell>
          <table:table-cell table:style-name="ce908" office:value-type="float" office:value="1" calcext:value-type="float">
            <text:p>1</text:p>
          </table:table-cell>
          <table:table-cell table:style-name="ce490"/>
          <table:table-cell/>
          <table:table-cell office:value-type="string" calcext:value-type="string">
            <text:p>Large:</text:p>
          </table:table-cell>
          <table:table-cell table:style-name="ce927"/>
          <table:table-cell table:style-name="ce929" table:formula="of:=IF([.AB51]&lt;&gt;[.AD51];&quot;Change&quot;;&quot;&quot;)">
            <text:p/>
          </table:table-cell>
          <table:table-cell table:style-name="ce932" table:formula="of:=IF([.V35]=&quot;&quot;;&quot;&quot;;[.V3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427"/>
          <table:table-cell/>
          <table:table-cell table:style-name="ce717" table:formula="of:=IF([.X52]&lt;&gt;&quot;&quot;;[.X52];IF([.AB58]=&quot;&quot;;&quot;&quot;;[.AB58]))" office:value-type="float" office:value="2" calcext:value-type="float">
            <text:p>2</text:p>
          </table:table-cell>
          <table:table-cell table:style-name="ce909" office:value-type="float" office:value="2" calcext:value-type="float">
            <text:p>2</text:p>
          </table:table-cell>
          <table:table-cell table:style-name="ce490"/>
          <table:table-cell/>
          <table:table-cell office:value-type="string" calcext:value-type="string">
            <text:p>Small:</text:p>
          </table:table-cell>
          <table:table-cell table:style-name="ce927"/>
          <table:table-cell table:style-name="ce929" table:formula="of:=IF([.AB52]&lt;&gt;[.AD52];&quot;Change&quot;;&quot;&quot;)">
            <text:p/>
          </table:table-cell>
          <table:table-cell table:style-name="ce932" table:formula="of:=IF([.V36]=&quot;&quot;;&quot;&quot;;[.V3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427"/>
          <table:table-cell/>
          <table:table-cell table:style-name="ce717" table:formula="of:=IF([.X53]&lt;&gt;&quot;&quot;;[.X53];IF([.AB59]=&quot;&quot;;&quot;&quot;;[.AB59]))" office:value-type="float" office:value="3" calcext:value-type="float">
            <text:p>3</text:p>
          </table:table-cell>
          <table:table-cell table:style-name="ce909" office:value-type="float" office:value="3" calcext:value-type="float">
            <text:p>3</text:p>
          </table:table-cell>
          <table:table-cell table:style-name="ce490"/>
          <table:table-cell/>
          <table:table-cell office:value-type="string" calcext:value-type="string">
            <text:p>Micro:</text:p>
          </table:table-cell>
          <table:table-cell table:style-name="ce927"/>
          <table:table-cell table:style-name="ce929" table:formula="of:=IF([.AB53]&lt;&gt;[.AD53];&quot;Change&quot;;&quot;&quot;)">
            <text:p/>
          </table:table-cell>
          <table:table-cell table:style-name="ce932" table:formula="of:=IF([.V37]=&quot;&quot;;&quot;&quot;;[.V3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Operator manuals are available.</text:p>
          </table:table-cell>
          <table:table-cell table:number-columns-repeated="4"/>
          <table:table-cell table:style-name="ce427"/>
          <table:table-cell/>
          <table:table-cell table:style-name="ce717" table:formula="of:=IF([.X54]&lt;&gt;&quot;&quot;;[.X54];IF([.AB60]=&quot;&quot;;&quot;&quot;;[.AB60]))" office:value-type="string" office:string-value="AP" calcext:value-type="string">
            <text:p>AP</text:p>
          </table:table-cell>
          <table:table-cell table:style-name="ce909" office:value-type="string" calcext:value-type="string">
            <text:p>AP</text:p>
          </table:table-cell>
          <table:table-cell table:style-name="ce490"/>
          <table:table-cell/>
          <table:table-cell office:value-type="string" calcext:value-type="string">
            <text:p>Inherent:</text:p>
          </table:table-cell>
          <table:table-cell table:style-name="ce927"/>
          <table:table-cell table:style-name="ce929" table:formula="of:=IF([.AB54]&lt;&gt;[.AD54];&quot;Change&quot;;&quot;&quot;)">
            <text:p/>
          </table:table-cell>
          <table:table-cell table:style-name="ce932" table:formula="of:=IF([.V40]=&quot;&quot;;&quot;&quot;;[.V4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Monthly radiation monitoring reports are posted.</text:p>
          </table:table-cell>
          <table:table-cell table:number-columns-repeated="6"/>
          <table:table-cell table:style-name="ce717" table:formula="of:=IF([.X55]&lt;&gt;&quot;&quot;;[.X55];IF([.AB61]=&quot;&quot;;&quot;&quot;;[.AB61]))" office:value-type="string" office:string-value="Front" calcext:value-type="string">
            <text:p>Front</text:p>
          </table:table-cell>
          <table:table-cell table:style-name="ce909" office:value-type="string" calcext:value-type="string">
            <text:p>Front</text:p>
          </table:table-cell>
          <table:table-cell table:style-name="ce490"/>
          <table:table-cell/>
          <table:table-cell office:value-type="string" calcext:value-type="string">
            <text:p>Added:</text:p>
          </table:table-cell>
          <table:table-cell table:style-name="ce927"/>
          <table:table-cell table:style-name="ce929" table:formula="of:=IF([.AB55]&lt;&gt;[.AD55];&quot;Change&quot;;&quot;&quot;)">
            <text:p/>
          </table:table-cell>
          <table:table-cell table:style-name="ce932" table:formula="of:=IF([.V41]=&quot;&quot;;&quot;&quot;;[.V4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number-columns-repeated="13"/>
          <table:table-cell table:style-name="ce488"/>
          <table:table-cell table:number-columns-repeated="3"/>
          <table:table-cell table:style-name="ce427"/>
          <table:table-cell table:style-name="ce604" office:value-type="string" calcext:value-type="string">
            <text:p>Fluoroscopy Systems</text:p>
          </table:table-cell>
          <table:table-cell table:number-columns-repeated="2"/>
          <table:table-cell table:style-name="ce717" table:formula="of:=IF([.X56]&lt;&gt;&quot;&quot;;[.X56];IF([.AB62]=&quot;&quot;;&quot;&quot;;[.AB62]))" office:value-type="string" office:string-value="Frontal" calcext:value-type="string">
            <text:p>Frontal</text:p>
          </table:table-cell>
          <table:table-cell table:style-name="ce909" office:value-type="string" calcext:value-type="string">
            <text:p>Frontal</text:p>
          </table:table-cell>
          <table:table-cell table:style-name="ce490"/>
          <table:table-cell/>
          <table:table-cell table:style-name="ce467" office:value-type="string" calcext:value-type="string">
            <text:p>Tube Number:</text:p>
          </table:table-cell>
          <table:table-cell table:style-name="ce927"/>
          <table:table-cell table:style-name="ce929" table:formula="of:=IF([.AB56]&lt;&gt;[.AD56];&quot;Change&quot;;&quot;&quot;)">
            <text:p/>
          </table:table-cell>
          <table:table-cell table:style-name="ce934" table:formula="of:=IF([.W48]=&quot;&quot;;&quot;&quot;;[.W4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717" table:formula="of:=IF([.X57]&lt;&gt;&quot;&quot;;[.X57];IF([.AB63]=&quot;&quot;;&quot;&quot;;[.AB63]))" office:value-type="string" office:string-value="Lat" calcext:value-type="string">
            <text:p>Lat</text:p>
          </table:table-cell>
          <table:table-cell table:style-name="ce909" office:value-type="string" calcext:value-type="string">
            <text:p>Lat</text:p>
          </table:table-cell>
          <table:table-cell table:style-name="ce490"/>
          <table:table-cell/>
          <table:table-cell table:style-name="ce528" office:value-type="string" calcext:value-type="string">
            <text:p>Tube Designation:</text:p>
          </table:table-cell>
          <table:table-cell table:style-name="ce927"/>
          <table:table-cell table:style-name="ce929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934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717" table:formula="of:=IF([.X58]&lt;&gt;&quot;&quot;;[.X58];IF([.AB64]=&quot;&quot;;&quot;&quot;;[.AB64]))" office:value-type="string" office:string-value="Lateral" calcext:value-type="string">
            <text:p>Lateral</text:p>
          </table:table-cell>
          <table:table-cell table:style-name="ce909" office:value-type="string" calcext:value-type="string">
            <text:p>Lateral</text:p>
          </table:table-cell>
          <table:table-cell table:style-name="ce490"/>
          <table:table-cell table:number-columns-repeated="2"/>
          <table:table-cell table:style-name="ce927"/>
          <table:table-cell table:style-name="ce929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934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717" table:formula="of:=IF([.X59]&lt;&gt;&quot;&quot;;[.X59];IF([.AB65]=&quot;&quot;;&quot;&quot;;[.AB65]))">
            <text:p/>
          </table:table-cell>
          <table:table-cell table:style-name="ce909"/>
          <table:table-cell table:style-name="ce490"/>
          <table:table-cell table:number-columns-repeated="2"/>
          <table:table-cell table:style-name="ce927"/>
          <table:table-cell table:style-name="ce929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934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902" table:formula="of:=IF([.X60]&lt;&gt;&quot;&quot;;[.X60];IF([.AB66]=&quot;&quot;;&quot;&quot;;[.AB66]))">
            <text:p/>
          </table:table-cell>
          <table:table-cell table:style-name="ce910"/>
          <table:table-cell table:style-name="ce490"/>
          <table:table-cell table:number-columns-repeated="2"/>
          <table:table-cell table:style-name="ce927"/>
          <table:table-cell table:style-name="ce929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934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Fluoroscopy patient dose charts are posted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934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number-columns-repeated="13"/>
          <table:table-cell table:style-name="ce715" table:formula="of:=IF(AND([.S126]=&quot;NA&quot;;[.V126]=&quot;NA&quot;);&quot;&quot;;IF([.O102]=1;IF(OR([.S126]=&quot;NO&quot;;[.V126]=&quot;NO&quot;);2;1);IF(OR([.S126]=&quot;NO&quot;;[.V126]=&quot;NO&quot;;[.Y126]=&quot;NO&quot;);2;1)))">
            <text:p/>
          </table:table-cell>
          <table:table-cell table:style-name="ce544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934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number-columns-repeated="13"/>
          <table:table-cell table:style-name="ce715" table:formula="of:=IF([.O102]=2;3;IF([.Y126]=&quot;TBD&quot;;&quot;&quot;;IF([.Y126]=&quot;NO&quot;;2;IF([.Y126]=&quot;YES&quot;;1;3))))" office:value-type="float" office:value="1" calcext:value-type="float">
            <text:p>1</text:p>
          </table:table-cell>
          <table:table-cell table:style-name="ce544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934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number-columns-repeated="13"/>
          <table:table-cell table:style-name="ce715" table:formula="of:=IF(AND([.I335]=&quot;&quot;;[.I336]=&quot;&quot;;[.I337]=&quot;&quot;;[.I338]=&quot;&quot;;[.I339]=&quot;&quot;);3;IF(OR([.I335]=&quot;NO&quot;;[.I336]=&quot;NO&quot;;[.I337]=&quot;NO&quot;;[.I338]=&quot;NO&quot;;[.I339]=&quot;NO&quot;);2;1))" office:value-type="float" office:value="3" calcext:value-type="float">
            <text:p>3</text:p>
          </table:table-cell>
          <table:table-cell table:style-name="ce544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4]&lt;&gt;[.AD64];&quot;Change&quot;;&quot;&quot;)" office:value-type="string" office:string-value="Change" calcext:value-type="string">
            <text:p>Change</text:p>
          </table:table-cell>
          <table:table-cell table:style-name="ce934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715" table:formula="of:=IF([.T297]=&quot;&quot;;3;IF([.T297]=&quot;TBD&quot;;&quot;&quot;;IF([.T297]=&quot;YES&quot;;1;2)))">
            <text:p/>
          </table:table-cell>
          <table:table-cell table:style-name="ce544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5]&lt;&gt;[.AD65];&quot;Change&quot;;&quot;&quot;)">
            <text:p/>
          </table:table-cell>
          <table:table-cell table:style-name="ce934" table:formula="of:=IF([.W59]=&quot;&quot;;&quot;&quot;;[.W59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715" table:formula="of:=IF([.W237]=&quot;TBD&quot;;&quot;&quot;;IF([.W237]=&quot;YES&quot;;1;IF([.W237]=&quot;NO&quot;;2;3)))" office:value-type="float" office:value="1" calcext:value-type="float">
            <text:p>1</text:p>
          </table:table-cell>
          <table:table-cell table:style-name="ce544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6]&lt;&gt;[.AD66];&quot;Change&quot;;&quot;&quot;)">
            <text:p/>
          </table:table-cell>
          <table:table-cell table:style-name="ce934" table:formula="of:=IF([.W60]=&quot;&quot;;&quot;&quot;;[.W60])">
            <text:p/>
          </table:table-cell>
          <table:table-cell table:style-name="ce427"/>
          <table:table-cell table:number-columns-repeated="993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714"/>
          <table:table-cell table:style-name="ce544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Receptor Size</text:p>
          </table:table-cell>
          <table:table-cell table:number-columns-repeated="2"/>
          <table:table-cell table:style-name="ce427" table:number-columns-repeated="2"/>
          <table:table-cell table:number-columns-repeated="993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office:value-type="string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714"/>
          <table:table-cell table:style-name="ce544" office:value-type="string" calcext:value-type="string">
            <text:p>The useful beam is centered on the image receptor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ormal:</text:p>
          </table:table-cell>
          <table:table-cell table:style-name="ce927"/>
          <table:table-cell table:style-name="ce929" table:formula="of:=IF([.AB68]&lt;&gt;[.AD68];&quot;Change&quot;;&quot;&quot;)">
            <text:p/>
          </table:table-cell>
          <table:table-cell table:style-name="ce932" table:formula="of:=IF([.O110]=&quot;&quot;;&quot;&quot;;[.O110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435" office:value-type="string" calcext:value-type="string">
            <text:p>Rule Number</text:p>
          </table:table-cell>
          <table:table-cell table:style-name="ce398"/>
          <table:table-cell table:style-name="ce565"/>
          <table:table-cell table:style-name="ce603" office:value-type="string" calcext:value-type="string">
            <text:p>Labels, Notices, Postings</text:p>
          </table:table-cell>
          <table:table-cell table:style-name="ce398" table:number-columns-repeated="5"/>
          <table:table-cell table:style-name="ce682" office:value-type="string" calcext:value-type="string" table:number-columns-spanned="2" table:number-rows-spanned="1">
            <text:p>Compliance</text:p>
          </table:table-cell>
          <table:covered-table-cell table:style-name="ce331"/>
          <table:table-cell/>
          <table:table-cell table:style-name="ce714"/>
          <table:table-cell table:style-name="ce544" office:value-type="string" calcext:value-type="string">
            <text:p>Collimator edges are visible at full ope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g 1:</text:p>
          </table:table-cell>
          <table:table-cell table:style-name="ce927"/>
          <table:table-cell table:style-name="ce929" table:formula="of:=IF([.AB69]&lt;&gt;[.AD69];&quot;Change&quot;;&quot;&quot;)">
            <text:p/>
          </table:table-cell>
          <table:table-cell table:style-name="ce932" table:formula="of:=IF([.O113]=&quot;&quot;;&quot;&quot;;[.O113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468" office:value-type="string" calcext:value-type="string">
            <text:p>DHEC RHB 2.5.1.1</text:p>
          </table:table-cell>
          <table:table-cell/>
          <table:table-cell table:style-name="ce566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683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693" table:formula="of:=IF([.O49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Elapsed timer (5 min maximum)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g 2:</text:p>
          </table:table-cell>
          <table:table-cell table:style-name="ce927"/>
          <table:table-cell table:style-name="ce929" table:formula="of:=IF([.AB70]&lt;&gt;[.AD70];&quot;Change&quot;;&quot;&quot;)">
            <text:p/>
          </table:table-cell>
          <table:table-cell table:style-name="ce932" table:formula="of:=IF([.O116]=&quot;&quot;;&quot;&quot;;[.O116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468" office:value-type="string" calcext:value-type="string">
            <text:p>DHEC RHB 10.2.1</text:p>
          </table:table-cell>
          <table:table-cell/>
          <table:table-cell table:style-name="ce566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683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693" table:formula="of:=IF([.O50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g 3:</text:p>
          </table:table-cell>
          <table:table-cell table:style-name="ce927"/>
          <table:table-cell table:style-name="ce929" table:formula="of:=IF([.AB71]&lt;&gt;[.AD71];&quot;Change&quot;;&quot;&quot;)">
            <text:p/>
          </table:table-cell>
          <table:table-cell table:style-name="ce932" table:formula="of:=IF([.O119]=&quot;&quot;;&quot;&quot;;[.O119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468" office:value-type="string" calcext:value-type="string">
            <text:p>DHEC RHB 4.3.1</text:p>
          </table:table-cell>
          <table:table-cell/>
          <table:table-cell table:style-name="ce566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683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693" table:formula="of:=IF([.O51]=2;&quot;NO&quot;;&quot;&quot;)">
            <text:p/>
          </table:table-cell>
          <table:table-cell/>
          <table:table-cell table:style-name="ce488"/>
          <table:table-cell table:number-columns-repeated="3"/>
          <table:table-cell table:style-name="ce427"/>
          <table:table-cell table:style-name="ce604" office:value-type="string" calcext:value-type="string">
            <text:p>Radiation Safety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Mag 4:</text:p>
          </table:table-cell>
          <table:table-cell table:style-name="ce927"/>
          <table:table-cell table:style-name="ce929" table:formula="of:=IF([.AB72]&lt;&gt;[.AD72];&quot;Change&quot;;&quot;&quot;)">
            <text:p/>
          </table:table-cell>
          <table:table-cell table:style-name="ce932" table:formula="of:=IF([.O122]=&quot;&quot;;&quot;&quot;;[.O122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683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693" table:formula="of:=IF([.O52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Pt Dose Measured Fluoro</text:p>
          </table:table-cell>
          <table:table-cell table:number-columns-repeated="2"/>
          <table:table-cell table:style-name="ce427" table:number-columns-repeated="2"/>
          <table:table-cell table:number-columns-repeated="993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683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693" table:formula="of:=IF([.O53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nual/Auto:</text:p>
          </table:table-cell>
          <table:table-cell table:style-name="ce927"/>
          <table:table-cell table:style-name="ce929" table:formula="of:=IF([.AB74]&lt;&gt;[.AD74];&quot;Change&quot;;&quot;&quot;)">
            <text:p/>
          </table:table-cell>
          <table:table-cell table:style-name="ce934" table:formula="of:=IF([.Q99]=&quot;&quot;;&quot;&quot;;[.Q99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Operator manuals are available.</text:p>
          </table:table-cell>
          <table:table-cell table:number-columns-repeated="6"/>
          <table:table-cell table:style-name="ce683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693" table:formula="of:=IF([.O54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Lead apron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Lucite/Al:</text:p>
          </table:table-cell>
          <table:table-cell table:style-name="ce927"/>
          <table:table-cell table:style-name="ce929" table:formula="of:=IF([.AB75]&lt;&gt;[.AD75];&quot;Change&quot;;&quot;&quot;)" office:value-type="string" office:string-value="Change" calcext:value-type="string">
            <text:p>Change</text:p>
          </table:table-cell>
          <table:table-cell table:style-name="ce934" table:formula="of:=IF([.Q100]=&quot;&quot;;&quot;&quot;;[.Q100])" office:value-type="float" office:value="1" calcext:value-type="float">
            <text:p>1</text:p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Monthly radiation monitoring reports are posted.</text:p>
          </table:table-cell>
          <table:table-cell table:number-columns-repeated="6"/>
          <table:table-cell table:style-name="ce683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693" table:formula="of:=IF([.O55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Lead glove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# dose rates:</text:p>
          </table:table-cell>
          <table:table-cell table:style-name="ce927"/>
          <table:table-cell table:style-name="ce929" table:formula="of:=IF([.AB76]&lt;&gt;[.AD76];&quot;Change&quot;;&quot;&quot;)">
            <text:p/>
          </table:table-cell>
          <table:table-cell table:style-name="ce932" table:formula="of:=IF([.O101]=&quot;&quot;;&quot;&quot;;[.O101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style-name="ce468"/>
          <table:table-cell table:number-columns-repeated="9"/>
          <table:table-cell table:style-name="ce686"/>
          <table:table-cell/>
          <table:table-cell table:style-name="ce714"/>
          <table:table-cell table:style-name="ce544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High level present:</text:p>
          </table:table-cell>
          <table:table-cell table:style-name="ce927"/>
          <table:table-cell table:style-name="ce929" table:formula="of:=IF([.AB77]&lt;&gt;[.AD77];&quot;Change&quot;;&quot;&quot;)">
            <text:p/>
          </table:table-cell>
          <table:table-cell table:style-name="ce932" table:formula="of:=IF([.O102]=&quot;&quot;;&quot;&quot;;[.O10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style-name="ce468"/>
          <table:table-cell table:number-columns-repeated="2"/>
          <table:table-cell table:style-name="ce604" office:value-type="string" calcext:value-type="string">
            <text:p>Radiation Safety</text:p>
          </table:table-cell>
          <table:table-cell table:number-columns-repeated="6"/>
          <table:table-cell table:style-name="ce686"/>
          <table:table-cell/>
          <table:table-cell table:style-name="ce714"/>
          <table:table-cell table:style-name="ce544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cm/in:</text:p>
          </table:table-cell>
          <table:table-cell table:style-name="ce927"/>
          <table:table-cell table:style-name="ce929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932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683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693" table:formula="of:=IF([.O73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Patient restraint device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Auto/mA:</text:p>
          </table:table-cell>
          <table:table-cell table:style-name="ce927"/>
          <table:table-cell table:style-name="ce929" table:formula="of:=IF([.AB79]&lt;&gt;[.AD79];&quot;Change&quot;;&quot;&quot;)" office:value-type="string" office:string-value="Change" calcext:value-type="string">
            <text:p>Change</text:p>
          </table:table-cell>
          <table:table-cell table:style-name="ce932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683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693" table:formula="of:=IF([.O74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Gonadal shielding is present and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Technique 1:</text:p>
          </table:table-cell>
          <table:table-cell table:style-name="ce927"/>
          <table:table-cell table:style-name="ce929" table:formula="of:=IF([.AB80]&lt;&gt;[.AD80];&quot;Change&quot;;&quot;&quot;)">
            <text:p/>
          </table:table-cell>
          <table:table-cell table:style-name="ce932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Lead aprons available</text:p>
          </table:table-cell>
          <table:table-cell table:number-columns-repeated="6"/>
          <table:table-cell table:style-name="ce683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693" table:formula="of:=IF([.O75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Technique 2:</text:p>
          </table:table-cell>
          <table:table-cell table:style-name="ce927"/>
          <table:table-cell table:style-name="ce929" table:formula="of:=IF([.AB81]&lt;&gt;[.AD81];&quot;Change&quot;;&quot;&quot;)">
            <text:p/>
          </table:table-cell>
          <table:table-cell table:style-name="ce932" table:formula="of:=IF([.T106]=&quot;&quot;;&quot;&quot;;[.T1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Lead gloves available</text:p>
          </table:table-cell>
          <table:table-cell table:number-columns-repeated="6"/>
          <table:table-cell table:style-name="ce683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693" table:formula="of:=IF([.O76]=2;&quot;NO&quot;;&quot;&quot;)">
            <text:p/>
          </table:table-cell>
          <table:table-cell/>
          <table:table-cell table:style-name="ce488"/>
          <table:table-cell table:number-columns-repeated="3"/>
          <table:table-cell table:style-name="ce427"/>
          <table:table-cell table:style-name="ce604" office:value-type="string" calcext:value-type="string">
            <text:p>Physical Inspection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Technique 3:</text:p>
          </table:table-cell>
          <table:table-cell table:style-name="ce927"/>
          <table:table-cell table:style-name="ce929" table:formula="of:=IF([.AB82]&lt;&gt;[.AD82];&quot;Change&quot;;&quot;&quot;)">
            <text:p/>
          </table:table-cell>
          <table:table-cell table:style-name="ce932" table:formula="of:=IF([.W106]=&quot;&quot;;&quot;&quot;;[.W1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683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693" table:formula="of:=IF([.O77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System clean and free of debris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683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693" table:formula="of:=IF([.O78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All cables free from excessive wear or restraints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84]&lt;&gt;[.AD84];&quot;Change&quot;;&quot;&quot;)">
            <text:p/>
          </table:table-cell>
          <table:table-cell table:style-name="ce932" table:formula="of:=IF([.Q124]=&quot;&quot;;&quot;&quot;;[.Q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Patient restraint devices available</text:p>
          </table:table-cell>
          <table:table-cell table:number-columns-repeated="6"/>
          <table:table-cell table:style-name="ce683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693" table:formula="of:=IF([.O79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System free of missing or damaged components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85]&lt;&gt;[.AD85];&quot;Change&quot;;&quot;&quot;)">
            <text:p/>
          </table:table-cell>
          <table:table-cell table:style-name="ce932" table:formula="of:=IF([.R124]=&quot;&quot;;&quot;&quot;;[.R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Gonadal shielding is present and functional</text:p>
          </table:table-cell>
          <table:table-cell table:number-columns-repeated="6"/>
          <table:table-cell table:style-name="ce683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693" table:formula="of:=IF([.O80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Tube support movements and locks are accept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86]&lt;&gt;[.AD86];&quot;Change&quot;;&quot;&quot;)">
            <text:p/>
          </table:table-cell>
          <table:table-cell table:style-name="ce932" table:formula="of:=IF([.S124]=&quot;&quot;;&quot;&quot;;[.S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683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693" table:formula="of:=IF([.O81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All other movements and locks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87]&lt;&gt;[.AD87];&quot;Change&quot;;&quot;&quot;)">
            <text:p/>
          </table:table-cell>
          <table:table-cell table:style-name="ce932" table:formula="of:=IF([.T124]=&quot;&quot;;&quot;&quot;;[.T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468"/>
          <table:table-cell table:style-name="ce427" table:number-columns-repeated="9"/>
          <table:table-cell table:style-name="ce694"/>
          <table:table-cell/>
          <table:table-cell table:style-name="ce716"/>
          <table:table-cell table:style-name="ce544"/>
          <table:table-cell table:number-columns-repeated="2"/>
          <table:table-cell table:style-name="ce427"/>
          <table:table-cell table:style-name="ce604" office:value-type="string" calcext:value-type="string">
            <text:p>Automatic Brightness Control / Display Monitor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88]&lt;&gt;[.AD88];&quot;Change&quot;;&quot;&quot;)">
            <text:p/>
          </table:table-cell>
          <table:table-cell table:style-name="ce932" table:formula="of:=IF([.U124]=&quot;&quot;;&quot;&quot;;[.U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479"/>
          <table:table-cell table:number-columns-repeated="2"/>
          <table:table-cell table:style-name="ce604" office:value-type="string" calcext:value-type="string">
            <text:p>Fluoroscopy Systems</text:p>
          </table:table-cell>
          <table:table-cell table:number-columns-repeated="6"/>
          <table:table-cell table:style-name="ce686"/>
          <table:table-cell/>
          <table:table-cell table:style-name="ce714"/>
          <table:table-cell table:style-name="ce544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89]&lt;&gt;[.AD89];&quot;Change&quot;;&quot;&quot;)">
            <text:p/>
          </table:table-cell>
          <table:table-cell table:style-name="ce932" table:formula="of:=IF([.V124]=&quot;&quot;;&quot;&quot;;[.V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468" office:value-type="string" calcext:value-type="string">
            <text:p>DHEC RHB 4.9.2.1.2</text:p>
          </table:table-cell>
          <table:table-cell/>
          <table:table-cell table:style-name="ce566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683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693" table:formula="of:=IF([.O57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90]&lt;&gt;[.AD90];&quot;Change&quot;;&quot;&quot;)">
            <text:p/>
          </table:table-cell>
          <table:table-cell table:style-name="ce932" table:formula="of:=IF([.W124]=&quot;&quot;;&quot;&quot;;[.W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468" office:value-type="string" calcext:value-type="string">
            <text:p>DHEC RHB 4.9.1</text:p>
          </table:table-cell>
          <table:table-cell/>
          <table:table-cell table:style-name="ce566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683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693" table:formula="of:=IF([.O58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distortio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91]&lt;&gt;[.AD91];&quot;Change&quot;;&quot;&quot;)">
            <text:p/>
          </table:table-cell>
          <table:table-cell table:style-name="ce932" table:formula="of:=IF([.X124]=&quot;&quot;;&quot;&quot;;[.X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468" office:value-type="string" calcext:value-type="string">
            <text:p>DHEC RHB 4.9.8</text:p>
          </table:table-cell>
          <table:table-cell/>
          <table:table-cell table:style-name="ce566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683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693" table:formula="of:=IF([.O59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excessive persistence (after-image)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92]&lt;&gt;[.AD92];&quot;Change&quot;;&quot;&quot;)">
            <text:p/>
          </table:table-cell>
          <table:table-cell table:style-name="ce932" table:formula="of:=IF([.Y124]=&quot;&quot;;&quot;&quot;;[.Y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468" office:value-type="string" calcext:value-type="string">
            <text:p>DHEC RHB 4.9.2.1.2</text:p>
          </table:table-cell>
          <table:table-cell/>
          <table:table-cell table:style-name="ce566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683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693" table:formula="of:=IF([.O60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static or rolling noise bands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Maximum Dose Rates Pulse/Dig</text:p>
          </table:table-cell>
          <table:table-cell table:style-name="ce427" table:number-columns-repeated="3"/>
          <table:table-cell table:number-columns-repeated="99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468" office:value-type="string" calcext:value-type="string">
            <text:p>DHEC RHB 4.9.4.3.6</text:p>
          </table:table-cell>
          <table:table-cell/>
          <table:table-cell table:style-name="ce566" office:value-type="string" calcext:value-type="string">
            <text:p>Fluoroscopy patient dose charts are posted</text:p>
          </table:table-cell>
          <table:table-cell table:number-columns-repeated="6"/>
          <table:table-cell table:style-name="ce683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693" table:formula="of:=IF([.O61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94]&lt;&gt;[.AD94];&quot;Change&quot;;&quot;&quot;)">
            <text:p/>
          </table:table-cell>
          <table:table-cell table:style-name="ce932" table:formula="of:=IF([.Q156]=&quot;&quot;;&quot;&quot;;[.Q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468" office:value-type="string" calcext:value-type="string">
            <text:p>DHEC RHB 4.9.4.2.1</text:p>
          </table:table-cell>
          <table:table-cell/>
          <table:table-cell table:style-name="ce566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683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693" table:formula="of:=IF([.O62]=2;&quot;NO&quot;;&quot;&quot;)">
            <text:p/>
          </table:table-cell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95]&lt;&gt;[.AD95];&quot;Change&quot;;&quot;&quot;)">
            <text:p/>
          </table:table-cell>
          <table:table-cell table:style-name="ce932" table:formula="of:=IF([.R156]=&quot;&quot;;&quot;&quot;;[.R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468" office:value-type="string" calcext:value-type="string">
            <text:p>DHEC RHB 4.9.4.2.1.2</text:p>
          </table:table-cell>
          <table:table-cell/>
          <table:table-cell table:style-name="ce566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683" table:formula="of:=IF([.O63]=&quot;&quot;;&quot;TBD&quot;;IF([.O63]=1;&quot;YES&quot;;IF([.O63]=3;&quot;NA&quot;;&quot;&quot;)))" office:value-type="string" office:string-value="YES" calcext:value-type="string">
            <text:p>YES</text:p>
          </table:table-cell>
          <table:table-cell table:style-name="ce693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96]&lt;&gt;[.AD96];&quot;Change&quot;;&quot;&quot;)">
            <text:p/>
          </table:table-cell>
          <table:table-cell table:style-name="ce932" table:formula="of:=IF([.S156]=&quot;&quot;;&quot;&quot;;[.S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683" table:formula="of:=IF([.O64]=&quot;&quot;;&quot;TBD&quot;;IF([.O64]=1;&quot;YES&quot;;IF([.O64]=3;&quot;NA&quot;;&quot;&quot;)))" office:value-type="string" office:string-value="NA" calcext:value-type="string">
            <text:p>NA</text:p>
          </table:table-cell>
          <table:table-cell table:style-name="ce693" table:formula="of:=IF([.O64]=2;&quot;NO&quot;;&quot;&quot;)">
            <text:p/>
          </table:table-cell>
          <table:table-cell table:number-columns-repeated="5"/>
          <table:table-cell table:style-name="ce427"/>
          <table:table-cell table:style-name="ce645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97]&lt;&gt;[.AD97];&quot;Change&quot;;&quot;&quot;)">
            <text:p/>
          </table:table-cell>
          <table:table-cell table:style-name="ce932" table:formula="of:=IF([.T156]=&quot;&quot;;&quot;&quot;;[.T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683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693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98]&lt;&gt;[.AD98];&quot;Change&quot;;&quot;&quot;)">
            <text:p/>
          </table:table-cell>
          <table:table-cell table:style-name="ce932" table:formula="of:=IF([.U156]=&quot;&quot;;&quot;&quot;;[.U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468" office:value-type="string" calcext:value-type="string">
            <text:p>DHEC RHB 4.9.5.1</text:p>
          </table:table-cell>
          <table:table-cell/>
          <table:table-cell table:style-name="ce566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683" table:formula="of:=IF([.O66]=&quot;&quot;;&quot;TBD&quot;;IF([.O66]=1;&quot;YES&quot;;IF([.O66]=3;&quot;NA&quot;;&quot;&quot;)))" office:value-type="string" office:string-value="YES" calcext:value-type="string">
            <text:p>YES</text:p>
          </table:table-cell>
          <table:table-cell table:style-name="ce693" table:formula="of:=IF([.O66]=2;&quot;NO&quot;;&quot;&quot;)">
            <text:p/>
          </table:table-cell>
          <table:table-cell/>
          <table:table-cell table:style-name="ce713" office:value-type="string" calcext:value-type="string">
            <text:p>Entrance Exposure Rate</text:p>
          </table:table-cell>
          <table:table-cell table:style-name="ce494"/>
          <table:table-cell table:style-name="ce790" table:formula="of:=IF([.R99]&lt;&gt;&quot;&quot;;[.R99];IF([.AB74]=&quot;&quot;;&quot;&quot;;[.AB74]))">
            <text:p/>
          </table:table-cell>
          <table:table-cell table:style-name="ce834"/>
          <table:table-cell table:style-name="ce855" office:value-type="string" calcext:value-type="string">
            <text:p>Type 1 for manual, leave blank for auto</text:p>
          </table:table-cell>
          <table:table-cell table:style-name="ce551"/>
          <table:table-cell table:style-name="ce494"/>
          <table:table-cell table:style-name="ce790" table:formula="of:=IF([.W99]&lt;&gt;&quot;&quot;;[.W99];IF([.AB79]=&quot;&quot;;&quot;&quot;;[.AB79]))" office:value-type="string" office:string-value="Auto" calcext:value-type="string">
            <text:p>Auto</text:p>
          </table:table-cell>
          <table:table-cell table:style-name="ce834" office:value-type="string" calcext:value-type="string">
            <text:p>Auto</text:p>
          </table:table-cell>
          <table:table-cell table:style-name="ce855" office:value-type="string" calcext:value-type="string">
            <text:p>Auto/mA mode</text:p>
          </table:table-cell>
          <table:table-cell table:style-name="ce509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99]&lt;&gt;[.AD99];&quot;Change&quot;;&quot;&quot;)">
            <text:p/>
          </table:table-cell>
          <table:table-cell table:style-name="ce932" table:formula="of:=IF([.V156]=&quot;&quot;;&quot;&quot;;[.V156])" office:value-type="float" office:value="0" calcext:value-type="float">
            <text:p>0.00</text:p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468" office:value-type="string" calcext:value-type="string">
            <text:p>DHEC RHB 4.9.2.2.1</text:p>
          </table:table-cell>
          <table:table-cell/>
          <table:table-cell table:style-name="ce566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683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693" table:formula="of:=IF([.O67]=2;&quot;NO&quot;;&quot;&quot;)">
            <text:p/>
          </table:table-cell>
          <table:table-cell/>
          <table:table-cell table:style-name="ce488"/>
          <table:table-cell/>
          <table:table-cell table:style-name="ce495" table:formula="of:=IF([.R100]&lt;&gt;&quot;&quot;;[.R100];IF([.AB75]=&quot;&quot;;&quot;&quot;;[.AB75]))" office:value-type="float" office:value="1" calcext:value-type="float">
            <text:p>1</text:p>
          </table:table-cell>
          <table:table-cell table:style-name="ce500" office:value-type="float" office:value="1" calcext:value-type="float">
            <text:p>1</text:p>
          </table:table-cell>
          <table:table-cell table:style-name="ce544" office:value-type="string" calcext:value-type="string">
            <text:p>Type 1 if using Lucite, leave blank if using Al</text:p>
          </table:table-cell>
          <table:table-cell table:style-name="ce427"/>
          <table:table-cell table:number-columns-repeated="4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100]&lt;&gt;[.AD100];&quot;Change&quot;;&quot;&quot;)">
            <text:p/>
          </table:table-cell>
          <table:table-cell table:style-name="ce932" table:formula="of:=IF([.W156]=&quot;&quot;;&quot;&quot;;[.W156])" office:value-type="float" office:value="0" calcext:value-type="float">
            <text:p>0.00</text:p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The useful beam is centered on the image receptor</text:p>
          </table:table-cell>
          <table:table-cell table:number-columns-repeated="6"/>
          <table:table-cell table:style-name="ce683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693" table:formula="of:=IF([.O68]=2;&quot;NO&quot;;&quot;&quot;)">
            <text:p/>
          </table:table-cell>
          <table:table-cell/>
          <table:table-cell table:style-name="ce717" table:formula="of:=IF([.P101]&lt;&gt;&quot;&quot;;[.P101];IF([.AB76]=&quot;&quot;;&quot;&quot;;[.AB76]))">
            <text:p/>
          </table:table-cell>
          <table:table-cell table:style-name="ce500"/>
          <table:table-cell table:style-name="ce544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101]&lt;&gt;[.AD101];&quot;Change&quot;;&quot;&quot;)">
            <text:p/>
          </table:table-cell>
          <table:table-cell table:style-name="ce932" table:formula="of:=IF([.X156]=&quot;&quot;;&quot;&quot;;[.X156])" office:value-type="float" office:value="0" calcext:value-type="float">
            <text:p>0.00</text:p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468" office:value-type="string" calcext:value-type="string">
            <text:p>DHEC RHB 4.9.2.2.1</text:p>
          </table:table-cell>
          <table:table-cell/>
          <table:table-cell table:style-name="ce566" office:value-type="string" calcext:value-type="string">
            <text:p>Collimator edges are visible at full open</text:p>
          </table:table-cell>
          <table:table-cell table:number-columns-repeated="6"/>
          <table:table-cell table:style-name="ce683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693" table:formula="of:=IF([.O69]=2;&quot;NO&quot;;&quot;&quot;)">
            <text:p/>
          </table:table-cell>
          <table:table-cell/>
          <table:table-cell table:style-name="ce717" table:formula="of:=IF([.P102]&lt;&gt;&quot;&quot;;[.P102];IF([.AB77]=&quot;&quot;;&quot;&quot;;[.AB77]))">
            <text:p/>
          </table:table-cell>
          <table:table-cell table:style-name="ce500"/>
          <table:table-cell table:style-name="ce544" office:value-type="string" calcext:value-type="string">
            <text:p>Is High Level provided? (1=Yes, 2=No)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102]&lt;&gt;[.AD102];&quot;Change&quot;;&quot;&quot;)">
            <text:p/>
          </table:table-cell>
          <table:table-cell table:style-name="ce932" table:formula="of:=IF([.Y156]=&quot;&quot;;&quot;&quot;;[.Y156])" office:value-type="float" office:value="0" calcext:value-type="float">
            <text:p>0.00</text:p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468" office:value-type="string" calcext:value-type="string">
            <text:p>DHEC RHB 4.9.7</text:p>
          </table:table-cell>
          <table:table-cell/>
          <table:table-cell table:style-name="ce566" office:value-type="string" calcext:value-type="string">
            <text:p>Elapsed timer (5 min maximum) functional</text:p>
          </table:table-cell>
          <table:table-cell table:number-columns-repeated="6"/>
          <table:table-cell table:style-name="ce683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693" table:formula="of:=IF([.O70]=2;&quot;NO&quot;;&quot;&quot;)">
            <text:p/>
          </table:table-cell>
          <table:table-cell/>
          <table:table-cell table:style-name="ce718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490"/>
          <table:table-cell/>
          <table:table-cell table:style-name="ce528" office:value-type="string" calcext:value-type="string">
            <text:p>HVL</text:p>
          </table:table-cell>
          <table:table-cell table:style-name="ce427"/>
          <table:table-cell table:number-columns-repeated="4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468" office:value-type="string" calcext:value-type="string">
            <text:p>DHEC RHB 4.9.6</text:p>
          </table:table-cell>
          <table:table-cell/>
          <table:table-cell table:style-name="ce566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683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693" table:formula="of:=IF([.O71]=2;&quot;NO&quot;;&quot;&quot;)">
            <text:p/>
          </table:table-cell>
          <table:table-cell/>
          <table:table-cell table:style-name="ce719" table:formula="of:=IF([.P104]&lt;&gt;&quot;&quot;;[.P104];IF([.AB78]=&quot;&quot;;&quot;&quot;;[.AB78]))" office:value-type="string" office:string-value="cm" calcext:value-type="string">
            <text:p>cm</text:p>
          </table:table-cell>
          <table:table-cell table:style-name="ce758" office:value-type="string" calcext:value-type="string">
            <text:p>cm</text:p>
          </table:table-cell>
          <table:table-cell table:style-name="ce544" office:value-type="string" calcext:value-type="string">
            <text:p>Unit for image receptor size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HVL Measured kV:</text:p>
          </table:table-cell>
          <table:table-cell table:style-name="ce927"/>
          <table:table-cell table:style-name="ce929" table:formula="of:=IF([.AB104]&lt;&gt;[.AD104];&quot;Change&quot;;&quot;&quot;)">
            <text:p/>
          </table:table-cell>
          <table:table-cell table:style-name="ce934" table:formula="of:=IF([.O173]=&quot;&quot;;&quot;&quot;;[.O173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468" office:value-type="string" calcext:value-type="string">
            <text:p>DHEC RHB 4.3.5</text:p>
          </table:table-cell>
          <table:table-cell/>
          <table:table-cell table:style-name="ce566" office:value-type="string" calcext:value-type="string">
            <text:p>The Measured HVL meeds DHEC minimum requirements</text:p>
          </table:table-cell>
          <table:table-cell table:number-columns-repeated="6"/>
          <table:table-cell table:style-name="ce683" table:formula="of:=IF([.X181]=&quot;TBD&quot;;&quot;TBD&quot;;IF([.X181]=&quot;YES&quot;;&quot;YES&quot;;IF([.X181]=&quot;NA&quot;;&quot;NA&quot;;&quot;&quot;)))" office:value-type="string" office:string-value="TBD" calcext:value-type="string">
            <text:p>TBD</text:p>
          </table:table-cell>
          <table:table-cell table:style-name="ce693" table:formula="of:=IF([.X181]=&quot;NO&quot;;&quot;NO&quot;;&quot;&quot;)">
            <text:p/>
          </table:table-cell>
          <table:table-cell/>
          <table:table-cell table:style-name="ce483" office:value-type="string" calcext:value-type="string">
            <text:p>Patient Entrance Exposure Rate (Fluoroscopy)*</text:p>
          </table:table-cell>
          <table:table-cell table:number-columns-repeated="9"/>
          <table:table-cell table:style-name="ce490"/>
          <table:table-cell/>
          <table:table-cell office:value-type="string" calcext:value-type="string">
            <text:p>HVL Measured:</text:p>
          </table:table-cell>
          <table:table-cell table:style-name="ce927"/>
          <table:table-cell table:style-name="ce929" table:formula="of:=IF([.AB105]&lt;&gt;[.AD105];&quot;Change&quot;;&quot;&quot;)" office:value-type="string" office:string-value="Change" calcext:value-type="string">
            <text:p>Change</text:p>
          </table:table-cell>
          <table:table-cell table:style-name="ce932" table:formula="of:=IF([.X174]=&quot;&quot;;&quot;&quot;;[.X174])" office:value-type="string" office:string-value="TBD" calcext:value-type="string">
            <text:p>TBD</text:p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Kerma area product display is accurate to within 20%</text:p>
          </table:table-cell>
          <table:table-cell table:number-columns-repeated="6"/>
          <table:table-cell table:style-name="ce683" table:formula="of:=IF([.Q286]=&quot;&quot;;&quot;NA&quot;;IF([.Q286]=&quot;YES&quot;;[.Q286];IF([.Q286]=&quot;NA&quot;;[.Q286];&quot;&quot;)))" office:value-type="string" office:string-value="NA" calcext:value-type="string">
            <text:p>NA</text:p>
          </table:table-cell>
          <table:table-cell table:style-name="ce693" table:formula="of:=IF([.Q286]=&quot;NO&quot;;[.Q286];&quot;&quot;)">
            <text:p/>
          </table:table-cell>
          <table:table-cell/>
          <table:table-cell table:style-name="ce484" office:value-type="string" calcext:value-type="string">
            <text:p>Image</text:p>
          </table:table-cell>
          <table:table-cell table:style-name="ce490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495" table:formula="of:=IF([.R106]&lt;&gt;&quot;&quot;;[.R106];IF([.AB80]=&quot;&quot;;&quot;&quot;;[.AB80]))">
            <text:p/>
          </table:table-cell>
          <table:table-cell table:style-name="ce500"/>
          <table:table-cell table:style-name="ce490"/>
          <table:table-cell table:style-name="ce495" table:formula="of:=IF([.U106]&lt;&gt;&quot;&quot;;[.U106];IF([.AB81]=&quot;&quot;;&quot;&quot;;[.AB81]))">
            <text:p/>
          </table:table-cell>
          <table:table-cell table:style-name="ce500"/>
          <table:table-cell table:style-name="ce490"/>
          <table:table-cell table:style-name="ce495" table:formula="of:=IF([.X106]&lt;&gt;&quot;&quot;;[.X106];IF([.AB82]=&quot;&quot;;&quot;&quot;;[.AB82]))">
            <text:p/>
          </table:table-cell>
          <table:table-cell table:style-name="ce500"/>
          <table:table-cell table:style-name="ce490"/>
          <table:table-cell/>
          <table:table-cell table:style-name="ce528" office:value-type="string" calcext:value-type="string">
            <text:p>Pt Dose Measured Dig Acq</text:p>
          </table:table-cell>
          <table:table-cell table:style-name="ce427"/>
          <table:table-cell table:number-columns-repeated="2"/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408"/>
          <table:table-cell/>
          <table:table-cell table:style-name="ce567" office:value-type="string" calcext:value-type="string">
            <text:p>Air kerma display is accurate to within 30%</text:p>
          </table:table-cell>
          <table:table-cell table:style-name="ce427" table:number-columns-repeated="6"/>
          <table:table-cell table:style-name="ce683" table:formula="of:=IF([.T286]=&quot;&quot;;&quot;NA&quot;;IF([.T286]=&quot;YES&quot;;[.T286];IF([.T286]=&quot;NA&quot;;[.T286];&quot;&quot;)))" office:value-type="string" office:string-value="NA" calcext:value-type="string">
            <text:p>NA</text:p>
          </table:table-cell>
          <table:table-cell table:style-name="ce693" table:formula="of:=IF([.T286]=&quot;NO&quot;;[.T286];&quot;&quot;)">
            <text:p/>
          </table:table-cell>
          <table:table-cell/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792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484"/>
          <table:table-cell table:style-name="ce872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484"/>
          <table:table-cell table:style-name="ce872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484"/>
          <table:table-cell/>
          <table:table-cell office:value-type="string" calcext:value-type="string">
            <text:p>Technique 1:</text:p>
          </table:table-cell>
          <table:table-cell table:style-name="ce927"/>
          <table:table-cell table:style-name="ce929" table:formula="of:=IF([.AB107]&lt;&gt;[.AD107];&quot;Change&quot;;&quot;&quot;)">
            <text:p/>
          </table:table-cell>
          <table:table-cell table:style-name="ce932" table:formula="of:=IF([.Q138]=&quot;&quot;;&quot;&quot;;[.Q138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style-name="ce408"/>
          <table:table-cell/>
          <table:table-cell table:style-name="ce567" office:value-type="string" calcext:value-type="string">
            <text:p>Air kerma rate display is accurate to within 30%</text:p>
          </table:table-cell>
          <table:table-cell table:style-name="ce427" table:number-columns-repeated="6"/>
          <table:table-cell table:style-name="ce427" table:formula="of:=IF([.W286]=&quot;&quot;;&quot;NA&quot;;IF([.W286]=&quot;YES&quot;;[.W286];IF([.W286]=&quot;NA&quot;;[.W286];&quot;&quot;)))" office:value-type="string" office:string-value="NA" calcext:value-type="string">
            <text:p>NA</text:p>
          </table:table-cell>
          <table:table-cell table:style-name="ce686" table:formula="of:=IF([.W286]=&quot;NO&quot;;[.W286];&quot;&quot;)">
            <text:p/>
          </table:table-cell>
          <table:table-cell/>
          <table:table-cell table:style-name="ce48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/>
          <table:table-cell office:value-type="string" calcext:value-type="string">
            <text:p>Technique 2:</text:p>
          </table:table-cell>
          <table:table-cell table:style-name="ce927"/>
          <table:table-cell table:style-name="ce929" table:formula="of:=IF([.AB108]&lt;&gt;[.AD108];&quot;Change&quot;;&quot;&quot;)">
            <text:p/>
          </table:table-cell>
          <table:table-cell table:style-name="ce932" table:formula="of:=IF([.T138]=&quot;&quot;;&quot;&quot;;[.T138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style-name="ce408"/>
          <table:table-cell/>
          <table:table-cell table:style-name="Default" table:number-columns-repeated="8"/>
          <table:table-cell table:style-name="ce686"/>
          <table:table-cell/>
          <table:table-cell table:style-name="ce485" office:value-type="string" calcext:value-type="string">
            <text:p>Normal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5]" office:value-type="float" office:value="0" calcext:value-type="float">
            <text:p>0.00</text:p>
          </table:table-cell>
          <table:table-cell table:style-name="ce501" table:formula="of:=[DataEntry.D5]" office:value-type="float" office:value="0" calcext:value-type="float">
            <text:p>0.00</text:p>
          </table:table-cell>
          <table:table-cell table:style-name="ce505" table:formula="of:=[DataEntry.E5]" office:value-type="float" office:value="0" calcext:value-type="float">
            <text:p>0.00</text:p>
          </table:table-cell>
          <table:table-cell table:style-name="ce496" table:formula="of:=[DataEntry.F5]" office:value-type="float" office:value="0" calcext:value-type="float">
            <text:p>0.00</text:p>
          </table:table-cell>
          <table:table-cell table:style-name="ce501" table:formula="of:=[DataEntry.G5]" office:value-type="float" office:value="0" calcext:value-type="float">
            <text:p>0.00</text:p>
          </table:table-cell>
          <table:table-cell table:style-name="ce505" table:formula="of:=[DataEntry.H5]" office:value-type="float" office:value="0" calcext:value-type="float">
            <text:p>0.00</text:p>
          </table:table-cell>
          <table:table-cell table:style-name="ce496" table:formula="of:=[DataEntry.I5]" office:value-type="float" office:value="0" calcext:value-type="float">
            <text:p>0.00</text:p>
          </table:table-cell>
          <table:table-cell table:style-name="ce501" table:formula="of:=[DataEntry.J5]" office:value-type="float" office:value="0" calcext:value-type="float">
            <text:p>0.00</text:p>
          </table:table-cell>
          <table:table-cell table:style-name="ce505" table:formula="of:=[DataEntry.K5]" office:value-type="float" office:value="0" calcext:value-type="float">
            <text:p>0.00</text:p>
          </table:table-cell>
          <table:table-cell/>
          <table:table-cell office:value-type="string" calcext:value-type="string">
            <text:p>Technique 3:</text:p>
          </table:table-cell>
          <table:table-cell table:style-name="ce927"/>
          <table:table-cell table:style-name="ce929" table:formula="of:=IF([.AB109]&lt;&gt;[.AD109];&quot;Change&quot;;&quot;&quot;)">
            <text:p/>
          </table:table-cell>
          <table:table-cell table:style-name="ce932" table:formula="of:=IF([.W138]=&quot;&quot;;&quot;&quot;;[.W138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408"/>
          <table:table-cell table:number-columns-repeated="2"/>
          <table:table-cell table:style-name="ce604" office:value-type="string" calcext:value-type="string">
            <text:p>Automatic Brightness Control / Display Monitor</text:p>
          </table:table-cell>
          <table:table-cell table:number-columns-repeated="6"/>
          <table:table-cell table:style-name="ce693" table:formula="of:=IF([.O89]=2;&quot;NO&quot;;&quot;&quot;)">
            <text:p/>
          </table:table-cell>
          <table:table-cell/>
          <table:table-cell table:style-name="ce486" table:formula="of:=IF([.O111]&lt;&gt;&quot;&quot;;[.O111];IF([.AB68]=&quot;&quot;;&quot;&quot;;[.AB68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6]" office:value-type="float" office:value="0" calcext:value-type="float">
            <text:p>0.00</text:p>
          </table:table-cell>
          <table:table-cell table:style-name="ce502" table:formula="of:=[DataEntry.D6]" office:value-type="float" office:value="0" calcext:value-type="float">
            <text:p>0.00</text:p>
          </table:table-cell>
          <table:table-cell table:style-name="ce506" table:formula="of:=[DataEntry.E6]" office:value-type="float" office:value="0" calcext:value-type="float">
            <text:p>0.00</text:p>
          </table:table-cell>
          <table:table-cell table:style-name="ce497" table:formula="of:=[DataEntry.F6]" office:value-type="float" office:value="0" calcext:value-type="float">
            <text:p>0.00</text:p>
          </table:table-cell>
          <table:table-cell table:style-name="ce502" table:formula="of:=[DataEntry.G6]" office:value-type="float" office:value="0" calcext:value-type="float">
            <text:p>0.00</text:p>
          </table:table-cell>
          <table:table-cell table:style-name="ce506" table:formula="of:=[DataEntry.H6]" office:value-type="float" office:value="0" calcext:value-type="float">
            <text:p>0.00</text:p>
          </table:table-cell>
          <table:table-cell table:style-name="ce497" table:formula="of:=[DataEntry.I6]" office:value-type="float" office:value="0" calcext:value-type="float">
            <text:p>0.00</text:p>
          </table:table-cell>
          <table:table-cell table:style-name="ce502" table:formula="of:=[DataEntry.J6]" office:value-type="float" office:value="0" calcext:value-type="float">
            <text:p>0.00</text:p>
          </table:table-cell>
          <table:table-cell table:style-name="ce506" table:formula="of:=[DataEntry.K6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Receptor Entr Exp Fluoro</text:p>
          </table:table-cell>
          <table:table-cell table:number-columns-repeated="3"/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683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693" table:formula="of:=IF([.O90]=2;&quot;NO&quot;;&quot;&quot;)">
            <text:p/>
          </table:table-cell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7]" office:value-type="float" office:value="0" calcext:value-type="float">
            <text:p>0.00</text:p>
          </table:table-cell>
          <table:table-cell table:style-name="ce503" table:formula="of:=[DataEntry.D7]" office:value-type="float" office:value="0" calcext:value-type="float">
            <text:p>0.00</text:p>
          </table:table-cell>
          <table:table-cell table:style-name="ce507" table:formula="of:=[DataEntry.E7]" office:value-type="float" office:value="0" calcext:value-type="float">
            <text:p>0.00</text:p>
          </table:table-cell>
          <table:table-cell table:style-name="ce498" table:formula="of:=[DataEntry.F7]" office:value-type="float" office:value="0" calcext:value-type="float">
            <text:p>0.00</text:p>
          </table:table-cell>
          <table:table-cell table:style-name="ce503" table:formula="of:=[DataEntry.G7]" office:value-type="float" office:value="0" calcext:value-type="float">
            <text:p>0.00</text:p>
          </table:table-cell>
          <table:table-cell table:style-name="ce507" table:formula="of:=[DataEntry.H7]" office:value-type="float" office:value="0" calcext:value-type="float">
            <text:p>0.00</text:p>
          </table:table-cell>
          <table:table-cell table:style-name="ce498" table:formula="of:=[DataEntry.I7]" office:value-type="float" office:value="0" calcext:value-type="float">
            <text:p>0.00</text:p>
          </table:table-cell>
          <table:table-cell table:style-name="ce503" table:formula="of:=[DataEntry.J7]" office:value-type="float" office:value="0" calcext:value-type="float">
            <text:p>0.00</text:p>
          </table:table-cell>
          <table:table-cell table:style-name="ce507" table:formula="of:=[DataEntry.K7]" office:value-type="float" office:value="0" calcext:value-type="float">
            <text:p>0.00</text:p>
          </table:table-cell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927"/>
          <table:table-cell table:style-name="ce929" table:formula="of:=IF([.AB111]&lt;&gt;[.AD111];&quot;Change&quot;;&quot;&quot;)">
            <text:p/>
          </table:table-cell>
          <table:table-cell table:style-name="ce934" table:formula="of:=IF([.T190]=&quot;&quot;;&quot;&quot;;[.T190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683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693" table:formula="of:=IF([.O91]=2;&quot;NO&quot;;&quot;&quot;)">
            <text:p/>
          </table:table-cell>
          <table:table-cell/>
          <table:table-cell table:style-name="ce485" office:value-type="string" calcext:value-type="string">
            <text:p>Mag 1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8]" office:value-type="float" office:value="0" calcext:value-type="float">
            <text:p>0.00</text:p>
          </table:table-cell>
          <table:table-cell table:style-name="ce501" table:formula="of:=[DataEntry.D8]" office:value-type="float" office:value="0" calcext:value-type="float">
            <text:p>0.00</text:p>
          </table:table-cell>
          <table:table-cell table:style-name="ce505" table:formula="of:=[DataEntry.E8]" office:value-type="float" office:value="0" calcext:value-type="float">
            <text:p>0.00</text:p>
          </table:table-cell>
          <table:table-cell table:style-name="ce496" table:formula="of:=[DataEntry.F8]" office:value-type="float" office:value="0" calcext:value-type="float">
            <text:p>0.00</text:p>
          </table:table-cell>
          <table:table-cell table:style-name="ce501" table:formula="of:=[DataEntry.G8]" office:value-type="float" office:value="0" calcext:value-type="float">
            <text:p>0.00</text:p>
          </table:table-cell>
          <table:table-cell table:style-name="ce505" table:formula="of:=[DataEntry.H8]" office:value-type="float" office:value="0" calcext:value-type="float">
            <text:p>0.00</text:p>
          </table:table-cell>
          <table:table-cell table:style-name="ce496" table:formula="of:=[DataEntry.I8]" office:value-type="float" office:value="0" calcext:value-type="float">
            <text:p>0.00</text:p>
          </table:table-cell>
          <table:table-cell table:style-name="ce501" table:formula="of:=[DataEntry.J8]" office:value-type="float" office:value="0" calcext:value-type="float">
            <text:p>0.00</text:p>
          </table:table-cell>
          <table:table-cell table:style-name="ce505" table:formula="of:=[DataEntry.K8]" office:value-type="float" office:value="0" calcext:value-type="float">
            <text:p>0.00</text:p>
          </table:table-cell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927"/>
          <table:table-cell table:style-name="ce929" table:formula="of:=IF([.AB112]&lt;&gt;[.AD112];&quot;Change&quot;;&quot;&quot;)">
            <text:p/>
          </table:table-cell>
          <table:table-cell table:style-name="ce934" table:formula="of:=IF([.T191]=&quot;&quot;;&quot;&quot;;[.T191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distortion</text:p>
          </table:table-cell>
          <table:table-cell table:number-columns-repeated="6"/>
          <table:table-cell table:style-name="ce683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693" table:formula="of:=IF([.O92]=2;&quot;NO&quot;;&quot;&quot;)">
            <text:p/>
          </table:table-cell>
          <table:table-cell/>
          <table:table-cell table:style-name="ce486" table:formula="of:=IF([.O114]&lt;&gt;&quot;&quot;;[.O114];IF([.AB69]=&quot;&quot;;&quot;&quot;;[.AB69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9]" office:value-type="float" office:value="0" calcext:value-type="float">
            <text:p>0.00</text:p>
          </table:table-cell>
          <table:table-cell table:style-name="ce502" table:formula="of:=[DataEntry.D9]" office:value-type="float" office:value="0" calcext:value-type="float">
            <text:p>0.00</text:p>
          </table:table-cell>
          <table:table-cell table:style-name="ce506" table:formula="of:=[DataEntry.E9]" office:value-type="float" office:value="0" calcext:value-type="float">
            <text:p>0.00</text:p>
          </table:table-cell>
          <table:table-cell table:style-name="ce497" table:formula="of:=[DataEntry.F9]" office:value-type="float" office:value="0" calcext:value-type="float">
            <text:p>0.00</text:p>
          </table:table-cell>
          <table:table-cell table:style-name="ce502" table:formula="of:=[DataEntry.G9]" office:value-type="float" office:value="0" calcext:value-type="float">
            <text:p>0.00</text:p>
          </table:table-cell>
          <table:table-cell table:style-name="ce506" table:formula="of:=[DataEntry.H9]" office:value-type="float" office:value="0" calcext:value-type="float">
            <text:p>0.00</text:p>
          </table:table-cell>
          <table:table-cell table:style-name="ce497" table:formula="of:=[DataEntry.I9]" office:value-type="float" office:value="0" calcext:value-type="float">
            <text:p>0.00</text:p>
          </table:table-cell>
          <table:table-cell table:style-name="ce502" table:formula="of:=[DataEntry.J9]" office:value-type="float" office:value="0" calcext:value-type="float">
            <text:p>0.00</text:p>
          </table:table-cell>
          <table:table-cell table:style-name="ce506" table:formula="of:=[DataEntry.K9]" office:value-type="float" office:value="0" calcext:value-type="float">
            <text:p>0.00</text:p>
          </table:table-cell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927"/>
          <table:table-cell table:style-name="ce929" table:formula="of:=IF([.AB113]&lt;&gt;[.AD113];&quot;Change&quot;;&quot;&quot;)">
            <text:p/>
          </table:table-cell>
          <table:table-cell table:style-name="ce934" table:formula="of:=IF([.T192]=&quot;&quot;;&quot;&quot;;[.T192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excessive persistence (after-image)</text:p>
          </table:table-cell>
          <table:table-cell table:number-columns-repeated="6"/>
          <table:table-cell table:style-name="ce683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693" table:formula="of:=IF([.O93]=2;&quot;NO&quot;;&quot;&quot;)">
            <text:p/>
          </table:table-cell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0]" office:value-type="float" office:value="0" calcext:value-type="float">
            <text:p>0.00</text:p>
          </table:table-cell>
          <table:table-cell table:style-name="ce503" table:formula="of:=[DataEntry.D10]" office:value-type="float" office:value="0" calcext:value-type="float">
            <text:p>0.00</text:p>
          </table:table-cell>
          <table:table-cell table:style-name="ce507" table:formula="of:=[DataEntry.E10]" office:value-type="float" office:value="0" calcext:value-type="float">
            <text:p>0.00</text:p>
          </table:table-cell>
          <table:table-cell table:style-name="ce498" table:formula="of:=[DataEntry.F10]" office:value-type="float" office:value="0" calcext:value-type="float">
            <text:p>0.00</text:p>
          </table:table-cell>
          <table:table-cell table:style-name="ce503" table:formula="of:=[DataEntry.G10]" office:value-type="float" office:value="0" calcext:value-type="float">
            <text:p>0.00</text:p>
          </table:table-cell>
          <table:table-cell table:style-name="ce507" table:formula="of:=[DataEntry.H10]" office:value-type="float" office:value="0" calcext:value-type="float">
            <text:p>0.00</text:p>
          </table:table-cell>
          <table:table-cell table:style-name="ce498" table:formula="of:=[DataEntry.I10]" office:value-type="float" office:value="0" calcext:value-type="float">
            <text:p>0.00</text:p>
          </table:table-cell>
          <table:table-cell table:style-name="ce503" table:formula="of:=[DataEntry.J10]" office:value-type="float" office:value="0" calcext:value-type="float">
            <text:p>0.00</text:p>
          </table:table-cell>
          <table:table-cell table:style-name="ce507" table:formula="of:=[DataEntry.K10]" office:value-type="float" office:value="0" calcext:value-type="float">
            <text:p>0.00</text:p>
          </table:table-cell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927"/>
          <table:table-cell table:style-name="ce929" table:formula="of:=IF([.AB114]&lt;&gt;[.AD114];&quot;Change&quot;;&quot;&quot;)">
            <text:p/>
          </table:table-cell>
          <table:table-cell table:style-name="ce934" table:formula="of:=IF([.T193]=&quot;&quot;;&quot;&quot;;[.T193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static or rolling noise bands</text:p>
          </table:table-cell>
          <table:table-cell table:number-columns-repeated="6"/>
          <table:table-cell table:style-name="ce683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693" table:formula="of:=IF([.O94]=2;&quot;NO&quot;;&quot;&quot;)">
            <text:p/>
          </table:table-cell>
          <table:table-cell/>
          <table:table-cell table:style-name="ce485" office:value-type="string" calcext:value-type="string">
            <text:p>Mag 2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11]" office:value-type="float" office:value="0" calcext:value-type="float">
            <text:p>0.00</text:p>
          </table:table-cell>
          <table:table-cell table:style-name="ce501" table:formula="of:=[DataEntry.D11]" office:value-type="float" office:value="0" calcext:value-type="float">
            <text:p>0.00</text:p>
          </table:table-cell>
          <table:table-cell table:style-name="ce505" table:formula="of:=[DataEntry.E11]" office:value-type="float" office:value="0" calcext:value-type="float">
            <text:p>0.00</text:p>
          </table:table-cell>
          <table:table-cell table:style-name="ce496" table:formula="of:=[DataEntry.F11]" office:value-type="float" office:value="0" calcext:value-type="float">
            <text:p>0.00</text:p>
          </table:table-cell>
          <table:table-cell table:style-name="ce501" table:formula="of:=[DataEntry.G11]" office:value-type="float" office:value="0" calcext:value-type="float">
            <text:p>0.00</text:p>
          </table:table-cell>
          <table:table-cell table:style-name="ce505" table:formula="of:=[DataEntry.H11]" office:value-type="float" office:value="0" calcext:value-type="float">
            <text:p>0.00</text:p>
          </table:table-cell>
          <table:table-cell table:style-name="ce496" table:formula="of:=[DataEntry.I11]" office:value-type="float" office:value="0" calcext:value-type="float">
            <text:p>0.00</text:p>
          </table:table-cell>
          <table:table-cell table:style-name="ce501" table:formula="of:=[DataEntry.J11]" office:value-type="float" office:value="0" calcext:value-type="float">
            <text:p>0.00</text:p>
          </table:table-cell>
          <table:table-cell table:style-name="ce505" table:formula="of:=[DataEntry.K11]" office:value-type="float" office:value="0" calcext:value-type="float">
            <text:p>0.00</text:p>
          </table:table-cell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927"/>
          <table:table-cell table:style-name="ce929" table:formula="of:=IF([.AB115]&lt;&gt;[.AD115];&quot;Change&quot;;&quot;&quot;)">
            <text:p/>
          </table:table-cell>
          <table:table-cell table:style-name="ce934" table:formula="of:=IF([.T194]=&quot;&quot;;&quot;&quot;;[.T194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683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686"/>
          <table:table-cell/>
          <table:table-cell table:style-name="ce486" table:formula="of:=IF([.O117]&lt;&gt;&quot;&quot;;[.O117];IF([.AB70]=&quot;&quot;;&quot;&quot;;[.AB70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12]" office:value-type="float" office:value="0" calcext:value-type="float">
            <text:p>0.00</text:p>
          </table:table-cell>
          <table:table-cell table:style-name="ce502" table:formula="of:=[DataEntry.D12]" office:value-type="float" office:value="0" calcext:value-type="float">
            <text:p>0.00</text:p>
          </table:table-cell>
          <table:table-cell table:style-name="ce506" table:formula="of:=[DataEntry.E12]" office:value-type="float" office:value="0" calcext:value-type="float">
            <text:p>0.00</text:p>
          </table:table-cell>
          <table:table-cell table:style-name="ce497" table:formula="of:=[DataEntry.F12]" office:value-type="float" office:value="0" calcext:value-type="float">
            <text:p>0.00</text:p>
          </table:table-cell>
          <table:table-cell table:style-name="ce502" table:formula="of:=[DataEntry.G12]" office:value-type="float" office:value="0" calcext:value-type="float">
            <text:p>0.00</text:p>
          </table:table-cell>
          <table:table-cell table:style-name="ce506" table:formula="of:=[DataEntry.H12]" office:value-type="float" office:value="0" calcext:value-type="float">
            <text:p>0.00</text:p>
          </table:table-cell>
          <table:table-cell table:style-name="ce497" table:formula="of:=[DataEntry.I12]" office:value-type="float" office:value="0" calcext:value-type="float">
            <text:p>0.00</text:p>
          </table:table-cell>
          <table:table-cell table:style-name="ce502" table:formula="of:=[DataEntry.J12]" office:value-type="float" office:value="0" calcext:value-type="float">
            <text:p>0.00</text:p>
          </table:table-cell>
          <table:table-cell table:style-name="ce506" table:formula="of:=[DataEntry.K12]" office:value-type="float" office:value="0" calcext:value-type="float">
            <text:p>0.00</text:p>
          </table:table-cell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927"/>
          <table:table-cell table:style-name="ce929" table:formula="of:=IF([.AB116]&lt;&gt;[.AD116];&quot;Change&quot;;&quot;&quot;)">
            <text:p/>
          </table:table-cell>
          <table:table-cell table:style-name="ce934" table:formula="of:=IF([.T195]=&quot;&quot;;&quot;&quot;;[.T195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3]" office:value-type="float" office:value="0" calcext:value-type="float">
            <text:p>0.00</text:p>
          </table:table-cell>
          <table:table-cell table:style-name="ce503" table:formula="of:=[DataEntry.D13]" office:value-type="float" office:value="0" calcext:value-type="float">
            <text:p>0.00</text:p>
          </table:table-cell>
          <table:table-cell table:style-name="ce507" table:formula="of:=[DataEntry.E13]" office:value-type="float" office:value="0" calcext:value-type="float">
            <text:p>0.00</text:p>
          </table:table-cell>
          <table:table-cell table:style-name="ce498" table:formula="of:=[DataEntry.F13]" office:value-type="float" office:value="0" calcext:value-type="float">
            <text:p>0.00</text:p>
          </table:table-cell>
          <table:table-cell table:style-name="ce503" table:formula="of:=[DataEntry.G13]" office:value-type="float" office:value="0" calcext:value-type="float">
            <text:p>0.00</text:p>
          </table:table-cell>
          <table:table-cell table:style-name="ce507" table:formula="of:=[DataEntry.H13]" office:value-type="float" office:value="0" calcext:value-type="float">
            <text:p>0.00</text:p>
          </table:table-cell>
          <table:table-cell table:style-name="ce498" table:formula="of:=[DataEntry.I13]" office:value-type="float" office:value="0" calcext:value-type="float">
            <text:p>0.00</text:p>
          </table:table-cell>
          <table:table-cell table:style-name="ce503" table:formula="of:=[DataEntry.J13]" office:value-type="float" office:value="0" calcext:value-type="float">
            <text:p>0.00</text:p>
          </table:table-cell>
          <table:table-cell table:style-name="ce507" table:formula="of:=[DataEntry.K13]" office:value-type="float" office:value="0" calcext:value-type="float">
            <text:p>0.00</text:p>
          </table:table-cell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927"/>
          <table:table-cell table:style-name="ce929" table:formula="of:=IF([.AB117]&lt;&gt;[.AD117];&quot;Change&quot;;&quot;&quot;)">
            <text:p/>
          </table:table-cell>
          <table:table-cell table:style-name="ce934" table:formula="of:=IF([.T196]=&quot;&quot;;&quot;&quot;;[.T196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style-name="ce408"/>
          <table:table-cell table:number-columns-repeated="2"/>
          <table:table-cell table:style-name="ce604" office:value-type="string" calcext:value-type="string">
            <text:p>Physical Inspection</text:p>
          </table:table-cell>
          <table:table-cell table:number-columns-repeated="6"/>
          <table:table-cell table:style-name="ce693" table:formula="of:=IF([.O83]=2;&quot;NO&quot;;&quot;&quot;)">
            <text:p/>
          </table:table-cell>
          <table:table-cell/>
          <table:table-cell table:style-name="ce485" office:value-type="string" calcext:value-type="string">
            <text:p>Mag 3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14]" office:value-type="float" office:value="0" calcext:value-type="float">
            <text:p>0.00</text:p>
          </table:table-cell>
          <table:table-cell table:style-name="ce501" table:formula="of:=[DataEntry.D14]" office:value-type="float" office:value="0" calcext:value-type="float">
            <text:p>0.00</text:p>
          </table:table-cell>
          <table:table-cell table:style-name="ce505" table:formula="of:=[DataEntry.E14]" office:value-type="float" office:value="0" calcext:value-type="float">
            <text:p>0.00</text:p>
          </table:table-cell>
          <table:table-cell table:style-name="ce496" table:formula="of:=[DataEntry.F14]" office:value-type="float" office:value="0" calcext:value-type="float">
            <text:p>0.00</text:p>
          </table:table-cell>
          <table:table-cell table:style-name="ce501" table:formula="of:=[DataEntry.G14]" office:value-type="float" office:value="0" calcext:value-type="float">
            <text:p>0.00</text:p>
          </table:table-cell>
          <table:table-cell table:style-name="ce505" table:formula="of:=[DataEntry.H14]" office:value-type="float" office:value="0" calcext:value-type="float">
            <text:p>0.00</text:p>
          </table:table-cell>
          <table:table-cell table:style-name="ce496" table:formula="of:=[DataEntry.I14]" office:value-type="float" office:value="0" calcext:value-type="float">
            <text:p>0.00</text:p>
          </table:table-cell>
          <table:table-cell table:style-name="ce501" table:formula="of:=[DataEntry.J14]" office:value-type="float" office:value="0" calcext:value-type="float">
            <text:p>0.00</text:p>
          </table:table-cell>
          <table:table-cell table:style-name="ce505" table:formula="of:=[DataEntry.K14]" office:value-type="float" office:value="0" calcext:value-type="float">
            <text:p>0.00</text:p>
          </table:table-cell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927"/>
          <table:table-cell table:style-name="ce929" table:formula="of:=IF([.AB118]&lt;&gt;[.AD118];&quot;Change&quot;;&quot;&quot;)">
            <text:p/>
          </table:table-cell>
          <table:table-cell table:style-name="ce934" table:formula="of:=IF([.T197]=&quot;&quot;;&quot;&quot;;[.T197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System clean and free of debris</text:p>
          </table:table-cell>
          <table:table-cell table:number-columns-repeated="6"/>
          <table:table-cell table:style-name="ce683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693" table:formula="of:=IF([.O84]=2;&quot;NO&quot;;&quot;&quot;)">
            <text:p/>
          </table:table-cell>
          <table:table-cell/>
          <table:table-cell table:style-name="ce486" table:formula="of:=IF([.O120]&lt;&gt;&quot;&quot;;[.O120];IF([.AB71]=&quot;&quot;;&quot;&quot;;[.AB71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15]" office:value-type="float" office:value="0" calcext:value-type="float">
            <text:p>0.00</text:p>
          </table:table-cell>
          <table:table-cell table:style-name="ce502" table:formula="of:=[DataEntry.D15]" office:value-type="float" office:value="0" calcext:value-type="float">
            <text:p>0.00</text:p>
          </table:table-cell>
          <table:table-cell table:style-name="ce506" table:formula="of:=[DataEntry.E15]" office:value-type="float" office:value="0" calcext:value-type="float">
            <text:p>0.00</text:p>
          </table:table-cell>
          <table:table-cell table:style-name="ce497" table:formula="of:=[DataEntry.F15]" office:value-type="float" office:value="0" calcext:value-type="float">
            <text:p>0.00</text:p>
          </table:table-cell>
          <table:table-cell table:style-name="ce502" table:formula="of:=[DataEntry.G15]" office:value-type="float" office:value="0" calcext:value-type="float">
            <text:p>0.00</text:p>
          </table:table-cell>
          <table:table-cell table:style-name="ce506" table:formula="of:=[DataEntry.H15]" office:value-type="float" office:value="0" calcext:value-type="float">
            <text:p>0.00</text:p>
          </table:table-cell>
          <table:table-cell table:style-name="ce497" table:formula="of:=[DataEntry.I15]" office:value-type="float" office:value="0" calcext:value-type="float">
            <text:p>0.00</text:p>
          </table:table-cell>
          <table:table-cell table:style-name="ce502" table:formula="of:=[DataEntry.J15]" office:value-type="float" office:value="0" calcext:value-type="float">
            <text:p>0.00</text:p>
          </table:table-cell>
          <table:table-cell table:style-name="ce506" table:formula="of:=[DataEntry.K15]" office:value-type="float" office:value="0" calcext:value-type="float">
            <text:p>0.00</text:p>
          </table:table-cell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927"/>
          <table:table-cell table:style-name="ce929" table:formula="of:=IF([.AB119]&lt;&gt;[.AD119];&quot;Change&quot;;&quot;&quot;)">
            <text:p/>
          </table:table-cell>
          <table:table-cell table:style-name="ce934" table:formula="of:=IF([.T198]=&quot;&quot;;&quot;&quot;;[.T198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All cables free from excessive wear or restraints</text:p>
          </table:table-cell>
          <table:table-cell table:number-columns-repeated="6"/>
          <table:table-cell table:style-name="ce683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693" table:formula="of:=IF([.O85]=2;&quot;NO&quot;;&quot;&quot;)">
            <text:p/>
          </table:table-cell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6]" office:value-type="float" office:value="0" calcext:value-type="float">
            <text:p>0.00</text:p>
          </table:table-cell>
          <table:table-cell table:style-name="ce503" table:formula="of:=[DataEntry.D16]" office:value-type="float" office:value="0" calcext:value-type="float">
            <text:p>0.00</text:p>
          </table:table-cell>
          <table:table-cell table:style-name="ce507" table:formula="of:=[DataEntry.E16]" office:value-type="float" office:value="0" calcext:value-type="float">
            <text:p>0.00</text:p>
          </table:table-cell>
          <table:table-cell table:style-name="ce498" table:formula="of:=[DataEntry.F16]" office:value-type="float" office:value="0" calcext:value-type="float">
            <text:p>0.00</text:p>
          </table:table-cell>
          <table:table-cell table:style-name="ce503" table:formula="of:=[DataEntry.G16]" office:value-type="float" office:value="0" calcext:value-type="float">
            <text:p>0.00</text:p>
          </table:table-cell>
          <table:table-cell table:style-name="ce507" table:formula="of:=[DataEntry.H16]" office:value-type="float" office:value="0" calcext:value-type="float">
            <text:p>0.00</text:p>
          </table:table-cell>
          <table:table-cell table:style-name="ce498" table:formula="of:=[DataEntry.I16]" office:value-type="float" office:value="0" calcext:value-type="float">
            <text:p>0.00</text:p>
          </table:table-cell>
          <table:table-cell table:style-name="ce503" table:formula="of:=[DataEntry.J16]" office:value-type="float" office:value="0" calcext:value-type="float">
            <text:p>0.00</text:p>
          </table:table-cell>
          <table:table-cell table:style-name="ce507" table:formula="of:=[DataEntry.K16]" office:value-type="float" office:value="0" calcext:value-type="float">
            <text:p>0.00</text:p>
          </table:table-cell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927"/>
          <table:table-cell table:style-name="ce929" table:formula="of:=IF([.AB120]&lt;&gt;[.AD120];&quot;Change&quot;;&quot;&quot;)">
            <text:p/>
          </table:table-cell>
          <table:table-cell table:style-name="ce934" table:formula="of:=IF([.T199]=&quot;&quot;;&quot;&quot;;[.T199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System free of missing or damaged components</text:p>
          </table:table-cell>
          <table:table-cell table:number-columns-repeated="6"/>
          <table:table-cell table:style-name="ce683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693" table:formula="of:=IF([.O86]=2;&quot;NO&quot;;&quot;&quot;)">
            <text:p/>
          </table:table-cell>
          <table:table-cell/>
          <table:table-cell table:style-name="ce485" office:value-type="string" calcext:value-type="string">
            <text:p>Mag 4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17]" office:value-type="float" office:value="0" calcext:value-type="float">
            <text:p>0.00</text:p>
          </table:table-cell>
          <table:table-cell table:style-name="ce501" table:formula="of:=[DataEntry.D17]" office:value-type="float" office:value="0" calcext:value-type="float">
            <text:p>0.00</text:p>
          </table:table-cell>
          <table:table-cell table:style-name="ce505" table:formula="of:=[DataEntry.E17]" office:value-type="float" office:value="0" calcext:value-type="float">
            <text:p>0.00</text:p>
          </table:table-cell>
          <table:table-cell table:style-name="ce496" table:formula="of:=[DataEntry.F17]" office:value-type="float" office:value="0" calcext:value-type="float">
            <text:p>0.00</text:p>
          </table:table-cell>
          <table:table-cell table:style-name="ce501" table:formula="of:=[DataEntry.G17]" office:value-type="float" office:value="0" calcext:value-type="float">
            <text:p>0.00</text:p>
          </table:table-cell>
          <table:table-cell table:style-name="ce505" table:formula="of:=[DataEntry.H17]" office:value-type="float" office:value="0" calcext:value-type="float">
            <text:p>0.00</text:p>
          </table:table-cell>
          <table:table-cell table:style-name="ce496" table:formula="of:=[DataEntry.I17]" office:value-type="float" office:value="0" calcext:value-type="float">
            <text:p>0.00</text:p>
          </table:table-cell>
          <table:table-cell table:style-name="ce501" table:formula="of:=[DataEntry.J17]" office:value-type="float" office:value="0" calcext:value-type="float">
            <text:p>0.00</text:p>
          </table:table-cell>
          <table:table-cell table:style-name="ce505" table:formula="of:=[DataEntry.K17]" office:value-type="float" office:value="0" calcext:value-type="float">
            <text:p>0.00</text:p>
          </table:table-cell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927"/>
          <table:table-cell table:style-name="ce929" table:formula="of:=IF([.AB121]&lt;&gt;[.AD121];&quot;Change&quot;;&quot;&quot;)">
            <text:p/>
          </table:table-cell>
          <table:table-cell table:style-name="ce934" table:formula="of:=IF([.T200]=&quot;&quot;;&quot;&quot;;[.T200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Tube support movements and locks are acceptable</text:p>
          </table:table-cell>
          <table:table-cell table:number-columns-repeated="6"/>
          <table:table-cell table:style-name="ce683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693" table:formula="of:=IF([.O87]=2;&quot;NO&quot;;&quot;&quot;)">
            <text:p/>
          </table:table-cell>
          <table:table-cell/>
          <table:table-cell table:style-name="ce486" table:formula="of:=IF([.O123]&lt;&gt;&quot;&quot;;[.O123];IF([.AB72]=&quot;&quot;;&quot;&quot;;[.AB72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18]" office:value-type="float" office:value="0" calcext:value-type="float">
            <text:p>0.00</text:p>
          </table:table-cell>
          <table:table-cell table:style-name="ce502" table:formula="of:=[DataEntry.D18]" office:value-type="float" office:value="0" calcext:value-type="float">
            <text:p>0.00</text:p>
          </table:table-cell>
          <table:table-cell table:style-name="ce506" table:formula="of:=[DataEntry.E18]" office:value-type="float" office:value="0" calcext:value-type="float">
            <text:p>0.00</text:p>
          </table:table-cell>
          <table:table-cell table:style-name="ce497" table:formula="of:=[DataEntry.F18]" office:value-type="float" office:value="0" calcext:value-type="float">
            <text:p>0.00</text:p>
          </table:table-cell>
          <table:table-cell table:style-name="ce502" table:formula="of:=[DataEntry.G18]" office:value-type="float" office:value="0" calcext:value-type="float">
            <text:p>0.00</text:p>
          </table:table-cell>
          <table:table-cell table:style-name="ce506" table:formula="of:=[DataEntry.H18]" office:value-type="float" office:value="0" calcext:value-type="float">
            <text:p>0.00</text:p>
          </table:table-cell>
          <table:table-cell table:style-name="ce497" table:formula="of:=[DataEntry.I18]" office:value-type="float" office:value="0" calcext:value-type="float">
            <text:p>0.00</text:p>
          </table:table-cell>
          <table:table-cell table:style-name="ce502" table:formula="of:=[DataEntry.J18]" office:value-type="float" office:value="0" calcext:value-type="float">
            <text:p>0.00</text:p>
          </table:table-cell>
          <table:table-cell table:style-name="ce506" table:formula="of:=[DataEntry.K18]" office:value-type="float" office:value="0" calcext:value-type="float">
            <text:p>0.00</text:p>
          </table:table-cell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927"/>
          <table:table-cell table:style-name="ce929" table:formula="of:=IF([.AB122]&lt;&gt;[.AD122];&quot;Change&quot;;&quot;&quot;)">
            <text:p/>
          </table:table-cell>
          <table:table-cell table:style-name="ce934" table:formula="of:=IF([.T201]=&quot;&quot;;&quot;&quot;;[.T201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All other movements and locks functional</text:p>
          </table:table-cell>
          <table:table-cell table:number-columns-repeated="6"/>
          <table:table-cell table:style-name="ce683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686"/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9]" office:value-type="float" office:value="0" calcext:value-type="float">
            <text:p>0.00</text:p>
          </table:table-cell>
          <table:table-cell table:style-name="ce503" table:formula="of:=[DataEntry.D19]" office:value-type="float" office:value="0" calcext:value-type="float">
            <text:p>0.00</text:p>
          </table:table-cell>
          <table:table-cell table:style-name="ce507" table:formula="of:=[DataEntry.E19]" office:value-type="float" office:value="0" calcext:value-type="float">
            <text:p>0.00</text:p>
          </table:table-cell>
          <table:table-cell table:style-name="ce498" table:formula="of:=[DataEntry.F19]" office:value-type="float" office:value="0" calcext:value-type="float">
            <text:p>0.00</text:p>
          </table:table-cell>
          <table:table-cell table:style-name="ce503" table:formula="of:=[DataEntry.G19]" office:value-type="float" office:value="0" calcext:value-type="float">
            <text:p>0.00</text:p>
          </table:table-cell>
          <table:table-cell table:style-name="ce507" table:formula="of:=[DataEntry.H19]" office:value-type="float" office:value="0" calcext:value-type="float">
            <text:p>0.00</text:p>
          </table:table-cell>
          <table:table-cell table:style-name="ce498" table:formula="of:=[DataEntry.I19]" office:value-type="float" office:value="0" calcext:value-type="float">
            <text:p>0.00</text:p>
          </table:table-cell>
          <table:table-cell table:style-name="ce503" table:formula="of:=[DataEntry.J19]" office:value-type="float" office:value="0" calcext:value-type="float">
            <text:p>0.00</text:p>
          </table:table-cell>
          <table:table-cell table:style-name="ce507" table:formula="of:=[DataEntry.K19]" office:value-type="float" office:value="0" calcext:value-type="float">
            <text:p>0.00</text:p>
          </table:table-cell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927"/>
          <table:table-cell table:style-name="ce929" table:formula="of:=IF([.AB123]&lt;&gt;[.AD123];&quot;Change&quot;;&quot;&quot;)">
            <text:p/>
          </table:table-cell>
          <table:table-cell table:style-name="ce934" table:formula="of:=IF([.T202]=&quot;&quot;;&quot;&quot;;[.T202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 table:formula="of:=[DataEntry.C20]" office:value-type="float" office:value="0" calcext:value-type="float">
            <text:p>0.00</text:p>
          </table:table-cell>
          <table:table-cell table:style-name="ce504" table:formula="of:=[DataEntry.D20]" office:value-type="float" office:value="0" calcext:value-type="float">
            <text:p>0.00</text:p>
          </table:table-cell>
          <table:table-cell table:style-name="ce508" table:formula="of:=[DataEntry.E20]" office:value-type="float" office:value="0" calcext:value-type="float">
            <text:p>0.00</text:p>
          </table:table-cell>
          <table:table-cell table:style-name="ce499" table:formula="of:=[DataEntry.F20]" office:value-type="float" office:value="0" calcext:value-type="float">
            <text:p>0.00</text:p>
          </table:table-cell>
          <table:table-cell table:style-name="ce504" table:formula="of:=[DataEntry.G20]" office:value-type="float" office:value="0" calcext:value-type="float">
            <text:p>0.00</text:p>
          </table:table-cell>
          <table:table-cell table:style-name="ce508" table:formula="of:=[DataEntry.H20]" office:value-type="float" office:value="0" calcext:value-type="float">
            <text:p>0.00</text:p>
          </table:table-cell>
          <table:table-cell table:style-name="ce499" table:formula="of:=[DataEntry.I20]" office:value-type="float" office:value="0" calcext:value-type="float">
            <text:p>0.00</text:p>
          </table:table-cell>
          <table:table-cell table:style-name="ce504" table:formula="of:=[DataEntry.J20]" office:value-type="float" office:value="0" calcext:value-type="float">
            <text:p>0.00</text:p>
          </table:table-cell>
          <table:table-cell table:style-name="ce508" table:formula="of:=[DataEntry.K20]" office:value-type="float" office:value="0" calcext:value-type="float">
            <text:p>0.00</text:p>
          </table:table-cell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927"/>
          <table:table-cell table:style-name="ce929" table:formula="of:=IF([.AB124]&lt;&gt;[.AD124];&quot;Change&quot;;&quot;&quot;)">
            <text:p/>
          </table:table-cell>
          <table:table-cell table:style-name="ce934" table:formula="of:=IF([.T203]=&quot;&quot;;&quot;&quot;;[.T203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office:value-type="string" calcext:value-type="string">
            <text:p>Last Year:</text:p>
          </table:table-cell>
          <table:table-cell table:style-name="ce797" table:formula="of:=IF([.AB84]=&quot;&quot;;&quot;&quot;;[.AB84])">
            <text:p/>
          </table:table-cell>
          <table:table-cell table:style-name="ce839" table:formula="of:=IF([.AB85]=&quot;&quot;;&quot;&quot;;[.AB85])">
            <text:p/>
          </table:table-cell>
          <table:table-cell table:style-name="ce860" table:formula="of:=IF([.AB86]=&quot;&quot;;&quot;&quot;;[.AB86])">
            <text:p/>
          </table:table-cell>
          <table:table-cell table:style-name="ce797" table:formula="of:=IF([.AB87]=&quot;&quot;;&quot;&quot;;[.AB87])">
            <text:p/>
          </table:table-cell>
          <table:table-cell table:style-name="ce839" table:formula="of:=IF([.AB88]=&quot;&quot;;&quot;&quot;;[.AB88])">
            <text:p/>
          </table:table-cell>
          <table:table-cell table:style-name="ce860" table:formula="of:=IF([.AB89]=&quot;&quot;;&quot;&quot;;[.AB89])">
            <text:p/>
          </table:table-cell>
          <table:table-cell table:style-name="ce797" table:formula="of:=IF([.AB90]=&quot;&quot;;&quot;&quot;;[.AB90])">
            <text:p/>
          </table:table-cell>
          <table:table-cell table:style-name="ce839" table:formula="of:=IF([.AB91]=&quot;&quot;;&quot;&quot;;[.AB91])">
            <text:p/>
          </table:table-cell>
          <table:table-cell table:style-name="ce860" table:formula="of:=IF([.AB92]=&quot;&quot;;&quot;&quot;;[.AB92])">
            <text:p/>
          </table:table-cell>
          <table:table-cell table:style-name="ce427"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927"/>
          <table:table-cell table:style-name="ce929" table:formula="of:=IF([.AB125]&lt;&gt;[.AD125];&quot;Change&quot;;&quot;&quot;)">
            <text:p/>
          </table:table-cell>
          <table:table-cell table:style-name="ce934" table:formula="of:=IF([.T204]=&quot;&quot;;&quot;&quot;;[.T204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2" office:value-type="string" calcext:value-type="string">
            <text:p>*Measured at: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YES" calcext:value-type="string">
            <text:p>YES</text:p>
          </table:table-cell>
          <table:table-cell/>
          <table:table-cell table:style-name="ce528" office:value-type="string" calcext:value-type="string">
            <text:p>Receptor Entr Exp Dig Acq</text:p>
          </table:table-cell>
          <table:table-cell table:style-name="ce427" table:number-columns-repeated="13"/>
          <table:table-cell table:number-columns-repeated="984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490"/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927"/>
          <table:table-cell table:style-name="ce929" table:formula="of:=IF([.AB127]&lt;&gt;[.AD127];&quot;Change&quot;;&quot;&quot;)">
            <text:p/>
          </table:table-cell>
          <table:table-cell table:style-name="ce934" table:formula="of:=IF([.T214]=&quot;&quot;;&quot;&quot;;[.T214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490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927"/>
          <table:table-cell table:style-name="ce929" table:formula="of:=IF([.AB128]&lt;&gt;[.AD128];&quot;Change&quot;;&quot;&quot;)">
            <text:p/>
          </table:table-cell>
          <table:table-cell table:style-name="ce934" table:formula="of:=IF([.T215]=&quot;&quot;;&quot;&quot;;[.T215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490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927"/>
          <table:table-cell table:style-name="ce929" table:formula="of:=IF([.AB129]&lt;&gt;[.AD129];&quot;Change&quot;;&quot;&quot;)">
            <text:p/>
          </table:table-cell>
          <table:table-cell table:style-name="ce934" table:formula="of:=IF([.T216]=&quot;&quot;;&quot;&quot;;[.T216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table-cell table:style-name="ce488"/>
          <table:table-cell table:style-name="ce543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490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927"/>
          <table:table-cell table:style-name="ce929" table:formula="of:=IF([.AB130]&lt;&gt;[.AD130];&quot;Change&quot;;&quot;&quot;)">
            <text:p/>
          </table:table-cell>
          <table:table-cell table:style-name="ce934" table:formula="of:=IF([.T217]=&quot;&quot;;&quot;&quot;;[.T217])">
            <text:p/>
          </table:table-cell>
          <table:table-cell table:style-name="ce427"/>
          <table:table-cell table:style-name="ce427" office:value-type="float" office:value="0.07" calcext:value-type="float">
            <text:p>0.07</text:p>
          </table:table-cell>
          <table:table-cell table:style-name="ce427" table:number-columns-repeated="8"/>
          <table:table-cell table:number-columns-repeated="984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488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490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927"/>
          <table:table-cell table:style-name="ce929" table:formula="of:=IF([.AB131]&lt;&gt;[.AD131];&quot;Change&quot;;&quot;&quot;)">
            <text:p/>
          </table:table-cell>
          <table:table-cell table:style-name="ce934" table:formula="of:=IF([.T218]=&quot;&quot;;&quot;&quot;;[.T218])">
            <text:p/>
          </table:table-cell>
          <table:table-cell table:style-name="ce427"/>
          <table:table-cell table:style-name="ce427" office:value-type="float" office:value="0.24" calcext:value-type="float">
            <text:p>0.24</text:p>
          </table:table-cell>
          <table:table-cell table:style-name="ce427" table:number-columns-repeated="8"/>
          <table:table-cell table:number-columns-repeated="984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488"/>
          <table:table-cell/>
          <table:table-cell table:style-name="ce544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490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927"/>
          <table:table-cell table:style-name="ce929" table:formula="of:=IF([.AB132]&lt;&gt;[.AD132];&quot;Change&quot;;&quot;&quot;)">
            <text:p/>
          </table:table-cell>
          <table:table-cell table:style-name="ce934" table:formula="of:=IF([.T219]=&quot;&quot;;&quot;&quot;;[.T219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135]&lt;&gt;&quot;&quot;;[.Q135];IF([.AB232]=&quot;&quot;;&quot;&quot;;[.AB232]))">
            <text:p/>
          </table:table-cell>
          <table:table-cell table:style-name="ce574" table:number-columns-repeated="7"/>
          <table:table-cell table:style-name="ce490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927"/>
          <table:table-cell table:style-name="ce929" table:formula="of:=IF([.AB133]&lt;&gt;[.AD133];&quot;Change&quot;;&quot;&quot;)">
            <text:p/>
          </table:table-cell>
          <table:table-cell table:style-name="ce934" table:formula="of:=IF([.T220]=&quot;&quot;;&quot;&quot;;[.T220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133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927"/>
          <table:table-cell table:style-name="ce929" table:formula="of:=IF([.AB134]&lt;&gt;[.AD134];&quot;Change&quot;;&quot;&quot;)">
            <text:p/>
          </table:table-cell>
          <table:table-cell table:style-name="ce934" table:formula="of:=IF([.T221]=&quot;&quot;;&quot;&quot;;[.T221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5"/>
          <table:table-cell table:style-name="ce533" office:value-type="string" calcext:value-type="string">
            <text:p>Half Value Layer Measurement</text:p>
          </table:table-cell>
          <table:table-cell table:style-name="ce398" table:number-columns-repeated="4"/>
          <table:table-cell table:style-name="ce331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927"/>
          <table:table-cell table:style-name="ce929" table:formula="of:=IF([.AB135]&lt;&gt;[.AD135];&quot;Change&quot;;&quot;&quot;)">
            <text:p/>
          </table:table-cell>
          <table:table-cell table:style-name="ce934" table:formula="of:=IF([.T222]=&quot;&quot;;&quot;&quot;;[.T222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927"/>
          <table:table-cell table:style-name="ce929" table:formula="of:=IF([.AB136]&lt;&gt;[.AD136];&quot;Change&quot;;&quot;&quot;)">
            <text:p/>
          </table:table-cell>
          <table:table-cell table:style-name="ce934" table:formula="of:=IF([.T223]=&quot;&quot;;&quot;&quot;;[.T223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0"/>
          <table:table-cell/>
          <table:table-cell table:style-name="ce564" office:value-type="string" calcext:value-type="string">
            <text:p>Set kVp:</text:p>
          </table:table-cell>
          <table:table-cell table:style-name="ce531" table:formula="of:=IF([.O173]=&quot;&quot;;&quot;&quot;;[.O173])">
            <text:p/>
          </table:table-cell>
          <table:table-cell table:number-columns-repeated="6"/>
          <table:table-cell table:style-name="ce686"/>
          <table:table-cell/>
          <table:table-cell table:style-name="ce489" table:formula="of:=IF([.$U$137]=1;&quot;Patient Entrance Exposure Rate – Pulse Fluroscopy&quot;;&quot;Patient Entrance Exposure Rate – Digital Acquisition&quot;)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494" table:number-columns-repeated="4"/>
          <table:table-cell table:style-name="ce873" office:value-type="string" calcext:value-type="string">
            <text:p>Mode:</text:p>
          </table:table-cell>
          <table:table-cell table:style-name="ce500" office:value-type="float" office:value="1" calcext:value-type="float">
            <text:p>1</text:p>
          </table:table-cell>
          <table:table-cell table:style-name="ce855" office:value-type="string" calcext:value-type="string">
            <text:p>Enter 1 for Pulse fluoro, 2 for digital acquisition mode</text:p>
          </table:table-cell>
          <table:table-cell table:style-name="ce494" table:number-columns-repeated="2"/>
          <table:table-cell table:style-name="ce509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927"/>
          <table:table-cell table:style-name="ce929" table:formula="of:=IF([.AB137]&lt;&gt;[.AD137];&quot;Change&quot;;&quot;&quot;)">
            <text:p/>
          </table:table-cell>
          <table:table-cell table:style-name="ce934" table:formula="of:=IF([.T224]=&quot;&quot;;&quot;&quot;;[.T224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4" office:value-type="string" calcext:value-type="string">
            <text:p>Image</text:p>
          </table:table-cell>
          <table:table-cell table:style-name="ce490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495" table:formula="of:=IF([.R138]&lt;&gt;&quot;&quot;;[.R138];IF([.AB107]=&quot;&quot;;&quot;&quot;;[.AB107]))">
            <text:p/>
          </table:table-cell>
          <table:table-cell table:style-name="ce500"/>
          <table:table-cell table:style-name="ce490"/>
          <table:table-cell table:style-name="ce495" table:formula="of:=IF([.U138]&lt;&gt;&quot;&quot;;[.U138];IF([.AB108]=&quot;&quot;;&quot;&quot;;[.AB108]))">
            <text:p/>
          </table:table-cell>
          <table:table-cell table:style-name="ce500"/>
          <table:table-cell table:style-name="ce490"/>
          <table:table-cell table:style-name="ce495" table:formula="of:=IF([.X138]&lt;&gt;&quot;&quot;;[.X138];IF([.AB109]=&quot;&quot;;&quot;&quot;;[.AB109]))">
            <text:p/>
          </table:table-cell>
          <table:table-cell table:style-name="ce500"/>
          <table:table-cell table:style-name="ce490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927"/>
          <table:table-cell table:style-name="ce929" table:formula="of:=IF([.AB138]&lt;&gt;[.AD138];&quot;Change&quot;;&quot;&quot;)">
            <text:p/>
          </table:table-cell>
          <table:table-cell table:style-name="ce934" table:formula="of:=IF([.T225]=&quot;&quot;;&quot;&quot;;[.T225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510"/>
          <table:table-cell/>
          <table:table-cell table:style-name="ce97" office:value-type="string" calcext:value-type="string">
            <text:p>Al (mm)</text:p>
          </table:table-cell>
          <table:table-cell table:number-columns-repeated="2" table:style-name="ce97" office:value-type="string" calcext:value-type="string">
            <text:p>mGy/min</text:p>
          </table:table-cell>
          <table:table-cell/>
          <table:table-cell table:style-name="ce564" office:value-type="string" calcext:value-type="string">
            <text:p>Measured HVL:</text:p>
          </table:table-cell>
          <table:table-cell table:style-name="ce673" table:formula="of:=[.X174]" office:value-type="string" office:string-value="TBD" calcext:value-type="string">
            <text:p>TBD</text:p>
          </table:table-cell>
          <table:table-cell table:number-columns-repeated="2"/>
          <table:table-cell table:style-name="ce686"/>
          <table:table-cell/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792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484"/>
          <table:table-cell table:style-name="ce872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484"/>
          <table:table-cell table:style-name="ce872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484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927"/>
          <table:table-cell table:style-name="ce929" table:formula="of:=IF([.AB139]&lt;&gt;[.AD139];&quot;Change&quot;;&quot;&quot;)">
            <text:p/>
          </table:table-cell>
          <table:table-cell table:style-name="ce934" table:formula="of:=IF([.T226]=&quot;&quot;;&quot;&quot;;[.T226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style-name="ce510"/>
          <table:table-cell/>
          <table:table-cell table:style-name="ce568" table:formula="of:=[.Q173]" office:value-type="float" office:value="0" calcext:value-type="float">
            <text:p>0.0</text:p>
          </table:table-cell>
          <table:table-cell table:style-name="ce605" table:formula="of:=IF([.R173]=&quot;&quot;;&quot;&quot;;[.R173])">
            <text:p/>
          </table:table-cell>
          <table:table-cell table:style-name="ce605" table:formula="of:=IF([.R174]=&quot;&quot;;&quot;&quot;;[.R174])">
            <text:p/>
          </table:table-cell>
          <table:table-cell/>
          <table:table-cell table:style-name="ce564" office:value-type="string" calcext:value-type="string">
            <text:p>HVL Acceptable:</text:p>
          </table:table-cell>
          <table:table-cell table:style-name="ce674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686"/>
          <table:table-cell/>
          <table:table-cell table:style-name="ce48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927"/>
          <table:table-cell table:style-name="ce929" table:formula="of:=IF([.AB140]&lt;&gt;[.AD140];&quot;Change&quot;;&quot;&quot;)">
            <text:p/>
          </table:table-cell>
          <table:table-cell table:style-name="ce934" table:formula="of:=IF([.T227]=&quot;&quot;;&quot;&quot;;[.T227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style-name="ce510"/>
          <table:table-cell/>
          <table:table-cell table:style-name="ce568" table:formula="of:=IF([.Q175]=&quot;&quot;;&quot;&quot;;[.Q175])">
            <text:p/>
          </table:table-cell>
          <table:table-cell table:style-name="ce605" table:formula="of:=IF([.R175]=&quot;&quot;;&quot;&quot;;[.R175])">
            <text:p/>
          </table:table-cell>
          <table:table-cell table:style-name="ce605" table:formula="of:=IF([.R176]=&quot;&quot;;&quot;&quot;;[.R176])">
            <text:p/>
          </table:table-cell>
          <table:table-cell/>
          <table:table-cell table:style-name="ce427" table:number-columns-repeated="2"/>
          <table:table-cell table:number-columns-repeated="2"/>
          <table:table-cell table:style-name="ce686"/>
          <table:table-cell/>
          <table:table-cell table:style-name="ce485" office:value-type="string" calcext:value-type="string">
            <text:p>Normal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26]" office:value-type="float" office:value="0" calcext:value-type="float">
            <text:p>0.00</text:p>
          </table:table-cell>
          <table:table-cell table:style-name="ce501" table:formula="of:=[DataEntry.D26]" office:value-type="float" office:value="0" calcext:value-type="float">
            <text:p>0.00</text:p>
          </table:table-cell>
          <table:table-cell table:style-name="ce505" table:formula="of:=[DataEntry.E26]" office:value-type="float" office:value="0" calcext:value-type="float">
            <text:p>0.00</text:p>
          </table:table-cell>
          <table:table-cell table:style-name="ce496" table:formula="of:=[DataEntry.F26]" office:value-type="float" office:value="0" calcext:value-type="float">
            <text:p>0.00</text:p>
          </table:table-cell>
          <table:table-cell table:style-name="ce501" table:formula="of:=[DataEntry.G26]" office:value-type="float" office:value="0" calcext:value-type="float">
            <text:p>0.00</text:p>
          </table:table-cell>
          <table:table-cell table:style-name="ce505" table:formula="of:=[DataEntry.H26]" office:value-type="float" office:value="0" calcext:value-type="float">
            <text:p>0.00</text:p>
          </table:table-cell>
          <table:table-cell table:style-name="ce496" table:formula="of:=[DataEntry.I26]" office:value-type="float" office:value="0" calcext:value-type="float">
            <text:p>0.00</text:p>
          </table:table-cell>
          <table:table-cell table:style-name="ce501" table:formula="of:=[DataEntry.J26]" office:value-type="float" office:value="0" calcext:value-type="float">
            <text:p>0.00</text:p>
          </table:table-cell>
          <table:table-cell table:style-name="ce505" table:formula="of:=[DataEntry.K26]" office:value-type="float" office:value="0" calcext:value-type="float">
            <text:p>0.00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927"/>
          <table:table-cell table:style-name="ce929" table:formula="of:=IF([.AB141]&lt;&gt;[.AD141];&quot;Change&quot;;&quot;&quot;)">
            <text:p/>
          </table:table-cell>
          <table:table-cell table:style-name="ce934" table:formula="of:=IF([.T228]=&quot;&quot;;&quot;&quot;;[.T228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510"/>
          <table:table-cell/>
          <table:table-cell table:style-name="ce568" table:formula="of:=IF([.Q177]=&quot;&quot;;&quot;&quot;;[.Q177])">
            <text:p/>
          </table:table-cell>
          <table:table-cell table:style-name="ce605" table:formula="of:=IF([.R177]=&quot;&quot;;&quot;&quot;;[.R177])">
            <text:p/>
          </table:table-cell>
          <table:table-cell table:style-name="ce605" table:formula="of:=IF([.R178]=&quot;&quot;;&quot;&quot;;[.R178])">
            <text:p/>
          </table:table-cell>
          <table:table-cell/>
          <table:table-cell table:style-name="ce427"/>
          <table:table-cell table:style-name="ce675" office:value-type="string" calcext:value-type="string">
            <text:p>ACCEPTABLE RESULTS (mm Al)</text:p>
          </table:table-cell>
          <table:table-cell table:number-columns-repeated="2"/>
          <table:table-cell table:style-name="ce686"/>
          <table:table-cell/>
          <table:table-cell table:style-name="ce486" table:formula="of:=[.O110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27]" office:value-type="float" office:value="0" calcext:value-type="float">
            <text:p>0.00</text:p>
          </table:table-cell>
          <table:table-cell table:style-name="ce502" table:formula="of:=[DataEntry.D27]" office:value-type="float" office:value="0" calcext:value-type="float">
            <text:p>0.00</text:p>
          </table:table-cell>
          <table:table-cell table:style-name="ce506" table:formula="of:=[DataEntry.E27]" office:value-type="float" office:value="0" calcext:value-type="float">
            <text:p>0.00</text:p>
          </table:table-cell>
          <table:table-cell table:style-name="ce497" table:formula="of:=[DataEntry.F27]" office:value-type="float" office:value="0" calcext:value-type="float">
            <text:p>0.00</text:p>
          </table:table-cell>
          <table:table-cell table:style-name="ce502" table:formula="of:=[DataEntry.G27]" office:value-type="float" office:value="0" calcext:value-type="float">
            <text:p>0.00</text:p>
          </table:table-cell>
          <table:table-cell table:style-name="ce506" table:formula="of:=[DataEntry.H27]" office:value-type="float" office:value="0" calcext:value-type="float">
            <text:p>0.00</text:p>
          </table:table-cell>
          <table:table-cell table:style-name="ce497" table:formula="of:=[DataEntry.I27]" office:value-type="float" office:value="0" calcext:value-type="float">
            <text:p>0.00</text:p>
          </table:table-cell>
          <table:table-cell table:style-name="ce502" table:formula="of:=[DataEntry.J27]" office:value-type="float" office:value="0" calcext:value-type="float">
            <text:p>0.00</text:p>
          </table:table-cell>
          <table:table-cell table:style-name="ce506" table:formula="of:=[DataEntry.K27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Fluoro Scatter/Transmission</text:p>
          </table:table-cell>
          <table:table-cell table:style-name="ce427" table:number-columns-repeated="12"/>
          <table:table-cell table:number-columns-repeated="985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style-name="ce510"/>
          <table:table-cell/>
          <table:table-cell table:style-name="ce568" table:formula="of:=IF([.Q179]=&quot;&quot;;&quot;&quot;;[.Q179])">
            <text:p/>
          </table:table-cell>
          <table:table-cell table:style-name="ce605" table:formula="of:=IF([.R179]=&quot;&quot;;&quot;&quot;;[.R179])">
            <text:p/>
          </table:table-cell>
          <table:table-cell table:style-name="ce605" table:formula="of:=IF([.R180]=&quot;&quot;;&quot;&quot;;[.R180])">
            <text:p/>
          </table:table-cell>
          <table:table-cell/>
          <table:table-cell table:style-name="ce97"/>
          <table:table-cell table:style-name="ce564" table:formula="of:=&quot;Min acceptable HVL at &quot;&amp;[.F137]&amp;&quot; kVp:&quot;" office:value-type="string" office:string-value="Min acceptable HVL at  kVp:" calcext:value-type="string">
            <text:p>Min acceptable HVL at <text:s/>kVp:</text:p>
          </table:table-cell>
          <table:table-cell table:style-name="ce97" table:formula="of:=[.U182]" office:value-type="string" office:string-value="" calcext:value-type="error">
            <text:p>Err:502</text:p>
          </table:table-cell>
          <table:table-cell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28]" office:value-type="float" office:value="0" calcext:value-type="float">
            <text:p>0.00</text:p>
          </table:table-cell>
          <table:table-cell table:style-name="ce503" table:formula="of:=[DataEntry.D28]" office:value-type="float" office:value="0" calcext:value-type="float">
            <text:p>0.00</text:p>
          </table:table-cell>
          <table:table-cell table:style-name="ce507" table:formula="of:=[DataEntry.E28]" office:value-type="float" office:value="0" calcext:value-type="float">
            <text:p>0.00</text:p>
          </table:table-cell>
          <table:table-cell table:style-name="ce498" table:formula="of:=[DataEntry.F28]" office:value-type="float" office:value="0" calcext:value-type="float">
            <text:p>0.00</text:p>
          </table:table-cell>
          <table:table-cell table:style-name="ce503" table:formula="of:=[DataEntry.G28]" office:value-type="float" office:value="0" calcext:value-type="float">
            <text:p>0.00</text:p>
          </table:table-cell>
          <table:table-cell table:style-name="ce507" table:formula="of:=[DataEntry.H28]" office:value-type="float" office:value="0" calcext:value-type="float">
            <text:p>0.00</text:p>
          </table:table-cell>
          <table:table-cell table:style-name="ce498" table:formula="of:=[DataEntry.I28]" office:value-type="float" office:value="0" calcext:value-type="float">
            <text:p>0.00</text:p>
          </table:table-cell>
          <table:table-cell table:style-name="ce503" table:formula="of:=[DataEntry.J28]" office:value-type="float" office:value="0" calcext:value-type="float">
            <text:p>0.00</text:p>
          </table:table-cell>
          <table:table-cell table:style-name="ce507" table:formula="of:=[DataEntry.K28]" office:value-type="float" office:value="0" calcext:value-type="float">
            <text:p>0.00</text:p>
          </table:table-cell>
          <table:table-cell/>
          <table:table-cell office:value-type="string" calcext:value-type="string">
            <text:p>Transmission:</text:p>
          </table:table-cell>
          <table:table-cell table:style-name="ce927"/>
          <table:table-cell table:style-name="ce929" table:formula="of:=IF([.AB143]&lt;&gt;[.AD143];&quot;Change&quot;;&quot;&quot;)">
            <text:p/>
          </table:table-cell>
          <table:table-cell table:style-name="ce935" table:formula="of:=IF([.T237]=&quot;&quot;;&quot;&quot;;[.T237])" office:value-type="float" office:value="0" calcext:value-type="float">
            <text:p>0.00</text:p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style-name="ce510"/>
          <table:table-cell/>
          <table:table-cell table:style-name="ce568" table:formula="of:=IF([.Q181]=&quot;&quot;;&quot;&quot;;[.Q181])">
            <text:p/>
          </table:table-cell>
          <table:table-cell table:style-name="ce606" table:formula="of:=IF([.R181]=&quot;&quot;;&quot;&quot;;[.R181])">
            <text:p/>
          </table:table-cell>
          <table:table-cell table:style-name="ce606" table:formula="of:=IF([.R182]=&quot;&quot;;&quot;&quot;;[.R182])">
            <text:p/>
          </table:table-cell>
          <table:table-cell/>
          <table:table-cell table:style-name="ce97"/>
          <table:table-cell table:style-name="ce564" table:formula="of:=&quot;Desired HVL at &quot;&amp;[.F137]&amp;&quot; kVp:&quot;" office:value-type="string" office:string-value="Desired HVL at  kVp:" calcext:value-type="string">
            <text:p>Desired HVL at <text:s/>kVp:</text:p>
          </table:table-cell>
          <table:table-cell table:style-name="ce97" table:formula="of:=[.U183]" office:value-type="string" office:string-value="" calcext:value-type="error">
            <text:p>Err:502</text:p>
          </table:table-cell>
          <table:table-cell/>
          <table:table-cell table:style-name="ce686"/>
          <table:table-cell/>
          <table:table-cell table:style-name="ce485" office:value-type="string" calcext:value-type="string">
            <text:p>Mag 1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29]" office:value-type="float" office:value="0" calcext:value-type="float">
            <text:p>0.00</text:p>
          </table:table-cell>
          <table:table-cell table:style-name="ce501" table:formula="of:=[DataEntry.D29]" office:value-type="float" office:value="0" calcext:value-type="float">
            <text:p>0.00</text:p>
          </table:table-cell>
          <table:table-cell table:style-name="ce505" table:formula="of:=[DataEntry.E29]" office:value-type="float" office:value="0" calcext:value-type="float">
            <text:p>0.00</text:p>
          </table:table-cell>
          <table:table-cell table:style-name="ce496" table:formula="of:=[DataEntry.F29]" office:value-type="float" office:value="0" calcext:value-type="float">
            <text:p>0.00</text:p>
          </table:table-cell>
          <table:table-cell table:style-name="ce501" table:formula="of:=[DataEntry.G29]" office:value-type="float" office:value="0" calcext:value-type="float">
            <text:p>0.00</text:p>
          </table:table-cell>
          <table:table-cell table:style-name="ce505" table:formula="of:=[DataEntry.H29]" office:value-type="float" office:value="0" calcext:value-type="float">
            <text:p>0.00</text:p>
          </table:table-cell>
          <table:table-cell table:style-name="ce496" table:formula="of:=[DataEntry.I29]" office:value-type="float" office:value="0" calcext:value-type="float">
            <text:p>0.00</text:p>
          </table:table-cell>
          <table:table-cell table:style-name="ce501" table:formula="of:=[DataEntry.J29]" office:value-type="float" office:value="0" calcext:value-type="float">
            <text:p>0.00</text:p>
          </table:table-cell>
          <table:table-cell table:style-name="ce505" table:formula="of:=[DataEntry.K29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eyes):</text:p>
          </table:table-cell>
          <table:table-cell table:style-name="ce927"/>
          <table:table-cell table:style-name="ce929" table:formula="of:=IF([.AB144]&lt;&gt;[.AD144];&quot;Change&quot;;&quot;&quot;)">
            <text:p/>
          </table:table-cell>
          <table:table-cell table:style-name="ce935" table:formula="of:=IF([.U240]=&quot;&quot;;&quot;&quot;;[.U240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510"/>
          <table:table-cell/>
          <table:table-cell table:style-name="ce568" table:formula="of:=IF([.Q183]=&quot;&quot;;&quot;&quot;;[.Q183])">
            <text:p/>
          </table:table-cell>
          <table:table-cell table:style-name="ce606" table:formula="of:=IF([.R183]=&quot;&quot;;&quot;&quot;;[.R183])">
            <text:p/>
          </table:table-cell>
          <table:table-cell table:style-name="ce606" table:formula="of:=IF([.R184]=&quot;&quot;;&quot;&quot;;[.R184])">
            <text:p/>
          </table:table-cell>
          <table:table-cell/>
          <table:table-cell table:style-name="ce564" office:value-type="string" calcext:value-type="string">
            <text:p>Criteria:</text:p>
          </table:table-cell>
          <table:table-cell table:style-name="ce566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97"/>
          <table:table-cell/>
          <table:table-cell table:style-name="ce686"/>
          <table:table-cell/>
          <table:table-cell table:style-name="ce486" table:formula="of:=[.O113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0]" office:value-type="float" office:value="0" calcext:value-type="float">
            <text:p>0.00</text:p>
          </table:table-cell>
          <table:table-cell table:style-name="ce502" table:formula="of:=[DataEntry.D30]" office:value-type="float" office:value="0" calcext:value-type="float">
            <text:p>0.00</text:p>
          </table:table-cell>
          <table:table-cell table:style-name="ce506" table:formula="of:=[DataEntry.E30]" office:value-type="float" office:value="0" calcext:value-type="float">
            <text:p>0.00</text:p>
          </table:table-cell>
          <table:table-cell table:style-name="ce497" table:formula="of:=[DataEntry.F30]" office:value-type="float" office:value="0" calcext:value-type="float">
            <text:p>0.00</text:p>
          </table:table-cell>
          <table:table-cell table:style-name="ce502" table:formula="of:=[DataEntry.G30]" office:value-type="float" office:value="0" calcext:value-type="float">
            <text:p>0.00</text:p>
          </table:table-cell>
          <table:table-cell table:style-name="ce506" table:formula="of:=[DataEntry.H30]" office:value-type="float" office:value="0" calcext:value-type="float">
            <text:p>0.00</text:p>
          </table:table-cell>
          <table:table-cell table:style-name="ce497" table:formula="of:=[DataEntry.I30]" office:value-type="float" office:value="0" calcext:value-type="float">
            <text:p>0.00</text:p>
          </table:table-cell>
          <table:table-cell table:style-name="ce502" table:formula="of:=[DataEntry.J30]" office:value-type="float" office:value="0" calcext:value-type="float">
            <text:p>0.00</text:p>
          </table:table-cell>
          <table:table-cell table:style-name="ce506" table:formula="of:=[DataEntry.K30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waist):</text:p>
          </table:table-cell>
          <table:table-cell table:style-name="ce927"/>
          <table:table-cell table:style-name="ce929" table:formula="of:=IF([.AB145]&lt;&gt;[.AD145];&quot;Change&quot;;&quot;&quot;)">
            <text:p/>
          </table:table-cell>
          <table:table-cell table:style-name="ce935" table:formula="of:=IF([.U241]=&quot;&quot;;&quot;&quot;;[.U241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style-name="ce510"/>
          <table:table-cell/>
          <table:table-cell table:style-name="ce510" table:number-columns-repeated="3"/>
          <table:table-cell table:number-columns-repeated="5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31]" office:value-type="float" office:value="0" calcext:value-type="float">
            <text:p>0.00</text:p>
          </table:table-cell>
          <table:table-cell table:style-name="ce503" table:formula="of:=[DataEntry.D31]" office:value-type="float" office:value="0" calcext:value-type="float">
            <text:p>0.00</text:p>
          </table:table-cell>
          <table:table-cell table:style-name="ce507" table:formula="of:=[DataEntry.E31]" office:value-type="float" office:value="0" calcext:value-type="float">
            <text:p>0.00</text:p>
          </table:table-cell>
          <table:table-cell table:style-name="ce498" table:formula="of:=[DataEntry.F31]" office:value-type="float" office:value="0" calcext:value-type="float">
            <text:p>0.00</text:p>
          </table:table-cell>
          <table:table-cell table:style-name="ce503" table:formula="of:=[DataEntry.G31]" office:value-type="float" office:value="0" calcext:value-type="float">
            <text:p>0.00</text:p>
          </table:table-cell>
          <table:table-cell table:style-name="ce507" table:formula="of:=[DataEntry.H31]" office:value-type="float" office:value="0" calcext:value-type="float">
            <text:p>0.00</text:p>
          </table:table-cell>
          <table:table-cell table:style-name="ce498" table:formula="of:=[DataEntry.I31]" office:value-type="float" office:value="0" calcext:value-type="float">
            <text:p>0.00</text:p>
          </table:table-cell>
          <table:table-cell table:style-name="ce503" table:formula="of:=[DataEntry.J31]" office:value-type="float" office:value="0" calcext:value-type="float">
            <text:p>0.00</text:p>
          </table:table-cell>
          <table:table-cell table:style-name="ce507" table:formula="of:=[DataEntry.K31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eyes):</text:p>
          </table:table-cell>
          <table:table-cell table:style-name="ce927"/>
          <table:table-cell table:style-name="ce929" table:formula="of:=IF([.AB146]&lt;&gt;[.AD146];&quot;Change&quot;;&quot;&quot;)">
            <text:p/>
          </table:table-cell>
          <table:table-cell table:style-name="ce935" table:formula="of:=IF([.V240]=&quot;&quot;;&quot;&quot;;[.V240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5" office:value-type="string" calcext:value-type="string">
            <text:p>Mag 2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32]" office:value-type="float" office:value="0" calcext:value-type="float">
            <text:p>0.00</text:p>
          </table:table-cell>
          <table:table-cell table:style-name="ce501" table:formula="of:=[DataEntry.D32]" office:value-type="float" office:value="0" calcext:value-type="float">
            <text:p>0.00</text:p>
          </table:table-cell>
          <table:table-cell table:style-name="ce505" table:formula="of:=[DataEntry.E32]" office:value-type="float" office:value="0" calcext:value-type="float">
            <text:p>0.00</text:p>
          </table:table-cell>
          <table:table-cell table:style-name="ce496" table:formula="of:=[DataEntry.F32]" office:value-type="float" office:value="0" calcext:value-type="float">
            <text:p>0.00</text:p>
          </table:table-cell>
          <table:table-cell table:style-name="ce501" table:formula="of:=[DataEntry.G32]" office:value-type="float" office:value="0" calcext:value-type="float">
            <text:p>0.00</text:p>
          </table:table-cell>
          <table:table-cell table:style-name="ce505" table:formula="of:=[DataEntry.H32]" office:value-type="float" office:value="0" calcext:value-type="float">
            <text:p>0.00</text:p>
          </table:table-cell>
          <table:table-cell table:style-name="ce496" table:formula="of:=[DataEntry.I32]" office:value-type="float" office:value="0" calcext:value-type="float">
            <text:p>0.00</text:p>
          </table:table-cell>
          <table:table-cell table:style-name="ce501" table:formula="of:=[DataEntry.J32]" office:value-type="float" office:value="0" calcext:value-type="float">
            <text:p>0.00</text:p>
          </table:table-cell>
          <table:table-cell table:style-name="ce505" table:formula="of:=[DataEntry.K32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waist):</text:p>
          </table:table-cell>
          <table:table-cell table:style-name="ce927"/>
          <table:table-cell table:style-name="ce929" table:formula="of:=IF([.AB147]&lt;&gt;[.AD147];&quot;Change&quot;;&quot;&quot;)">
            <text:p/>
          </table:table-cell>
          <table:table-cell table:style-name="ce935" table:formula="of:=IF([.V241]=&quot;&quot;;&quot;&quot;;[.V241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6" table:formula="of:=[.O116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3]" office:value-type="float" office:value="0" calcext:value-type="float">
            <text:p>0.00</text:p>
          </table:table-cell>
          <table:table-cell table:style-name="ce502" table:formula="of:=[DataEntry.D33]" office:value-type="float" office:value="0" calcext:value-type="float">
            <text:p>0.00</text:p>
          </table:table-cell>
          <table:table-cell table:style-name="ce506" table:formula="of:=[DataEntry.E33]" office:value-type="float" office:value="0" calcext:value-type="float">
            <text:p>0.00</text:p>
          </table:table-cell>
          <table:table-cell table:style-name="ce497" table:formula="of:=[DataEntry.F33]" office:value-type="float" office:value="0" calcext:value-type="float">
            <text:p>0.00</text:p>
          </table:table-cell>
          <table:table-cell table:style-name="ce502" table:formula="of:=[DataEntry.G33]" office:value-type="float" office:value="0" calcext:value-type="float">
            <text:p>0.00</text:p>
          </table:table-cell>
          <table:table-cell table:style-name="ce506" table:formula="of:=[DataEntry.H33]" office:value-type="float" office:value="0" calcext:value-type="float">
            <text:p>0.00</text:p>
          </table:table-cell>
          <table:table-cell table:style-name="ce497" table:formula="of:=[DataEntry.I33]" office:value-type="float" office:value="0" calcext:value-type="float">
            <text:p>0.00</text:p>
          </table:table-cell>
          <table:table-cell table:style-name="ce502" table:formula="of:=[DataEntry.J33]" office:value-type="float" office:value="0" calcext:value-type="float">
            <text:p>0.00</text:p>
          </table:table-cell>
          <table:table-cell table:style-name="ce506" table:formula="of:=[DataEntry.K33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Dig Acq Scatter</text:p>
          </table:table-cell>
          <table:table-cell table:style-name="ce427" table:number-columns-repeated="12"/>
          <table:table-cell table:number-columns-repeated="985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34]" office:value-type="float" office:value="0" calcext:value-type="float">
            <text:p>0.00</text:p>
          </table:table-cell>
          <table:table-cell table:style-name="ce503" table:formula="of:=[DataEntry.D34]" office:value-type="float" office:value="0" calcext:value-type="float">
            <text:p>0.00</text:p>
          </table:table-cell>
          <table:table-cell table:style-name="ce507" table:formula="of:=[DataEntry.E34]" office:value-type="float" office:value="0" calcext:value-type="float">
            <text:p>0.00</text:p>
          </table:table-cell>
          <table:table-cell table:style-name="ce498" table:formula="of:=[DataEntry.F34]" office:value-type="float" office:value="0" calcext:value-type="float">
            <text:p>0.00</text:p>
          </table:table-cell>
          <table:table-cell table:style-name="ce503" table:formula="of:=[DataEntry.G34]" office:value-type="float" office:value="0" calcext:value-type="float">
            <text:p>0.00</text:p>
          </table:table-cell>
          <table:table-cell table:style-name="ce507" table:formula="of:=[DataEntry.H34]" office:value-type="float" office:value="0" calcext:value-type="float">
            <text:p>0.00</text:p>
          </table:table-cell>
          <table:table-cell table:style-name="ce498" table:formula="of:=[DataEntry.I34]" office:value-type="float" office:value="0" calcext:value-type="float">
            <text:p>0.00</text:p>
          </table:table-cell>
          <table:table-cell table:style-name="ce503" table:formula="of:=[DataEntry.J34]" office:value-type="float" office:value="0" calcext:value-type="float">
            <text:p>0.00</text:p>
          </table:table-cell>
          <table:table-cell table:style-name="ce507" table:formula="of:=[DataEntry.K34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eyes):</text:p>
          </table:table-cell>
          <table:table-cell table:style-name="ce927"/>
          <table:table-cell table:style-name="ce929" table:formula="of:=IF([.AB150]&lt;&gt;[.AD149];&quot;Change&quot;;&quot;&quot;)">
            <text:p/>
          </table:table-cell>
          <table:table-cell table:style-name="ce935" table:formula="of:=IF([.U242]=&quot;&quot;;&quot;&quot;;[.U242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5" office:value-type="string" calcext:value-type="string">
            <text:p>Mag 3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35]" office:value-type="float" office:value="0" calcext:value-type="float">
            <text:p>0.00</text:p>
          </table:table-cell>
          <table:table-cell table:style-name="ce501" table:formula="of:=[DataEntry.D35]" office:value-type="float" office:value="0" calcext:value-type="float">
            <text:p>0.00</text:p>
          </table:table-cell>
          <table:table-cell table:style-name="ce505" table:formula="of:=[DataEntry.E35]" office:value-type="float" office:value="0" calcext:value-type="float">
            <text:p>0.00</text:p>
          </table:table-cell>
          <table:table-cell table:style-name="ce496" table:formula="of:=[DataEntry.F35]" office:value-type="float" office:value="0" calcext:value-type="float">
            <text:p>0.00</text:p>
          </table:table-cell>
          <table:table-cell table:style-name="ce501" table:formula="of:=[DataEntry.G35]" office:value-type="float" office:value="0" calcext:value-type="float">
            <text:p>0.00</text:p>
          </table:table-cell>
          <table:table-cell table:style-name="ce505" table:formula="of:=[DataEntry.H35]" office:value-type="float" office:value="0" calcext:value-type="float">
            <text:p>0.00</text:p>
          </table:table-cell>
          <table:table-cell table:style-name="ce496" table:formula="of:=[DataEntry.I35]" office:value-type="float" office:value="0" calcext:value-type="float">
            <text:p>0.00</text:p>
          </table:table-cell>
          <table:table-cell table:style-name="ce501" table:formula="of:=[DataEntry.J35]" office:value-type="float" office:value="0" calcext:value-type="float">
            <text:p>0.00</text:p>
          </table:table-cell>
          <table:table-cell table:style-name="ce505" table:formula="of:=[DataEntry.K35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waist):</text:p>
          </table:table-cell>
          <table:table-cell table:style-name="ce927"/>
          <table:table-cell table:style-name="ce929" table:formula="of:=IF([.AB150]&lt;&gt;[.AD150];&quot;Change&quot;;&quot;&quot;)">
            <text:p/>
          </table:table-cell>
          <table:table-cell table:style-name="ce935" table:formula="of:=IF([.U243]=&quot;&quot;;&quot;&quot;;[.U243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6" table:formula="of:=[.O119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6]" office:value-type="float" office:value="0" calcext:value-type="float">
            <text:p>0.00</text:p>
          </table:table-cell>
          <table:table-cell table:style-name="ce502" table:formula="of:=[DataEntry.D36]" office:value-type="float" office:value="0" calcext:value-type="float">
            <text:p>0.00</text:p>
          </table:table-cell>
          <table:table-cell table:style-name="ce506" table:formula="of:=[DataEntry.E36]" office:value-type="float" office:value="0" calcext:value-type="float">
            <text:p>0.00</text:p>
          </table:table-cell>
          <table:table-cell table:style-name="ce497" table:formula="of:=[DataEntry.F36]" office:value-type="float" office:value="0" calcext:value-type="float">
            <text:p>0.00</text:p>
          </table:table-cell>
          <table:table-cell table:style-name="ce502" table:formula="of:=[DataEntry.G36]" office:value-type="float" office:value="0" calcext:value-type="float">
            <text:p>0.00</text:p>
          </table:table-cell>
          <table:table-cell table:style-name="ce506" table:formula="of:=[DataEntry.H36]" office:value-type="float" office:value="0" calcext:value-type="float">
            <text:p>0.00</text:p>
          </table:table-cell>
          <table:table-cell table:style-name="ce497" table:formula="of:=[DataEntry.I36]" office:value-type="float" office:value="0" calcext:value-type="float">
            <text:p>0.00</text:p>
          </table:table-cell>
          <table:table-cell table:style-name="ce502" table:formula="of:=[DataEntry.J36]" office:value-type="float" office:value="0" calcext:value-type="float">
            <text:p>0.00</text:p>
          </table:table-cell>
          <table:table-cell table:style-name="ce506" table:formula="of:=[DataEntry.K36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eyes):</text:p>
          </table:table-cell>
          <table:table-cell table:style-name="ce927"/>
          <table:table-cell table:style-name="ce929" table:formula="of:=IF([.AB152]&lt;&gt;[.AD151];&quot;Change&quot;;&quot;&quot;)">
            <text:p/>
          </table:table-cell>
          <table:table-cell table:style-name="ce935" table:formula="of:=IF([.V242]=&quot;&quot;;&quot;&quot;;[.V242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37]" office:value-type="float" office:value="0" calcext:value-type="float">
            <text:p>0.00</text:p>
          </table:table-cell>
          <table:table-cell table:style-name="ce503" table:formula="of:=[DataEntry.D37]" office:value-type="float" office:value="0" calcext:value-type="float">
            <text:p>0.00</text:p>
          </table:table-cell>
          <table:table-cell table:style-name="ce507" table:formula="of:=[DataEntry.E37]" office:value-type="float" office:value="0" calcext:value-type="float">
            <text:p>0.00</text:p>
          </table:table-cell>
          <table:table-cell table:style-name="ce498" table:formula="of:=[DataEntry.F37]" office:value-type="float" office:value="0" calcext:value-type="float">
            <text:p>0.00</text:p>
          </table:table-cell>
          <table:table-cell table:style-name="ce503" table:formula="of:=[DataEntry.G37]" office:value-type="float" office:value="0" calcext:value-type="float">
            <text:p>0.00</text:p>
          </table:table-cell>
          <table:table-cell table:style-name="ce507" table:formula="of:=[DataEntry.H37]" office:value-type="float" office:value="0" calcext:value-type="float">
            <text:p>0.00</text:p>
          </table:table-cell>
          <table:table-cell table:style-name="ce498" table:formula="of:=[DataEntry.I37]" office:value-type="float" office:value="0" calcext:value-type="float">
            <text:p>0.00</text:p>
          </table:table-cell>
          <table:table-cell table:style-name="ce503" table:formula="of:=[DataEntry.J37]" office:value-type="float" office:value="0" calcext:value-type="float">
            <text:p>0.00</text:p>
          </table:table-cell>
          <table:table-cell table:style-name="ce507" table:formula="of:=[DataEntry.K37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waist):</text:p>
          </table:table-cell>
          <table:table-cell table:style-name="ce927"/>
          <table:table-cell table:style-name="ce929" table:formula="of:=IF([.AB152]&lt;&gt;[.AD152];&quot;Change&quot;;&quot;&quot;)">
            <text:p/>
          </table:table-cell>
          <table:table-cell table:style-name="ce935" table:formula="of:=IF([.V243]=&quot;&quot;;&quot;&quot;;[.V243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5" office:value-type="string" calcext:value-type="string">
            <text:p>Mag 4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38]" office:value-type="float" office:value="0" calcext:value-type="float">
            <text:p>0.00</text:p>
          </table:table-cell>
          <table:table-cell table:style-name="ce501" table:formula="of:=[DataEntry.D38]" office:value-type="float" office:value="0" calcext:value-type="float">
            <text:p>0.00</text:p>
          </table:table-cell>
          <table:table-cell table:style-name="ce505" table:formula="of:=[DataEntry.E38]" office:value-type="float" office:value="0" calcext:value-type="float">
            <text:p>0.00</text:p>
          </table:table-cell>
          <table:table-cell table:style-name="ce496" table:formula="of:=[DataEntry.F38]" office:value-type="float" office:value="0" calcext:value-type="float">
            <text:p>0.00</text:p>
          </table:table-cell>
          <table:table-cell table:style-name="ce501" table:formula="of:=[DataEntry.G38]" office:value-type="float" office:value="0" calcext:value-type="float">
            <text:p>0.00</text:p>
          </table:table-cell>
          <table:table-cell table:style-name="ce505" table:formula="of:=[DataEntry.H38]" office:value-type="float" office:value="0" calcext:value-type="float">
            <text:p>0.00</text:p>
          </table:table-cell>
          <table:table-cell table:style-name="ce496" table:formula="of:=[DataEntry.I38]" office:value-type="float" office:value="0" calcext:value-type="float">
            <text:p>0.00</text:p>
          </table:table-cell>
          <table:table-cell table:style-name="ce501" table:formula="of:=[DataEntry.J38]" office:value-type="float" office:value="0" calcext:value-type="float">
            <text:p>0.00</text:p>
          </table:table-cell>
          <table:table-cell table:style-name="ce505" table:formula="of:=[DataEntry.K38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Leeds Phantom</text:p>
          </table:table-cell>
          <table:table-cell table:style-name="ce427" table:number-columns-repeated="12"/>
          <table:table-cell table:number-columns-repeated="985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6" table:formula="of:=[.O12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9]" office:value-type="float" office:value="0" calcext:value-type="float">
            <text:p>0.00</text:p>
          </table:table-cell>
          <table:table-cell table:style-name="ce502" table:formula="of:=[DataEntry.D39]" office:value-type="float" office:value="0" calcext:value-type="float">
            <text:p>0.00</text:p>
          </table:table-cell>
          <table:table-cell table:style-name="ce506" table:formula="of:=[DataEntry.E39]" office:value-type="float" office:value="0" calcext:value-type="float">
            <text:p>0.00</text:p>
          </table:table-cell>
          <table:table-cell table:style-name="ce497" table:formula="of:=[DataEntry.F39]" office:value-type="float" office:value="0" calcext:value-type="float">
            <text:p>0.00</text:p>
          </table:table-cell>
          <table:table-cell table:style-name="ce502" table:formula="of:=[DataEntry.G39]" office:value-type="float" office:value="0" calcext:value-type="float">
            <text:p>0.00</text:p>
          </table:table-cell>
          <table:table-cell table:style-name="ce506" table:formula="of:=[DataEntry.H39]" office:value-type="float" office:value="0" calcext:value-type="float">
            <text:p>0.00</text:p>
          </table:table-cell>
          <table:table-cell table:style-name="ce497" table:formula="of:=[DataEntry.I39]" office:value-type="float" office:value="0" calcext:value-type="float">
            <text:p>0.00</text:p>
          </table:table-cell>
          <table:table-cell table:style-name="ce502" table:formula="of:=[DataEntry.J39]" office:value-type="float" office:value="0" calcext:value-type="float">
            <text:p>0.00</text:p>
          </table:table-cell>
          <table:table-cell table:style-name="ce506" table:formula="of:=[DataEntry.K39]" office:value-type="float" office:value="0" calcext:value-type="float">
            <text:p>0.00</text:p>
          </table:table-cell>
          <table:table-cell/>
          <table:table-cell office:value-type="string" calcext:value-type="string">
            <text:p>kVp:</text:p>
          </table:table-cell>
          <table:table-cell table:style-name="ce927"/>
          <table:table-cell table:style-name="ce929" table:formula="of:=IF([.AB154]&lt;&gt;[.AD154];&quot;Change&quot;;&quot;&quot;)" office:value-type="string" office:string-value="Change" calcext:value-type="string">
            <text:p>Change</text:p>
          </table:table-cell>
          <table:table-cell table:style-name="ce934" table:formula="of:=IF([.V291]=&quot;&quot;;&quot;&quot;;[.V291])" office:value-type="float" office:value="70" calcext:value-type="float">
            <text:p>70</text:p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40]" office:value-type="float" office:value="0" calcext:value-type="float">
            <text:p>0.00</text:p>
          </table:table-cell>
          <table:table-cell table:style-name="ce503" table:formula="of:=[DataEntry.D40]" office:value-type="float" office:value="0" calcext:value-type="float">
            <text:p>0.00</text:p>
          </table:table-cell>
          <table:table-cell table:style-name="ce507" table:formula="of:=[DataEntry.E40]" office:value-type="float" office:value="0" calcext:value-type="float">
            <text:p>0.00</text:p>
          </table:table-cell>
          <table:table-cell table:style-name="ce498" table:formula="of:=[DataEntry.F40]" office:value-type="float" office:value="0" calcext:value-type="float">
            <text:p>0.00</text:p>
          </table:table-cell>
          <table:table-cell table:style-name="ce503" table:formula="of:=[DataEntry.G40]" office:value-type="float" office:value="0" calcext:value-type="float">
            <text:p>0.00</text:p>
          </table:table-cell>
          <table:table-cell table:style-name="ce507" table:formula="of:=[DataEntry.H40]" office:value-type="float" office:value="0" calcext:value-type="float">
            <text:p>0.00</text:p>
          </table:table-cell>
          <table:table-cell table:style-name="ce498" table:formula="of:=[DataEntry.I40]" office:value-type="float" office:value="0" calcext:value-type="float">
            <text:p>0.00</text:p>
          </table:table-cell>
          <table:table-cell table:style-name="ce503" table:formula="of:=[DataEntry.J40]" office:value-type="float" office:value="0" calcext:value-type="float">
            <text:p>0.00</text:p>
          </table:table-cell>
          <table:table-cell table:style-name="ce507" table:formula="of:=[DataEntry.K40]" office:value-type="float" office:value="0" calcext:value-type="float">
            <text:p>0.00</text:p>
          </table:table-cell>
          <table:table-cell/>
          <table:table-cell office:value-type="string" calcext:value-type="string">
            <text:p>Huttner Normal:</text:p>
          </table:table-cell>
          <table:table-cell table:style-name="ce927"/>
          <table:table-cell table:style-name="ce929" table:formula="of:=IF([.AB155]&lt;&gt;[.AD155];&quot;Change&quot;;&quot;&quot;)">
            <text:p/>
          </table:table-cell>
          <table:table-cell table:style-name="ce934" table:formula="of:=IF([.H335]=&quot;&quot;;&quot;&quot;;[.H335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 table:formula="of:=[DataEntry.C41]" office:value-type="float" office:value="0" calcext:value-type="float">
            <text:p>0.00</text:p>
          </table:table-cell>
          <table:table-cell table:style-name="ce504" table:formula="of:=[DataEntry.D41]" office:value-type="float" office:value="0" calcext:value-type="float">
            <text:p>0.00</text:p>
          </table:table-cell>
          <table:table-cell table:style-name="ce508" table:formula="of:=[DataEntry.E41]" office:value-type="float" office:value="0" calcext:value-type="float">
            <text:p>0.00</text:p>
          </table:table-cell>
          <table:table-cell table:style-name="ce499" table:formula="of:=[DataEntry.F41]" office:value-type="float" office:value="0" calcext:value-type="float">
            <text:p>0.00</text:p>
          </table:table-cell>
          <table:table-cell table:style-name="ce504" table:formula="of:=[DataEntry.G41]" office:value-type="float" office:value="0" calcext:value-type="float">
            <text:p>0.00</text:p>
          </table:table-cell>
          <table:table-cell table:style-name="ce508" table:formula="of:=[DataEntry.H41]" office:value-type="float" office:value="0" calcext:value-type="float">
            <text:p>0.00</text:p>
          </table:table-cell>
          <table:table-cell table:style-name="ce499" table:formula="of:=[DataEntry.I41]" office:value-type="float" office:value="0" calcext:value-type="float">
            <text:p>0.00</text:p>
          </table:table-cell>
          <table:table-cell table:style-name="ce504" table:formula="of:=[DataEntry.J41]" office:value-type="float" office:value="0" calcext:value-type="float">
            <text:p>0.00</text:p>
          </table:table-cell>
          <table:table-cell table:style-name="ce508" table:formula="of:=[DataEntry.K41]" office:value-type="float" office:value="0" calcext:value-type="float">
            <text:p>0.00</text:p>
          </table:table-cell>
          <table:table-cell/>
          <table:table-cell office:value-type="string" calcext:value-type="string">
            <text:p>Huttner Mag 1:</text:p>
          </table:table-cell>
          <table:table-cell table:style-name="ce927"/>
          <table:table-cell table:style-name="ce929" table:formula="of:=IF([.AB156]&lt;&gt;[.AD156];&quot;Change&quot;;&quot;&quot;)">
            <text:p/>
          </table:table-cell>
          <table:table-cell table:style-name="ce934" table:formula="of:=IF([.H336]=&quot;&quot;;&quot;&quot;;[.H336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office:value-type="string" calcext:value-type="string">
            <text:p>Last Year:</text:p>
          </table:table-cell>
          <table:table-cell table:style-name="ce797" table:formula="of:=IF([.AB94]=&quot;&quot;;&quot;&quot;;[.AB94])">
            <text:p/>
          </table:table-cell>
          <table:table-cell table:style-name="ce839" table:formula="of:=IF([.AB95]=&quot;&quot;;&quot;&quot;;[.AB95])">
            <text:p/>
          </table:table-cell>
          <table:table-cell table:style-name="ce860" table:formula="of:=IF([.AB96]=&quot;&quot;;&quot;&quot;;[.AB96])">
            <text:p/>
          </table:table-cell>
          <table:table-cell table:style-name="ce797" table:formula="of:=IF([.AB97]=&quot;&quot;;&quot;&quot;;[.AB97])">
            <text:p/>
          </table:table-cell>
          <table:table-cell table:style-name="ce839" table:formula="of:=IF([.AB98]=&quot;&quot;;&quot;&quot;;[.AB98])">
            <text:p/>
          </table:table-cell>
          <table:table-cell table:style-name="ce860" table:formula="of:=IF([.AB99]=&quot;&quot;;&quot;&quot;;[.AB99])">
            <text:p/>
          </table:table-cell>
          <table:table-cell table:style-name="ce797" table:formula="of:=IF([.AB100]=&quot;&quot;;&quot;&quot;;[.AB100])">
            <text:p/>
          </table:table-cell>
          <table:table-cell table:style-name="ce839" table:formula="of:=IF([.AB101]=&quot;&quot;;&quot;&quot;;[.AB101])">
            <text:p/>
          </table:table-cell>
          <table:table-cell table:style-name="ce860" table:formula="of:=IF([.AB102]=&quot;&quot;;&quot;&quot;;[.AB102])">
            <text:p/>
          </table:table-cell>
          <table:table-cell/>
          <table:table-cell office:value-type="string" calcext:value-type="string">
            <text:p>Huttner Mag 2:</text:p>
          </table:table-cell>
          <table:table-cell table:style-name="ce927"/>
          <table:table-cell table:style-name="ce929" table:formula="of:=IF([.AB157]&lt;&gt;[.AD157];&quot;Change&quot;;&quot;&quot;)">
            <text:p/>
          </table:table-cell>
          <table:table-cell table:style-name="ce934" table:formula="of:=IF([.H337]=&quot;&quot;;&quot;&quot;;[.H337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2" office:value-type="string" calcext:value-type="string">
            <text:p>*Measured at: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YES" calcext:value-type="string">
            <text:p>YES</text:p>
          </table:table-cell>
          <table:table-cell/>
          <table:table-cell office:value-type="string" calcext:value-type="string">
            <text:p>Huttner Mag 3:</text:p>
          </table:table-cell>
          <table:table-cell table:style-name="ce927"/>
          <table:table-cell table:style-name="ce929" table:formula="of:=IF([.AB158]&lt;&gt;[.AD158];&quot;Change&quot;;&quot;&quot;)">
            <text:p/>
          </table:table-cell>
          <table:table-cell table:style-name="ce934" table:formula="of:=IF([.H338]=&quot;&quot;;&quot;&quot;;[.H338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Huttner Mag 4:</text:p>
          </table:table-cell>
          <table:table-cell table:style-name="ce927"/>
          <table:table-cell table:style-name="ce929" table:formula="of:=IF([.AB159]&lt;&gt;[.AD159];&quot;Change&quot;;&quot;&quot;)">
            <text:p/>
          </table:table-cell>
          <table:table-cell table:style-name="ce934" table:formula="of:=IF([.H339]=&quot;&quot;;&quot;&quot;;[.H339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3 Normal:</text:p>
          </table:table-cell>
          <table:table-cell table:style-name="ce927"/>
          <table:table-cell table:style-name="ce929" table:formula="of:=IF([.AB160]&lt;&gt;[.AD160];&quot;Change&quot;;&quot;&quot;)">
            <text:p/>
          </table:table-cell>
          <table:table-cell table:style-name="ce934" table:formula="of:=IF([.J335]=&quot;&quot;;&quot;&quot;;[.J335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3 Mag 1:</text:p>
          </table:table-cell>
          <table:table-cell table:style-name="ce927"/>
          <table:table-cell table:style-name="ce929" table:formula="of:=IF([.AB161]&lt;&gt;[.AD161];&quot;Change&quot;;&quot;&quot;)">
            <text:p/>
          </table:table-cell>
          <table:table-cell table:style-name="ce934" table:formula="of:=IF([.J336]=&quot;&quot;;&quot;&quot;;[.J336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3 Mag 2</text:p>
          </table:table-cell>
          <table:table-cell table:style-name="ce927"/>
          <table:table-cell table:style-name="ce929" table:formula="of:=IF([.AB162]&lt;&gt;[.AD162];&quot;Change&quot;;&quot;&quot;)">
            <text:p/>
          </table:table-cell>
          <table:table-cell table:style-name="ce934" table:formula="of:=IF([.J337]=&quot;&quot;;&quot;&quot;;[.J337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N3 Mag 3</text:p>
          </table:table-cell>
          <table:table-cell table:style-name="ce927"/>
          <table:table-cell table:style-name="ce929" table:formula="of:=IF([.AB163]&lt;&gt;[.AD163];&quot;Change&quot;;&quot;&quot;)">
            <text:p/>
          </table:table-cell>
          <table:table-cell table:style-name="ce934" table:formula="of:=IF([.J338]=&quot;&quot;;&quot;&quot;;[.J338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/>
          <table:table-cell table:style-name="ce544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N3 Mag 4:</text:p>
          </table:table-cell>
          <table:table-cell table:style-name="ce927"/>
          <table:table-cell table:style-name="ce929" table:formula="of:=IF([.AB164]&lt;&gt;[.AD164];&quot;Change&quot;;&quot;&quot;)">
            <text:p/>
          </table:table-cell>
          <table:table-cell table:style-name="ce934" table:formula="of:=IF([.J339]=&quot;&quot;;&quot;&quot;;[.J339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167]&lt;&gt;&quot;&quot;;[.Q167];IF([.AB233]=&quot;&quot;;&quot;&quot;;[.AB233]))">
            <text:p/>
          </table:table-cell>
          <table:table-cell table:style-name="ce574" table:number-columns-repeated="7"/>
          <table:table-cell table:style-name="ce490"/>
          <table:table-cell/>
          <table:table-cell office:value-type="string" calcext:value-type="string">
            <text:p>Field Size:</text:p>
          </table:table-cell>
          <table:table-cell table:style-name="ce927"/>
          <table:table-cell table:style-name="ce929" table:formula="of:=IF([.AB165]&lt;&gt;[.AD165];&quot;Change&quot;;&quot;&quot;)">
            <text:p/>
          </table:table-cell>
          <table:table-cell table:style-name="ce932" table:formula="of:=IF([.W321]=&quot;&quot;;&quot;&quot;;[.W321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165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office:value-type="string" calcext:value-type="string">
            <text:p>SID:</text:p>
          </table:table-cell>
          <table:table-cell table:style-name="ce927"/>
          <table:table-cell table:style-name="ce929" table:formula="of:=IF([.AB166]&lt;&gt;[.AD166];&quot;Change&quot;;&quot;&quot;)">
            <text:p/>
          </table:table-cell>
          <table:table-cell table:style-name="ce932" table:formula="of:=IF([.O328]=&quot;&quot;;&quot;&quot;;[.O328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office:value-type="string" calcext:value-type="string">
            <text:p>Front:</text:p>
          </table:table-cell>
          <table:table-cell table:style-name="ce927"/>
          <table:table-cell table:style-name="ce929" table:formula="of:=IF([.AB167]&lt;&gt;[.AD167];&quot;Change&quot;;&quot;&quot;)">
            <text:p/>
          </table:table-cell>
          <table:table-cell table:style-name="ce932" table:formula="of:=IF([.P331]=&quot;&quot;;&quot;&quot;;[.P331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Back:</text:p>
          </table:table-cell>
          <table:table-cell table:style-name="ce927"/>
          <table:table-cell table:style-name="ce929" table:formula="of:=IF([.AB168]&lt;&gt;[.AD168];&quot;Change&quot;;&quot;&quot;)">
            <text:p/>
          </table:table-cell>
          <table:table-cell table:style-name="ce932" table:formula="of:=IF([.P332]=&quot;&quot;;&quot;&quot;;[.P332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9" office:value-type="string" calcext:value-type="string">
            <text:p>Half Value Layer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Left:</text:p>
          </table:table-cell>
          <table:table-cell table:style-name="ce927"/>
          <table:table-cell table:style-name="ce929" table:formula="of:=IF([.AB169]&lt;&gt;[.AD169];&quot;Change&quot;;&quot;&quot;)">
            <text:p/>
          </table:table-cell>
          <table:table-cell table:style-name="ce932" table:formula="of:=IF([.P333]=&quot;&quot;;&quot;&quot;;[.P333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14" office:value-type="float" office:value="2" calcext:value-type="float">
            <text:p>2</text:p>
          </table:table-cell>
          <table:table-cell table:style-name="ce544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427" table:number-columns-repeated="2"/>
          <table:table-cell table:number-columns-repeated="2"/>
          <table:table-cell table:style-name="ce490"/>
          <table:table-cell/>
          <table:table-cell office:value-type="string" calcext:value-type="string">
            <text:p>Right:</text:p>
          </table:table-cell>
          <table:table-cell table:style-name="ce927"/>
          <table:table-cell table:style-name="ce929" table:formula="of:=IF([.AB170]&lt;&gt;[.AD170];&quot;Change&quot;;&quot;&quot;)">
            <text:p/>
          </table:table-cell>
          <table:table-cell table:style-name="ce932" table:formula="of:=IF([.P334]=&quot;&quot;;&quot;&quot;;[.P33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number-columns-repeated="5"/>
          <table:table-cell table:style-name="ce427" table:number-columns-repeated="2"/>
          <table:table-cell table:number-columns-repeated="2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171]&lt;&gt;[.AD171];&quot;Change&quot;;&quot;&quot;)">
            <text:p/>
          </table:table-cell>
          <table:table-cell table:style-name="ce932" table:formula="of:=IF([.Q304]=&quot;&quot;;&quot;&quot;;[.Q30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7" office:value-type="string" calcext:value-type="string">
            <text:p>kV</text:p>
          </table:table-cell>
          <table:table-cell table:style-name="ce764" office:value-type="string" calcext:value-type="string">
            <text:p>mA</text:p>
          </table:table-cell>
          <table:table-cell table:style-name="ce727" office:value-type="string" calcext:value-type="string">
            <text:p>mm Al</text:p>
          </table:table-cell>
          <table:table-cell table:style-name="ce842" office:value-type="string" calcext:value-type="string">
            <text:p>mGy/min</text:p>
          </table:table-cell>
          <table:table-cell/>
          <table:table-cell table:style-name="ce544" office:value-type="string" calcext:value-type="string">
            <text:p>Data Processing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172]&lt;&gt;[.AD172];&quot;Change&quot;;&quot;&quot;)">
            <text:p/>
          </table:table-cell>
          <table:table-cell table:style-name="ce932" table:formula="of:=IF([.Q305]=&quot;&quot;;&quot;&quot;;[.Q305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8"/>
          <table:table-cell table:style-name="ce765"/>
          <table:table-cell table:style-name="ce800" office:value-type="float" office:value="0" calcext:value-type="float">
            <text:p>0.0</text:p>
          </table:table-cell>
          <table:table-cell table:style-name="ce843"/>
          <table:table-cell/>
          <table:table-cell table:style-name="ce777" office:value-type="string" calcext:value-type="string">
            <text:p>mm Al</text:p>
          </table:table-cell>
          <table:table-cell table:style-name="ce777" office:value-type="string" calcext:value-type="string">
            <text:p>Avg Exp</text:p>
          </table:table-cell>
          <table:table-cell table:style-name="ce777" office:value-type="string" calcext:value-type="string">
            <text:p>DATA(1/2)</text:p>
          </table:table-cell>
          <table:table-cell table:style-name="ce777" office:value-type="string" calcext:value-type="string">
            <text:p>Data Al</text:p>
          </table:table-cell>
          <table:table-cell table:style-name="ce485" office:value-type="string" calcext:value-type="string">
            <text:p>HVL</text:p>
          </table:table-cell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173]&lt;&gt;[.AD173];&quot;Change&quot;;&quot;&quot;)">
            <text:p/>
          </table:table-cell>
          <table:table-cell table:style-name="ce932" table:formula="of:=IF([.Q306]=&quot;&quot;;&quot;&quot;;[.Q306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9"/>
          <table:table-cell table:style-name="ce766"/>
          <table:table-cell table:style-name="ce801" office:value-type="float" office:value="0" calcext:value-type="float">
            <text:p>0.0</text:p>
          </table:table-cell>
          <table:table-cell table:style-name="ce844"/>
          <table:table-cell/>
          <table:table-cell table:style-name="ce777" table:formula="of:=[.Q173]" office:value-type="float" office:value="0" calcext:value-type="float">
            <text:p>0.00</text:p>
          </table:table-cell>
          <table:table-cell table:style-name="ce777" table:formula="of:=IF(MIN([.R173:.R174])=0;&quot;&quot;;AVERAGE([.R173:.R174]))">
            <text:p/>
          </table:table-cell>
          <table:table-cell table:style-name="ce777" table:formula="of:=IF([.U174]=&quot;&quot;;&quot;&quot;;ABS([.U174]-[.$U$174]/2))">
            <text:p/>
          </table:table-cell>
          <table:table-cell table:style-name="ce777" table:formula="of:=IF(OR([.$U$174]=&quot;&quot;;[.$U$175]=&quot;&quot;);&quot;&quot;;IF(ABS([.$U$174]-[.$U$174]/2)=SMALL([.$V$174:.$V$179];1);[.T174];IF(ABS([.U175]-[.$U$174]/2)=SMALL([.$V$174:.$V$179];1);[.T175];IF(ABS([.U176]-[.$U$174]/2)=SMALL([.$V$174:.$V$179];1);[.T176];IF(ABS([.U177]-[.$U$174]/2)=SMALL([.$V$174:.$V$179];1);[.T177];IF(ABS([.U178]-[.$U$174]/2)=SMALL([.$V$174:.$V$179];1);[.T178];IF(ABS([.U179]-[.$U$174]/2)=SMALL([.$V$174:.$V$179];1);[.T179];&quot;&quot;)))))))">
            <text:p/>
          </table:table-cell>
          <table:table-cell table:style-name="ce750" table:formula="of:=IF(OR(MIN([.W174:.W175])=0;MIN([.W178:.W179])=0);&quot;TBD&quot;;TREND([.W174:.W175];[.X178:.X179];LN([.U174]/2)))" office:value-type="string" office:string-value="TBD" calcext:value-type="string">
            <text:p>TBD</text:p>
          </table:table-cell>
          <table:table-cell table:style-name="ce490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174]&lt;&gt;[.AD174];&quot;Change&quot;;&quot;&quot;)">
            <text:p/>
          </table:table-cell>
          <table:table-cell table:style-name="ce932" table:formula="of:=IF([.Q307]=&quot;&quot;;&quot;&quot;;[.Q307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9"/>
          <table:table-cell table:style-name="ce767"/>
          <table:table-cell table:style-name="ce802"/>
          <table:table-cell table:style-name="ce843"/>
          <table:table-cell/>
          <table:table-cell table:style-name="ce777" table:formula="of:=IF([.Q175]=&quot;&quot;;&quot;&quot;;[.Q175])">
            <text:p/>
          </table:table-cell>
          <table:table-cell table:style-name="ce777" table:formula="of:=IF(MIN([.R175:.R176])=0;&quot;&quot;;AVERAGE([.R175:.R176]))">
            <text:p/>
          </table:table-cell>
          <table:table-cell table:style-name="ce777" table:formula="of:=IF([.U175]=&quot;&quot;;&quot;&quot;;ABS([.U175]-[.$U$174]/2))">
            <text:p/>
          </table:table-cell>
          <table:table-cell table:style-name="ce777" table:formula="of:=IF(OR([.$U$174]=&quot;&quot;;[.$U$175]=&quot;&quot;);&quot;&quot;;IF(ABS([.$U$174]-[.$U$174]/2)=SMALL([.$V$174:.$V$179];2);[.T174];IF(ABS([.U175]-[.$U$174]/2)=SMALL([.$V$174:.$V$179];2);[.T175];IF(ABS([.U176]-[.$U$174]/2)=SMALL([.$V$174:.$V$179];2);[.T176];IF(ABS([.U177]-[.$U$174]/2)=SMALL([.$V$174:.$V$179];2);[.T177];IF(ABS([.U178]-[.$U$174]/2)=SMALL([.$V$174:.$V$179];2);[.T178];IF(ABS([.U179]-[.$U$174]/2)=SMALL([.$V$174:.$V$179];2);[.T179];&quot;&quot;)))))))">
            <text:p/>
          </table:table-cell>
          <table:table-cell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175]&lt;&gt;[.AD175];&quot;Change&quot;;&quot;&quot;)">
            <text:p/>
          </table:table-cell>
          <table:table-cell table:style-name="ce932" table:formula="of:=IF([.Q308]=&quot;&quot;;&quot;&quot;;[.Q308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9"/>
          <table:table-cell table:style-name="ce767"/>
          <table:table-cell table:style-name="ce801" table:formula="of:=IF([.Q175]=&quot;&quot;;&quot;&quot;;[.Q175])">
            <text:p/>
          </table:table-cell>
          <table:table-cell table:style-name="ce844"/>
          <table:table-cell/>
          <table:table-cell table:style-name="ce777" table:formula="of:=IF([.Q177]=&quot;&quot;;&quot;&quot;;[.Q177])">
            <text:p/>
          </table:table-cell>
          <table:table-cell table:style-name="ce777" table:formula="of:=IF(MIN([.R177:.R178])=0;&quot;&quot;;AVERAGE([.R177:.R178]))">
            <text:p/>
          </table:table-cell>
          <table:table-cell table:style-name="ce777" table:formula="of:=IF([.U176]=&quot;&quot;;&quot;&quot;;ABS([.U176]-[.$U$174]/2))">
            <text:p/>
          </table:table-cell>
          <table:table-cell table:number-columns-repeated="2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176]&lt;&gt;[.AD176];&quot;Change&quot;;&quot;&quot;)">
            <text:p/>
          </table:table-cell>
          <table:table-cell table:style-name="ce932" table:formula="of:=IF([.Q309]=&quot;&quot;;&quot;&quot;;[.Q309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353"/>
          <table:table-cell table:style-name="ce73" table:number-columns-repeated="8"/>
          <table:table-cell table:style-name="ce752" table:number-columns-repeated="2"/>
          <table:table-cell table:style-name="ce344"/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777" table:formula="of:=IF([.Q179]=&quot;&quot;;&quot;&quot;;[.Q179])">
            <text:p/>
          </table:table-cell>
          <table:table-cell table:style-name="ce777" table:formula="of:=IF(MIN([.R179:.R180])=0;&quot;&quot;;AVERAGE([.R179:.R180]))">
            <text:p/>
          </table:table-cell>
          <table:table-cell table:style-name="ce777" table:formula="of:=IF([.U177]=&quot;&quot;;&quot;&quot;;ABS([.U177]-[.$U$174]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177]&lt;&gt;[.AD177];&quot;Change&quot;;&quot;&quot;)">
            <text:p/>
          </table:table-cell>
          <table:table-cell table:style-name="ce932" table:formula="of:=IF([.Q310]=&quot;&quot;;&quot;&quot;;[.Q310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ce527" table:formula="of:=[.O251]" office:value-type="string" office:string-value="Kerma Area Product/Cumulative Air Kerma/Air Kerma Rate" calcext:value-type="string">
            <text:p>Kerma Area Product/Cumulative Air Kerma/Air Kerma Rate</text:p>
          </table:table-cell>
          <table:table-cell table:style-name="Default" table:number-columns-repeated="7"/>
          <table:table-cell table:number-columns-repeated="2"/>
          <table:table-cell table:style-name="ce686"/>
          <table:table-cell/>
          <table:table-cell table:style-name="ce729"/>
          <table:table-cell table:style-name="ce767"/>
          <table:table-cell table:style-name="ce801" table:formula="of:=IF([.Q177]=&quot;&quot;;&quot;&quot;;[.Q177])">
            <text:p/>
          </table:table-cell>
          <table:table-cell table:style-name="ce844"/>
          <table:table-cell/>
          <table:table-cell table:style-name="ce777" table:formula="of:=IF([.Q181]=&quot;&quot;;&quot;&quot;;[.Q181])">
            <text:p/>
          </table:table-cell>
          <table:table-cell table:style-name="ce777" table:formula="of:=IF(MIN([.R181:.R182])=0;&quot;&quot;;AVERAGE([.R181:.R182]))">
            <text:p/>
          </table:table-cell>
          <table:table-cell table:style-name="ce777" table:formula="of:=IF([.U178]=&quot;&quot;;&quot;&quot;;ABS([.U178]-[.$U$174]/2))">
            <text:p/>
          </table:table-cell>
          <table:table-cell table:style-name="ce777" table:formula="of:=IF(OR([.U174]=&quot;&quot;;[.U175]=&quot;&quot;);&quot;&quot;;IF([.T174]=[.W174];[.U174];IF([.T175]=[.W174];[.U175];IF([.T176]=[.W174];[.U176];IF([.T177]=[.W174];[.U177];IF([.T178]=[.W174];[.U178];IF([.T179]=[.W174];[.U179];&quot;&quot;)))))))">
            <text:p/>
          </table:table-cell>
          <table:table-cell table:style-name="ce777" table:formula="of:=IF([.W178]=&quot;&quot;;&quot;&quot;;LN([.W178]))">
            <text:p/>
          </table:table-cell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178]&lt;&gt;[.AD178];&quot;Change&quot;;&quot;&quot;)">
            <text:p/>
          </table:table-cell>
          <table:table-cell table:style-name="ce932" table:formula="of:=IF([.Q311]=&quot;&quot;;&quot;&quot;;[.Q311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style-name="ce235"/>
          <table:table-cell table:style-name="Default"/>
          <table:table-cell table:style-name="ce569" office:value-type="string" calcext:value-type="string" table:number-columns-spanned="1" table:number-rows-spanned="2">
            <text:p>Indicated KAP µGy·m²</text:p>
          </table:table-cell>
          <table:table-cell table:style-name="ce607" office:value-type="string" calcext:value-type="string" table:number-columns-spanned="1" table:number-rows-spanned="2">
            <text:p>Measured KAP µGy·m²</text:p>
          </table:table-cell>
          <table:table-cell table:style-name="ce620" office:value-type="string" calcext:value-type="string" table:number-columns-spanned="1" table:number-rows-spanned="2">
            <text:p>KAP Deviation</text:p>
          </table:table-cell>
          <table:table-cell table:style-name="ce647" office:value-type="string" calcext:value-type="string" table:number-columns-spanned="1" table:number-rows-spanned="2">
            <text:p>Ind AK @ Ref Pt (mGy)</text:p>
          </table:table-cell>
          <table:table-cell table:style-name="ce647" office:value-type="string" calcext:value-type="string" table:number-columns-spanned="1" table:number-rows-spanned="2">
            <text:p>Meas AK @ Ref Pt (mGy)</text:p>
          </table:table-cell>
          <table:table-cell table:style-name="ce676" office:value-type="string" calcext:value-type="string" table:number-columns-spanned="1" table:number-rows-spanned="2">
            <text:p>AK Deviation</text:p>
          </table:table-cell>
          <table:table-cell office:value-type="string" calcext:value-type="string">
            <text:p>Ind AKR</text:p>
          </table:table-cell>
          <table:table-cell office:value-type="string" calcext:value-type="string">
            <text:p>Meas AKR</text:p>
          </table:table-cell>
          <table:table-cell table:style-name="ce240" office:value-type="string" calcext:value-type="string" table:number-columns-spanned="1" table:number-rows-spanned="2">
            <text:p>AKR Deviation</text:p>
          </table:table-cell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777" table:formula="of:=IF([.Q183]=&quot;&quot;;&quot;&quot;;[.Q183])">
            <text:p/>
          </table:table-cell>
          <table:table-cell table:style-name="ce777" table:formula="of:=IF(MIN([.R183:.R184])=0;&quot;&quot;;AVERAGE([.R183:.R184]))">
            <text:p/>
          </table:table-cell>
          <table:table-cell table:style-name="ce777" table:formula="of:=IF([.U179]=&quot;&quot;;&quot;&quot;;ABS([.U179]-[.$U$174]/2))">
            <text:p/>
          </table:table-cell>
          <table:table-cell table:style-name="ce777" table:formula="of:=IF(OR([.U174]=&quot;&quot;;[.U175]=&quot;&quot;);&quot;&quot;;IF([.T174]=[.W175];[.U174];IF([.T175]=[.W175];[.U175];IF([.T176]=[.W175];[.U176];IF([.T177]=[.W175];[.U177];IF([.T178]=[.W175];[.U178];IF([.T179]=[.W175];[.U179];&quot;&quot;)))))))">
            <text:p/>
          </table:table-cell>
          <table:table-cell table:style-name="ce777" table:formula="of:=IF([.W179]=&quot;&quot;;&quot;&quot;;LN([.W179]))">
            <text:p/>
          </table:table-cell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179]&lt;&gt;[.AD179];&quot;Change&quot;;&quot;&quot;)">
            <text:p/>
          </table:table-cell>
          <table:table-cell table:style-name="ce932" table:formula="of:=IF([.Q312]=&quot;&quot;;&quot;&quot;;[.Q312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style-name="ce512" office:value-type="string" calcext:value-type="string">
            <text:p>kV</text:p>
          </table:table-cell>
          <table:table-cell table:style-name="ce537" office:value-type="string" calcext:value-type="string">
            <text:p>mA</text:p>
          </table:table-cell>
          <table:covered-table-cell table:style-name="ce570"/>
          <table:covered-table-cell table:style-name="ce608"/>
          <table:covered-table-cell table:style-name="ce621"/>
          <table:covered-table-cell table:style-name="ce648"/>
          <table:covered-table-cell table:style-name="ce661"/>
          <table:covered-table-cell table:style-name="ce677"/>
          <table:table-cell table:number-columns-repeated="2" office:value-type="string" calcext:value-type="string">
            <text:p>(mGy/min)</text:p>
          </table:table-cell>
          <table:covered-table-cell table:style-name="ce686"/>
          <table:table-cell/>
          <table:table-cell table:style-name="ce729"/>
          <table:table-cell table:style-name="ce767"/>
          <table:table-cell table:style-name="ce801" table:formula="of:=IF([.Q179]=&quot;&quot;;&quot;&quot;;[.Q179])">
            <text:p/>
          </table:table-cell>
          <table:table-cell table:style-name="ce844"/>
          <table:table-cell/>
          <table:table-cell table:style-name="ce874" table:formula="of:=HVL" office:value-type="string" office:string-value="TBD" calcext:value-type="string">
            <text:p>TBD</text:p>
          </table:table-cell>
          <table:table-cell table:style-name="ce874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180]&lt;&gt;[.AD180];&quot;Change&quot;;&quot;&quot;)">
            <text:p/>
          </table:table-cell>
          <table:table-cell table:style-name="ce932" table:formula="of:=IF([.Q313]=&quot;&quot;;&quot;&quot;;[.Q313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513" table:formula="of:=IF([.O258]=&quot;&quot;;&quot;&quot;;[.O258])">
            <text:p/>
          </table:table-cell>
          <table:table-cell table:style-name="ce624" table:formula="of:=IF([.P258]=&quot;&quot;;&quot;&quot;;[.P258])">
            <text:p/>
          </table:table-cell>
          <table:table-cell table:style-name="ce538" table:formula="of:=IF([.O278]=&quot;&quot;;&quot;&quot;;[.O278])">
            <text:p/>
          </table:table-cell>
          <table:table-cell table:style-name="ce538" table:formula="of:=IF([.P278]=&quot;&quot;;&quot;&quot;;[.P278])">
            <text:p/>
          </table:table-cell>
          <table:table-cell table:style-name="ce158" table:formula="of:=IF([.Q278]=&quot;&quot;;&quot;&quot;;[.Q278])">
            <text:p/>
          </table:table-cell>
          <table:table-cell table:style-name="ce538" table:formula="of:=IF([.R278]=&quot;&quot;;&quot;&quot;;[.R278])">
            <text:p/>
          </table:table-cell>
          <table:table-cell table:style-name="ce538" table:formula="of:=IF([.S278]=&quot;&quot;;&quot;&quot;;[.S278])">
            <text:p/>
          </table:table-cell>
          <table:table-cell table:style-name="ce158" table:formula="of:=IF([.T278]=&quot;&quot;;&quot;&quot;;[.T278])">
            <text:p/>
          </table:table-cell>
          <table:table-cell table:style-name="ce513" table:formula="of:=IF([.U278]=&quot;&quot;;&quot;&quot;;[.U278])">
            <text:p/>
          </table:table-cell>
          <table:table-cell table:style-name="ce538" table:formula="of:=IF([.V278]=&quot;&quot;;&quot;&quot;;[.V278])">
            <text:p/>
          </table:table-cell>
          <table:table-cell table:style-name="ce241" table:formula="of:=IF([.W278]=&quot;&quot;;&quot;&quot;;[.W278])">
            <text:p/>
          </table:table-cell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875" office:value-type="string" calcext:value-type="string" table:number-columns-spanned="2" table:number-rows-spanned="1">
            <text:p>Acceptable (mm Al)</text:p>
          </table:table-cell>
          <table:covered-table-cell table:style-name="ce777"/>
          <table:table-cell/>
          <table:table-cell table:style-name="ce434" office:value-type="string" calcext:value-type="string">
            <text:p>HVL Acceptable:</text:p>
          </table:table-cell>
          <table:table-cell table:style-name="ce911" table:formula="of:=IF(AND([.R173]=&quot;&quot;;[.R174]=&quot;&quot;);&quot;TBD&quot;;IF([.X174]&gt;=[.U182];&quot;YES&quot;;&quot;NO&quot;))" office:value-type="string" office:string-value="TBD" calcext:value-type="string">
            <text:p>TBD</text:p>
          </table:table-cell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181]&lt;&gt;[.AD181];&quot;Change&quot;;&quot;&quot;)">
            <text:p/>
          </table:table-cell>
          <table:table-cell table:style-name="ce932" table:formula="of:=IF([.Q314]=&quot;&quot;;&quot;&quot;;[.Q31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style-name="ce514" table:formula="of:=IF([.O259]=&quot;&quot;;&quot;&quot;;[.O259])">
            <text:p/>
          </table:table-cell>
          <table:table-cell table:style-name="ce625" table:formula="of:=IF([.P259]=&quot;&quot;;&quot;&quot;;[.P259])">
            <text:p/>
          </table:table-cell>
          <table:table-cell table:style-name="ce530" table:formula="of:=IF([.O279]=&quot;&quot;;&quot;&quot;;[.O279])">
            <text:p/>
          </table:table-cell>
          <table:table-cell table:style-name="ce530" table:formula="of:=IF([.P279]=&quot;&quot;;&quot;&quot;;[.P279])">
            <text:p/>
          </table:table-cell>
          <table:table-cell table:style-name="ce159" table:formula="of:=IF([.Q279]=&quot;&quot;;&quot;&quot;;[.Q279])">
            <text:p/>
          </table:table-cell>
          <table:table-cell table:style-name="ce530" table:formula="of:=IF([.R279]=&quot;&quot;;&quot;&quot;;[.R279])">
            <text:p/>
          </table:table-cell>
          <table:table-cell table:style-name="ce530" table:formula="of:=IF([.S279]=&quot;&quot;;&quot;&quot;;[.S279])">
            <text:p/>
          </table:table-cell>
          <table:table-cell table:style-name="ce159" table:formula="of:=IF([.T279]=&quot;&quot;;&quot;&quot;;[.T279])">
            <text:p/>
          </table:table-cell>
          <table:table-cell table:style-name="ce514" table:formula="of:=IF([.U279]=&quot;&quot;;&quot;&quot;;[.U279])">
            <text:p/>
          </table:table-cell>
          <table:table-cell table:style-name="ce530" table:formula="of:=IF([.V279]=&quot;&quot;;&quot;&quot;;[.V279])">
            <text:p/>
          </table:table-cell>
          <table:table-cell table:style-name="ce243" table:formula="of:=IF([.W279]=&quot;&quot;;&quot;&quot;;[.W279])">
            <text:p/>
          </table:table-cell>
          <table:table-cell/>
          <table:table-cell table:style-name="ce729"/>
          <table:table-cell table:style-name="ce767"/>
          <table:table-cell table:style-name="ce801" table:formula="of:=IF([.Q181]=&quot;&quot;;&quot;&quot;;[.Q181])">
            <text:p/>
          </table:table-cell>
          <table:table-cell table:style-name="ce844"/>
          <table:table-cell/>
          <table:table-cell table:style-name="ce777" office:value-type="string" calcext:value-type="string">
            <text:p>Low</text:p>
          </table:table-cell>
          <table:table-cell table:style-name="ce777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string" office:string-value="" calcext:value-type="error">
            <text:p>Err:502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182]&lt;&gt;[.AD182];&quot;Change&quot;;&quot;&quot;)">
            <text:p/>
          </table:table-cell>
          <table:table-cell table:style-name="ce932" table:formula="of:=IF([.Q315]=&quot;&quot;;&quot;&quot;;[.Q315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style-name="ce514" table:formula="of:=IF([.O260]=&quot;&quot;;&quot;&quot;;[.O260])">
            <text:p/>
          </table:table-cell>
          <table:table-cell table:style-name="ce625" table:formula="of:=IF([.P260]=&quot;&quot;;&quot;&quot;;[.P260])">
            <text:p/>
          </table:table-cell>
          <table:table-cell table:style-name="ce530" table:formula="of:=IF([.O280]=&quot;&quot;;&quot;&quot;;[.O280])">
            <text:p/>
          </table:table-cell>
          <table:table-cell table:style-name="ce530" table:formula="of:=IF([.P280]=&quot;&quot;;&quot;&quot;;[.P280])">
            <text:p/>
          </table:table-cell>
          <table:table-cell table:style-name="ce159" table:formula="of:=IF([.Q280]=&quot;&quot;;&quot;&quot;;[.Q280])">
            <text:p/>
          </table:table-cell>
          <table:table-cell table:style-name="ce530" table:formula="of:=IF([.R280]=&quot;&quot;;&quot;&quot;;[.R280])">
            <text:p/>
          </table:table-cell>
          <table:table-cell table:style-name="ce530" table:formula="of:=IF([.S280]=&quot;&quot;;&quot;&quot;;[.S280])">
            <text:p/>
          </table:table-cell>
          <table:table-cell table:style-name="ce159" table:formula="of:=IF([.T280]=&quot;&quot;;&quot;&quot;;[.T280])">
            <text:p/>
          </table:table-cell>
          <table:table-cell table:style-name="ce514" table:formula="of:=IF([.U280]=&quot;&quot;;&quot;&quot;;[.U280])">
            <text:p/>
          </table:table-cell>
          <table:table-cell table:style-name="ce530" table:formula="of:=IF([.V280]=&quot;&quot;;&quot;&quot;;[.V280])">
            <text:p/>
          </table:table-cell>
          <table:table-cell table:style-name="ce243" table:formula="of:=IF([.W280]=&quot;&quot;;&quot;&quot;;[.W280])">
            <text:p/>
          </table:table-cell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777" office:value-type="string" calcext:value-type="string">
            <text:p>Desired</text:p>
          </table:table-cell>
          <table:table-cell table:style-name="ce777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string" office:string-value="" calcext:value-type="error">
            <text:p>Err:502</text:p>
          </table:table-cell>
          <table:table-cell/>
          <table:table-cell table:style-name="ce434" table:formula="of:=&quot;Previous HVL @ &quot;&amp;[.AB104]&amp;&quot; kV:&quot;" office:value-type="string" office:string-value="Previous HVL @  kV:" calcext:value-type="string">
            <text:p>Previous HVL @ <text:s/>kV:</text:p>
          </table:table-cell>
          <table:table-cell table:style-name="ce912" table:formula="of:=IF([.AB105]=&quot;&quot;;&quot;&quot;;[.AB105])">
            <text:p/>
          </table:table-cell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183]&lt;&gt;[.AD183];&quot;Change&quot;;&quot;&quot;)">
            <text:p/>
          </table:table-cell>
          <table:table-cell table:style-name="ce932" table:formula="of:=IF([.R304]=&quot;&quot;;&quot;&quot;;[.R30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style-name="ce514" table:formula="of:=IF([.O261]=&quot;&quot;;&quot;&quot;;[.O261])">
            <text:p/>
          </table:table-cell>
          <table:table-cell table:style-name="ce625" table:formula="of:=IF([.P261]=&quot;&quot;;&quot;&quot;;[.P261])">
            <text:p/>
          </table:table-cell>
          <table:table-cell table:style-name="ce530" table:formula="of:=IF([.O281]=&quot;&quot;;&quot;&quot;;[.O281])">
            <text:p/>
          </table:table-cell>
          <table:table-cell table:style-name="ce530" table:formula="of:=IF([.P281]=&quot;&quot;;&quot;&quot;;[.P281])">
            <text:p/>
          </table:table-cell>
          <table:table-cell table:style-name="ce159" table:formula="of:=IF([.Q281]=&quot;&quot;;&quot;&quot;;[.Q281])">
            <text:p/>
          </table:table-cell>
          <table:table-cell table:style-name="ce530" table:formula="of:=IF([.R281]=&quot;&quot;;&quot;&quot;;[.R281])">
            <text:p/>
          </table:table-cell>
          <table:table-cell table:style-name="ce530" table:formula="of:=IF([.S281]=&quot;&quot;;&quot;&quot;;[.S281])">
            <text:p/>
          </table:table-cell>
          <table:table-cell table:style-name="ce159" table:formula="of:=IF([.T281]=&quot;&quot;;&quot;&quot;;[.T281])">
            <text:p/>
          </table:table-cell>
          <table:table-cell table:style-name="ce514" table:formula="of:=IF([.U281]=&quot;&quot;;&quot;&quot;;[.U281])">
            <text:p/>
          </table:table-cell>
          <table:table-cell table:style-name="ce530" table:formula="of:=IF([.V281]=&quot;&quot;;&quot;&quot;;[.V281])">
            <text:p/>
          </table:table-cell>
          <table:table-cell table:style-name="ce243" table:formula="of:=IF([.W281]=&quot;&quot;;&quot;&quot;;[.W281])">
            <text:p/>
          </table:table-cell>
          <table:table-cell/>
          <table:table-cell table:style-name="ce729"/>
          <table:table-cell table:style-name="ce767"/>
          <table:table-cell table:style-name="ce801" table:formula="of:=IF([.Q183]=&quot;&quot;;&quot;&quot;;[.Q183])">
            <text:p/>
          </table:table-cell>
          <table:table-cell table:style-name="ce844"/>
          <table:table-cell/>
          <table:table-cell table:style-name="ce777" office:value-type="string" calcext:value-type="string">
            <text:p>High</text:p>
          </table:table-cell>
          <table:table-cell table:style-name="ce777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string" office:string-value="" calcext:value-type="error">
            <text:p>Err:502</text:p>
          </table:table-cell>
          <table:table-cell/>
          <table:table-cell table:style-name="ce427" table:number-columns-repeated="2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184]&lt;&gt;[.AD184];&quot;Change&quot;;&quot;&quot;)">
            <text:p/>
          </table:table-cell>
          <table:table-cell table:style-name="ce932" table:formula="of:=IF([.R305]=&quot;&quot;;&quot;&quot;;[.R305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style-name="ce514" table:formula="of:=IF([.O262]=&quot;&quot;;&quot;&quot;;[.O262])">
            <text:p/>
          </table:table-cell>
          <table:table-cell table:style-name="ce625" table:formula="of:=IF([.P262]=&quot;&quot;;&quot;&quot;;[.P262])">
            <text:p/>
          </table:table-cell>
          <table:table-cell table:style-name="ce530" table:formula="of:=IF([.O282]=&quot;&quot;;&quot;&quot;;[.O282])">
            <text:p/>
          </table:table-cell>
          <table:table-cell table:style-name="ce530" table:formula="of:=IF([.P282]=&quot;&quot;;&quot;&quot;;[.P282])">
            <text:p/>
          </table:table-cell>
          <table:table-cell table:style-name="ce159" table:formula="of:=IF([.Q282]=&quot;&quot;;&quot;&quot;;[.Q282])">
            <text:p/>
          </table:table-cell>
          <table:table-cell table:style-name="ce530" table:formula="of:=IF([.R282]=&quot;&quot;;&quot;&quot;;[.R282])">
            <text:p/>
          </table:table-cell>
          <table:table-cell table:style-name="ce530" table:formula="of:=IF([.S282]=&quot;&quot;;&quot;&quot;;[.S282])">
            <text:p/>
          </table:table-cell>
          <table:table-cell table:style-name="ce159" table:formula="of:=IF([.T282]=&quot;&quot;;&quot;&quot;;[.T282])">
            <text:p/>
          </table:table-cell>
          <table:table-cell table:style-name="ce514" table:formula="of:=IF([.U282]=&quot;&quot;;&quot;&quot;;[.U282])">
            <text:p/>
          </table:table-cell>
          <table:table-cell table:style-name="ce530" table:formula="of:=IF([.V282]=&quot;&quot;;&quot;&quot;;[.V282])">
            <text:p/>
          </table:table-cell>
          <table:table-cell table:style-name="ce243" table:formula="of:=IF([.W282]=&quot;&quot;;&quot;&quot;;[.W282])">
            <text:p/>
          </table:table-cell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185]&lt;&gt;[.AD185];&quot;Change&quot;;&quot;&quot;)">
            <text:p/>
          </table:table-cell>
          <table:table-cell table:style-name="ce932" table:formula="of:=IF([.R306]=&quot;&quot;;&quot;&quot;;[.R306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514" table:formula="of:=IF([.O263]=&quot;&quot;;&quot;&quot;;[.O263])">
            <text:p/>
          </table:table-cell>
          <table:table-cell table:style-name="ce625" table:formula="of:=IF([.P263]=&quot;&quot;;&quot;&quot;;[.P263])">
            <text:p/>
          </table:table-cell>
          <table:table-cell table:style-name="ce530" table:formula="of:=IF([.O283]=&quot;&quot;;&quot;&quot;;[.O283])">
            <text:p/>
          </table:table-cell>
          <table:table-cell table:style-name="ce530" table:formula="of:=IF([.P283]=&quot;&quot;;&quot;&quot;;[.P283])">
            <text:p/>
          </table:table-cell>
          <table:table-cell table:style-name="ce159" table:formula="of:=IF([.Q283]=&quot;&quot;;&quot;&quot;;[.Q283])">
            <text:p/>
          </table:table-cell>
          <table:table-cell table:style-name="ce530" table:formula="of:=IF([.R283]=&quot;&quot;;&quot;&quot;;[.R283])">
            <text:p/>
          </table:table-cell>
          <table:table-cell table:style-name="ce530" table:formula="of:=IF([.S283]=&quot;&quot;;&quot;&quot;;[.S283])">
            <text:p/>
          </table:table-cell>
          <table:table-cell table:style-name="ce159" table:formula="of:=IF([.T283]=&quot;&quot;;&quot;&quot;;[.T283])">
            <text:p/>
          </table:table-cell>
          <table:table-cell table:style-name="ce514" table:formula="of:=IF([.U283]=&quot;&quot;;&quot;&quot;;[.U283])">
            <text:p/>
          </table:table-cell>
          <table:table-cell table:style-name="ce530" table:formula="of:=IF([.V283]=&quot;&quot;;&quot;&quot;;[.V283])">
            <text:p/>
          </table:table-cell>
          <table:table-cell table:style-name="ce243" table:formula="of:=IF([.W283]=&quot;&quot;;&quot;&quot;;[.W283])">
            <text:p/>
          </table:table-cell>
          <table:table-cell/>
          <table:table-cell table:style-name="ce489" office:value-type="string" calcext:value-type="string">
            <text:p>Image Receptor Entrance Exposure Rate – Fluoroscopy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186]&lt;&gt;[.AD186];&quot;Change&quot;;&quot;&quot;)">
            <text:p/>
          </table:table-cell>
          <table:table-cell table:style-name="ce932" table:formula="of:=IF([.R307]=&quot;&quot;;&quot;&quot;;[.R307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14" table:formula="of:=IF([.O264]=&quot;&quot;;&quot;&quot;;[.O264])">
            <text:p/>
          </table:table-cell>
          <table:table-cell table:style-name="ce625" table:formula="of:=IF([.P264]=&quot;&quot;;&quot;&quot;;[.P264])">
            <text:p/>
          </table:table-cell>
          <table:table-cell table:style-name="ce530" table:formula="of:=IF([.O284]=&quot;&quot;;&quot;&quot;;[.O284])">
            <text:p/>
          </table:table-cell>
          <table:table-cell table:style-name="ce530" table:formula="of:=IF([.P284]=&quot;&quot;;&quot;&quot;;[.P284])">
            <text:p/>
          </table:table-cell>
          <table:table-cell table:style-name="ce159" table:formula="of:=IF([.Q284]=&quot;&quot;;&quot;&quot;;[.Q284])">
            <text:p/>
          </table:table-cell>
          <table:table-cell table:style-name="ce530" table:formula="of:=IF([.R284]=&quot;&quot;;&quot;&quot;;[.R284])">
            <text:p/>
          </table:table-cell>
          <table:table-cell table:style-name="ce530" table:formula="of:=IF([.S284]=&quot;&quot;;&quot;&quot;;[.S284])">
            <text:p/>
          </table:table-cell>
          <table:table-cell table:style-name="ce159" table:formula="of:=IF([.T284]=&quot;&quot;;&quot;&quot;;[.T284])">
            <text:p/>
          </table:table-cell>
          <table:table-cell table:style-name="ce514" table:formula="of:=IF([.U284]=&quot;&quot;;&quot;&quot;;[.U284])">
            <text:p/>
          </table:table-cell>
          <table:table-cell table:style-name="ce530" table:formula="of:=IF([.V284]=&quot;&quot;;&quot;&quot;;[.V284])">
            <text:p/>
          </table:table-cell>
          <table:table-cell table:style-name="ce243" table:formula="of:=IF([.W284]=&quot;&quot;;&quot;&quot;;[.W284])">
            <text:p/>
          </table:table-cell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187]&lt;&gt;[.AD187];&quot;Change&quot;;&quot;&quot;)">
            <text:p/>
          </table:table-cell>
          <table:table-cell table:style-name="ce932" table:formula="of:=IF([.R308]=&quot;&quot;;&quot;&quot;;[.R308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515" table:formula="of:=IF([.O265]=&quot;&quot;;&quot;&quot;;[.O265])">
            <text:p/>
          </table:table-cell>
          <table:table-cell table:style-name="ce626" table:formula="of:=IF([.P265]=&quot;&quot;;&quot;&quot;;[.P265])">
            <text:p/>
          </table:table-cell>
          <table:table-cell table:style-name="ce539" table:formula="of:=IF([.O285]=&quot;&quot;;&quot;&quot;;[.O285])">
            <text:p/>
          </table:table-cell>
          <table:table-cell table:style-name="ce539" table:formula="of:=IF([.P285]=&quot;&quot;;&quot;&quot;;[.P285])">
            <text:p/>
          </table:table-cell>
          <table:table-cell table:style-name="ce160" table:formula="of:=IF([.Q285]=&quot;&quot;;&quot;&quot;;[.Q285])">
            <text:p/>
          </table:table-cell>
          <table:table-cell table:style-name="ce539" table:formula="of:=IF([.R285]=&quot;&quot;;&quot;&quot;;[.R285])">
            <text:p/>
          </table:table-cell>
          <table:table-cell table:style-name="ce539" table:formula="of:=IF([.S285]=&quot;&quot;;&quot;&quot;;[.S285])">
            <text:p/>
          </table:table-cell>
          <table:table-cell table:style-name="ce160" table:formula="of:=IF([.T285]=&quot;&quot;;&quot;&quot;;[.T285])">
            <text:p/>
          </table:table-cell>
          <table:table-cell table:style-name="ce515" table:formula="of:=IF([.U285]=&quot;&quot;;&quot;&quot;;[.U285])">
            <text:p/>
          </table:table-cell>
          <table:table-cell table:style-name="ce539" table:formula="of:=IF([.V285]=&quot;&quot;;&quot;&quot;;[.V285])">
            <text:p/>
          </table:table-cell>
          <table:table-cell table:style-name="ce244" table:formula="of:=IF([.W285]=&quot;&quot;;&quot;&quot;;[.W285])">
            <text:p/>
          </table:table-cell>
          <table:table-cell/>
          <table:table-cell table:style-name="ce488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188]&lt;&gt;[.AD188];&quot;Change&quot;;&quot;&quot;)">
            <text:p/>
          </table:table-cell>
          <table:table-cell table:style-name="ce932" table:formula="of:=IF([.R309]=&quot;&quot;;&quot;&quot;;[.R309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style-name="ce408"/>
          <table:table-cell table:style-name="ce176" table:number-columns-repeated="2"/>
          <table:table-cell table:style-name="ce564" office:value-type="string" calcext:value-type="string">
            <text:p>Acceptable:</text:p>
          </table:table-cell>
          <table:table-cell table:style-name="ce26" table:formula="of:=[.Q286]">
            <text:p/>
          </table:table-cell>
          <table:table-cell table:style-name="ce97"/>
          <table:table-cell table:style-name="ce564" office:value-type="string" calcext:value-type="string">
            <text:p>Acceptable:</text:p>
          </table:table-cell>
          <table:table-cell table:style-name="ce26" table:formula="of:=[.T286]">
            <text:p/>
          </table:table-cell>
          <table:table-cell/>
          <table:table-cell table:style-name="ce564" office:value-type="string" calcext:value-type="string">
            <text:p>Acceptable:</text:p>
          </table:table-cell>
          <table:table-cell table:style-name="ce245" table:formula="of:=[.W286]">
            <text:p/>
          </table:table-cell>
          <table:table-cell/>
          <table:table-cell table:style-name="ce488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189]&lt;&gt;[.AD189];&quot;Change&quot;;&quot;&quot;)">
            <text:p/>
          </table:table-cell>
          <table:table-cell table:style-name="ce932" table:formula="of:=IF([.R310]=&quot;&quot;;&quot;&quot;;[.R310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510"/>
          <table:table-cell table:style-name="ce528" table:formula="of:=[.P288]" office:value-type="string" office:string-value="Criteria:" calcext:value-type="string">
            <text:p>Criteria:</text:p>
          </table:table-cell>
          <table:table-cell table:style-name="ce544" table:formula="of:=[.Q288]" office:value-type="string" office:string-value="Measured KAP/AK/AKR should be within 40% of the displayed values" calcext:value-type="string">
            <text:p>Measured KAP/AK/AKR should be within 40% of the displayed values</text:p>
          </table:table-cell>
          <table:table-cell table:number-columns-repeated="7"/>
          <table:table-cell table:style-name="ce686"/>
          <table:table-cell/>
          <table:table-cell table:style-name="ce298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11]=&quot;&quot;;&quot;&quot;;[.AB111])">
            <text:p/>
          </table:table-cell>
          <table:table-cell table:style-name="ce427"/>
          <table:table-cell table:style-name="ce543" office:value-type="string" calcext:value-type="string">
            <text:p>Measure using pancake probe placed against</text:p>
          </table:table-cell>
          <table:table-cell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190]&lt;&gt;[.AD190];&quot;Change&quot;;&quot;&quot;)">
            <text:p/>
          </table:table-cell>
          <table:table-cell table:style-name="ce932" table:formula="of:=IF([.R311]=&quot;&quot;;&quot;&quot;;[.R311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Default" table:number-columns-repeated="10"/>
          <table:table-cell table:style-name="ce686"/>
          <table:table-cell/>
          <table:covered-table-cell table:style-name="ce298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2]=&quot;&quot;;&quot;&quot;;[.AB112])">
            <text:p/>
          </table:table-cell>
          <table:table-cell/>
          <table:table-cell table:style-name="ce543" office:value-type="string" calcext:value-type="string">
            <text:p>image receptor input window</text:p>
          </table:table-cell>
          <table:table-cell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191]&lt;&gt;[.AD191];&quot;Change&quot;;&quot;&quot;)">
            <text:p/>
          </table:table-cell>
          <table:table-cell table:style-name="ce932" table:formula="of:=IF([.R312]=&quot;&quot;;&quot;&quot;;[.R312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covered-table-cell table:style-name="ce298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3]=&quot;&quot;;&quot;&quot;;[.AB113])">
            <text:p/>
          </table:table-cell>
          <table:table-cell/>
          <table:table-cell table:style-name="ce543" office:value-type="string" calcext:value-type="string">
            <text:p>Use 1.5mm Cu filtration</text:p>
          </table:table-cell>
          <table:table-cell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192]&lt;&gt;[.AD192];&quot;Change&quot;;&quot;&quot;)">
            <text:p/>
          </table:table-cell>
          <table:table-cell table:style-name="ce932" table:formula="of:=IF([.R313]=&quot;&quot;;&quot;&quot;;[.R313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covered-table-cell table:style-name="ce298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4]=&quot;&quot;;&quot;&quot;;[.AB114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193]&lt;&gt;[.AD193];&quot;Change&quot;;&quot;&quot;)">
            <text:p/>
          </table:table-cell>
          <table:table-cell table:style-name="ce932" table:formula="of:=IF([.R314]=&quot;&quot;;&quot;&quot;;[.R31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covered-table-cell table:style-name="ce298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15]=&quot;&quot;;&quot;&quot;;[.AB115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194]&lt;&gt;[.AD194];&quot;Change&quot;;&quot;&quot;)">
            <text:p/>
          </table:table-cell>
          <table:table-cell table:style-name="ce932" table:formula="of:=IF([.R315]=&quot;&quot;;&quot;&quot;;[.R315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298" table:formula="of:=[.$T$107]" table:number-columns-spanned="1" table:number-rows-spanned="5">
            <text:p/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16]=&quot;&quot;;&quot;&quot;;[.AB116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195]&lt;&gt;[.AD195];&quot;Change&quot;;&quot;&quot;)">
            <text:p/>
          </table:table-cell>
          <table:table-cell table:style-name="ce932" table:formula="of:=IF([.S304]=&quot;&quot;;&quot;&quot;;[.S30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covered-table-cell table:style-name="ce298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7]=&quot;&quot;;&quot;&quot;;[.AB117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196]&lt;&gt;[.AD196];&quot;Change&quot;;&quot;&quot;)">
            <text:p/>
          </table:table-cell>
          <table:table-cell table:style-name="ce932" table:formula="of:=IF([.S305]=&quot;&quot;;&quot;&quot;;[.S305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covered-table-cell table:style-name="ce298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8]=&quot;&quot;;&quot;&quot;;[.AB118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197]&lt;&gt;[.AD197];&quot;Change&quot;;&quot;&quot;)">
            <text:p/>
          </table:table-cell>
          <table:table-cell table:style-name="ce932" table:formula="of:=IF([.S306]=&quot;&quot;;&quot;&quot;;[.S306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covered-table-cell table:style-name="ce298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9]=&quot;&quot;;&quot;&quot;;[.AB119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198]&lt;&gt;[.AD198];&quot;Change&quot;;&quot;&quot;)">
            <text:p/>
          </table:table-cell>
          <table:table-cell table:style-name="ce932" table:formula="of:=IF([.S307]=&quot;&quot;;&quot;&quot;;[.S307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299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20]=&quot;&quot;;&quot;&quot;;[.AB120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199]&lt;&gt;[.AD199];&quot;Change&quot;;&quot;&quot;)">
            <text:p/>
          </table:table-cell>
          <table:table-cell table:style-name="ce932" table:formula="of:=IF([.S308]=&quot;&quot;;&quot;&quot;;[.S308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99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21]=&quot;&quot;;&quot;&quot;;[.AB121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200]&lt;&gt;[.AD200];&quot;Change&quot;;&quot;&quot;)">
            <text:p/>
          </table:table-cell>
          <table:table-cell table:style-name="ce932" table:formula="of:=IF([.S309]=&quot;&quot;;&quot;&quot;;[.S30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office:value-type="string" calcext:value-type="string">
            <text:p>Patient Entrance Exposure Rate – Fluoroscopy</text:p>
          </table:table-cell>
          <table:table-cell table:style-name="ce398" table:number-columns-repeated="9"/>
          <table:table-cell table:style-name="ce331"/>
          <table:table-cell/>
          <table:covered-table-cell table:style-name="ce299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2]=&quot;&quot;;&quot;&quot;;[.AB122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201]&lt;&gt;[.AD201];&quot;Change&quot;;&quot;&quot;)">
            <text:p/>
          </table:table-cell>
          <table:table-cell table:style-name="ce932" table:formula="of:=IF([.S310]=&quot;&quot;;&quot;&quot;;[.S31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.O106]" office:value-type="string" office:string-value="Image" calcext:value-type="string">
            <text:p>Image</text:p>
          </table:table-cell>
          <table:table-cell table:style-name="ce517" table:formula="of:=[.P106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/>
          <table:covered-table-cell table:style-name="ce299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3]=&quot;&quot;;&quot;&quot;;[.AB123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202]&lt;&gt;[.AD202];&quot;Change&quot;;&quot;&quot;)">
            <text:p/>
          </table:table-cell>
          <table:table-cell table:style-name="ce932" table:formula="of:=IF([.S311]=&quot;&quot;;&quot;&quot;;[.S31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.O107]" office:value-type="string" office:string-value="Mode" calcext:value-type="string">
            <text:p>Mode</text:p>
          </table:table-cell>
          <table:table-cell table:style-name="ce517" table:formula="of:=[.P107]" office:value-type="string" office:string-value="Attenuator" calcext:value-type="string">
            <text:p>Attenuator</text:p>
          </table:table-cell>
          <table:table-cell table:style-name="ce168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97"/>
          <table:covered-table-cell table:style-name="ce622"/>
          <table:table-cell table:style-name="ce168" table:formula="of:=[.T107]" table:number-columns-spanned="3" table:number-rows-spanned="1">
            <text:p/>
          </table:table-cell>
          <table:covered-table-cell table:style-name="ce97"/>
          <table:covered-table-cell table:style-name="ce622"/>
          <table:table-cell table:style-name="ce310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97"/>
          <table:covered-table-cell table:style-name="ce335"/>
          <table:table-cell/>
          <table:covered-table-cell table:style-name="ce299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4]=&quot;&quot;;&quot;&quot;;[.AB124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203]&lt;&gt;[.AD203];&quot;Change&quot;;&quot;&quot;)">
            <text:p/>
          </table:table-cell>
          <table:table-cell table:style-name="ce932" table:formula="of:=IF([.S312]=&quot;&quot;;&quot;&quot;;[.S31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8" table:formula="of:=[.O108]" office:value-type="string" office:string-value="(cm)" calcext:value-type="string">
            <text:p>(cm)</text:p>
          </table:table-cell>
          <table:table-cell table:style-name="ce518" table:formula="of:=[.P108]" office:value-type="string" office:string-value="(cm)" calcext:value-type="string">
            <text:p>(cm)</text:p>
          </table:table-cell>
          <table:table-cell table:style-name="ce571" table:formula="of:=[.Q108]" office:value-type="string" office:string-value="kVp" calcext:value-type="string">
            <text:p>kVp</text:p>
          </table:table-cell>
          <table:table-cell table:style-name="ce609" table:formula="of:=[.R108]" office:value-type="string" office:string-value="mA" calcext:value-type="string">
            <text:p>mA</text:p>
          </table:table-cell>
          <table:table-cell table:style-name="ce623" table:formula="of:=[.S108]" office:value-type="string" office:string-value="mGy/min" calcext:value-type="string">
            <text:p>mGy/min</text:p>
          </table:table-cell>
          <table:table-cell table:style-name="ce571" table:formula="of:=[.T108]" office:value-type="string" office:string-value="kVp" calcext:value-type="string">
            <text:p>kVp</text:p>
          </table:table-cell>
          <table:table-cell table:style-name="ce609" table:formula="of:=[.U108]" office:value-type="string" office:string-value="mA" calcext:value-type="string">
            <text:p>mA</text:p>
          </table:table-cell>
          <table:table-cell table:style-name="ce623" table:formula="of:=[.V108]" office:value-type="string" office:string-value="mGy/min" calcext:value-type="string">
            <text:p>mGy/min</text:p>
          </table:table-cell>
          <table:table-cell table:style-name="ce571" table:formula="of:=[.W108]" office:value-type="string" office:string-value="kVp" calcext:value-type="string">
            <text:p>kVp</text:p>
          </table:table-cell>
          <table:table-cell table:style-name="ce609" table:formula="of:=[.X108]" office:value-type="string" office:string-value="mA" calcext:value-type="string">
            <text:p>mA</text:p>
          </table:table-cell>
          <table:table-cell table:style-name="ce695" table:formula="of:=[.Y108]" office:value-type="string" office:string-value="mGy/min" calcext:value-type="string">
            <text:p>mGy/min</text:p>
          </table:table-cell>
          <table:table-cell/>
          <table:covered-table-cell table:style-name="ce299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25]=&quot;&quot;;&quot;&quot;;[.AB125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204]&lt;&gt;[.AD204];&quot;Change&quot;;&quot;&quot;)">
            <text:p/>
          </table:table-cell>
          <table:table-cell table:style-name="ce932" table:formula="of:=IF([.S313]=&quot;&quot;;&quot;&quot;;[.S31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09]" office:value-type="float" office:value="10" calcext:value-type="float">
            <text:p>10.00</text:p>
          </table:table-cell>
          <table:table-cell table:style-name="ce513" table:formula="of:=IF([.Q109]=&quot;&quot;;&quot;&quot;;[.Q109])" office:value-type="float" office:value="0" calcext:value-type="float">
            <text:p>0.00</text:p>
          </table:table-cell>
          <table:table-cell table:style-name="ce538" table:formula="of:=IF([.R109]=&quot;&quot;;&quot;&quot;;[.R109])" office:value-type="float" office:value="0" calcext:value-type="float">
            <text:p>0.00</text:p>
          </table:table-cell>
          <table:table-cell table:style-name="ce624" table:formula="of:=IF([.S109]=&quot;&quot;;&quot;&quot;;[.S109])" office:value-type="float" office:value="0" calcext:value-type="float">
            <text:p>0.00</text:p>
          </table:table-cell>
          <table:table-cell table:style-name="ce513" table:formula="of:=IF([.T109]=&quot;&quot;;&quot;&quot;;[.T109])" office:value-type="float" office:value="0" calcext:value-type="float">
            <text:p>0.00</text:p>
          </table:table-cell>
          <table:table-cell table:style-name="ce538" table:formula="of:=IF([.U109]=&quot;&quot;;&quot;&quot;;[.U109])" office:value-type="float" office:value="0" calcext:value-type="float">
            <text:p>0.00</text:p>
          </table:table-cell>
          <table:table-cell table:style-name="ce624" table:formula="of:=IF([.V109]=&quot;&quot;;&quot;&quot;;[.V109])" office:value-type="float" office:value="0" calcext:value-type="float">
            <text:p>0.00</text:p>
          </table:table-cell>
          <table:table-cell table:style-name="ce513" table:formula="of:=IF([.W109]=&quot;&quot;;&quot;&quot;;[.W109])" office:value-type="float" office:value="0" calcext:value-type="float">
            <text:p>0.00</text:p>
          </table:table-cell>
          <table:table-cell table:style-name="ce538" table:formula="of:=IF([.X109]=&quot;&quot;;&quot;&quot;;[.X109])" office:value-type="float" office:value="0" calcext:value-type="float">
            <text:p>0.00</text:p>
          </table:table-cell>
          <table:table-cell table:style-name="ce696" table:formula="of:=IF([.Y109]=&quot;&quot;;&quot;&quot;;[.Y109])" office:value-type="float" office:value="0" calcext:value-type="float">
            <text:p>0.00</text:p>
          </table:table-cell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205]&lt;&gt;[.AD205];&quot;Change&quot;;&quot;&quot;)">
            <text:p/>
          </table:table-cell>
          <table:table-cell table:style-name="ce932" table:formula="of:=IF([.S314]=&quot;&quot;;&quot;&quot;;[.S31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/>
          <table:table-cell table:style-name="ce517" table:formula="of:=[.P110]" office:value-type="float" office:value="20" calcext:value-type="float">
            <text:p>20.00</text:p>
          </table:table-cell>
          <table:table-cell table:style-name="ce514" table:formula="of:=IF([.Q110]=&quot;&quot;;&quot;&quot;;[.Q110])" office:value-type="float" office:value="0" calcext:value-type="float">
            <text:p>0.00</text:p>
          </table:table-cell>
          <table:table-cell table:style-name="ce530" table:formula="of:=IF([.R110]=&quot;&quot;;&quot;&quot;;[.R110])" office:value-type="float" office:value="0" calcext:value-type="float">
            <text:p>0.00</text:p>
          </table:table-cell>
          <table:table-cell table:style-name="ce625" table:formula="of:=IF([.S110]=&quot;&quot;;&quot;&quot;;[.S110])" office:value-type="float" office:value="0" calcext:value-type="float">
            <text:p>0.00</text:p>
          </table:table-cell>
          <table:table-cell table:style-name="ce514" table:formula="of:=IF([.T110]=&quot;&quot;;&quot;&quot;;[.T110])" office:value-type="float" office:value="0" calcext:value-type="float">
            <text:p>0.00</text:p>
          </table:table-cell>
          <table:table-cell table:style-name="ce530" table:formula="of:=IF([.U110]=&quot;&quot;;&quot;&quot;;[.U110])" office:value-type="float" office:value="0" calcext:value-type="float">
            <text:p>0.00</text:p>
          </table:table-cell>
          <table:table-cell table:style-name="ce625" table:formula="of:=IF([.V110]=&quot;&quot;;&quot;&quot;;[.V110])" office:value-type="float" office:value="0" calcext:value-type="float">
            <text:p>0.00</text:p>
          </table:table-cell>
          <table:table-cell table:style-name="ce514" table:formula="of:=IF([.W110]=&quot;&quot;;&quot;&quot;;[.W110])" office:value-type="float" office:value="0" calcext:value-type="float">
            <text:p>0.00</text:p>
          </table:table-cell>
          <table:table-cell table:style-name="ce530" table:formula="of:=IF([.X110]=&quot;&quot;;&quot;&quot;;[.X110])" office:value-type="float" office:value="0" calcext:value-type="float">
            <text:p>0.00</text:p>
          </table:table-cell>
          <table:table-cell table:style-name="ce697" table:formula="of:=IF([.Y110]=&quot;&quot;;&quot;&quot;;[.Y110])" office:value-type="float" office:value="0" calcext:value-type="float">
            <text:p>0.00</text:p>
          </table:table-cell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208]&lt;&gt;&quot;&quot;;[.Q208];IF([.AB234]=&quot;&quot;;&quot;&quot;;[.AB234]))">
            <text:p/>
          </table:table-cell>
          <table:table-cell table:style-name="ce574" table:number-columns-repeated="7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206]&lt;&gt;[.AD206];&quot;Change&quot;;&quot;&quot;)">
            <text:p/>
          </table:table-cell>
          <table:table-cell table:style-name="ce932" table:formula="of:=IF([.S315]=&quot;&quot;;&quot;&quot;;[.S31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/>
          <table:table-cell table:style-name="ce518" table:formula="of:=[.P111]" office:value-type="float" office:value="30" calcext:value-type="float">
            <text:p>30.00</text:p>
          </table:table-cell>
          <table:table-cell table:style-name="ce515" table:formula="of:=IF([.Q111]=&quot;&quot;;&quot;&quot;;[.Q111])" office:value-type="float" office:value="0" calcext:value-type="float">
            <text:p>0.00</text:p>
          </table:table-cell>
          <table:table-cell table:style-name="ce539" table:formula="of:=IF([.R111]=&quot;&quot;;&quot;&quot;;[.R111])" office:value-type="float" office:value="0" calcext:value-type="float">
            <text:p>0.00</text:p>
          </table:table-cell>
          <table:table-cell table:style-name="ce626" table:formula="of:=IF([.S111]=&quot;&quot;;&quot;&quot;;[.S111])" office:value-type="float" office:value="0" calcext:value-type="float">
            <text:p>0.00</text:p>
          </table:table-cell>
          <table:table-cell table:style-name="ce515" table:formula="of:=IF([.T111]=&quot;&quot;;&quot;&quot;;[.T111])" office:value-type="float" office:value="0" calcext:value-type="float">
            <text:p>0.00</text:p>
          </table:table-cell>
          <table:table-cell table:style-name="ce539" table:formula="of:=IF([.U111]=&quot;&quot;;&quot;&quot;;[.U111])" office:value-type="float" office:value="0" calcext:value-type="float">
            <text:p>0.00</text:p>
          </table:table-cell>
          <table:table-cell table:style-name="ce626" table:formula="of:=IF([.V111]=&quot;&quot;;&quot;&quot;;[.V111])" office:value-type="float" office:value="0" calcext:value-type="float">
            <text:p>0.00</text:p>
          </table:table-cell>
          <table:table-cell table:style-name="ce515" table:formula="of:=IF([.W111]=&quot;&quot;;&quot;&quot;;[.W111])" office:value-type="float" office:value="0" calcext:value-type="float">
            <text:p>0.00</text:p>
          </table:table-cell>
          <table:table-cell table:style-name="ce539" table:formula="of:=IF([.X111]=&quot;&quot;;&quot;&quot;;[.X111])" office:value-type="float" office:value="0" calcext:value-type="float">
            <text:p>0.00</text:p>
          </table:table-cell>
          <table:table-cell table:style-name="ce698" table:formula="of:=IF([.Y111]=&quot;&quot;;&quot;&quot;;[.Y111])" office:value-type="float" office:value="0" calcext:value-type="float">
            <text:p>0.00</text:p>
          </table:table-cell>
          <table:table-cell/>
          <table:table-cell table:style-name="ce488"/>
          <table:table-cell/>
          <table:table-cell table:style-name="ce545"/>
          <table:table-cell table:style-name="ce841" table:formula="of:=LEN([.Q20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207]&lt;&gt;[.AD207];&quot;Change&quot;;&quot;&quot;)">
            <text:p/>
          </table:table-cell>
          <table:table-cell table:style-name="ce932" table:formula="of:=IF([.T304]=&quot;&quot;;&quot;&quot;;[.T30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12]" office:value-type="float" office:value="10" calcext:value-type="float">
            <text:p>10.00</text:p>
          </table:table-cell>
          <table:table-cell table:style-name="ce513" table:formula="of:=IF([.Q112]=&quot;&quot;;&quot;&quot;;[.Q112])" office:value-type="float" office:value="0" calcext:value-type="float">
            <text:p>0.00</text:p>
          </table:table-cell>
          <table:table-cell table:style-name="ce538" table:formula="of:=IF([.R112]=&quot;&quot;;&quot;&quot;;[.R112])" office:value-type="float" office:value="0" calcext:value-type="float">
            <text:p>0.00</text:p>
          </table:table-cell>
          <table:table-cell table:style-name="ce624" table:formula="of:=IF([.S112]=&quot;&quot;;&quot;&quot;;[.S112])" office:value-type="float" office:value="0" calcext:value-type="float">
            <text:p>0.00</text:p>
          </table:table-cell>
          <table:table-cell table:style-name="ce513" table:formula="of:=IF([.T112]=&quot;&quot;;&quot;&quot;;[.T112])" office:value-type="float" office:value="0" calcext:value-type="float">
            <text:p>0.00</text:p>
          </table:table-cell>
          <table:table-cell table:style-name="ce538" table:formula="of:=IF([.U112]=&quot;&quot;;&quot;&quot;;[.U112])" office:value-type="float" office:value="0" calcext:value-type="float">
            <text:p>0.00</text:p>
          </table:table-cell>
          <table:table-cell table:style-name="ce624" table:formula="of:=IF([.V112]=&quot;&quot;;&quot;&quot;;[.V112])" office:value-type="float" office:value="0" calcext:value-type="float">
            <text:p>0.00</text:p>
          </table:table-cell>
          <table:table-cell table:style-name="ce513" table:formula="of:=IF([.W112]=&quot;&quot;;&quot;&quot;;[.W112])" office:value-type="float" office:value="0" calcext:value-type="float">
            <text:p>0.00</text:p>
          </table:table-cell>
          <table:table-cell table:style-name="ce538" table:formula="of:=IF([.X112]=&quot;&quot;;&quot;&quot;;[.X112])" office:value-type="float" office:value="0" calcext:value-type="float">
            <text:p>0.00</text:p>
          </table:table-cell>
          <table:table-cell table:style-name="ce696" table:formula="of:=IF([.Y112]=&quot;&quot;;&quot;&quot;;[.Y112])" office:value-type="float" office:value="0" calcext:value-type="float">
            <text:p>0.00</text:p>
          </table:table-cell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208]&lt;&gt;[.AD208];&quot;Change&quot;;&quot;&quot;)">
            <text:p/>
          </table:table-cell>
          <table:table-cell table:style-name="ce932" table:formula="of:=IF([.T305]=&quot;&quot;;&quot;&quot;;[.T30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/>
          <table:table-cell table:style-name="ce517" table:formula="of:=[.P113]" office:value-type="float" office:value="20" calcext:value-type="float">
            <text:p>20.00</text:p>
          </table:table-cell>
          <table:table-cell table:style-name="ce514" table:formula="of:=IF([.Q113]=&quot;&quot;;&quot;&quot;;[.Q113])" office:value-type="float" office:value="0" calcext:value-type="float">
            <text:p>0.00</text:p>
          </table:table-cell>
          <table:table-cell table:style-name="ce530" table:formula="of:=IF([.R113]=&quot;&quot;;&quot;&quot;;[.R113])" office:value-type="float" office:value="0" calcext:value-type="float">
            <text:p>0.00</text:p>
          </table:table-cell>
          <table:table-cell table:style-name="ce625" table:formula="of:=IF([.S113]=&quot;&quot;;&quot;&quot;;[.S113])" office:value-type="float" office:value="0" calcext:value-type="float">
            <text:p>0.00</text:p>
          </table:table-cell>
          <table:table-cell table:style-name="ce514" table:formula="of:=IF([.T113]=&quot;&quot;;&quot;&quot;;[.T113])" office:value-type="float" office:value="0" calcext:value-type="float">
            <text:p>0.00</text:p>
          </table:table-cell>
          <table:table-cell table:style-name="ce530" table:formula="of:=IF([.U113]=&quot;&quot;;&quot;&quot;;[.U113])" office:value-type="float" office:value="0" calcext:value-type="float">
            <text:p>0.00</text:p>
          </table:table-cell>
          <table:table-cell table:style-name="ce625" table:formula="of:=IF([.V113]=&quot;&quot;;&quot;&quot;;[.V113])" office:value-type="float" office:value="0" calcext:value-type="float">
            <text:p>0.00</text:p>
          </table:table-cell>
          <table:table-cell table:style-name="ce514" table:formula="of:=IF([.W113]=&quot;&quot;;&quot;&quot;;[.W113])" office:value-type="float" office:value="0" calcext:value-type="float">
            <text:p>0.00</text:p>
          </table:table-cell>
          <table:table-cell table:style-name="ce530" table:formula="of:=IF([.X113]=&quot;&quot;;&quot;&quot;;[.X113])" office:value-type="float" office:value="0" calcext:value-type="float">
            <text:p>0.00</text:p>
          </table:table-cell>
          <table:table-cell table:style-name="ce697" table:formula="of:=IF([.Y113]=&quot;&quot;;&quot;&quot;;[.Y113])" office:value-type="float" office:value="0" calcext:value-type="float">
            <text:p>0.00</text:p>
          </table:table-cell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209]&lt;&gt;[.AD209];&quot;Change&quot;;&quot;&quot;)">
            <text:p/>
          </table:table-cell>
          <table:table-cell table:style-name="ce932" table:formula="of:=IF([.T306]=&quot;&quot;;&quot;&quot;;[.T3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/>
          <table:table-cell table:style-name="ce518" table:formula="of:=[.P114]" office:value-type="float" office:value="30" calcext:value-type="float">
            <text:p>30.00</text:p>
          </table:table-cell>
          <table:table-cell table:style-name="ce515" table:formula="of:=IF([.Q114]=&quot;&quot;;&quot;&quot;;[.Q114])" office:value-type="float" office:value="0" calcext:value-type="float">
            <text:p>0.00</text:p>
          </table:table-cell>
          <table:table-cell table:style-name="ce539" table:formula="of:=IF([.R114]=&quot;&quot;;&quot;&quot;;[.R114])" office:value-type="float" office:value="0" calcext:value-type="float">
            <text:p>0.00</text:p>
          </table:table-cell>
          <table:table-cell table:style-name="ce626" table:formula="of:=IF([.S114]=&quot;&quot;;&quot;&quot;;[.S114])" office:value-type="float" office:value="0" calcext:value-type="float">
            <text:p>0.00</text:p>
          </table:table-cell>
          <table:table-cell table:style-name="ce515" table:formula="of:=IF([.T114]=&quot;&quot;;&quot;&quot;;[.T114])" office:value-type="float" office:value="0" calcext:value-type="float">
            <text:p>0.00</text:p>
          </table:table-cell>
          <table:table-cell table:style-name="ce539" table:formula="of:=IF([.U114]=&quot;&quot;;&quot;&quot;;[.U114])" office:value-type="float" office:value="0" calcext:value-type="float">
            <text:p>0.00</text:p>
          </table:table-cell>
          <table:table-cell table:style-name="ce626" table:formula="of:=IF([.V114]=&quot;&quot;;&quot;&quot;;[.V114])" office:value-type="float" office:value="0" calcext:value-type="float">
            <text:p>0.00</text:p>
          </table:table-cell>
          <table:table-cell table:style-name="ce515" table:formula="of:=IF([.W114]=&quot;&quot;;&quot;&quot;;[.W114])" office:value-type="float" office:value="0" calcext:value-type="float">
            <text:p>0.00</text:p>
          </table:table-cell>
          <table:table-cell table:style-name="ce539" table:formula="of:=IF([.X114]=&quot;&quot;;&quot;&quot;;[.X114])" office:value-type="float" office:value="0" calcext:value-type="float">
            <text:p>0.00</text:p>
          </table:table-cell>
          <table:table-cell table:style-name="ce698" table:formula="of:=IF([.Y114]=&quot;&quot;;&quot;&quot;;[.Y114])" office:value-type="float" office:value="0" calcext:value-type="float">
            <text:p>0.00</text:p>
          </table:table-cell>
          <table:table-cell/>
          <table:table-cell table:style-name="ce489" table:formula="of:=IF([.$U$137]=1;&quot;Image Receptor Entrance Exposure Rate – Pulse Fluoroscopy&quot;;&quot;Image Receptor Entrance Exposure Rate – Digital Acquisition&quot;)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210]&lt;&gt;[.AD210];&quot;Change&quot;;&quot;&quot;)">
            <text:p/>
          </table:table-cell>
          <table:table-cell table:style-name="ce932" table:formula="of:=IF([.T307]=&quot;&quot;;&quot;&quot;;[.T30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15]" office:value-type="float" office:value="10" calcext:value-type="float">
            <text:p>10.00</text:p>
          </table:table-cell>
          <table:table-cell table:style-name="ce513" table:formula="of:=IF([.Q115]=&quot;&quot;;&quot;&quot;;[.Q115])" office:value-type="float" office:value="0" calcext:value-type="float">
            <text:p>0.00</text:p>
          </table:table-cell>
          <table:table-cell table:style-name="ce538" table:formula="of:=IF([.R115]=&quot;&quot;;&quot;&quot;;[.R115])" office:value-type="float" office:value="0" calcext:value-type="float">
            <text:p>0.00</text:p>
          </table:table-cell>
          <table:table-cell table:style-name="ce624" table:formula="of:=IF([.S115]=&quot;&quot;;&quot;&quot;;[.S115])" office:value-type="float" office:value="0" calcext:value-type="float">
            <text:p>0.00</text:p>
          </table:table-cell>
          <table:table-cell table:style-name="ce513" table:formula="of:=IF([.T115]=&quot;&quot;;&quot;&quot;;[.T115])" office:value-type="float" office:value="0" calcext:value-type="float">
            <text:p>0.00</text:p>
          </table:table-cell>
          <table:table-cell table:style-name="ce538" table:formula="of:=IF([.U115]=&quot;&quot;;&quot;&quot;;[.U115])" office:value-type="float" office:value="0" calcext:value-type="float">
            <text:p>0.00</text:p>
          </table:table-cell>
          <table:table-cell table:style-name="ce624" table:formula="of:=IF([.V115]=&quot;&quot;;&quot;&quot;;[.V115])" office:value-type="float" office:value="0" calcext:value-type="float">
            <text:p>0.00</text:p>
          </table:table-cell>
          <table:table-cell table:style-name="ce513" table:formula="of:=IF([.W115]=&quot;&quot;;&quot;&quot;;[.W115])" office:value-type="float" office:value="0" calcext:value-type="float">
            <text:p>0.00</text:p>
          </table:table-cell>
          <table:table-cell table:style-name="ce538" table:formula="of:=IF([.X115]=&quot;&quot;;&quot;&quot;;[.X115])" office:value-type="float" office:value="0" calcext:value-type="float">
            <text:p>0.00</text:p>
          </table:table-cell>
          <table:table-cell table:style-name="ce696" table:formula="of:=IF([.Y115]=&quot;&quot;;&quot;&quot;;[.Y115])" office:value-type="float" office:value="0" calcext:value-type="float">
            <text:p>0.00</text:p>
          </table:table-cell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211]&lt;&gt;[.AD211];&quot;Change&quot;;&quot;&quot;)">
            <text:p/>
          </table:table-cell>
          <table:table-cell table:style-name="ce932" table:formula="of:=IF([.T308]=&quot;&quot;;&quot;&quot;;[.T30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/>
          <table:table-cell table:style-name="ce517" table:formula="of:=[.P116]" office:value-type="float" office:value="20" calcext:value-type="float">
            <text:p>20.00</text:p>
          </table:table-cell>
          <table:table-cell table:style-name="ce514" table:formula="of:=IF([.Q116]=&quot;&quot;;&quot;&quot;;[.Q116])" office:value-type="float" office:value="0" calcext:value-type="float">
            <text:p>0.00</text:p>
          </table:table-cell>
          <table:table-cell table:style-name="ce530" table:formula="of:=IF([.R116]=&quot;&quot;;&quot;&quot;;[.R116])" office:value-type="float" office:value="0" calcext:value-type="float">
            <text:p>0.00</text:p>
          </table:table-cell>
          <table:table-cell table:style-name="ce625" table:formula="of:=IF([.S116]=&quot;&quot;;&quot;&quot;;[.S116])" office:value-type="float" office:value="0" calcext:value-type="float">
            <text:p>0.00</text:p>
          </table:table-cell>
          <table:table-cell table:style-name="ce514" table:formula="of:=IF([.T116]=&quot;&quot;;&quot;&quot;;[.T116])" office:value-type="float" office:value="0" calcext:value-type="float">
            <text:p>0.00</text:p>
          </table:table-cell>
          <table:table-cell table:style-name="ce530" table:formula="of:=IF([.U116]=&quot;&quot;;&quot;&quot;;[.U116])" office:value-type="float" office:value="0" calcext:value-type="float">
            <text:p>0.00</text:p>
          </table:table-cell>
          <table:table-cell table:style-name="ce625" table:formula="of:=IF([.V116]=&quot;&quot;;&quot;&quot;;[.V116])" office:value-type="float" office:value="0" calcext:value-type="float">
            <text:p>0.00</text:p>
          </table:table-cell>
          <table:table-cell table:style-name="ce514" table:formula="of:=IF([.W116]=&quot;&quot;;&quot;&quot;;[.W116])" office:value-type="float" office:value="0" calcext:value-type="float">
            <text:p>0.00</text:p>
          </table:table-cell>
          <table:table-cell table:style-name="ce530" table:formula="of:=IF([.X116]=&quot;&quot;;&quot;&quot;;[.X116])" office:value-type="float" office:value="0" calcext:value-type="float">
            <text:p>0.00</text:p>
          </table:table-cell>
          <table:table-cell table:style-name="ce697" table:formula="of:=IF([.Y116]=&quot;&quot;;&quot;&quot;;[.Y116])" office:value-type="float" office:value="0" calcext:value-type="float">
            <text:p>0.00</text:p>
          </table:table-cell>
          <table:table-cell/>
          <table:table-cell table:style-name="ce488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212]&lt;&gt;[.AD212];&quot;Change&quot;;&quot;&quot;)">
            <text:p/>
          </table:table-cell>
          <table:table-cell table:style-name="ce932" table:formula="of:=IF([.T309]=&quot;&quot;;&quot;&quot;;[.T309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/>
          <table:table-cell table:style-name="ce518" table:formula="of:=[.P117]" office:value-type="float" office:value="30" calcext:value-type="float">
            <text:p>30.00</text:p>
          </table:table-cell>
          <table:table-cell table:style-name="ce515" table:formula="of:=IF([.Q117]=&quot;&quot;;&quot;&quot;;[.Q117])" office:value-type="float" office:value="0" calcext:value-type="float">
            <text:p>0.00</text:p>
          </table:table-cell>
          <table:table-cell table:style-name="ce539" table:formula="of:=IF([.R117]=&quot;&quot;;&quot;&quot;;[.R117])" office:value-type="float" office:value="0" calcext:value-type="float">
            <text:p>0.00</text:p>
          </table:table-cell>
          <table:table-cell table:style-name="ce626" table:formula="of:=IF([.S117]=&quot;&quot;;&quot;&quot;;[.S117])" office:value-type="float" office:value="0" calcext:value-type="float">
            <text:p>0.00</text:p>
          </table:table-cell>
          <table:table-cell table:style-name="ce515" table:formula="of:=IF([.T117]=&quot;&quot;;&quot;&quot;;[.T117])" office:value-type="float" office:value="0" calcext:value-type="float">
            <text:p>0.00</text:p>
          </table:table-cell>
          <table:table-cell table:style-name="ce539" table:formula="of:=IF([.U117]=&quot;&quot;;&quot;&quot;;[.U117])" office:value-type="float" office:value="0" calcext:value-type="float">
            <text:p>0.00</text:p>
          </table:table-cell>
          <table:table-cell table:style-name="ce626" table:formula="of:=IF([.V117]=&quot;&quot;;&quot;&quot;;[.V117])" office:value-type="float" office:value="0" calcext:value-type="float">
            <text:p>0.00</text:p>
          </table:table-cell>
          <table:table-cell table:style-name="ce515" table:formula="of:=IF([.W117]=&quot;&quot;;&quot;&quot;;[.W117])" office:value-type="float" office:value="0" calcext:value-type="float">
            <text:p>0.00</text:p>
          </table:table-cell>
          <table:table-cell table:style-name="ce539" table:formula="of:=IF([.X117]=&quot;&quot;;&quot;&quot;;[.X117])" office:value-type="float" office:value="0" calcext:value-type="float">
            <text:p>0.00</text:p>
          </table:table-cell>
          <table:table-cell table:style-name="ce698" table:formula="of:=IF([.Y117]=&quot;&quot;;&quot;&quot;;[.Y117])" office:value-type="float" office:value="0" calcext:value-type="float">
            <text:p>0.00</text:p>
          </table:table-cell>
          <table:table-cell/>
          <table:table-cell table:style-name="ce488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213]&lt;&gt;[.AD213];&quot;Change&quot;;&quot;&quot;)">
            <text:p/>
          </table:table-cell>
          <table:table-cell table:style-name="ce932" table:formula="of:=IF([.T310]=&quot;&quot;;&quot;&quot;;[.T310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18]" office:value-type="float" office:value="10" calcext:value-type="float">
            <text:p>10.00</text:p>
          </table:table-cell>
          <table:table-cell table:style-name="ce513" table:formula="of:=IF([.Q118]=&quot;&quot;;&quot;&quot;;[.Q118])" office:value-type="float" office:value="0" calcext:value-type="float">
            <text:p>0.00</text:p>
          </table:table-cell>
          <table:table-cell table:style-name="ce538" table:formula="of:=IF([.R118]=&quot;&quot;;&quot;&quot;;[.R118])" office:value-type="float" office:value="0" calcext:value-type="float">
            <text:p>0.00</text:p>
          </table:table-cell>
          <table:table-cell table:style-name="ce624" table:formula="of:=IF([.S118]=&quot;&quot;;&quot;&quot;;[.S118])" office:value-type="float" office:value="0" calcext:value-type="float">
            <text:p>0.00</text:p>
          </table:table-cell>
          <table:table-cell table:style-name="ce513" table:formula="of:=IF([.T118]=&quot;&quot;;&quot;&quot;;[.T118])" office:value-type="float" office:value="0" calcext:value-type="float">
            <text:p>0.00</text:p>
          </table:table-cell>
          <table:table-cell table:style-name="ce538" table:formula="of:=IF([.U118]=&quot;&quot;;&quot;&quot;;[.U118])" office:value-type="float" office:value="0" calcext:value-type="float">
            <text:p>0.00</text:p>
          </table:table-cell>
          <table:table-cell table:style-name="ce624" table:formula="of:=IF([.V118]=&quot;&quot;;&quot;&quot;;[.V118])" office:value-type="float" office:value="0" calcext:value-type="float">
            <text:p>0.00</text:p>
          </table:table-cell>
          <table:table-cell table:style-name="ce513" table:formula="of:=IF([.W118]=&quot;&quot;;&quot;&quot;;[.W118])" office:value-type="float" office:value="0" calcext:value-type="float">
            <text:p>0.00</text:p>
          </table:table-cell>
          <table:table-cell table:style-name="ce538" table:formula="of:=IF([.X118]=&quot;&quot;;&quot;&quot;;[.X118])" office:value-type="float" office:value="0" calcext:value-type="float">
            <text:p>0.00</text:p>
          </table:table-cell>
          <table:table-cell table:style-name="ce696" table:formula="of:=IF([.Y118]=&quot;&quot;;&quot;&quot;;[.Y118])" office:value-type="float" office:value="0" calcext:value-type="float">
            <text:p>0.00</text:p>
          </table:table-cell>
          <table:table-cell/>
          <table:table-cell table:style-name="ce298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27]=&quot;&quot;;&quot;&quot;;[.AB127])">
            <text:p/>
          </table:table-cell>
          <table:table-cell table:style-name="ce427"/>
          <table:table-cell table:style-name="ce543" office:value-type="string" calcext:value-type="string">
            <text:p>Measure using pancake probe placed against</text:p>
          </table:table-cell>
          <table:table-cell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214]&lt;&gt;[.AD214];&quot;Change&quot;;&quot;&quot;)">
            <text:p/>
          </table:table-cell>
          <table:table-cell table:style-name="ce932" table:formula="of:=IF([.T311]=&quot;&quot;;&quot;&quot;;[.T311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/>
          <table:table-cell table:style-name="ce517" table:formula="of:=[.P119]" office:value-type="float" office:value="20" calcext:value-type="float">
            <text:p>20.00</text:p>
          </table:table-cell>
          <table:table-cell table:style-name="ce514" table:formula="of:=IF([.Q119]=&quot;&quot;;&quot;&quot;;[.Q119])" office:value-type="float" office:value="0" calcext:value-type="float">
            <text:p>0.00</text:p>
          </table:table-cell>
          <table:table-cell table:style-name="ce530" table:formula="of:=IF([.R119]=&quot;&quot;;&quot;&quot;;[.R119])" office:value-type="float" office:value="0" calcext:value-type="float">
            <text:p>0.00</text:p>
          </table:table-cell>
          <table:table-cell table:style-name="ce625" table:formula="of:=IF([.S119]=&quot;&quot;;&quot;&quot;;[.S119])" office:value-type="float" office:value="0" calcext:value-type="float">
            <text:p>0.00</text:p>
          </table:table-cell>
          <table:table-cell table:style-name="ce514" table:formula="of:=IF([.T119]=&quot;&quot;;&quot;&quot;;[.T119])" office:value-type="float" office:value="0" calcext:value-type="float">
            <text:p>0.00</text:p>
          </table:table-cell>
          <table:table-cell table:style-name="ce530" table:formula="of:=IF([.U119]=&quot;&quot;;&quot;&quot;;[.U119])" office:value-type="float" office:value="0" calcext:value-type="float">
            <text:p>0.00</text:p>
          </table:table-cell>
          <table:table-cell table:style-name="ce625" table:formula="of:=IF([.V119]=&quot;&quot;;&quot;&quot;;[.V119])" office:value-type="float" office:value="0" calcext:value-type="float">
            <text:p>0.00</text:p>
          </table:table-cell>
          <table:table-cell table:style-name="ce514" table:formula="of:=IF([.W119]=&quot;&quot;;&quot;&quot;;[.W119])" office:value-type="float" office:value="0" calcext:value-type="float">
            <text:p>0.00</text:p>
          </table:table-cell>
          <table:table-cell table:style-name="ce530" table:formula="of:=IF([.X119]=&quot;&quot;;&quot;&quot;;[.X119])" office:value-type="float" office:value="0" calcext:value-type="float">
            <text:p>0.00</text:p>
          </table:table-cell>
          <table:table-cell table:style-name="ce697" table:formula="of:=IF([.Y119]=&quot;&quot;;&quot;&quot;;[.Y119])" office:value-type="float" office:value="0" calcext:value-type="float">
            <text:p>0.00</text:p>
          </table:table-cell>
          <table:table-cell/>
          <table:covered-table-cell table:style-name="ce298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8]=&quot;&quot;;&quot;&quot;;[.AB128])">
            <text:p/>
          </table:table-cell>
          <table:table-cell/>
          <table:table-cell table:style-name="ce543" office:value-type="string" calcext:value-type="string">
            <text:p>image receptor input window</text:p>
          </table:table-cell>
          <table:table-cell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215]&lt;&gt;[.AD215];&quot;Change&quot;;&quot;&quot;)">
            <text:p/>
          </table:table-cell>
          <table:table-cell table:style-name="ce932" table:formula="of:=IF([.T312]=&quot;&quot;;&quot;&quot;;[.T312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/>
          <table:table-cell table:style-name="ce518" table:formula="of:=[.P120]" office:value-type="float" office:value="30" calcext:value-type="float">
            <text:p>30.00</text:p>
          </table:table-cell>
          <table:table-cell table:style-name="ce515" table:formula="of:=IF([.Q120]=&quot;&quot;;&quot;&quot;;[.Q120])" office:value-type="float" office:value="0" calcext:value-type="float">
            <text:p>0.00</text:p>
          </table:table-cell>
          <table:table-cell table:style-name="ce539" table:formula="of:=IF([.R120]=&quot;&quot;;&quot;&quot;;[.R120])" office:value-type="float" office:value="0" calcext:value-type="float">
            <text:p>0.00</text:p>
          </table:table-cell>
          <table:table-cell table:style-name="ce626" table:formula="of:=IF([.S120]=&quot;&quot;;&quot;&quot;;[.S120])" office:value-type="float" office:value="0" calcext:value-type="float">
            <text:p>0.00</text:p>
          </table:table-cell>
          <table:table-cell table:style-name="ce515" table:formula="of:=IF([.T120]=&quot;&quot;;&quot;&quot;;[.T120])" office:value-type="float" office:value="0" calcext:value-type="float">
            <text:p>0.00</text:p>
          </table:table-cell>
          <table:table-cell table:style-name="ce539" table:formula="of:=IF([.U120]=&quot;&quot;;&quot;&quot;;[.U120])" office:value-type="float" office:value="0" calcext:value-type="float">
            <text:p>0.00</text:p>
          </table:table-cell>
          <table:table-cell table:style-name="ce626" table:formula="of:=IF([.V120]=&quot;&quot;;&quot;&quot;;[.V120])" office:value-type="float" office:value="0" calcext:value-type="float">
            <text:p>0.00</text:p>
          </table:table-cell>
          <table:table-cell table:style-name="ce515" table:formula="of:=IF([.W120]=&quot;&quot;;&quot;&quot;;[.W120])" office:value-type="float" office:value="0" calcext:value-type="float">
            <text:p>0.00</text:p>
          </table:table-cell>
          <table:table-cell table:style-name="ce539" table:formula="of:=IF([.X120]=&quot;&quot;;&quot;&quot;;[.X120])" office:value-type="float" office:value="0" calcext:value-type="float">
            <text:p>0.00</text:p>
          </table:table-cell>
          <table:table-cell table:style-name="ce698" table:formula="of:=IF([.Y120]=&quot;&quot;;&quot;&quot;;[.Y120])" office:value-type="float" office:value="0" calcext:value-type="float">
            <text:p>0.00</text:p>
          </table:table-cell>
          <table:table-cell/>
          <table:covered-table-cell table:style-name="ce298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9]=&quot;&quot;;&quot;&quot;;[.AB129])">
            <text:p/>
          </table:table-cell>
          <table:table-cell/>
          <table:table-cell table:style-name="ce543" office:value-type="string" calcext:value-type="string">
            <text:p>Use 1.5mm Cu filtration</text:p>
          </table:table-cell>
          <table:table-cell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216]&lt;&gt;[.AD216];&quot;Change&quot;;&quot;&quot;)">
            <text:p/>
          </table:table-cell>
          <table:table-cell table:style-name="ce932" table:formula="of:=IF([.T313]=&quot;&quot;;&quot;&quot;;[.T313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21]" office:value-type="float" office:value="10" calcext:value-type="float">
            <text:p>10.00</text:p>
          </table:table-cell>
          <table:table-cell table:style-name="ce513" table:formula="of:=IF([.Q121]=&quot;&quot;;&quot;&quot;;[.Q121])" office:value-type="float" office:value="0" calcext:value-type="float">
            <text:p>0.00</text:p>
          </table:table-cell>
          <table:table-cell table:style-name="ce538" table:formula="of:=IF([.R121]=&quot;&quot;;&quot;&quot;;[.R121])" office:value-type="float" office:value="0" calcext:value-type="float">
            <text:p>0.00</text:p>
          </table:table-cell>
          <table:table-cell table:style-name="ce624" table:formula="of:=IF([.S121]=&quot;&quot;;&quot;&quot;;[.S121])" office:value-type="float" office:value="0" calcext:value-type="float">
            <text:p>0.00</text:p>
          </table:table-cell>
          <table:table-cell table:style-name="ce513" table:formula="of:=IF([.T121]=&quot;&quot;;&quot;&quot;;[.T121])" office:value-type="float" office:value="0" calcext:value-type="float">
            <text:p>0.00</text:p>
          </table:table-cell>
          <table:table-cell table:style-name="ce538" table:formula="of:=IF([.U121]=&quot;&quot;;&quot;&quot;;[.U121])" office:value-type="float" office:value="0" calcext:value-type="float">
            <text:p>0.00</text:p>
          </table:table-cell>
          <table:table-cell table:style-name="ce624" table:formula="of:=IF([.V121]=&quot;&quot;;&quot;&quot;;[.V121])" office:value-type="float" office:value="0" calcext:value-type="float">
            <text:p>0.00</text:p>
          </table:table-cell>
          <table:table-cell table:style-name="ce513" table:formula="of:=IF([.W121]=&quot;&quot;;&quot;&quot;;[.W121])" office:value-type="float" office:value="0" calcext:value-type="float">
            <text:p>0.00</text:p>
          </table:table-cell>
          <table:table-cell table:style-name="ce538" table:formula="of:=IF([.X121]=&quot;&quot;;&quot;&quot;;[.X121])" office:value-type="float" office:value="0" calcext:value-type="float">
            <text:p>0.00</text:p>
          </table:table-cell>
          <table:table-cell table:style-name="ce696" table:formula="of:=IF([.Y121]=&quot;&quot;;&quot;&quot;;[.Y121])" office:value-type="float" office:value="0" calcext:value-type="float">
            <text:p>0.00</text:p>
          </table:table-cell>
          <table:table-cell/>
          <table:covered-table-cell table:style-name="ce298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0]=&quot;&quot;;&quot;&quot;;[.AB130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217]&lt;&gt;[.AD217];&quot;Change&quot;;&quot;&quot;)">
            <text:p/>
          </table:table-cell>
          <table:table-cell table:style-name="ce932" table:formula="of:=IF([.T314]=&quot;&quot;;&quot;&quot;;[.T314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/>
          <table:table-cell table:style-name="ce517" table:formula="of:=[.P122]" office:value-type="float" office:value="20" calcext:value-type="float">
            <text:p>20.00</text:p>
          </table:table-cell>
          <table:table-cell table:style-name="ce514" table:formula="of:=IF([.Q122]=&quot;&quot;;&quot;&quot;;[.Q122])" office:value-type="float" office:value="0" calcext:value-type="float">
            <text:p>0.00</text:p>
          </table:table-cell>
          <table:table-cell table:style-name="ce530" table:formula="of:=IF([.R122]=&quot;&quot;;&quot;&quot;;[.R122])" office:value-type="float" office:value="0" calcext:value-type="float">
            <text:p>0.00</text:p>
          </table:table-cell>
          <table:table-cell table:style-name="ce625" table:formula="of:=IF([.S122]=&quot;&quot;;&quot;&quot;;[.S122])" office:value-type="float" office:value="0" calcext:value-type="float">
            <text:p>0.00</text:p>
          </table:table-cell>
          <table:table-cell table:style-name="ce514" table:formula="of:=IF([.T122]=&quot;&quot;;&quot;&quot;;[.T122])" office:value-type="float" office:value="0" calcext:value-type="float">
            <text:p>0.00</text:p>
          </table:table-cell>
          <table:table-cell table:style-name="ce530" table:formula="of:=IF([.U122]=&quot;&quot;;&quot;&quot;;[.U122])" office:value-type="float" office:value="0" calcext:value-type="float">
            <text:p>0.00</text:p>
          </table:table-cell>
          <table:table-cell table:style-name="ce625" table:formula="of:=IF([.V122]=&quot;&quot;;&quot;&quot;;[.V122])" office:value-type="float" office:value="0" calcext:value-type="float">
            <text:p>0.00</text:p>
          </table:table-cell>
          <table:table-cell table:style-name="ce514" table:formula="of:=IF([.W122]=&quot;&quot;;&quot;&quot;;[.W122])" office:value-type="float" office:value="0" calcext:value-type="float">
            <text:p>0.00</text:p>
          </table:table-cell>
          <table:table-cell table:style-name="ce530" table:formula="of:=IF([.X122]=&quot;&quot;;&quot;&quot;;[.X122])" office:value-type="float" office:value="0" calcext:value-type="float">
            <text:p>0.00</text:p>
          </table:table-cell>
          <table:table-cell table:style-name="ce697" table:formula="of:=IF([.Y122]=&quot;&quot;;&quot;&quot;;[.Y122])" office:value-type="float" office:value="0" calcext:value-type="float">
            <text:p>0.00</text:p>
          </table:table-cell>
          <table:table-cell/>
          <table:covered-table-cell table:style-name="ce298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31]=&quot;&quot;;&quot;&quot;;[.AB131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218]&lt;&gt;[.AD218];&quot;Change&quot;;&quot;&quot;)">
            <text:p/>
          </table:table-cell>
          <table:table-cell table:style-name="ce932" table:formula="of:=IF([.T315]=&quot;&quot;;&quot;&quot;;[.T315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/>
          <table:table-cell table:style-name="ce518" table:formula="of:=[.P123]" office:value-type="float" office:value="30" calcext:value-type="float">
            <text:p>30.00</text:p>
          </table:table-cell>
          <table:table-cell table:style-name="ce515" table:formula="of:=IF([.Q123]=&quot;&quot;;&quot;&quot;;[.Q123])" office:value-type="float" office:value="0" calcext:value-type="float">
            <text:p>0.00</text:p>
          </table:table-cell>
          <table:table-cell table:style-name="ce539" table:formula="of:=IF([.R123]=&quot;&quot;;&quot;&quot;;[.R123])" office:value-type="float" office:value="0" calcext:value-type="float">
            <text:p>0.00</text:p>
          </table:table-cell>
          <table:table-cell table:style-name="ce626" table:formula="of:=IF([.S123]=&quot;&quot;;&quot;&quot;;[.S123])" office:value-type="float" office:value="0" calcext:value-type="float">
            <text:p>0.00</text:p>
          </table:table-cell>
          <table:table-cell table:style-name="ce515" table:formula="of:=IF([.T123]=&quot;&quot;;&quot;&quot;;[.T123])" office:value-type="float" office:value="0" calcext:value-type="float">
            <text:p>0.00</text:p>
          </table:table-cell>
          <table:table-cell table:style-name="ce539" table:formula="of:=IF([.U123]=&quot;&quot;;&quot;&quot;;[.U123])" office:value-type="float" office:value="0" calcext:value-type="float">
            <text:p>0.00</text:p>
          </table:table-cell>
          <table:table-cell table:style-name="ce626" table:formula="of:=IF([.V123]=&quot;&quot;;&quot;&quot;;[.V123])" office:value-type="float" office:value="0" calcext:value-type="float">
            <text:p>0.00</text:p>
          </table:table-cell>
          <table:table-cell table:style-name="ce515" table:formula="of:=IF([.W123]=&quot;&quot;;&quot;&quot;;[.W123])" office:value-type="float" office:value="0" calcext:value-type="float">
            <text:p>0.00</text:p>
          </table:table-cell>
          <table:table-cell table:style-name="ce539" table:formula="of:=IF([.X123]=&quot;&quot;;&quot;&quot;;[.X123])" office:value-type="float" office:value="0" calcext:value-type="float">
            <text:p>0.00</text:p>
          </table:table-cell>
          <table:table-cell table:style-name="ce698" table:formula="of:=IF([.Y123]=&quot;&quot;;&quot;&quot;;[.Y123])" office:value-type="float" office:value="0" calcext:value-type="float">
            <text:p>0.00</text:p>
          </table:table-cell>
          <table:table-cell/>
          <table:table-cell table:style-name="ce298" table:formula="of:=[.$T$139]" table:number-columns-spanned="1" table:number-rows-spanned="5">
            <text:p/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32]=&quot;&quot;;&quot;&quot;;[.AB132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219]&lt;&gt;[.AD219];&quot;Change&quot;;&quot;&quot;)">
            <text:p/>
          </table:table-cell>
          <table:table-cell table:style-name="ce932" table:formula="of:=IF([.U304]=&quot;&quot;;&quot;&quot;;[.U304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.P124]" office:value-type="string" office:string-value="max" calcext:value-type="string">
            <text:p>max</text:p>
          </table:table-cell>
          <table:table-cell table:style-name="ce572" table:formula="of:=IF([.Q124]=&quot;&quot;;&quot;&quot;;[.Q124])" office:value-type="float" office:value="0" calcext:value-type="float">
            <text:p>0.00</text:p>
          </table:table-cell>
          <table:table-cell table:style-name="ce610" table:formula="of:=IF([.R124]=&quot;&quot;;&quot;&quot;;[.R124])" office:value-type="float" office:value="0" calcext:value-type="float">
            <text:p>0.00</text:p>
          </table:table-cell>
          <table:table-cell table:style-name="ce627" table:formula="of:=IF([.S124]=&quot;&quot;;&quot;&quot;;[.S124])" office:value-type="float" office:value="0" calcext:value-type="float">
            <text:p>0.00</text:p>
          </table:table-cell>
          <table:table-cell table:style-name="ce572" table:formula="of:=IF([.T124]=&quot;&quot;;&quot;&quot;;[.T124])" office:value-type="float" office:value="0" calcext:value-type="float">
            <text:p>0.00</text:p>
          </table:table-cell>
          <table:table-cell table:style-name="ce610" table:formula="of:=IF([.U124]=&quot;&quot;;&quot;&quot;;[.U124])" office:value-type="float" office:value="0" calcext:value-type="float">
            <text:p>0.00</text:p>
          </table:table-cell>
          <table:table-cell table:style-name="ce627" table:formula="of:=IF([.V124]=&quot;&quot;;&quot;&quot;;[.V124])" office:value-type="float" office:value="0" calcext:value-type="float">
            <text:p>0.00</text:p>
          </table:table-cell>
          <table:table-cell table:style-name="ce681" table:formula="of:=IF([.W124]=&quot;&quot;;&quot;&quot;;[.W124])" office:value-type="float" office:value="0" calcext:value-type="float">
            <text:p>0.00</text:p>
          </table:table-cell>
          <table:table-cell table:style-name="ce684" table:formula="of:=IF([.X124]=&quot;&quot;;&quot;&quot;;[.X124])" office:value-type="float" office:value="0" calcext:value-type="float">
            <text:p>0.00</text:p>
          </table:table-cell>
          <table:table-cell table:style-name="ce699" table:formula="of:=IF([.Y124]=&quot;&quot;;&quot;&quot;;[.Y124])" office:value-type="float" office:value="0" calcext:value-type="float">
            <text:p>0.00</text:p>
          </table:table-cell>
          <table:table-cell/>
          <table:covered-table-cell table:style-name="ce298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3]=&quot;&quot;;&quot;&quot;;[.AB133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220]&lt;&gt;[.AD220];&quot;Change&quot;;&quot;&quot;)">
            <text:p/>
          </table:table-cell>
          <table:table-cell table:style-name="ce932" table:formula="of:=IF([.U305]=&quot;&quot;;&quot;&quot;;[.U305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/>
          <table:covered-table-cell table:style-name="ce298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4]=&quot;&quot;;&quot;&quot;;[.AB134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221]&lt;&gt;[.AD221];&quot;Change&quot;;&quot;&quot;)">
            <text:p/>
          </table:table-cell>
          <table:table-cell table:style-name="ce932" table:formula="of:=IF([.U306]=&quot;&quot;;&quot;&quot;;[.U306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/>
          <table:table-cell table:style-name="ce542" table:formula="of:=[.P126]" office:value-type="string" office:string-value="*Measured at:" calcext:value-type="string">
            <text:p>*Measured at:</text:p>
          </table:table-cell>
          <table:table-cell/>
          <table:table-cell table:style-name="ce611" table:formula="of:=[.R126]" office:value-type="string" office:string-value="Acceptable:" calcext:value-type="string">
            <text:p>Acceptable:</text:p>
          </table:table-cell>
          <table:table-cell table:style-name="ce628" table:formula="of:=[.S126]" office:value-type="string" office:string-value="NA" calcext:value-type="string">
            <text:p>NA</text:p>
          </table:table-cell>
          <table:table-cell/>
          <table:table-cell table:style-name="ce611" table:formula="of:=[.U126]" office:value-type="string" office:string-value="Acceptable:" calcext:value-type="string">
            <text:p>Acceptable:</text:p>
          </table:table-cell>
          <table:table-cell table:style-name="ce628" table:formula="of:=[.V126]" office:value-type="string" office:string-value="NA" calcext:value-type="string">
            <text:p>NA</text:p>
          </table:table-cell>
          <table:table-cell/>
          <table:table-cell table:style-name="ce611" table:formula="of:=[.X126]" office:value-type="string" office:string-value="Acceptable:" calcext:value-type="string">
            <text:p>Acceptable:</text:p>
          </table:table-cell>
          <table:table-cell table:style-name="ce700" table:formula="of:=[.Y126]" office:value-type="string" office:string-value="YES" calcext:value-type="string">
            <text:p>YES</text:p>
          </table:table-cell>
          <table:table-cell/>
          <table:covered-table-cell table:style-name="ce298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5]=&quot;&quot;;&quot;&quot;;[.AB135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222]&lt;&gt;[.AD222];&quot;Change&quot;;&quot;&quot;)">
            <text:p/>
          </table:table-cell>
          <table:table-cell table:style-name="ce932" table:formula="of:=IF([.U307]=&quot;&quot;;&quot;&quot;;[.U307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43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686"/>
          <table:table-cell/>
          <table:covered-table-cell table:style-name="ce299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36]=&quot;&quot;;&quot;&quot;;[.AB136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223]&lt;&gt;[.AD223];&quot;Change&quot;;&quot;&quot;)">
            <text:p/>
          </table:table-cell>
          <table:table-cell table:style-name="ce932" table:formula="of:=IF([.U308]=&quot;&quot;;&quot;&quot;;[.U308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43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686"/>
          <table:table-cell/>
          <table:table-cell table:style-name="ce299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37]=&quot;&quot;;&quot;&quot;;[.AB137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224]&lt;&gt;[.AD224];&quot;Change&quot;;&quot;&quot;)">
            <text:p/>
          </table:table-cell>
          <table:table-cell table:style-name="ce932" table:formula="of:=IF([.U309]=&quot;&quot;;&quot;&quot;;[.U309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43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686"/>
          <table:table-cell/>
          <table:covered-table-cell table:style-name="ce299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8]=&quot;&quot;;&quot;&quot;;[.AB138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225]&lt;&gt;[.AD225];&quot;Change&quot;;&quot;&quot;)">
            <text:p/>
          </table:table-cell>
          <table:table-cell table:style-name="ce932" table:formula="of:=IF([.U310]=&quot;&quot;;&quot;&quot;;[.U310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43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686"/>
          <table:table-cell/>
          <table:covered-table-cell table:style-name="ce299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9]=&quot;&quot;;&quot;&quot;;[.AB139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226]&lt;&gt;[.AD226];&quot;Change&quot;;&quot;&quot;)">
            <text:p/>
          </table:table-cell>
          <table:table-cell table:style-name="ce932" table:formula="of:=IF([.U311]=&quot;&quot;;&quot;&quot;;[.U311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28" table:formula="of:=[.P131]" office:value-type="string" office:string-value="Criteria:" calcext:value-type="string">
            <text:p>Criteria:</text:p>
          </table:table-cell>
          <table:table-cell table:style-name="ce573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686"/>
          <table:table-cell/>
          <table:covered-table-cell table:style-name="ce299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40]=&quot;&quot;;&quot;&quot;;[.AB140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227]&lt;&gt;[.AD227];&quot;Change&quot;;&quot;&quot;)">
            <text:p/>
          </table:table-cell>
          <table:table-cell table:style-name="ce932" table:formula="of:=IF([.U312]=&quot;&quot;;&quot;&quot;;[.U312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44"/>
          <table:table-cell table:style-name="ce573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686"/>
          <table:table-cell/>
          <table:covered-table-cell table:style-name="ce299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41]=&quot;&quot;;&quot;&quot;;[.AB141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228]&lt;&gt;[.AD228];&quot;Change&quot;;&quot;&quot;)">
            <text:p/>
          </table:table-cell>
          <table:table-cell table:style-name="ce932" table:formula="of:=IF([.U313]=&quot;&quot;;&quot;&quot;;[.U313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formula="of:=[.P133]" office:value-type="string" office:string-value="Comments:" calcext:value-type="string">
            <text:p>Comments:</text:p>
          </table:table-cell>
          <table:table-cell table:style-name="ce536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229]&lt;&gt;[.AD229];&quot;Change&quot;;&quot;&quot;)">
            <text:p/>
          </table:table-cell>
          <table:table-cell table:style-name="ce932" table:formula="of:=IF([.U314]=&quot;&quot;;&quot;&quot;;[.U314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545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232]&lt;&gt;&quot;&quot;;[.Q232];IF([.AB235]=&quot;&quot;;&quot;&quot;;[.AB235]))">
            <text:p/>
          </table:table-cell>
          <table:table-cell table:style-name="ce574" table:number-columns-repeated="7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230]&lt;&gt;[.AD230];&quot;Change&quot;;&quot;&quot;)">
            <text:p/>
          </table:table-cell>
          <table:table-cell table:style-name="ce932" table:formula="of:=IF([.U315]=&quot;&quot;;&quot;&quot;;[.U315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545" table:formula="of:=IF(LEN([.Q133])&lt;=265;&quot;&quot;;RIGHT([.Q133];LEN([.Q133])-SEARCH(&quot; &quot;;[.Q133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23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table:style-name="ce528" office:value-type="string" calcext:value-type="string">
            <text:p>Comments</text:p>
          </table:table-cell>
          <table:table-cell table:style-name="ce427" table:number-columns-repeated="10"/>
          <table:table-cell table:number-columns-repeated="987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353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office:value-type="string" calcext:value-type="string">
            <text:p>Pt Entr Exp Fluoro:</text:p>
          </table:table-cell>
          <table:table-cell table:style-name="ce925"/>
          <table:table-cell table:style-name="ce929" table:formula="of:=IF([.AB232]&lt;&gt;[.AD232];&quot;Change&quot;;&quot;&quot;)">
            <text:p/>
          </table:table-cell>
          <table:table-cell table:style-name="ce930" table:formula="of:=IF([.Q133]=&quot;&quot;;&quot;&quot;;[.Q133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22" office:value-type="string" calcext:value-type="string">
            <text:p>Image Receptor Entrance Exposure Rate – Fluoroscopy</text:p>
          </table:table-cell>
          <table:table-cell table:style-name="ce494" table:number-columns-repeated="9"/>
          <table:table-cell table:style-name="ce703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Pt Entr Exp Dig Acq:</text:p>
          </table:table-cell>
          <table:table-cell table:style-name="ce925"/>
          <table:table-cell table:style-name="ce929" table:formula="of:=IF([.AB233]&lt;&gt;[.AD233];&quot;Change&quot;;&quot;&quot;)">
            <text:p/>
          </table:table-cell>
          <table:table-cell table:style-name="ce930" table:formula="of:=IF([.Q165]=&quot;&quot;;&quot;&quot;;[.Q165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9" office:value-type="string" calcext:value-type="string">
            <text:p>Scatter and Transmission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Receptor Entr Exp Fluoro:</text:p>
          </table:table-cell>
          <table:table-cell table:style-name="ce925"/>
          <table:table-cell table:style-name="ce929" table:formula="of:=IF([.AB234]&lt;&gt;[.AD234];&quot;Change&quot;;&quot;&quot;)">
            <text:p/>
          </table:table-cell>
          <table:table-cell table:style-name="ce930"/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97" table:formula="of:=[.O188]" office:value-type="string" office:string-value="Dose" calcext:value-type="string">
            <text:p>Dose</text:p>
          </table:table-cell>
          <table:table-cell table:style-name="ce97" table:formula="of:=[.P188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number-columns-repeated="4"/>
          <table:table-cell table:style-name="ce686"/>
          <table:table-cell/>
          <table:table-cell table:style-name="ce488"/>
          <table:table-cell table:number-columns-repeated="3"/>
          <table:table-cell office:value-type="string" calcext:value-type="string">
            <text:p>Pt Entrance</text:p>
          </table:table-cell>
          <table:table-cell table:number-columns-repeated="5"/>
          <table:table-cell table:style-name="ce490"/>
          <table:table-cell/>
          <table:table-cell office:value-type="string" calcext:value-type="string">
            <text:p>Receptor Entr Exp Dig Acq:</text:p>
          </table:table-cell>
          <table:table-cell table:style-name="ce925"/>
          <table:table-cell table:style-name="ce929" table:formula="of:=IF([.AB235]&lt;&gt;[.AD235];&quot;Change&quot;;&quot;&quot;)">
            <text:p/>
          </table:table-cell>
          <table:table-cell table:style-name="ce930"/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97" table:formula="of:=[.O189]" office:value-type="string" office:string-value="Level" calcext:value-type="string">
            <text:p>Level</text:p>
          </table:table-cell>
          <table:table-cell table:style-name="ce97" table:formula="of:=[.P189]" office:value-type="string" office:string-value="Size (cm)" calcext:value-type="string">
            <text:p>Size (cm)</text:p>
          </table:table-cell>
          <table:table-cell table:style-name="ce97" table:formula="of:=[.Q189]" office:value-type="string" office:string-value="kVp" calcext:value-type="string">
            <text:p>kVp</text:p>
          </table:table-cell>
          <table:table-cell table:style-name="ce97" table:formula="of:=[.R189]" office:value-type="string" office:string-value="mA" calcext:value-type="string">
            <text:p>mA</text:p>
          </table:table-cell>
          <table:table-cell table:style-name="ce97" table:formula="of:=[.S189]" office:value-type="string" office:string-value="uGy/min" calcext:value-type="string">
            <text:p>uGy/min</text:p>
          </table:table-cell>
          <table:table-cell table:style-name="ce97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686"/>
          <table:table-cell/>
          <table:table-cell table:style-name="ce488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876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 table:style-name="ce891"/>
          <table:table-cell table:style-name="ce903" office:value-type="string" calcext:value-type="string">
            <text:p>Acceptable</text:p>
          </table:table-cell>
          <table:table-cell table:style-name="ce427"/>
          <table:table-cell table:style-name="ce490"/>
          <table:table-cell/>
          <table:table-cell office:value-type="string" calcext:value-type="string">
            <text:p>Scatter/Transmission:</text:p>
          </table:table-cell>
          <table:table-cell table:style-name="ce925"/>
          <table:table-cell table:style-name="ce929" table:formula="of:=IF([.AB236]&lt;&gt;[.AD236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29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IF([.P190]=&quot;&quot;;&quot;&quot;;[.P190])">
            <text:p/>
          </table:table-cell>
          <table:table-cell table:style-name="ce576" table:formula="of:=IF([.Q190]=&quot;&quot;;&quot;&quot;;[.Q190])">
            <text:p/>
          </table:table-cell>
          <table:table-cell table:style-name="ce576" table:formula="of:=IF([.R190]=&quot;&quot;;&quot;&quot;;[.R190])">
            <text:p/>
          </table:table-cell>
          <table:table-cell table:style-name="ce629" table:formula="of:=IF([.S190]=&quot;&quot;;&quot;&quot;;[.S190])">
            <text:p/>
          </table:table-cell>
          <table:table-cell table:style-name="ce649" table:formula="of:=IF([.T190]=&quot;&quot;;&quot;&quot;;[.T190])">
            <text:p/>
          </table:table-cell>
          <table:table-cell/>
          <table:table-cell table:style-name="ce544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686"/>
          <table:table-cell/>
          <table:table-cell table:style-name="ce488"/>
          <table:table-cell table:style-name="ce768" office:value-type="string" calcext:value-type="string">
            <text:p>Transmission* @ 10cm</text:p>
          </table:table-cell>
          <table:table-cell table:style-name="ce807" table:formula="of:=IF(AND([.Q110]=&quot;&quot;;[.T110]=&quot;&quot;);&quot;&quot;;IF([.$O$101]=1;[.Q110];IF(AND([.$O$102]=1;[.W110]&lt;&gt;&quot;&quot;);[.W110];IF([.T110]&lt;&gt;&quot;&quot;;[.T110];IF([.Q110]&lt;&gt;&quot;&quot;;[.Q110];&quot;&quot;)))))" office:value-type="float" office:value="0" calcext:value-type="float">
            <text:p>0</text:p>
          </table:table-cell>
          <table:table-cell table:style-name="ce807" table:formula="of:=IF(AND([.R110]=&quot;&quot;;[.U110]=&quot;&quot;);&quot;&quot;;IF([.$O$101]=1;[.R110];IF(AND([.$O$102]=1;[.X110]&lt;&gt;&quot;&quot;);[.X110];IF([.U110]&lt;&gt;&quot;&quot;;[.U110];IF([.R110]&lt;&gt;&quot;&quot;;[.R110];&quot;&quot;)))))" office:value-type="float" office:value="0" calcext:value-type="float">
            <text:p>0</text:p>
          </table:table-cell>
          <table:table-cell table:style-name="ce862" table:formula="of:=IF(AND([.S110]=&quot;&quot;;[.V110]=&quot;&quot;);&quot;&quot;;IF([.$O$101]=1;[.S110];IF(AND([.$O$102]=1;[.Y110]&lt;&gt;&quot;&quot;);[.Y110];IF([.V110]&lt;&gt;&quot;&quot;;[.V110];IF([.S110]&lt;&gt;&quot;&quot;;[.S110];&quot;&quot;)))))" office:value-type="float" office:value="0" calcext:value-type="float">
            <text:p>0.00</text:p>
          </table:table-cell>
          <table:table-cell table:style-name="ce504" office:value-type="float" office:value="0" calcext:value-type="float">
            <text:p>0.00</text:p>
          </table:table-cell>
          <table:table-cell table:style-name="ce860" table:formula="of:=IF([.AB143]=&quot;&quot;;&quot;&quot;;[.AB143])">
            <text:p/>
          </table:table-cell>
          <table:table-cell/>
          <table:table-cell table:style-name="ce904" table:formula="of:=IF([.T237]=&quot;NA&quot;;&quot;NA&quot;;IF(OR([.S237]=&quot;&quot;;[.T237]=&quot;&quot;);&quot;TBD&quot;;IF([.T237]&lt;=2*[.S237];&quot;YES&quot;;&quot;NO&quot;)))" office:value-type="string" office:string-value="YES" calcext:value-type="string">
            <text:p>YES</text:p>
          </table:table-cell>
          <table:table-cell table:style-name="ce427"/>
          <table:table-cell table:style-name="ce490"/>
          <table:table-cell/>
          <table:table-cell office:value-type="string" calcext:value-type="string">
            <text:p>Leeds Phantom:</text:p>
          </table:table-cell>
          <table:table-cell table:style-name="ce925"/>
          <table:table-cell table:style-name="ce929" table:formula="of:=IF([.AB237]&lt;&gt;[.AD237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/>
          <table:table-cell table:style-name="ce548" table:formula="of:=IF([.P191]=&quot;&quot;;&quot;&quot;;[.P191])">
            <text:p/>
          </table:table-cell>
          <table:table-cell table:style-name="ce577" table:formula="of:=IF([.Q191]=&quot;&quot;;&quot;&quot;;[.Q191])">
            <text:p/>
          </table:table-cell>
          <table:table-cell table:style-name="ce577" table:formula="of:=IF([.R191]=&quot;&quot;;&quot;&quot;;[.R191])">
            <text:p/>
          </table:table-cell>
          <table:table-cell table:style-name="ce630" table:formula="of:=IF([.S191]=&quot;&quot;;&quot;&quot;;[.S191])">
            <text:p/>
          </table:table-cell>
          <table:table-cell table:style-name="ce650" table:formula="of:=IF([.T191]=&quot;&quot;;&quot;&quot;;[.T191])">
            <text:p/>
          </table:table-cell>
          <table:table-cell/>
          <table:table-cell table:style-name="ce544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686"/>
          <table:table-cell/>
          <table:table-cell table:style-name="ce488"/>
          <table:table-cell table:style-name="ce427" table:number-columns-repeated="3"/>
          <table:table-cell table:style-name="ce427" office:value-type="string" calcext:value-type="string">
            <text:p>Unshielded</text:p>
          </table:table-cell>
          <table:table-cell table:style-name="ce427" office:value-type="string" calcext:value-type="string">
            <text:p>Shielded</text:p>
          </table:table-cell>
          <table:table-cell table:style-name="ce427" office:value-type="string" calcext:value-type="string">
            <text:p>Unshielded</text:p>
          </table:table-cell>
          <table:table-cell table:style-name="ce427" office:value-type="string" calcext:value-type="string">
            <text:p>Shielded</text:p>
          </table:table-cell>
          <table:table-cell table:style-name="ce427" office:value-type="string" calcext:value-type="string">
            <text:p>Unshielded</text:p>
          </table:table-cell>
          <table:table-cell table:style-name="ce427" office:value-type="string" calcext:value-type="string">
            <text:p>Shielded</text:p>
          </table:table-cell>
          <table:table-cell table:style-name="ce490"/>
          <table:table-cell/>
          <table:table-cell office:value-type="string" calcext:value-type="string">
            <text:p>TO.10:</text:p>
          </table:table-cell>
          <table:table-cell table:style-name="ce925"/>
          <table:table-cell table:style-name="ce929" table:formula="of:=IF([.AB238]&lt;&gt;[.AD238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covered-table-cell table:style-name="ce30"/>
          <table:table-cell table:style-name="ce548" table:formula="of:=IF([.P192]=&quot;&quot;;&quot;&quot;;[.P192])">
            <text:p/>
          </table:table-cell>
          <table:table-cell table:style-name="ce577" table:formula="of:=IF([.Q192]=&quot;&quot;;&quot;&quot;;[.Q192])">
            <text:p/>
          </table:table-cell>
          <table:table-cell table:style-name="ce577" table:formula="of:=IF([.R192]=&quot;&quot;;&quot;&quot;;[.R192])">
            <text:p/>
          </table:table-cell>
          <table:table-cell table:style-name="ce630" table:formula="of:=IF([.S192]=&quot;&quot;;&quot;&quot;;[.S192])">
            <text:p/>
          </table:table-cell>
          <table:table-cell table:style-name="ce650" table:formula="of:=IF([.T192]=&quot;&quot;;&quot;&quot;;[.T192])">
            <text:p/>
          </table:table-cell>
          <table:table-cell/>
          <table:table-cell table:style-name="ce544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686"/>
          <table:table-cell/>
          <table:table-cell table:style-name="ce729"/>
          <table:table-cell table:style-name="ce427" table:number-columns-repeated="3"/>
          <table:table-cell table:number-columns-repeated="2" table:style-name="ce427" office:value-type="string" calcext:value-type="string">
            <text:p>uGy/min</text:p>
          </table:table-cell>
          <table:table-cell table:number-columns-repeated="4" table:style-name="ce427" office:value-type="string" calcext:value-type="string">
            <text:p>uGy/hr</text:p>
          </table:table-cell>
          <table:table-cell table:style-name="ce490"/>
          <table:table-cell/>
          <table:table-cell office:value-type="string" calcext:value-type="string">
            <text:p>Beam Limitation:</text:p>
          </table:table-cell>
          <table:table-cell table:style-name="ce925"/>
          <table:table-cell table:style-name="ce929" table:formula="of:=IF([.AB239]&lt;&gt;[.AD239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/>
          <table:table-cell table:style-name="ce549" table:formula="of:=IF([.P193]=&quot;&quot;;&quot;&quot;;[.P193])">
            <text:p/>
          </table:table-cell>
          <table:table-cell table:style-name="ce578" table:formula="of:=IF([.Q193]=&quot;&quot;;&quot;&quot;;[.Q193])">
            <text:p/>
          </table:table-cell>
          <table:table-cell table:style-name="ce578" table:formula="of:=IF([.R193]=&quot;&quot;;&quot;&quot;;[.R193])">
            <text:p/>
          </table:table-cell>
          <table:table-cell table:style-name="ce631" table:formula="of:=IF([.S193]=&quot;&quot;;&quot;&quot;;[.S193])">
            <text:p/>
          </table:table-cell>
          <table:table-cell table:style-name="ce651" table:formula="of:=IF([.T193]=&quot;&quot;;&quot;&quot;;[.T193])">
            <text:p/>
          </table:table-cell>
          <table:table-cell table:number-columns-repeated="4"/>
          <table:table-cell table:style-name="ce686"/>
          <table:table-cell/>
          <table:table-cell table:style-name="ce732" office:value-type="string" calcext:value-type="string" table:number-columns-spanned="1" table:number-rows-spanned="2">
            <text:p>Scatter – Fluoro</text:p>
          </table:table-cell>
          <table:table-cell table:style-name="ce769" office:value-type="string" calcext:value-type="string">
            <text:p>Eye level</text:p>
          </table:table-cell>
          <table:table-cell table:style-name="ce808" table:formula="of:=IF([.Q237]=&quot;&quot;;&quot;&quot;;[.Q237])" office:value-type="float" office:value="0" calcext:value-type="float">
            <text:p>0</text:p>
          </table:table-cell>
          <table:table-cell table:style-name="ce808" table:formula="of:=IF([.R237]=&quot;&quot;;&quot;&quot;;[.R237])" office:value-type="float" office:value="0" calcext:value-type="float">
            <text:p>0</text:p>
          </table:table-cell>
          <table:table-cell table:style-name="ce501" table:number-columns-repeated="2"/>
          <table:table-cell table:style-name="ce885" table:formula="of:=IF([.S240]=&quot;&quot;;&quot;&quot;;[.S240]*60)">
            <text:p/>
          </table:table-cell>
          <table:table-cell table:style-name="ce885" table:formula="of:=IF([.T240]=&quot;&quot;;&quot;&quot;;[.T240]*60)">
            <text:p/>
          </table:table-cell>
          <table:table-cell table:style-name="ce905" table:formula="of:=IF([.AB144]=&quot;&quot;;&quot;&quot;;[.AB144])">
            <text:p/>
          </table:table-cell>
          <table:table-cell table:style-name="ce913" table:formula="of:=IF([.AB146]=&quot;&quot;;&quot;&quot;;[.AB146])">
            <text:p/>
          </table:table-cell>
          <table:table-cell table:style-name="ce490"/>
          <table:table-cell/>
          <table:table-cell table:style-name="ce528" office:value-type="string" calcext:value-type="string">
            <text:p>Comment Page 1</text:p>
          </table:table-cell>
          <table:table-cell table:style-name="ce925"/>
          <table:table-cell table:style-name="ce929" table:formula="of:=IF([.AB240]&lt;&gt;[.AD240];&quot;Change&quot;;&quot;&quot;)">
            <text:p/>
          </table:table-cell>
          <table:table-cell table:style-name="ce930" table:formula="of:=IF([.Q344]=&quot;&quot;;&quot;&quot;;[.Q34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/>
          <table:table-cell table:style-name="ce549" table:formula="of:=IF([.P194]=&quot;&quot;;&quot;&quot;;[.P194])">
            <text:p/>
          </table:table-cell>
          <table:table-cell table:style-name="ce578" table:formula="of:=IF([.Q194]=&quot;&quot;;&quot;&quot;;[.Q194])">
            <text:p/>
          </table:table-cell>
          <table:table-cell table:style-name="ce578" table:formula="of:=IF([.R194]=&quot;&quot;;&quot;&quot;;[.R194])">
            <text:p/>
          </table:table-cell>
          <table:table-cell table:style-name="ce631" table:formula="of:=IF([.S194]=&quot;&quot;;&quot;&quot;;[.S194])">
            <text:p/>
          </table:table-cell>
          <table:table-cell table:style-name="ce651" table:formula="of:=IF([.T194]=&quot;&quot;;&quot;&quot;;[.T194])">
            <text:p/>
          </table:table-cell>
          <table:table-cell table:number-columns-repeated="4"/>
          <table:table-cell table:style-name="ce686"/>
          <table:table-cell/>
          <table:covered-table-cell table:style-name="ce733"/>
          <table:table-cell table:style-name="ce770" office:value-type="string" calcext:value-type="string">
            <text:p>Waist level</text:p>
          </table:table-cell>
          <table:table-cell table:style-name="ce809" table:formula="of:=IF([.Q237]=&quot;&quot;;&quot;&quot;;[.Q237])" office:value-type="float" office:value="0" calcext:value-type="float">
            <text:p>0</text:p>
          </table:table-cell>
          <table:table-cell table:style-name="ce809" table:formula="of:=IF([.R237]=&quot;&quot;;&quot;&quot;;[.R237])" office:value-type="float" office:value="0" calcext:value-type="float">
            <text:p>0</text:p>
          </table:table-cell>
          <table:table-cell table:style-name="ce503" table:number-columns-repeated="2"/>
          <table:table-cell table:style-name="ce886" table:formula="of:=IF([.S241]=&quot;&quot;;&quot;&quot;;[.S241]*60)">
            <text:p/>
          </table:table-cell>
          <table:table-cell table:style-name="ce886" table:formula="of:=IF([.T241]=&quot;&quot;;&quot;&quot;;[.T241]*60)">
            <text:p/>
          </table:table-cell>
          <table:table-cell table:style-name="ce906" table:formula="of:=IF([.AB145]=&quot;&quot;;&quot;&quot;;[.AB145])">
            <text:p/>
          </table:table-cell>
          <table:table-cell table:style-name="ce914" table:formula="of:=IF([.AB147]=&quot;&quot;;&quot;&quot;;[.AB147])">
            <text:p/>
          </table:table-cell>
          <table:table-cell table:style-name="ce490"/>
          <table:table-cell table:number-columns-repeated="2"/>
          <table:table-cell table:style-name="ce567"/>
          <table:table-cell table:style-name="ce427"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31" table:formula="of:=[.O195]" table:number-columns-spanned="1" table:number-rows-spanned="5">
            <text:p/>
          </table:table-cell>
          <table:table-cell table:style-name="ce547" table:formula="of:=IF([.P195]=&quot;&quot;;&quot;&quot;;[.P195])">
            <text:p/>
          </table:table-cell>
          <table:table-cell table:style-name="ce576" table:formula="of:=IF([.Q195]=&quot;&quot;;&quot;&quot;;[.Q195])">
            <text:p/>
          </table:table-cell>
          <table:table-cell table:style-name="ce576" table:formula="of:=IF([.R195]=&quot;&quot;;&quot;&quot;;[.R195])">
            <text:p/>
          </table:table-cell>
          <table:table-cell table:style-name="ce629" table:formula="of:=IF([.S195]=&quot;&quot;;&quot;&quot;;[.S195])">
            <text:p/>
          </table:table-cell>
          <table:table-cell table:style-name="ce649" table:formula="of:=IF([.T195]=&quot;&quot;;&quot;&quot;;[.T195])">
            <text:p/>
          </table:table-cell>
          <table:table-cell table:number-columns-repeated="4"/>
          <table:table-cell table:style-name="ce686"/>
          <table:table-cell/>
          <table:table-cell table:style-name="ce732" table:formula="of:=IF([.$U$137]=1;&quot;Scatter - Pulse&quot;; &quot;Scatter – Digital acq&quot;)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769" office:value-type="string" calcext:value-type="string">
            <text:p>Eye level</text:p>
          </table:table-cell>
          <table:table-cell table:style-name="ce808" table:formula="of:=IF(AND([.Q142]=&quot;&quot;;[.T142]=&quot;&quot;);&quot;&quot;;IF([.$O$101]=1;[.Q142];IF(AND([.$O$102]=1;[.W142]&lt;&gt;&quot;&quot;);[.W142];IF([.T142]&lt;&gt;&quot;&quot;;[.T142];IF([.Q142]&lt;&gt;&quot;&quot;;[.Q142];&quot;&quot;)))))" office:value-type="float" office:value="0" calcext:value-type="float">
            <text:p>0</text:p>
          </table:table-cell>
          <table:table-cell table:style-name="ce808" table:formula="of:=IF(AND([.R142]=&quot;&quot;;[.U142]=&quot;&quot;);&quot;&quot;;IF([.$O$101]=1;[.R142];IF(AND([.$O$102]=1;[.X142]&lt;&gt;&quot;&quot;);[.X142];IF([.U142]&lt;&gt;&quot;&quot;;[.U142];IF([.R142]&lt;&gt;&quot;&quot;;[.R142];&quot;&quot;)))))" office:value-type="float" office:value="0" calcext:value-type="float">
            <text:p>0</text:p>
          </table:table-cell>
          <table:table-cell table:style-name="ce501" table:number-columns-repeated="2"/>
          <table:table-cell table:style-name="ce885" table:formula="of:=IF([.S242]=&quot;&quot;;&quot;&quot;;[.S242]*60)">
            <text:p/>
          </table:table-cell>
          <table:table-cell table:style-name="ce885" table:formula="of:=IF([.T242]=&quot;&quot;;&quot;&quot;;[.T242]*60)">
            <text:p/>
          </table:table-cell>
          <table:table-cell table:style-name="ce905" table:formula="of:=IF([.AB149]=&quot;&quot;;&quot;&quot;;[.AB149])">
            <text:p/>
          </table:table-cell>
          <table:table-cell table:style-name="ce913" table:formula="of:=IF([.AB151]=&quot;&quot;;&quot;&quot;;[.AB151])">
            <text:p/>
          </table:table-cell>
          <table:table-cell table:style-name="ce490"/>
          <table:table-cell table:number-columns-repeated="2"/>
          <table:table-cell table:style-name="ce925"/>
          <table:table-cell table:style-name="ce929" table:formula="of:=IF([.AB242]&lt;&gt;[.AD242];&quot;Change&quot;;&quot;&quot;)">
            <text:p/>
          </table:table-cell>
          <table:table-cell table:style-name="ce930" table:formula="of:=IF([.Q346]=&quot;&quot;;&quot;&quot;;[.Q34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/>
          <table:table-cell table:style-name="ce548" table:formula="of:=IF([.P196]=&quot;&quot;;&quot;&quot;;[.P196])">
            <text:p/>
          </table:table-cell>
          <table:table-cell table:style-name="ce577" table:formula="of:=IF([.Q196]=&quot;&quot;;&quot;&quot;;[.Q196])">
            <text:p/>
          </table:table-cell>
          <table:table-cell table:style-name="ce577" table:formula="of:=IF([.R196]=&quot;&quot;;&quot;&quot;;[.R196])">
            <text:p/>
          </table:table-cell>
          <table:table-cell table:style-name="ce630" table:formula="of:=IF([.S196]=&quot;&quot;;&quot;&quot;;[.S196])">
            <text:p/>
          </table:table-cell>
          <table:table-cell table:style-name="ce650" table:formula="of:=IF([.T196]=&quot;&quot;;&quot;&quot;;[.T196])">
            <text:p/>
          </table:table-cell>
          <table:table-cell table:number-columns-repeated="4"/>
          <table:table-cell table:style-name="ce686"/>
          <table:table-cell/>
          <table:covered-table-cell table:style-name="ce302"/>
          <table:table-cell table:style-name="ce770" office:value-type="string" calcext:value-type="string">
            <text:p>Waist level</text:p>
          </table:table-cell>
          <table:table-cell table:style-name="ce809" table:formula="of:=IF([.Q242]=&quot;&quot;;&quot;&quot;;[.Q242])" office:value-type="float" office:value="0" calcext:value-type="float">
            <text:p>0</text:p>
          </table:table-cell>
          <table:table-cell table:style-name="ce809" table:formula="of:=IF([.R242]=&quot;&quot;;&quot;&quot;;[.R242])" office:value-type="float" office:value="0" calcext:value-type="float">
            <text:p>0</text:p>
          </table:table-cell>
          <table:table-cell table:style-name="ce503" table:number-columns-repeated="2"/>
          <table:table-cell table:style-name="ce886" table:formula="of:=IF([.S243]=&quot;&quot;;&quot;&quot;;[.S243]*60)">
            <text:p/>
          </table:table-cell>
          <table:table-cell table:style-name="ce886" table:formula="of:=IF([.T243]=&quot;&quot;;&quot;&quot;;[.T243]*60)">
            <text:p/>
          </table:table-cell>
          <table:table-cell table:style-name="ce906" table:formula="of:=IF([.AB150]=&quot;&quot;;&quot;&quot;;[.AB150])">
            <text:p/>
          </table:table-cell>
          <table:table-cell table:style-name="ce914" table:formula="of:=IF([.AB152]=&quot;&quot;;&quot;&quot;;[.AB152])">
            <text:p/>
          </table:table-cell>
          <table:table-cell table:style-name="ce490"/>
          <table:table-cell table:number-columns-repeated="2"/>
          <table:table-cell table:style-name="ce567"/>
          <table:table-cell table:style-name="ce427"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covered-table-cell table:style-name="ce30"/>
          <table:table-cell table:style-name="ce548" table:formula="of:=IF([.P197]=&quot;&quot;;&quot;&quot;;[.P197])">
            <text:p/>
          </table:table-cell>
          <table:table-cell table:style-name="ce577" table:formula="of:=IF([.Q197]=&quot;&quot;;&quot;&quot;;[.Q197])">
            <text:p/>
          </table:table-cell>
          <table:table-cell table:style-name="ce577" table:formula="of:=IF([.R197]=&quot;&quot;;&quot;&quot;;[.R197])">
            <text:p/>
          </table:table-cell>
          <table:table-cell table:style-name="ce630" table:formula="of:=IF([.S197]=&quot;&quot;;&quot;&quot;;[.S197])">
            <text:p/>
          </table:table-cell>
          <table:table-cell table:style-name="ce650" table:formula="of:=IF([.T197]=&quot;&quot;;&quot;&quot;;[.T197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544" office:value-type="string" calcext:value-type="string">
            <text:p>*Measured with 8” Lucite in beam</text:p>
          </table:table-cell>
          <table:table-cell table:number-columns-repeated="8"/>
          <table:table-cell table:style-name="ce490"/>
          <table:table-cell table:number-columns-repeated="2"/>
          <table:table-cell table:style-name="ce925"/>
          <table:table-cell table:style-name="ce929" table:formula="of:=IF([.AB244]&lt;&gt;[.AD244];&quot;Change&quot;;&quot;&quot;)">
            <text:p/>
          </table:table-cell>
          <table:table-cell table:style-name="ce930" table:formula="of:=IF([.Q348]=&quot;&quot;;&quot;&quot;;[.Q34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/>
          <table:table-cell table:style-name="ce548" table:formula="of:=IF([.P198]=&quot;&quot;;&quot;&quot;;[.P198])">
            <text:p/>
          </table:table-cell>
          <table:table-cell table:style-name="ce577" table:formula="of:=IF([.Q198]=&quot;&quot;;&quot;&quot;;[.Q198])">
            <text:p/>
          </table:table-cell>
          <table:table-cell table:style-name="ce577" table:formula="of:=IF([.R198]=&quot;&quot;;&quot;&quot;;[.R198])">
            <text:p/>
          </table:table-cell>
          <table:table-cell table:style-name="ce630" table:formula="of:=IF([.S198]=&quot;&quot;;&quot;&quot;;[.S198])">
            <text:p/>
          </table:table-cell>
          <table:table-cell table:style-name="ce650" table:formula="of:=IF([.T198]=&quot;&quot;;&quot;&quot;;[.T198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544" office:value-type="string" calcext:value-type="string">
            <text:p>Largest field size mode, highest dose rate mode</text:p>
          </table:table-cell>
          <table:table-cell table:number-columns-repeated="8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/>
          <table:table-cell table:style-name="ce550" table:formula="of:=IF([.P199]=&quot;&quot;;&quot;&quot;;[.P199])">
            <text:p/>
          </table:table-cell>
          <table:table-cell table:style-name="ce579" table:formula="of:=IF([.Q199]=&quot;&quot;;&quot;&quot;;[.Q199])">
            <text:p/>
          </table:table-cell>
          <table:table-cell table:style-name="ce579" table:formula="of:=IF([.R199]=&quot;&quot;;&quot;&quot;;[.R199])">
            <text:p/>
          </table:table-cell>
          <table:table-cell table:style-name="ce632" table:formula="of:=IF([.S199]=&quot;&quot;;&quot;&quot;;[.S199])">
            <text:p/>
          </table:table-cell>
          <table:table-cell table:style-name="ce652" table:formula="of:=IF([.T199]=&quot;&quot;;&quot;&quot;;[.T199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490"/>
          <table:table-cell table:number-columns-repeated="2"/>
          <table:table-cell table:style-name="ce925"/>
          <table:table-cell table:style-name="ce929" table:formula="of:=IF([.AB246]&lt;&gt;[.AD246];&quot;Change&quot;;&quot;&quot;)">
            <text:p/>
          </table:table-cell>
          <table:table-cell table:style-name="ce930" table:formula="of:=IF([.Q350]=&quot;&quot;;&quot;&quot;;[.Q35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31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47" table:formula="of:=IF([.P200]=&quot;&quot;;&quot;&quot;;[.P200])">
            <text:p/>
          </table:table-cell>
          <table:table-cell table:style-name="ce576" table:formula="of:=IF([.Q200]=&quot;&quot;;&quot;&quot;;[.Q200])">
            <text:p/>
          </table:table-cell>
          <table:table-cell table:style-name="ce576" table:formula="of:=IF([.R200]=&quot;&quot;;&quot;&quot;;[.R200])">
            <text:p/>
          </table:table-cell>
          <table:table-cell table:style-name="ce629" table:formula="of:=IF([.S200]=&quot;&quot;;&quot;&quot;;[.S200])">
            <text:p/>
          </table:table-cell>
          <table:table-cell table:style-name="ce649" table:formula="of:=IF([.T200]=&quot;&quot;;&quot;&quot;;[.T200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249]&lt;&gt;&quot;&quot;;[.Q249];IF([.AB236]=&quot;&quot;;&quot;&quot;;[.AB236]))">
            <text:p/>
          </table:table-cell>
          <table:table-cell table:style-name="ce574" table:number-columns-repeated="7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/>
          <table:table-cell table:style-name="ce548" table:formula="of:=IF([.P201]=&quot;&quot;;&quot;&quot;;[.P201])">
            <text:p/>
          </table:table-cell>
          <table:table-cell table:style-name="ce577" table:formula="of:=IF([.Q201]=&quot;&quot;;&quot;&quot;;[.Q201])">
            <text:p/>
          </table:table-cell>
          <table:table-cell table:style-name="ce577" table:formula="of:=IF([.R201]=&quot;&quot;;&quot;&quot;;[.R201])">
            <text:p/>
          </table:table-cell>
          <table:table-cell table:style-name="ce630" table:formula="of:=IF([.S201]=&quot;&quot;;&quot;&quot;;[.S201])">
            <text:p/>
          </table:table-cell>
          <table:table-cell table:style-name="ce650" table:formula="of:=IF([.T201]=&quot;&quot;;&quot;&quot;;[.T201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24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2"/>
          <table:table-cell table:style-name="ce925"/>
          <table:table-cell table:style-name="ce929" table:formula="of:=IF([.AB248]&lt;&gt;[.AD248];&quot;Change&quot;;&quot;&quot;)">
            <text:p/>
          </table:table-cell>
          <table:table-cell table:style-name="ce930" table:formula="of:=IF([.Q352]=&quot;&quot;;&quot;&quot;;[.Q35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covered-table-cell table:style-name="ce30"/>
          <table:table-cell table:style-name="ce548" table:formula="of:=IF([.P202]=&quot;&quot;;&quot;&quot;;[.P202])">
            <text:p/>
          </table:table-cell>
          <table:table-cell table:style-name="ce577" table:formula="of:=IF([.Q202]=&quot;&quot;;&quot;&quot;;[.Q202])">
            <text:p/>
          </table:table-cell>
          <table:table-cell table:style-name="ce577" table:formula="of:=IF([.R202]=&quot;&quot;;&quot;&quot;;[.R202])">
            <text:p/>
          </table:table-cell>
          <table:table-cell table:style-name="ce630" table:formula="of:=IF([.S202]=&quot;&quot;;&quot;&quot;;[.S202])">
            <text:p/>
          </table:table-cell>
          <table:table-cell table:style-name="ce650" table:formula="of:=IF([.T202]=&quot;&quot;;&quot;&quot;;[.T202])">
            <text:p/>
          </table:table-cell>
          <table:table-cell table:style-name="ce427"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covered-table-cell table:style-name="ce30"/>
          <table:table-cell table:style-name="ce548" table:formula="of:=IF([.P203]=&quot;&quot;;&quot;&quot;;[.P203])">
            <text:p/>
          </table:table-cell>
          <table:table-cell table:style-name="ce577" table:formula="of:=IF([.Q203]=&quot;&quot;;&quot;&quot;;[.Q203])">
            <text:p/>
          </table:table-cell>
          <table:table-cell table:style-name="ce577" table:formula="of:=IF([.R203]=&quot;&quot;;&quot;&quot;;[.R203])">
            <text:p/>
          </table:table-cell>
          <table:table-cell table:style-name="ce630" table:formula="of:=IF([.S203]=&quot;&quot;;&quot;&quot;;[.S203])">
            <text:p/>
          </table:table-cell>
          <table:table-cell table:style-name="ce650" table:formula="of:=IF([.T203]=&quot;&quot;;&quot;&quot;;[.T203])">
            <text:p/>
          </table:table-cell>
          <table:table-cell table:style-name="ce427" table:number-columns-repeated="4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2"/>
          <table:table-cell table:style-name="ce925"/>
          <table:table-cell table:style-name="ce929" table:formula="of:=IF([.AB250]&lt;&gt;[.AD250];&quot;Change&quot;;&quot;&quot;)">
            <text:p/>
          </table:table-cell>
          <table:table-cell table:style-name="ce930" table:formula="of:=IF([.Q354]=&quot;&quot;;&quot;&quot;;[.Q35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covered-table-cell table:style-name="ce30"/>
          <table:table-cell table:style-name="ce550" table:formula="of:=IF([.P204]=&quot;&quot;;&quot;&quot;;[.P204])">
            <text:p/>
          </table:table-cell>
          <table:table-cell table:style-name="ce579" table:formula="of:=IF([.Q204]=&quot;&quot;;&quot;&quot;;[.Q204])">
            <text:p/>
          </table:table-cell>
          <table:table-cell table:style-name="ce579" table:formula="of:=IF([.R204]=&quot;&quot;;&quot;&quot;;[.R204])">
            <text:p/>
          </table:table-cell>
          <table:table-cell table:style-name="ce632" table:formula="of:=IF([.S204]=&quot;&quot;;&quot;&quot;;[.S204])">
            <text:p/>
          </table:table-cell>
          <table:table-cell table:style-name="ce652" table:formula="of:=IF([.T204]=&quot;&quot;;&quot;&quot;;[.T204])">
            <text:p/>
          </table:table-cell>
          <table:table-cell table:style-name="ce427" table:number-columns-repeated="4"/>
          <table:table-cell table:style-name="ce686"/>
          <table:table-cell/>
          <table:table-cell table:style-name="ce489" office:value-type="string" calcext:value-type="string">
            <text:p>Kerma Area Product/Cumulative Air Kerma/Air Kerma Rate</text:p>
          </table:table-cell>
          <table:table-cell table:style-name="ce494" table:number-columns-repeated="9"/>
          <table:table-cell table:style-name="ce50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formula="of:=[.P206]" office:value-type="string" office:string-value="Comments:" calcext:value-type="string">
            <text:p>Comments:</text:p>
          </table:table-cell>
          <table:table-cell table:style-name="ce536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735" table:formula="of:=[.S252]+[.S253]" office:value-type="float" office:value="0" calcext:value-type="float">
            <text:p>0</text:p>
          </table:table-cell>
          <table:table-cell table:style-name="ce771" office:value-type="string" calcext:value-type="string">
            <text:p>Source-PDC distance (cm)</text:p>
          </table:table-cell>
          <table:table-cell table:style-name="ce810" table:number-columns-repeated="2"/>
          <table:table-cell table:style-name="ce863"/>
          <table:table-cell table:style-name="ce771" office:value-type="string" calcext:value-type="string">
            <text:p>Source-Isocenter</text:p>
          </table:table-cell>
          <table:table-cell table:style-name="ce810" table:number-columns-repeated="4"/>
          <table:table-cell table:style-name="ce917"/>
          <table:table-cell table:number-columns-repeated="2"/>
          <table:table-cell table:style-name="ce925"/>
          <table:table-cell table:style-name="ce929" table:formula="of:=IF([.AB252]&lt;&gt;[.AD252];&quot;Change&quot;;&quot;&quot;)">
            <text:p/>
          </table:table-cell>
          <table:table-cell table:style-name="ce930" table:formula="of:=IF([.Q356]=&quot;&quot;;&quot;&quot;;[.Q35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/>
          <table:table-cell table:style-name="ce545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735" table:formula="of:=[.S252]+[.S254]" office:value-type="float" office:value="0" calcext:value-type="float">
            <text:p>0</text:p>
          </table:table-cell>
          <table:table-cell table:style-name="ce771" office:value-type="string" calcext:value-type="string">
            <text:p>Source-Ref Pt distance (cm)</text:p>
          </table:table-cell>
          <table:table-cell table:style-name="ce810" table:number-columns-repeated="2"/>
          <table:table-cell table:style-name="ce863"/>
          <table:table-cell table:style-name="ce810" office:value-type="string" calcext:value-type="string">
            <text:p>Table-Isocenter</text:p>
          </table:table-cell>
          <table:table-cell table:style-name="ce810" table:number-columns-repeated="4"/>
          <table:table-cell table:style-name="ce91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2"/>
          <table:table-cell table:style-name="ce545" table:formula="of:=IF(LEN([.Q206])&lt;=265;&quot;&quot;;RIGHT([.Q206];LEN([.Q206])-SEARCH(&quot; &quot;;[.Q206];255)))">
            <text:p/>
          </table:table-cell>
          <table:table-cell table:style-name="ce575" table:number-columns-repeated="7"/>
          <table:table-cell table:style-name="ce702"/>
          <table:table-cell/>
          <table:table-cell table:style-name="ce736" table:formula="of:=IF(OR([.O252]=0;[.O253]=0);&quot;&quot;;SQRT(([.O252]^2)/([.O253]^2)))">
            <text:p/>
          </table:table-cell>
          <table:table-cell table:style-name="ce771" office:value-type="string" calcext:value-type="string">
            <text:p>CAK Reference Point correction factor</text:p>
          </table:table-cell>
          <table:table-cell table:style-name="ce810" table:number-columns-repeated="2"/>
          <table:table-cell table:style-name="ce863"/>
          <table:table-cell table:style-name="ce810" office:value-type="string" calcext:value-type="string">
            <text:p>RefPt-Isocenter</text:p>
          </table:table-cell>
          <table:table-cell table:style-name="ce810" table:number-columns-repeated="4"/>
          <table:table-cell table:style-name="ce917"/>
          <table:table-cell table:number-columns-repeated="2"/>
          <table:table-cell table:style-name="ce925"/>
          <table:table-cell table:style-name="ce929" table:formula="of:=IF([.AB254]&lt;&gt;[.AD254];&quot;Change&quot;;&quot;&quot;)">
            <text:p/>
          </table:table-cell>
          <table:table-cell table:style-name="ce930" table:formula="of:=IF([.Q358]=&quot;&quot;;&quot;&quot;;[.Q35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375"/>
          <table:table-cell table:style-name="ce522" office:value-type="string" calcext:value-type="string">
            <text:p>Scatter and Transmission – Fluoroscopy</text:p>
          </table:table-cell>
          <table:table-cell table:style-name="ce551"/>
          <table:table-cell table:style-name="ce494" table:number-columns-repeated="2"/>
          <table:table-cell table:style-name="ce633" office:value-type="string" calcext:value-type="string">
            <text:p>Pt Entrance</text:p>
          </table:table-cell>
          <table:table-cell table:style-name="ce494"/>
          <table:table-cell table:style-name="ce633" table:number-columns-repeated="2"/>
          <table:table-cell table:style-name="ce494" table:number-columns-repeated="2"/>
          <table:table-cell table:style-name="ce703"/>
          <table:table-cell/>
          <table:table-cell table:style-name="ce735" office:value-type="float" office:value="1" calcext:value-type="float">
            <text:p>1</text:p>
          </table:table-cell>
          <table:table-cell table:style-name="ce544" office:value-type="string" calcext:value-type="string">
            <text:p>Apply criteria</text:p>
          </table:table-cell>
          <table:table-cell table:style-name="ce427" table:number-columns-repeated="6"/>
          <table:table-cell table:style-name="ce321"/>
          <table:table-cell table:style-name="ce427"/>
          <table:table-cell table:style-name="ce918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/>
          <table:table-cell table:style-name="ce552"/>
          <table:table-cell table:style-name="ce580" table:formula="of:=[.Q236]" office:value-type="string" office:string-value="kVp" calcext:value-type="string">
            <text:p>kVp</text:p>
          </table:table-cell>
          <table:table-cell table:style-name="ce580" table:formula="of:=[.R236]" office:value-type="string" office:string-value="mA" calcext:value-type="string">
            <text:p>mA</text:p>
          </table:table-cell>
          <table:table-cell table:style-name="ce580" table:formula="of:=[.S236]" office:value-type="string" office:string-value="mGy/min" calcext:value-type="string">
            <text:p>mGy/min</text:p>
          </table:table-cell>
          <table:table-cell table:style-name="ce580" table:formula="of:=[.T236]" office:value-type="string" office:string-value="uGy/hr" calcext:value-type="string">
            <text:p>uGy/hr</text:p>
          </table:table-cell>
          <table:table-cell table:style-name="ce97" table:formula="of:=[.U238]" office:value-type="string" office:string-value="Unshielded" calcext:value-type="string">
            <text:p>Unshielded</text:p>
          </table:table-cell>
          <table:table-cell table:style-name="ce97" table:formula="of:=[.V238]" office:value-type="string" office:string-value="Shielded" calcext:value-type="string">
            <text:p>Shielded</text:p>
          </table:table-cell>
          <table:table-cell table:style-name="ce427"/>
          <table:table-cell table:style-name="ce670" table:formula="of:=[.W236]" office:value-type="string" office:string-value="Acceptable" calcext:value-type="string">
            <text:p>Acceptable</text:p>
          </table:table-cell>
          <table:table-cell table:style-name="ce686"/>
          <table:table-cell/>
          <table:table-cell table:style-name="ce305"/>
          <table:table-cell table:style-name="ce321"/>
          <table:table-cell table:style-name="ce321" office:value-type="string" calcext:value-type="string">
            <text:p>Start KAP</text:p>
          </table:table-cell>
          <table:table-cell table:style-name="ce321" office:value-type="string" calcext:value-type="string">
            <text:p>End KAP</text:p>
          </table:table-cell>
          <table:table-cell table:style-name="ce321"/>
          <table:table-cell table:style-name="ce321" office:value-type="string" calcext:value-type="string">
            <text:p>Start AK</text:p>
          </table:table-cell>
          <table:table-cell table:style-name="ce321" office:value-type="string" calcext:value-type="string">
            <text:p>End AK</text:p>
          </table:table-cell>
          <table:table-cell table:style-name="ce321"/>
          <table:table-cell office:value-type="string" calcext:value-type="string">
            <text:p>Ind AKR</text:p>
          </table:table-cell>
          <table:table-cell office:value-type="string" calcext:value-type="string">
            <text:p>Meas AKR</text:p>
          </table:table-cell>
          <table:table-cell table:style-name="ce919"/>
          <table:table-cell table:number-columns-repeated="2"/>
          <table:table-cell table:style-name="ce925"/>
          <table:table-cell table:style-name="ce929" table:formula="of:=IF([.AB256]&lt;&gt;[.AD256];&quot;Change&quot;;&quot;&quot;)">
            <text:p/>
          </table:table-cell>
          <table:table-cell table:style-name="ce930" table:formula="of:=IF([.Q360]=&quot;&quot;;&quot;&quot;;[.Q36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ce97"/>
          <table:table-cell table:style-name="ce553" table:formula="of:=[.P237]" office:value-type="string" office:string-value="Transmission* @ 10cm" calcext:value-type="string">
            <text:p>Transmission* @ 10cm</text:p>
          </table:table-cell>
          <table:table-cell table:style-name="ce581" table:formula="of:=[.Q237]" office:value-type="float" office:value="0" calcext:value-type="float">
            <text:p>0</text:p>
          </table:table-cell>
          <table:table-cell table:style-name="ce581" table:formula="of:=[.R237]" office:value-type="float" office:value="0" calcext:value-type="float">
            <text:p>0</text:p>
          </table:table-cell>
          <table:table-cell table:style-name="ce581" table:formula="of:=[.S237]" office:value-type="float" office:value="0" calcext:value-type="float">
            <text:p>0</text:p>
          </table:table-cell>
          <table:table-cell table:style-name="ce653" table:formula="of:=[.T237]" office:value-type="float" office:value="0" calcext:value-type="float">
            <text:p>0.00</text:p>
          </table:table-cell>
          <table:table-cell table:style-name="ce97" table:formula="of:=[.U239]" office:value-type="string" office:string-value="uGy/hr" calcext:value-type="string">
            <text:p>uGy/hr</text:p>
          </table:table-cell>
          <table:table-cell table:style-name="ce97" table:formula="of:=[.V239]" office:value-type="string" office:string-value="uGy/hr" calcext:value-type="string">
            <text:p>uGy/hr</text:p>
          </table:table-cell>
          <table:table-cell table:style-name="ce427"/>
          <table:table-cell table:style-name="ce671" table:formula="of:=[.W237]" office:value-type="string" office:string-value="YES" calcext:value-type="string">
            <text:p>YES</text:p>
          </table:table-cell>
          <table:table-cell table:style-name="ce686"/>
          <table:table-cell/>
          <table:table-cell table:style-name="ce305" office:value-type="string" calcext:value-type="string">
            <text:p>kV</text:p>
          </table:table-cell>
          <table:table-cell table:style-name="ce321" office:value-type="string" calcext:value-type="string">
            <text:p>mA</text:p>
          </table:table-cell>
          <table:table-cell table:style-name="ce320" office:value-type="string" calcext:value-type="string" table:number-columns-spanned="2" table:number-rows-spanned="1">
            <text:p>Gy·cm²</text:p>
          </table:table-cell>
          <table:covered-table-cell table:style-name="ce321"/>
          <table:table-cell table:style-name="ce321" office:value-type="string" calcext:value-type="string">
            <text:p>KAP</text:p>
          </table:table-cell>
          <table:table-cell table:style-name="ce320" office:value-type="string" calcext:value-type="string" table:number-columns-spanned="2" table:number-rows-spanned="1">
            <text:p>mGy</text:p>
          </table:table-cell>
          <table:covered-table-cell table:style-name="ce321"/>
          <table:table-cell table:style-name="ce321" office:value-type="string" calcext:value-type="string">
            <text:p>CAK</text:p>
          </table:table-cell>
          <table:table-cell table:number-columns-repeated="2" office:value-type="string" calcext:value-type="string">
            <text:p>mGy/min</text:p>
          </table:table-cell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35" table:formula="of:=[.O240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54" table:formula="of:=[.P240]" office:value-type="string" office:string-value="Eye level" calcext:value-type="string">
            <text:p>Eye level</text:p>
          </table:table-cell>
          <table:table-cell table:style-name="ce582" table:formula="of:=[.Q240]" office:value-type="float" office:value="0" calcext:value-type="float">
            <text:p>0</text:p>
          </table:table-cell>
          <table:table-cell table:style-name="ce582" table:formula="of:=[.R240]" office:value-type="float" office:value="0" calcext:value-type="float">
            <text:p>0</text:p>
          </table:table-cell>
          <table:table-cell table:style-name="ce634"/>
          <table:table-cell table:style-name="ce654"/>
          <table:table-cell table:style-name="ce662" table:formula="of:=[.U240]">
            <text:p/>
          </table:table-cell>
          <table:table-cell table:style-name="ce662" table:formula="of:=[.V240]">
            <text:p/>
          </table:table-cell>
          <table:table-cell table:number-columns-repeated="2"/>
          <table:table-cell table:style-name="ce686"/>
          <table:table-cell/>
          <table:table-cell table:style-name="ce738"/>
          <table:table-cell table:style-name="ce773"/>
          <table:table-cell table:style-name="ce738"/>
          <table:table-cell table:style-name="ce773"/>
          <table:table-cell table:style-name="ce892" table:formula="of:=IF(OR([.Q258]=&quot;&quot;;[.R258]=&quot;&quot;);&quot;&quot;;[.R258]-[.Q258])">
            <text:p/>
          </table:table-cell>
          <table:table-cell table:style-name="ce773" table:number-columns-repeated="2"/>
          <table:table-cell table:style-name="ce892" table:formula="of:=IF(OR([.T258]=&quot;&quot;;[.U258]=&quot;&quot;);&quot;&quot;;[.U258]-[.T258])">
            <text:p/>
          </table:table-cell>
          <table:table-cell table:style-name="ce496"/>
          <table:table-cell table:style-name="ce505"/>
          <table:table-cell table:style-name="ce919"/>
          <table:table-cell table:number-columns-repeated="2"/>
          <table:table-cell table:style-name="ce925"/>
          <table:table-cell table:style-name="ce929" table:formula="of:=IF([.AB258]&lt;&gt;[.AD258];&quot;Change&quot;;&quot;&quot;)">
            <text:p/>
          </table:table-cell>
          <table:table-cell table:style-name="ce930" table:formula="of:=IF([.Q362]=&quot;&quot;;&quot;&quot;;[.Q36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covered-table-cell table:style-name="ce515"/>
          <table:table-cell table:style-name="ce555" table:formula="of:=[.P241]" office:value-type="string" office:string-value="Waist level" calcext:value-type="string">
            <text:p>Waist level</text:p>
          </table:table-cell>
          <table:table-cell table:style-name="ce583" table:formula="of:=[.Q241]" office:value-type="float" office:value="0" calcext:value-type="float">
            <text:p>0</text:p>
          </table:table-cell>
          <table:table-cell table:style-name="ce583" table:formula="of:=[.R241]" office:value-type="float" office:value="0" calcext:value-type="float">
            <text:p>0</text:p>
          </table:table-cell>
          <table:table-cell table:style-name="ce635"/>
          <table:table-cell table:style-name="ce654"/>
          <table:table-cell table:style-name="ce663" table:formula="of:=[.U241]">
            <text:p/>
          </table:table-cell>
          <table:table-cell table:style-name="ce663" table:formula="of:=[.V241]">
            <text:p/>
          </table:table-cell>
          <table:table-cell table:number-columns-repeated="2"/>
          <table:table-cell table:style-name="ce686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59]=&quot;&quot;;[.R259]=&quot;&quot;);&quot;&quot;;[.R259]-[.Q259])">
            <text:p/>
          </table:table-cell>
          <table:table-cell table:style-name="ce774" table:number-columns-repeated="2"/>
          <table:table-cell table:style-name="ce893" table:formula="of:=IF(OR([.T259]=&quot;&quot;;[.U259]=&quot;&quot;);&quot;&quot;;[.U259]-[.T259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formula="of:=[.P247]" office:value-type="string" office:string-value="Comments:" calcext:value-type="string">
            <text:p>Comments:</text:p>
          </table:table-cell>
          <table:table-cell table:style-name="ce536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0]=&quot;&quot;;[.R260]=&quot;&quot;);&quot;&quot;;[.R260]-[.Q260])">
            <text:p/>
          </table:table-cell>
          <table:table-cell table:style-name="ce774" table:number-columns-repeated="2"/>
          <table:table-cell table:style-name="ce893" table:formula="of:=IF(OR([.T260]=&quot;&quot;;[.U260]=&quot;&quot;);&quot;&quot;;[.U260]-[.T260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925"/>
          <table:table-cell table:style-name="ce929" table:formula="of:=IF([.AB260]&lt;&gt;[.AD260];&quot;Change&quot;;&quot;&quot;)">
            <text:p/>
          </table:table-cell>
          <table:table-cell table:style-name="ce930" table:formula="of:=IF([.Q364]=&quot;&quot;;&quot;&quot;;[.Q36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/>
          <table:table-cell table:style-name="ce545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1]=&quot;&quot;;[.R261]=&quot;&quot;);&quot;&quot;;[.R261]-[.Q261])">
            <text:p/>
          </table:table-cell>
          <table:table-cell table:style-name="ce774" table:number-columns-repeated="2"/>
          <table:table-cell table:style-name="ce893" table:formula="of:=IF(OR([.T261]=&quot;&quot;;[.U261]=&quot;&quot;);&quot;&quot;;[.U261]-[.T261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4" table:formula="of:=IF(LEN([.Q247])&lt;=265;&quot;&quot;;RIGHT([.Q247];LEN([.Q247])-SEARCH(&quot; &quot;;[.Q247];255)))">
            <text:p/>
          </table:table-cell>
          <table:table-cell table:style-name="ce399" table:number-columns-repeated="7"/>
          <table:table-cell table:style-name="ce687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2]=&quot;&quot;;[.R262]=&quot;&quot;);&quot;&quot;;[.R262]-[.Q262])">
            <text:p/>
          </table:table-cell>
          <table:table-cell table:style-name="ce774" table:number-columns-repeated="2"/>
          <table:table-cell table:style-name="ce893" table:formula="of:=IF(OR([.T262]=&quot;&quot;;[.U262]=&quot;&quot;);&quot;&quot;;[.U262]-[.T262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925"/>
          <table:table-cell table:style-name="ce929" table:formula="of:=IF([.AB262]&lt;&gt;[.AD262];&quot;Change&quot;;&quot;&quot;)">
            <text:p/>
          </table:table-cell>
          <table:table-cell table:style-name="ce930" table:formula="of:=IF([.Q366]=&quot;&quot;;&quot;&quot;;[.Q36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3]=&quot;&quot;;[.R263]=&quot;&quot;);&quot;&quot;;[.R263]-[.Q263])">
            <text:p/>
          </table:table-cell>
          <table:table-cell table:style-name="ce774" table:number-columns-repeated="2"/>
          <table:table-cell table:style-name="ce893" table:formula="of:=IF(OR([.T263]=&quot;&quot;;[.U263]=&quot;&quot;);&quot;&quot;;[.U263]-[.T263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4]=&quot;&quot;;[.R264]=&quot;&quot;);&quot;&quot;;[.R264]-[.Q264])">
            <text:p/>
          </table:table-cell>
          <table:table-cell table:style-name="ce774" table:number-columns-repeated="2"/>
          <table:table-cell table:style-name="ce893" table:formula="of:=IF(OR([.T264]=&quot;&quot;;[.U264]=&quot;&quot;);&quot;&quot;;[.U264]-[.T264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925"/>
          <table:table-cell table:style-name="ce929" table:formula="of:=IF([.AB264]&lt;&gt;[.AD264];&quot;Change&quot;;&quot;&quot;)">
            <text:p/>
          </table:table-cell>
          <table:table-cell table:style-name="ce930" table:formula="of:=IF([.Q368]=&quot;&quot;;&quot;&quot;;[.Q36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740"/>
          <table:table-cell table:style-name="ce775"/>
          <table:table-cell table:style-name="ce740"/>
          <table:table-cell table:style-name="ce775"/>
          <table:table-cell table:style-name="ce894" table:formula="of:=IF(OR([.Q265]=&quot;&quot;;[.R265]=&quot;&quot;);&quot;&quot;;[.R265]-[.Q265])">
            <text:p/>
          </table:table-cell>
          <table:table-cell table:style-name="ce775" table:number-columns-repeated="2"/>
          <table:table-cell table:style-name="ce894" table:formula="of:=IF(OR([.T265]=&quot;&quot;;[.U265]=&quot;&quot;);&quot;&quot;;[.U265]-[.T265])">
            <text:p/>
          </table:table-cell>
          <table:table-cell table:style-name="ce498"/>
          <table:table-cell table:style-name="ce507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308" office:value-type="string" calcext:value-type="string">
            <text:p>Radcal PDC</text:p>
          </table:table-cell>
          <table:table-cell table:style-name="ce427"/>
          <table:table-cell table:style-name="ce321" table:number-columns-repeated="2"/>
          <table:table-cell table:style-name="ce434" office:value-type="string" calcext:value-type="string">
            <text:p>Calibration date:</text:p>
          </table:table-cell>
          <table:table-cell table:style-name="ce689"/>
          <table:table-cell table:style-name="ce321" table:number-columns-repeated="4"/>
          <table:table-cell table:style-name="ce918"/>
          <table:table-cell table:number-columns-repeated="2"/>
          <table:table-cell table:style-name="ce925"/>
          <table:table-cell table:style-name="ce929" table:formula="of:=IF([.AB266]&lt;&gt;[.AD266];&quot;Change&quot;;&quot;&quot;)">
            <text:p/>
          </table:table-cell>
          <table:table-cell table:style-name="ce930" table:formula="of:=IF([.Q370]=&quot;&quot;;&quot;&quot;;[.Q37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table:formula="of:=[.$O$137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398" table:number-columns-repeated="9"/>
          <table:table-cell table:style-name="ce331"/>
          <table:table-cell/>
          <table:table-cell table:style-name="ce305" office:value-type="string" calcext:value-type="string">
            <text:p>kV</text:p>
          </table:table-cell>
          <table:table-cell table:style-name="ce321" office:value-type="string" calcext:value-type="string">
            <text:p>mA</text:p>
          </table:table-cell>
          <table:table-cell table:style-name="ce321" office:value-type="string" calcext:value-type="string">
            <text:p>mGy</text:p>
          </table:table-cell>
          <table:table-cell table:style-name="ce321" office:value-type="string" calcext:value-type="string">
            <text:p>mGy/Min</text:p>
          </table:table-cell>
          <table:table-cell table:style-name="ce321" office:value-type="string" calcext:value-type="string">
            <text:p>µGy·m²</text:p>
          </table:table-cell>
          <table:table-cell table:style-name="ce321" office:value-type="string" calcext:value-type="string">
            <text:p>µGy·m²/Min</text:p>
          </table:table-cell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.O138]" office:value-type="string" office:string-value="Image" calcext:value-type="string">
            <text:p>Image</text:p>
          </table:table-cell>
          <table:table-cell table:style-name="ce517" table:formula="of:=[.P138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/>
          <table:table-cell table:style-name="ce741" table:formula="of:=IF([.O258]=&quot;&quot;;&quot;&quot;;[.O258])">
            <text:p/>
          </table:table-cell>
          <table:table-cell table:style-name="ce776" table:formula="of:=IF([.P258]=&quot;&quot;;&quot;&quot;;[.P258])">
            <text:p/>
          </table:table-cell>
          <table:table-cell table:style-name="ce812" table:number-columns-repeated="3"/>
          <table:table-cell table:style-name="ce892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925"/>
          <table:table-cell table:style-name="ce929" table:formula="of:=IF([.AB268]&lt;&gt;[.AD268];&quot;Change&quot;;&quot;&quot;)">
            <text:p/>
          </table:table-cell>
          <table:table-cell table:style-name="ce930" table:formula="of:=IF([.Q372]=&quot;&quot;;&quot;&quot;;[.Q37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.O139]" office:value-type="string" office:string-value="Mode" calcext:value-type="string">
            <text:p>Mode</text:p>
          </table:table-cell>
          <table:table-cell table:style-name="ce517" table:formula="of:=[.P139]" office:value-type="string" office:string-value="Attenuator" calcext:value-type="string">
            <text:p>Attenuator</text:p>
          </table:table-cell>
          <table:table-cell table:style-name="ce168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97"/>
          <table:covered-table-cell table:style-name="ce622"/>
          <table:table-cell table:style-name="ce168" table:formula="of:=[.T139]" table:number-columns-spanned="3" table:number-rows-spanned="1">
            <text:p/>
          </table:table-cell>
          <table:covered-table-cell table:style-name="ce97"/>
          <table:covered-table-cell table:style-name="ce622"/>
          <table:table-cell table:style-name="ce310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97"/>
          <table:covered-table-cell table:style-name="ce335"/>
          <table:table-cell/>
          <table:table-cell table:style-name="ce742" table:formula="of:=IF([.O259]=&quot;&quot;;&quot;&quot;;[.O259])">
            <text:p/>
          </table:table-cell>
          <table:table-cell table:style-name="ce777" table:formula="of:=IF([.P259]=&quot;&quot;;&quot;&quot;;[.P259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7" table:formula="of:=[.O140]" office:value-type="string" office:string-value="(cm)" calcext:value-type="string">
            <text:p>(cm)</text:p>
          </table:table-cell>
          <table:table-cell table:style-name="ce517" table:formula="of:=[.P140]" office:value-type="string" office:string-value="(cm)" calcext:value-type="string">
            <text:p>(cm)</text:p>
          </table:table-cell>
          <table:table-cell table:style-name="ce571" table:formula="of:=[.Q140]" office:value-type="string" office:string-value="kVp" calcext:value-type="string">
            <text:p>kVp</text:p>
          </table:table-cell>
          <table:table-cell table:style-name="ce609" table:formula="of:=[.R140]" office:value-type="string" office:string-value="mA" calcext:value-type="string">
            <text:p>mA</text:p>
          </table:table-cell>
          <table:table-cell table:style-name="ce623" table:formula="of:=[.S140]" office:value-type="string" office:string-value="mGy/min" calcext:value-type="string">
            <text:p>mGy/min</text:p>
          </table:table-cell>
          <table:table-cell table:style-name="ce571" table:formula="of:=[.T140]" office:value-type="string" office:string-value="kVp" calcext:value-type="string">
            <text:p>kVp</text:p>
          </table:table-cell>
          <table:table-cell table:style-name="ce609" table:formula="of:=[.U140]" office:value-type="string" office:string-value="mA" calcext:value-type="string">
            <text:p>mA</text:p>
          </table:table-cell>
          <table:table-cell table:style-name="ce623" table:formula="of:=[.V140]" office:value-type="string" office:string-value="mGy/min" calcext:value-type="string">
            <text:p>mGy/min</text:p>
          </table:table-cell>
          <table:table-cell table:style-name="ce571" table:formula="of:=[.W140]" office:value-type="string" office:string-value="kVp" calcext:value-type="string">
            <text:p>kVp</text:p>
          </table:table-cell>
          <table:table-cell table:style-name="ce609" table:formula="of:=[.X140]" office:value-type="string" office:string-value="mA" calcext:value-type="string">
            <text:p>mA</text:p>
          </table:table-cell>
          <table:table-cell table:style-name="ce695" table:formula="of:=[.Y140]" office:value-type="string" office:string-value="mGy/min" calcext:value-type="string">
            <text:p>mGy/min</text:p>
          </table:table-cell>
          <table:table-cell/>
          <table:table-cell table:style-name="ce742" table:formula="of:=IF([.O260]=&quot;&quot;;&quot;&quot;;[.O260])">
            <text:p/>
          </table:table-cell>
          <table:table-cell table:style-name="ce777" table:formula="of:=IF([.P260]=&quot;&quot;;&quot;&quot;;[.P260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925"/>
          <table:table-cell table:style-name="ce929" table:formula="of:=IF([.AB270]&lt;&gt;[.AD270];&quot;Change&quot;;&quot;&quot;)">
            <text:p/>
          </table:table-cell>
          <table:table-cell table:style-name="ce930" table:formula="of:=IF([.Q374]=&quot;&quot;;&quot;&quot;;[.Q37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41]" office:value-type="float" office:value="10" calcext:value-type="float">
            <text:p>10.00</text:p>
          </table:table-cell>
          <table:table-cell table:style-name="ce513" table:formula="of:=IF([.Q141]=&quot;&quot;;&quot;&quot;;[.Q141])" office:value-type="float" office:value="0" calcext:value-type="float">
            <text:p>0.00</text:p>
          </table:table-cell>
          <table:table-cell table:style-name="ce538" table:formula="of:=IF([.R141]=&quot;&quot;;&quot;&quot;;[.R141])" office:value-type="float" office:value="0" calcext:value-type="float">
            <text:p>0.00</text:p>
          </table:table-cell>
          <table:table-cell table:style-name="ce624" table:formula="of:=IF([.S141]=&quot;&quot;;&quot;&quot;;[.S141])" office:value-type="float" office:value="0" calcext:value-type="float">
            <text:p>0.00</text:p>
          </table:table-cell>
          <table:table-cell table:style-name="ce513" table:formula="of:=IF([.T141]=&quot;&quot;;&quot;&quot;;[.T141])" office:value-type="float" office:value="0" calcext:value-type="float">
            <text:p>0.00</text:p>
          </table:table-cell>
          <table:table-cell table:style-name="ce538" table:formula="of:=IF([.U141]=&quot;&quot;;&quot;&quot;;[.U141])" office:value-type="float" office:value="0" calcext:value-type="float">
            <text:p>0.00</text:p>
          </table:table-cell>
          <table:table-cell table:style-name="ce624" table:formula="of:=IF([.V141]=&quot;&quot;;&quot;&quot;;[.V141])" office:value-type="float" office:value="0" calcext:value-type="float">
            <text:p>0.00</text:p>
          </table:table-cell>
          <table:table-cell table:style-name="ce513" table:formula="of:=IF([.W141]=&quot;&quot;;&quot;&quot;;[.W141])" office:value-type="float" office:value="0" calcext:value-type="float">
            <text:p>0.00</text:p>
          </table:table-cell>
          <table:table-cell table:style-name="ce538" table:formula="of:=IF([.X141]=&quot;&quot;;&quot;&quot;;[.X141])" office:value-type="float" office:value="0" calcext:value-type="float">
            <text:p>0.00</text:p>
          </table:table-cell>
          <table:table-cell table:style-name="ce696" table:formula="of:=IF([.Y141]=&quot;&quot;;&quot;&quot;;[.Y141])" office:value-type="float" office:value="0" calcext:value-type="float">
            <text:p>0.00</text:p>
          </table:table-cell>
          <table:table-cell/>
          <table:table-cell table:style-name="ce742" table:formula="of:=IF([.O261]=&quot;&quot;;&quot;&quot;;[.O261])">
            <text:p/>
          </table:table-cell>
          <table:table-cell table:style-name="ce777" table:formula="of:=IF([.P261]=&quot;&quot;;&quot;&quot;;[.P261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/>
          <table:table-cell table:style-name="ce517" table:formula="of:=[.P142]" office:value-type="float" office:value="20" calcext:value-type="float">
            <text:p>20.00</text:p>
          </table:table-cell>
          <table:table-cell table:style-name="ce514" table:formula="of:=IF([.Q142]=&quot;&quot;;&quot;&quot;;[.Q142])" office:value-type="float" office:value="0" calcext:value-type="float">
            <text:p>0.00</text:p>
          </table:table-cell>
          <table:table-cell table:style-name="ce530" table:formula="of:=IF([.R142]=&quot;&quot;;&quot;&quot;;[.R142])" office:value-type="float" office:value="0" calcext:value-type="float">
            <text:p>0.00</text:p>
          </table:table-cell>
          <table:table-cell table:style-name="ce625" table:formula="of:=IF([.S142]=&quot;&quot;;&quot;&quot;;[.S142])" office:value-type="float" office:value="0" calcext:value-type="float">
            <text:p>0.00</text:p>
          </table:table-cell>
          <table:table-cell table:style-name="ce514" table:formula="of:=IF([.T142]=&quot;&quot;;&quot;&quot;;[.T142])" office:value-type="float" office:value="0" calcext:value-type="float">
            <text:p>0.00</text:p>
          </table:table-cell>
          <table:table-cell table:style-name="ce530" table:formula="of:=IF([.U142]=&quot;&quot;;&quot;&quot;;[.U142])" office:value-type="float" office:value="0" calcext:value-type="float">
            <text:p>0.00</text:p>
          </table:table-cell>
          <table:table-cell table:style-name="ce625" table:formula="of:=IF([.V142]=&quot;&quot;;&quot;&quot;;[.V142])" office:value-type="float" office:value="0" calcext:value-type="float">
            <text:p>0.00</text:p>
          </table:table-cell>
          <table:table-cell table:style-name="ce514" table:formula="of:=IF([.W142]=&quot;&quot;;&quot;&quot;;[.W142])" office:value-type="float" office:value="0" calcext:value-type="float">
            <text:p>0.00</text:p>
          </table:table-cell>
          <table:table-cell table:style-name="ce530" table:formula="of:=IF([.X142]=&quot;&quot;;&quot;&quot;;[.X142])" office:value-type="float" office:value="0" calcext:value-type="float">
            <text:p>0.00</text:p>
          </table:table-cell>
          <table:table-cell table:style-name="ce697" table:formula="of:=IF([.Y142]=&quot;&quot;;&quot;&quot;;[.Y142])" office:value-type="float" office:value="0" calcext:value-type="float">
            <text:p>0.00</text:p>
          </table:table-cell>
          <table:table-cell/>
          <table:table-cell table:style-name="ce742" table:formula="of:=IF([.O262]=&quot;&quot;;&quot;&quot;;[.O262])">
            <text:p/>
          </table:table-cell>
          <table:table-cell table:style-name="ce777" table:formula="of:=IF([.P262]=&quot;&quot;;&quot;&quot;;[.P262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925"/>
          <table:table-cell table:style-name="ce929" table:formula="of:=IF([.AB272]&lt;&gt;[.AD272];&quot;Change&quot;;&quot;&quot;)">
            <text:p/>
          </table:table-cell>
          <table:table-cell table:style-name="ce930" table:formula="of:=IF([.Q376]=&quot;&quot;;&quot;&quot;;[.Q37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/>
          <table:table-cell table:style-name="ce518" table:formula="of:=[.P143]" office:value-type="float" office:value="30" calcext:value-type="float">
            <text:p>30.00</text:p>
          </table:table-cell>
          <table:table-cell table:style-name="ce515" table:formula="of:=IF([.Q143]=&quot;&quot;;&quot;&quot;;[.Q143])" office:value-type="float" office:value="0" calcext:value-type="float">
            <text:p>0.00</text:p>
          </table:table-cell>
          <table:table-cell table:style-name="ce539" table:formula="of:=IF([.R143]=&quot;&quot;;&quot;&quot;;[.R143])" office:value-type="float" office:value="0" calcext:value-type="float">
            <text:p>0.00</text:p>
          </table:table-cell>
          <table:table-cell table:style-name="ce626" table:formula="of:=IF([.S143]=&quot;&quot;;&quot;&quot;;[.S143])" office:value-type="float" office:value="0" calcext:value-type="float">
            <text:p>0.00</text:p>
          </table:table-cell>
          <table:table-cell table:style-name="ce515" table:formula="of:=IF([.T143]=&quot;&quot;;&quot;&quot;;[.T143])" office:value-type="float" office:value="0" calcext:value-type="float">
            <text:p>0.00</text:p>
          </table:table-cell>
          <table:table-cell table:style-name="ce539" table:formula="of:=IF([.U143]=&quot;&quot;;&quot;&quot;;[.U143])" office:value-type="float" office:value="0" calcext:value-type="float">
            <text:p>0.00</text:p>
          </table:table-cell>
          <table:table-cell table:style-name="ce626" table:formula="of:=IF([.V143]=&quot;&quot;;&quot;&quot;;[.V143])" office:value-type="float" office:value="0" calcext:value-type="float">
            <text:p>0.00</text:p>
          </table:table-cell>
          <table:table-cell table:style-name="ce515" table:formula="of:=IF([.W143]=&quot;&quot;;&quot;&quot;;[.W143])" office:value-type="float" office:value="0" calcext:value-type="float">
            <text:p>0.00</text:p>
          </table:table-cell>
          <table:table-cell table:style-name="ce539" table:formula="of:=IF([.X143]=&quot;&quot;;&quot;&quot;;[.X143])" office:value-type="float" office:value="0" calcext:value-type="float">
            <text:p>0.00</text:p>
          </table:table-cell>
          <table:table-cell table:style-name="ce698" table:formula="of:=IF([.Y143]=&quot;&quot;;&quot;&quot;;[.Y143])" office:value-type="float" office:value="0" calcext:value-type="float">
            <text:p>0.00</text:p>
          </table:table-cell>
          <table:table-cell/>
          <table:table-cell table:style-name="ce742" table:formula="of:=IF([.O263]=&quot;&quot;;&quot;&quot;;[.O263])">
            <text:p/>
          </table:table-cell>
          <table:table-cell table:style-name="ce777" table:formula="of:=IF([.P263]=&quot;&quot;;&quot;&quot;;[.P263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44]" office:value-type="float" office:value="10" calcext:value-type="float">
            <text:p>10.00</text:p>
          </table:table-cell>
          <table:table-cell table:style-name="ce513" table:formula="of:=IF([.Q144]=&quot;&quot;;&quot;&quot;;[.Q144])" office:value-type="float" office:value="0" calcext:value-type="float">
            <text:p>0.00</text:p>
          </table:table-cell>
          <table:table-cell table:style-name="ce538" table:formula="of:=IF([.R144]=&quot;&quot;;&quot;&quot;;[.R144])" office:value-type="float" office:value="0" calcext:value-type="float">
            <text:p>0.00</text:p>
          </table:table-cell>
          <table:table-cell table:style-name="ce624" table:formula="of:=IF([.S144]=&quot;&quot;;&quot;&quot;;[.S144])" office:value-type="float" office:value="0" calcext:value-type="float">
            <text:p>0.00</text:p>
          </table:table-cell>
          <table:table-cell table:style-name="ce513" table:formula="of:=IF([.T144]=&quot;&quot;;&quot;&quot;;[.T144])" office:value-type="float" office:value="0" calcext:value-type="float">
            <text:p>0.00</text:p>
          </table:table-cell>
          <table:table-cell table:style-name="ce538" table:formula="of:=IF([.U144]=&quot;&quot;;&quot;&quot;;[.U144])" office:value-type="float" office:value="0" calcext:value-type="float">
            <text:p>0.00</text:p>
          </table:table-cell>
          <table:table-cell table:style-name="ce624" table:formula="of:=IF([.V144]=&quot;&quot;;&quot;&quot;;[.V144])" office:value-type="float" office:value="0" calcext:value-type="float">
            <text:p>0.00</text:p>
          </table:table-cell>
          <table:table-cell table:style-name="ce513" table:formula="of:=IF([.W144]=&quot;&quot;;&quot;&quot;;[.W144])" office:value-type="float" office:value="0" calcext:value-type="float">
            <text:p>0.00</text:p>
          </table:table-cell>
          <table:table-cell table:style-name="ce538" table:formula="of:=IF([.X144]=&quot;&quot;;&quot;&quot;;[.X144])" office:value-type="float" office:value="0" calcext:value-type="float">
            <text:p>0.00</text:p>
          </table:table-cell>
          <table:table-cell table:style-name="ce696" table:formula="of:=IF([.Y144]=&quot;&quot;;&quot;&quot;;[.Y144])" office:value-type="float" office:value="0" calcext:value-type="float">
            <text:p>0.00</text:p>
          </table:table-cell>
          <table:table-cell/>
          <table:table-cell table:style-name="ce742" table:formula="of:=IF([.O264]=&quot;&quot;;&quot;&quot;;[.O264])">
            <text:p/>
          </table:table-cell>
          <table:table-cell table:style-name="ce777" table:formula="of:=IF([.P264]=&quot;&quot;;&quot;&quot;;[.P264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9"/>
          <table:table-cell table:number-columns-repeated="2"/>
          <table:table-cell table:style-name="ce925"/>
          <table:table-cell table:style-name="ce929" table:formula="of:=IF([.AB274]&lt;&gt;[.AD274];&quot;Change&quot;;&quot;&quot;)">
            <text:p/>
          </table:table-cell>
          <table:table-cell table:style-name="ce930" table:formula="of:=IF([.Q378]=&quot;&quot;;&quot;&quot;;[.Q37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/>
          <table:table-cell table:style-name="ce517" table:formula="of:=[.P145]" office:value-type="float" office:value="20" calcext:value-type="float">
            <text:p>20.00</text:p>
          </table:table-cell>
          <table:table-cell table:style-name="ce514" table:formula="of:=IF([.Q145]=&quot;&quot;;&quot;&quot;;[.Q145])" office:value-type="float" office:value="0" calcext:value-type="float">
            <text:p>0.00</text:p>
          </table:table-cell>
          <table:table-cell table:style-name="ce530" table:formula="of:=IF([.R145]=&quot;&quot;;&quot;&quot;;[.R145])" office:value-type="float" office:value="0" calcext:value-type="float">
            <text:p>0.00</text:p>
          </table:table-cell>
          <table:table-cell table:style-name="ce625" table:formula="of:=IF([.S145]=&quot;&quot;;&quot;&quot;;[.S145])" office:value-type="float" office:value="0" calcext:value-type="float">
            <text:p>0.00</text:p>
          </table:table-cell>
          <table:table-cell table:style-name="ce514" table:formula="of:=IF([.T145]=&quot;&quot;;&quot;&quot;;[.T145])" office:value-type="float" office:value="0" calcext:value-type="float">
            <text:p>0.00</text:p>
          </table:table-cell>
          <table:table-cell table:style-name="ce530" table:formula="of:=IF([.U145]=&quot;&quot;;&quot;&quot;;[.U145])" office:value-type="float" office:value="0" calcext:value-type="float">
            <text:p>0.00</text:p>
          </table:table-cell>
          <table:table-cell table:style-name="ce625" table:formula="of:=IF([.V145]=&quot;&quot;;&quot;&quot;;[.V145])" office:value-type="float" office:value="0" calcext:value-type="float">
            <text:p>0.00</text:p>
          </table:table-cell>
          <table:table-cell table:style-name="ce514" table:formula="of:=IF([.W145]=&quot;&quot;;&quot;&quot;;[.W145])" office:value-type="float" office:value="0" calcext:value-type="float">
            <text:p>0.00</text:p>
          </table:table-cell>
          <table:table-cell table:style-name="ce530" table:formula="of:=IF([.X145]=&quot;&quot;;&quot;&quot;;[.X145])" office:value-type="float" office:value="0" calcext:value-type="float">
            <text:p>0.00</text:p>
          </table:table-cell>
          <table:table-cell table:style-name="ce697" table:formula="of:=IF([.Y145]=&quot;&quot;;&quot;&quot;;[.Y145])" office:value-type="float" office:value="0" calcext:value-type="float">
            <text:p>0.00</text:p>
          </table:table-cell>
          <table:table-cell/>
          <table:table-cell table:style-name="ce302" table:formula="of:=IF([.O265]=&quot;&quot;;&quot;&quot;;[.O265])">
            <text:p/>
          </table:table-cell>
          <table:table-cell table:style-name="ce778" table:formula="of:=IF([.P265]=&quot;&quot;;&quot;&quot;;[.P265])">
            <text:p/>
          </table:table-cell>
          <table:table-cell table:style-name="ce814" table:number-columns-repeated="3"/>
          <table:table-cell table:style-name="ce894"/>
          <table:table-cell table:style-name="Default" table:number-columns-repeated="2"/>
          <table:table-cell table:style-name="ce427" table:number-columns-repeated="2"/>
          <table:table-cell table:style-name="ce919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/>
          <table:table-cell table:style-name="ce518" table:formula="of:=[.P146]" office:value-type="float" office:value="30" calcext:value-type="float">
            <text:p>30.00</text:p>
          </table:table-cell>
          <table:table-cell table:style-name="ce515" table:formula="of:=IF([.Q146]=&quot;&quot;;&quot;&quot;;[.Q146])" office:value-type="float" office:value="0" calcext:value-type="float">
            <text:p>0.00</text:p>
          </table:table-cell>
          <table:table-cell table:style-name="ce539" table:formula="of:=IF([.R146]=&quot;&quot;;&quot;&quot;;[.R146])" office:value-type="float" office:value="0" calcext:value-type="float">
            <text:p>0.00</text:p>
          </table:table-cell>
          <table:table-cell table:style-name="ce626" table:formula="of:=IF([.S146]=&quot;&quot;;&quot;&quot;;[.S146])" office:value-type="float" office:value="0" calcext:value-type="float">
            <text:p>0.00</text:p>
          </table:table-cell>
          <table:table-cell table:style-name="ce515" table:formula="of:=IF([.T146]=&quot;&quot;;&quot;&quot;;[.T146])" office:value-type="float" office:value="0" calcext:value-type="float">
            <text:p>0.00</text:p>
          </table:table-cell>
          <table:table-cell table:style-name="ce539" table:formula="of:=IF([.U146]=&quot;&quot;;&quot;&quot;;[.U146])" office:value-type="float" office:value="0" calcext:value-type="float">
            <text:p>0.00</text:p>
          </table:table-cell>
          <table:table-cell table:style-name="ce626" table:formula="of:=IF([.V146]=&quot;&quot;;&quot;&quot;;[.V146])" office:value-type="float" office:value="0" calcext:value-type="float">
            <text:p>0.00</text:p>
          </table:table-cell>
          <table:table-cell table:style-name="ce515" table:formula="of:=IF([.W146]=&quot;&quot;;&quot;&quot;;[.W146])" office:value-type="float" office:value="0" calcext:value-type="float">
            <text:p>0.00</text:p>
          </table:table-cell>
          <table:table-cell table:style-name="ce539" table:formula="of:=IF([.X146]=&quot;&quot;;&quot;&quot;;[.X146])" office:value-type="float" office:value="0" calcext:value-type="float">
            <text:p>0.00</text:p>
          </table:table-cell>
          <table:table-cell table:style-name="ce698" table:formula="of:=IF([.Y146]=&quot;&quot;;&quot;&quot;;[.Y146])" office:value-type="float" office:value="0" calcext:value-type="float">
            <text:p>0.00</text:p>
          </table:table-cell>
          <table:table-cell/>
          <table:table-cell table:style-name="ce249" office:value-type="string" calcext:value-type="string" table:number-columns-spanned="1" table:number-rows-spanned="2">
            <text:p>Indicated KAP µGy·m²</text:p>
          </table:table-cell>
          <table:table-cell table:style-name="ce287" office:value-type="string" calcext:value-type="string" table:number-columns-spanned="1" table:number-rows-spanned="2">
            <text:p>Measured KAP µGy·m²</text:p>
          </table:table-cell>
          <table:table-cell table:style-name="ce321"/>
          <table:table-cell table:style-name="ce391" office:value-type="string" calcext:value-type="string" table:number-columns-spanned="1" table:number-rows-spanned="2">
            <text:p>Indicated AK @ Ref Pt</text:p>
          </table:table-cell>
          <table:table-cell table:style-name="ce391" office:value-type="string" calcext:value-type="string" table:number-columns-spanned="1" table:number-rows-spanned="2">
            <text:p>Measured AK @ Ref Pt</text:p>
          </table:table-cell>
          <table:table-cell table:style-name="ce427"/>
          <table:table-cell office:value-type="string" calcext:value-type="string">
            <text:p>Ind AKR</text:p>
          </table:table-cell>
          <table:table-cell office:value-type="string" calcext:value-type="string">
            <text:p>Meas AKR</text:p>
          </table:table-cell>
          <table:table-cell table:style-name="ce642"/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76]&lt;&gt;[.AD276];&quot;Change&quot;;&quot;&quot;)">
            <text:p/>
          </table:table-cell>
          <table:table-cell table:style-name="ce930" table:formula="of:=IF([.Q380]=&quot;&quot;;&quot;&quot;;[.Q38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47]" office:value-type="float" office:value="10" calcext:value-type="float">
            <text:p>10.00</text:p>
          </table:table-cell>
          <table:table-cell table:style-name="ce513" table:formula="of:=IF([.Q147]=&quot;&quot;;&quot;&quot;;[.Q147])" office:value-type="float" office:value="0" calcext:value-type="float">
            <text:p>0.00</text:p>
          </table:table-cell>
          <table:table-cell table:style-name="ce538" table:formula="of:=IF([.R147]=&quot;&quot;;&quot;&quot;;[.R147])" office:value-type="float" office:value="0" calcext:value-type="float">
            <text:p>0.00</text:p>
          </table:table-cell>
          <table:table-cell table:style-name="ce624" table:formula="of:=IF([.S147]=&quot;&quot;;&quot;&quot;;[.S147])" office:value-type="float" office:value="0" calcext:value-type="float">
            <text:p>0.00</text:p>
          </table:table-cell>
          <table:table-cell table:style-name="ce513" table:formula="of:=IF([.T147]=&quot;&quot;;&quot;&quot;;[.T147])" office:value-type="float" office:value="0" calcext:value-type="float">
            <text:p>0.00</text:p>
          </table:table-cell>
          <table:table-cell table:style-name="ce538" table:formula="of:=IF([.U147]=&quot;&quot;;&quot;&quot;;[.U147])" office:value-type="float" office:value="0" calcext:value-type="float">
            <text:p>0.00</text:p>
          </table:table-cell>
          <table:table-cell table:style-name="ce624" table:formula="of:=IF([.V147]=&quot;&quot;;&quot;&quot;;[.V147])" office:value-type="float" office:value="0" calcext:value-type="float">
            <text:p>0.00</text:p>
          </table:table-cell>
          <table:table-cell table:style-name="ce513" table:formula="of:=IF([.W147]=&quot;&quot;;&quot;&quot;;[.W147])" office:value-type="float" office:value="0" calcext:value-type="float">
            <text:p>0.00</text:p>
          </table:table-cell>
          <table:table-cell table:style-name="ce538" table:formula="of:=IF([.X147]=&quot;&quot;;&quot;&quot;;[.X147])" office:value-type="float" office:value="0" calcext:value-type="float">
            <text:p>0.00</text:p>
          </table:table-cell>
          <table:table-cell table:style-name="ce696" table:formula="of:=IF([.Y147]=&quot;&quot;;&quot;&quot;;[.Y147])" office:value-type="float" office:value="0" calcext:value-type="float">
            <text:p>0.00</text:p>
          </table:table-cell>
          <table:table-cell/>
          <table:covered-table-cell table:style-name="ce305"/>
          <table:covered-table-cell table:style-name="ce427"/>
          <table:table-cell office:value-type="string" calcext:value-type="string">
            <text:p>KAP Deviation</text:p>
          </table:table-cell>
          <table:covered-table-cell table:style-name="ce321"/>
          <table:covered-table-cell table:style-name="ce427"/>
          <table:table-cell table:style-name="ce321" office:value-type="string" calcext:value-type="string">
            <text:p>CAK Deviation</text:p>
          </table:table-cell>
          <table:table-cell table:number-columns-repeated="2" office:value-type="string" calcext:value-type="string">
            <text:p>mGy/min</text:p>
          </table:table-cell>
          <table:table-cell table:style-name="ce510" office:value-type="string" calcext:value-type="string">
            <text:p>Deviation</text:p>
          </table:table-cell>
          <table:table-cell table:style-name="Default"/>
          <table:table-cell table:style-name="ce919"/>
          <table:table-cell/>
          <table:table-cell table:style-name="ce528" office:value-type="string" calcext:value-type="string">
            <text:p>Comment Page 2</text:p>
          </table:table-cell>
          <table:table-cell table:style-name="ce925"/>
          <table:table-cell table:style-name="ce929" table:formula="of:=IF([.AB277]&lt;&gt;[.AD277];&quot;Change&quot;;&quot;&quot;)">
            <text:p/>
          </table:table-cell>
          <table:table-cell table:style-name="ce930" table:formula="of:=IF([.Q386]=&quot;&quot;;&quot;&quot;;[.Q38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/>
          <table:table-cell table:style-name="ce517" table:formula="of:=[.P148]" office:value-type="float" office:value="20" calcext:value-type="float">
            <text:p>20.00</text:p>
          </table:table-cell>
          <table:table-cell table:style-name="ce514" table:formula="of:=IF([.Q148]=&quot;&quot;;&quot;&quot;;[.Q148])" office:value-type="float" office:value="0" calcext:value-type="float">
            <text:p>0.00</text:p>
          </table:table-cell>
          <table:table-cell table:style-name="ce530" table:formula="of:=IF([.R148]=&quot;&quot;;&quot;&quot;;[.R148])" office:value-type="float" office:value="0" calcext:value-type="float">
            <text:p>0.00</text:p>
          </table:table-cell>
          <table:table-cell table:style-name="ce625" table:formula="of:=IF([.S148]=&quot;&quot;;&quot;&quot;;[.S148])" office:value-type="float" office:value="0" calcext:value-type="float">
            <text:p>0.00</text:p>
          </table:table-cell>
          <table:table-cell table:style-name="ce514" table:formula="of:=IF([.T148]=&quot;&quot;;&quot;&quot;;[.T148])" office:value-type="float" office:value="0" calcext:value-type="float">
            <text:p>0.00</text:p>
          </table:table-cell>
          <table:table-cell table:style-name="ce530" table:formula="of:=IF([.U148]=&quot;&quot;;&quot;&quot;;[.U148])" office:value-type="float" office:value="0" calcext:value-type="float">
            <text:p>0.00</text:p>
          </table:table-cell>
          <table:table-cell table:style-name="ce625" table:formula="of:=IF([.V148]=&quot;&quot;;&quot;&quot;;[.V148])" office:value-type="float" office:value="0" calcext:value-type="float">
            <text:p>0.00</text:p>
          </table:table-cell>
          <table:table-cell table:style-name="ce514" table:formula="of:=IF([.W148]=&quot;&quot;;&quot;&quot;;[.W148])" office:value-type="float" office:value="0" calcext:value-type="float">
            <text:p>0.00</text:p>
          </table:table-cell>
          <table:table-cell table:style-name="ce530" table:formula="of:=IF([.X148]=&quot;&quot;;&quot;&quot;;[.X148])" office:value-type="float" office:value="0" calcext:value-type="float">
            <text:p>0.00</text:p>
          </table:table-cell>
          <table:table-cell table:style-name="ce697" table:formula="of:=IF([.Y148]=&quot;&quot;;&quot;&quot;;[.Y148])" office:value-type="float" office:value="0" calcext:value-type="float">
            <text:p>0.00</text:p>
          </table:table-cell>
          <table:table-cell/>
          <table:table-cell table:style-name="ce744" table:formula="of:=IF([.S258]=&quot;&quot;;&quot;&quot;;[.S258]*VLOOKUP([.$Q$257];[$Tables.$A$112:$Tables.$B$115];2))">
            <text:p/>
          </table:table-cell>
          <table:table-cell table:style-name="ce780" table:formula="of:=IF([.S268]=&quot;&quot;;&quot;&quot;;[.S268])">
            <text:p/>
          </table:table-cell>
          <table:table-cell table:style-name="ce815" table:formula="of:=IF(OR([.O278]=&quot;&quot;;[.P278]=&quot;&quot;);&quot;&quot;;([.P278]-[.O278])/[.O278])">
            <text:p/>
          </table:table-cell>
          <table:table-cell table:style-name="ce437" table:formula="of:=IF([.V258]=&quot;&quot;;&quot;&quot;;[.V258])">
            <text:p/>
          </table:table-cell>
          <table:table-cell table:style-name="ce449" table:formula="of:=IF(OR([.$O$254]=&quot;&quot;;[.Q268]=&quot;&quot;);&quot;&quot;;[.$O$254]*[.Q268])">
            <text:p/>
          </table:table-cell>
          <table:table-cell table:style-name="ce815" table:formula="of:=IF(OR([.R278]=&quot;&quot;;[.S278]=&quot;&quot;);&quot;&quot;;([.S278]-[.R278])/[.R278])">
            <text:p/>
          </table:table-cell>
          <table:table-cell table:style-name="ce741" table:formula="of:=IF([.W258]=&quot;&quot;;&quot;&quot;;[.W258])">
            <text:p/>
          </table:table-cell>
          <table:table-cell table:style-name="ce776" table:formula="of:=IF(AND([.X258]=&quot;&quot;;[.R268]=&quot;&quot;);&quot;&quot;;IF(NOT(ISBLANK([.X258]));[.X258];IF(NOT(ISBLANK([.R268]));[.R268];&quot;&quot;)))">
            <text:p/>
          </table:table-cell>
          <table:table-cell table:style-name="ce791" table:formula="of:=IF(OR([.V278]=&quot;&quot;;[.U278]=&quot;&quot;);&quot;&quot;;([.V278]-[.U278])/[.V278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/>
          <table:table-cell table:style-name="ce518" table:formula="of:=[.P149]" office:value-type="float" office:value="30" calcext:value-type="float">
            <text:p>30.00</text:p>
          </table:table-cell>
          <table:table-cell table:style-name="ce515" table:formula="of:=IF([.Q149]=&quot;&quot;;&quot;&quot;;[.Q149])" office:value-type="float" office:value="0" calcext:value-type="float">
            <text:p>0.00</text:p>
          </table:table-cell>
          <table:table-cell table:style-name="ce539" table:formula="of:=IF([.R149]=&quot;&quot;;&quot;&quot;;[.R149])" office:value-type="float" office:value="0" calcext:value-type="float">
            <text:p>0.00</text:p>
          </table:table-cell>
          <table:table-cell table:style-name="ce626" table:formula="of:=IF([.S149]=&quot;&quot;;&quot;&quot;;[.S149])" office:value-type="float" office:value="0" calcext:value-type="float">
            <text:p>0.00</text:p>
          </table:table-cell>
          <table:table-cell table:style-name="ce515" table:formula="of:=IF([.T149]=&quot;&quot;;&quot;&quot;;[.T149])" office:value-type="float" office:value="0" calcext:value-type="float">
            <text:p>0.00</text:p>
          </table:table-cell>
          <table:table-cell table:style-name="ce539" table:formula="of:=IF([.U149]=&quot;&quot;;&quot;&quot;;[.U149])" office:value-type="float" office:value="0" calcext:value-type="float">
            <text:p>0.00</text:p>
          </table:table-cell>
          <table:table-cell table:style-name="ce626" table:formula="of:=IF([.V149]=&quot;&quot;;&quot;&quot;;[.V149])" office:value-type="float" office:value="0" calcext:value-type="float">
            <text:p>0.00</text:p>
          </table:table-cell>
          <table:table-cell table:style-name="ce515" table:formula="of:=IF([.W149]=&quot;&quot;;&quot;&quot;;[.W149])" office:value-type="float" office:value="0" calcext:value-type="float">
            <text:p>0.00</text:p>
          </table:table-cell>
          <table:table-cell table:style-name="ce539" table:formula="of:=IF([.X149]=&quot;&quot;;&quot;&quot;;[.X149])" office:value-type="float" office:value="0" calcext:value-type="float">
            <text:p>0.00</text:p>
          </table:table-cell>
          <table:table-cell table:style-name="ce698" table:formula="of:=IF([.Y149]=&quot;&quot;;&quot;&quot;;[.Y149])" office:value-type="float" office:value="0" calcext:value-type="float">
            <text:p>0.00</text:p>
          </table:table-cell>
          <table:table-cell/>
          <table:table-cell table:style-name="ce745" table:formula="of:=IF([.S259]=&quot;&quot;;&quot;&quot;;[.S259]*VLOOKUP([.$Q$257];[$Tables.$A$112:$Tables.$B$115];2))">
            <text:p/>
          </table:table-cell>
          <table:table-cell table:style-name="ce781" table:formula="of:=IF([.S269]=&quot;&quot;;&quot;&quot;;[.S269])">
            <text:p/>
          </table:table-cell>
          <table:table-cell table:style-name="ce816" table:formula="of:=IF(OR([.O279]=&quot;&quot;;[.P279]=&quot;&quot;);&quot;&quot;;([.P279]-[.O279])/[.O279])">
            <text:p/>
          </table:table-cell>
          <table:table-cell table:style-name="ce438" table:formula="of:=IF([.V259]=&quot;&quot;;&quot;&quot;;[.V259])">
            <text:p/>
          </table:table-cell>
          <table:table-cell table:style-name="ce450" table:formula="of:=IF(OR([.$O$254]=&quot;&quot;;[.Q269]=&quot;&quot;);&quot;&quot;;[.$O$254]*[.Q269])">
            <text:p/>
          </table:table-cell>
          <table:table-cell table:style-name="ce816" table:formula="of:=IF(OR([.R279]=&quot;&quot;;[.S279]=&quot;&quot;);&quot;&quot;;([.S279]-[.R279])/[.R279])">
            <text:p/>
          </table:table-cell>
          <table:table-cell table:style-name="ce556" table:formula="of:=IF([.W259]=&quot;&quot;;&quot;&quot;;[.W259])">
            <text:p/>
          </table:table-cell>
          <table:table-cell table:style-name="ce777" table:formula="of:=IF(AND([.X259]=&quot;&quot;;[.R269]=&quot;&quot;);&quot;&quot;;IF(NOT(ISBLANK([.X259]));[.X259];IF(NOT(ISBLANK([.R269]));[.R269];&quot;&quot;)))">
            <text:p/>
          </table:table-cell>
          <table:table-cell table:style-name="ce793" table:formula="of:=IF(OR([.V279]=&quot;&quot;;[.U279]=&quot;&quot;);&quot;&quot;;([.V279]-[.U279])/[.V279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79]&lt;&gt;[.AD279];&quot;Change&quot;;&quot;&quot;)">
            <text:p/>
          </table:table-cell>
          <table:table-cell table:style-name="ce930" table:formula="of:=IF([.Q388]=&quot;&quot;;&quot;&quot;;[.Q38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50]" office:value-type="float" office:value="10" calcext:value-type="float">
            <text:p>10.00</text:p>
          </table:table-cell>
          <table:table-cell table:style-name="ce513" table:formula="of:=IF([.Q150]=&quot;&quot;;&quot;&quot;;[.Q150])" office:value-type="float" office:value="0" calcext:value-type="float">
            <text:p>0.00</text:p>
          </table:table-cell>
          <table:table-cell table:style-name="ce538" table:formula="of:=IF([.R150]=&quot;&quot;;&quot;&quot;;[.R150])" office:value-type="float" office:value="0" calcext:value-type="float">
            <text:p>0.00</text:p>
          </table:table-cell>
          <table:table-cell table:style-name="ce624" table:formula="of:=IF([.S150]=&quot;&quot;;&quot;&quot;;[.S150])" office:value-type="float" office:value="0" calcext:value-type="float">
            <text:p>0.00</text:p>
          </table:table-cell>
          <table:table-cell table:style-name="ce513" table:formula="of:=IF([.T150]=&quot;&quot;;&quot;&quot;;[.T150])" office:value-type="float" office:value="0" calcext:value-type="float">
            <text:p>0.00</text:p>
          </table:table-cell>
          <table:table-cell table:style-name="ce538" table:formula="of:=IF([.U150]=&quot;&quot;;&quot;&quot;;[.U150])" office:value-type="float" office:value="0" calcext:value-type="float">
            <text:p>0.00</text:p>
          </table:table-cell>
          <table:table-cell table:style-name="ce624" table:formula="of:=IF([.V150]=&quot;&quot;;&quot;&quot;;[.V150])" office:value-type="float" office:value="0" calcext:value-type="float">
            <text:p>0.00</text:p>
          </table:table-cell>
          <table:table-cell table:style-name="ce513" table:formula="of:=IF([.W150]=&quot;&quot;;&quot;&quot;;[.W150])" office:value-type="float" office:value="0" calcext:value-type="float">
            <text:p>0.00</text:p>
          </table:table-cell>
          <table:table-cell table:style-name="ce538" table:formula="of:=IF([.X150]=&quot;&quot;;&quot;&quot;;[.X150])" office:value-type="float" office:value="0" calcext:value-type="float">
            <text:p>0.00</text:p>
          </table:table-cell>
          <table:table-cell table:style-name="ce696" table:formula="of:=IF([.Y150]=&quot;&quot;;&quot;&quot;;[.Y150])" office:value-type="float" office:value="0" calcext:value-type="float">
            <text:p>0.00</text:p>
          </table:table-cell>
          <table:table-cell/>
          <table:table-cell table:style-name="ce745" table:formula="of:=IF([.S260]=&quot;&quot;;&quot;&quot;;[.S260]*VLOOKUP([.$Q$257];[$Tables.$A$112:$Tables.$B$115];2))">
            <text:p/>
          </table:table-cell>
          <table:table-cell table:style-name="ce781" table:formula="of:=IF([.S270]=&quot;&quot;;&quot;&quot;;[.S270])">
            <text:p/>
          </table:table-cell>
          <table:table-cell table:style-name="ce816" table:formula="of:=IF(OR([.O280]=&quot;&quot;;[.P280]=&quot;&quot;);&quot;&quot;;([.P280]-[.O280])/[.O280])">
            <text:p/>
          </table:table-cell>
          <table:table-cell table:style-name="ce438" table:formula="of:=IF([.V260]=&quot;&quot;;&quot;&quot;;[.V260])">
            <text:p/>
          </table:table-cell>
          <table:table-cell table:style-name="ce450" table:formula="of:=IF(OR([.$O$254]=&quot;&quot;;[.Q270]=&quot;&quot;);&quot;&quot;;[.$O$254]*[.Q270])">
            <text:p/>
          </table:table-cell>
          <table:table-cell table:style-name="ce816" table:formula="of:=IF(OR([.R280]=&quot;&quot;;[.S280]=&quot;&quot;);&quot;&quot;;([.S280]-[.R280])/[.R280])">
            <text:p/>
          </table:table-cell>
          <table:table-cell table:style-name="ce556" table:formula="of:=IF([.W260]=&quot;&quot;;&quot;&quot;;[.W260])">
            <text:p/>
          </table:table-cell>
          <table:table-cell table:style-name="ce777" table:formula="of:=IF(AND([.X260]=&quot;&quot;;[.R270]=&quot;&quot;);&quot;&quot;;IF(NOT(ISBLANK([.X260]));[.X260];IF(NOT(ISBLANK([.R270]));[.R270];&quot;&quot;)))">
            <text:p/>
          </table:table-cell>
          <table:table-cell table:style-name="ce793" table:formula="of:=IF(OR([.V280]=&quot;&quot;;[.U280]=&quot;&quot;);&quot;&quot;;([.V280]-[.U280])/[.V280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/>
          <table:table-cell table:style-name="ce517" table:formula="of:=[.P151]" office:value-type="float" office:value="20" calcext:value-type="float">
            <text:p>20.00</text:p>
          </table:table-cell>
          <table:table-cell table:style-name="ce514" table:formula="of:=IF([.Q151]=&quot;&quot;;&quot;&quot;;[.Q151])" office:value-type="float" office:value="0" calcext:value-type="float">
            <text:p>0.00</text:p>
          </table:table-cell>
          <table:table-cell table:style-name="ce530" table:formula="of:=IF([.R151]=&quot;&quot;;&quot;&quot;;[.R151])" office:value-type="float" office:value="0" calcext:value-type="float">
            <text:p>0.00</text:p>
          </table:table-cell>
          <table:table-cell table:style-name="ce625" table:formula="of:=IF([.S151]=&quot;&quot;;&quot;&quot;;[.S151])" office:value-type="float" office:value="0" calcext:value-type="float">
            <text:p>0.00</text:p>
          </table:table-cell>
          <table:table-cell table:style-name="ce514" table:formula="of:=IF([.T151]=&quot;&quot;;&quot;&quot;;[.T151])" office:value-type="float" office:value="0" calcext:value-type="float">
            <text:p>0.00</text:p>
          </table:table-cell>
          <table:table-cell table:style-name="ce530" table:formula="of:=IF([.U151]=&quot;&quot;;&quot;&quot;;[.U151])" office:value-type="float" office:value="0" calcext:value-type="float">
            <text:p>0.00</text:p>
          </table:table-cell>
          <table:table-cell table:style-name="ce625" table:formula="of:=IF([.V151]=&quot;&quot;;&quot;&quot;;[.V151])" office:value-type="float" office:value="0" calcext:value-type="float">
            <text:p>0.00</text:p>
          </table:table-cell>
          <table:table-cell table:style-name="ce514" table:formula="of:=IF([.W151]=&quot;&quot;;&quot;&quot;;[.W151])" office:value-type="float" office:value="0" calcext:value-type="float">
            <text:p>0.00</text:p>
          </table:table-cell>
          <table:table-cell table:style-name="ce530" table:formula="of:=IF([.X151]=&quot;&quot;;&quot;&quot;;[.X151])" office:value-type="float" office:value="0" calcext:value-type="float">
            <text:p>0.00</text:p>
          </table:table-cell>
          <table:table-cell table:style-name="ce697" table:formula="of:=IF([.Y151]=&quot;&quot;;&quot;&quot;;[.Y151])" office:value-type="float" office:value="0" calcext:value-type="float">
            <text:p>0.00</text:p>
          </table:table-cell>
          <table:table-cell/>
          <table:table-cell table:style-name="ce745" table:formula="of:=IF([.S261]=&quot;&quot;;&quot;&quot;;[.S261]*VLOOKUP([.$Q$257];[$Tables.$A$112:$Tables.$B$115];2))">
            <text:p/>
          </table:table-cell>
          <table:table-cell table:style-name="ce781" table:formula="of:=IF([.S271]=&quot;&quot;;&quot;&quot;;[.S271])">
            <text:p/>
          </table:table-cell>
          <table:table-cell table:style-name="ce816" table:formula="of:=IF(OR([.O281]=&quot;&quot;;[.P281]=&quot;&quot;);&quot;&quot;;([.P281]-[.O281])/[.O281])">
            <text:p/>
          </table:table-cell>
          <table:table-cell table:style-name="ce438" table:formula="of:=IF([.V261]=&quot;&quot;;&quot;&quot;;[.V261])">
            <text:p/>
          </table:table-cell>
          <table:table-cell table:style-name="ce450" table:formula="of:=IF(OR([.$O$254]=&quot;&quot;;[.Q271]=&quot;&quot;);&quot;&quot;;[.$O$254]*[.Q271])">
            <text:p/>
          </table:table-cell>
          <table:table-cell table:style-name="ce816" table:formula="of:=IF(OR([.R281]=&quot;&quot;;[.S281]=&quot;&quot;);&quot;&quot;;([.S281]-[.R281])/[.R281])">
            <text:p/>
          </table:table-cell>
          <table:table-cell table:style-name="ce742" table:formula="of:=IF([.W261]=&quot;&quot;;&quot;&quot;;[.W261])">
            <text:p/>
          </table:table-cell>
          <table:table-cell table:style-name="ce777" table:formula="of:=IF(AND([.X261]=&quot;&quot;;[.R271]=&quot;&quot;);&quot;&quot;;IF(NOT(ISBLANK([.X261]));[.X261];IF(NOT(ISBLANK([.R271]));[.R271];&quot;&quot;)))">
            <text:p/>
          </table:table-cell>
          <table:table-cell table:style-name="ce793" table:formula="of:=IF(OR([.V281]=&quot;&quot;;[.U281]=&quot;&quot;);&quot;&quot;;([.V281]-[.U281])/[.V281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81]&lt;&gt;[.AD281];&quot;Change&quot;;&quot;&quot;)">
            <text:p/>
          </table:table-cell>
          <table:table-cell table:style-name="ce930" table:formula="of:=IF([.Q390]=&quot;&quot;;&quot;&quot;;[.Q39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/>
          <table:table-cell table:style-name="ce518" table:formula="of:=[.P152]" office:value-type="float" office:value="30" calcext:value-type="float">
            <text:p>30.00</text:p>
          </table:table-cell>
          <table:table-cell table:style-name="ce515" table:formula="of:=IF([.Q152]=&quot;&quot;;&quot;&quot;;[.Q152])" office:value-type="float" office:value="0" calcext:value-type="float">
            <text:p>0.00</text:p>
          </table:table-cell>
          <table:table-cell table:style-name="ce539" table:formula="of:=IF([.R152]=&quot;&quot;;&quot;&quot;;[.R152])" office:value-type="float" office:value="0" calcext:value-type="float">
            <text:p>0.00</text:p>
          </table:table-cell>
          <table:table-cell table:style-name="ce626" table:formula="of:=IF([.S152]=&quot;&quot;;&quot;&quot;;[.S152])" office:value-type="float" office:value="0" calcext:value-type="float">
            <text:p>0.00</text:p>
          </table:table-cell>
          <table:table-cell table:style-name="ce515" table:formula="of:=IF([.T152]=&quot;&quot;;&quot;&quot;;[.T152])" office:value-type="float" office:value="0" calcext:value-type="float">
            <text:p>0.00</text:p>
          </table:table-cell>
          <table:table-cell table:style-name="ce539" table:formula="of:=IF([.U152]=&quot;&quot;;&quot;&quot;;[.U152])" office:value-type="float" office:value="0" calcext:value-type="float">
            <text:p>0.00</text:p>
          </table:table-cell>
          <table:table-cell table:style-name="ce626" table:formula="of:=IF([.V152]=&quot;&quot;;&quot;&quot;;[.V152])" office:value-type="float" office:value="0" calcext:value-type="float">
            <text:p>0.00</text:p>
          </table:table-cell>
          <table:table-cell table:style-name="ce515" table:formula="of:=IF([.W152]=&quot;&quot;;&quot;&quot;;[.W152])" office:value-type="float" office:value="0" calcext:value-type="float">
            <text:p>0.00</text:p>
          </table:table-cell>
          <table:table-cell table:style-name="ce539" table:formula="of:=IF([.X152]=&quot;&quot;;&quot;&quot;;[.X152])" office:value-type="float" office:value="0" calcext:value-type="float">
            <text:p>0.00</text:p>
          </table:table-cell>
          <table:table-cell table:style-name="ce698" table:formula="of:=IF([.Y152]=&quot;&quot;;&quot;&quot;;[.Y152])" office:value-type="float" office:value="0" calcext:value-type="float">
            <text:p>0.00</text:p>
          </table:table-cell>
          <table:table-cell/>
          <table:table-cell table:style-name="ce745" table:formula="of:=IF([.S262]=&quot;&quot;;&quot;&quot;;[.S262]*VLOOKUP([.$Q$257];[$Tables.$A$112:$Tables.$B$115];2))">
            <text:p/>
          </table:table-cell>
          <table:table-cell table:style-name="ce781" table:formula="of:=IF([.S272]=&quot;&quot;;&quot;&quot;;[.S272])">
            <text:p/>
          </table:table-cell>
          <table:table-cell table:style-name="ce816" table:formula="of:=IF(OR([.O282]=&quot;&quot;;[.P282]=&quot;&quot;);&quot;&quot;;([.P282]-[.O282])/[.O282])">
            <text:p/>
          </table:table-cell>
          <table:table-cell table:style-name="ce438" table:formula="of:=IF([.V262]=&quot;&quot;;&quot;&quot;;[.V262])">
            <text:p/>
          </table:table-cell>
          <table:table-cell table:style-name="ce450" table:formula="of:=IF(OR([.$O$254]=&quot;&quot;;[.Q272]=&quot;&quot;);&quot;&quot;;[.$O$254]*[.Q272])">
            <text:p/>
          </table:table-cell>
          <table:table-cell table:style-name="ce816" table:formula="of:=IF(OR([.R282]=&quot;&quot;;[.S282]=&quot;&quot;);&quot;&quot;;([.S282]-[.R282])/[.R282])">
            <text:p/>
          </table:table-cell>
          <table:table-cell table:style-name="ce742" table:formula="of:=IF([.W262]=&quot;&quot;;&quot;&quot;;[.W262])">
            <text:p/>
          </table:table-cell>
          <table:table-cell table:style-name="ce777" table:formula="of:=IF(AND([.X262]=&quot;&quot;;[.R272]=&quot;&quot;);&quot;&quot;;IF(NOT(ISBLANK([.X262]));[.X262];IF(NOT(ISBLANK([.R272]));[.R272];&quot;&quot;)))">
            <text:p/>
          </table:table-cell>
          <table:table-cell table:style-name="ce793" table:formula="of:=IF(OR([.V282]=&quot;&quot;;[.U282]=&quot;&quot;);&quot;&quot;;([.V282]-[.U282])/[.V282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53]" office:value-type="float" office:value="10" calcext:value-type="float">
            <text:p>10.00</text:p>
          </table:table-cell>
          <table:table-cell table:style-name="ce513" table:formula="of:=IF([.Q153]=&quot;&quot;;&quot;&quot;;[.Q153])" office:value-type="float" office:value="0" calcext:value-type="float">
            <text:p>0.00</text:p>
          </table:table-cell>
          <table:table-cell table:style-name="ce538" table:formula="of:=IF([.R153]=&quot;&quot;;&quot;&quot;;[.R153])" office:value-type="float" office:value="0" calcext:value-type="float">
            <text:p>0.00</text:p>
          </table:table-cell>
          <table:table-cell table:style-name="ce624" table:formula="of:=IF([.S153]=&quot;&quot;;&quot;&quot;;[.S153])" office:value-type="float" office:value="0" calcext:value-type="float">
            <text:p>0.00</text:p>
          </table:table-cell>
          <table:table-cell table:style-name="ce513" table:formula="of:=IF([.T153]=&quot;&quot;;&quot;&quot;;[.T153])" office:value-type="float" office:value="0" calcext:value-type="float">
            <text:p>0.00</text:p>
          </table:table-cell>
          <table:table-cell table:style-name="ce538" table:formula="of:=IF([.U153]=&quot;&quot;;&quot;&quot;;[.U153])" office:value-type="float" office:value="0" calcext:value-type="float">
            <text:p>0.00</text:p>
          </table:table-cell>
          <table:table-cell table:style-name="ce624" table:formula="of:=IF([.V153]=&quot;&quot;;&quot;&quot;;[.V153])" office:value-type="float" office:value="0" calcext:value-type="float">
            <text:p>0.00</text:p>
          </table:table-cell>
          <table:table-cell table:style-name="ce513" table:formula="of:=IF([.W153]=&quot;&quot;;&quot;&quot;;[.W153])" office:value-type="float" office:value="0" calcext:value-type="float">
            <text:p>0.00</text:p>
          </table:table-cell>
          <table:table-cell table:style-name="ce538" table:formula="of:=IF([.X153]=&quot;&quot;;&quot;&quot;;[.X153])" office:value-type="float" office:value="0" calcext:value-type="float">
            <text:p>0.00</text:p>
          </table:table-cell>
          <table:table-cell table:style-name="ce696" table:formula="of:=IF([.Y153]=&quot;&quot;;&quot;&quot;;[.Y153])" office:value-type="float" office:value="0" calcext:value-type="float">
            <text:p>0.00</text:p>
          </table:table-cell>
          <table:table-cell/>
          <table:table-cell table:style-name="ce745" table:formula="of:=IF([.S263]=&quot;&quot;;&quot;&quot;;[.S263]*VLOOKUP([.$Q$257];[$Tables.$A$112:$Tables.$B$115];2))">
            <text:p/>
          </table:table-cell>
          <table:table-cell table:style-name="ce781" table:formula="of:=IF([.S273]=&quot;&quot;;&quot;&quot;;[.S273])">
            <text:p/>
          </table:table-cell>
          <table:table-cell table:style-name="ce816" table:formula="of:=IF(OR([.O283]=&quot;&quot;;[.P283]=&quot;&quot;);&quot;&quot;;([.P283]-[.O283])/[.O283])">
            <text:p/>
          </table:table-cell>
          <table:table-cell table:style-name="ce438" table:formula="of:=IF([.V263]=&quot;&quot;;&quot;&quot;;[.V263])">
            <text:p/>
          </table:table-cell>
          <table:table-cell table:style-name="ce450" table:formula="of:=IF(OR([.$O$254]=&quot;&quot;;[.Q273]=&quot;&quot;);&quot;&quot;;[.$O$254]*[.Q273])">
            <text:p/>
          </table:table-cell>
          <table:table-cell table:style-name="ce816" table:formula="of:=IF(OR([.R283]=&quot;&quot;;[.S283]=&quot;&quot;);&quot;&quot;;([.S283]-[.R283])/[.R283])">
            <text:p/>
          </table:table-cell>
          <table:table-cell table:style-name="ce742" table:formula="of:=IF([.W263]=&quot;&quot;;&quot;&quot;;[.W263])">
            <text:p/>
          </table:table-cell>
          <table:table-cell table:style-name="ce777" table:formula="of:=IF(AND([.X263]=&quot;&quot;;[.R273]=&quot;&quot;);&quot;&quot;;IF(NOT(ISBLANK([.X263]));[.X263];IF(NOT(ISBLANK([.R273]));[.R273];&quot;&quot;)))">
            <text:p/>
          </table:table-cell>
          <table:table-cell table:style-name="ce793" table:formula="of:=IF(OR([.V283]=&quot;&quot;;[.U283]=&quot;&quot;);&quot;&quot;;([.V283]-[.U283])/[.V283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83]&lt;&gt;[.AD283];&quot;Change&quot;;&quot;&quot;)">
            <text:p/>
          </table:table-cell>
          <table:table-cell table:style-name="ce930" table:formula="of:=IF([.Q392]=&quot;&quot;;&quot;&quot;;[.Q39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/>
          <table:table-cell table:style-name="ce517" table:formula="of:=[.P154]" office:value-type="float" office:value="20" calcext:value-type="float">
            <text:p>20.00</text:p>
          </table:table-cell>
          <table:table-cell table:style-name="ce514" table:formula="of:=IF([.Q154]=&quot;&quot;;&quot;&quot;;[.Q154])" office:value-type="float" office:value="0" calcext:value-type="float">
            <text:p>0.00</text:p>
          </table:table-cell>
          <table:table-cell table:style-name="ce530" table:formula="of:=IF([.R154]=&quot;&quot;;&quot;&quot;;[.R154])" office:value-type="float" office:value="0" calcext:value-type="float">
            <text:p>0.00</text:p>
          </table:table-cell>
          <table:table-cell table:style-name="ce625" table:formula="of:=IF([.S154]=&quot;&quot;;&quot;&quot;;[.S154])" office:value-type="float" office:value="0" calcext:value-type="float">
            <text:p>0.00</text:p>
          </table:table-cell>
          <table:table-cell table:style-name="ce514" table:formula="of:=IF([.T154]=&quot;&quot;;&quot;&quot;;[.T154])" office:value-type="float" office:value="0" calcext:value-type="float">
            <text:p>0.00</text:p>
          </table:table-cell>
          <table:table-cell table:style-name="ce530" table:formula="of:=IF([.U154]=&quot;&quot;;&quot;&quot;;[.U154])" office:value-type="float" office:value="0" calcext:value-type="float">
            <text:p>0.00</text:p>
          </table:table-cell>
          <table:table-cell table:style-name="ce625" table:formula="of:=IF([.V154]=&quot;&quot;;&quot;&quot;;[.V154])" office:value-type="float" office:value="0" calcext:value-type="float">
            <text:p>0.00</text:p>
          </table:table-cell>
          <table:table-cell table:style-name="ce514" table:formula="of:=IF([.W154]=&quot;&quot;;&quot;&quot;;[.W154])" office:value-type="float" office:value="0" calcext:value-type="float">
            <text:p>0.00</text:p>
          </table:table-cell>
          <table:table-cell table:style-name="ce530" table:formula="of:=IF([.X154]=&quot;&quot;;&quot;&quot;;[.X154])" office:value-type="float" office:value="0" calcext:value-type="float">
            <text:p>0.00</text:p>
          </table:table-cell>
          <table:table-cell table:style-name="ce697" table:formula="of:=IF([.Y154]=&quot;&quot;;&quot;&quot;;[.Y154])" office:value-type="float" office:value="0" calcext:value-type="float">
            <text:p>0.00</text:p>
          </table:table-cell>
          <table:table-cell/>
          <table:table-cell table:style-name="ce745" table:formula="of:=IF([.S264]=&quot;&quot;;&quot;&quot;;[.S264]*VLOOKUP([.$Q$257];[$Tables.$A$112:$Tables.$B$115];2))">
            <text:p/>
          </table:table-cell>
          <table:table-cell table:style-name="ce781" table:formula="of:=IF([.S274]=&quot;&quot;;&quot;&quot;;[.S274])">
            <text:p/>
          </table:table-cell>
          <table:table-cell table:style-name="ce816" table:formula="of:=IF(OR([.O284]=&quot;&quot;;[.P284]=&quot;&quot;);&quot;&quot;;([.P284]-[.O284])/[.O284])">
            <text:p/>
          </table:table-cell>
          <table:table-cell table:style-name="ce438" table:formula="of:=IF([.V264]=&quot;&quot;;&quot;&quot;;[.V264])">
            <text:p/>
          </table:table-cell>
          <table:table-cell table:style-name="ce450" table:formula="of:=IF(OR([.$O$254]=&quot;&quot;;[.Q274]=&quot;&quot;);&quot;&quot;;[.$O$254]*[.Q274])">
            <text:p/>
          </table:table-cell>
          <table:table-cell table:style-name="ce816" table:formula="of:=IF(OR([.R284]=&quot;&quot;;[.S284]=&quot;&quot;);&quot;&quot;;([.S284]-[.R284])/[.R284])">
            <text:p/>
          </table:table-cell>
          <table:table-cell table:style-name="ce742" table:formula="of:=IF([.W264]=&quot;&quot;;&quot;&quot;;[.W264])">
            <text:p/>
          </table:table-cell>
          <table:table-cell table:style-name="ce777" table:formula="of:=IF(AND([.X264]=&quot;&quot;;[.R274]=&quot;&quot;);&quot;&quot;;IF(NOT(ISBLANK([.X264]));[.X264];IF(NOT(ISBLANK([.R274]));[.R274];&quot;&quot;)))">
            <text:p/>
          </table:table-cell>
          <table:table-cell table:style-name="ce793" table:formula="of:=IF(OR([.V284]=&quot;&quot;;[.U284]=&quot;&quot;);&quot;&quot;;([.V284]-[.U284])/[.V284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/>
          <table:table-cell table:style-name="ce518" table:formula="of:=[.P155]" office:value-type="float" office:value="30" calcext:value-type="float">
            <text:p>30.00</text:p>
          </table:table-cell>
          <table:table-cell table:style-name="ce515" table:formula="of:=IF([.Q155]=&quot;&quot;;&quot;&quot;;[.Q155])" office:value-type="float" office:value="0" calcext:value-type="float">
            <text:p>0.00</text:p>
          </table:table-cell>
          <table:table-cell table:style-name="ce539" table:formula="of:=IF([.R155]=&quot;&quot;;&quot;&quot;;[.R155])" office:value-type="float" office:value="0" calcext:value-type="float">
            <text:p>0.00</text:p>
          </table:table-cell>
          <table:table-cell table:style-name="ce626" table:formula="of:=IF([.S155]=&quot;&quot;;&quot;&quot;;[.S155])" office:value-type="float" office:value="0" calcext:value-type="float">
            <text:p>0.00</text:p>
          </table:table-cell>
          <table:table-cell table:style-name="ce515" table:formula="of:=IF([.T155]=&quot;&quot;;&quot;&quot;;[.T155])" office:value-type="float" office:value="0" calcext:value-type="float">
            <text:p>0.00</text:p>
          </table:table-cell>
          <table:table-cell table:style-name="ce539" table:formula="of:=IF([.U155]=&quot;&quot;;&quot;&quot;;[.U155])" office:value-type="float" office:value="0" calcext:value-type="float">
            <text:p>0.00</text:p>
          </table:table-cell>
          <table:table-cell table:style-name="ce626" table:formula="of:=IF([.V155]=&quot;&quot;;&quot;&quot;;[.V155])" office:value-type="float" office:value="0" calcext:value-type="float">
            <text:p>0.00</text:p>
          </table:table-cell>
          <table:table-cell table:style-name="ce515" table:formula="of:=IF([.W155]=&quot;&quot;;&quot;&quot;;[.W155])" office:value-type="float" office:value="0" calcext:value-type="float">
            <text:p>0.00</text:p>
          </table:table-cell>
          <table:table-cell table:style-name="ce539" table:formula="of:=IF([.X155]=&quot;&quot;;&quot;&quot;;[.X155])" office:value-type="float" office:value="0" calcext:value-type="float">
            <text:p>0.00</text:p>
          </table:table-cell>
          <table:table-cell table:style-name="ce698" table:formula="of:=IF([.Y155]=&quot;&quot;;&quot;&quot;;[.Y155])" office:value-type="float" office:value="0" calcext:value-type="float">
            <text:p>0.00</text:p>
          </table:table-cell>
          <table:table-cell/>
          <table:table-cell table:style-name="ce746" table:formula="of:=IF([.S265]=&quot;&quot;;&quot;&quot;;[.S265]*VLOOKUP([.$Q$257];[$Tables.$A$112:$Tables.$B$115];2))">
            <text:p/>
          </table:table-cell>
          <table:table-cell table:style-name="ce782" table:formula="of:=IF([.S275]=&quot;&quot;;&quot;&quot;;[.S275])">
            <text:p/>
          </table:table-cell>
          <table:table-cell table:style-name="ce817" table:formula="of:=IF(OR([.O285]=&quot;&quot;;[.P285]=&quot;&quot;);&quot;&quot;;([.P285]-[.O285])/[.O285])">
            <text:p/>
          </table:table-cell>
          <table:table-cell table:style-name="ce439" table:formula="of:=IF([.V265]=&quot;&quot;;&quot;&quot;;[.V265])">
            <text:p/>
          </table:table-cell>
          <table:table-cell table:style-name="ce451" table:formula="of:=IF(OR([.$O$254]=&quot;&quot;;[.Q275]=&quot;&quot;);&quot;&quot;;[.$O$254]*[.Q275])">
            <text:p/>
          </table:table-cell>
          <table:table-cell table:style-name="ce817" table:formula="of:=IF(OR([.R285]=&quot;&quot;;[.S285]=&quot;&quot;);&quot;&quot;;([.S285]-[.R285])/[.R285])">
            <text:p/>
          </table:table-cell>
          <table:table-cell table:style-name="ce302" table:formula="of:=IF([.W265]=&quot;&quot;;&quot;&quot;;[.W265])">
            <text:p/>
          </table:table-cell>
          <table:table-cell table:style-name="ce778" table:formula="of:=IF(AND([.X265]=&quot;&quot;;[.R275]=&quot;&quot;);&quot;&quot;;IF(NOT(ISBLANK([.X265]));[.X265];IF(NOT(ISBLANK([.R275]));[.R275];&quot;&quot;)))">
            <text:p/>
          </table:table-cell>
          <table:table-cell table:style-name="ce794" table:formula="of:=IF(OR([.V285]=&quot;&quot;;[.U285]=&quot;&quot;);&quot;&quot;;([.V285]-[.U285])/[.V285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85]&lt;&gt;[.AD285];&quot;Change&quot;;&quot;&quot;)">
            <text:p/>
          </table:table-cell>
          <table:table-cell table:style-name="ce930" table:formula="of:=IF([.Q394]=&quot;&quot;;&quot;&quot;;[.Q39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.P156]" office:value-type="string" office:string-value="max" calcext:value-type="string">
            <text:p>max</text:p>
          </table:table-cell>
          <table:table-cell table:style-name="ce572" table:formula="of:=IF([.Q156]=&quot;&quot;;&quot;&quot;;[.Q156])" office:value-type="float" office:value="0" calcext:value-type="float">
            <text:p>0.00</text:p>
          </table:table-cell>
          <table:table-cell table:style-name="ce610" table:formula="of:=IF([.R156]=&quot;&quot;;&quot;&quot;;[.R156])" office:value-type="float" office:value="0" calcext:value-type="float">
            <text:p>0.00</text:p>
          </table:table-cell>
          <table:table-cell table:style-name="ce627" table:formula="of:=IF([.S156]=&quot;&quot;;&quot;&quot;;[.S156])" office:value-type="float" office:value="0" calcext:value-type="float">
            <text:p>0.00</text:p>
          </table:table-cell>
          <table:table-cell table:style-name="ce572" table:formula="of:=IF([.T156]=&quot;&quot;;&quot;&quot;;[.T156])" office:value-type="float" office:value="0" calcext:value-type="float">
            <text:p>0.00</text:p>
          </table:table-cell>
          <table:table-cell table:style-name="ce610" table:formula="of:=IF([.U156]=&quot;&quot;;&quot;&quot;;[.U156])" office:value-type="float" office:value="0" calcext:value-type="float">
            <text:p>0.00</text:p>
          </table:table-cell>
          <table:table-cell table:style-name="ce627" table:formula="of:=IF([.V156]=&quot;&quot;;&quot;&quot;;[.V156])" office:value-type="float" office:value="0" calcext:value-type="float">
            <text:p>0.00</text:p>
          </table:table-cell>
          <table:table-cell table:style-name="ce572" table:formula="of:=IF([.W156]=&quot;&quot;;&quot;&quot;;[.W156])" office:value-type="float" office:value="0" calcext:value-type="float">
            <text:p>0.00</text:p>
          </table:table-cell>
          <table:table-cell table:style-name="ce610" table:formula="of:=IF([.X156]=&quot;&quot;;&quot;&quot;;[.X156])" office:value-type="float" office:value="0" calcext:value-type="float">
            <text:p>0.00</text:p>
          </table:table-cell>
          <table:table-cell table:style-name="ce704" table:formula="of:=IF([.Y156]=&quot;&quot;;&quot;&quot;;[.Y156])" office:value-type="float" office:value="0" calcext:value-type="float">
            <text:p>0.00</text:p>
          </table:table-cell>
          <table:table-cell/>
          <table:table-cell table:style-name="ce235"/>
          <table:table-cell office:value-type="string" calcext:value-type="string">
            <text:p>Acceptable:</text:p>
          </table:table-cell>
          <table:table-cell table:style-name="ce493" table:formula="of:=IF([.$O$255]=2;&quot;NA&quot;;IF([.Q278]=&quot;&quot;;&quot;&quot;;IF(AND(MAX([.Q278:.Q285])&lt;=0.4;MIN([.Q278:.Q285])&gt;=-0.4);&quot;YES&quot;;&quot;NO&quot;)))">
            <text:p/>
          </table:table-cell>
          <table:table-cell table:style-name="Default"/>
          <table:table-cell office:value-type="string" calcext:value-type="string">
            <text:p>Acceptable:</text:p>
          </table:table-cell>
          <table:table-cell table:style-name="ce493" table:formula="of:=IF([.$O$255]=2;&quot;NA&quot;;IF([.T278]=&quot;&quot;;&quot;&quot;;IF(AND(MAX([.T278:.T285])&lt;=0.4;MIN([.T278:.T285])&gt;=-0.4);&quot;YES&quot;;&quot;NO&quot;)))">
            <text:p/>
          </table:table-cell>
          <table:table-cell table:style-name="Default"/>
          <table:table-cell office:value-type="string" calcext:value-type="string">
            <text:p>Acceptable:</text:p>
          </table:table-cell>
          <table:table-cell table:style-name="ce493" table:formula="of:=IF([.$O$255]=2;&quot;NA&quot;;IF([.W278]=&quot;&quot;;&quot;&quot;;IF(AND(MAX([.W278:.W285])&lt;=0.4;MIN([.W278:.W285])&gt;=-0.4);&quot;YES&quot;;&quot;NO&quot;))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235"/>
          <table:table-cell table:style-name="Default" table:number-columns-repeated="9"/>
          <table:table-cell table:style-name="ce919"/>
          <table:table-cell table:number-columns-repeated="2"/>
          <table:table-cell table:style-name="ce925"/>
          <table:table-cell table:style-name="ce929" table:formula="of:=IF([.AB287]&lt;&gt;[.AD287];&quot;Change&quot;;&quot;&quot;)">
            <text:p/>
          </table:table-cell>
          <table:table-cell table:style-name="ce930" table:formula="of:=IF([.Q396]=&quot;&quot;;&quot;&quot;;[.Q39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formula="of:=[.P165]" office:value-type="string" office:string-value="Comments:" calcext:value-type="string">
            <text:p>Comments:</text:p>
          </table:table-cell>
          <table:table-cell table:style-name="ce536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747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Measured KAP/AK/AKR should be within 40% of the displayed values</text:p>
          </table:table-cell>
          <table:table-cell table:style-name="ce845" table:number-columns-repeated="7"/>
          <table:table-cell table:style-name="ce92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45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9" office:value-type="string" calcext:value-type="string">
            <text:p>Leeds Phantom</text:p>
          </table:table-cell>
          <table:table-cell table:style-name="ce494" table:number-columns-repeated="9"/>
          <table:table-cell table:style-name="ce509"/>
          <table:table-cell table:number-columns-repeated="2"/>
          <table:table-cell table:style-name="ce925"/>
          <table:table-cell table:style-name="ce929" table:formula="of:=IF([.AB289]&lt;&gt;[.AD289];&quot;Change&quot;;&quot;&quot;)">
            <text:p/>
          </table:table-cell>
          <table:table-cell table:style-name="ce930" table:formula="of:=IF([.Q398]=&quot;&quot;;&quot;&quot;;[.Q39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45" table:formula="of:=IF(LEN([.Q165])&lt;=265;&quot;&quot;;RIGHT([.Q165];LEN([.Q165])-SEARCH(&quot; &quot;;[.Q165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number-columns-repeated="9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43"/>
          <table:table-cell table:number-columns-repeated="8"/>
          <table:table-cell table:style-name="ce686"/>
          <table:table-cell/>
          <table:table-cell table:style-name="ce711" office:value-type="string" calcext:value-type="string">
            <text:p>Receptor Size</text:p>
          </table:table-cell>
          <table:table-cell table:style-name="ce783" office:value-type="string" calcext:value-type="string">
            <text:p>MS1</text:p>
          </table:table-cell>
          <table:table-cell table:style-name="ce818" office:value-type="string" calcext:value-type="string">
            <text:p>MS3</text:p>
          </table:table-cell>
          <table:table-cell table:style-name="ce846" office:value-type="string" calcext:value-type="string">
            <text:p>MS4</text:p>
          </table:table-cell>
          <table:table-cell table:style-name="ce492" office:value-type="string" calcext:value-type="string">
            <text:p>Huttner</text:p>
          </table:table-cell>
          <table:table-cell table:style-name="ce492" office:value-type="string" calcext:value-type="string">
            <text:p>N3</text:p>
          </table:table-cell>
          <table:table-cell table:style-name="ce434" office:value-type="string" calcext:value-type="string">
            <text:p>kVp:</text:p>
          </table:table-cell>
          <table:table-cell table:style-name="ce495" table:formula="of:=IF([.W291]&lt;&gt;&quot;&quot;;[.W291];IF([.AB154]=&quot;&quot;;&quot;&quot;;[.AB154]))" office:value-type="float" office:value="70" calcext:value-type="float">
            <text:p>70</text:p>
          </table:table-cell>
          <table:table-cell table:style-name="ce500" office:value-type="float" office:value="70" calcext:value-type="float">
            <text:p>70</text:p>
          </table:table-cell>
          <table:table-cell table:style-name="ce427"/>
          <table:table-cell table:style-name="ce919"/>
          <table:table-cell table:number-columns-repeated="2"/>
          <table:table-cell table:style-name="ce925"/>
          <table:table-cell table:style-name="ce929" table:formula="of:=IF([.AB291]&lt;&gt;[.AD291];&quot;Change&quot;;&quot;&quot;)">
            <text:p/>
          </table:table-cell>
          <table:table-cell table:style-name="ce930" table:formula="of:=IF([.Q400]=&quot;&quot;;&quot;&quot;;[.Q40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43"/>
          <table:table-cell table:number-columns-repeated="8"/>
          <table:table-cell table:style-name="ce686"/>
          <table:table-cell/>
          <table:table-cell table:style-name="ce748" table:formula="of:=IF([.$O$110]=&quot;&quot;;&quot;&quot;;[.$O$110]&amp;&quot; &quot;&amp;flocm_in)">
            <text:p/>
          </table:table-cell>
          <table:table-cell table:style-name="ce728"/>
          <table:table-cell table:style-name="ce765"/>
          <table:table-cell table:style-name="ce847"/>
          <table:table-cell table:style-name="ce864" table:number-columns-repeated="2"/>
          <table:table-cell/>
          <table:table-cell table:style-name="ce875" office:value-type="string" calcext:value-type="string" table:number-columns-spanned="2" table:number-rows-spanned="1">
            <text:p>MS1-4</text:p>
          </table:table-cell>
          <table:covered-table-cell table:style-name="ce777"/>
          <table:table-cell table:style-name="ce544" office:value-type="string" calcext:value-type="string">
            <text:p>Huttner: Enter col.row</text:p>
          </table:table-cell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28"/>
          <table:table-cell table:style-name="ce573"/>
          <table:table-cell table:number-columns-repeated="7"/>
          <table:table-cell table:style-name="ce686"/>
          <table:table-cell/>
          <table:table-cell table:style-name="ce749" table:formula="of:=IF([.$O$113]=&quot;&quot;;&quot;&quot;;[.$O$113]&amp;&quot; &quot;&amp;flocm_in)">
            <text:p/>
          </table:table-cell>
          <table:table-cell table:style-name="ce784"/>
          <table:table-cell table:style-name="ce819"/>
          <table:table-cell table:style-name="ce848"/>
          <table:table-cell table:style-name="ce865" table:number-columns-repeated="2"/>
          <table:table-cell/>
          <table:table-cell table:style-name="ce898" office:value-type="float" office:value="1" calcext:value-type="float">
            <text:p>1</text:p>
          </table:table-cell>
          <table:table-cell table:style-name="ce777" office:value-type="string" calcext:value-type="string">
            <text:p>Clearly visible</text:p>
          </table:table-cell>
          <table:table-cell table:style-name="ce544" office:value-type="string" calcext:value-type="string">
            <text:p>N3: Enter # of visible disks</text:p>
          </table:table-cell>
          <table:table-cell table:style-name="ce919"/>
          <table:table-cell table:number-columns-repeated="2"/>
          <table:table-cell table:style-name="ce925"/>
          <table:table-cell table:style-name="ce929" table:formula="of:=IF([.AB293]&lt;&gt;[.AD293];&quot;Change&quot;;&quot;&quot;)">
            <text:p/>
          </table:table-cell>
          <table:table-cell table:style-name="ce930" table:formula="of:=IF([.Q402]=&quot;&quot;;&quot;&quot;;[.Q40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44"/>
          <table:table-cell table:style-name="ce573"/>
          <table:table-cell table:number-columns-repeated="7"/>
          <table:table-cell table:style-name="ce686"/>
          <table:table-cell/>
          <table:table-cell table:style-name="ce749" table:formula="of:=IF([.$O$116]=&quot;&quot;;&quot;&quot;;[.$O$116]&amp;&quot; &quot;&amp;flocm_in)">
            <text:p/>
          </table:table-cell>
          <table:table-cell table:style-name="ce784"/>
          <table:table-cell table:style-name="ce819"/>
          <table:table-cell table:style-name="ce848"/>
          <table:table-cell table:style-name="ce865" table:number-columns-repeated="2"/>
          <table:table-cell/>
          <table:table-cell table:style-name="ce898" office:value-type="float" office:value="2" calcext:value-type="float">
            <text:p>2</text:p>
          </table:table-cell>
          <table:table-cell table:style-name="ce777" office:value-type="string" calcext:value-type="string">
            <text:p>Visible</text:p>
          </table:table-cell>
          <table:table-cell table:style-name="ce427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353"/>
          <table:table-cell/>
          <table:table-cell table:style-name="ce427" table:number-columns-repeated="9"/>
          <table:table-cell table:style-name="ce686"/>
          <table:table-cell/>
          <table:table-cell table:style-name="ce749" table:formula="of:=IF([.$O$119]=&quot;&quot;;&quot;&quot;;[.$O$119]&amp;&quot; &quot;&amp;flocm_in)">
            <text:p/>
          </table:table-cell>
          <table:table-cell table:style-name="ce784"/>
          <table:table-cell table:style-name="ce819"/>
          <table:table-cell table:style-name="ce848"/>
          <table:table-cell table:style-name="ce865" table:number-columns-repeated="2"/>
          <table:table-cell/>
          <table:table-cell table:style-name="ce898" office:value-type="float" office:value="3" calcext:value-type="float">
            <text:p>3</text:p>
          </table:table-cell>
          <table:table-cell table:style-name="ce777" office:value-type="string" calcext:value-type="string">
            <text:p>Barely visible</text:p>
          </table:table-cell>
          <table:table-cell table:style-name="ce427"/>
          <table:table-cell table:style-name="ce919"/>
          <table:table-cell table:number-columns-repeated="2"/>
          <table:table-cell table:style-name="ce925"/>
          <table:table-cell table:style-name="ce929" table:formula="of:=IF([.AB295]&lt;&gt;[.AD295];&quot;Change&quot;;&quot;&quot;)">
            <text:p/>
          </table:table-cell>
          <table:table-cell table:style-name="ce930" table:formula="of:=IF([.Q404]=&quot;&quot;;&quot;&quot;;[.Q40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522" table:formula="of:=[.$O$210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494" table:number-columns-repeated="9"/>
          <table:table-cell table:style-name="ce703"/>
          <table:table-cell/>
          <table:table-cell table:style-name="ce750" table:formula="of:=IF([.$O$122]=&quot;&quot;;&quot;&quot;;[.$O$122]&amp;&quot; &quot;&amp;flocm_in)">
            <text:p/>
          </table:table-cell>
          <table:table-cell table:style-name="ce785"/>
          <table:table-cell table:style-name="ce820"/>
          <table:table-cell table:style-name="ce849"/>
          <table:table-cell table:style-name="ce866" table:number-columns-repeated="2"/>
          <table:table-cell/>
          <table:table-cell table:style-name="ce898" office:value-type="float" office:value="4" calcext:value-type="float">
            <text:p>4</text:p>
          </table:table-cell>
          <table:table-cell table:style-name="ce777" office:value-type="string" calcext:value-type="string">
            <text:p>Not visible</text:p>
          </table:table-cell>
          <table:table-cell table:style-name="ce427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number-columns-repeated="2"/>
          <table:table-cell office:value-type="string" calcext:value-type="string">
            <text:p>Acceptable:</text:p>
          </table:table-cell>
          <table:table-cell table:style-name="ce825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881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427"/>
          <table:table-cell/>
          <table:table-cell table:style-name="ce427"/>
          <table:table-cell table:style-name="ce919"/>
          <table:table-cell table:number-columns-repeated="2"/>
          <table:table-cell table:style-name="ce925"/>
          <table:table-cell table:style-name="ce929" table:formula="of:=IF([.AB297]&lt;&gt;[.AD297];&quot;Change&quot;;&quot;&quot;)">
            <text:p/>
          </table:table-cell>
          <table:table-cell table:style-name="ce930" table:formula="of:=IF([.Q406]=&quot;&quot;;&quot;&quot;;[.Q4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97" table:formula="of:=[.O212]" office:value-type="string" office:string-value="Dose" calcext:value-type="string">
            <text:p>Dose</text:p>
          </table:table-cell>
          <table:table-cell table:style-name="ce97" table:formula="of:=[.P212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300]&lt;&gt;&quot;&quot;;[.Q300];IF([.AB237]=&quot;&quot;;&quot;&quot;;[.AB237]))">
            <text:p/>
          </table:table-cell>
          <table:table-cell table:style-name="ce574" table:number-columns-repeated="4"/>
          <table:table-cell table:style-name="ce427"/>
          <table:table-cell/>
          <table:table-cell table:style-name="ce574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97" table:formula="of:=[.O213]" office:value-type="string" office:string-value="Level" calcext:value-type="string">
            <text:p>Level</text:p>
          </table:table-cell>
          <table:table-cell table:style-name="ce97" table:formula="of:=[.P213]" office:value-type="string" office:string-value="Size (cm)" calcext:value-type="string">
            <text:p>Size (cm)</text:p>
          </table:table-cell>
          <table:table-cell table:style-name="ce97" table:formula="of:=[.Q213]" office:value-type="string" office:string-value="kVp" calcext:value-type="string">
            <text:p>kVp</text:p>
          </table:table-cell>
          <table:table-cell table:style-name="ce97" table:formula="of:=[.R213]" office:value-type="string" office:string-value="mA" calcext:value-type="string">
            <text:p>mA</text:p>
          </table:table-cell>
          <table:table-cell table:style-name="ce97" table:formula="of:=[.S213]" office:value-type="string" office:string-value="uGy/min" calcext:value-type="string">
            <text:p>uGy/min</text:p>
          </table:table-cell>
          <table:table-cell table:style-name="ce97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29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2"/>
          <table:table-cell table:style-name="ce925"/>
          <table:table-cell table:style-name="ce929" table:formula="of:=IF([.AB299]&lt;&gt;[.AD299];&quot;Change&quot;;&quot;&quot;)">
            <text:p/>
          </table:table-cell>
          <table:table-cell table:style-name="ce930" table:formula="of:=IF([.Q408]=&quot;&quot;;&quot;&quot;;[.Q40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29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IF([.P214]=&quot;&quot;;&quot;&quot;;[.P214])">
            <text:p/>
          </table:table-cell>
          <table:table-cell table:style-name="ce576" table:formula="of:=IF([.Q214]=&quot;&quot;;&quot;&quot;;[.Q214])">
            <text:p/>
          </table:table-cell>
          <table:table-cell table:style-name="ce576" table:formula="of:=IF([.R214]=&quot;&quot;;&quot;&quot;;[.R214])">
            <text:p/>
          </table:table-cell>
          <table:table-cell table:style-name="ce629" table:formula="of:=IF([.S214]=&quot;&quot;;&quot;&quot;;[.S214])">
            <text:p/>
          </table:table-cell>
          <table:table-cell table:style-name="ce576" table:formula="of:=IF([.T214]=&quot;&quot;;&quot;&quot;;[.T214])">
            <text:p/>
          </table:table-cell>
          <table:table-cell/>
          <table:table-cell table:style-name="ce544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covered-table-cell table:style-name="ce30"/>
          <table:table-cell table:style-name="ce548" table:formula="of:=IF([.P215]=&quot;&quot;;&quot;&quot;;[.P215])">
            <text:p/>
          </table:table-cell>
          <table:table-cell table:style-name="ce577" table:formula="of:=IF([.Q215]=&quot;&quot;;&quot;&quot;;[.Q215])">
            <text:p/>
          </table:table-cell>
          <table:table-cell table:style-name="ce577" table:formula="of:=IF([.R215]=&quot;&quot;;&quot;&quot;;[.R215])">
            <text:p/>
          </table:table-cell>
          <table:table-cell table:style-name="ce630" table:formula="of:=IF([.S215]=&quot;&quot;;&quot;&quot;;[.S215])">
            <text:p/>
          </table:table-cell>
          <table:table-cell table:style-name="ce577" table:formula="of:=IF([.T215]=&quot;&quot;;&quot;&quot;;[.T215])">
            <text:p/>
          </table:table-cell>
          <table:table-cell/>
          <table:table-cell table:style-name="ce544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686"/>
          <table:table-cell/>
          <table:table-cell table:style-name="ce488"/>
          <table:table-cell table:number-columns-repeated="9"/>
          <table:table-cell table:style-name="ce490"/>
          <table:table-cell table:number-columns-repeated="2"/>
          <table:table-cell table:style-name="ce925"/>
          <table:table-cell table:style-name="ce929" table:formula="of:=IF([.AB301]&lt;&gt;[.AD301];&quot;Change&quot;;&quot;&quot;)">
            <text:p/>
          </table:table-cell>
          <table:table-cell table:style-name="ce930" table:formula="of:=IF([.Q410]=&quot;&quot;;&quot;&quot;;[.Q41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covered-table-cell table:style-name="ce30"/>
          <table:table-cell table:style-name="ce548" table:formula="of:=IF([.P216]=&quot;&quot;;&quot;&quot;;[.P216])">
            <text:p/>
          </table:table-cell>
          <table:table-cell table:style-name="ce577" table:formula="of:=IF([.Q216]=&quot;&quot;;&quot;&quot;;[.Q216])">
            <text:p/>
          </table:table-cell>
          <table:table-cell table:style-name="ce577" table:formula="of:=IF([.R216]=&quot;&quot;;&quot;&quot;;[.R216])">
            <text:p/>
          </table:table-cell>
          <table:table-cell table:style-name="ce630" table:formula="of:=IF([.S216]=&quot;&quot;;&quot;&quot;;[.S216])">
            <text:p/>
          </table:table-cell>
          <table:table-cell table:style-name="ce577" table:formula="of:=IF([.T216]=&quot;&quot;;&quot;&quot;;[.T216])">
            <text:p/>
          </table:table-cell>
          <table:table-cell/>
          <table:table-cell table:style-name="ce544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686"/>
          <table:table-cell/>
          <table:table-cell table:style-name="ce483" office:value-type="string" calcext:value-type="string">
            <text:p>TO.10</text:p>
          </table:table-cell>
          <table:table-cell table:style-name="ce427"/>
          <table:table-cell table:style-name="ce821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covered-table-cell table:style-name="ce30"/>
          <table:table-cell table:style-name="ce549" table:formula="of:=IF([.P217]=&quot;&quot;;&quot;&quot;;[.P217])">
            <text:p/>
          </table:table-cell>
          <table:table-cell table:style-name="ce578" table:formula="of:=IF([.Q217]=&quot;&quot;;&quot;&quot;;[.Q217])">
            <text:p/>
          </table:table-cell>
          <table:table-cell table:style-name="ce578" table:formula="of:=IF([.R217]=&quot;&quot;;&quot;&quot;;[.R217])">
            <text:p/>
          </table:table-cell>
          <table:table-cell table:style-name="ce631" table:formula="of:=IF([.S217]=&quot;&quot;;&quot;&quot;;[.S217])">
            <text:p/>
          </table:table-cell>
          <table:table-cell table:style-name="ce578" table:formula="of:=IF([.T217]=&quot;&quot;;&quot;&quot;;[.T217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Row</text:p>
          </table:table-cell>
          <table:table-cell table:style-name="ce822" table:formula="of:=IF([.$O$110]=&quot;&quot;;&quot;&quot;;[.$O$110]&amp;&quot; &quot;&amp;flocm_in)">
            <text:p/>
          </table:table-cell>
          <table:table-cell table:style-name="ce822" table:formula="of:=IF([.$O$113]=&quot;&quot;;&quot;&quot;;[.$O$113]&amp;&quot; &quot;&amp;flocm_in)">
            <text:p/>
          </table:table-cell>
          <table:table-cell table:style-name="ce822" table:formula="of:=IF([.$O$116]=&quot;&quot;;&quot;&quot;;[.$O$116]&amp;&quot; &quot;&amp;flocm_in)">
            <text:p/>
          </table:table-cell>
          <table:table-cell table:style-name="ce822" table:formula="of:=IF([.$O$119]=&quot;&quot;;&quot;&quot;;[.$O$119]&amp;&quot; &quot;&amp;flocm_in)">
            <text:p/>
          </table:table-cell>
          <table:table-cell table:style-name="ce822" table:formula="of:=IF([.$O$122]=&quot;&quot;;&quot;&quot;;[.$O$122]&amp;&quot; &quot;&amp;flocm_in)">
            <text:p/>
          </table:table-cell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03]&lt;&gt;[.AD303];&quot;Change&quot;;&quot;&quot;)">
            <text:p/>
          </table:table-cell>
          <table:table-cell table:style-name="ce930" table:formula="of:=IF([.Q412]=&quot;&quot;;&quot;&quot;;[.Q41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/>
          <table:table-cell table:style-name="ce549" table:formula="of:=IF([.P218]=&quot;&quot;;&quot;&quot;;[.P218])">
            <text:p/>
          </table:table-cell>
          <table:table-cell table:style-name="ce578" table:formula="of:=IF([.Q218]=&quot;&quot;;&quot;&quot;;[.Q218])">
            <text:p/>
          </table:table-cell>
          <table:table-cell table:style-name="ce578" table:formula="of:=IF([.R218]=&quot;&quot;;&quot;&quot;;[.R218])">
            <text:p/>
          </table:table-cell>
          <table:table-cell table:style-name="ce631" table:formula="of:=IF([.S218]=&quot;&quot;;&quot;&quot;;[.S218])">
            <text:p/>
          </table:table-cell>
          <table:table-cell table:style-name="ce578" table:formula="of:=IF([.T218]=&quot;&quot;;&quot;&quot;;[.T218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A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31" table:formula="of:=[.O219]" table:number-columns-spanned="1" table:number-rows-spanned="5">
            <text:p/>
          </table:table-cell>
          <table:table-cell table:style-name="ce547" table:formula="of:=IF([.P219]=&quot;&quot;;&quot;&quot;;[.P219])">
            <text:p/>
          </table:table-cell>
          <table:table-cell table:style-name="ce576" table:formula="of:=IF([.Q219]=&quot;&quot;;&quot;&quot;;[.Q219])">
            <text:p/>
          </table:table-cell>
          <table:table-cell table:style-name="ce576" table:formula="of:=IF([.R219]=&quot;&quot;;&quot;&quot;;[.R219])">
            <text:p/>
          </table:table-cell>
          <table:table-cell table:style-name="ce629" table:formula="of:=IF([.S219]=&quot;&quot;;&quot;&quot;;[.S219])">
            <text:p/>
          </table:table-cell>
          <table:table-cell table:style-name="ce576" table:formula="of:=IF([.T219]=&quot;&quot;;&quot;&quot;;[.T219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B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05]&lt;&gt;[.AD305];&quot;Change&quot;;&quot;&quot;)">
            <text:p/>
          </table:table-cell>
          <table:table-cell table:style-name="ce930" table:formula="of:=IF([.Q414]=&quot;&quot;;&quot;&quot;;[.Q41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/>
          <table:table-cell table:style-name="ce548" table:formula="of:=IF([.P220]=&quot;&quot;;&quot;&quot;;[.P220])">
            <text:p/>
          </table:table-cell>
          <table:table-cell table:style-name="ce577" table:formula="of:=IF([.Q220]=&quot;&quot;;&quot;&quot;;[.Q220])">
            <text:p/>
          </table:table-cell>
          <table:table-cell table:style-name="ce577" table:formula="of:=IF([.R220]=&quot;&quot;;&quot;&quot;;[.R220])">
            <text:p/>
          </table:table-cell>
          <table:table-cell table:style-name="ce630" table:formula="of:=IF([.S220]=&quot;&quot;;&quot;&quot;;[.S220])">
            <text:p/>
          </table:table-cell>
          <table:table-cell table:style-name="ce577" table:formula="of:=IF([.T220]=&quot;&quot;;&quot;&quot;;[.T220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C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/>
          <table:table-cell table:style-name="ce548" table:formula="of:=IF([.P221]=&quot;&quot;;&quot;&quot;;[.P221])">
            <text:p/>
          </table:table-cell>
          <table:table-cell table:style-name="ce577" table:formula="of:=IF([.Q221]=&quot;&quot;;&quot;&quot;;[.Q221])">
            <text:p/>
          </table:table-cell>
          <table:table-cell table:style-name="ce577" table:formula="of:=IF([.R221]=&quot;&quot;;&quot;&quot;;[.R221])">
            <text:p/>
          </table:table-cell>
          <table:table-cell table:style-name="ce630" table:formula="of:=IF([.S221]=&quot;&quot;;&quot;&quot;;[.S221])">
            <text:p/>
          </table:table-cell>
          <table:table-cell table:style-name="ce577" table:formula="of:=IF([.T221]=&quot;&quot;;&quot;&quot;;[.T221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D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07]&lt;&gt;[.AD307];&quot;Change&quot;;&quot;&quot;)">
            <text:p/>
          </table:table-cell>
          <table:table-cell table:style-name="ce930" table:formula="of:=IF([.Q416]=&quot;&quot;;&quot;&quot;;[.Q41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covered-table-cell table:style-name="ce30"/>
          <table:table-cell table:style-name="ce548" table:formula="of:=IF([.P222]=&quot;&quot;;&quot;&quot;;[.P222])">
            <text:p/>
          </table:table-cell>
          <table:table-cell table:style-name="ce577" table:formula="of:=IF([.Q222]=&quot;&quot;;&quot;&quot;;[.Q222])">
            <text:p/>
          </table:table-cell>
          <table:table-cell table:style-name="ce577" table:formula="of:=IF([.R222]=&quot;&quot;;&quot;&quot;;[.R222])">
            <text:p/>
          </table:table-cell>
          <table:table-cell table:style-name="ce630" table:formula="of:=IF([.S222]=&quot;&quot;;&quot;&quot;;[.S222])">
            <text:p/>
          </table:table-cell>
          <table:table-cell table:style-name="ce577" table:formula="of:=IF([.T222]=&quot;&quot;;&quot;&quot;;[.T222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E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/>
          <table:table-cell table:style-name="ce550" table:formula="of:=IF([.P223]=&quot;&quot;;&quot;&quot;;[.P223])">
            <text:p/>
          </table:table-cell>
          <table:table-cell table:style-name="ce579" table:formula="of:=IF([.Q223]=&quot;&quot;;&quot;&quot;;[.Q223])">
            <text:p/>
          </table:table-cell>
          <table:table-cell table:style-name="ce579" table:formula="of:=IF([.R223]=&quot;&quot;;&quot;&quot;;[.R223])">
            <text:p/>
          </table:table-cell>
          <table:table-cell table:style-name="ce632" table:formula="of:=IF([.S223]=&quot;&quot;;&quot;&quot;;[.S223])">
            <text:p/>
          </table:table-cell>
          <table:table-cell table:style-name="ce579" table:formula="of:=IF([.T223]=&quot;&quot;;&quot;&quot;;[.T223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F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09]&lt;&gt;[.AD309];&quot;Change&quot;;&quot;&quot;)">
            <text:p/>
          </table:table-cell>
          <table:table-cell table:style-name="ce930" table:formula="of:=IF([.Q418]=&quot;&quot;;&quot;&quot;;[.Q41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ce31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47" table:formula="of:=IF([.P224]=&quot;&quot;;&quot;&quot;;[.P224])">
            <text:p/>
          </table:table-cell>
          <table:table-cell table:style-name="ce576" table:formula="of:=IF([.Q224]=&quot;&quot;;&quot;&quot;;[.Q224])">
            <text:p/>
          </table:table-cell>
          <table:table-cell table:style-name="ce576" table:formula="of:=IF([.R224]=&quot;&quot;;&quot;&quot;;[.R224])">
            <text:p/>
          </table:table-cell>
          <table:table-cell table:style-name="ce629" table:formula="of:=IF([.S224]=&quot;&quot;;&quot;&quot;;[.S224])">
            <text:p/>
          </table:table-cell>
          <table:table-cell table:style-name="ce576" table:formula="of:=IF([.T224]=&quot;&quot;;&quot;&quot;;[.T224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G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/>
          <table:table-cell table:style-name="ce548" table:formula="of:=IF([.P225]=&quot;&quot;;&quot;&quot;;[.P225])">
            <text:p/>
          </table:table-cell>
          <table:table-cell table:style-name="ce577" table:formula="of:=IF([.Q225]=&quot;&quot;;&quot;&quot;;[.Q225])">
            <text:p/>
          </table:table-cell>
          <table:table-cell table:style-name="ce577" table:formula="of:=IF([.R225]=&quot;&quot;;&quot;&quot;;[.R225])">
            <text:p/>
          </table:table-cell>
          <table:table-cell table:style-name="ce630" table:formula="of:=IF([.S225]=&quot;&quot;;&quot;&quot;;[.S225])">
            <text:p/>
          </table:table-cell>
          <table:table-cell table:style-name="ce577" table:formula="of:=IF([.T225]=&quot;&quot;;&quot;&quot;;[.T225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H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11]&lt;&gt;[.AD311];&quot;Change&quot;;&quot;&quot;)">
            <text:p/>
          </table:table-cell>
          <table:table-cell table:style-name="ce930" table:formula="of:=IF([.Q420]=&quot;&quot;;&quot;&quot;;[.Q42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/>
          <table:table-cell table:style-name="ce548" table:formula="of:=IF([.P226]=&quot;&quot;;&quot;&quot;;[.P226])">
            <text:p/>
          </table:table-cell>
          <table:table-cell table:style-name="ce577" table:formula="of:=IF([.Q226]=&quot;&quot;;&quot;&quot;;[.Q226])">
            <text:p/>
          </table:table-cell>
          <table:table-cell table:style-name="ce577" table:formula="of:=IF([.R226]=&quot;&quot;;&quot;&quot;;[.R226])">
            <text:p/>
          </table:table-cell>
          <table:table-cell table:style-name="ce630" table:formula="of:=IF([.S226]=&quot;&quot;;&quot;&quot;;[.S226])">
            <text:p/>
          </table:table-cell>
          <table:table-cell table:style-name="ce577" table:formula="of:=IF([.T226]=&quot;&quot;;&quot;&quot;;[.T226])">
            <text:p/>
          </table:table-cell>
          <table:table-cell table:style-name="ce427"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J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covered-table-cell table:style-name="ce30"/>
          <table:table-cell table:style-name="ce548" table:formula="of:=IF([.P227]=&quot;&quot;;&quot;&quot;;[.P227])">
            <text:p/>
          </table:table-cell>
          <table:table-cell table:style-name="ce577" table:formula="of:=IF([.Q227]=&quot;&quot;;&quot;&quot;;[.Q227])">
            <text:p/>
          </table:table-cell>
          <table:table-cell table:style-name="ce577" table:formula="of:=IF([.R227]=&quot;&quot;;&quot;&quot;;[.R227])">
            <text:p/>
          </table:table-cell>
          <table:table-cell table:style-name="ce630" table:formula="of:=IF([.S227]=&quot;&quot;;&quot;&quot;;[.S227])">
            <text:p/>
          </table:table-cell>
          <table:table-cell table:style-name="ce577" table:formula="of:=IF([.T227]=&quot;&quot;;&quot;&quot;;[.T227])">
            <text:p/>
          </table:table-cell>
          <table:table-cell table:style-name="ce427"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K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13]&lt;&gt;[.AD313];&quot;Change&quot;;&quot;&quot;)">
            <text:p/>
          </table:table-cell>
          <table:table-cell table:style-name="ce930" table:formula="of:=IF([.Q422]=&quot;&quot;;&quot;&quot;;[.Q42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/>
          <table:table-cell table:style-name="ce550" table:formula="of:=IF([.P228]=&quot;&quot;;&quot;&quot;;[.P228])">
            <text:p/>
          </table:table-cell>
          <table:table-cell table:style-name="ce579" table:formula="of:=IF([.Q228]=&quot;&quot;;&quot;&quot;;[.Q228])">
            <text:p/>
          </table:table-cell>
          <table:table-cell table:style-name="ce579" table:formula="of:=IF([.R228]=&quot;&quot;;&quot;&quot;;[.R228])">
            <text:p/>
          </table:table-cell>
          <table:table-cell table:style-name="ce632" table:formula="of:=IF([.S228]=&quot;&quot;;&quot;&quot;;[.S228])">
            <text:p/>
          </table:table-cell>
          <table:table-cell table:style-name="ce579" table:formula="of:=IF([.T228]=&quot;&quot;;&quot;&quot;;[.T228])">
            <text:p/>
          </table:table-cell>
          <table:table-cell table:style-name="ce427"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L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formula="of:=[.P230]" office:value-type="string" office:string-value="Comments:" calcext:value-type="string">
            <text:p>Comments:</text:p>
          </table:table-cell>
          <table:table-cell table:style-name="ce536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729"/>
          <table:table-cell table:style-name="ce777" office:value-type="string" calcext:value-type="string">
            <text:p>M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545" table:formula="of:=IF(LEN([.Q230])&lt;=135;&quot;&quot;;IF(LEN([.Q230])&lt;=260;RIGHT([.Q230];LEN([.Q230])-SEARCH(&quot; &quot;;[.Q230];125));MID([.Q310];SEARCH(&quot; &quot;;[.Q230];130);IF(LEN([.Q230])&lt;=[.Q230];LEN([.Q230]);SEARCH(&quot; &quot;;[.Q230];255)-SEARCH(&quot; &quot;;[.Q230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545" table:formula="of:=IF(LEN([.Q230])&lt;=265;&quot;&quot;;RIGHT([.Q230];LEN([.Q230])-SEARCH(&quot; &quot;;[.Q230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319]&lt;&gt;&quot;&quot;;[.Q319];IF([.AB238]=&quot;&quot;;&quot;&quot;;[.AB238]))">
            <text:p/>
          </table:table-cell>
          <table:table-cell table:style-name="ce574" table:number-columns-repeated="4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31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27" table:formula="of:=IF([.$U$137]=1;&quot;Scatter and Transmission – Pulse Fluoroscopy&quot;;&quot;Scatter and Transmission – Digital Acquisition&quot;)" office:value-type="string" office:string-value="Scatter and Transmission – Pulse Fluoroscopy" calcext:value-type="string">
            <text:p>Scatter and Transmission – Pulse Fluoroscopy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/>
          <table:table-cell table:style-name="ce427" table:number-columns-repeated="3"/>
          <table:table-cell table:style-name="ce427" table:formula="of:=[.U238]" office:value-type="string" office:string-value="Unshielded" calcext:value-type="string">
            <text:p>Unshielded</text:p>
          </table:table-cell>
          <table:table-cell table:style-name="ce427" table:formula="of:=[.V238]" office:value-type="string" office:string-value="Shielded" calcext:value-type="string">
            <text:p>Shielded</text:p>
          </table:table-cell>
          <table:table-cell table:number-columns-repeated="4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/>
          <table:table-cell table:style-name="ce427"/>
          <table:table-cell table:style-name="ce97" table:formula="of:=[.Q236]" office:value-type="string" office:string-value="kVp" calcext:value-type="string">
            <text:p>kVp</text:p>
          </table:table-cell>
          <table:table-cell table:style-name="ce97" table:formula="of:=[.R236]" office:value-type="string" office:string-value="mA" calcext:value-type="string">
            <text:p>mA</text:p>
          </table:table-cell>
          <table:table-cell table:style-name="ce427" table:formula="of:=[.U239]" office:value-type="string" office:string-value="uGy/hr" calcext:value-type="string">
            <text:p>uGy/hr</text:p>
          </table:table-cell>
          <table:table-cell table:style-name="ce427" table:formula="of:=[.V239]" office:value-type="string" office:string-value="uGy/hr" calcext:value-type="string">
            <text:p>uGy/hr</text:p>
          </table:table-cell>
          <table:table-cell/>
          <table:table-cell table:style-name="ce510"/>
          <table:table-cell table:number-columns-repeated="2"/>
          <table:table-cell table:style-name="ce686"/>
          <table:table-cell/>
          <table:table-cell table:style-name="ce489" office:value-type="string" calcext:value-type="string">
            <text:p>Field Size</text:p>
          </table:table-cell>
          <table:table-cell table:style-name="ce494"/>
          <table:table-cell table:style-name="ce776" table:formula="of:=IF([.$O$110]=&quot;&quot;;&quot;&quot;;[.$O$110])">
            <text:p/>
          </table:table-cell>
          <table:table-cell table:style-name="ce776" table:formula="of:=IF([.$O$113]=&quot;&quot;;&quot;&quot;;[.$O$113])">
            <text:p/>
          </table:table-cell>
          <table:table-cell table:style-name="ce776" table:formula="of:=IF([.$O$116]=&quot;&quot;;&quot;&quot;;[.$O$116])">
            <text:p/>
          </table:table-cell>
          <table:table-cell table:style-name="ce776" table:formula="of:=IF([.$O$119]=&quot;&quot;;&quot;&quot;;[.$O$119])">
            <text:p/>
          </table:table-cell>
          <table:table-cell table:style-name="ce776" table:formula="of:=IF([.$O$122]=&quot;&quot;;&quot;&quot;;[.$O$122])">
            <text:p/>
          </table:table-cell>
          <table:table-cell table:style-name="ce494"/>
          <table:table-cell table:style-name="ce790" table:formula="of:=IF([.X321]&lt;&gt;&quot;&quot;;[.X321];IF([.AB165]=&quot;&quot;;&quot;&quot;;[.AB165]))">
            <text:p/>
          </table:table-cell>
          <table:table-cell table:style-name="ce834"/>
          <table:table-cell table:style-name="ce509"/>
          <table:table-cell table:number-columns-repeated="999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35" table:formula="of:=[.O242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54" table:formula="of:=[.P242]" office:value-type="string" office:string-value="Eye level" calcext:value-type="string">
            <text:p>Eye level</text:p>
          </table:table-cell>
          <table:table-cell table:style-name="ce585" table:formula="of:=[.Q242]" office:value-type="float" office:value="0" calcext:value-type="float">
            <text:p>0</text:p>
          </table:table-cell>
          <table:table-cell table:style-name="ce585" table:formula="of:=[.R242]" office:value-type="float" office:value="0" calcext:value-type="float">
            <text:p>0</text:p>
          </table:table-cell>
          <table:table-cell table:style-name="ce636" table:formula="of:=[.U242]">
            <text:p/>
          </table:table-cell>
          <table:table-cell table:style-name="ce655" table:formula="of:=[.V242]">
            <text:p/>
          </table:table-cell>
          <table:table-cell/>
          <table:table-cell table:style-name="ce510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Horizontal</text:p>
          </table:table-cell>
          <table:table-cell table:style-name="ce823" table:number-columns-repeated="5"/>
          <table:table-cell/>
          <table:table-cell table:style-name="ce543" office:value-type="string" calcext:value-type="string">
            <text:p>Type 1 for circular field, 2 for square field</text:p>
          </table:table-cell>
          <table:table-cell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covered-table-cell table:style-name="ce515"/>
          <table:table-cell table:style-name="ce555" table:formula="of:=[.P243]" office:value-type="string" office:string-value="Waist level" calcext:value-type="string">
            <text:p>Waist level</text:p>
          </table:table-cell>
          <table:table-cell table:style-name="ce586" table:formula="of:=[.Q243]" office:value-type="float" office:value="0" calcext:value-type="float">
            <text:p>0</text:p>
          </table:table-cell>
          <table:table-cell table:style-name="ce586" table:formula="of:=[.R243]" office:value-type="float" office:value="0" calcext:value-type="float">
            <text:p>0</text:p>
          </table:table-cell>
          <table:table-cell table:style-name="ce637" table:formula="of:=[.U243]">
            <text:p/>
          </table:table-cell>
          <table:table-cell table:style-name="ce656" table:formula="of:=[.V243]">
            <text:p/>
          </table:table-cell>
          <table:table-cell/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Vertical</text:p>
          </table:table-cell>
          <table:table-cell table:style-name="ce823" table:number-columns-repeated="5"/>
          <table:table-cell table:style-name="ce434"/>
          <table:table-cell table:style-name="ce543"/>
          <table:table-cell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427" table:number-columns-repeated="6"/>
          <table:table-cell table:style-name="ce543"/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Diagonal</text:p>
          </table:table-cell>
          <table:table-cell table:style-name="ce824" table:formula="of:=IF(OR([.Q322]=&quot;&quot;;[.Q323]=&quot;&quot;);&quot;&quot;;SQRT([.Q322]^2+[.Q323]^2))">
            <text:p/>
          </table:table-cell>
          <table:table-cell table:style-name="ce824" table:formula="of:=IF(OR([.R322]=&quot;&quot;;[.R323]=&quot;&quot;);&quot;&quot;;SQRT([.R322]^2+[.R323]^2))">
            <text:p/>
          </table:table-cell>
          <table:table-cell table:style-name="ce824" table:formula="of:=IF(OR([.S322]=&quot;&quot;;[.S323]=&quot;&quot;);&quot;&quot;;SQRT([.S322]^2+[.S323]^2))">
            <text:p/>
          </table:table-cell>
          <table:table-cell table:style-name="ce824" table:formula="of:=IF(OR([.T322]=&quot;&quot;;[.T323]=&quot;&quot;);&quot;&quot;;SQRT([.T322]^2+[.T323]^2))">
            <text:p/>
          </table:table-cell>
          <table:table-cell table:style-name="ce824" table:formula="of:=IF(OR([.U322]=&quot;&quot;;[.U323]=&quot;&quot;);&quot;&quot;;SQRT([.U322]^2+[.U323]^2))">
            <text:p/>
          </table:table-cell>
          <table:table-cell/>
          <table:table-cell table:style-name="ce543"/>
          <table:table-cell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528"/>
          <table:table-cell table:style-name="ce544"/>
          <table:table-cell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cceptable</text:p>
          </table:table-cell>
          <table:table-cell table:style-name="ce825" table:formula="of:=IF([.$W$321]=&quot;&quot;;&quot;NA&quot;;IF(OR([.Q322]=0;[.Q323]=&quot;&quot;;[.Q324]=&quot;&quot;);&quot;&quot;;IF([.$W$321]=1;IF(AND([.Q322]&gt;[.Q321]*0.85;[.Q323]&gt;[.Q321]*0.85);&quot;YES&quot;;&quot;NO&quot;);IF([.Q324]&gt;[.Q321]*0.85;&quot;YES&quot;;&quot;NO&quot;))))" office:value-type="string" office:string-value="NA" calcext:value-type="string">
            <text:p>NA</text:p>
          </table:table-cell>
          <table:table-cell table:style-name="ce825" table:formula="of:=IF([.$W$321]=&quot;&quot;;&quot;NA&quot;;IF(OR([.R322]=0;[.R323]=&quot;&quot;;[.R324]=&quot;&quot;);&quot;&quot;;IF([.$W$321]=1;IF(AND([.R322]&gt;[.R321]*0.85;[.R323]&gt;[.R321]*0.85);&quot;YES&quot;;&quot;NO&quot;);IF([.R324]&gt;[.R321]*0.85;&quot;YES&quot;;&quot;NO&quot;))))" office:value-type="string" office:string-value="NA" calcext:value-type="string">
            <text:p>NA</text:p>
          </table:table-cell>
          <table:table-cell table:style-name="ce825" table:formula="of:=IF([.$W$321]=&quot;&quot;;&quot;NA&quot;;IF(OR([.S322]=0;[.S323]=&quot;&quot;;[.S324]=&quot;&quot;);&quot;&quot;;IF([.$W$321]=1;IF(AND([.S322]&gt;[.S321]*0.85;[.S323]&gt;[.S321]*0.85);&quot;YES&quot;;&quot;NO&quot;);IF([.S324]&gt;[.S321]*0.85;&quot;YES&quot;;&quot;NO&quot;))))" office:value-type="string" office:string-value="NA" calcext:value-type="string">
            <text:p>NA</text:p>
          </table:table-cell>
          <table:table-cell table:style-name="ce825" table:formula="of:=IF([.$W$321]=&quot;&quot;;&quot;NA&quot;;IF(OR([.T322]=0;[.T323]=&quot;&quot;;[.T324]=&quot;&quot;);&quot;&quot;;IF([.$W$321]=1;IF(AND([.T322]&gt;[.T321]*0.85;[.T323]&gt;[.T321]*0.85);&quot;YES&quot;;&quot;NO&quot;);IF([.T324]&gt;[.T321]*0.85;&quot;YES&quot;;&quot;NO&quot;))))" office:value-type="string" office:string-value="NA" calcext:value-type="string">
            <text:p>NA</text:p>
          </table:table-cell>
          <table:table-cell table:style-name="ce825" table:formula="of:=IF([.$W$321]=&quot;&quot;;&quot;NA&quot;;IF(OR([.U322]=0;[.U323]=&quot;&quot;;[.U324]=&quot;&quot;);&quot;&quot;;IF([.$W$321]=1;IF(AND([.U322]&gt;[.U321]*0.85;[.U323]&gt;[.U321]*0.85);&quot;YES&quot;;&quot;NO&quot;);IF([.U324]&gt;[.U321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formula="of:=[.C260]" office:value-type="string" office:string-value="Comments:" calcext:value-type="string">
            <text:p>Comments:</text:p>
          </table:table-cell>
          <table:table-cell table:style-name="ce536" table:formula="of:=[.D260]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/>
          <table:table-cell table:style-name="ce528" office:value-type="string" calcext:value-type="string">
            <text:p>Criteria: </text:p>
          </table:table-cell>
          <table:table-cell table:style-name="ce543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/>
          <table:table-cell table:style-name="ce545" table:formula="of:=[.D261]">
            <text:p/>
          </table:table-cell>
          <table:table-cell table:style-name="ce575" table:number-columns-repeated="8"/>
          <table:table-cell table:style-name="ce702"/>
          <table:table-cell/>
          <table:table-cell table:style-name="ce483" office:value-type="string" calcext:value-type="string">
            <text:p>Useful Beam Limitation</text:p>
          </table:table-cell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7" table:formula="of:=[.E262]">
            <text:p/>
          </table:table-cell>
          <table:table-cell table:style-name="ce612" table:number-columns-repeated="7"/>
          <table:table-cell table:style-name="ce705"/>
          <table:table-cell/>
          <table:table-cell table:style-name="ce717" table:formula="of:=IF([.P328]&lt;&gt;&quot;&quot;;[.P328];IF([.AB166]=&quot;&quot;;&quot;&quot;;[.AB166]))">
            <text:p/>
          </table:table-cell>
          <table:table-cell table:style-name="ce500"/>
          <table:table-cell office:value-type="string" calcext:value-type="string">
            <text:p>SID (cm)</text:p>
          </table:table-cell>
          <table:table-cell table:style-name="ce427"/>
          <table:table-cell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488"/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488"/>
          <table:table-cell table:style-name="ce492" office:value-type="string" calcext:value-type="string">
            <text:p>Measured</text:p>
          </table:table-cell>
          <table:table-cell table:style-name="ce492" office:value-type="string" calcext:value-type="string">
            <text:p>Difference</text:p>
          </table:table-cell>
          <table:table-cell table:style-name="ce492" office:value-type="string" calcext:value-type="string">
            <text:p>Sum</text:p>
          </table:table-cell>
          <table:table-cell table:style-name="ce492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490" office:value-type="string" calcext:value-type="string">
            <text:p>R</text:p>
          </table:table-cell>
          <table:table-cell table:number-columns-repeated="999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488" office:value-type="string" calcext:value-type="string">
            <text:p>Top</text:p>
          </table:table-cell>
          <table:table-cell table:style-name="ce786" table:formula="of:=IF(OR([.V331]=&quot;&quot;;[.V332]=&quot;&quot;;[.V335]=&quot;&quot;);&quot;&quot;;([.V331]-[.V332])*[.V335])">
            <text:p/>
          </table:table-cell>
          <table:table-cell table:style-name="ce337" table:formula="of:=IF(OR([.P331]=&quot;&quot;;[.P332]=&quot;&quot;);&quot;&quot;;(ABS([.P331])+ABS([.P332]))/[.$O$328])" table:number-columns-spanned="1" table:number-rows-spanned="2">
            <text:p/>
          </table:table-cell>
          <table:table-cell table:style-name="ce414" table:formula="of:=IF(OR([.Q331]=&quot;&quot;;[.Q333]=&quot;&quot;);&quot;&quot;;[.Q331]+[.Q333])" table:number-columns-spanned="1" table:number-rows-spanned="4">
            <text:p/>
          </table:table-cell>
          <table:table-cell table:style-name="ce867" table:formula="of:=IF([.AB167]=&quot;&quot;;&quot;&quot;;[.AB167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819" table:number-columns-repeated="3"/>
          <table:table-cell table:style-name="ce848"/>
          <table:table-cell table:number-columns-repeated="999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488" office:value-type="string" calcext:value-type="string">
            <text:p>Bottom</text:p>
          </table:table-cell>
          <table:table-cell table:style-name="ce786" table:formula="of:=IF(OR([.W331]=&quot;&quot;;[.W332]=&quot;&quot;;[.V335]=&quot;&quot;);&quot;&quot;;([.W331]-[.W332])*[.V335])">
            <text:p/>
          </table:table-cell>
          <table:covered-table-cell table:number-columns-repeated="2" table:style-name="ce338"/>
          <table:table-cell table:style-name="ce867" table:formula="of:=IF([.AB168]=&quot;&quot;;&quot;&quot;;[.AB168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819" table:number-columns-repeated="3"/>
          <table:table-cell table:style-name="ce848"/>
          <table:table-cell table:number-columns-repeated="999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office:value-type="string" calcext:value-type="string">
            <text:p>Leeds Test Objects</text:p>
          </table:table-cell>
          <table:table-cell table:style-name="ce398" table:number-columns-repeated="4"/>
          <table:table-cell table:style-name="ce657" office:value-type="string" calcext:value-type="string" table:number-columns-spanned="2" table:number-rows-spanned="1">
            <text:p>High contrast resolution</text:p>
          </table:table-cell>
          <table:covered-table-cell table:style-name="ce15"/>
          <table:table-cell table:style-name="ce657" office:value-type="string" calcext:value-type="string" table:number-columns-spanned="2" table:number-rows-spanned="1">
            <text:p>Low contrast resolution</text:p>
          </table:table-cell>
          <table:covered-table-cell table:style-name="ce15"/>
          <table:table-cell table:style-name="ce398"/>
          <table:table-cell table:style-name="ce331"/>
          <table:table-cell/>
          <table:table-cell table:style-name="ce488" office:value-type="string" calcext:value-type="string">
            <text:p>Left</text:p>
          </table:table-cell>
          <table:table-cell table:style-name="ce786" table:formula="of:=IF(OR([.X331]=&quot;&quot;;[.X332]=&quot;&quot;;[.V335]=&quot;&quot;);&quot;&quot;;([.X331]-[.X332])*[.V335])">
            <text:p/>
          </table:table-cell>
          <table:table-cell table:style-name="ce414" table:formula="of:=IF(OR([.P333]=&quot;&quot;;[.P334]=&quot;&quot;);&quot;&quot;;(ABS([.P333])+ABS([.P334]))/[.$O$328])" table:number-columns-spanned="1" table:number-rows-spanned="2">
            <text:p/>
          </table:table-cell>
          <table:covered-table-cell table:style-name="ce338"/>
          <table:table-cell table:style-name="ce867" table:formula="of:=IF([.AB169]=&quot;&quot;;&quot;&quot;;[.AB169])">
            <text:p/>
          </table:table-cell>
          <table:table-cell table:style-name="ce485" office:value-type="string" calcext:value-type="string">
            <text:p>Acceptable</text:p>
          </table:table-cell>
          <table:table-cell office:value-type="string" calcext:value-type="string">
            <text:p>SID</text:p>
          </table:table-cell>
          <table:table-cell table:style-name="ce822" table:formula="of:=[.O328]">
            <text:p/>
          </table:table-cell>
          <table:table-cell table:style-name="ce907" table:number-columns-repeated="2"/>
          <table:table-cell table:style-name="ce921"/>
          <table:table-cell table:number-columns-repeated="999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/>
          <table:table-cell table:style-name="ce518" table:formula="of:=[.O291]" office:value-type="string" office:string-value="Receptor Size" calcext:value-type="string">
            <text:p>Receptor Size</text:p>
          </table:table-cell>
          <table:table-cell table:style-name="ce557" table:formula="of:=[.P291]" office:value-type="string" office:string-value="MS1" calcext:value-type="string">
            <text:p>MS1</text:p>
          </table:table-cell>
          <table:table-cell table:style-name="ce590" table:formula="of:=[.Q291]" office:value-type="string" office:string-value="MS3" calcext:value-type="string">
            <text:p>MS3</text:p>
          </table:table-cell>
          <table:table-cell table:style-name="ce638" table:formula="of:=[.R291]" office:value-type="string" office:string-value="MS4" calcext:value-type="string">
            <text:p>MS4</text:p>
          </table:table-cell>
          <table:table-cell table:style-name="ce557" office:value-type="string" calcext:value-type="string">
            <text:p>lp/mm</text:p>
          </table:table-cell>
          <table:table-cell table:style-name="ce623" office:value-type="string" calcext:value-type="string">
            <text:p>Acceptable</text:p>
          </table:table-cell>
          <table:table-cell table:style-name="ce557" table:formula="of:=[.T291]" office:value-type="string" office:string-value="N3" calcext:value-type="string">
            <text:p>N3</text:p>
          </table:table-cell>
          <table:table-cell table:style-name="ce623" office:value-type="string" calcext:value-type="string">
            <text:p>Acceptable</text:p>
          </table:table-cell>
          <table:table-cell/>
          <table:table-cell table:style-name="ce686"/>
          <table:table-cell/>
          <table:table-cell table:style-name="ce488" office:value-type="string" calcext:value-type="string">
            <text:p>Right</text:p>
          </table:table-cell>
          <table:table-cell table:style-name="ce787" table:formula="of:=IF(OR([.Y331]=&quot;&quot;;[.Y332]=&quot;&quot;;[.V335]=&quot;&quot;);&quot;&quot;;([.Y331]-[.Y332])*[.V335])">
            <text:p/>
          </table:table-cell>
          <table:covered-table-cell table:number-columns-repeated="2" table:style-name="ce340"/>
          <table:table-cell table:style-name="ce869" table:formula="of:=IF([.AB170]=&quot;&quot;;&quot;&quot;;[.AB170])">
            <text:p/>
          </table:table-cell>
          <table:table-cell table:style-name="ce492" table:formula="of:=IF(OR([.Q331]=&quot;&quot;;[.Q333]=&quot;&quot;;[.R331]=&quot;&quot;);&quot;&quot;;IF(OR([.Q331]&gt;0.02;[.Q333]&gt;0.02;[.R331]&gt;0.04);&quot;NO&quot;;&quot;YES&quot;))">
            <text:p/>
          </table:table-cell>
          <table:table-cell office:value-type="string" calcext:value-type="string">
            <text:p>SOD</text:p>
          </table:table-cell>
          <table:table-cell table:style-name="ce819"/>
          <table:table-cell table:style-name="ce13" table:number-columns-repeated="2"/>
          <table:table-cell table:style-name="ce921"/>
          <table:table-cell table:number-columns-repeated="99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/>
          <table:table-cell table:style-name="ce548" table:formula="of:=[.O292]">
            <text:p/>
          </table:table-cell>
          <table:table-cell table:style-name="ce588" table:formula="of:=IF([.P292]=&quot;&quot;;&quot;&quot;;VLOOKUP([.P292];LeedsMS;2))">
            <text:p/>
          </table:table-cell>
          <table:table-cell table:style-name="ce613" table:formula="of:=IF([.Q292]=&quot;&quot;;&quot;&quot;;VLOOKUP([.Q292];LeedsMS;2))">
            <text:p/>
          </table:table-cell>
          <table:table-cell table:style-name="ce639" table:formula="of:=IF([.R292]=&quot;&quot;;&quot;&quot;;VLOOKUP([.R292];LeedsMS;2))">
            <text:p/>
          </table:table-cell>
          <table:table-cell table:style-name="ce514" table:formula="of:=IF([.S292]=&quot;&quot;;&quot;&quot;;VLOOKUP([.S292];Huttner;2))">
            <text:p/>
          </table:table-cell>
          <table:table-cell table:style-name="ce664" table:formula="of:=IF([.H335]=&quot;&quot;;&quot;&quot;;IF([.H335]&lt;1;&quot;NO&quot;;&quot;YES&quot;))">
            <text:p/>
          </table:table-cell>
          <table:table-cell table:style-name="ce668" table:formula="of:=IF([.T292]=&quot;&quot;;&quot;&quot;;VLOOKUP([.T292];LeedsN3;2))">
            <text:p/>
          </table:table-cell>
          <table:table-cell table:style-name="ce664" table:formula="of:=IF([.J335]=&quot;&quot;;&quot;&quot;;IF([.J335]&lt;=0.04;&quot;YES&quot;;&quot;NO&quot;))">
            <text:p/>
          </table:table-cell>
          <table:table-cell/>
          <table:table-cell table:style-name="ce686"/>
          <table:table-cell/>
          <table:table-cell table:style-name="ce751" office:value-type="string" calcext:value-type="string">
            <text:p>Criteria:</text:p>
          </table:table-cell>
          <table:table-cell table:style-name="ce544" office:value-type="string" calcext:value-type="string">
            <text:p>Difference between x-ray field and visible image area is less than 2% SID</text:p>
          </table:table-cell>
          <table:table-cell table:number-columns-repeated="2"/>
          <table:table-cell table:style-name="ce891"/>
          <table:table-cell table:style-name="ce525"/>
          <table:table-cell office:value-type="string" calcext:value-type="string">
            <text:p>SID/SOD</text:p>
          </table:table-cell>
          <table:table-cell table:style-name="ce899" table:formula="of:=IF(OR([.V333]=&quot;&quot;;[.V334]=&quot;&quot;);&quot;&quot;;[.V333]/[.V334])">
            <text:p/>
          </table:table-cell>
          <table:table-cell table:style-name="ce13" table:number-columns-repeated="2"/>
          <table:table-cell table:style-name="ce921"/>
          <table:table-cell table:number-columns-repeated="999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/>
          <table:table-cell table:style-name="ce548" table:formula="of:=[.O293]">
            <text:p/>
          </table:table-cell>
          <table:table-cell table:style-name="ce588" table:formula="of:=IF([.P293]=&quot;&quot;;&quot;&quot;;VLOOKUP([.P293];LeedsMS;2))">
            <text:p/>
          </table:table-cell>
          <table:table-cell table:style-name="ce613" table:formula="of:=IF([.Q293]=&quot;&quot;;&quot;&quot;;VLOOKUP([.Q293];LeedsMS;2))">
            <text:p/>
          </table:table-cell>
          <table:table-cell table:style-name="ce639" table:formula="of:=IF([.R293]=&quot;&quot;;&quot;&quot;;VLOOKUP([.R293];LeedsMS;2))">
            <text:p/>
          </table:table-cell>
          <table:table-cell table:style-name="ce514" table:formula="of:=IF([.S293]=&quot;&quot;;&quot;&quot;;VLOOKUP([.S293];Huttner;2))">
            <text:p/>
          </table:table-cell>
          <table:table-cell table:style-name="ce664" table:formula="of:=IF([.H336]=&quot;&quot;;&quot;&quot;;IF([.H336]&lt;1.25;&quot;NO&quot;;&quot;YES&quot;))">
            <text:p/>
          </table:table-cell>
          <table:table-cell table:style-name="ce668" table:formula="of:=IF([.T293]=&quot;&quot;;&quot;&quot;;VLOOKUP([.T293];LeedsN3;2))">
            <text:p/>
          </table:table-cell>
          <table:table-cell table:style-name="ce664" table:formula="of:=IF([.J336]=&quot;&quot;;&quot;&quot;;IF([.J336]&lt;=0.04;&quot;YES&quot;;&quot;NO&quot;))">
            <text:p/>
          </table:table-cell>
          <table:table-cell/>
          <table:table-cell table:style-name="ce686"/>
          <table:table-cell/>
          <table:table-cell table:style-name="ce729"/>
          <table:table-cell table:style-name="ce544" office:value-type="string" calcext:value-type="string">
            <text:p>Sum of length and width differences is less than 4% SID</text:p>
          </table:table-cell>
          <table:table-cell table:number-columns-repeated="3"/>
          <table:table-cell table:style-name="ce427" table:number-columns-repeated="2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/>
          <table:table-cell table:style-name="ce548" table:formula="of:=[.O294]">
            <text:p/>
          </table:table-cell>
          <table:table-cell table:style-name="ce588" table:formula="of:=IF([.P294]=&quot;&quot;;&quot;&quot;;VLOOKUP([.P294];LeedsMS;2))">
            <text:p/>
          </table:table-cell>
          <table:table-cell table:style-name="ce613" table:formula="of:=IF([.Q294]=&quot;&quot;;&quot;&quot;;VLOOKUP([.Q294];LeedsMS;2))">
            <text:p/>
          </table:table-cell>
          <table:table-cell table:style-name="ce639" table:formula="of:=IF([.R294]=&quot;&quot;;&quot;&quot;;VLOOKUP([.R294];LeedsMS;2))">
            <text:p/>
          </table:table-cell>
          <table:table-cell table:style-name="ce514" table:formula="of:=IF([.S294]=&quot;&quot;;&quot;&quot;;VLOOKUP([.S294];Huttner;2))">
            <text:p/>
          </table:table-cell>
          <table:table-cell table:style-name="ce664" table:formula="of:=IF([.H337]=&quot;&quot;;&quot;&quot;;IF([.H337]&lt;1.4;&quot;NO&quot;;&quot;YES&quot;))">
            <text:p/>
          </table:table-cell>
          <table:table-cell table:style-name="ce668" table:formula="of:=IF([.T294]=&quot;&quot;;&quot;&quot;;VLOOKUP([.T294];LeedsN3;2))">
            <text:p/>
          </table:table-cell>
          <table:table-cell table:style-name="ce664" table:formula="of:=IF([.J337]=&quot;&quot;;&quot;&quot;;IF([.J337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339]&lt;&gt;&quot;&quot;;[.Q339];IF([.AB239]=&quot;&quot;;&quot;&quot;;[.AB239]))">
            <text:p/>
          </table:table-cell>
          <table:table-cell table:style-name="ce574" table:number-columns-repeated="4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/>
          <table:table-cell table:style-name="ce548" table:formula="of:=[.O295]">
            <text:p/>
          </table:table-cell>
          <table:table-cell table:style-name="ce588" table:formula="of:=IF([.P295]=&quot;&quot;;&quot;&quot;;VLOOKUP([.P295];LeedsMS;2))">
            <text:p/>
          </table:table-cell>
          <table:table-cell table:style-name="ce613" table:formula="of:=IF([.Q295]=&quot;&quot;;&quot;&quot;;VLOOKUP([.Q295];LeedsMS;2))">
            <text:p/>
          </table:table-cell>
          <table:table-cell table:style-name="ce639" table:formula="of:=IF([.R295]=&quot;&quot;;&quot;&quot;;VLOOKUP([.R295];LeedsMS;2))">
            <text:p/>
          </table:table-cell>
          <table:table-cell table:style-name="ce514" table:formula="of:=IF([.S295]=&quot;&quot;;&quot;&quot;;VLOOKUP([.S295];Huttner;2))">
            <text:p/>
          </table:table-cell>
          <table:table-cell table:style-name="ce664" table:formula="of:=IF([.H338]=&quot;&quot;;&quot;&quot;;IF([.H338]&lt;2;&quot;NO&quot;;&quot;YES&quot;))">
            <text:p/>
          </table:table-cell>
          <table:table-cell table:style-name="ce668" table:formula="of:=IF([.T295]=&quot;&quot;;&quot;&quot;;VLOOKUP([.T295];LeedsN3;2))">
            <text:p/>
          </table:table-cell>
          <table:table-cell table:style-name="ce664" table:formula="of:=IF([.J338]=&quot;&quot;;&quot;&quot;;IF([.J338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33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/>
          <table:table-cell table:style-name="ce550" table:formula="of:=[.O296]">
            <text:p/>
          </table:table-cell>
          <table:table-cell table:style-name="ce589" table:formula="of:=IF([.P296]=&quot;&quot;;&quot;&quot;;VLOOKUP([.P296];LeedsMS;2))">
            <text:p/>
          </table:table-cell>
          <table:table-cell table:style-name="ce614" table:formula="of:=IF([.Q296]=&quot;&quot;;&quot;&quot;;VLOOKUP([.Q296];LeedsMS;2))">
            <text:p/>
          </table:table-cell>
          <table:table-cell table:style-name="ce640" table:formula="of:=IF([.R296]=&quot;&quot;;&quot;&quot;;VLOOKUP([.R296];LeedsMS;2))">
            <text:p/>
          </table:table-cell>
          <table:table-cell table:style-name="ce515" table:formula="of:=IF([.S296]=&quot;&quot;;&quot;&quot;;VLOOKUP([.S296];Huttner;2))">
            <text:p/>
          </table:table-cell>
          <table:table-cell table:style-name="ce665" table:formula="of:=IF([.H339]=&quot;&quot;;&quot;&quot;;IF([.H339]&lt;1;&quot;NO&quot;;&quot;YES&quot;))">
            <text:p/>
          </table:table-cell>
          <table:table-cell table:style-name="ce669" table:formula="of:=IF([.T296]=&quot;&quot;;&quot;&quot;;VLOOKUP([.T296];LeedsN3;2))">
            <text:p/>
          </table:table-cell>
          <table:table-cell table:style-name="ce665" table:formula="of:=IF([.J339]=&quot;&quot;;&quot;&quot;;IF([.J339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/>
          <table:table-cell table:style-name="ce434" office:value-type="string" calcext:value-type="string">
            <text:p>Criteria:</text:p>
          </table:table-cell>
          <table:table-cell table:style-name="ce544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2"/>
          <table:table-cell table:style-name="ce544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formula="of:=[.P298]" office:value-type="string" office:string-value="Comments:" calcext:value-type="string">
            <text:p>Comments:</text:p>
          </table:table-cell>
          <table:table-cell table:style-name="ce536" table:formula="of:=IF([.Q298]=&quot;&quot;;&quot;&quot;;IF(LEN([.Q298])&lt;=135;[.Q298];IF(LEN([.Q298])&lt;=260;LEFT([.Q298];SEARCH(&quot; &quot;;[.Q298];125));LEFT([.Q298];SEARCH(&quot; &quot;;[.Q298];130)))))">
            <text:p/>
          </table:table-cell>
          <table:table-cell table:style-name="ce574" table:number-columns-repeated="8"/>
          <table:table-cell table:style-name="ce701"/>
          <table:table-cell table:number-columns-repeated="6"/>
          <table:table-cell table:style-name="ce645" office:value-type="string" calcext:value-type="string">
            <text:p>Comments Page 1</text:p>
          </table:table-cell>
          <table:table-cell table:number-columns-repeated="100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/>
          <table:table-cell table:style-name="ce545" table:formula="of:=IF(LEN([.Q298])&lt;=135;&quot;&quot;;IF(LEN([.Q298])&lt;=260;RIGHT([.Q298];LEN([.Q298])-SEARCH(&quot; &quot;;[.Q298];125));MID([.Q298];SEARCH(&quot; &quot;;[.Q298];130);IF(LEN([.Q298])&lt;=265;LEN([.Q298]);SEARCH(&quot; &quot;;[.Q298];255)-SEARCH(&quot; &quot;;[.Q298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712"/>
          <table:table-cell table:style-name="ce494" table:number-columns-repeated="3"/>
          <table:table-cell table:style-name="ce855" office:value-type="string" calcext:value-type="string">
            <text:p>Previous Year Comments</text:p>
          </table:table-cell>
          <table:table-cell table:style-name="ce494" table:number-columns-repeated="5"/>
          <table:table-cell table:style-name="ce509"/>
          <table:table-cell table:number-columns-repeated="999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/>
          <table:table-cell table:style-name="ce545" table:formula="of:=IF(LEN([.Q298])&lt;=265;&quot;&quot;;RIGHT([.Q298];LEN([.Q298])-SEARCH(&quot; &quot;;[.Q298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830"/>
          <table:table-cell table:style-name="ce850"/>
          <table:table-cell table:style-name="ce870" table:formula="of:=IF([.AB240]=&quot;&quot;;&quot;&quot;;[.AB240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44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529" office:value-type="string" calcext:value-type="string">
            <text:p>TO.10 Contrast Resolution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2]=&quot;&quot;;&quot;&quot;;[.AB242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style-name="ce97"/>
          <table:table-cell table:style-name="ce78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97"/>
          <table:covered-table-cell table:style-name="ce622"/>
          <table:table-cell table:style-name="ce206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97"/>
          <table:covered-table-cell table:style-name="ce335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46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style-name="ce530" office:value-type="string" calcext:value-type="string">
            <text:p>Row</text:p>
          </table:table-cell>
          <table:table-cell table:style-name="ce557" table:formula="of:=[.Q303]">
            <text:p/>
          </table:table-cell>
          <table:table-cell table:style-name="ce590" table:formula="of:=[.R303]">
            <text:p/>
          </table:table-cell>
          <table:table-cell table:style-name="ce590" table:formula="of:=[.S303]">
            <text:p/>
          </table:table-cell>
          <table:table-cell table:style-name="ce590" table:formula="of:=[.T303]">
            <text:p/>
          </table:table-cell>
          <table:table-cell table:style-name="ce638" table:formula="of:=[.U303]">
            <text:p/>
          </table:table-cell>
          <table:table-cell table:style-name="ce557" table:formula="of:=[.Q303]">
            <text:p/>
          </table:table-cell>
          <table:table-cell table:style-name="ce590" table:formula="of:=[.R303]">
            <text:p/>
          </table:table-cell>
          <table:table-cell table:style-name="ce590" table:formula="of:=[.S303]">
            <text:p/>
          </table:table-cell>
          <table:table-cell table:style-name="ce590" table:formula="of:=[.T303]">
            <text:p/>
          </table:table-cell>
          <table:table-cell table:style-name="ce706" table:formula="of:=[.U303]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4]=&quot;&quot;;&quot;&quot;;[.AB244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530" office:value-type="string" calcext:value-type="string">
            <text:p>A</text:p>
          </table:table-cell>
          <table:table-cell table:style-name="ce558" table:formula="of:=IF([.Q304]=&quot;&quot;;&quot;&quot;;HLOOKUP([.Q304];TO10Values;MATCH([.$P304];TO10Group;0)))">
            <text:p/>
          </table:table-cell>
          <table:table-cell table:style-name="ce591" table:formula="of:=IF([.R304]=&quot;&quot;;&quot;&quot;;HLOOKUP([.R304];TO10Values;MATCH([.$P304];TO10Group;0)))">
            <text:p/>
          </table:table-cell>
          <table:table-cell table:style-name="ce591" table:formula="of:=IF([.S304]=&quot;&quot;;&quot;&quot;;HLOOKUP([.S304];TO10Values;MATCH([.$P304];TO10Group;0)))">
            <text:p/>
          </table:table-cell>
          <table:table-cell table:style-name="ce591" table:formula="of:=IF([.T304]=&quot;&quot;;&quot;&quot;;HLOOKUP([.T304];TO10Values;MATCH([.$P304];TO10Group;0)))">
            <text:p/>
          </table:table-cell>
          <table:table-cell table:style-name="ce658" table:formula="of:=IF([.U304]=&quot;&quot;;&quot;&quot;;HLOOKUP([.U304];TO10Values;MATCH([.$P304];TO10Group;0)))">
            <text:p/>
          </table:table-cell>
          <table:table-cell table:style-name="ce668" table:formula="of:=IF([.D349]=&quot;&quot;;&quot;&quot;;IF(ISNA([.D349]);NA();1/([.D349]*[Tables.$C47])))">
            <text:p/>
          </table:table-cell>
          <table:table-cell table:style-name="ce678" table:formula="of:=IF([.E349]=&quot;&quot;;&quot;&quot;;IF(ISNA([.E349]);NA();1/([.E349]*[Tables.$C47])))">
            <text:p/>
          </table:table-cell>
          <table:table-cell table:style-name="ce678" table:formula="of:=IF([.F349]=&quot;&quot;;&quot;&quot;;IF(ISNA([.F349]);NA();1/([.F349]*[Tables.$C47])))">
            <text:p/>
          </table:table-cell>
          <table:table-cell table:style-name="ce678" table:formula="of:=IF([.G349]=&quot;&quot;;&quot;&quot;;IF(ISNA([.G349]);NA();1/([.G349]*[Tables.$C47])))">
            <text:p/>
          </table:table-cell>
          <table:table-cell table:style-name="ce707" table:formula="of:=IF([.H349]=&quot;&quot;;&quot;&quot;;IF(ISNA([.H349]);NA();1/([.H349]*[Tables.$C47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48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style-name="ce530" office:value-type="string" calcext:value-type="string">
            <text:p>B</text:p>
          </table:table-cell>
          <table:table-cell table:style-name="ce558" table:formula="of:=IF([.Q305]=&quot;&quot;;&quot;&quot;;HLOOKUP([.Q305];TO10Values;MATCH([.$P305];TO10Group;0)))">
            <text:p/>
          </table:table-cell>
          <table:table-cell table:style-name="ce591" table:formula="of:=IF([.R305]=&quot;&quot;;&quot;&quot;;HLOOKUP([.R305];TO10Values;MATCH([.$P305];TO10Group;0)))">
            <text:p/>
          </table:table-cell>
          <table:table-cell table:style-name="ce591" table:formula="of:=IF([.S305]=&quot;&quot;;&quot;&quot;;HLOOKUP([.S305];TO10Values;MATCH([.$P305];TO10Group;0)))">
            <text:p/>
          </table:table-cell>
          <table:table-cell table:style-name="ce591" table:formula="of:=IF([.T305]=&quot;&quot;;&quot;&quot;;HLOOKUP([.T305];TO10Values;MATCH([.$P305];TO10Group;0)))">
            <text:p/>
          </table:table-cell>
          <table:table-cell table:style-name="ce658" table:formula="of:=IF([.U305]=&quot;&quot;;&quot;&quot;;HLOOKUP([.U305];TO10Values;MATCH([.$P305];TO10Group;0)))">
            <text:p/>
          </table:table-cell>
          <table:table-cell table:style-name="ce668" table:formula="of:=IF([.D350]=&quot;&quot;;&quot;&quot;;IF(ISNA([.D350]);NA();1/([.D350]*[Tables.$C48])))">
            <text:p/>
          </table:table-cell>
          <table:table-cell table:style-name="ce678" table:formula="of:=IF([.E350]=&quot;&quot;;&quot;&quot;;IF(ISNA([.E350]);NA();1/([.E350]*[Tables.$C48])))">
            <text:p/>
          </table:table-cell>
          <table:table-cell table:style-name="ce678" table:formula="of:=IF([.F350]=&quot;&quot;;&quot;&quot;;IF(ISNA([.F350]);NA();1/([.F350]*[Tables.$C48])))">
            <text:p/>
          </table:table-cell>
          <table:table-cell table:style-name="ce678" table:formula="of:=IF([.G350]=&quot;&quot;;&quot;&quot;;IF(ISNA([.G350]);NA();1/([.G350]*[Tables.$C48])))">
            <text:p/>
          </table:table-cell>
          <table:table-cell table:style-name="ce707" table:formula="of:=IF([.H350]=&quot;&quot;;&quot;&quot;;IF(ISNA([.H350]);NA();1/([.H350]*[Tables.$C48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6]=&quot;&quot;;&quot;&quot;;[.AB246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style-name="ce530" office:value-type="string" calcext:value-type="string">
            <text:p>C</text:p>
          </table:table-cell>
          <table:table-cell table:style-name="ce558" table:formula="of:=IF([.Q306]=&quot;&quot;;&quot;&quot;;HLOOKUP([.Q306];TO10Values;MATCH([.$P306];TO10Group;0)))">
            <text:p/>
          </table:table-cell>
          <table:table-cell table:style-name="ce591" table:formula="of:=IF([.R306]=&quot;&quot;;&quot;&quot;;HLOOKUP([.R306];TO10Values;MATCH([.$P306];TO10Group;0)))">
            <text:p/>
          </table:table-cell>
          <table:table-cell table:style-name="ce591" table:formula="of:=IF([.S306]=&quot;&quot;;&quot;&quot;;HLOOKUP([.S306];TO10Values;MATCH([.$P306];TO10Group;0)))">
            <text:p/>
          </table:table-cell>
          <table:table-cell table:style-name="ce591" table:formula="of:=IF([.T306]=&quot;&quot;;&quot;&quot;;HLOOKUP([.T306];TO10Values;MATCH([.$P306];TO10Group;0)))">
            <text:p/>
          </table:table-cell>
          <table:table-cell table:style-name="ce658" table:formula="of:=IF([.U306]=&quot;&quot;;&quot;&quot;;HLOOKUP([.U306];TO10Values;MATCH([.$P306];TO10Group;0)))">
            <text:p/>
          </table:table-cell>
          <table:table-cell table:style-name="ce668" table:formula="of:=IF([.D351]=&quot;&quot;;&quot;&quot;;IF(ISNA([.D351]);NA();1/([.D351]*[Tables.$C49])))">
            <text:p/>
          </table:table-cell>
          <table:table-cell table:style-name="ce678" table:formula="of:=IF([.E351]=&quot;&quot;;&quot;&quot;;IF(ISNA([.E351]);NA();1/([.E351]*[Tables.$C49])))">
            <text:p/>
          </table:table-cell>
          <table:table-cell table:style-name="ce678" table:formula="of:=IF([.F351]=&quot;&quot;;&quot;&quot;;IF(ISNA([.F351]);NA();1/([.F351]*[Tables.$C49])))">
            <text:p/>
          </table:table-cell>
          <table:table-cell table:style-name="ce678" table:formula="of:=IF([.G351]=&quot;&quot;;&quot;&quot;;IF(ISNA([.G351]);NA();1/([.G351]*[Tables.$C49])))">
            <text:p/>
          </table:table-cell>
          <table:table-cell table:style-name="ce707" table:formula="of:=IF([.H351]=&quot;&quot;;&quot;&quot;;IF(ISNA([.H351]);NA();1/([.H351]*[Tables.$C49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50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530" office:value-type="string" calcext:value-type="string">
            <text:p>D</text:p>
          </table:table-cell>
          <table:table-cell table:style-name="ce558" table:formula="of:=IF([.Q307]=&quot;&quot;;&quot;&quot;;HLOOKUP([.Q307];TO10Values;MATCH([.$P307];TO10Group;0)))">
            <text:p/>
          </table:table-cell>
          <table:table-cell table:style-name="ce591" table:formula="of:=IF([.R307]=&quot;&quot;;&quot;&quot;;HLOOKUP([.R307];TO10Values;MATCH([.$P307];TO10Group;0)))">
            <text:p/>
          </table:table-cell>
          <table:table-cell table:style-name="ce591" table:formula="of:=IF([.S307]=&quot;&quot;;&quot;&quot;;HLOOKUP([.S307];TO10Values;MATCH([.$P307];TO10Group;0)))">
            <text:p/>
          </table:table-cell>
          <table:table-cell table:style-name="ce591" table:formula="of:=IF([.T307]=&quot;&quot;;&quot;&quot;;HLOOKUP([.T307];TO10Values;MATCH([.$P307];TO10Group;0)))">
            <text:p/>
          </table:table-cell>
          <table:table-cell table:style-name="ce658" table:formula="of:=IF([.U307]=&quot;&quot;;&quot;&quot;;HLOOKUP([.U307];TO10Values;MATCH([.$P307];TO10Group;0)))">
            <text:p/>
          </table:table-cell>
          <table:table-cell table:style-name="ce668" table:formula="of:=IF([.D352]=&quot;&quot;;&quot;&quot;;IF(ISNA([.D352]);NA();1/([.D352]*[Tables.$C50])))">
            <text:p/>
          </table:table-cell>
          <table:table-cell table:style-name="ce678" table:formula="of:=IF([.E352]=&quot;&quot;;&quot;&quot;;IF(ISNA([.E352]);NA();1/([.E352]*[Tables.$C50])))">
            <text:p/>
          </table:table-cell>
          <table:table-cell table:style-name="ce678" table:formula="of:=IF([.F352]=&quot;&quot;;&quot;&quot;;IF(ISNA([.F352]);NA();1/([.F352]*[Tables.$C50])))">
            <text:p/>
          </table:table-cell>
          <table:table-cell table:style-name="ce678" table:formula="of:=IF([.G352]=&quot;&quot;;&quot;&quot;;IF(ISNA([.G352]);NA();1/([.G352]*[Tables.$C50])))">
            <text:p/>
          </table:table-cell>
          <table:table-cell table:style-name="ce707" table:formula="of:=IF([.H352]=&quot;&quot;;&quot;&quot;;IF(ISNA([.H352]);NA();1/([.H352]*[Tables.$C50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8]=&quot;&quot;;&quot;&quot;;[.AB248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530" office:value-type="string" calcext:value-type="string">
            <text:p>E</text:p>
          </table:table-cell>
          <table:table-cell table:style-name="ce558" table:formula="of:=IF([.Q308]=&quot;&quot;;&quot;&quot;;HLOOKUP([.Q308];TO10Values;MATCH([.$P308];TO10Group;0)))">
            <text:p/>
          </table:table-cell>
          <table:table-cell table:style-name="ce591" table:formula="of:=IF([.R308]=&quot;&quot;;&quot;&quot;;HLOOKUP([.R308];TO10Values;MATCH([.$P308];TO10Group;0)))">
            <text:p/>
          </table:table-cell>
          <table:table-cell table:style-name="ce591" table:formula="of:=IF([.S308]=&quot;&quot;;&quot;&quot;;HLOOKUP([.S308];TO10Values;MATCH([.$P308];TO10Group;0)))">
            <text:p/>
          </table:table-cell>
          <table:table-cell table:style-name="ce591" table:formula="of:=IF([.T308]=&quot;&quot;;&quot;&quot;;HLOOKUP([.T308];TO10Values;MATCH([.$P308];TO10Group;0)))">
            <text:p/>
          </table:table-cell>
          <table:table-cell table:style-name="ce658" table:formula="of:=IF([.U308]=&quot;&quot;;&quot;&quot;;HLOOKUP([.U308];TO10Values;MATCH([.$P308];TO10Group;0)))">
            <text:p/>
          </table:table-cell>
          <table:table-cell table:style-name="ce668" table:formula="of:=IF([.D353]=&quot;&quot;;&quot;&quot;;IF(ISNA([.D353]);NA();1/([.D353]*[Tables.$C51])))">
            <text:p/>
          </table:table-cell>
          <table:table-cell table:style-name="ce678" table:formula="of:=IF([.E353]=&quot;&quot;;&quot;&quot;;IF(ISNA([.E353]);NA();1/([.E353]*[Tables.$C51])))">
            <text:p/>
          </table:table-cell>
          <table:table-cell table:style-name="ce678" table:formula="of:=IF([.F353]=&quot;&quot;;&quot;&quot;;IF(ISNA([.F353]);NA();1/([.F353]*[Tables.$C51])))">
            <text:p/>
          </table:table-cell>
          <table:table-cell table:style-name="ce678" table:formula="of:=IF([.G353]=&quot;&quot;;&quot;&quot;;IF(ISNA([.G353]);NA();1/([.G353]*[Tables.$C51])))">
            <text:p/>
          </table:table-cell>
          <table:table-cell table:style-name="ce707" table:formula="of:=IF([.H353]=&quot;&quot;;&quot;&quot;;IF(ISNA([.H353]);NA();1/([.H353]*[Tables.$C51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52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530" office:value-type="string" calcext:value-type="string">
            <text:p>F</text:p>
          </table:table-cell>
          <table:table-cell table:style-name="ce558" table:formula="of:=IF([.Q309]=&quot;&quot;;&quot;&quot;;HLOOKUP([.Q309];TO10Values;MATCH([.$P309];TO10Group;0)))">
            <text:p/>
          </table:table-cell>
          <table:table-cell table:style-name="ce591" table:formula="of:=IF([.R309]=&quot;&quot;;&quot;&quot;;HLOOKUP([.R309];TO10Values;MATCH([.$P309];TO10Group;0)))">
            <text:p/>
          </table:table-cell>
          <table:table-cell table:style-name="ce591" table:formula="of:=IF([.S309]=&quot;&quot;;&quot;&quot;;HLOOKUP([.S309];TO10Values;MATCH([.$P309];TO10Group;0)))">
            <text:p/>
          </table:table-cell>
          <table:table-cell table:style-name="ce591" table:formula="of:=IF([.T309]=&quot;&quot;;&quot;&quot;;HLOOKUP([.T309];TO10Values;MATCH([.$P309];TO10Group;0)))">
            <text:p/>
          </table:table-cell>
          <table:table-cell table:style-name="ce658" table:formula="of:=IF([.U309]=&quot;&quot;;&quot;&quot;;HLOOKUP([.U309];TO10Values;MATCH([.$P309];TO10Group;0)))">
            <text:p/>
          </table:table-cell>
          <table:table-cell table:style-name="ce668" table:formula="of:=IF([.D354]=&quot;&quot;;&quot;&quot;;IF(ISNA([.D354]);NA();1/([.D354]*[Tables.$C52])))">
            <text:p/>
          </table:table-cell>
          <table:table-cell table:style-name="ce678" table:formula="of:=IF([.E354]=&quot;&quot;;&quot;&quot;;IF(ISNA([.E354]);NA();1/([.E354]*[Tables.$C52])))">
            <text:p/>
          </table:table-cell>
          <table:table-cell table:style-name="ce678" table:formula="of:=IF([.F354]=&quot;&quot;;&quot;&quot;;IF(ISNA([.F354]);NA();1/([.F354]*[Tables.$C52])))">
            <text:p/>
          </table:table-cell>
          <table:table-cell table:style-name="ce678" table:formula="of:=IF([.G354]=&quot;&quot;;&quot;&quot;;IF(ISNA([.G354]);NA();1/([.G354]*[Tables.$C52])))">
            <text:p/>
          </table:table-cell>
          <table:table-cell table:style-name="ce707" table:formula="of:=IF([.H354]=&quot;&quot;;&quot;&quot;;IF(ISNA([.H354]);NA();1/([.H354]*[Tables.$C52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0]=&quot;&quot;;&quot;&quot;;[.AB250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530" office:value-type="string" calcext:value-type="string">
            <text:p>G</text:p>
          </table:table-cell>
          <table:table-cell table:style-name="ce558" table:formula="of:=IF([.Q310]=&quot;&quot;;&quot;&quot;;HLOOKUP([.Q310];TO10Values;MATCH([.$P310];TO10Group;0)))">
            <text:p/>
          </table:table-cell>
          <table:table-cell table:style-name="ce591" table:formula="of:=IF([.R310]=&quot;&quot;;&quot;&quot;;HLOOKUP([.R310];TO10Values;MATCH([.$P310];TO10Group;0)))">
            <text:p/>
          </table:table-cell>
          <table:table-cell table:style-name="ce591" table:formula="of:=IF([.S310]=&quot;&quot;;&quot;&quot;;HLOOKUP([.S310];TO10Values;MATCH([.$P310];TO10Group;0)))">
            <text:p/>
          </table:table-cell>
          <table:table-cell table:style-name="ce591" table:formula="of:=IF([.T310]=&quot;&quot;;&quot;&quot;;HLOOKUP([.T310];TO10Values;MATCH([.$P310];TO10Group;0)))">
            <text:p/>
          </table:table-cell>
          <table:table-cell table:style-name="ce658" table:formula="of:=IF([.U310]=&quot;&quot;;&quot;&quot;;HLOOKUP([.U310];TO10Values;MATCH([.$P310];TO10Group;0)))">
            <text:p/>
          </table:table-cell>
          <table:table-cell table:style-name="ce668" table:formula="of:=IF([.D355]=&quot;&quot;;&quot;&quot;;IF(ISNA([.D355]);NA();1/([.D355]*[Tables.$C53])))">
            <text:p/>
          </table:table-cell>
          <table:table-cell table:style-name="ce678" table:formula="of:=IF([.E355]=&quot;&quot;;&quot;&quot;;IF(ISNA([.E355]);NA();1/([.E355]*[Tables.$C53])))">
            <text:p/>
          </table:table-cell>
          <table:table-cell table:style-name="ce678" table:formula="of:=IF([.F355]=&quot;&quot;;&quot;&quot;;IF(ISNA([.F355]);NA();1/([.F355]*[Tables.$C53])))">
            <text:p/>
          </table:table-cell>
          <table:table-cell table:style-name="ce678" table:formula="of:=IF([.G355]=&quot;&quot;;&quot;&quot;;IF(ISNA([.G355]);NA();1/([.G355]*[Tables.$C53])))">
            <text:p/>
          </table:table-cell>
          <table:table-cell table:style-name="ce707" table:formula="of:=IF([.H355]=&quot;&quot;;&quot;&quot;;IF(ISNA([.H355]);NA();1/([.H355]*[Tables.$C53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5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530" office:value-type="string" calcext:value-type="string">
            <text:p>H</text:p>
          </table:table-cell>
          <table:table-cell table:style-name="ce558" table:formula="of:=IF([.Q311]=&quot;&quot;;&quot;&quot;;HLOOKUP([.Q311];TO10Values;MATCH([.$P311];TO10Group;0)))">
            <text:p/>
          </table:table-cell>
          <table:table-cell table:style-name="ce591" table:formula="of:=IF([.R311]=&quot;&quot;;&quot;&quot;;HLOOKUP([.R311];TO10Values;MATCH([.$P311];TO10Group;0)))">
            <text:p/>
          </table:table-cell>
          <table:table-cell table:style-name="ce591" table:formula="of:=IF([.S311]=&quot;&quot;;&quot;&quot;;HLOOKUP([.S311];TO10Values;MATCH([.$P311];TO10Group;0)))">
            <text:p/>
          </table:table-cell>
          <table:table-cell table:style-name="ce591" table:formula="of:=IF([.T311]=&quot;&quot;;&quot;&quot;;HLOOKUP([.T311];TO10Values;MATCH([.$P311];TO10Group;0)))">
            <text:p/>
          </table:table-cell>
          <table:table-cell table:style-name="ce658" table:formula="of:=IF([.U311]=&quot;&quot;;&quot;&quot;;HLOOKUP([.U311];TO10Values;MATCH([.$P311];TO10Group;0)))">
            <text:p/>
          </table:table-cell>
          <table:table-cell table:style-name="ce668" table:formula="of:=IF([.D356]=&quot;&quot;;&quot;&quot;;IF(ISNA([.D356]);NA();1/([.D356]*[Tables.$C54])))">
            <text:p/>
          </table:table-cell>
          <table:table-cell table:style-name="ce678" table:formula="of:=IF([.E356]=&quot;&quot;;&quot;&quot;;IF(ISNA([.E356]);NA();1/([.E356]*[Tables.$C54])))">
            <text:p/>
          </table:table-cell>
          <table:table-cell table:style-name="ce678" table:formula="of:=IF([.F356]=&quot;&quot;;&quot;&quot;;IF(ISNA([.F356]);NA();1/([.F356]*[Tables.$C54])))">
            <text:p/>
          </table:table-cell>
          <table:table-cell table:style-name="ce678" table:formula="of:=IF([.G356]=&quot;&quot;;&quot;&quot;;IF(ISNA([.G356]);NA();1/([.G356]*[Tables.$C54])))">
            <text:p/>
          </table:table-cell>
          <table:table-cell table:style-name="ce707" table:formula="of:=IF([.H356]=&quot;&quot;;&quot;&quot;;IF(ISNA([.H356]);NA();1/([.H356]*[Tables.$C54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2]=&quot;&quot;;&quot;&quot;;[.AB252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530" office:value-type="string" calcext:value-type="string">
            <text:p>J</text:p>
          </table:table-cell>
          <table:table-cell table:style-name="ce558" table:formula="of:=IF([.Q312]=&quot;&quot;;&quot;&quot;;HLOOKUP([.Q312];TO10Values;MATCH([.$P312];TO10Group;0)))">
            <text:p/>
          </table:table-cell>
          <table:table-cell table:style-name="ce591" table:formula="of:=IF([.R312]=&quot;&quot;;&quot;&quot;;HLOOKUP([.R312];TO10Values;MATCH([.$P312];TO10Group;0)))">
            <text:p/>
          </table:table-cell>
          <table:table-cell table:style-name="ce591" table:formula="of:=IF([.S312]=&quot;&quot;;&quot;&quot;;HLOOKUP([.S312];TO10Values;MATCH([.$P312];TO10Group;0)))">
            <text:p/>
          </table:table-cell>
          <table:table-cell table:style-name="ce591" table:formula="of:=IF([.T312]=&quot;&quot;;&quot;&quot;;HLOOKUP([.T312];TO10Values;MATCH([.$P312];TO10Group;0)))">
            <text:p/>
          </table:table-cell>
          <table:table-cell table:style-name="ce658" table:formula="of:=IF([.U312]=&quot;&quot;;&quot;&quot;;HLOOKUP([.U312];TO10Values;MATCH([.$P312];TO10Group;0)))">
            <text:p/>
          </table:table-cell>
          <table:table-cell table:style-name="ce668" table:formula="of:=IF([.D357]=&quot;&quot;;&quot;&quot;;IF(ISNA([.D357]);NA();1/([.D357]*[Tables.$C55])))">
            <text:p/>
          </table:table-cell>
          <table:table-cell table:style-name="ce678" table:formula="of:=IF([.E357]=&quot;&quot;;&quot;&quot;;IF(ISNA([.E357]);NA();1/([.E357]*[Tables.$C55])))">
            <text:p/>
          </table:table-cell>
          <table:table-cell table:style-name="ce678" table:formula="of:=IF([.F357]=&quot;&quot;;&quot;&quot;;IF(ISNA([.F357]);NA();1/([.F357]*[Tables.$C55])))">
            <text:p/>
          </table:table-cell>
          <table:table-cell table:style-name="ce678" table:formula="of:=IF([.G357]=&quot;&quot;;&quot;&quot;;IF(ISNA([.G357]);NA();1/([.G357]*[Tables.$C55])))">
            <text:p/>
          </table:table-cell>
          <table:table-cell table:style-name="ce707" table:formula="of:=IF([.H357]=&quot;&quot;;&quot;&quot;;IF(ISNA([.H357]);NA();1/([.H357]*[Tables.$C55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5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530" office:value-type="string" calcext:value-type="string">
            <text:p>K</text:p>
          </table:table-cell>
          <table:table-cell table:style-name="ce558" table:formula="of:=IF([.Q313]=&quot;&quot;;&quot;&quot;;HLOOKUP([.Q313];TO10Values;MATCH([.$P313];TO10Group;0)))">
            <text:p/>
          </table:table-cell>
          <table:table-cell table:style-name="ce591" table:formula="of:=IF([.R313]=&quot;&quot;;&quot;&quot;;HLOOKUP([.R313];TO10Values;MATCH([.$P313];TO10Group;0)))">
            <text:p/>
          </table:table-cell>
          <table:table-cell table:style-name="ce591" table:formula="of:=IF([.S313]=&quot;&quot;;&quot;&quot;;HLOOKUP([.S313];TO10Values;MATCH([.$P313];TO10Group;0)))">
            <text:p/>
          </table:table-cell>
          <table:table-cell table:style-name="ce591" table:formula="of:=IF([.T313]=&quot;&quot;;&quot;&quot;;HLOOKUP([.T313];TO10Values;MATCH([.$P313];TO10Group;0)))">
            <text:p/>
          </table:table-cell>
          <table:table-cell table:style-name="ce658" table:formula="of:=IF([.U313]=&quot;&quot;;&quot;&quot;;HLOOKUP([.U313];TO10Values;MATCH([.$P313];TO10Group;0)))">
            <text:p/>
          </table:table-cell>
          <table:table-cell table:style-name="ce668" table:formula="of:=IF([.D358]=&quot;&quot;;&quot;&quot;;IF(ISNA([.D358]);NA();1/([.D358]*[Tables.$C56])))">
            <text:p/>
          </table:table-cell>
          <table:table-cell table:style-name="ce678" table:formula="of:=IF([.E358]=&quot;&quot;;&quot;&quot;;IF(ISNA([.E358]);NA();1/([.E358]*[Tables.$C56])))">
            <text:p/>
          </table:table-cell>
          <table:table-cell table:style-name="ce678" table:formula="of:=IF([.F358]=&quot;&quot;;&quot;&quot;;IF(ISNA([.F358]);NA();1/([.F358]*[Tables.$C56])))">
            <text:p/>
          </table:table-cell>
          <table:table-cell table:style-name="ce678" table:formula="of:=IF([.G358]=&quot;&quot;;&quot;&quot;;IF(ISNA([.G358]);NA();1/([.G358]*[Tables.$C56])))">
            <text:p/>
          </table:table-cell>
          <table:table-cell table:style-name="ce707" table:formula="of:=IF([.H358]=&quot;&quot;;&quot;&quot;;IF(ISNA([.H358]);NA();1/([.H358]*[Tables.$C56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4]=&quot;&quot;;&quot;&quot;;[.AB254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530" office:value-type="string" calcext:value-type="string">
            <text:p>L</text:p>
          </table:table-cell>
          <table:table-cell table:style-name="ce558" table:formula="of:=IF([.Q314]=&quot;&quot;;&quot;&quot;;HLOOKUP([.Q314];TO10Values;MATCH([.$P314];TO10Group;0)))">
            <text:p/>
          </table:table-cell>
          <table:table-cell table:style-name="ce591" table:formula="of:=IF([.R314]=&quot;&quot;;&quot;&quot;;HLOOKUP([.R314];TO10Values;MATCH([.$P314];TO10Group;0)))">
            <text:p/>
          </table:table-cell>
          <table:table-cell table:style-name="ce591" table:formula="of:=IF([.S314]=&quot;&quot;;&quot;&quot;;HLOOKUP([.S314];TO10Values;MATCH([.$P314];TO10Group;0)))">
            <text:p/>
          </table:table-cell>
          <table:table-cell table:style-name="ce591" table:formula="of:=IF([.T314]=&quot;&quot;;&quot;&quot;;HLOOKUP([.T314];TO10Values;MATCH([.$P314];TO10Group;0)))">
            <text:p/>
          </table:table-cell>
          <table:table-cell table:style-name="ce658" table:formula="of:=IF([.U314]=&quot;&quot;;&quot;&quot;;HLOOKUP([.U314];TO10Values;MATCH([.$P314];TO10Group;0)))">
            <text:p/>
          </table:table-cell>
          <table:table-cell table:style-name="ce668" table:formula="of:=IF([.D359]=&quot;&quot;;&quot;&quot;;IF(ISNA([.D359]);NA();1/([.D359]*[Tables.$C57])))">
            <text:p/>
          </table:table-cell>
          <table:table-cell table:style-name="ce678" table:formula="of:=IF([.E359]=&quot;&quot;;&quot;&quot;;IF(ISNA([.E359]);NA();1/([.E359]*[Tables.$C57])))">
            <text:p/>
          </table:table-cell>
          <table:table-cell table:style-name="ce678" table:formula="of:=IF([.F359]=&quot;&quot;;&quot;&quot;;IF(ISNA([.F359]);NA();1/([.F359]*[Tables.$C57])))">
            <text:p/>
          </table:table-cell>
          <table:table-cell table:style-name="ce678" table:formula="of:=IF([.G359]=&quot;&quot;;&quot;&quot;;IF(ISNA([.G359]);NA();1/([.G359]*[Tables.$C57])))">
            <text:p/>
          </table:table-cell>
          <table:table-cell table:style-name="ce707" table:formula="of:=IF([.H359]=&quot;&quot;;&quot;&quot;;IF(ISNA([.H359]);NA();1/([.H359]*[Tables.$C57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5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530" office:value-type="string" calcext:value-type="string">
            <text:p>M</text:p>
          </table:table-cell>
          <table:table-cell table:style-name="ce559" table:formula="of:=IF([.Q315]=&quot;&quot;;&quot;&quot;;HLOOKUP([.Q315];TO10Values;MATCH([.$P315];TO10Group;0)))">
            <text:p/>
          </table:table-cell>
          <table:table-cell table:style-name="ce592" table:formula="of:=IF([.R315]=&quot;&quot;;&quot;&quot;;HLOOKUP([.R315];TO10Values;MATCH([.$P315];TO10Group;0)))">
            <text:p/>
          </table:table-cell>
          <table:table-cell table:style-name="ce592" table:formula="of:=IF([.S315]=&quot;&quot;;&quot;&quot;;HLOOKUP([.S315];TO10Values;MATCH([.$P315];TO10Group;0)))">
            <text:p/>
          </table:table-cell>
          <table:table-cell table:style-name="ce592" table:formula="of:=IF([.T315]=&quot;&quot;;&quot;&quot;;HLOOKUP([.T315];TO10Values;MATCH([.$P315];TO10Group;0)))">
            <text:p/>
          </table:table-cell>
          <table:table-cell table:style-name="ce659" table:formula="of:=IF([.U315]=&quot;&quot;;&quot;&quot;;HLOOKUP([.U315];TO10Values;MATCH([.$P315];TO10Group;0)))">
            <text:p/>
          </table:table-cell>
          <table:table-cell table:style-name="ce669" table:formula="of:=IF([.D360]=&quot;&quot;;&quot;&quot;;IF(ISNA([.D360]);NA();1/([.D360]*[Tables.$C58])))">
            <text:p/>
          </table:table-cell>
          <table:table-cell table:style-name="ce679" table:formula="of:=IF([.E360]=&quot;&quot;;&quot;&quot;;IF(ISNA([.E360]);NA();1/([.E360]*[Tables.$C58])))">
            <text:p/>
          </table:table-cell>
          <table:table-cell table:style-name="ce679" table:formula="of:=IF([.F360]=&quot;&quot;;&quot;&quot;;IF(ISNA([.F360]);NA();1/([.F360]*[Tables.$C58])))">
            <text:p/>
          </table:table-cell>
          <table:table-cell table:style-name="ce679" table:formula="of:=IF([.G360]=&quot;&quot;;&quot;&quot;;IF(ISNA([.G360]);NA();1/([.G360]*[Tables.$C58])))">
            <text:p/>
          </table:table-cell>
          <table:table-cell table:style-name="ce708" table:formula="of:=IF([.H360]=&quot;&quot;;&quot;&quot;;IF(ISNA([.H360]);NA();1/([.H360]*[Tables.$C58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6]=&quot;&quot;;&quot;&quot;;[.AB256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formula="of:=[.P317]" office:value-type="string" office:string-value="Comments:" calcext:value-type="string">
            <text:p>Comments:</text:p>
          </table:table-cell>
          <table:table-cell table:style-name="ce536" table:formula="of:=IF([.Q317]=&quot;&quot;;&quot;&quot;;IF(LEN([.Q317])&lt;=135;[.Q317];IF(LEN([.Q317])&lt;=260;LEFT([.Q317];SEARCH(&quot; &quot;;[.Q317];125));LEFT([.Q317];SEARCH(&quot; &quot;;[.Q317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6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545" table:formula="of:=IF(LEN([.Q317])&lt;=135;&quot;&quot;;IF(LEN([.Q317])&lt;=260;RIGHT([.Q317];LEN([.Q317])-SEARCH(&quot; &quot;;[.Q317];125));MID([.Q317];SEARCH(&quot; &quot;;[.Q317];130);IF(LEN([.Q317])&lt;=265;LEN([.Q317]);SEARCH(&quot; &quot;;[.Q317];255)-SEARCH(&quot; &quot;;[.Q317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8]=&quot;&quot;;&quot;&quot;;[.AB258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545" table:formula="of:=IF(LEN([.Q317])&lt;=265;&quot;&quot;;RIGHT([.Q317];LEN([.Q317])-SEARCH(&quot; &quot;;[.Q317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62])" office:value-type="float" office:value="0" calcext:value-type="float">
            <text:p>0</text:p>
          </table:table-cell>
          <table:table-cell table:style-name="ce598" table:number-columns-repeated="3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0]=&quot;&quot;;&quot;&quot;;[.AB260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27" office:value-type="string" calcext:value-type="string">
            <text:p>Field Size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6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/>
          <table:table-cell table:style-name="ce97"/>
          <table:table-cell table:style-name="ce593" table:formula="of:=IF([.Q321]=&quot;&quot;;&quot;&quot;;[.Q321]&amp;&quot; &quot;&amp;flocm_in)">
            <text:p/>
          </table:table-cell>
          <table:table-cell table:style-name="ce593" table:formula="of:=IF([.R321]=&quot;&quot;;&quot;&quot;;[.R321]&amp;&quot; &quot;&amp;flocm_in)">
            <text:p/>
          </table:table-cell>
          <table:table-cell table:style-name="ce593" table:formula="of:=IF([.S321]=&quot;&quot;;&quot;&quot;;[.S321]&amp;&quot; &quot;&amp;flocm_in)">
            <text:p/>
          </table:table-cell>
          <table:table-cell table:style-name="ce593" table:formula="of:=IF([.T321]=&quot;&quot;;&quot;&quot;;[.T321]&amp;&quot; &quot;&amp;flocm_in)">
            <text:p/>
          </table:table-cell>
          <table:table-cell table:style-name="ce593" table:formula="of:=IF([.U321]=&quot;&quot;;&quot;&quot;;[.U321]&amp;&quot; &quot;&amp;flocm_in)">
            <text:p/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2]=&quot;&quot;;&quot;&quot;;[.AB262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/>
          <table:table-cell table:style-name="ce84" table:formula="of:=[.P322]" office:value-type="string" office:string-value="Horizontal" calcext:value-type="string">
            <text:p>Horizontal</text:p>
          </table:table-cell>
          <table:table-cell table:style-name="ce594" table:formula="of:=IF([.Q322]=&quot;&quot;;&quot;&quot;;[.Q322])">
            <text:p/>
          </table:table-cell>
          <table:table-cell table:style-name="ce594" table:formula="of:=IF([.R322]=&quot;&quot;;&quot;&quot;;[.R322])">
            <text:p/>
          </table:table-cell>
          <table:table-cell table:style-name="ce594" table:formula="of:=IF([.S322]=&quot;&quot;;&quot;&quot;;[.S322])">
            <text:p/>
          </table:table-cell>
          <table:table-cell table:style-name="ce594" table:formula="of:=IF([.T322]=&quot;&quot;;&quot;&quot;;[.T322])">
            <text:p/>
          </table:table-cell>
          <table:table-cell table:style-name="ce594" table:formula="of:=IF([.U322]=&quot;&quot;;&quot;&quot;;[.U322])">
            <text:p/>
          </table:table-cell>
          <table:table-cell table:style-name="ce427" table:number-columns-repeated="2"/>
          <table:table-cell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6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/>
          <table:table-cell table:style-name="ce84" table:formula="of:=[.P323]" office:value-type="string" office:string-value="Vertical" calcext:value-type="string">
            <text:p>Vertical</text:p>
          </table:table-cell>
          <table:table-cell table:style-name="ce594" table:formula="of:=IF([.Q323]=&quot;&quot;;&quot;&quot;;[.Q323])">
            <text:p/>
          </table:table-cell>
          <table:table-cell table:style-name="ce594" table:formula="of:=IF([.R323]=&quot;&quot;;&quot;&quot;;[.R323])">
            <text:p/>
          </table:table-cell>
          <table:table-cell table:style-name="ce594" table:formula="of:=IF([.S323]=&quot;&quot;;&quot;&quot;;[.S323])">
            <text:p/>
          </table:table-cell>
          <table:table-cell table:style-name="ce594" table:formula="of:=IF([.T323]=&quot;&quot;;&quot;&quot;;[.T323])">
            <text:p/>
          </table:table-cell>
          <table:table-cell table:style-name="ce594" table:formula="of:=IF([.U323]=&quot;&quot;;&quot;&quot;;[.U323])">
            <text:p/>
          </table:table-cell>
          <table:table-cell table:style-name="ce427" table:number-columns-repeated="2"/>
          <table:table-cell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4]=&quot;&quot;;&quot;&quot;;[.AB264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/>
          <table:table-cell table:style-name="ce84" table:formula="of:=[.P324]" office:value-type="string" office:string-value="Diagonal" calcext:value-type="string">
            <text:p>Diagonal</text:p>
          </table:table-cell>
          <table:table-cell table:style-name="ce594" table:formula="of:=IF([.Q324]=&quot;&quot;;&quot;&quot;;[.Q324])">
            <text:p/>
          </table:table-cell>
          <table:table-cell table:style-name="ce594" table:formula="of:=IF([.R324]=&quot;&quot;;&quot;&quot;;[.R324])">
            <text:p/>
          </table:table-cell>
          <table:table-cell table:style-name="ce594" table:formula="of:=IF([.S324]=&quot;&quot;;&quot;&quot;;[.S324])">
            <text:p/>
          </table:table-cell>
          <table:table-cell table:style-name="ce594" table:formula="of:=IF([.T324]=&quot;&quot;;&quot;&quot;;[.T324])">
            <text:p/>
          </table:table-cell>
          <table:table-cell table:style-name="ce594" table:formula="of:=IF([.U324]=&quot;&quot;;&quot;&quot;;[.U324])">
            <text:p/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6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/>
          <table:table-cell table:style-name="ce84" table:formula="of:=[.P325]" office:value-type="string" office:string-value="Acceptable" calcext:value-type="string">
            <text:p>Acceptable</text:p>
          </table:table-cell>
          <table:table-cell table:style-name="ce530" table:formula="of:=IF([.Q325]=&quot;&quot;;&quot;&quot;;[.Q325])" office:value-type="string" office:string-value="NA" calcext:value-type="string">
            <text:p>NA</text:p>
          </table:table-cell>
          <table:table-cell table:style-name="ce530" table:formula="of:=IF([.R325]=&quot;&quot;;&quot;&quot;;[.R325])" office:value-type="string" office:string-value="NA" calcext:value-type="string">
            <text:p>NA</text:p>
          </table:table-cell>
          <table:table-cell table:style-name="ce530" table:formula="of:=IF([.S325]=&quot;&quot;;&quot;&quot;;[.S325])" office:value-type="string" office:string-value="NA" calcext:value-type="string">
            <text:p>NA</text:p>
          </table:table-cell>
          <table:table-cell table:style-name="ce530" table:formula="of:=IF([.T325]=&quot;&quot;;&quot;&quot;;[.T325])" office:value-type="string" office:string-value="NA" calcext:value-type="string">
            <text:p>NA</text:p>
          </table:table-cell>
          <table:table-cell table:style-name="ce530" table:formula="of:=IF([.U325]=&quot;&quot;;&quot;&quot;;[.U325])" office:value-type="string" office:string-value="NA" calcext:value-type="string">
            <text:p>NA</text:p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6]=&quot;&quot;;&quot;&quot;;[.AB266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/>
          <table:table-cell table:style-name="ce528" table:formula="of:=[.Q326]" office:value-type="string" office:string-value="Criteria: " calcext:value-type="string">
            <text:p>Criteria: </text:p>
          </table:table-cell>
          <table:table-cell table:style-name="ce544" table:formula="of:=[.R326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7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2"/>
          <table:table-cell table:style-name="ce544"/>
          <table:table-cell table:number-columns-repeated="7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8]=&quot;&quot;;&quot;&quot;;[.AB268])">
            <text:p/>
          </table:table-cell>
          <table:table-cell table:style-name="ce710"/>
          <table:table-cell table:style-name="ce574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style-name="ce527" office:value-type="string" calcext:value-type="string">
            <text:p>Useful Beam Limitation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72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531" table:formula="of:=[.O328]">
            <text:p/>
          </table:table-cell>
          <table:table-cell table:style-name="ce97" office:value-type="string" calcext:value-type="string">
            <text:p>SID (cm)</text:p>
          </table:table-cell>
          <table:table-cell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0]=&quot;&quot;;&quot;&quot;;[.AB270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/>
          <table:table-cell table:style-name="ce97"/>
          <table:table-cell table:style-name="ce97" table:formula="of:=[.P330]" office:value-type="string" office:string-value="Measured" calcext:value-type="string">
            <text:p>Measured</text:p>
          </table:table-cell>
          <table:table-cell table:style-name="ce97" table:formula="of:=[.Q330]" office:value-type="string" office:string-value="Difference" calcext:value-type="string">
            <text:p>Difference</text:p>
          </table:table-cell>
          <table:table-cell table:style-name="ce97" table:formula="of:=[.R330]" office:value-type="string" office:string-value="Sum" calcext:value-type="string">
            <text:p>Sum</text:p>
          </table:table-cell>
          <table:table-cell table:number-columns-repeated="5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7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/>
          <table:table-cell table:style-name="ce513" table:formula="of:=[.O331]" office:value-type="string" office:string-value="Top" calcext:value-type="string">
            <text:p>Top</text:p>
          </table:table-cell>
          <table:table-cell table:style-name="ce547" table:formula="of:=[.P331]">
            <text:p/>
          </table:table-cell>
          <table:table-cell table:style-name="ce120" table:formula="of:=[.Q331]" table:number-columns-spanned="1" table:number-rows-spanned="2">
            <text:p/>
          </table:table-cell>
          <table:table-cell table:style-name="ce144" table:formula="of:=[.R331]" table:number-columns-spanned="1" table:number-rows-spanned="4">
            <text:p/>
          </table:table-cell>
          <table:table-cell table:style-name="ce427" table:number-columns-repeated="2"/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2]=&quot;&quot;;&quot;&quot;;[.AB272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/>
          <table:table-cell table:style-name="ce514" table:formula="of:=[.O332]" office:value-type="string" office:string-value="Bottom" calcext:value-type="string">
            <text:p>Bottom</text:p>
          </table:table-cell>
          <table:table-cell table:style-name="ce548" table:formula="of:=[.P332]">
            <text:p/>
          </table:table-cell>
          <table:covered-table-cell table:style-name="ce121"/>
          <table:covered-table-cell table:style-name="ce145"/>
          <table:table-cell table:style-name="ce427"/>
          <table:table-cell table:style-name="ce670" table:formula="of:=[.T333]" office:value-type="string" office:string-value="Acceptable" calcext:value-type="string">
            <text:p>Acceptable</text:p>
          </table:table-cell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7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/>
          <table:table-cell table:style-name="ce514" table:formula="of:=[.O333]" office:value-type="string" office:string-value="Left" calcext:value-type="string">
            <text:p>Left</text:p>
          </table:table-cell>
          <table:table-cell table:style-name="ce548" table:formula="of:=[.P333]">
            <text:p/>
          </table:table-cell>
          <table:table-cell table:style-name="ce122" table:formula="of:=[.Q333]" table:number-columns-spanned="1" table:number-rows-spanned="2">
            <text:p/>
          </table:table-cell>
          <table:covered-table-cell table:style-name="ce145"/>
          <table:table-cell/>
          <table:table-cell table:style-name="ce671" table:formula="of:=[.T334]">
            <text:p/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4]=&quot;&quot;;&quot;&quot;;[.AB274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/>
          <table:table-cell table:style-name="ce515" table:formula="of:=[.O334]" office:value-type="string" office:string-value="Right" calcext:value-type="string">
            <text:p>Right</text:p>
          </table:table-cell>
          <table:table-cell table:style-name="ce550" table:formula="of:=[.P334]">
            <text:p/>
          </table:table-cell>
          <table:covered-table-cell table:style-name="ce123"/>
          <table:covered-table-cell table:style-name="ce146"/>
          <table:table-cell table:number-columns-repeated="5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7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/>
          <table:table-cell table:style-name="ce528" table:formula="of:=[.O335]" office:value-type="string" office:string-value="Criteria:" calcext:value-type="string">
            <text:p>Criteria:</text:p>
          </table:table-cell>
          <table:table-cell table:style-name="ce595" table:formula="of:=[.P335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ce427" table:number-columns-repeated="7"/>
          <table:table-cell table:style-name="ce694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6]=&quot;&quot;;&quot;&quot;;[.AB276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2"/>
          <table:table-cell table:style-name="ce544" table:formula="of:=[.P336]" office:value-type="string" office:string-value="Sum of length and width differences is less than 4% SID" calcext:value-type="string">
            <text:p>Sum of length and width differences is less than 4% SID</text:p>
          </table:table-cell>
          <table:table-cell table:style-name="ce427" table:number-columns-repeated="7"/>
          <table:table-cell table:style-name="ce694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75"/>
          <table:table-cell table:style-name="ce851" table:formula="of:=LEN([.Q38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formula="of:=[.P337]" office:value-type="string" office:string-value="Comments:" calcext:value-type="string">
            <text:p>Comments:</text:p>
          </table:table-cell>
          <table:table-cell table:style-name="ce536" table:formula="of:=IF([.Q337]=&quot;&quot;;&quot;&quot;;IF(LEN([.Q337])&lt;=135;[.Q337];IF(LEN([.Q337])&lt;=260;LEFT([.Q337];SEARCH(&quot; &quot;;[.Q337];125));LEFT([.Q337];SEARCH(&quot; &quot;;[.Q337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545" table:formula="of:=IF(LEN([.Q337])&lt;=135;&quot;&quot;;IF(LEN([.Q337])&lt;=260;RIGHT([.Q337];LEN([.Q337])-SEARCH(&quot; &quot;;[.Q337];125));MID([.Q337];SEARCH(&quot; &quot;;[.Q337];130);IF(LEN([.Q337])&lt;=265;LEN([.Q337]);SEARCH(&quot; &quot;;[.Q337];255)-SEARCH(&quot; &quot;;[.Q337];130)))))">
            <text:p/>
          </table:table-cell>
          <table:table-cell table:style-name="ce575" table:number-columns-repeated="8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/>
          <table:table-cell table:style-name="ce545" table:formula="of:=IF(LEN([.Q337])&lt;=265;&quot;&quot;;RIGHT([.Q337];LEN([.Q337])-SEARCH(&quot; &quot;;[.Q337];255)))">
            <text:p/>
          </table:table-cell>
          <table:table-cell table:style-name="ce575" table:number-columns-repeated="8"/>
          <table:table-cell table:style-name="ce702"/>
          <table:table-cell table:number-columns-repeated="6"/>
          <table:table-cell table:style-name="ce645" office:value-type="string" calcext:value-type="string">
            <text:p>Comments Page 2</text:p>
          </table:table-cell>
          <table:table-cell table:number-columns-repeated="100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427" table:number-columns-repeated="10"/>
          <table:table-cell table:style-name="ce694"/>
          <table:table-cell/>
          <table:table-cell table:style-name="ce712"/>
          <table:table-cell table:style-name="ce494" table:number-columns-repeated="3"/>
          <table:table-cell table:style-name="ce855" office:value-type="string" calcext:value-type="string">
            <text:p>Previous Year Comments</text:p>
          </table:table-cell>
          <table:table-cell table:style-name="ce494" table:number-columns-repeated="5"/>
          <table:table-cell table:style-name="ce509"/>
          <table:table-cell table:number-columns-repeated="999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830"/>
          <table:table-cell table:style-name="ce850"/>
          <table:table-cell table:style-name="ce870" table:formula="of:=IF([.AB277]=&quot;&quot;;&quot;&quot;;[.AB277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86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9]=&quot;&quot;;&quot;&quot;;[.AB279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88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1]=&quot;&quot;;&quot;&quot;;[.AB281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90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3]=&quot;&quot;;&quot;&quot;;[.AB283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92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5]=&quot;&quot;;&quot;&quot;;[.AB285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94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7]=&quot;&quot;;&quot;&quot;;[.AB287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9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60" office:value-type="string" calcext:value-type="string">
            <text:p>Comments Page 1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9]=&quot;&quot;;&quot;&quot;;[.AB289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9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/>
          <table:table-cell table:style-name="ce562" table:formula="of:=IF([.Q344]=&quot;&quot;;&quot;&quot;;IF(LEN([.Q344])&lt;=135;[.Q344];IF(LEN([.Q344])&lt;=260;LEFT([.Q344];SEARCH(&quot; &quot;;[.Q344];125));LEFT([.Q344];SEARCH(&quot; &quot;;[.Q344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1]=&quot;&quot;;&quot;&quot;;[.AB291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/>
          <table:table-cell table:style-name="ce563" table:formula="of:=IF(LEN([.Q344])&lt;=135;&quot;&quot;;IF(LEN([.Q344])&lt;=260;RIGHT([.Q344];LEN([.Q344])-SEARCH(&quot; &quot;;[.Q344];125));MID([.Q344];SEARCH(&quot; &quot;;[.Q344];130);IF(LEN([.Q344])&lt;=265;LEN([.Q344]);SEARCH(&quot; &quot;;[.Q344];255)-SEARCH(&quot; &quot;;[.Q344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0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/>
          <table:table-cell table:style-name="ce563" table:formula="of:=IF(LEN([.Q344])&lt;=265;&quot;&quot;;RIGHT([.Q344];LEN([.Q344])-SEARCH(&quot; &quot;;[.Q344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3]=&quot;&quot;;&quot;&quot;;[.AB293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/>
          <table:table-cell table:style-name="ce562" table:formula="of:=IF([.Q346]=&quot;&quot;;&quot;&quot;;IF(LEN([.Q346])&lt;=135;[.Q346];IF(LEN([.Q346])&lt;=260;LEFT([.Q346];SEARCH(&quot; &quot;;[.Q346];125));LEFT([.Q346];SEARCH(&quot; &quot;;[.Q346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02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/>
          <table:table-cell table:style-name="ce563" table:formula="of:=IF(LEN([.Q346])&lt;=135;&quot;&quot;;IF(LEN([.Q346])&lt;=260;RIGHT([.Q346];LEN([.Q346])-SEARCH(&quot; &quot;;[.Q346];125));MID([.Q346];SEARCH(&quot; &quot;;[.Q346];130);IF(LEN([.Q346])&lt;=265;LEN([.Q346]);SEARCH(&quot; &quot;;[.Q346];255)-SEARCH(&quot; &quot;;[.Q346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5]=&quot;&quot;;&quot;&quot;;[.AB295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/>
          <table:table-cell table:style-name="ce563" table:formula="of:=IF(LEN([.Q346])&lt;=265;&quot;&quot;;RIGHT([.Q346];LEN([.Q346])-SEARCH(&quot; &quot;;[.Q346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0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/>
          <table:table-cell table:style-name="ce562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7]=&quot;&quot;;&quot;&quot;;[.AB297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/>
          <table:table-cell table:style-name="ce563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0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/>
          <table:table-cell table:style-name="ce563" table:formula="of:=IF(LEN([.Q348])&lt;=265;&quot;&quot;;RIGHT([.Q348];LEN([.Q348])-SEARCH(&quot; &quot;;[.Q348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9]=&quot;&quot;;&quot;&quot;;[.AB299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/>
          <table:table-cell table:style-name="ce562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0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/>
          <table:table-cell table:style-name="ce563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1]=&quot;&quot;;&quot;&quot;;[.AB301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/>
          <table:table-cell table:style-name="ce563" table:formula="of:=IF(LEN([.Q350])&lt;=265;&quot;&quot;;RIGHT([.Q350];LEN([.Q350])-SEARCH(&quot; &quot;;[.Q350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1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/>
          <table:table-cell table:style-name="ce562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3]=&quot;&quot;;&quot;&quot;;[.AB303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/>
          <table:table-cell table:style-name="ce563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12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/>
          <table:table-cell table:style-name="ce563" table:formula="of:=IF(LEN([.Q352])&lt;=265;&quot;&quot;;RIGHT([.Q352];LEN([.Q352])-SEARCH(&quot; &quot;;[.Q352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5]=&quot;&quot;;&quot;&quot;;[.AB305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/>
          <table:table-cell table:style-name="ce562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1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/>
          <table:table-cell table:style-name="ce563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7]=&quot;&quot;;&quot;&quot;;[.AB307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/>
          <table:table-cell table:style-name="ce563" table:formula="of:=IF(LEN([.Q354])&lt;=265;&quot;&quot;;RIGHT([.Q354];LEN([.Q354])-SEARCH(&quot; &quot;;[.Q354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1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/>
          <table:table-cell table:style-name="ce562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9]=&quot;&quot;;&quot;&quot;;[.AB309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/>
          <table:table-cell table:style-name="ce563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1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/>
          <table:table-cell table:style-name="ce563" table:formula="of:=IF(LEN([.Q356])&lt;=265;&quot;&quot;;RIGHT([.Q356];LEN([.Q356])-SEARCH(&quot; &quot;;[.Q356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11]=&quot;&quot;;&quot;&quot;;[.AB311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62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2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63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13]=&quot;&quot;;&quot;&quot;;[.AB313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63" table:formula="of:=IF(LEN([.Q358])&lt;=265;&quot;&quot;;RIGHT([.Q358];LEN([.Q358])-SEARCH(&quot; &quot;;[.Q358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75"/>
          <table:table-cell table:style-name="ce851" table:formula="of:=LEN([.Q422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62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63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63" table:formula="of:=IF(LEN([.Q360])&lt;=265;&quot;&quot;;RIGHT([.Q360];LEN([.Q360])-SEARCH(&quot; &quot;;[.Q360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544"/>
          <table:table-cell table:number-columns-repeated="1009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/>
          <table:table-cell table:style-name="ce562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563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563" table:formula="of:=IF(LEN([.Q362])&lt;=265;&quot;&quot;;RIGHT([.Q362];LEN([.Q362])-SEARCH(&quot; &quot;;[.Q36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/>
          <table:table-cell table:style-name="ce562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/>
          <table:table-cell table:style-name="ce563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/>
          <table:table-cell table:style-name="ce563" table:formula="of:=IF(LEN([.Q364])&lt;=265;&quot;&quot;;RIGHT([.Q364];LEN([.Q364])-SEARCH(&quot; &quot;;[.Q364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/>
          <table:table-cell table:style-name="ce562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544"/>
          <table:table-cell table:number-columns-repeated="1009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/>
          <table:table-cell table:style-name="ce563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597" table:number-columns-repeated="8"/>
          <table:table-cell table:style-name="ce686"/>
          <table:table-cell table:number-columns-repeated="4"/>
          <table:table-cell table:style-name="ce37"/>
          <table:table-cell table:number-columns-repeated="1006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/>
          <table:table-cell table:style-name="ce563" table:formula="of:=IF(LEN([.Q366])&lt;=265;&quot;&quot;;RIGHT([.Q366];LEN([.Q366])-SEARCH(&quot; &quot;;[.Q36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/>
          <table:table-cell table:style-name="ce562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/>
          <table:table-cell table:style-name="ce563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/>
          <table:table-cell table:style-name="ce563" table:formula="of:=IF(LEN([.Q368])&lt;=265;&quot;&quot;;RIGHT([.Q368];LEN([.Q368])-SEARCH(&quot; &quot;;[.Q36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/>
          <table:table-cell table:style-name="ce562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/>
          <table:table-cell table:style-name="ce563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/>
          <table:table-cell table:style-name="ce563" table:formula="of:=IF(LEN([.Q370])&lt;=265;&quot;&quot;;RIGHT([.Q370];LEN([.Q370])-SEARCH(&quot; &quot;;[.Q37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/>
          <table:table-cell table:style-name="ce562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/>
          <table:table-cell table:style-name="ce563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/>
          <table:table-cell table:style-name="ce563" table:formula="of:=IF(LEN([.Q372])&lt;=265;&quot;&quot;;RIGHT([.Q372];LEN([.Q372])-SEARCH(&quot; &quot;;[.Q37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/>
          <table:table-cell table:style-name="ce562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/>
          <table:table-cell table:style-name="ce563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/>
          <table:table-cell table:style-name="ce563" table:formula="of:=IF(LEN([.Q374])&lt;=265;&quot;&quot;;RIGHT([.Q374];LEN([.Q374])-SEARCH(&quot; &quot;;[.Q374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562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563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/>
          <table:table-cell table:style-name="ce563" table:formula="of:=IF(LEN([.Q376])&lt;=265;&quot;&quot;;RIGHT([.Q376];LEN([.Q376])-SEARCH(&quot; &quot;;[.Q37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/>
          <table:table-cell table:style-name="ce562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/>
          <table:table-cell table:style-name="ce563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/>
          <table:table-cell table:style-name="ce563" table:formula="of:=IF(LEN([.Q378])&lt;=265;&quot;&quot;;RIGHT([.Q378];LEN([.Q378])-SEARCH(&quot; &quot;;[.Q37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/>
          <table:table-cell table:style-name="ce562" table:formula="of:=IF([.Q380]=&quot;&quot;;&quot;&quot;;IF(LEN([.Q380])&lt;=135;[.Q380];IF(LEN([.Q380])&lt;=260;LEFT([.Q380];SEARCH(&quot; &quot;;[.Q380];125));LEFT([.Q380];SEARCH(&quot; &quot;;[.Q38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/>
          <table:table-cell table:style-name="ce563" table:formula="of:=IF(LEN([.Q380])&lt;=135;&quot;&quot;;IF(LEN([.Q380])&lt;=260;RIGHT([.Q380];LEN([.Q380])-SEARCH(&quot; &quot;;[.Q380];125));MID([.Q380];SEARCH(&quot; &quot;;[.Q380];130);IF(LEN([.Q380])&lt;=265;LEN([.Q380]);SEARCH(&quot; &quot;;[.Q380];255)-SEARCH(&quot; &quot;;[.Q38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/>
          <table:table-cell table:style-name="ce563" table:formula="of:=IF(LEN([.Q380])&lt;=265;&quot;&quot;;RIGHT([.Q380];LEN([.Q380])-SEARCH(&quot; &quot;;[.Q38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60" office:value-type="string" calcext:value-type="string">
            <text:p>Comments Page 2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/>
          <table:table-cell table:style-name="ce562" table:formula="of:=IF([.Q386]=&quot;&quot;;&quot;&quot;;IF(LEN([.Q386])&lt;=135;[.Q386];IF(LEN([.Q386])&lt;=260;LEFT([.Q386];SEARCH(&quot; &quot;;[.Q386];125));LEFT([.Q386];SEARCH(&quot; &quot;;[.Q386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/>
          <table:table-cell table:style-name="ce563" table:formula="of:=IF(LEN([.Q386])&lt;=135;&quot;&quot;;IF(LEN([.Q386])&lt;=260;RIGHT([.Q386];LEN([.Q386])-SEARCH(&quot; &quot;;[.Q386];125));MID([.Q386];SEARCH(&quot; &quot;;[.Q386];130);IF(LEN([.Q386])&lt;=265;LEN([.Q386]);SEARCH(&quot; &quot;;[.Q386];255)-SEARCH(&quot; &quot;;[.Q386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/>
          <table:table-cell table:style-name="ce563" table:formula="of:=IF(LEN([.Q386])&lt;=265;&quot;&quot;;RIGHT([.Q386];LEN([.Q386])-SEARCH(&quot; &quot;;[.Q38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/>
          <table:table-cell table:style-name="ce562" table:formula="of:=IF([.Q388]=&quot;&quot;;&quot;&quot;;IF(LEN([.Q388])&lt;=135;[.Q388];IF(LEN([.Q388])&lt;=260;LEFT([.Q388];SEARCH(&quot; &quot;;[.Q388];125));LEFT([.Q388];SEARCH(&quot; &quot;;[.Q38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/>
          <table:table-cell table:style-name="ce563" table:formula="of:=IF(LEN([.Q388])&lt;=135;&quot;&quot;;IF(LEN([.Q388])&lt;=260;RIGHT([.Q388];LEN([.Q388])-SEARCH(&quot; &quot;;[.Q388];125));MID([.Q388];SEARCH(&quot; &quot;;[.Q388];130);IF(LEN([.Q388])&lt;=265;LEN([.Q388]);SEARCH(&quot; &quot;;[.Q388];255)-SEARCH(&quot; &quot;;[.Q38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/>
          <table:table-cell table:style-name="ce563" table:formula="of:=IF(LEN([.Q388])&lt;=265;&quot;&quot;;RIGHT([.Q388];LEN([.Q388])-SEARCH(&quot; &quot;;[.Q38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/>
          <table:table-cell table:style-name="ce562" table:formula="of:=IF([.Q390]=&quot;&quot;;&quot;&quot;;IF(LEN([.Q390])&lt;=135;[.Q390];IF(LEN([.Q390])&lt;=260;LEFT([.Q390];SEARCH(&quot; &quot;;[.Q390];125));LEFT([.Q390];SEARCH(&quot; &quot;;[.Q39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/>
          <table:table-cell table:style-name="ce563" table:formula="of:=IF(LEN([.Q390])&lt;=135;&quot;&quot;;IF(LEN([.Q390])&lt;=260;RIGHT([.Q390];LEN([.Q390])-SEARCH(&quot; &quot;;[.Q390];125));MID([.Q390];SEARCH(&quot; &quot;;[.Q390];130);IF(LEN([.Q390])&lt;=265;LEN([.Q390]);SEARCH(&quot; &quot;;[.Q390];255)-SEARCH(&quot; &quot;;[.Q39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/>
          <table:table-cell table:style-name="ce563" table:formula="of:=IF(LEN([.Q390])&lt;=265;&quot;&quot;;RIGHT([.Q390];LEN([.Q390])-SEARCH(&quot; &quot;;[.Q39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/>
          <table:table-cell table:style-name="ce562" table:formula="of:=IF([.Q392]=&quot;&quot;;&quot;&quot;;IF(LEN([.Q392])&lt;=135;[.Q392];IF(LEN([.Q392])&lt;=260;LEFT([.Q392];SEARCH(&quot; &quot;;[.Q392];125));LEFT([.Q392];SEARCH(&quot; &quot;;[.Q39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/>
          <table:table-cell table:style-name="ce563" table:formula="of:=IF(LEN([.Q392])&lt;=135;&quot;&quot;;IF(LEN([.Q392])&lt;=260;RIGHT([.Q392];LEN([.Q392])-SEARCH(&quot; &quot;;[.Q392];125));MID([.Q392];SEARCH(&quot; &quot;;[.Q392];130);IF(LEN([.Q392])&lt;=265;LEN([.Q392]);SEARCH(&quot; &quot;;[.Q392];255)-SEARCH(&quot; &quot;;[.Q39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/>
          <table:table-cell table:style-name="ce563" table:formula="of:=IF(LEN([.Q392])&lt;=265;&quot;&quot;;RIGHT([.Q392];LEN([.Q392])-SEARCH(&quot; &quot;;[.Q39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/>
          <table:table-cell table:style-name="ce562" table:formula="of:=IF([.Q394]=&quot;&quot;;&quot;&quot;;IF(LEN([.Q394])&lt;=135;[.Q394];IF(LEN([.Q394])&lt;=260;LEFT([.Q394];SEARCH(&quot; &quot;;[.Q394];125));LEFT([.Q394];SEARCH(&quot; &quot;;[.Q394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/>
          <table:table-cell table:style-name="ce563" table:formula="of:=IF(LEN([.Q394])&lt;=135;&quot;&quot;;IF(LEN([.Q394])&lt;=260;RIGHT([.Q394];LEN([.Q394])-SEARCH(&quot; &quot;;[.Q394];125));MID([.Q394];SEARCH(&quot; &quot;;[.Q394];130);IF(LEN([.Q394])&lt;=265;LEN([.Q394]);SEARCH(&quot; &quot;;[.Q394];255)-SEARCH(&quot; &quot;;[.Q394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/>
          <table:table-cell table:style-name="ce563" table:formula="of:=IF(LEN([.Q394])&lt;=265;&quot;&quot;;RIGHT([.Q394];LEN([.Q394])-SEARCH(&quot; &quot;;[.Q394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/>
          <table:table-cell table:style-name="ce562" table:formula="of:=IF([.Q396]=&quot;&quot;;&quot;&quot;;IF(LEN([.Q396])&lt;=135;[.Q396];IF(LEN([.Q396])&lt;=260;LEFT([.Q396];SEARCH(&quot; &quot;;[.Q396];125));LEFT([.Q396];SEARCH(&quot; &quot;;[.Q396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/>
          <table:table-cell table:style-name="ce563" table:formula="of:=IF(LEN([.Q396])&lt;=135;&quot;&quot;;IF(LEN([.Q396])&lt;=260;RIGHT([.Q396];LEN([.Q396])-SEARCH(&quot; &quot;;[.Q396];125));MID([.Q396];SEARCH(&quot; &quot;;[.Q396];130);IF(LEN([.Q396])&lt;=265;LEN([.Q396]);SEARCH(&quot; &quot;;[.Q396];255)-SEARCH(&quot; &quot;;[.Q396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/>
          <table:table-cell table:style-name="ce563" table:formula="of:=IF(LEN([.Q396])&lt;=265;&quot;&quot;;RIGHT([.Q396];LEN([.Q396])-SEARCH(&quot; &quot;;[.Q39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/>
          <table:table-cell table:style-name="ce562" table:formula="of:=IF([.Q398]=&quot;&quot;;&quot;&quot;;IF(LEN([.Q398])&lt;=135;[.Q398];IF(LEN([.Q398])&lt;=260;LEFT([.Q398];SEARCH(&quot; &quot;;[.Q398];125));LEFT([.Q398];SEARCH(&quot; &quot;;[.Q39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/>
          <table:table-cell table:style-name="ce563" table:formula="of:=IF(LEN([.Q398])&lt;=135;&quot;&quot;;IF(LEN([.Q398])&lt;=260;RIGHT([.Q398];LEN([.Q398])-SEARCH(&quot; &quot;;[.Q398];125));MID([.Q398];SEARCH(&quot; &quot;;[.Q398];130);IF(LEN([.Q398])&lt;=265;LEN([.Q398]);SEARCH(&quot; &quot;;[.Q398];255)-SEARCH(&quot; &quot;;[.Q39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/>
          <table:table-cell table:style-name="ce563" table:formula="of:=IF(LEN([.Q398])&lt;=265;&quot;&quot;;RIGHT([.Q398];LEN([.Q398])-SEARCH(&quot; &quot;;[.Q39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62" table:formula="of:=IF([.Q400]=&quot;&quot;;&quot;&quot;;IF(LEN([.Q400])&lt;=135;[.Q400];IF(LEN([.Q400])&lt;=260;LEFT([.Q400];SEARCH(&quot; &quot;;[.Q400];125));LEFT([.Q400];SEARCH(&quot; &quot;;[.Q40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63" table:formula="of:=IF(LEN([.Q400])&lt;=135;&quot;&quot;;IF(LEN([.Q400])&lt;=260;RIGHT([.Q400];LEN([.Q400])-SEARCH(&quot; &quot;;[.Q400];125));MID([.Q400];SEARCH(&quot; &quot;;[.Q400];130);IF(LEN([.Q400])&lt;=265;LEN([.Q400]);SEARCH(&quot; &quot;;[.Q400];255)-SEARCH(&quot; &quot;;[.Q40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63" table:formula="of:=IF(LEN([.Q400])&lt;=265;&quot;&quot;;RIGHT([.Q400];LEN([.Q400])-SEARCH(&quot; &quot;;[.Q40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62" table:formula="of:=IF([.Q402]=&quot;&quot;;&quot;&quot;;IF(LEN([.Q402])&lt;=135;[.Q402];IF(LEN([.Q402])&lt;=260;LEFT([.Q402];SEARCH(&quot; &quot;;[.Q402];125));LEFT([.Q402];SEARCH(&quot; &quot;;[.Q40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63" table:formula="of:=IF(LEN([.Q402])&lt;=135;&quot;&quot;;IF(LEN([.Q402])&lt;=260;RIGHT([.Q402];LEN([.Q402])-SEARCH(&quot; &quot;;[.Q402];125));MID([.Q402];SEARCH(&quot; &quot;;[.Q402];130);IF(LEN([.Q402])&lt;=265;LEN([.Q402]);SEARCH(&quot; &quot;;[.Q402];255)-SEARCH(&quot; &quot;;[.Q40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63" table:formula="of:=IF(LEN([.Q402])&lt;=265;&quot;&quot;;RIGHT([.Q402];LEN([.Q402])-SEARCH(&quot; &quot;;[.Q40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/>
          <table:table-cell table:style-name="ce562" table:formula="of:=IF([.Q404]=&quot;&quot;;&quot;&quot;;IF(LEN([.Q404])&lt;=135;[.Q404];IF(LEN([.Q404])&lt;=260;LEFT([.Q404];SEARCH(&quot; &quot;;[.Q404];125));LEFT([.Q404];SEARCH(&quot; &quot;;[.Q404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563" table:formula="of:=IF(LEN([.Q404])&lt;=135;&quot;&quot;;IF(LEN([.Q404])&lt;=260;RIGHT([.Q404];LEN([.Q404])-SEARCH(&quot; &quot;;[.Q404];125));MID([.Q404];SEARCH(&quot; &quot;;[.Q404];130);IF(LEN([.Q404])&lt;=265;LEN([.Q404]);SEARCH(&quot; &quot;;[.Q404];255)-SEARCH(&quot; &quot;;[.Q404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563" table:formula="of:=IF(LEN([.Q404])&lt;=265;&quot;&quot;;RIGHT([.Q404];LEN([.Q404])-SEARCH(&quot; &quot;;[.Q404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/>
          <table:table-cell table:style-name="ce562" table:formula="of:=IF([.Q406]=&quot;&quot;;&quot;&quot;;IF(LEN([.Q406])&lt;=135;[.Q406];IF(LEN([.Q406])&lt;=260;LEFT([.Q406];SEARCH(&quot; &quot;;[.Q406];125));LEFT([.Q406];SEARCH(&quot; &quot;;[.Q406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/>
          <table:table-cell table:style-name="ce563" table:formula="of:=IF(LEN([.Q406])&lt;=135;&quot;&quot;;IF(LEN([.Q406])&lt;=260;RIGHT([.Q406];LEN([.Q406])-SEARCH(&quot; &quot;;[.Q406];125));MID([.Q406];SEARCH(&quot; &quot;;[.Q406];130);IF(LEN([.Q406])&lt;=265;LEN([.Q406]);SEARCH(&quot; &quot;;[.Q406];255)-SEARCH(&quot; &quot;;[.Q406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/>
          <table:table-cell table:style-name="ce563" table:formula="of:=IF(LEN([.Q406])&lt;=265;&quot;&quot;;RIGHT([.Q406];LEN([.Q406])-SEARCH(&quot; &quot;;[.Q40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/>
          <table:table-cell table:style-name="ce562" table:formula="of:=IF([.Q408]=&quot;&quot;;&quot;&quot;;IF(LEN([.Q408])&lt;=135;[.Q408];IF(LEN([.Q408])&lt;=260;LEFT([.Q408];SEARCH(&quot; &quot;;[.Q408];125));LEFT([.Q408];SEARCH(&quot; &quot;;[.Q40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/>
          <table:table-cell table:style-name="ce563" table:formula="of:=IF(LEN([.Q408])&lt;=135;&quot;&quot;;IF(LEN([.Q408])&lt;=260;RIGHT([.Q408];LEN([.Q408])-SEARCH(&quot; &quot;;[.Q408];125));MID([.Q408];SEARCH(&quot; &quot;;[.Q408];130);IF(LEN([.Q408])&lt;=265;LEN([.Q408]);SEARCH(&quot; &quot;;[.Q408];255)-SEARCH(&quot; &quot;;[.Q40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/>
          <table:table-cell table:style-name="ce563" table:formula="of:=IF(LEN([.Q408])&lt;=265;&quot;&quot;;RIGHT([.Q408];LEN([.Q408])-SEARCH(&quot; &quot;;[.Q40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/>
          <table:table-cell table:style-name="ce562" table:formula="of:=IF([.Q410]=&quot;&quot;;&quot;&quot;;IF(LEN([.Q410])&lt;=135;[.Q410];IF(LEN([.Q410])&lt;=260;LEFT([.Q410];SEARCH(&quot; &quot;;[.Q410];125));LEFT([.Q410];SEARCH(&quot; &quot;;[.Q41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/>
          <table:table-cell table:style-name="ce563" table:formula="of:=IF(LEN([.Q410])&lt;=135;&quot;&quot;;IF(LEN([.Q410])&lt;=260;RIGHT([.Q410];LEN([.Q410])-SEARCH(&quot; &quot;;[.Q410];125));MID([.Q410];SEARCH(&quot; &quot;;[.Q410];130);IF(LEN([.Q410])&lt;=265;LEN([.Q410]);SEARCH(&quot; &quot;;[.Q410];255)-SEARCH(&quot; &quot;;[.Q41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/>
          <table:table-cell table:style-name="ce563" table:formula="of:=IF(LEN([.Q410])&lt;=265;&quot;&quot;;RIGHT([.Q410];LEN([.Q410])-SEARCH(&quot; &quot;;[.Q41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/>
          <table:table-cell table:style-name="ce562" table:formula="of:=IF([.Q412]=&quot;&quot;;&quot;&quot;;IF(LEN([.Q412])&lt;=135;[.Q412];IF(LEN([.Q412])&lt;=260;LEFT([.Q412];SEARCH(&quot; &quot;;[.Q412];125));LEFT([.Q412];SEARCH(&quot; &quot;;[.Q41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/>
          <table:table-cell table:style-name="ce563" table:formula="of:=IF(LEN([.Q412])&lt;=135;&quot;&quot;;IF(LEN([.Q412])&lt;=260;RIGHT([.Q412];LEN([.Q412])-SEARCH(&quot; &quot;;[.Q412];125));MID([.Q412];SEARCH(&quot; &quot;;[.Q412];130);IF(LEN([.Q412])&lt;=265;LEN([.Q412]);SEARCH(&quot; &quot;;[.Q412];255)-SEARCH(&quot; &quot;;[.Q41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/>
          <table:table-cell table:style-name="ce563" table:formula="of:=IF(LEN([.Q412])&lt;=265;&quot;&quot;;RIGHT([.Q412];LEN([.Q412])-SEARCH(&quot; &quot;;[.Q41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/>
          <table:table-cell table:style-name="ce562" table:formula="of:=IF([.Q414]=&quot;&quot;;&quot;&quot;;IF(LEN([.Q414])&lt;=135;[.Q414];IF(LEN([.Q414])&lt;=260;LEFT([.Q414];SEARCH(&quot; &quot;;[.Q414];125));LEFT([.Q414];SEARCH(&quot; &quot;;[.Q414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/>
          <table:table-cell table:style-name="ce563" table:formula="of:=IF(LEN([.Q414])&lt;=135;&quot;&quot;;IF(LEN([.Q414])&lt;=260;RIGHT([.Q414];LEN([.Q414])-SEARCH(&quot; &quot;;[.Q414];125));MID([.Q414];SEARCH(&quot; &quot;;[.Q414];130);IF(LEN([.Q414])&lt;=265;LEN([.Q414]);SEARCH(&quot; &quot;;[.Q414];255)-SEARCH(&quot; &quot;;[.Q414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/>
          <table:table-cell table:style-name="ce563" table:formula="of:=IF(LEN([.Q414])&lt;=265;&quot;&quot;;RIGHT([.Q414];LEN([.Q414])-SEARCH(&quot; &quot;;[.Q414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/>
          <table:table-cell table:style-name="ce562" table:formula="of:=IF([.Q416]=&quot;&quot;;&quot;&quot;;IF(LEN([.Q416])&lt;=135;[.Q416];IF(LEN([.Q416])&lt;=260;LEFT([.Q416];SEARCH(&quot; &quot;;[.Q416];125));LEFT([.Q416];SEARCH(&quot; &quot;;[.Q416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/>
          <table:table-cell table:style-name="ce563" table:formula="of:=IF(LEN([.Q416])&lt;=135;&quot;&quot;;IF(LEN([.Q416])&lt;=260;RIGHT([.Q416];LEN([.Q416])-SEARCH(&quot; &quot;;[.Q416];125));MID([.Q416];SEARCH(&quot; &quot;;[.Q416];130);IF(LEN([.Q416])&lt;=265;LEN([.Q416]);SEARCH(&quot; &quot;;[.Q416];255)-SEARCH(&quot; &quot;;[.Q416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/>
          <table:table-cell table:style-name="ce563" table:formula="of:=IF(LEN([.Q416])&lt;=265;&quot;&quot;;RIGHT([.Q416];LEN([.Q416])-SEARCH(&quot; &quot;;[.Q41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562" table:formula="of:=IF([.Q418]=&quot;&quot;;&quot;&quot;;IF(LEN([.Q418])&lt;=135;[.Q418];IF(LEN([.Q418])&lt;=260;LEFT([.Q418];SEARCH(&quot; &quot;;[.Q418];125));LEFT([.Q418];SEARCH(&quot; &quot;;[.Q41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563" table:formula="of:=IF(LEN([.Q418])&lt;=135;&quot;&quot;;IF(LEN([.Q418])&lt;=260;RIGHT([.Q418];LEN([.Q418])-SEARCH(&quot; &quot;;[.Q418];125));MID([.Q418];SEARCH(&quot; &quot;;[.Q418];130);IF(LEN([.Q418])&lt;=265;LEN([.Q418]);SEARCH(&quot; &quot;;[.Q418];255)-SEARCH(&quot; &quot;;[.Q41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/>
          <table:table-cell table:style-name="ce563" table:formula="of:=IF(LEN([.Q418])&lt;=265;&quot;&quot;;RIGHT([.Q418];LEN([.Q418])-SEARCH(&quot; &quot;;[.Q41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/>
          <table:table-cell table:style-name="ce562" table:formula="of:=IF([.Q420]=&quot;&quot;;&quot;&quot;;IF(LEN([.Q420])&lt;=135;[.Q420];IF(LEN([.Q420])&lt;=260;LEFT([.Q420];SEARCH(&quot; &quot;;[.Q420];125));LEFT([.Q420];SEARCH(&quot; &quot;;[.Q42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/>
          <table:table-cell table:style-name="ce563" table:formula="of:=IF(LEN([.Q420])&lt;=135;&quot;&quot;;IF(LEN([.Q420])&lt;=260;RIGHT([.Q420];LEN([.Q420])-SEARCH(&quot; &quot;;[.Q420];125));MID([.Q420];SEARCH(&quot; &quot;;[.Q420];130);IF(LEN([.Q420])&lt;=265;LEN([.Q420]);SEARCH(&quot; &quot;;[.Q420];255)-SEARCH(&quot; &quot;;[.Q42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/>
          <table:table-cell table:style-name="ce563" table:formula="of:=IF(LEN([.Q420])&lt;=265;&quot;&quot;;RIGHT([.Q420];LEN([.Q420])-SEARCH(&quot; &quot;;[.Q42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/>
          <table:table-cell table:style-name="ce562" table:formula="of:=IF([.Q422]=&quot;&quot;;&quot;&quot;;IF(LEN([.Q422])&lt;=135;[.Q422];IF(LEN([.Q422])&lt;=260;LEFT([.Q422];SEARCH(&quot; &quot;;[.Q422];125));LEFT([.Q422];SEARCH(&quot; &quot;;[.Q42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/>
          <table:table-cell table:style-name="ce563" table:formula="of:=IF(LEN([.Q422])&lt;=135;&quot;&quot;;IF(LEN([.Q422])&lt;=260;RIGHT([.Q422];LEN([.Q422])-SEARCH(&quot; &quot;;[.Q422];125));MID([.Q422];SEARCH(&quot; &quot;;[.Q422];130);IF(LEN([.Q422])&lt;=265;LEN([.Q422]);SEARCH(&quot; &quot;;[.Q422];255)-SEARCH(&quot; &quot;;[.Q42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/>
          <table:table-cell table:style-name="ce563" table:formula="of:=IF(LEN([.Q422])&lt;=265;&quot;&quot;;RIGHT([.Q422];LEN([.Q422])-SEARCH(&quot; &quot;;[.Q42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534" office:value-type="string" calcext:value-type="string">
            <text:p>Radiation Output – Fluoroscopy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534" table:formula="of:=IF([.$U$137]=1;&quot;Radiation Output - Pulse Fluoroscopy&quot;;&quot;Radiation Output – Digital Acquisition&quot;)" office:value-type="string" office:string-value="Radiation Output - Pulse Fluoroscopy" calcext:value-type="string">
            <text:p>Radiation Output - Pulse Fluoroscopy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534" office:value-type="string" calcext:value-type="string">
            <text:p>Contrast Resolution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5"/>
          <table:table-cell table:style-name="ce565"/>
          <table:table-cell table:style-name="ce398" table:number-columns-repeated="4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78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W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P$7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 Fluoro.U126:Fluoro.V126 Fluoro.X126:Fluoro.Y126 Fluoro.R158:Fluoro.S158 Fluoro.U158:Fluoro.V158 Fluoro.X158:Fluoro.Y158 Fluoro.X181:Fluoro.X181 Fluoro.V236:Fluoro.V236 Fluoro.S335:Fluoro.T335 Fluoro.Q363:Fluoro.U363 Fluoro.T372:Fluoro.T372">
            <calcext:condition calcext:apply-style-name="Pass" calcext:value="=&quot;YES&quot;" calcext:base-cell-address="Fluoro.Q126"/>
            <calcext:condition calcext:apply-style-name="Fail" calcext:value="=&quot;NO&quot;" calcext:base-cell-address="Fluoro.Q126"/>
          </calcext:conditional-format>
          <calcext:conditional-format calcext:target-range-address="Fluoro.Q278:Fluoro.Q285 Fluoro.T278:Fluoro.T285 Fluoro.W278:Fluoro.W285">
            <calcext:condition calcext:apply-style-name="Pass" calcext:value="between(-0.4,0.4)" calcext:base-cell-address="Fluoro.Q278"/>
            <calcext:condition calcext:apply-style-name="Fail" calcext:value="not-between(-0.4,0.4)" calcext:base-cell-address="Fluoro.Q278"/>
          </calcext:conditional-format>
        </calcext:conditional-formats>
      </table:table>
      <table:table table:name="ExpCharts" table:style-name="ta1" table:print-ranges="ExpCharts.B1:ExpCharts.M132">
        <table:table-column table:style-name="co1" table:number-columns-repeated="2" table:default-cell-style-name="ce427"/>
        <table:table-column table:style-name="co2" table:number-columns-repeated="1022" table:default-cell-style-name="ce427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467" table:number-columns-repeated="11"/>
          <table:table-cell table:style-name="ce692" table:formula="of:=[Fluoro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467" table:number-columns-repeated="6"/>
          <table:table-cell table:style-name="ce646" table:formula="of:=[Fluoro.$H$68]" office:value-type="string" office:string-value="Inspection Results" calcext:value-type="string">
            <text:p>Inspection Results</text:p>
          </table:table-cell>
          <table:table-cell table:style-name="ce467" table:number-columns-repeated="4"/>
          <table:table-cell table:style-name="ce528" table:formula="of:=[Fluoro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table:formula="of:=[Fluoro.C201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398" table:number-columns-repeated="9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Fluoro.C202]" office:value-type="string" office:string-value="Image" calcext:value-type="string">
            <text:p>Image</text:p>
          </table:table-cell>
          <table:table-cell table:style-name="ce517" table:formula="of:=[Fluoro.D202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Fluoro.C203]" office:value-type="string" office:string-value="Mode" calcext:value-type="string">
            <text:p>Mode</text:p>
          </table:table-cell>
          <table:table-cell table:style-name="ce517" table:formula="of:=[Fluoro.D203]" office:value-type="string" office:string-value="Attenuator" calcext:value-type="string">
            <text:p>Attenuator</text:p>
          </table:table-cell>
          <table:table-cell table:style-name="ce78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97" table:formula="of:=[Fluoro.F203]" office:value-type="float" office:value="0" calcext:value-type="float">
            <text:p>0.00</text:p>
          </table:covered-table-cell>
          <table:covered-table-cell table:style-name="ce622" table:formula="of:=[Fluoro.G203]" office:value-type="float" office:value="0" calcext:value-type="float">
            <text:p>0.00</text:p>
          </table:covered-table-cell>
          <table:table-cell table:style-name="ce78" table:formula="of:=[Fluoro.H203]" table:number-columns-spanned="3" table:number-rows-spanned="1">
            <text:p/>
          </table:table-cell>
          <table:covered-table-cell table:style-name="ce97" table:formula="of:=[Fluoro.I203]" office:value-type="float" office:value="0" calcext:value-type="float">
            <text:p>0.00</text:p>
          </table:covered-table-cell>
          <table:covered-table-cell table:style-name="ce622" table:formula="of:=[Fluoro.J203]" office:value-type="float" office:value="0" calcext:value-type="float">
            <text:p>0.00</text:p>
          </table:covered-table-cell>
          <table:table-cell table:style-name="ce206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97" table:formula="of:=[Fluoro.L203]" office:value-type="float" office:value="0" calcext:value-type="float">
            <text:p>0.00</text:p>
          </table:covered-table-cell>
          <table:covered-table-cell table:style-name="ce335" table:formula="of:=[Fluoro.M203]" office:value-type="float" office:value="0" calcext:value-type="float">
            <text:p>0.00</text:p>
          </table:covered-table-cell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8" table:formula="of:=[Fluoro.C204]" office:value-type="string" office:string-value="(cm)" calcext:value-type="string">
            <text:p>(cm)</text:p>
          </table:table-cell>
          <table:table-cell table:style-name="ce518" table:formula="of:=[Fluoro.D204]" office:value-type="string" office:string-value="(cm)" calcext:value-type="string">
            <text:p>(cm)</text:p>
          </table:table-cell>
          <table:table-cell table:style-name="ce571" table:formula="of:=[Fluoro.E204]" office:value-type="string" office:string-value="kVp" calcext:value-type="string">
            <text:p>kVp</text:p>
          </table:table-cell>
          <table:table-cell table:style-name="ce609" table:formula="of:=[Fluoro.F204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H204]" office:value-type="string" office:string-value="kVp" calcext:value-type="string">
            <text:p>kVp</text:p>
          </table:table-cell>
          <table:table-cell table:style-name="ce609" table:formula="of:=[Fluoro.I204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K204]" office:value-type="string" office:string-value="kVp" calcext:value-type="string">
            <text:p>kVp</text:p>
          </table:table-cell>
          <table:table-cell table:style-name="ce609" table:formula="of:=[Fluoro.L204]" office:value-type="string" office:string-value="mA" calcext:value-type="string">
            <text:p>mA</text:p>
          </table:table-cell>
          <table:table-cell table:style-name="ce335" office:value-type="string" calcext:value-type="string">
            <text:p>R/min</text:p>
          </table:table-cell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05]" office:value-type="float" office:value="10" calcext:value-type="float">
            <text:p>10.00</text:p>
          </table:table-cell>
          <table:table-cell table:style-name="ce513" table:formula="of:=[Fluoro.E205]" office:value-type="float" office:value="0" calcext:value-type="float">
            <text:p>0.00</text:p>
          </table:table-cell>
          <table:table-cell table:style-name="ce538" table:formula="of:=[Fluoro.F205]" office:value-type="float" office:value="0" calcext:value-type="float">
            <text:p>0.00</text:p>
          </table:table-cell>
          <table:table-cell table:style-name="ce624" table:formula="of:=IF([Fluoro.G205]=&quot;&quot;;&quot;&quot;;[Fluoro.G205]*0.1145)" office:value-type="float" office:value="0" calcext:value-type="float">
            <text:p>0.00</text:p>
          </table:table-cell>
          <table:table-cell table:style-name="ce513" table:formula="of:=[Fluoro.H205]" office:value-type="float" office:value="0" calcext:value-type="float">
            <text:p>0.00</text:p>
          </table:table-cell>
          <table:table-cell table:style-name="ce538" table:formula="of:=[Fluoro.I205]" office:value-type="float" office:value="0" calcext:value-type="float">
            <text:p>0.00</text:p>
          </table:table-cell>
          <table:table-cell table:style-name="ce624" table:formula="of:=IF([Fluoro.J205]=&quot;&quot;;&quot;&quot;;[Fluoro.J205]*0.1145)" office:value-type="float" office:value="0" calcext:value-type="float">
            <text:p>0.00</text:p>
          </table:table-cell>
          <table:table-cell table:style-name="ce513" table:formula="of:=[Fluoro.K205]" office:value-type="float" office:value="0" calcext:value-type="float">
            <text:p>0.00</text:p>
          </table:table-cell>
          <table:table-cell table:style-name="ce538" table:formula="of:=[Fluoro.L205]" office:value-type="float" office:value="0" calcext:value-type="float">
            <text:p>0.00</text:p>
          </table:table-cell>
          <table:table-cell table:style-name="ce696" table:formula="of:=IF([Fluoro.M205]=&quot;&quot;;&quot;&quot;;[Fluoro.M205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 table:formula="of:=[Fluoro.C206]" office:value-type="float" office:value="0" calcext:value-type="float">
            <text:p>0.00</text:p>
          </table:covered-table-cell>
          <table:table-cell table:style-name="ce517" table:formula="of:=[Fluoro.D206]" office:value-type="float" office:value="20" calcext:value-type="float">
            <text:p>20.00</text:p>
          </table:table-cell>
          <table:table-cell table:style-name="ce514" table:formula="of:=[Fluoro.E206]" office:value-type="float" office:value="0" calcext:value-type="float">
            <text:p>0.00</text:p>
          </table:table-cell>
          <table:table-cell table:style-name="ce530" table:formula="of:=[Fluoro.F206]" office:value-type="float" office:value="0" calcext:value-type="float">
            <text:p>0.00</text:p>
          </table:table-cell>
          <table:table-cell table:style-name="ce625" table:formula="of:=IF([Fluoro.G206]=&quot;&quot;;&quot;&quot;;[Fluoro.G206]*0.1145)" office:value-type="float" office:value="0" calcext:value-type="float">
            <text:p>0.00</text:p>
          </table:table-cell>
          <table:table-cell table:style-name="ce514" table:formula="of:=[Fluoro.H206]" office:value-type="float" office:value="0" calcext:value-type="float">
            <text:p>0.00</text:p>
          </table:table-cell>
          <table:table-cell table:style-name="ce530" table:formula="of:=[Fluoro.I206]" office:value-type="float" office:value="0" calcext:value-type="float">
            <text:p>0.00</text:p>
          </table:table-cell>
          <table:table-cell table:style-name="ce625" table:formula="of:=IF([Fluoro.J206]=&quot;&quot;;&quot;&quot;;[Fluoro.J206]*0.1145)" office:value-type="float" office:value="0" calcext:value-type="float">
            <text:p>0.00</text:p>
          </table:table-cell>
          <table:table-cell table:style-name="ce514" table:formula="of:=[Fluoro.K206]" office:value-type="float" office:value="0" calcext:value-type="float">
            <text:p>0.00</text:p>
          </table:table-cell>
          <table:table-cell table:style-name="ce530" table:formula="of:=[Fluoro.L206]" office:value-type="float" office:value="0" calcext:value-type="float">
            <text:p>0.00</text:p>
          </table:table-cell>
          <table:table-cell table:style-name="ce697" table:formula="of:=IF([Fluoro.M206]=&quot;&quot;;&quot;&quot;;[Fluoro.M206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 table:formula="of:=[Fluoro.C207]" office:value-type="float" office:value="0" calcext:value-type="float">
            <text:p>0.00</text:p>
          </table:covered-table-cell>
          <table:table-cell table:style-name="ce518" table:formula="of:=[Fluoro.D207]" office:value-type="float" office:value="30" calcext:value-type="float">
            <text:p>30.00</text:p>
          </table:table-cell>
          <table:table-cell table:style-name="ce515" table:formula="of:=[Fluoro.E207]" office:value-type="float" office:value="0" calcext:value-type="float">
            <text:p>0.00</text:p>
          </table:table-cell>
          <table:table-cell table:style-name="ce539" table:formula="of:=[Fluoro.F207]" office:value-type="float" office:value="0" calcext:value-type="float">
            <text:p>0.00</text:p>
          </table:table-cell>
          <table:table-cell table:style-name="ce626" table:formula="of:=IF([Fluoro.G207]=&quot;&quot;;&quot;&quot;;[Fluoro.G207]*0.1145)" office:value-type="float" office:value="0" calcext:value-type="float">
            <text:p>0.00</text:p>
          </table:table-cell>
          <table:table-cell table:style-name="ce515" table:formula="of:=[Fluoro.H207]" office:value-type="float" office:value="0" calcext:value-type="float">
            <text:p>0.00</text:p>
          </table:table-cell>
          <table:table-cell table:style-name="ce539" table:formula="of:=[Fluoro.I207]" office:value-type="float" office:value="0" calcext:value-type="float">
            <text:p>0.00</text:p>
          </table:table-cell>
          <table:table-cell table:style-name="ce626" table:formula="of:=IF([Fluoro.J207]=&quot;&quot;;&quot;&quot;;[Fluoro.J207]*0.1145)" office:value-type="float" office:value="0" calcext:value-type="float">
            <text:p>0.00</text:p>
          </table:table-cell>
          <table:table-cell table:style-name="ce515" table:formula="of:=[Fluoro.K207]" office:value-type="float" office:value="0" calcext:value-type="float">
            <text:p>0.00</text:p>
          </table:table-cell>
          <table:table-cell table:style-name="ce539" table:formula="of:=[Fluoro.L207]" office:value-type="float" office:value="0" calcext:value-type="float">
            <text:p>0.00</text:p>
          </table:table-cell>
          <table:table-cell table:style-name="ce698" table:formula="of:=IF([Fluoro.M207]=&quot;&quot;;&quot;&quot;;[Fluoro.M207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08]" office:value-type="float" office:value="10" calcext:value-type="float">
            <text:p>10.00</text:p>
          </table:table-cell>
          <table:table-cell table:style-name="ce513" table:formula="of:=[Fluoro.E208]" office:value-type="float" office:value="0" calcext:value-type="float">
            <text:p>0.00</text:p>
          </table:table-cell>
          <table:table-cell table:style-name="ce538" table:formula="of:=[Fluoro.F208]" office:value-type="float" office:value="0" calcext:value-type="float">
            <text:p>0.00</text:p>
          </table:table-cell>
          <table:table-cell table:style-name="ce624" table:formula="of:=IF([Fluoro.G208]=&quot;&quot;;&quot;&quot;;[Fluoro.G208]*0.1145)" office:value-type="float" office:value="0" calcext:value-type="float">
            <text:p>0.00</text:p>
          </table:table-cell>
          <table:table-cell table:style-name="ce513" table:formula="of:=[Fluoro.H208]" office:value-type="float" office:value="0" calcext:value-type="float">
            <text:p>0.00</text:p>
          </table:table-cell>
          <table:table-cell table:style-name="ce538" table:formula="of:=[Fluoro.I208]" office:value-type="float" office:value="0" calcext:value-type="float">
            <text:p>0.00</text:p>
          </table:table-cell>
          <table:table-cell table:style-name="ce624" table:formula="of:=IF([Fluoro.J208]=&quot;&quot;;&quot;&quot;;[Fluoro.J208]*0.1145)" office:value-type="float" office:value="0" calcext:value-type="float">
            <text:p>0.00</text:p>
          </table:table-cell>
          <table:table-cell table:style-name="ce513" table:formula="of:=[Fluoro.K208]" office:value-type="float" office:value="0" calcext:value-type="float">
            <text:p>0.00</text:p>
          </table:table-cell>
          <table:table-cell table:style-name="ce538" table:formula="of:=[Fluoro.L208]" office:value-type="float" office:value="0" calcext:value-type="float">
            <text:p>0.00</text:p>
          </table:table-cell>
          <table:table-cell table:style-name="ce696" table:formula="of:=IF([Fluoro.M208]=&quot;&quot;;&quot;&quot;;[Fluoro.M208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 table:formula="of:=[Fluoro.C209]" office:value-type="float" office:value="0" calcext:value-type="float">
            <text:p>0.00</text:p>
          </table:covered-table-cell>
          <table:table-cell table:style-name="ce517" table:formula="of:=[Fluoro.D209]" office:value-type="float" office:value="20" calcext:value-type="float">
            <text:p>20.00</text:p>
          </table:table-cell>
          <table:table-cell table:style-name="ce514" table:formula="of:=[Fluoro.E209]" office:value-type="float" office:value="0" calcext:value-type="float">
            <text:p>0.00</text:p>
          </table:table-cell>
          <table:table-cell table:style-name="ce530" table:formula="of:=[Fluoro.F209]" office:value-type="float" office:value="0" calcext:value-type="float">
            <text:p>0.00</text:p>
          </table:table-cell>
          <table:table-cell table:style-name="ce625" table:formula="of:=IF([Fluoro.G209]=&quot;&quot;;&quot;&quot;;[Fluoro.G209]*0.1145)" office:value-type="float" office:value="0" calcext:value-type="float">
            <text:p>0.00</text:p>
          </table:table-cell>
          <table:table-cell table:style-name="ce514" table:formula="of:=[Fluoro.H209]" office:value-type="float" office:value="0" calcext:value-type="float">
            <text:p>0.00</text:p>
          </table:table-cell>
          <table:table-cell table:style-name="ce530" table:formula="of:=[Fluoro.I209]" office:value-type="float" office:value="0" calcext:value-type="float">
            <text:p>0.00</text:p>
          </table:table-cell>
          <table:table-cell table:style-name="ce625" table:formula="of:=IF([Fluoro.J209]=&quot;&quot;;&quot;&quot;;[Fluoro.J209]*0.1145)" office:value-type="float" office:value="0" calcext:value-type="float">
            <text:p>0.00</text:p>
          </table:table-cell>
          <table:table-cell table:style-name="ce514" table:formula="of:=[Fluoro.K209]" office:value-type="float" office:value="0" calcext:value-type="float">
            <text:p>0.00</text:p>
          </table:table-cell>
          <table:table-cell table:style-name="ce530" table:formula="of:=[Fluoro.L209]" office:value-type="float" office:value="0" calcext:value-type="float">
            <text:p>0.00</text:p>
          </table:table-cell>
          <table:table-cell table:style-name="ce697" table:formula="of:=IF([Fluoro.M209]=&quot;&quot;;&quot;&quot;;[Fluoro.M209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 table:formula="of:=[Fluoro.C210]" office:value-type="float" office:value="0" calcext:value-type="float">
            <text:p>0.00</text:p>
          </table:covered-table-cell>
          <table:table-cell table:style-name="ce518" table:formula="of:=[Fluoro.D210]" office:value-type="float" office:value="30" calcext:value-type="float">
            <text:p>30.00</text:p>
          </table:table-cell>
          <table:table-cell table:style-name="ce515" table:formula="of:=[Fluoro.E210]" office:value-type="float" office:value="0" calcext:value-type="float">
            <text:p>0.00</text:p>
          </table:table-cell>
          <table:table-cell table:style-name="ce539" table:formula="of:=[Fluoro.F210]" office:value-type="float" office:value="0" calcext:value-type="float">
            <text:p>0.00</text:p>
          </table:table-cell>
          <table:table-cell table:style-name="ce626" table:formula="of:=IF([Fluoro.G210]=&quot;&quot;;&quot;&quot;;[Fluoro.G210]*0.1145)" office:value-type="float" office:value="0" calcext:value-type="float">
            <text:p>0.00</text:p>
          </table:table-cell>
          <table:table-cell table:style-name="ce515" table:formula="of:=[Fluoro.H210]" office:value-type="float" office:value="0" calcext:value-type="float">
            <text:p>0.00</text:p>
          </table:table-cell>
          <table:table-cell table:style-name="ce539" table:formula="of:=[Fluoro.I210]" office:value-type="float" office:value="0" calcext:value-type="float">
            <text:p>0.00</text:p>
          </table:table-cell>
          <table:table-cell table:style-name="ce626" table:formula="of:=IF([Fluoro.J210]=&quot;&quot;;&quot;&quot;;[Fluoro.J210]*0.1145)" office:value-type="float" office:value="0" calcext:value-type="float">
            <text:p>0.00</text:p>
          </table:table-cell>
          <table:table-cell table:style-name="ce515" table:formula="of:=[Fluoro.K210]" office:value-type="float" office:value="0" calcext:value-type="float">
            <text:p>0.00</text:p>
          </table:table-cell>
          <table:table-cell table:style-name="ce539" table:formula="of:=[Fluoro.L210]" office:value-type="float" office:value="0" calcext:value-type="float">
            <text:p>0.00</text:p>
          </table:table-cell>
          <table:table-cell table:style-name="ce698" table:formula="of:=IF([Fluoro.M210]=&quot;&quot;;&quot;&quot;;[Fluoro.M210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11]" office:value-type="float" office:value="10" calcext:value-type="float">
            <text:p>10.00</text:p>
          </table:table-cell>
          <table:table-cell table:style-name="ce513" table:formula="of:=[Fluoro.E211]" office:value-type="float" office:value="0" calcext:value-type="float">
            <text:p>0.00</text:p>
          </table:table-cell>
          <table:table-cell table:style-name="ce538" table:formula="of:=[Fluoro.F211]" office:value-type="float" office:value="0" calcext:value-type="float">
            <text:p>0.00</text:p>
          </table:table-cell>
          <table:table-cell table:style-name="ce624" table:formula="of:=IF([Fluoro.G211]=&quot;&quot;;&quot;&quot;;[Fluoro.G211]*0.1145)" office:value-type="float" office:value="0" calcext:value-type="float">
            <text:p>0.00</text:p>
          </table:table-cell>
          <table:table-cell table:style-name="ce513" table:formula="of:=[Fluoro.H211]" office:value-type="float" office:value="0" calcext:value-type="float">
            <text:p>0.00</text:p>
          </table:table-cell>
          <table:table-cell table:style-name="ce538" table:formula="of:=[Fluoro.I211]" office:value-type="float" office:value="0" calcext:value-type="float">
            <text:p>0.00</text:p>
          </table:table-cell>
          <table:table-cell table:style-name="ce624" table:formula="of:=IF([Fluoro.J211]=&quot;&quot;;&quot;&quot;;[Fluoro.J211]*0.1145)" office:value-type="float" office:value="0" calcext:value-type="float">
            <text:p>0.00</text:p>
          </table:table-cell>
          <table:table-cell table:style-name="ce513" table:formula="of:=[Fluoro.K211]" office:value-type="float" office:value="0" calcext:value-type="float">
            <text:p>0.00</text:p>
          </table:table-cell>
          <table:table-cell table:style-name="ce538" table:formula="of:=[Fluoro.L211]" office:value-type="float" office:value="0" calcext:value-type="float">
            <text:p>0.00</text:p>
          </table:table-cell>
          <table:table-cell table:style-name="ce696" table:formula="of:=IF([Fluoro.M211]=&quot;&quot;;&quot;&quot;;[Fluoro.M211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 table:formula="of:=[Fluoro.C212]" office:value-type="float" office:value="0" calcext:value-type="float">
            <text:p>0.00</text:p>
          </table:covered-table-cell>
          <table:table-cell table:style-name="ce517" table:formula="of:=[Fluoro.D212]" office:value-type="float" office:value="20" calcext:value-type="float">
            <text:p>20.00</text:p>
          </table:table-cell>
          <table:table-cell table:style-name="ce514" table:formula="of:=[Fluoro.E212]" office:value-type="float" office:value="0" calcext:value-type="float">
            <text:p>0.00</text:p>
          </table:table-cell>
          <table:table-cell table:style-name="ce530" table:formula="of:=[Fluoro.F212]" office:value-type="float" office:value="0" calcext:value-type="float">
            <text:p>0.00</text:p>
          </table:table-cell>
          <table:table-cell table:style-name="ce625" table:formula="of:=IF([Fluoro.G212]=&quot;&quot;;&quot;&quot;;[Fluoro.G212]*0.1145)" office:value-type="float" office:value="0" calcext:value-type="float">
            <text:p>0.00</text:p>
          </table:table-cell>
          <table:table-cell table:style-name="ce514" table:formula="of:=[Fluoro.H212]" office:value-type="float" office:value="0" calcext:value-type="float">
            <text:p>0.00</text:p>
          </table:table-cell>
          <table:table-cell table:style-name="ce530" table:formula="of:=[Fluoro.I212]" office:value-type="float" office:value="0" calcext:value-type="float">
            <text:p>0.00</text:p>
          </table:table-cell>
          <table:table-cell table:style-name="ce625" table:formula="of:=IF([Fluoro.J212]=&quot;&quot;;&quot;&quot;;[Fluoro.J212]*0.1145)" office:value-type="float" office:value="0" calcext:value-type="float">
            <text:p>0.00</text:p>
          </table:table-cell>
          <table:table-cell table:style-name="ce514" table:formula="of:=[Fluoro.K212]" office:value-type="float" office:value="0" calcext:value-type="float">
            <text:p>0.00</text:p>
          </table:table-cell>
          <table:table-cell table:style-name="ce530" table:formula="of:=[Fluoro.L212]" office:value-type="float" office:value="0" calcext:value-type="float">
            <text:p>0.00</text:p>
          </table:table-cell>
          <table:table-cell table:style-name="ce697" table:formula="of:=IF([Fluoro.M212]=&quot;&quot;;&quot;&quot;;[Fluoro.M212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 table:formula="of:=[Fluoro.C213]" office:value-type="float" office:value="0" calcext:value-type="float">
            <text:p>0.00</text:p>
          </table:covered-table-cell>
          <table:table-cell table:style-name="ce518" table:formula="of:=[Fluoro.D213]" office:value-type="float" office:value="30" calcext:value-type="float">
            <text:p>30.00</text:p>
          </table:table-cell>
          <table:table-cell table:style-name="ce515" table:formula="of:=[Fluoro.E213]" office:value-type="float" office:value="0" calcext:value-type="float">
            <text:p>0.00</text:p>
          </table:table-cell>
          <table:table-cell table:style-name="ce539" table:formula="of:=[Fluoro.F213]" office:value-type="float" office:value="0" calcext:value-type="float">
            <text:p>0.00</text:p>
          </table:table-cell>
          <table:table-cell table:style-name="ce626" table:formula="of:=IF([Fluoro.G213]=&quot;&quot;;&quot;&quot;;[Fluoro.G213]*0.1145)" office:value-type="float" office:value="0" calcext:value-type="float">
            <text:p>0.00</text:p>
          </table:table-cell>
          <table:table-cell table:style-name="ce515" table:formula="of:=[Fluoro.H213]" office:value-type="float" office:value="0" calcext:value-type="float">
            <text:p>0.00</text:p>
          </table:table-cell>
          <table:table-cell table:style-name="ce539" table:formula="of:=[Fluoro.I213]" office:value-type="float" office:value="0" calcext:value-type="float">
            <text:p>0.00</text:p>
          </table:table-cell>
          <table:table-cell table:style-name="ce626" table:formula="of:=IF([Fluoro.J213]=&quot;&quot;;&quot;&quot;;[Fluoro.J213]*0.1145)" office:value-type="float" office:value="0" calcext:value-type="float">
            <text:p>0.00</text:p>
          </table:table-cell>
          <table:table-cell table:style-name="ce515" table:formula="of:=[Fluoro.K213]" office:value-type="float" office:value="0" calcext:value-type="float">
            <text:p>0.00</text:p>
          </table:table-cell>
          <table:table-cell table:style-name="ce539" table:formula="of:=[Fluoro.L213]" office:value-type="float" office:value="0" calcext:value-type="float">
            <text:p>0.00</text:p>
          </table:table-cell>
          <table:table-cell table:style-name="ce698" table:formula="of:=IF([Fluoro.M213]=&quot;&quot;;&quot;&quot;;[Fluoro.M213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14]" office:value-type="float" office:value="10" calcext:value-type="float">
            <text:p>10.00</text:p>
          </table:table-cell>
          <table:table-cell table:style-name="ce513" table:formula="of:=[Fluoro.E214]" office:value-type="float" office:value="0" calcext:value-type="float">
            <text:p>0.00</text:p>
          </table:table-cell>
          <table:table-cell table:style-name="ce538" table:formula="of:=[Fluoro.F214]" office:value-type="float" office:value="0" calcext:value-type="float">
            <text:p>0.00</text:p>
          </table:table-cell>
          <table:table-cell table:style-name="ce624" table:formula="of:=IF([Fluoro.G214]=&quot;&quot;;&quot;&quot;;[Fluoro.G214]*0.1145)" office:value-type="float" office:value="0" calcext:value-type="float">
            <text:p>0.00</text:p>
          </table:table-cell>
          <table:table-cell table:style-name="ce513" table:formula="of:=[Fluoro.H214]" office:value-type="float" office:value="0" calcext:value-type="float">
            <text:p>0.00</text:p>
          </table:table-cell>
          <table:table-cell table:style-name="ce538" table:formula="of:=[Fluoro.I214]" office:value-type="float" office:value="0" calcext:value-type="float">
            <text:p>0.00</text:p>
          </table:table-cell>
          <table:table-cell table:style-name="ce624" table:formula="of:=IF([Fluoro.J214]=&quot;&quot;;&quot;&quot;;[Fluoro.J214]*0.1145)" office:value-type="float" office:value="0" calcext:value-type="float">
            <text:p>0.00</text:p>
          </table:table-cell>
          <table:table-cell table:style-name="ce513" table:formula="of:=[Fluoro.K214]" office:value-type="float" office:value="0" calcext:value-type="float">
            <text:p>0.00</text:p>
          </table:table-cell>
          <table:table-cell table:style-name="ce538" table:formula="of:=[Fluoro.L214]" office:value-type="float" office:value="0" calcext:value-type="float">
            <text:p>0.00</text:p>
          </table:table-cell>
          <table:table-cell table:style-name="ce696" table:formula="of:=IF([Fluoro.M214]=&quot;&quot;;&quot;&quot;;[Fluoro.M214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 table:formula="of:=[Fluoro.C215]" office:value-type="float" office:value="0" calcext:value-type="float">
            <text:p>0.00</text:p>
          </table:covered-table-cell>
          <table:table-cell table:style-name="ce517" table:formula="of:=[Fluoro.D215]" office:value-type="float" office:value="20" calcext:value-type="float">
            <text:p>20.00</text:p>
          </table:table-cell>
          <table:table-cell table:style-name="ce514" table:formula="of:=[Fluoro.E215]" office:value-type="float" office:value="0" calcext:value-type="float">
            <text:p>0.00</text:p>
          </table:table-cell>
          <table:table-cell table:style-name="ce530" table:formula="of:=[Fluoro.F215]" office:value-type="float" office:value="0" calcext:value-type="float">
            <text:p>0.00</text:p>
          </table:table-cell>
          <table:table-cell table:style-name="ce625" table:formula="of:=IF([Fluoro.G215]=&quot;&quot;;&quot;&quot;;[Fluoro.G215]*0.1145)" office:value-type="float" office:value="0" calcext:value-type="float">
            <text:p>0.00</text:p>
          </table:table-cell>
          <table:table-cell table:style-name="ce514" table:formula="of:=[Fluoro.H215]" office:value-type="float" office:value="0" calcext:value-type="float">
            <text:p>0.00</text:p>
          </table:table-cell>
          <table:table-cell table:style-name="ce530" table:formula="of:=[Fluoro.I215]" office:value-type="float" office:value="0" calcext:value-type="float">
            <text:p>0.00</text:p>
          </table:table-cell>
          <table:table-cell table:style-name="ce625" table:formula="of:=IF([Fluoro.J215]=&quot;&quot;;&quot;&quot;;[Fluoro.J215]*0.1145)" office:value-type="float" office:value="0" calcext:value-type="float">
            <text:p>0.00</text:p>
          </table:table-cell>
          <table:table-cell table:style-name="ce514" table:formula="of:=[Fluoro.K215]" office:value-type="float" office:value="0" calcext:value-type="float">
            <text:p>0.00</text:p>
          </table:table-cell>
          <table:table-cell table:style-name="ce530" table:formula="of:=[Fluoro.L215]" office:value-type="float" office:value="0" calcext:value-type="float">
            <text:p>0.00</text:p>
          </table:table-cell>
          <table:table-cell table:style-name="ce697" table:formula="of:=IF([Fluoro.M215]=&quot;&quot;;&quot;&quot;;[Fluoro.M215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 table:formula="of:=[Fluoro.C216]" office:value-type="float" office:value="0" calcext:value-type="float">
            <text:p>0.00</text:p>
          </table:covered-table-cell>
          <table:table-cell table:style-name="ce518" table:formula="of:=[Fluoro.D216]" office:value-type="float" office:value="30" calcext:value-type="float">
            <text:p>30.00</text:p>
          </table:table-cell>
          <table:table-cell table:style-name="ce515" table:formula="of:=[Fluoro.E216]" office:value-type="float" office:value="0" calcext:value-type="float">
            <text:p>0.00</text:p>
          </table:table-cell>
          <table:table-cell table:style-name="ce539" table:formula="of:=[Fluoro.F216]" office:value-type="float" office:value="0" calcext:value-type="float">
            <text:p>0.00</text:p>
          </table:table-cell>
          <table:table-cell table:style-name="ce626" table:formula="of:=IF([Fluoro.G216]=&quot;&quot;;&quot;&quot;;[Fluoro.G216]*0.1145)" office:value-type="float" office:value="0" calcext:value-type="float">
            <text:p>0.00</text:p>
          </table:table-cell>
          <table:table-cell table:style-name="ce515" table:formula="of:=[Fluoro.H216]" office:value-type="float" office:value="0" calcext:value-type="float">
            <text:p>0.00</text:p>
          </table:table-cell>
          <table:table-cell table:style-name="ce539" table:formula="of:=[Fluoro.I216]" office:value-type="float" office:value="0" calcext:value-type="float">
            <text:p>0.00</text:p>
          </table:table-cell>
          <table:table-cell table:style-name="ce626" table:formula="of:=IF([Fluoro.J216]=&quot;&quot;;&quot;&quot;;[Fluoro.J216]*0.1145)" office:value-type="float" office:value="0" calcext:value-type="float">
            <text:p>0.00</text:p>
          </table:table-cell>
          <table:table-cell table:style-name="ce515" table:formula="of:=[Fluoro.K216]" office:value-type="float" office:value="0" calcext:value-type="float">
            <text:p>0.00</text:p>
          </table:table-cell>
          <table:table-cell table:style-name="ce539" table:formula="of:=[Fluoro.L216]" office:value-type="float" office:value="0" calcext:value-type="float">
            <text:p>0.00</text:p>
          </table:table-cell>
          <table:table-cell table:style-name="ce698" table:formula="of:=IF([Fluoro.M216]=&quot;&quot;;&quot;&quot;;[Fluoro.M216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17]" office:value-type="float" office:value="10" calcext:value-type="float">
            <text:p>10.00</text:p>
          </table:table-cell>
          <table:table-cell table:style-name="ce513" table:formula="of:=[Fluoro.E217]" office:value-type="float" office:value="0" calcext:value-type="float">
            <text:p>0.00</text:p>
          </table:table-cell>
          <table:table-cell table:style-name="ce538" table:formula="of:=[Fluoro.F217]" office:value-type="float" office:value="0" calcext:value-type="float">
            <text:p>0.00</text:p>
          </table:table-cell>
          <table:table-cell table:style-name="ce624" table:formula="of:=IF([Fluoro.G217]=&quot;&quot;;&quot;&quot;;[Fluoro.G217]*0.1145)" office:value-type="float" office:value="0" calcext:value-type="float">
            <text:p>0.00</text:p>
          </table:table-cell>
          <table:table-cell table:style-name="ce513" table:formula="of:=[Fluoro.H217]" office:value-type="float" office:value="0" calcext:value-type="float">
            <text:p>0.00</text:p>
          </table:table-cell>
          <table:table-cell table:style-name="ce538" table:formula="of:=[Fluoro.I217]" office:value-type="float" office:value="0" calcext:value-type="float">
            <text:p>0.00</text:p>
          </table:table-cell>
          <table:table-cell table:style-name="ce624" table:formula="of:=IF([Fluoro.J217]=&quot;&quot;;&quot;&quot;;[Fluoro.J217]*0.1145)" office:value-type="float" office:value="0" calcext:value-type="float">
            <text:p>0.00</text:p>
          </table:table-cell>
          <table:table-cell table:style-name="ce513" table:formula="of:=[Fluoro.K217]" office:value-type="float" office:value="0" calcext:value-type="float">
            <text:p>0.00</text:p>
          </table:table-cell>
          <table:table-cell table:style-name="ce538" table:formula="of:=[Fluoro.L217]" office:value-type="float" office:value="0" calcext:value-type="float">
            <text:p>0.00</text:p>
          </table:table-cell>
          <table:table-cell table:style-name="ce696" table:formula="of:=IF([Fluoro.M217]=&quot;&quot;;&quot;&quot;;[Fluoro.M217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 table:formula="of:=[Fluoro.C218]" office:value-type="float" office:value="0" calcext:value-type="float">
            <text:p>0.00</text:p>
          </table:covered-table-cell>
          <table:table-cell table:style-name="ce517" table:formula="of:=[Fluoro.D218]" office:value-type="float" office:value="20" calcext:value-type="float">
            <text:p>20.00</text:p>
          </table:table-cell>
          <table:table-cell table:style-name="ce514" table:formula="of:=[Fluoro.E218]" office:value-type="float" office:value="0" calcext:value-type="float">
            <text:p>0.00</text:p>
          </table:table-cell>
          <table:table-cell table:style-name="ce530" table:formula="of:=[Fluoro.F218]" office:value-type="float" office:value="0" calcext:value-type="float">
            <text:p>0.00</text:p>
          </table:table-cell>
          <table:table-cell table:style-name="ce625" table:formula="of:=IF([Fluoro.G218]=&quot;&quot;;&quot;&quot;;[Fluoro.G218]*0.1145)" office:value-type="float" office:value="0" calcext:value-type="float">
            <text:p>0.00</text:p>
          </table:table-cell>
          <table:table-cell table:style-name="ce514" table:formula="of:=[Fluoro.H218]" office:value-type="float" office:value="0" calcext:value-type="float">
            <text:p>0.00</text:p>
          </table:table-cell>
          <table:table-cell table:style-name="ce530" table:formula="of:=[Fluoro.I218]" office:value-type="float" office:value="0" calcext:value-type="float">
            <text:p>0.00</text:p>
          </table:table-cell>
          <table:table-cell table:style-name="ce625" table:formula="of:=IF([Fluoro.J218]=&quot;&quot;;&quot;&quot;;[Fluoro.J218]*0.1145)" office:value-type="float" office:value="0" calcext:value-type="float">
            <text:p>0.00</text:p>
          </table:table-cell>
          <table:table-cell table:style-name="ce514" table:formula="of:=[Fluoro.K218]" office:value-type="float" office:value="0" calcext:value-type="float">
            <text:p>0.00</text:p>
          </table:table-cell>
          <table:table-cell table:style-name="ce530" table:formula="of:=[Fluoro.L218]" office:value-type="float" office:value="0" calcext:value-type="float">
            <text:p>0.00</text:p>
          </table:table-cell>
          <table:table-cell table:style-name="ce697" table:formula="of:=IF([Fluoro.M218]=&quot;&quot;;&quot;&quot;;[Fluoro.M218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 table:formula="of:=[Fluoro.C219]" office:value-type="float" office:value="0" calcext:value-type="float">
            <text:p>0.00</text:p>
          </table:covered-table-cell>
          <table:table-cell table:style-name="ce518" table:formula="of:=[Fluoro.D219]" office:value-type="float" office:value="30" calcext:value-type="float">
            <text:p>30.00</text:p>
          </table:table-cell>
          <table:table-cell table:style-name="ce515" table:formula="of:=[Fluoro.E219]" office:value-type="float" office:value="0" calcext:value-type="float">
            <text:p>0.00</text:p>
          </table:table-cell>
          <table:table-cell table:style-name="ce539" table:formula="of:=[Fluoro.F219]" office:value-type="float" office:value="0" calcext:value-type="float">
            <text:p>0.00</text:p>
          </table:table-cell>
          <table:table-cell table:style-name="ce626" table:formula="of:=IF([Fluoro.G219]=&quot;&quot;;&quot;&quot;;[Fluoro.G219]*0.1145)" office:value-type="float" office:value="0" calcext:value-type="float">
            <text:p>0.00</text:p>
          </table:table-cell>
          <table:table-cell table:style-name="ce515" table:formula="of:=[Fluoro.H219]" office:value-type="float" office:value="0" calcext:value-type="float">
            <text:p>0.00</text:p>
          </table:table-cell>
          <table:table-cell table:style-name="ce539" table:formula="of:=[Fluoro.I219]" office:value-type="float" office:value="0" calcext:value-type="float">
            <text:p>0.00</text:p>
          </table:table-cell>
          <table:table-cell table:style-name="ce626" table:formula="of:=IF([Fluoro.J219]=&quot;&quot;;&quot;&quot;;[Fluoro.J219]*0.1145)" office:value-type="float" office:value="0" calcext:value-type="float">
            <text:p>0.00</text:p>
          </table:table-cell>
          <table:table-cell table:style-name="ce515" table:formula="of:=[Fluoro.K219]" office:value-type="float" office:value="0" calcext:value-type="float">
            <text:p>0.00</text:p>
          </table:table-cell>
          <table:table-cell table:style-name="ce539" table:formula="of:=[Fluoro.L219]" office:value-type="float" office:value="0" calcext:value-type="float">
            <text:p>0.00</text:p>
          </table:table-cell>
          <table:table-cell table:style-name="ce698" table:formula="of:=IF([Fluoro.M219]=&quot;&quot;;&quot;&quot;;[Fluoro.M219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Fluoro.D220]" office:value-type="string" office:string-value="max" calcext:value-type="string">
            <text:p>max</text:p>
          </table:table-cell>
          <table:table-cell table:style-name="ce572" table:formula="of:=[Fluoro.E220]" office:value-type="float" office:value="0" calcext:value-type="float">
            <text:p>0.00</text:p>
          </table:table-cell>
          <table:table-cell table:style-name="ce610" table:formula="of:=[Fluoro.F220]" office:value-type="float" office:value="0" calcext:value-type="float">
            <text:p>0.00</text:p>
          </table:table-cell>
          <table:table-cell table:style-name="ce627" table:formula="of:=IF([Fluoro.G220]=&quot;&quot;;&quot;&quot;;[Fluoro.G220]*0.1145)" office:value-type="float" office:value="0" calcext:value-type="float">
            <text:p>0.00</text:p>
          </table:table-cell>
          <table:table-cell table:style-name="ce572" table:formula="of:=[Fluoro.H220]" office:value-type="float" office:value="0" calcext:value-type="float">
            <text:p>0.00</text:p>
          </table:table-cell>
          <table:table-cell table:style-name="ce610" table:formula="of:=[Fluoro.I220]" office:value-type="float" office:value="0" calcext:value-type="float">
            <text:p>0.00</text:p>
          </table:table-cell>
          <table:table-cell table:style-name="ce627" table:formula="of:=IF([Fluoro.J220]=&quot;&quot;;&quot;&quot;;[Fluoro.J220]*0.1145)" office:value-type="float" office:value="0" calcext:value-type="float">
            <text:p>0.00</text:p>
          </table:table-cell>
          <table:table-cell table:style-name="ce681" table:formula="of:=[Fluoro.K220]" office:value-type="float" office:value="0" calcext:value-type="float">
            <text:p>0.00</text:p>
          </table:table-cell>
          <table:table-cell table:style-name="ce684" table:formula="of:=[Fluoro.L220]" office:value-type="float" office:value="0" calcext:value-type="float">
            <text:p>0.00</text:p>
          </table:table-cell>
          <table:table-cell table:style-name="ce699" table:formula="of:=IF([Fluoro.M220]=&quot;&quot;;&quot;&quot;;[Fluoro.M220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467"/>
          <table:table-cell table:style-name="ce542" table:formula="of:=[Fluoro.D222]" office:value-type="string" office:string-value="*Measured at:" calcext:value-type="string">
            <text:p>*Measured at:</text:p>
          </table:table-cell>
          <table:table-cell table:style-name="ce467"/>
          <table:table-cell table:style-name="ce611" table:formula="of:=[Fluoro.F222]" office:value-type="string" office:string-value="Acceptable:" calcext:value-type="string">
            <text:p>Acceptable:</text:p>
          </table:table-cell>
          <table:table-cell table:style-name="ce628" table:formula="of:=[Fluoro.G222]" office:value-type="string" office:string-value="NA" calcext:value-type="string">
            <text:p>NA</text:p>
          </table:table-cell>
          <table:table-cell table:style-name="ce467"/>
          <table:table-cell table:style-name="ce611" table:formula="of:=[Fluoro.I222]" office:value-type="string" office:string-value="Acceptable:" calcext:value-type="string">
            <text:p>Acceptable:</text:p>
          </table:table-cell>
          <table:table-cell table:style-name="ce628" table:formula="of:=[Fluoro.J222]" office:value-type="string" office:string-value="NA" calcext:value-type="string">
            <text:p>NA</text:p>
          </table:table-cell>
          <table:table-cell table:style-name="ce467"/>
          <table:table-cell table:style-name="ce611" table:formula="of:=[Fluoro.L222]" office:value-type="string" office:string-value="Acceptable:" calcext:value-type="string">
            <text:p>Acceptable:</text:p>
          </table:table-cell>
          <table:table-cell table:style-name="ce700" table:formula="of:=[Fluoro.M222]" office:value-type="string" office:string-value="YES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467"/>
          <table:table-cell table:style-name="ce543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467"/>
          <table:table-cell table:style-name="ce543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467"/>
          <table:table-cell table:style-name="ce543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467"/>
          <table:table-cell table:style-name="ce543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467"/>
          <table:table-cell table:style-name="ce528" table:formula="of:=[Fluoro.D227]" office:value-type="string" office:string-value="Criteria:" calcext:value-type="string">
            <text:p>Criteria:</text:p>
          </table:table-cell>
          <table:table-cell table:style-name="ce573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467"/>
          <table:table-cell table:style-name="ce544"/>
          <table:table-cell table:style-name="ce573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style-name="ce467"/>
          <table:table-cell table:style-name="ce467" table:formula="of:=[Fluoro.C229]" office:value-type="string" office:string-value="Comments:" calcext:value-type="string">
            <text:p>Comments:</text:p>
          </table:table-cell>
          <table:table-cell table:style-name="ce536" table:formula="of:=[Fluoro.D229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467" table:number-columns-repeated="2"/>
          <table:table-cell table:style-name="ce545" table:formula="of:=[Fluoro.D230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467" table:number-columns-repeated="2"/>
          <table:table-cell table:style-name="ce545" table:formula="of:=[Fluoro.D231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353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22" table:formula="of:=[Fluoro.C233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494" table:number-columns-repeated="9"/>
          <table:table-cell table:style-name="ce703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97" table:formula="of:=[Fluoro.C235]" office:value-type="string" office:string-value="Dose" calcext:value-type="string">
            <text:p>Dose</text:p>
          </table:table-cell>
          <table:table-cell table:style-name="ce97" table:formula="of:=[Fluoro.D235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97" table:formula="of:=[Fluoro.C236]" office:value-type="string" office:string-value="Level" calcext:value-type="string">
            <text:p>Level</text:p>
          </table:table-cell>
          <table:table-cell table:style-name="ce97" table:formula="of:=[Fluoro.D236]" office:value-type="string" office:string-value="Size (cm)" calcext:value-type="string">
            <text:p>Size (cm)</text:p>
          </table:table-cell>
          <table:table-cell table:style-name="ce97" table:formula="of:=[Fluoro.E236]" office:value-type="string" office:string-value="kVp" calcext:value-type="string">
            <text:p>kVp</text:p>
          </table:table-cell>
          <table:table-cell table:style-name="ce97" table:formula="of:=[Fluoro.F236]" office:value-type="string" office:string-value="mA" calcext:value-type="string">
            <text:p>mA</text:p>
          </table:table-cell>
          <table:table-cell table:style-name="ce97" office:value-type="string" calcext:value-type="string">
            <text:p>mR/min</text:p>
          </table:table-cell>
          <table:table-cell table:style-name="ce97" table:formula="of:=[Fluoro.H236]" office:value-type="string" office:string-value="nGy/frame" calcext:value-type="string">
            <text:p>nGy/frame</text:p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29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[Fluoro.D237]">
            <text:p/>
          </table:table-cell>
          <table:table-cell table:style-name="ce576" table:formula="of:=[Fluoro.E237]">
            <text:p/>
          </table:table-cell>
          <table:table-cell table:style-name="ce576" table:formula="of:=[Fluoro.F237]">
            <text:p/>
          </table:table-cell>
          <table:table-cell table:style-name="ce649" table:formula="of:=IF([Fluoro.G237]=&quot;&quot;;&quot;&quot;;[Fluoro.G237]*0.1145)">
            <text:p/>
          </table:table-cell>
          <table:table-cell table:style-name="ce649" table:formula="of:=[Fluoro.H237]">
            <text:p/>
          </table:table-cell>
          <table:table-cell table:style-name="ce467"/>
          <table:table-cell table:style-name="ce544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 table:formula="of:=[Fluoro.C238]" office:value-type="float" office:value="0" calcext:value-type="float">
            <text:p>0.00</text:p>
          </table:covered-table-cell>
          <table:table-cell table:style-name="ce548" table:formula="of:=[Fluoro.D238]">
            <text:p/>
          </table:table-cell>
          <table:table-cell table:style-name="ce577" table:formula="of:=[Fluoro.E238]">
            <text:p/>
          </table:table-cell>
          <table:table-cell table:style-name="ce577" table:formula="of:=[Fluoro.F238]">
            <text:p/>
          </table:table-cell>
          <table:table-cell table:style-name="ce650" table:formula="of:=IF([Fluoro.G238]=&quot;&quot;;&quot;&quot;;[Fluoro.G238]*0.1145)">
            <text:p/>
          </table:table-cell>
          <table:table-cell table:style-name="ce650" table:formula="of:=[Fluoro.H238]">
            <text:p/>
          </table:table-cell>
          <table:table-cell table:style-name="ce467"/>
          <table:table-cell table:style-name="ce544" table:formula="of:=[Fluoro.J238]" office:value-type="string" office:string-value="image receptor input window" calcext:value-type="string">
            <text:p>image receptor input window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covered-table-cell table:style-name="ce30" table:formula="of:=[Fluoro.C239]" office:value-type="float" office:value="0" calcext:value-type="float">
            <text:p>0.00</text:p>
          </table:covered-table-cell>
          <table:table-cell table:style-name="ce548" table:formula="of:=[Fluoro.D239]">
            <text:p/>
          </table:table-cell>
          <table:table-cell table:style-name="ce577" table:formula="of:=[Fluoro.E239]">
            <text:p/>
          </table:table-cell>
          <table:table-cell table:style-name="ce577" table:formula="of:=[Fluoro.F239]">
            <text:p/>
          </table:table-cell>
          <table:table-cell table:style-name="ce650" table:formula="of:=IF([Fluoro.G239]=&quot;&quot;;&quot;&quot;;[Fluoro.G239]*0.1145)">
            <text:p/>
          </table:table-cell>
          <table:table-cell table:style-name="ce650" table:formula="of:=[Fluoro.H239]">
            <text:p/>
          </table:table-cell>
          <table:table-cell table:style-name="ce467"/>
          <table:table-cell table:style-name="ce544" table:formula="of:=[Fluoro.J239]" office:value-type="string" office:string-value="Use 1.5mm Cu filtration" calcext:value-type="string">
            <text:p>Use 1.5mm Cu filtration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 table:formula="of:=[Fluoro.C240]" office:value-type="float" office:value="0" calcext:value-type="float">
            <text:p>0.00</text:p>
          </table:covered-table-cell>
          <table:table-cell table:style-name="ce549" table:formula="of:=[Fluoro.D240]">
            <text:p/>
          </table:table-cell>
          <table:table-cell table:style-name="ce578" table:formula="of:=[Fluoro.E240]">
            <text:p/>
          </table:table-cell>
          <table:table-cell table:style-name="ce578" table:formula="of:=[Fluoro.F240]">
            <text:p/>
          </table:table-cell>
          <table:table-cell table:style-name="ce651" table:formula="of:=IF([Fluoro.G240]=&quot;&quot;;&quot;&quot;;[Fluoro.G240]*0.1145)">
            <text:p/>
          </table:table-cell>
          <table:table-cell table:style-name="ce651" table:formula="of:=[Fluoro.H240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 table:formula="of:=[Fluoro.C241]" office:value-type="float" office:value="0" calcext:value-type="float">
            <text:p>0.00</text:p>
          </table:covered-table-cell>
          <table:table-cell table:style-name="ce549" table:formula="of:=[Fluoro.D241]">
            <text:p/>
          </table:table-cell>
          <table:table-cell table:style-name="ce578" table:formula="of:=[Fluoro.E241]">
            <text:p/>
          </table:table-cell>
          <table:table-cell table:style-name="ce578" table:formula="of:=[Fluoro.F241]">
            <text:p/>
          </table:table-cell>
          <table:table-cell table:style-name="ce651" table:formula="of:=IF([Fluoro.G241]=&quot;&quot;;&quot;&quot;;[Fluoro.G241]*0.1145)">
            <text:p/>
          </table:table-cell>
          <table:table-cell table:style-name="ce651" table:formula="of:=[Fluoro.H241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31" table:formula="of:=[Fluoro.C242]" table:number-columns-spanned="1" table:number-rows-spanned="5">
            <text:p/>
          </table:table-cell>
          <table:table-cell table:style-name="ce547" table:formula="of:=[Fluoro.D242]">
            <text:p/>
          </table:table-cell>
          <table:table-cell table:style-name="ce576" table:formula="of:=[Fluoro.E242]">
            <text:p/>
          </table:table-cell>
          <table:table-cell table:style-name="ce576" table:formula="of:=[Fluoro.F242]">
            <text:p/>
          </table:table-cell>
          <table:table-cell table:style-name="ce649" table:formula="of:=IF([Fluoro.G242]=&quot;&quot;;&quot;&quot;;[Fluoro.G242]*0.1145)">
            <text:p/>
          </table:table-cell>
          <table:table-cell table:style-name="ce649" table:formula="of:=[Fluoro.H242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 table:formula="of:=[Fluoro.C243]" office:value-type="float" office:value="0" calcext:value-type="float">
            <text:p>0.00</text:p>
          </table:covered-table-cell>
          <table:table-cell table:style-name="ce548" table:formula="of:=[Fluoro.D243]">
            <text:p/>
          </table:table-cell>
          <table:table-cell table:style-name="ce577" table:formula="of:=[Fluoro.E243]">
            <text:p/>
          </table:table-cell>
          <table:table-cell table:style-name="ce577" table:formula="of:=[Fluoro.F243]">
            <text:p/>
          </table:table-cell>
          <table:table-cell table:style-name="ce650" table:formula="of:=IF([Fluoro.G243]=&quot;&quot;;&quot;&quot;;[Fluoro.G243]*0.1145)">
            <text:p/>
          </table:table-cell>
          <table:table-cell table:style-name="ce650" table:formula="of:=[Fluoro.H243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covered-table-cell table:style-name="ce30" table:formula="of:=[Fluoro.C244]" office:value-type="float" office:value="0" calcext:value-type="float">
            <text:p>0.00</text:p>
          </table:covered-table-cell>
          <table:table-cell table:style-name="ce548" table:formula="of:=[Fluoro.D244]">
            <text:p/>
          </table:table-cell>
          <table:table-cell table:style-name="ce577" table:formula="of:=[Fluoro.E244]">
            <text:p/>
          </table:table-cell>
          <table:table-cell table:style-name="ce577" table:formula="of:=[Fluoro.F244]">
            <text:p/>
          </table:table-cell>
          <table:table-cell table:style-name="ce650" table:formula="of:=IF([Fluoro.G244]=&quot;&quot;;&quot;&quot;;[Fluoro.G244]*0.1145)">
            <text:p/>
          </table:table-cell>
          <table:table-cell table:style-name="ce650" table:formula="of:=[Fluoro.H244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 table:formula="of:=[Fluoro.C245]" office:value-type="float" office:value="0" calcext:value-type="float">
            <text:p>0.00</text:p>
          </table:covered-table-cell>
          <table:table-cell table:style-name="ce548" table:formula="of:=[Fluoro.D245]">
            <text:p/>
          </table:table-cell>
          <table:table-cell table:style-name="ce577" table:formula="of:=[Fluoro.E245]">
            <text:p/>
          </table:table-cell>
          <table:table-cell table:style-name="ce577" table:formula="of:=[Fluoro.F245]">
            <text:p/>
          </table:table-cell>
          <table:table-cell table:style-name="ce650" table:formula="of:=IF([Fluoro.G245]=&quot;&quot;;&quot;&quot;;[Fluoro.G245]*0.1145)">
            <text:p/>
          </table:table-cell>
          <table:table-cell table:style-name="ce650" table:formula="of:=[Fluoro.H245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 table:formula="of:=[Fluoro.C246]" office:value-type="float" office:value="0" calcext:value-type="float">
            <text:p>0.00</text:p>
          </table:covered-table-cell>
          <table:table-cell table:style-name="ce550" table:formula="of:=[Fluoro.D246]">
            <text:p/>
          </table:table-cell>
          <table:table-cell table:style-name="ce579" table:formula="of:=[Fluoro.E246]">
            <text:p/>
          </table:table-cell>
          <table:table-cell table:style-name="ce579" table:formula="of:=[Fluoro.F246]">
            <text:p/>
          </table:table-cell>
          <table:table-cell table:style-name="ce652" table:formula="of:=IF([Fluoro.G246]=&quot;&quot;;&quot;&quot;;[Fluoro.G246]*0.1145)">
            <text:p/>
          </table:table-cell>
          <table:table-cell table:style-name="ce652" table:formula="of:=[Fluoro.H246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31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47" table:formula="of:=[Fluoro.D247]">
            <text:p/>
          </table:table-cell>
          <table:table-cell table:style-name="ce576" table:formula="of:=[Fluoro.E247]">
            <text:p/>
          </table:table-cell>
          <table:table-cell table:style-name="ce576" table:formula="of:=[Fluoro.F247]">
            <text:p/>
          </table:table-cell>
          <table:table-cell table:style-name="ce649" table:formula="of:=IF([Fluoro.G247]=&quot;&quot;;&quot;&quot;;[Fluoro.G247]*0.1145)">
            <text:p/>
          </table:table-cell>
          <table:table-cell table:style-name="ce649" table:formula="of:=[Fluoro.H247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 table:formula="of:=[Fluoro.C248]" office:value-type="float" office:value="0" calcext:value-type="float">
            <text:p>0.00</text:p>
          </table:covered-table-cell>
          <table:table-cell table:style-name="ce548" table:formula="of:=[Fluoro.D248]">
            <text:p/>
          </table:table-cell>
          <table:table-cell table:style-name="ce577" table:formula="of:=[Fluoro.E248]">
            <text:p/>
          </table:table-cell>
          <table:table-cell table:style-name="ce577" table:formula="of:=[Fluoro.F248]">
            <text:p/>
          </table:table-cell>
          <table:table-cell table:style-name="ce650" table:formula="of:=IF([Fluoro.G248]=&quot;&quot;;&quot;&quot;;[Fluoro.G248]*0.1145)">
            <text:p/>
          </table:table-cell>
          <table:table-cell table:style-name="ce650" table:formula="of:=[Fluoro.H248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covered-table-cell table:style-name="ce30" table:formula="of:=[Fluoro.C249]" office:value-type="float" office:value="0" calcext:value-type="float">
            <text:p>0.00</text:p>
          </table:covered-table-cell>
          <table:table-cell table:style-name="ce548" table:formula="of:=[Fluoro.D249]">
            <text:p/>
          </table:table-cell>
          <table:table-cell table:style-name="ce577" table:formula="of:=[Fluoro.E249]">
            <text:p/>
          </table:table-cell>
          <table:table-cell table:style-name="ce577" table:formula="of:=[Fluoro.F249]">
            <text:p/>
          </table:table-cell>
          <table:table-cell table:style-name="ce650" table:formula="of:=IF([Fluoro.G249]=&quot;&quot;;&quot;&quot;;[Fluoro.G249]*0.1145)">
            <text:p/>
          </table:table-cell>
          <table:table-cell table:style-name="ce650" table:formula="of:=[Fluoro.H249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covered-table-cell table:style-name="ce30" table:formula="of:=[Fluoro.C250]" office:value-type="float" office:value="0" calcext:value-type="float">
            <text:p>0.00</text:p>
          </table:covered-table-cell>
          <table:table-cell table:style-name="ce548" table:formula="of:=[Fluoro.D250]">
            <text:p/>
          </table:table-cell>
          <table:table-cell table:style-name="ce577" table:formula="of:=[Fluoro.E250]">
            <text:p/>
          </table:table-cell>
          <table:table-cell table:style-name="ce577" table:formula="of:=[Fluoro.F250]">
            <text:p/>
          </table:table-cell>
          <table:table-cell table:style-name="ce650" table:formula="of:=IF([Fluoro.G250]=&quot;&quot;;&quot;&quot;;[Fluoro.G250]*0.1145)">
            <text:p/>
          </table:table-cell>
          <table:table-cell table:style-name="ce650" table:formula="of:=[Fluoro.H250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covered-table-cell table:style-name="ce30" table:formula="of:=[Fluoro.C251]" office:value-type="float" office:value="0" calcext:value-type="float">
            <text:p>0.00</text:p>
          </table:covered-table-cell>
          <table:table-cell table:style-name="ce550" table:formula="of:=[Fluoro.D251]">
            <text:p/>
          </table:table-cell>
          <table:table-cell table:style-name="ce579" table:formula="of:=[Fluoro.E251]">
            <text:p/>
          </table:table-cell>
          <table:table-cell table:style-name="ce579" table:formula="of:=[Fluoro.F251]">
            <text:p/>
          </table:table-cell>
          <table:table-cell table:style-name="ce652" table:formula="of:=IF([Fluoro.G251]=&quot;&quot;;&quot;&quot;;[Fluoro.G251]*0.1145)">
            <text:p/>
          </table:table-cell>
          <table:table-cell table:style-name="ce652" table:formula="of:=[Fluoro.H251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510"/>
          <table:table-cell table:style-name="ce467" table:formula="of:=[Fluoro.C252]" office:value-type="string" office:string-value="Comments:" calcext:value-type="string">
            <text:p>Comments:</text:p>
          </table:table-cell>
          <table:table-cell table:style-name="ce536" table:formula="of:=[Fluoro.D252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27"/>
          <table:table-cell table:style-name="ce467"/>
          <table:table-cell table:style-name="ce545" table:formula="of:=[Fluoro.D253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467" table:number-columns-repeated="2"/>
          <table:table-cell table:style-name="ce545" table:formula="of:=[Fluoro.E254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375"/>
          <table:table-cell table:style-name="ce522" table:formula="of:=[Fluoro.C255]" office:value-type="string" office:string-value="Scatter and Transmission – Fluoroscopy" calcext:value-type="string">
            <text:p>Scatter and Transmission – Fluoroscopy</text:p>
          </table:table-cell>
          <table:table-cell table:style-name="ce551"/>
          <table:table-cell table:style-name="ce494" table:number-columns-repeated="2"/>
          <table:table-cell table:style-name="ce633" table:formula="of:=[Fluoro.G255]" office:value-type="string" office:string-value="Pt Entrance" calcext:value-type="string">
            <text:p>Pt Entrance</text:p>
          </table:table-cell>
          <table:table-cell table:style-name="ce633" office:value-type="string" calcext:value-type="string">
            <text:p>Unshielded</text:p>
          </table:table-cell>
          <table:table-cell table:style-name="ce633" office:value-type="string" calcext:value-type="string">
            <text:p>Shielded</text:p>
          </table:table-cell>
          <table:table-cell table:style-name="ce494" table:number-columns-repeated="3"/>
          <table:table-cell table:style-name="ce703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467"/>
          <table:table-cell table:style-name="ce552"/>
          <table:table-cell table:style-name="ce580" table:formula="of:=[Fluoro.E256]" office:value-type="string" office:string-value="kVp" calcext:value-type="string">
            <text:p>kVp</text:p>
          </table:table-cell>
          <table:table-cell table:style-name="ce580" table:formula="of:=[Fluoro.F256]" office:value-type="string" office:string-value="mA" calcext:value-type="string">
            <text:p>mA</text:p>
          </table:table-cell>
          <table:table-cell table:style-name="ce580" table:formula="of:=[Fluoro.G256]" office:value-type="string" office:string-value="mGy/min" calcext:value-type="string">
            <text:p>mGy/min</text:p>
          </table:table-cell>
          <table:table-cell table:style-name="ce580" table:formula="of:=[Fluoro.I257]" office:value-type="string" office:string-value="uGy/hr" calcext:value-type="string">
            <text:p>uGy/hr</text:p>
          </table:table-cell>
          <table:table-cell table:style-name="ce580" table:formula="of:=[Fluoro.J257]" office:value-type="string" office:string-value="uGy/hr" calcext:value-type="string">
            <text:p>uGy/hr</text:p>
          </table:table-cell>
          <table:table-cell/>
          <table:table-cell table:style-name="ce670" table:formula="of:=[Fluoro.L256]" office:value-type="string" office:string-value="Acceptable" calcext:value-type="string">
            <text:p>Acceptable</text:p>
          </table:table-cell>
          <table:table-cell table:style-name="ce46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ce97"/>
          <table:table-cell table:style-name="ce553" table:formula="of:=[Fluoro.D257]" office:value-type="string" office:string-value="Transmission* @ 10cm" calcext:value-type="string">
            <text:p>Transmission* @ 10cm</text:p>
          </table:table-cell>
          <table:table-cell table:style-name="ce1009" table:formula="of:=[Fluoro.E257]" office:value-type="float" office:value="0" calcext:value-type="float">
            <text:p>0.00</text:p>
          </table:table-cell>
          <table:table-cell table:style-name="ce1009" table:formula="of:=[Fluoro.F257]" office:value-type="float" office:value="0" calcext:value-type="float">
            <text:p>0.00</text:p>
          </table:table-cell>
          <table:table-cell table:style-name="ce653" table:formula="of:=[Fluoro.G257]" office:value-type="float" office:value="0" calcext:value-type="float">
            <text:p>0.00</text:p>
          </table:table-cell>
          <table:table-cell table:style-name="ce1012" table:number-columns-repeated="2"/>
          <table:table-cell/>
          <table:table-cell table:style-name="ce671" table:formula="of:=[Fluoro.L257]" office:value-type="string" office:string-value="YES" calcext:value-type="string">
            <text:p>YES</text:p>
          </table:table-cell>
          <table:table-cell table:style-name="ce46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35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54" table:formula="of:=[Fluoro.D258]" office:value-type="string" office:string-value="Eye level" calcext:value-type="string">
            <text:p>Eye level</text:p>
          </table:table-cell>
          <table:table-cell table:style-name="ce1010" table:formula="of:=[Fluoro.E258]" office:value-type="float" office:value="0" calcext:value-type="float">
            <text:p>0.00</text:p>
          </table:table-cell>
          <table:table-cell table:style-name="ce1010" table:formula="of:=[Fluoro.F258]" office:value-type="float" office:value="0" calcext:value-type="float">
            <text:p>0.00</text:p>
          </table:table-cell>
          <table:table-cell table:style-name="ce634"/>
          <table:table-cell table:style-name="ce1010" table:formula="of:=[Fluoro.I258]">
            <text:p/>
          </table:table-cell>
          <table:table-cell table:style-name="ce662" table:formula="of:=[Fluoro.J258]">
            <text:p/>
          </table:table-cell>
          <table:table-cell table:style-name="ce544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covered-table-cell table:style-name="ce515" table:formula="of:=[Fluoro.C259]" office:value-type="float" office:value="0" calcext:value-type="float">
            <text:p>0.00</text:p>
          </table:covered-table-cell>
          <table:table-cell table:style-name="ce555" table:formula="of:=[Fluoro.D259]" office:value-type="string" office:string-value="Waist level" calcext:value-type="string">
            <text:p>Waist level</text:p>
          </table:table-cell>
          <table:table-cell table:style-name="ce1011" table:formula="of:=[Fluoro.E259]" office:value-type="float" office:value="0" calcext:value-type="float">
            <text:p>0.00</text:p>
          </table:table-cell>
          <table:table-cell table:style-name="ce1011" table:formula="of:=[Fluoro.F259]" office:value-type="float" office:value="0" calcext:value-type="float">
            <text:p>0.00</text:p>
          </table:table-cell>
          <table:table-cell table:style-name="ce635"/>
          <table:table-cell table:style-name="ce1011" table:formula="of:=[Fluoro.I259]">
            <text:p/>
          </table:table-cell>
          <table:table-cell table:style-name="ce1016" table:formula="of:=[Fluoro.J259]">
            <text:p/>
          </table:table-cell>
          <table:table-cell table:style-name="ce467" table:number-columns-repeated="3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467"/>
          <table:table-cell table:style-name="ce467" table:formula="of:=[Fluoro.C260]" office:value-type="string" office:string-value="Comments:" calcext:value-type="string">
            <text:p>Comments:</text:p>
          </table:table-cell>
          <table:table-cell table:style-name="ce536" table:formula="of:=[Fluoro.D260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467" table:number-columns-repeated="2"/>
          <table:table-cell table:style-name="ce545" table:formula="of:=[Fluoro.D261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4" table:formula="of:=[Fluoro.E262]">
            <text:p/>
          </table:table-cell>
          <table:table-cell table:style-name="ce399" table:number-columns-repeated="7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style-name="ce467"/>
          <table:table-cell table:style-name="ce434" office:value-type="string" calcext:value-type="string">
            <text:p>Date:</text:p>
          </table:table-cell>
          <table:table-cell table:style-name="ce535" table:formula="of:=[Fluoro.D263]">
            <text:p/>
          </table:table-cell>
          <table:table-cell table:style-name="ce467"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[Fluoro.M263]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style-name="ce467"/>
          <table:table-cell table:style-name="ce434" office:value-type="string" calcext:value-type="string">
            <text:p>Room Number</text:p>
          </table:table-cell>
          <table:table-cell table:style-name="ce536" table:formula="of:=[Fluoro.D264]">
            <text:p/>
          </table:table-cell>
          <table:table-cell table:style-name="ce467"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[Fluoro.M264]">
            <text:p/>
          </table:table-cell>
          <table:table-cell table:number-columns-repeated="1011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467" table:number-columns-repeated="11"/>
          <table:table-cell table:style-name="ce692" table:formula="of:=[Fluoro.M265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467" table:number-columns-repeated="6"/>
          <table:table-cell table:style-name="ce646" table:formula="of:=[Fluoro.H266]" office:value-type="string" office:string-value="Inspection Results" calcext:value-type="string">
            <text:p>Inspection Results</text:p>
          </table:table-cell>
          <table:table-cell table:style-name="ce467" table:number-columns-repeated="4"/>
          <table:table-cell table:style-name="ce528" table:formula="of:=[Fluoro.M266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table:formula="of:=[Fluoro.C267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398" table:number-columns-repeated="9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Fluoro.C268]" office:value-type="string" office:string-value="Image" calcext:value-type="string">
            <text:p>Image</text:p>
          </table:table-cell>
          <table:table-cell table:style-name="ce517" table:formula="of:=[Fluoro.D268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Fluoro.C269]" office:value-type="string" office:string-value="Mode" calcext:value-type="string">
            <text:p>Mode</text:p>
          </table:table-cell>
          <table:table-cell table:style-name="ce517" table:formula="of:=[Fluoro.D269]" office:value-type="string" office:string-value="Attenuator" calcext:value-type="string">
            <text:p>Attenuator</text:p>
          </table:table-cell>
          <table:table-cell table:style-name="ce78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97" table:formula="of:=[Fluoro.F269]" office:value-type="float" office:value="0" calcext:value-type="float">
            <text:p>0.00</text:p>
          </table:covered-table-cell>
          <table:covered-table-cell table:style-name="ce622" table:formula="of:=[Fluoro.G269]" office:value-type="float" office:value="0" calcext:value-type="float">
            <text:p>0.00</text:p>
          </table:covered-table-cell>
          <table:table-cell table:style-name="ce78" table:formula="of:=[Fluoro.H269]" table:number-columns-spanned="3" table:number-rows-spanned="1">
            <text:p/>
          </table:table-cell>
          <table:covered-table-cell table:style-name="ce97" table:formula="of:=[Fluoro.I269]" office:value-type="float" office:value="0" calcext:value-type="float">
            <text:p>0.00</text:p>
          </table:covered-table-cell>
          <table:covered-table-cell table:style-name="ce622" table:formula="of:=[Fluoro.J269]" office:value-type="float" office:value="0" calcext:value-type="float">
            <text:p>0.00</text:p>
          </table:covered-table-cell>
          <table:table-cell table:style-name="ce206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97" table:formula="of:=[Fluoro.L269]" office:value-type="float" office:value="0" calcext:value-type="float">
            <text:p>0.00</text:p>
          </table:covered-table-cell>
          <table:covered-table-cell table:style-name="ce335" table:formula="of:=[Fluoro.M269]" office:value-type="float" office:value="0" calcext:value-type="float">
            <text:p>0.00</text:p>
          </table:covered-table-cell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7" table:formula="of:=[Fluoro.C270]" office:value-type="string" office:string-value="(cm)" calcext:value-type="string">
            <text:p>(cm)</text:p>
          </table:table-cell>
          <table:table-cell table:style-name="ce517" table:formula="of:=[Fluoro.D270]" office:value-type="string" office:string-value="(cm)" calcext:value-type="string">
            <text:p>(cm)</text:p>
          </table:table-cell>
          <table:table-cell table:style-name="ce571" table:formula="of:=[Fluoro.E270]" office:value-type="string" office:string-value="kVp" calcext:value-type="string">
            <text:p>kVp</text:p>
          </table:table-cell>
          <table:table-cell table:style-name="ce609" table:formula="of:=[Fluoro.F270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H270]" office:value-type="string" office:string-value="kVp" calcext:value-type="string">
            <text:p>kVp</text:p>
          </table:table-cell>
          <table:table-cell table:style-name="ce609" table:formula="of:=[Fluoro.I270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K270]" office:value-type="string" office:string-value="kVp" calcext:value-type="string">
            <text:p>kVp</text:p>
          </table:table-cell>
          <table:table-cell table:style-name="ce609" table:formula="of:=[Fluoro.L270]" office:value-type="string" office:string-value="mA" calcext:value-type="string">
            <text:p>mA</text:p>
          </table:table-cell>
          <table:table-cell table:style-name="ce335" office:value-type="string" calcext:value-type="string">
            <text:p>R/min</text:p>
          </table:table-cell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71]" office:value-type="float" office:value="10" calcext:value-type="float">
            <text:p>10.00</text:p>
          </table:table-cell>
          <table:table-cell table:style-name="ce513" table:formula="of:=[Fluoro.E271]" office:value-type="float" office:value="0" calcext:value-type="float">
            <text:p>0.00</text:p>
          </table:table-cell>
          <table:table-cell table:style-name="ce538" table:formula="of:=[Fluoro.F271]" office:value-type="float" office:value="0" calcext:value-type="float">
            <text:p>0.00</text:p>
          </table:table-cell>
          <table:table-cell table:style-name="ce624" table:formula="of:=IF([Fluoro.G271]=&quot;&quot;;&quot;&quot;;[Fluoro.G271]*0.1145)" office:value-type="float" office:value="0" calcext:value-type="float">
            <text:p>0.00</text:p>
          </table:table-cell>
          <table:table-cell table:style-name="ce513" table:formula="of:=[Fluoro.H271]" office:value-type="float" office:value="0" calcext:value-type="float">
            <text:p>0.00</text:p>
          </table:table-cell>
          <table:table-cell table:style-name="ce538" table:formula="of:=[Fluoro.I271]" office:value-type="float" office:value="0" calcext:value-type="float">
            <text:p>0.00</text:p>
          </table:table-cell>
          <table:table-cell table:style-name="ce624" table:formula="of:=IF([Fluoro.J271]=&quot;&quot;;&quot;&quot;;[Fluoro.J271]*0.1145)" office:value-type="float" office:value="0" calcext:value-type="float">
            <text:p>0.00</text:p>
          </table:table-cell>
          <table:table-cell table:style-name="ce513" table:formula="of:=[Fluoro.K271]" office:value-type="float" office:value="0" calcext:value-type="float">
            <text:p>0.00</text:p>
          </table:table-cell>
          <table:table-cell table:style-name="ce538" table:formula="of:=[Fluoro.L271]" office:value-type="float" office:value="0" calcext:value-type="float">
            <text:p>0.00</text:p>
          </table:table-cell>
          <table:table-cell table:style-name="ce696" table:formula="of:=IF([Fluoro.M271]=&quot;&quot;;&quot;&quot;;[Fluoro.M271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 table:formula="of:=[Fluoro.C272]" office:value-type="float" office:value="0" calcext:value-type="float">
            <text:p>0.00</text:p>
          </table:covered-table-cell>
          <table:table-cell table:style-name="ce517" table:formula="of:=[Fluoro.D272]" office:value-type="float" office:value="20" calcext:value-type="float">
            <text:p>20.00</text:p>
          </table:table-cell>
          <table:table-cell table:style-name="ce514" table:formula="of:=[Fluoro.E272]" office:value-type="float" office:value="0" calcext:value-type="float">
            <text:p>0.00</text:p>
          </table:table-cell>
          <table:table-cell table:style-name="ce530" table:formula="of:=[Fluoro.F272]" office:value-type="float" office:value="0" calcext:value-type="float">
            <text:p>0.00</text:p>
          </table:table-cell>
          <table:table-cell table:style-name="ce625" table:formula="of:=IF([Fluoro.G272]=&quot;&quot;;&quot;&quot;;[Fluoro.G272]*0.1145)" office:value-type="float" office:value="0" calcext:value-type="float">
            <text:p>0.00</text:p>
          </table:table-cell>
          <table:table-cell table:style-name="ce514" table:formula="of:=[Fluoro.H272]" office:value-type="float" office:value="0" calcext:value-type="float">
            <text:p>0.00</text:p>
          </table:table-cell>
          <table:table-cell table:style-name="ce530" table:formula="of:=[Fluoro.I272]" office:value-type="float" office:value="0" calcext:value-type="float">
            <text:p>0.00</text:p>
          </table:table-cell>
          <table:table-cell table:style-name="ce625" table:formula="of:=IF([Fluoro.J272]=&quot;&quot;;&quot;&quot;;[Fluoro.J272]*0.1145)" office:value-type="float" office:value="0" calcext:value-type="float">
            <text:p>0.00</text:p>
          </table:table-cell>
          <table:table-cell table:style-name="ce514" table:formula="of:=[Fluoro.K272]" office:value-type="float" office:value="0" calcext:value-type="float">
            <text:p>0.00</text:p>
          </table:table-cell>
          <table:table-cell table:style-name="ce530" table:formula="of:=[Fluoro.L272]" office:value-type="float" office:value="0" calcext:value-type="float">
            <text:p>0.00</text:p>
          </table:table-cell>
          <table:table-cell table:style-name="ce697" table:formula="of:=IF([Fluoro.M272]=&quot;&quot;;&quot;&quot;;[Fluoro.M272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 table:formula="of:=[Fluoro.C273]" office:value-type="float" office:value="0" calcext:value-type="float">
            <text:p>0.00</text:p>
          </table:covered-table-cell>
          <table:table-cell table:style-name="ce518" table:formula="of:=[Fluoro.D273]" office:value-type="float" office:value="30" calcext:value-type="float">
            <text:p>30.00</text:p>
          </table:table-cell>
          <table:table-cell table:style-name="ce515" table:formula="of:=[Fluoro.E273]" office:value-type="float" office:value="0" calcext:value-type="float">
            <text:p>0.00</text:p>
          </table:table-cell>
          <table:table-cell table:style-name="ce539" table:formula="of:=[Fluoro.F273]" office:value-type="float" office:value="0" calcext:value-type="float">
            <text:p>0.00</text:p>
          </table:table-cell>
          <table:table-cell table:style-name="ce626" table:formula="of:=IF([Fluoro.G273]=&quot;&quot;;&quot;&quot;;[Fluoro.G273]*0.1145)" office:value-type="float" office:value="0" calcext:value-type="float">
            <text:p>0.00</text:p>
          </table:table-cell>
          <table:table-cell table:style-name="ce515" table:formula="of:=[Fluoro.H273]" office:value-type="float" office:value="0" calcext:value-type="float">
            <text:p>0.00</text:p>
          </table:table-cell>
          <table:table-cell table:style-name="ce539" table:formula="of:=[Fluoro.I273]" office:value-type="float" office:value="0" calcext:value-type="float">
            <text:p>0.00</text:p>
          </table:table-cell>
          <table:table-cell table:style-name="ce626" table:formula="of:=IF([Fluoro.J273]=&quot;&quot;;&quot;&quot;;[Fluoro.J273]*0.1145)" office:value-type="float" office:value="0" calcext:value-type="float">
            <text:p>0.00</text:p>
          </table:table-cell>
          <table:table-cell table:style-name="ce515" table:formula="of:=[Fluoro.K273]" office:value-type="float" office:value="0" calcext:value-type="float">
            <text:p>0.00</text:p>
          </table:table-cell>
          <table:table-cell table:style-name="ce539" table:formula="of:=[Fluoro.L273]" office:value-type="float" office:value="0" calcext:value-type="float">
            <text:p>0.00</text:p>
          </table:table-cell>
          <table:table-cell table:style-name="ce698" table:formula="of:=IF([Fluoro.M273]=&quot;&quot;;&quot;&quot;;[Fluoro.M273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74]" office:value-type="float" office:value="10" calcext:value-type="float">
            <text:p>10.00</text:p>
          </table:table-cell>
          <table:table-cell table:style-name="ce513" table:formula="of:=[Fluoro.E274]" office:value-type="float" office:value="0" calcext:value-type="float">
            <text:p>0.00</text:p>
          </table:table-cell>
          <table:table-cell table:style-name="ce538" table:formula="of:=[Fluoro.F274]" office:value-type="float" office:value="0" calcext:value-type="float">
            <text:p>0.00</text:p>
          </table:table-cell>
          <table:table-cell table:style-name="ce624" table:formula="of:=IF([Fluoro.G274]=&quot;&quot;;&quot;&quot;;[Fluoro.G274]*0.1145)" office:value-type="float" office:value="0" calcext:value-type="float">
            <text:p>0.00</text:p>
          </table:table-cell>
          <table:table-cell table:style-name="ce513" table:formula="of:=[Fluoro.H274]" office:value-type="float" office:value="0" calcext:value-type="float">
            <text:p>0.00</text:p>
          </table:table-cell>
          <table:table-cell table:style-name="ce538" table:formula="of:=[Fluoro.I274]" office:value-type="float" office:value="0" calcext:value-type="float">
            <text:p>0.00</text:p>
          </table:table-cell>
          <table:table-cell table:style-name="ce624" table:formula="of:=IF([Fluoro.J274]=&quot;&quot;;&quot;&quot;;[Fluoro.J274]*0.1145)" office:value-type="float" office:value="0" calcext:value-type="float">
            <text:p>0.00</text:p>
          </table:table-cell>
          <table:table-cell table:style-name="ce513" table:formula="of:=[Fluoro.K274]" office:value-type="float" office:value="0" calcext:value-type="float">
            <text:p>0.00</text:p>
          </table:table-cell>
          <table:table-cell table:style-name="ce538" table:formula="of:=[Fluoro.L274]" office:value-type="float" office:value="0" calcext:value-type="float">
            <text:p>0.00</text:p>
          </table:table-cell>
          <table:table-cell table:style-name="ce696" table:formula="of:=IF([Fluoro.M274]=&quot;&quot;;&quot;&quot;;[Fluoro.M274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 table:formula="of:=[Fluoro.C275]" office:value-type="float" office:value="0" calcext:value-type="float">
            <text:p>0.00</text:p>
          </table:covered-table-cell>
          <table:table-cell table:style-name="ce517" table:formula="of:=[Fluoro.D275]" office:value-type="float" office:value="20" calcext:value-type="float">
            <text:p>20.00</text:p>
          </table:table-cell>
          <table:table-cell table:style-name="ce514" table:formula="of:=[Fluoro.E275]" office:value-type="float" office:value="0" calcext:value-type="float">
            <text:p>0.00</text:p>
          </table:table-cell>
          <table:table-cell table:style-name="ce530" table:formula="of:=[Fluoro.F275]" office:value-type="float" office:value="0" calcext:value-type="float">
            <text:p>0.00</text:p>
          </table:table-cell>
          <table:table-cell table:style-name="ce625" table:formula="of:=IF([Fluoro.G275]=&quot;&quot;;&quot;&quot;;[Fluoro.G275]*0.1145)" office:value-type="float" office:value="0" calcext:value-type="float">
            <text:p>0.00</text:p>
          </table:table-cell>
          <table:table-cell table:style-name="ce514" table:formula="of:=[Fluoro.H275]" office:value-type="float" office:value="0" calcext:value-type="float">
            <text:p>0.00</text:p>
          </table:table-cell>
          <table:table-cell table:style-name="ce530" table:formula="of:=[Fluoro.I275]" office:value-type="float" office:value="0" calcext:value-type="float">
            <text:p>0.00</text:p>
          </table:table-cell>
          <table:table-cell table:style-name="ce625" table:formula="of:=IF([Fluoro.J275]=&quot;&quot;;&quot;&quot;;[Fluoro.J275]*0.1145)" office:value-type="float" office:value="0" calcext:value-type="float">
            <text:p>0.00</text:p>
          </table:table-cell>
          <table:table-cell table:style-name="ce514" table:formula="of:=[Fluoro.K275]" office:value-type="float" office:value="0" calcext:value-type="float">
            <text:p>0.00</text:p>
          </table:table-cell>
          <table:table-cell table:style-name="ce530" table:formula="of:=[Fluoro.L275]" office:value-type="float" office:value="0" calcext:value-type="float">
            <text:p>0.00</text:p>
          </table:table-cell>
          <table:table-cell table:style-name="ce697" table:formula="of:=IF([Fluoro.M275]=&quot;&quot;;&quot;&quot;;[Fluoro.M275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 table:formula="of:=[Fluoro.C276]" office:value-type="float" office:value="0" calcext:value-type="float">
            <text:p>0.00</text:p>
          </table:covered-table-cell>
          <table:table-cell table:style-name="ce518" table:formula="of:=[Fluoro.D276]" office:value-type="float" office:value="30" calcext:value-type="float">
            <text:p>30.00</text:p>
          </table:table-cell>
          <table:table-cell table:style-name="ce515" table:formula="of:=[Fluoro.E276]" office:value-type="float" office:value="0" calcext:value-type="float">
            <text:p>0.00</text:p>
          </table:table-cell>
          <table:table-cell table:style-name="ce539" table:formula="of:=[Fluoro.F276]" office:value-type="float" office:value="0" calcext:value-type="float">
            <text:p>0.00</text:p>
          </table:table-cell>
          <table:table-cell table:style-name="ce626" table:formula="of:=IF([Fluoro.G276]=&quot;&quot;;&quot;&quot;;[Fluoro.G276]*0.1145)" office:value-type="float" office:value="0" calcext:value-type="float">
            <text:p>0.00</text:p>
          </table:table-cell>
          <table:table-cell table:style-name="ce515" table:formula="of:=[Fluoro.H276]" office:value-type="float" office:value="0" calcext:value-type="float">
            <text:p>0.00</text:p>
          </table:table-cell>
          <table:table-cell table:style-name="ce539" table:formula="of:=[Fluoro.I276]" office:value-type="float" office:value="0" calcext:value-type="float">
            <text:p>0.00</text:p>
          </table:table-cell>
          <table:table-cell table:style-name="ce626" table:formula="of:=IF([Fluoro.J276]=&quot;&quot;;&quot;&quot;;[Fluoro.J276]*0.1145)" office:value-type="float" office:value="0" calcext:value-type="float">
            <text:p>0.00</text:p>
          </table:table-cell>
          <table:table-cell table:style-name="ce515" table:formula="of:=[Fluoro.K276]" office:value-type="float" office:value="0" calcext:value-type="float">
            <text:p>0.00</text:p>
          </table:table-cell>
          <table:table-cell table:style-name="ce539" table:formula="of:=[Fluoro.L276]" office:value-type="float" office:value="0" calcext:value-type="float">
            <text:p>0.00</text:p>
          </table:table-cell>
          <table:table-cell table:style-name="ce698" table:formula="of:=IF([Fluoro.M276]=&quot;&quot;;&quot;&quot;;[Fluoro.M276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77]" office:value-type="float" office:value="10" calcext:value-type="float">
            <text:p>10.00</text:p>
          </table:table-cell>
          <table:table-cell table:style-name="ce513" table:formula="of:=[Fluoro.E277]" office:value-type="float" office:value="0" calcext:value-type="float">
            <text:p>0.00</text:p>
          </table:table-cell>
          <table:table-cell table:style-name="ce538" table:formula="of:=[Fluoro.F277]" office:value-type="float" office:value="0" calcext:value-type="float">
            <text:p>0.00</text:p>
          </table:table-cell>
          <table:table-cell table:style-name="ce624" table:formula="of:=IF([Fluoro.G277]=&quot;&quot;;&quot;&quot;;[Fluoro.G277]*0.1145)" office:value-type="float" office:value="0" calcext:value-type="float">
            <text:p>0.00</text:p>
          </table:table-cell>
          <table:table-cell table:style-name="ce513" table:formula="of:=[Fluoro.H277]" office:value-type="float" office:value="0" calcext:value-type="float">
            <text:p>0.00</text:p>
          </table:table-cell>
          <table:table-cell table:style-name="ce538" table:formula="of:=[Fluoro.I277]" office:value-type="float" office:value="0" calcext:value-type="float">
            <text:p>0.00</text:p>
          </table:table-cell>
          <table:table-cell table:style-name="ce624" table:formula="of:=IF([Fluoro.J277]=&quot;&quot;;&quot;&quot;;[Fluoro.J277]*0.1145)" office:value-type="float" office:value="0" calcext:value-type="float">
            <text:p>0.00</text:p>
          </table:table-cell>
          <table:table-cell table:style-name="ce513" table:formula="of:=[Fluoro.K277]" office:value-type="float" office:value="0" calcext:value-type="float">
            <text:p>0.00</text:p>
          </table:table-cell>
          <table:table-cell table:style-name="ce538" table:formula="of:=[Fluoro.L277]" office:value-type="float" office:value="0" calcext:value-type="float">
            <text:p>0.00</text:p>
          </table:table-cell>
          <table:table-cell table:style-name="ce696" table:formula="of:=IF([Fluoro.M277]=&quot;&quot;;&quot;&quot;;[Fluoro.M277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 table:formula="of:=[Fluoro.C278]" office:value-type="float" office:value="0" calcext:value-type="float">
            <text:p>0.00</text:p>
          </table:covered-table-cell>
          <table:table-cell table:style-name="ce517" table:formula="of:=[Fluoro.D278]" office:value-type="float" office:value="20" calcext:value-type="float">
            <text:p>20.00</text:p>
          </table:table-cell>
          <table:table-cell table:style-name="ce514" table:formula="of:=[Fluoro.E278]" office:value-type="float" office:value="0" calcext:value-type="float">
            <text:p>0.00</text:p>
          </table:table-cell>
          <table:table-cell table:style-name="ce530" table:formula="of:=[Fluoro.F278]" office:value-type="float" office:value="0" calcext:value-type="float">
            <text:p>0.00</text:p>
          </table:table-cell>
          <table:table-cell table:style-name="ce625" table:formula="of:=IF([Fluoro.G278]=&quot;&quot;;&quot;&quot;;[Fluoro.G278]*0.1145)" office:value-type="float" office:value="0" calcext:value-type="float">
            <text:p>0.00</text:p>
          </table:table-cell>
          <table:table-cell table:style-name="ce514" table:formula="of:=[Fluoro.H278]" office:value-type="float" office:value="0" calcext:value-type="float">
            <text:p>0.00</text:p>
          </table:table-cell>
          <table:table-cell table:style-name="ce530" table:formula="of:=[Fluoro.I278]" office:value-type="float" office:value="0" calcext:value-type="float">
            <text:p>0.00</text:p>
          </table:table-cell>
          <table:table-cell table:style-name="ce625" table:formula="of:=IF([Fluoro.J278]=&quot;&quot;;&quot;&quot;;[Fluoro.J278]*0.1145)" office:value-type="float" office:value="0" calcext:value-type="float">
            <text:p>0.00</text:p>
          </table:table-cell>
          <table:table-cell table:style-name="ce514" table:formula="of:=[Fluoro.K278]" office:value-type="float" office:value="0" calcext:value-type="float">
            <text:p>0.00</text:p>
          </table:table-cell>
          <table:table-cell table:style-name="ce530" table:formula="of:=[Fluoro.L278]" office:value-type="float" office:value="0" calcext:value-type="float">
            <text:p>0.00</text:p>
          </table:table-cell>
          <table:table-cell table:style-name="ce697" table:formula="of:=IF([Fluoro.M278]=&quot;&quot;;&quot;&quot;;[Fluoro.M278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 table:formula="of:=[Fluoro.C279]" office:value-type="float" office:value="0" calcext:value-type="float">
            <text:p>0.00</text:p>
          </table:covered-table-cell>
          <table:table-cell table:style-name="ce518" table:formula="of:=[Fluoro.D279]" office:value-type="float" office:value="30" calcext:value-type="float">
            <text:p>30.00</text:p>
          </table:table-cell>
          <table:table-cell table:style-name="ce515" table:formula="of:=[Fluoro.E279]" office:value-type="float" office:value="0" calcext:value-type="float">
            <text:p>0.00</text:p>
          </table:table-cell>
          <table:table-cell table:style-name="ce539" table:formula="of:=[Fluoro.F279]" office:value-type="float" office:value="0" calcext:value-type="float">
            <text:p>0.00</text:p>
          </table:table-cell>
          <table:table-cell table:style-name="ce626" table:formula="of:=IF([Fluoro.G279]=&quot;&quot;;&quot;&quot;;[Fluoro.G279]*0.1145)" office:value-type="float" office:value="0" calcext:value-type="float">
            <text:p>0.00</text:p>
          </table:table-cell>
          <table:table-cell table:style-name="ce515" table:formula="of:=[Fluoro.H279]" office:value-type="float" office:value="0" calcext:value-type="float">
            <text:p>0.00</text:p>
          </table:table-cell>
          <table:table-cell table:style-name="ce539" table:formula="of:=[Fluoro.I279]" office:value-type="float" office:value="0" calcext:value-type="float">
            <text:p>0.00</text:p>
          </table:table-cell>
          <table:table-cell table:style-name="ce626" table:formula="of:=IF([Fluoro.J279]=&quot;&quot;;&quot;&quot;;[Fluoro.J279]*0.1145)" office:value-type="float" office:value="0" calcext:value-type="float">
            <text:p>0.00</text:p>
          </table:table-cell>
          <table:table-cell table:style-name="ce515" table:formula="of:=[Fluoro.K279]" office:value-type="float" office:value="0" calcext:value-type="float">
            <text:p>0.00</text:p>
          </table:table-cell>
          <table:table-cell table:style-name="ce539" table:formula="of:=[Fluoro.L279]" office:value-type="float" office:value="0" calcext:value-type="float">
            <text:p>0.00</text:p>
          </table:table-cell>
          <table:table-cell table:style-name="ce698" table:formula="of:=IF([Fluoro.M279]=&quot;&quot;;&quot;&quot;;[Fluoro.M279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80]" office:value-type="float" office:value="10" calcext:value-type="float">
            <text:p>10.00</text:p>
          </table:table-cell>
          <table:table-cell table:style-name="ce513" table:formula="of:=[Fluoro.E280]" office:value-type="float" office:value="0" calcext:value-type="float">
            <text:p>0.00</text:p>
          </table:table-cell>
          <table:table-cell table:style-name="ce538" table:formula="of:=[Fluoro.F280]" office:value-type="float" office:value="0" calcext:value-type="float">
            <text:p>0.00</text:p>
          </table:table-cell>
          <table:table-cell table:style-name="ce624" table:formula="of:=IF([Fluoro.G280]=&quot;&quot;;&quot;&quot;;[Fluoro.G280]*0.1145)" office:value-type="float" office:value="0" calcext:value-type="float">
            <text:p>0.00</text:p>
          </table:table-cell>
          <table:table-cell table:style-name="ce513" table:formula="of:=[Fluoro.H280]" office:value-type="float" office:value="0" calcext:value-type="float">
            <text:p>0.00</text:p>
          </table:table-cell>
          <table:table-cell table:style-name="ce538" table:formula="of:=[Fluoro.I280]" office:value-type="float" office:value="0" calcext:value-type="float">
            <text:p>0.00</text:p>
          </table:table-cell>
          <table:table-cell table:style-name="ce624" table:formula="of:=IF([Fluoro.J280]=&quot;&quot;;&quot;&quot;;[Fluoro.J280]*0.1145)" office:value-type="float" office:value="0" calcext:value-type="float">
            <text:p>0.00</text:p>
          </table:table-cell>
          <table:table-cell table:style-name="ce513" table:formula="of:=[Fluoro.K280]" office:value-type="float" office:value="0" calcext:value-type="float">
            <text:p>0.00</text:p>
          </table:table-cell>
          <table:table-cell table:style-name="ce538" table:formula="of:=[Fluoro.L280]" office:value-type="float" office:value="0" calcext:value-type="float">
            <text:p>0.00</text:p>
          </table:table-cell>
          <table:table-cell table:style-name="ce696" table:formula="of:=IF([Fluoro.M280]=&quot;&quot;;&quot;&quot;;[Fluoro.M280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 table:formula="of:=[Fluoro.C281]" office:value-type="float" office:value="0" calcext:value-type="float">
            <text:p>0.00</text:p>
          </table:covered-table-cell>
          <table:table-cell table:style-name="ce517" table:formula="of:=[Fluoro.D281]" office:value-type="float" office:value="20" calcext:value-type="float">
            <text:p>20.00</text:p>
          </table:table-cell>
          <table:table-cell table:style-name="ce514" table:formula="of:=[Fluoro.E281]" office:value-type="float" office:value="0" calcext:value-type="float">
            <text:p>0.00</text:p>
          </table:table-cell>
          <table:table-cell table:style-name="ce530" table:formula="of:=[Fluoro.F281]" office:value-type="float" office:value="0" calcext:value-type="float">
            <text:p>0.00</text:p>
          </table:table-cell>
          <table:table-cell table:style-name="ce625" table:formula="of:=IF([Fluoro.G281]=&quot;&quot;;&quot;&quot;;[Fluoro.G281]*0.1145)" office:value-type="float" office:value="0" calcext:value-type="float">
            <text:p>0.00</text:p>
          </table:table-cell>
          <table:table-cell table:style-name="ce514" table:formula="of:=[Fluoro.H281]" office:value-type="float" office:value="0" calcext:value-type="float">
            <text:p>0.00</text:p>
          </table:table-cell>
          <table:table-cell table:style-name="ce530" table:formula="of:=[Fluoro.I281]" office:value-type="float" office:value="0" calcext:value-type="float">
            <text:p>0.00</text:p>
          </table:table-cell>
          <table:table-cell table:style-name="ce625" table:formula="of:=IF([Fluoro.J281]=&quot;&quot;;&quot;&quot;;[Fluoro.J281]*0.1145)" office:value-type="float" office:value="0" calcext:value-type="float">
            <text:p>0.00</text:p>
          </table:table-cell>
          <table:table-cell table:style-name="ce514" table:formula="of:=[Fluoro.K281]" office:value-type="float" office:value="0" calcext:value-type="float">
            <text:p>0.00</text:p>
          </table:table-cell>
          <table:table-cell table:style-name="ce530" table:formula="of:=[Fluoro.L281]" office:value-type="float" office:value="0" calcext:value-type="float">
            <text:p>0.00</text:p>
          </table:table-cell>
          <table:table-cell table:style-name="ce697" table:formula="of:=IF([Fluoro.M281]=&quot;&quot;;&quot;&quot;;[Fluoro.M281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 table:formula="of:=[Fluoro.C282]" office:value-type="float" office:value="0" calcext:value-type="float">
            <text:p>0.00</text:p>
          </table:covered-table-cell>
          <table:table-cell table:style-name="ce518" table:formula="of:=[Fluoro.D282]" office:value-type="float" office:value="30" calcext:value-type="float">
            <text:p>30.00</text:p>
          </table:table-cell>
          <table:table-cell table:style-name="ce515" table:formula="of:=[Fluoro.E282]" office:value-type="float" office:value="0" calcext:value-type="float">
            <text:p>0.00</text:p>
          </table:table-cell>
          <table:table-cell table:style-name="ce539" table:formula="of:=[Fluoro.F282]" office:value-type="float" office:value="0" calcext:value-type="float">
            <text:p>0.00</text:p>
          </table:table-cell>
          <table:table-cell table:style-name="ce626" table:formula="of:=IF([Fluoro.G282]=&quot;&quot;;&quot;&quot;;[Fluoro.G282]*0.1145)" office:value-type="float" office:value="0" calcext:value-type="float">
            <text:p>0.00</text:p>
          </table:table-cell>
          <table:table-cell table:style-name="ce515" table:formula="of:=[Fluoro.H282]" office:value-type="float" office:value="0" calcext:value-type="float">
            <text:p>0.00</text:p>
          </table:table-cell>
          <table:table-cell table:style-name="ce539" table:formula="of:=[Fluoro.I282]" office:value-type="float" office:value="0" calcext:value-type="float">
            <text:p>0.00</text:p>
          </table:table-cell>
          <table:table-cell table:style-name="ce626" table:formula="of:=IF([Fluoro.J282]=&quot;&quot;;&quot;&quot;;[Fluoro.J282]*0.1145)" office:value-type="float" office:value="0" calcext:value-type="float">
            <text:p>0.00</text:p>
          </table:table-cell>
          <table:table-cell table:style-name="ce515" table:formula="of:=[Fluoro.K282]" office:value-type="float" office:value="0" calcext:value-type="float">
            <text:p>0.00</text:p>
          </table:table-cell>
          <table:table-cell table:style-name="ce539" table:formula="of:=[Fluoro.L282]" office:value-type="float" office:value="0" calcext:value-type="float">
            <text:p>0.00</text:p>
          </table:table-cell>
          <table:table-cell table:style-name="ce698" table:formula="of:=IF([Fluoro.M282]=&quot;&quot;;&quot;&quot;;[Fluoro.M282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83]" office:value-type="float" office:value="10" calcext:value-type="float">
            <text:p>10.00</text:p>
          </table:table-cell>
          <table:table-cell table:style-name="ce513" table:formula="of:=[Fluoro.E283]" office:value-type="float" office:value="0" calcext:value-type="float">
            <text:p>0.00</text:p>
          </table:table-cell>
          <table:table-cell table:style-name="ce538" table:formula="of:=[Fluoro.F283]" office:value-type="float" office:value="0" calcext:value-type="float">
            <text:p>0.00</text:p>
          </table:table-cell>
          <table:table-cell table:style-name="ce624" table:formula="of:=IF([Fluoro.G283]=&quot;&quot;;&quot;&quot;;[Fluoro.G283]*0.1145)" office:value-type="float" office:value="0" calcext:value-type="float">
            <text:p>0.00</text:p>
          </table:table-cell>
          <table:table-cell table:style-name="ce513" table:formula="of:=[Fluoro.H283]" office:value-type="float" office:value="0" calcext:value-type="float">
            <text:p>0.00</text:p>
          </table:table-cell>
          <table:table-cell table:style-name="ce538" table:formula="of:=[Fluoro.I283]" office:value-type="float" office:value="0" calcext:value-type="float">
            <text:p>0.00</text:p>
          </table:table-cell>
          <table:table-cell table:style-name="ce624" table:formula="of:=IF([Fluoro.J283]=&quot;&quot;;&quot;&quot;;[Fluoro.J283]*0.1145)" office:value-type="float" office:value="0" calcext:value-type="float">
            <text:p>0.00</text:p>
          </table:table-cell>
          <table:table-cell table:style-name="ce513" table:formula="of:=[Fluoro.K283]" office:value-type="float" office:value="0" calcext:value-type="float">
            <text:p>0.00</text:p>
          </table:table-cell>
          <table:table-cell table:style-name="ce538" table:formula="of:=[Fluoro.L283]" office:value-type="float" office:value="0" calcext:value-type="float">
            <text:p>0.00</text:p>
          </table:table-cell>
          <table:table-cell table:style-name="ce696" table:formula="of:=IF([Fluoro.M283]=&quot;&quot;;&quot;&quot;;[Fluoro.M283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 table:formula="of:=[Fluoro.C284]" office:value-type="float" office:value="0" calcext:value-type="float">
            <text:p>0.00</text:p>
          </table:covered-table-cell>
          <table:table-cell table:style-name="ce517" table:formula="of:=[Fluoro.D284]" office:value-type="float" office:value="20" calcext:value-type="float">
            <text:p>20.00</text:p>
          </table:table-cell>
          <table:table-cell table:style-name="ce514" table:formula="of:=[Fluoro.E284]" office:value-type="float" office:value="0" calcext:value-type="float">
            <text:p>0.00</text:p>
          </table:table-cell>
          <table:table-cell table:style-name="ce530" table:formula="of:=[Fluoro.F284]" office:value-type="float" office:value="0" calcext:value-type="float">
            <text:p>0.00</text:p>
          </table:table-cell>
          <table:table-cell table:style-name="ce625" table:formula="of:=IF([Fluoro.G284]=&quot;&quot;;&quot;&quot;;[Fluoro.G284]*0.1145)" office:value-type="float" office:value="0" calcext:value-type="float">
            <text:p>0.00</text:p>
          </table:table-cell>
          <table:table-cell table:style-name="ce514" table:formula="of:=[Fluoro.H284]" office:value-type="float" office:value="0" calcext:value-type="float">
            <text:p>0.00</text:p>
          </table:table-cell>
          <table:table-cell table:style-name="ce530" table:formula="of:=[Fluoro.I284]" office:value-type="float" office:value="0" calcext:value-type="float">
            <text:p>0.00</text:p>
          </table:table-cell>
          <table:table-cell table:style-name="ce625" table:formula="of:=IF([Fluoro.J284]=&quot;&quot;;&quot;&quot;;[Fluoro.J284]*0.1145)" office:value-type="float" office:value="0" calcext:value-type="float">
            <text:p>0.00</text:p>
          </table:table-cell>
          <table:table-cell table:style-name="ce514" table:formula="of:=[Fluoro.K284]" office:value-type="float" office:value="0" calcext:value-type="float">
            <text:p>0.00</text:p>
          </table:table-cell>
          <table:table-cell table:style-name="ce530" table:formula="of:=[Fluoro.L284]" office:value-type="float" office:value="0" calcext:value-type="float">
            <text:p>0.00</text:p>
          </table:table-cell>
          <table:table-cell table:style-name="ce697" table:formula="of:=IF([Fluoro.M284]=&quot;&quot;;&quot;&quot;;[Fluoro.M284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 table:formula="of:=[Fluoro.C285]" office:value-type="float" office:value="0" calcext:value-type="float">
            <text:p>0.00</text:p>
          </table:covered-table-cell>
          <table:table-cell table:style-name="ce518" table:formula="of:=[Fluoro.D285]" office:value-type="float" office:value="30" calcext:value-type="float">
            <text:p>30.00</text:p>
          </table:table-cell>
          <table:table-cell table:style-name="ce515" table:formula="of:=[Fluoro.E285]" office:value-type="float" office:value="0" calcext:value-type="float">
            <text:p>0.00</text:p>
          </table:table-cell>
          <table:table-cell table:style-name="ce539" table:formula="of:=[Fluoro.F285]" office:value-type="float" office:value="0" calcext:value-type="float">
            <text:p>0.00</text:p>
          </table:table-cell>
          <table:table-cell table:style-name="ce626" table:formula="of:=IF([Fluoro.G285]=&quot;&quot;;&quot;&quot;;[Fluoro.G285]*0.1145)" office:value-type="float" office:value="0" calcext:value-type="float">
            <text:p>0.00</text:p>
          </table:table-cell>
          <table:table-cell table:style-name="ce515" table:formula="of:=[Fluoro.H285]" office:value-type="float" office:value="0" calcext:value-type="float">
            <text:p>0.00</text:p>
          </table:table-cell>
          <table:table-cell table:style-name="ce539" table:formula="of:=[Fluoro.I285]" office:value-type="float" office:value="0" calcext:value-type="float">
            <text:p>0.00</text:p>
          </table:table-cell>
          <table:table-cell table:style-name="ce626" table:formula="of:=IF([Fluoro.J285]=&quot;&quot;;&quot;&quot;;[Fluoro.J285]*0.1145)" office:value-type="float" office:value="0" calcext:value-type="float">
            <text:p>0.00</text:p>
          </table:table-cell>
          <table:table-cell table:style-name="ce515" table:formula="of:=[Fluoro.K285]" office:value-type="float" office:value="0" calcext:value-type="float">
            <text:p>0.00</text:p>
          </table:table-cell>
          <table:table-cell table:style-name="ce539" table:formula="of:=[Fluoro.L285]" office:value-type="float" office:value="0" calcext:value-type="float">
            <text:p>0.00</text:p>
          </table:table-cell>
          <table:table-cell table:style-name="ce698" table:formula="of:=IF([Fluoro.M285]=&quot;&quot;;&quot;&quot;;[Fluoro.M285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Fluoro.D286]" office:value-type="string" office:string-value="max" calcext:value-type="string">
            <text:p>max</text:p>
          </table:table-cell>
          <table:table-cell table:style-name="ce572" table:formula="of:=[Fluoro.E286]" office:value-type="float" office:value="0" calcext:value-type="float">
            <text:p>0.00</text:p>
          </table:table-cell>
          <table:table-cell table:style-name="ce610" table:formula="of:=[Fluoro.F286]" office:value-type="float" office:value="0" calcext:value-type="float">
            <text:p>0.00</text:p>
          </table:table-cell>
          <table:table-cell table:style-name="ce627" table:formula="of:=IF([Fluoro.G286]=&quot;&quot;;&quot;&quot;;[Fluoro.G286]*0.1145)" office:value-type="float" office:value="0" calcext:value-type="float">
            <text:p>0.00</text:p>
          </table:table-cell>
          <table:table-cell table:style-name="ce572" table:formula="of:=[Fluoro.H286]" office:value-type="float" office:value="0" calcext:value-type="float">
            <text:p>0.00</text:p>
          </table:table-cell>
          <table:table-cell table:style-name="ce610" table:formula="of:=[Fluoro.I286]" office:value-type="float" office:value="0" calcext:value-type="float">
            <text:p>0.00</text:p>
          </table:table-cell>
          <table:table-cell table:style-name="ce627" table:formula="of:=IF([Fluoro.J286]=&quot;&quot;;&quot;&quot;;[Fluoro.J286]*0.1145)" office:value-type="float" office:value="0" calcext:value-type="float">
            <text:p>0.00</text:p>
          </table:table-cell>
          <table:table-cell table:style-name="ce572" table:formula="of:=[Fluoro.K286]" office:value-type="float" office:value="0" calcext:value-type="float">
            <text:p>0.00</text:p>
          </table:table-cell>
          <table:table-cell table:style-name="ce610" table:formula="of:=[Fluoro.L286]" office:value-type="float" office:value="0" calcext:value-type="float">
            <text:p>0.00</text:p>
          </table:table-cell>
          <table:table-cell table:style-name="ce704" table:formula="of:=IF([Fluoro.M286]=&quot;&quot;;&quot;&quot;;[Fluoro.M286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467"/>
          <table:table-cell table:style-name="ce467" table:formula="of:=[Fluoro.C288]" office:value-type="string" office:string-value="Comments:" calcext:value-type="string">
            <text:p>Comments:</text:p>
          </table:table-cell>
          <table:table-cell table:style-name="ce536" table:formula="of:=[Fluoro.D288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467" table:number-columns-repeated="2"/>
          <table:table-cell table:style-name="ce545" table:formula="of:=[Fluoro.D289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467" table:number-columns-repeated="2"/>
          <table:table-cell table:style-name="ce545" table:formula="of:=[Fluoro.D290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467"/>
          <table:table-cell table:style-name="ce543"/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467"/>
          <table:table-cell table:style-name="ce543"/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467"/>
          <table:table-cell table:style-name="ce528"/>
          <table:table-cell table:style-name="ce573"/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467"/>
          <table:table-cell table:style-name="ce544"/>
          <table:table-cell table:style-name="ce573"/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353"/>
          <table:table-cell table:style-name="ce467"/>
          <table:table-cell table:number-columns-repeated="9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522" table:formula="of:=[Fluoro.C296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494" table:number-columns-repeated="9"/>
          <table:table-cell table:style-name="ce703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97" table:formula="of:=[Fluoro.C298]" office:value-type="string" office:string-value="Dose" calcext:value-type="string">
            <text:p>Dose</text:p>
          </table:table-cell>
          <table:table-cell table:style-name="ce97" table:formula="of:=[Fluoro.D298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97" table:formula="of:=[Fluoro.C299]" office:value-type="string" office:string-value="Level" calcext:value-type="string">
            <text:p>Level</text:p>
          </table:table-cell>
          <table:table-cell table:style-name="ce97" table:formula="of:=[Fluoro.D299]" office:value-type="string" office:string-value="Size (cm)" calcext:value-type="string">
            <text:p>Size (cm)</text:p>
          </table:table-cell>
          <table:table-cell table:style-name="ce97" table:formula="of:=[Fluoro.E299]" office:value-type="string" office:string-value="kVp" calcext:value-type="string">
            <text:p>kVp</text:p>
          </table:table-cell>
          <table:table-cell table:style-name="ce97" table:formula="of:=[Fluoro.F299]" office:value-type="string" office:string-value="mA" calcext:value-type="string">
            <text:p>mA</text:p>
          </table:table-cell>
          <table:table-cell table:style-name="ce97" office:value-type="string" calcext:value-type="string">
            <text:p>mR/min</text:p>
          </table:table-cell>
          <table:table-cell table:style-name="ce97" table:formula="of:=[Fluoro.H299]" office:value-type="string" office:string-value="nGy/frame" calcext:value-type="string">
            <text:p>nGy/frame</text:p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29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[Fluoro.D300]">
            <text:p/>
          </table:table-cell>
          <table:table-cell table:style-name="ce576" table:formula="of:=[Fluoro.E300]">
            <text:p/>
          </table:table-cell>
          <table:table-cell table:style-name="ce576" table:formula="of:=[Fluoro.F300]">
            <text:p/>
          </table:table-cell>
          <table:table-cell table:style-name="ce649" table:formula="of:=IF([Fluoro.G300]=&quot;&quot;;&quot;&quot;;[Fluoro.G300]*0.1145)">
            <text:p/>
          </table:table-cell>
          <table:table-cell table:style-name="ce576" table:formula="of:=[Fluoro.H300]">
            <text:p/>
          </table:table-cell>
          <table:table-cell table:style-name="ce467"/>
          <table:table-cell table:style-name="ce544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covered-table-cell table:style-name="ce30" table:formula="of:=[Fluoro.C301]" office:value-type="float" office:value="0" calcext:value-type="float">
            <text:p>0.00</text:p>
          </table:covered-table-cell>
          <table:table-cell table:style-name="ce548" table:formula="of:=[Fluoro.D301]">
            <text:p/>
          </table:table-cell>
          <table:table-cell table:style-name="ce577" table:formula="of:=[Fluoro.E301]">
            <text:p/>
          </table:table-cell>
          <table:table-cell table:style-name="ce577" table:formula="of:=[Fluoro.F301]">
            <text:p/>
          </table:table-cell>
          <table:table-cell table:style-name="ce650" table:formula="of:=IF([Fluoro.G301]=&quot;&quot;;&quot;&quot;;[Fluoro.G301]*0.1145)">
            <text:p/>
          </table:table-cell>
          <table:table-cell table:style-name="ce577" table:formula="of:=[Fluoro.H301]">
            <text:p/>
          </table:table-cell>
          <table:table-cell table:style-name="ce467"/>
          <table:table-cell table:style-name="ce544" table:formula="of:=[Fluoro.J301]" office:value-type="string" office:string-value="image receptor input window" calcext:value-type="string">
            <text:p>image receptor input window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covered-table-cell table:style-name="ce30" table:formula="of:=[Fluoro.C302]" office:value-type="float" office:value="0" calcext:value-type="float">
            <text:p>0.00</text:p>
          </table:covered-table-cell>
          <table:table-cell table:style-name="ce548" table:formula="of:=[Fluoro.D302]">
            <text:p/>
          </table:table-cell>
          <table:table-cell table:style-name="ce577" table:formula="of:=[Fluoro.E302]">
            <text:p/>
          </table:table-cell>
          <table:table-cell table:style-name="ce577" table:formula="of:=[Fluoro.F302]">
            <text:p/>
          </table:table-cell>
          <table:table-cell table:style-name="ce650" table:formula="of:=IF([Fluoro.G302]=&quot;&quot;;&quot;&quot;;[Fluoro.G302]*0.1145)">
            <text:p/>
          </table:table-cell>
          <table:table-cell table:style-name="ce577" table:formula="of:=[Fluoro.H302]">
            <text:p/>
          </table:table-cell>
          <table:table-cell table:style-name="ce467"/>
          <table:table-cell table:style-name="ce544" table:formula="of:=[Fluoro.J302]" office:value-type="string" office:string-value="Use 1.5mm Cu filtration" calcext:value-type="string">
            <text:p>Use 1.5mm Cu filtration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covered-table-cell table:style-name="ce30" table:formula="of:=[Fluoro.C303]" office:value-type="float" office:value="0" calcext:value-type="float">
            <text:p>0.00</text:p>
          </table:covered-table-cell>
          <table:table-cell table:style-name="ce549" table:formula="of:=[Fluoro.D303]">
            <text:p/>
          </table:table-cell>
          <table:table-cell table:style-name="ce578" table:formula="of:=[Fluoro.E303]">
            <text:p/>
          </table:table-cell>
          <table:table-cell table:style-name="ce578" table:formula="of:=[Fluoro.F303]">
            <text:p/>
          </table:table-cell>
          <table:table-cell table:style-name="ce651" table:formula="of:=IF([Fluoro.G303]=&quot;&quot;;&quot;&quot;;[Fluoro.G303]*0.1145)">
            <text:p/>
          </table:table-cell>
          <table:table-cell table:style-name="ce578" table:formula="of:=[Fluoro.H303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 table:formula="of:=[Fluoro.C304]" office:value-type="float" office:value="0" calcext:value-type="float">
            <text:p>0.00</text:p>
          </table:covered-table-cell>
          <table:table-cell table:style-name="ce549" table:formula="of:=[Fluoro.D304]">
            <text:p/>
          </table:table-cell>
          <table:table-cell table:style-name="ce578" table:formula="of:=[Fluoro.E304]">
            <text:p/>
          </table:table-cell>
          <table:table-cell table:style-name="ce578" table:formula="of:=[Fluoro.F304]">
            <text:p/>
          </table:table-cell>
          <table:table-cell table:style-name="ce651" table:formula="of:=IF([Fluoro.G304]=&quot;&quot;;&quot;&quot;;[Fluoro.G304]*0.1145)">
            <text:p/>
          </table:table-cell>
          <table:table-cell table:style-name="ce578" table:formula="of:=[Fluoro.H304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31" table:formula="of:=[Fluoro.C305]" table:number-columns-spanned="1" table:number-rows-spanned="5">
            <text:p/>
          </table:table-cell>
          <table:table-cell table:style-name="ce547" table:formula="of:=[Fluoro.D305]">
            <text:p/>
          </table:table-cell>
          <table:table-cell table:style-name="ce576" table:formula="of:=[Fluoro.E305]">
            <text:p/>
          </table:table-cell>
          <table:table-cell table:style-name="ce576" table:formula="of:=[Fluoro.F305]">
            <text:p/>
          </table:table-cell>
          <table:table-cell table:style-name="ce649" table:formula="of:=IF([Fluoro.G305]=&quot;&quot;;&quot;&quot;;[Fluoro.G305]*0.1145)">
            <text:p/>
          </table:table-cell>
          <table:table-cell table:style-name="ce576" table:formula="of:=[Fluoro.H305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 table:formula="of:=[Fluoro.C306]" office:value-type="float" office:value="0" calcext:value-type="float">
            <text:p>0.00</text:p>
          </table:covered-table-cell>
          <table:table-cell table:style-name="ce548" table:formula="of:=[Fluoro.D306]">
            <text:p/>
          </table:table-cell>
          <table:table-cell table:style-name="ce577" table:formula="of:=[Fluoro.E306]">
            <text:p/>
          </table:table-cell>
          <table:table-cell table:style-name="ce577" table:formula="of:=[Fluoro.F306]">
            <text:p/>
          </table:table-cell>
          <table:table-cell table:style-name="ce650" table:formula="of:=IF([Fluoro.G306]=&quot;&quot;;&quot;&quot;;[Fluoro.G306]*0.1145)">
            <text:p/>
          </table:table-cell>
          <table:table-cell table:style-name="ce577" table:formula="of:=[Fluoro.H306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 table:formula="of:=[Fluoro.C307]" office:value-type="float" office:value="0" calcext:value-type="float">
            <text:p>0.00</text:p>
          </table:covered-table-cell>
          <table:table-cell table:style-name="ce548" table:formula="of:=[Fluoro.D307]">
            <text:p/>
          </table:table-cell>
          <table:table-cell table:style-name="ce577" table:formula="of:=[Fluoro.E307]">
            <text:p/>
          </table:table-cell>
          <table:table-cell table:style-name="ce577" table:formula="of:=[Fluoro.F307]">
            <text:p/>
          </table:table-cell>
          <table:table-cell table:style-name="ce650" table:formula="of:=IF([Fluoro.G307]=&quot;&quot;;&quot;&quot;;[Fluoro.G307]*0.1145)">
            <text:p/>
          </table:table-cell>
          <table:table-cell table:style-name="ce577" table:formula="of:=[Fluoro.H307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covered-table-cell table:style-name="ce30" table:formula="of:=[Fluoro.C308]" office:value-type="float" office:value="0" calcext:value-type="float">
            <text:p>0.00</text:p>
          </table:covered-table-cell>
          <table:table-cell table:style-name="ce548" table:formula="of:=[Fluoro.D308]">
            <text:p/>
          </table:table-cell>
          <table:table-cell table:style-name="ce577" table:formula="of:=[Fluoro.E308]">
            <text:p/>
          </table:table-cell>
          <table:table-cell table:style-name="ce577" table:formula="of:=[Fluoro.F308]">
            <text:p/>
          </table:table-cell>
          <table:table-cell table:style-name="ce650" table:formula="of:=IF([Fluoro.G308]=&quot;&quot;;&quot;&quot;;[Fluoro.G308]*0.1145)">
            <text:p/>
          </table:table-cell>
          <table:table-cell table:style-name="ce577" table:formula="of:=[Fluoro.H308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 table:formula="of:=[Fluoro.C309]" office:value-type="float" office:value="0" calcext:value-type="float">
            <text:p>0.00</text:p>
          </table:covered-table-cell>
          <table:table-cell table:style-name="ce550" table:formula="of:=[Fluoro.D309]">
            <text:p/>
          </table:table-cell>
          <table:table-cell table:style-name="ce579" table:formula="of:=[Fluoro.E309]">
            <text:p/>
          </table:table-cell>
          <table:table-cell table:style-name="ce579" table:formula="of:=[Fluoro.F309]">
            <text:p/>
          </table:table-cell>
          <table:table-cell table:style-name="ce652" table:formula="of:=IF([Fluoro.G309]=&quot;&quot;;&quot;&quot;;[Fluoro.G309]*0.1145)">
            <text:p/>
          </table:table-cell>
          <table:table-cell table:style-name="ce579" table:formula="of:=[Fluoro.H309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ce31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47" table:formula="of:=[Fluoro.D310]">
            <text:p/>
          </table:table-cell>
          <table:table-cell table:style-name="ce576" table:formula="of:=[Fluoro.E310]">
            <text:p/>
          </table:table-cell>
          <table:table-cell table:style-name="ce576" table:formula="of:=[Fluoro.F310]">
            <text:p/>
          </table:table-cell>
          <table:table-cell table:style-name="ce649" table:formula="of:=IF([Fluoro.G310]=&quot;&quot;;&quot;&quot;;[Fluoro.G310]*0.1145)">
            <text:p/>
          </table:table-cell>
          <table:table-cell table:style-name="ce576" table:formula="of:=[Fluoro.H310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 table:formula="of:=[Fluoro.C311]" office:value-type="float" office:value="0" calcext:value-type="float">
            <text:p>0.00</text:p>
          </table:covered-table-cell>
          <table:table-cell table:style-name="ce548" table:formula="of:=[Fluoro.D311]">
            <text:p/>
          </table:table-cell>
          <table:table-cell table:style-name="ce577" table:formula="of:=[Fluoro.E311]">
            <text:p/>
          </table:table-cell>
          <table:table-cell table:style-name="ce577" table:formula="of:=[Fluoro.F311]">
            <text:p/>
          </table:table-cell>
          <table:table-cell table:style-name="ce650" table:formula="of:=IF([Fluoro.G311]=&quot;&quot;;&quot;&quot;;[Fluoro.G311]*0.1145)">
            <text:p/>
          </table:table-cell>
          <table:table-cell table:style-name="ce577" table:formula="of:=[Fluoro.H311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 table:formula="of:=[Fluoro.C312]" office:value-type="float" office:value="0" calcext:value-type="float">
            <text:p>0.00</text:p>
          </table:covered-table-cell>
          <table:table-cell table:style-name="ce548" table:formula="of:=[Fluoro.D312]">
            <text:p/>
          </table:table-cell>
          <table:table-cell table:style-name="ce577" table:formula="of:=[Fluoro.E312]">
            <text:p/>
          </table:table-cell>
          <table:table-cell table:style-name="ce577" table:formula="of:=[Fluoro.F312]">
            <text:p/>
          </table:table-cell>
          <table:table-cell table:style-name="ce650" table:formula="of:=IF([Fluoro.G312]=&quot;&quot;;&quot;&quot;;[Fluoro.G312]*0.1145)">
            <text:p/>
          </table:table-cell>
          <table:table-cell table:style-name="ce577" table:formula="of:=[Fluoro.H312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covered-table-cell table:style-name="ce30" table:formula="of:=[Fluoro.C313]" office:value-type="float" office:value="0" calcext:value-type="float">
            <text:p>0.00</text:p>
          </table:covered-table-cell>
          <table:table-cell table:style-name="ce548" table:formula="of:=[Fluoro.D313]">
            <text:p/>
          </table:table-cell>
          <table:table-cell table:style-name="ce577" table:formula="of:=[Fluoro.E313]">
            <text:p/>
          </table:table-cell>
          <table:table-cell table:style-name="ce577" table:formula="of:=[Fluoro.F313]">
            <text:p/>
          </table:table-cell>
          <table:table-cell table:style-name="ce650" table:formula="of:=IF([Fluoro.G313]=&quot;&quot;;&quot;&quot;;[Fluoro.G313]*0.1145)">
            <text:p/>
          </table:table-cell>
          <table:table-cell table:style-name="ce577" table:formula="of:=[Fluoro.H313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 table:formula="of:=[Fluoro.C314]" office:value-type="float" office:value="0" calcext:value-type="float">
            <text:p>0.00</text:p>
          </table:covered-table-cell>
          <table:table-cell table:style-name="ce550" table:formula="of:=[Fluoro.D314]">
            <text:p/>
          </table:table-cell>
          <table:table-cell table:style-name="ce579" table:formula="of:=[Fluoro.E314]">
            <text:p/>
          </table:table-cell>
          <table:table-cell table:style-name="ce579" table:formula="of:=[Fluoro.F314]">
            <text:p/>
          </table:table-cell>
          <table:table-cell table:style-name="ce652" table:formula="of:=IF([Fluoro.G314]=&quot;&quot;;&quot;&quot;;[Fluoro.G314]*0.1145)">
            <text:p/>
          </table:table-cell>
          <table:table-cell table:style-name="ce579" table:formula="of:=[Fluoro.H314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/>
          <table:table-cell table:style-name="ce467" table:formula="of:=[Fluoro.C315]" office:value-type="string" office:string-value="Comments:" calcext:value-type="string">
            <text:p>Comments:</text:p>
          </table:table-cell>
          <table:table-cell table:style-name="ce536" table:formula="of:=[Fluoro.D315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467"/>
          <table:table-cell table:style-name="ce545" table:formula="of:=[Fluoro.D316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467"/>
          <table:table-cell table:style-name="ce545" table:formula="of:=[Fluoro.D317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27" table:formula="of:=[Fluoro.C319]" office:value-type="string" office:string-value="Scatter and Transmission – Pulse Fluoroscopy" calcext:value-type="string">
            <text:p>Scatter and Transmission – Pulse Fluoroscopy</text:p>
          </table:table-cell>
          <table:table-cell table:style-name="ce467" table:number-columns-repeated="9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467"/>
          <table:table-cell table:number-columns-repeated="3"/>
          <table:table-cell table:style-name="ce97" office:value-type="string" calcext:value-type="string">
            <text:p>Unshielded</text:p>
          </table:table-cell>
          <table:table-cell table:style-name="ce97" office:value-type="string" calcext:value-type="string">
            <text:p>Shielded</text:p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style-name="ce467"/>
          <table:table-cell/>
          <table:table-cell table:style-name="ce97" table:formula="of:=[Fluoro.E321]" office:value-type="string" office:string-value="kVp" calcext:value-type="string">
            <text:p>kVp</text:p>
          </table:table-cell>
          <table:table-cell table:style-name="ce97" table:formula="of:=[Fluoro.F321]" office:value-type="string" office:string-value="mA" calcext:value-type="string">
            <text:p>mA</text:p>
          </table:table-cell>
          <table:table-cell table:style-name="ce97" table:formula="of:=[Fluoro.G321]" office:value-type="string" office:string-value="uGy/hr" calcext:value-type="string">
            <text:p>uGy/hr</text:p>
          </table:table-cell>
          <table:table-cell table:style-name="ce97" table:formula="of:=[Fluoro.H321]" office:value-type="string" office:string-value="uGy/hr" calcext:value-type="string">
            <text:p>uGy/hr</text:p>
          </table:table-cell>
          <table:table-cell table:style-name="ce467"/>
          <table:table-cell table:style-name="ce510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35" table:formula="of:=[Fluoro.C322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54" table:formula="of:=[Fluoro.D322]" office:value-type="string" office:string-value="Eye level" calcext:value-type="string">
            <text:p>Eye level</text:p>
          </table:table-cell>
          <table:table-cell table:style-name="ce636" table:formula="of:=[Fluoro.E322]" office:value-type="float" office:value="0" calcext:value-type="float">
            <text:p>0.00</text:p>
          </table:table-cell>
          <table:table-cell table:style-name="ce636" table:formula="of:=[Fluoro.F322]" office:value-type="float" office:value="0" calcext:value-type="float">
            <text:p>0.00</text:p>
          </table:table-cell>
          <table:table-cell table:style-name="ce636" table:formula="of:=[Fluoro.G322]">
            <text:p/>
          </table:table-cell>
          <table:table-cell table:style-name="ce1013" table:formula="of:=[Fluoro.H322]">
            <text:p/>
          </table:table-cell>
          <table:table-cell table:style-name="ce467"/>
          <table:table-cell table:style-name="ce510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covered-table-cell table:style-name="ce515" table:formula="of:=[Fluoro.C323]" office:value-type="float" office:value="0" calcext:value-type="float">
            <text:p>0.00</text:p>
          </table:covered-table-cell>
          <table:table-cell table:style-name="ce555" table:formula="of:=[Fluoro.D323]" office:value-type="string" office:string-value="Waist level" calcext:value-type="string">
            <text:p>Waist level</text:p>
          </table:table-cell>
          <table:table-cell table:style-name="ce637" table:formula="of:=[Fluoro.E323]" office:value-type="float" office:value="0" calcext:value-type="float">
            <text:p>0.00</text:p>
          </table:table-cell>
          <table:table-cell table:style-name="ce637" table:formula="of:=[Fluoro.F323]" office:value-type="float" office:value="0" calcext:value-type="float">
            <text:p>0.00</text:p>
          </table:table-cell>
          <table:table-cell table:style-name="ce637" table:formula="of:=[Fluoro.G323]">
            <text:p/>
          </table:table-cell>
          <table:table-cell table:style-name="ce1014" table:formula="of:=[Fluoro.H323]">
            <text:p/>
          </table:table-cell>
          <table:table-cell table:style-name="ce467"/>
          <table:table-cell table:style-name="ce544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6"/>
          <table:table-cell table:style-name="ce543"/>
          <table:table-cell table:style-name="ce544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528"/>
          <table:table-cell table:style-name="ce544"/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467"/>
          <table:table-cell table:style-name="ce467" table:formula="of:=[Fluoro.C326]" office:value-type="string" office:string-value="Comments:" calcext:value-type="string">
            <text:p>Comments:</text:p>
          </table:table-cell>
          <table:table-cell table:style-name="ce536" table:formula="of:=[Fluoro.D326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467" table:number-columns-repeated="2"/>
          <table:table-cell table:style-name="ce545" table:formula="of:=[Fluoro.D327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7" table:formula="of:=[$Fluoro.E328]">
            <text:p/>
          </table:table-cell>
          <table:table-cell table:style-name="ce612" table:number-columns-repeated="7"/>
          <table:table-cell table:style-name="ce705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style-name="ce467"/>
          <table:table-cell table:style-name="ce434" office:value-type="string" calcext:value-type="string">
            <text:p>Date:</text:p>
          </table:table-cell>
          <table:table-cell table:style-name="ce535" table:formula="of:=[Fluoro.D329]">
            <text:p/>
          </table:table-cell>
          <table:table-cell table:style-name="ce467"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[Fluoro.M329]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style-name="ce467"/>
          <table:table-cell table:style-name="ce434" office:value-type="string" calcext:value-type="string">
            <text:p>Room Number</text:p>
          </table:table-cell>
          <table:table-cell table:style-name="ce536" table:formula="of:=[Fluoro.D330]">
            <text:p/>
          </table:table-cell>
          <table:table-cell table:style-name="ce467"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[Fluoro.M330]">
            <text:p/>
          </table:table-cell>
          <table:table-cell table:number-columns-repeated="1011"/>
        </table:table-row>
        <table:table-row table:style-name="ro1" table:number-rows-repeated="1048312">
          <table:table-cell table:number-columns-repeated="1024"/>
        </table:table-row>
        <table:table-row table:style-name="ro3" table:number-rows-repeated="1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les" table:style-name="ta1">
        <table:table-column table:style-name="co2" table:number-columns-repeated="1024" table:default-cell-style-name="ce467"/>
        <table:table-row table:style-name="ro4">
          <table:table-cell table:style-name="ce465" office:value-type="string" calcext:value-type="string" table:number-columns-spanned="2" table:number-rows-spanned="1">
            <text:p>Leeds MS</text:p>
          </table:table-cell>
          <table:covered-table-cell table:style-name="ce781"/>
          <table:table-cell table:number-columns-repeated="11"/>
          <table:table-cell table:style-name="ce2"/>
          <table:table-cell table:style-name="ce321" table:formula="of:=[Fluoro.O105]" office:value-type="string" office:string-value="Patient Entrance Exposure Rate (Fluoroscopy)*" calcext:value-type="string" table:number-columns-spanned="3" table:number-rows-spanned="1">
            <text:p>Patient Entrance Exposure Rate (Fluoroscopy)*</text:p>
          </table:table-cell>
          <table:covered-table-cell table:number-columns-repeated="2" table:style-name="ce2"/>
          <table:table-cell table:style-name="ce954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/>
          <table:table-cell table:style-name="ce2"/>
          <table:table-cell table:style-name="ce321" table:formula="of:=[Fluoro.O137]" office:value-type="string" office:string-value="Patient Entrance Exposure Rate – Pulse Fluroscopy" calcext:value-type="string" table:number-columns-spanned="3" table:number-rows-spanned="1">
            <text:p>Patient Entrance Exposure Rate – Pulse Fluroscopy</text:p>
          </table:table-cell>
          <table:covered-table-cell table:number-columns-repeated="2" table:style-name="ce2"/>
          <table:table-cell table:style-name="ce954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" calcext:value-type="float">
            <text:p>1</text:p>
          </table:table-cell>
          <table:table-cell table:style-name="ce781" office:value-type="string" calcext:value-type="string">
            <text:p>Clearly visible</text:p>
          </table:table-cell>
          <table:table-cell table:number-columns-repeated="11"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" calcext:value-type="float">
            <text:p>2</text:p>
          </table:table-cell>
          <table:table-cell table:style-name="ce781" office:value-type="string" calcext:value-type="string">
            <text:p>Visible</text:p>
          </table:table-cell>
          <table:table-cell table:number-columns-repeated="11"/>
          <table:table-cell table:style-name="ce2"/>
          <table:table-cell table:style-name="ce2" table:formula="of:=IF([Fluoro.Q109]=&quot;&quot;;NA();[Fluoro.Q109])" office:value-type="float" office:value="0" calcext:value-type="float">
            <text:p>0.00</text:p>
          </table:table-cell>
          <table:table-cell table:style-name="ce2" table:formula="of:=IF(OR([Fluoro.R109]=&quot;&quot;;[Fluoro.S109]=&quot;&quot;);NA();[Fluoro.S109]/[Fluoro.R10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1]=&quot;&quot;;NA();[Fluoro.Q141])" office:value-type="float" office:value="0" calcext:value-type="float">
            <text:p>0.00</text:p>
          </table:table-cell>
          <table:table-cell table:style-name="ce2" table:formula="of:=IF(OR([Fluoro.R141]=&quot;&quot;;[Fluoro.S141]=&quot;&quot;);NA();[Fluoro.S141]/[Fluoro.R14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" calcext:value-type="float">
            <text:p>3</text:p>
          </table:table-cell>
          <table:table-cell table:style-name="ce781" office:value-type="string" calcext:value-type="string">
            <text:p>Barely visible</text:p>
          </table:table-cell>
          <table:table-cell table:number-columns-repeated="11"/>
          <table:table-cell table:style-name="ce2"/>
          <table:table-cell table:style-name="ce2" table:formula="of:=IF([Fluoro.Q110]=&quot;&quot;;NA();[Fluoro.Q110])" office:value-type="float" office:value="0" calcext:value-type="float">
            <text:p>0.00</text:p>
          </table:table-cell>
          <table:table-cell table:style-name="ce2" table:formula="of:=IF(OR([Fluoro.R110]=&quot;&quot;;[Fluoro.S110]=&quot;&quot;);NA();[Fluoro.S110]/[Fluoro.R11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2]=&quot;&quot;;NA();[Fluoro.Q142])" office:value-type="float" office:value="0" calcext:value-type="float">
            <text:p>0.00</text:p>
          </table:table-cell>
          <table:table-cell table:style-name="ce2" table:formula="of:=IF(OR([Fluoro.R142]=&quot;&quot;;[Fluoro.S142]=&quot;&quot;);NA();[Fluoro.S142]/[Fluoro.R14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" calcext:value-type="float">
            <text:p>4</text:p>
          </table:table-cell>
          <table:table-cell table:style-name="ce781" office:value-type="string" calcext:value-type="string">
            <text:p>Not visible</text:p>
          </table:table-cell>
          <table:table-cell table:number-columns-repeated="11"/>
          <table:table-cell table:style-name="ce2"/>
          <table:table-cell table:style-name="ce2" table:formula="of:=IF([Fluoro.Q111]=&quot;&quot;;NA();[Fluoro.Q111])" office:value-type="float" office:value="0" calcext:value-type="float">
            <text:p>0.00</text:p>
          </table:table-cell>
          <table:table-cell table:style-name="ce2" table:formula="of:=IF(OR([Fluoro.R111]=&quot;&quot;;[Fluoro.S111]=&quot;&quot;);NA();[Fluoro.S111]/[Fluoro.R11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3]=&quot;&quot;;NA();[Fluoro.Q143])" office:value-type="float" office:value="0" calcext:value-type="float">
            <text:p>0.00</text:p>
          </table:table-cell>
          <table:table-cell table:style-name="ce2" table:formula="of:=IF(OR([Fluoro.R143]=&quot;&quot;;[Fluoro.S143]=&quot;&quot;);NA();[Fluoro.S143]/[Fluoro.R14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Q112]=&quot;&quot;;NA();[Fluoro.Q112])" office:value-type="float" office:value="0" calcext:value-type="float">
            <text:p>0.00</text:p>
          </table:table-cell>
          <table:table-cell table:style-name="ce2" table:formula="of:=IF(OR([Fluoro.R112]=&quot;&quot;;[Fluoro.S112]=&quot;&quot;);NA();[Fluoro.S112]/[Fluoro.R11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4]=&quot;&quot;;NA();[Fluoro.Q144])" office:value-type="float" office:value="0" calcext:value-type="float">
            <text:p>0.00</text:p>
          </table:table-cell>
          <table:table-cell table:style-name="ce2" table:formula="of:=IF(OR([Fluoro.R144]=&quot;&quot;;[Fluoro.S144]=&quot;&quot;);NA();[Fluoro.S144]/[Fluoro.R14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string" calcext:value-type="string" table:number-columns-spanned="2" table:number-rows-spanned="1">
            <text:p>Huttner Grating</text:p>
          </table:table-cell>
          <table:covered-table-cell table:style-name="ce781"/>
          <table:table-cell/>
          <table:table-cell table:style-name="ce781" office:value-type="string" calcext:value-type="string">
            <text:p>Leeds N3</text:p>
          </table:table-cell>
          <table:table-cell table:style-name="ce781"/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style-name="ce471" office:value-type="string" calcext:value-type="string">
            <text:p>Nominal</text:p>
          </table:table-cell>
          <table:table-cell table:number-columns-repeated="3"/>
          <table:table-cell table:style-name="ce2"/>
          <table:table-cell table:style-name="ce2" table:formula="of:=IF([Fluoro.Q113]=&quot;&quot;;NA();[Fluoro.Q113])" office:value-type="float" office:value="0" calcext:value-type="float">
            <text:p>0.00</text:p>
          </table:table-cell>
          <table:table-cell table:style-name="ce2" table:formula="of:=IF(OR([Fluoro.R113]=&quot;&quot;;[Fluoro.S113]=&quot;&quot;);NA();[Fluoro.S113]/[Fluoro.R11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5]=&quot;&quot;;NA();[Fluoro.Q145])" office:value-type="float" office:value="0" calcext:value-type="float">
            <text:p>0.00</text:p>
          </table:table-cell>
          <table:table-cell table:style-name="ce2" table:formula="of:=IF(OR([Fluoro.R145]=&quot;&quot;;[Fluoro.S145]=&quot;&quot;);NA();[Fluoro.S145]/[Fluoro.R14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1" calcext:value-type="float">
            <text:p>1.1</text:p>
          </table:table-cell>
          <table:table-cell table:style-name="ce473" office:value-type="float" office:value="0.5" calcext:value-type="float">
            <text:p>0.50</text:p>
          </table:table-cell>
          <table:table-cell/>
          <table:table-cell table:style-name="ce466" office:value-type="float" office:value="1" calcext:value-type="float">
            <text:p>1</text:p>
          </table:table-cell>
          <table:table-cell table:style-name="ce478" table:formula="of:=HLOOKUP([$Fluoro.$V$291];[.$F$7:.$I$26];[.D8]+1)" office:value-type="float" office:value="0.167" calcext:value-type="float">
            <text:p>0.1670</text:p>
          </table:table-cell>
          <table:table-cell table:style-name="ce478" office:value-type="float" office:value="0.188" calcext:value-type="float">
            <text:p>0.18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9" calcext:value-type="float">
            <text:p>0.1490</text:p>
          </table:table-cell>
          <table:table-cell table:style-name="ce478" office:value-type="float" office:value="0.135" calcext:value-type="float">
            <text:p>0.1350</text:p>
          </table:table-cell>
          <table:table-cell table:style-name="ce478" office:value-type="float" office:value="0.16" calcext:value-type="float">
            <text:p>0.1600</text:p>
          </table:table-cell>
          <table:table-cell table:number-columns-repeated="3"/>
          <table:table-cell table:style-name="ce2"/>
          <table:table-cell table:style-name="ce2" table:formula="of:=IF([Fluoro.Q114]=&quot;&quot;;NA();[Fluoro.Q114])" office:value-type="float" office:value="0" calcext:value-type="float">
            <text:p>0.00</text:p>
          </table:table-cell>
          <table:table-cell table:style-name="ce2" table:formula="of:=IF(OR([Fluoro.R114]=&quot;&quot;;[Fluoro.S114]=&quot;&quot;);NA();[Fluoro.S114]/[Fluoro.R11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6]=&quot;&quot;;NA();[Fluoro.Q146])" office:value-type="float" office:value="0" calcext:value-type="float">
            <text:p>0.00</text:p>
          </table:table-cell>
          <table:table-cell table:style-name="ce2" table:formula="of:=IF(OR([Fluoro.R146]=&quot;&quot;;[Fluoro.S146]=&quot;&quot;);NA();[Fluoro.S146]/[Fluoro.R14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2" calcext:value-type="float">
            <text:p>1.2</text:p>
          </table:table-cell>
          <table:table-cell table:style-name="ce473" office:value-type="float" office:value="0.56" calcext:value-type="float">
            <text:p>0.56</text:p>
          </table:table-cell>
          <table:table-cell/>
          <table:table-cell table:style-name="ce466" office:value-type="float" office:value="2" calcext:value-type="float">
            <text:p>2</text:p>
          </table:table-cell>
          <table:table-cell table:style-name="ce478" table:formula="of:=HLOOKUP([$Fluoro.$V$291];[.$F$7:.$I$26];[.D9]+1)" office:value-type="float" office:value="0.148" calcext:value-type="float">
            <text:p>0.14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8" calcext:value-type="float">
            <text:p>0.1480</text:p>
          </table:table-cell>
          <table:table-cell table:style-name="ce478" office:value-type="float" office:value="0.132" calcext:value-type="float">
            <text:p>0.1320</text:p>
          </table:table-cell>
          <table:table-cell table:style-name="ce478" office:value-type="float" office:value="0.12" calcext:value-type="float">
            <text:p>0.1200</text:p>
          </table:table-cell>
          <table:table-cell table:style-name="ce478" office:value-type="float" office:value="0.145" calcext:value-type="float">
            <text:p>0.1450</text:p>
          </table:table-cell>
          <table:table-cell table:number-columns-repeated="3"/>
          <table:table-cell table:style-name="ce2"/>
          <table:table-cell table:style-name="ce2" table:formula="of:=IF([Fluoro.Q115]=&quot;&quot;;NA();[Fluoro.Q115])" office:value-type="float" office:value="0" calcext:value-type="float">
            <text:p>0.00</text:p>
          </table:table-cell>
          <table:table-cell table:style-name="ce2" table:formula="of:=IF(OR([Fluoro.R115]=&quot;&quot;;[Fluoro.S115]=&quot;&quot;);NA();[Fluoro.S115]/[Fluoro.R11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7]=&quot;&quot;;NA();[Fluoro.Q147])" office:value-type="float" office:value="0" calcext:value-type="float">
            <text:p>0.00</text:p>
          </table:table-cell>
          <table:table-cell table:style-name="ce2" table:formula="of:=IF(OR([Fluoro.R147]=&quot;&quot;;[Fluoro.S147]=&quot;&quot;);NA();[Fluoro.S147]/[Fluoro.R14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3" calcext:value-type="float">
            <text:p>1.3</text:p>
          </table:table-cell>
          <table:table-cell table:style-name="ce473" office:value-type="float" office:value="0.63" calcext:value-type="float">
            <text:p>0.63</text:p>
          </table:table-cell>
          <table:table-cell/>
          <table:table-cell table:style-name="ce466" office:value-type="float" office:value="3" calcext:value-type="float">
            <text:p>3</text:p>
          </table:table-cell>
          <table:table-cell table:style-name="ce478" table:formula="of:=HLOOKUP([$Fluoro.$V$291];[.$F$7:.$I$26];[.D10]+1)" office:value-type="float" office:value="0.128" calcext:value-type="float">
            <text:p>0.1280</text:p>
          </table:table-cell>
          <table:table-cell table:style-name="ce478" office:value-type="float" office:value="0.145" calcext:value-type="float">
            <text:p>0.1450</text:p>
          </table:table-cell>
          <table:table-cell table:style-name="ce478" office:value-type="float" office:value="0.128" calcext:value-type="float">
            <text:p>0.1280</text:p>
          </table:table-cell>
          <table:table-cell table:style-name="ce478" office:value-type="float" office:value="0.114" calcext:value-type="float">
            <text:p>0.1140</text:p>
          </table:table-cell>
          <table:table-cell table:style-name="ce478" office:value-type="float" office:value="0.104" calcext:value-type="float">
            <text:p>0.1040</text:p>
          </table:table-cell>
          <table:table-cell table:style-name="ce478" office:value-type="float" office:value="0.123" calcext:value-type="float">
            <text:p>0.1230</text:p>
          </table:table-cell>
          <table:table-cell table:number-columns-repeated="3"/>
          <table:table-cell table:style-name="ce2"/>
          <table:table-cell table:style-name="ce2" table:formula="of:=IF([Fluoro.Q116]=&quot;&quot;;NA();[Fluoro.Q116])" office:value-type="float" office:value="0" calcext:value-type="float">
            <text:p>0.00</text:p>
          </table:table-cell>
          <table:table-cell table:style-name="ce2" table:formula="of:=IF(OR([Fluoro.R116]=&quot;&quot;;[Fluoro.S116]=&quot;&quot;);NA();[Fluoro.S116]/[Fluoro.R11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8]=&quot;&quot;;NA();[Fluoro.Q148])" office:value-type="float" office:value="0" calcext:value-type="float">
            <text:p>0.00</text:p>
          </table:table-cell>
          <table:table-cell table:style-name="ce2" table:formula="of:=IF(OR([Fluoro.R148]=&quot;&quot;;[Fluoro.S148]=&quot;&quot;);NA();[Fluoro.S148]/[Fluoro.R14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1" calcext:value-type="float">
            <text:p>2.1</text:p>
          </table:table-cell>
          <table:table-cell table:style-name="ce473" office:value-type="float" office:value="0.71" calcext:value-type="float">
            <text:p>0.71</text:p>
          </table:table-cell>
          <table:table-cell/>
          <table:table-cell table:style-name="ce466" office:value-type="float" office:value="4" calcext:value-type="float">
            <text:p>4</text:p>
          </table:table-cell>
          <table:table-cell table:style-name="ce478" table:formula="of:=HLOOKUP([$Fluoro.$V$291];[.$F$7:.$I$26];[.D11]+1)" office:value-type="float" office:value="0.109" calcext:value-type="float">
            <text:p>0.1090</text:p>
          </table:table-cell>
          <table:table-cell table:style-name="ce478" office:value-type="float" office:value="0.124" calcext:value-type="float">
            <text:p>0.1240</text:p>
          </table:table-cell>
          <table:table-cell table:style-name="ce478" office:value-type="float" office:value="0.109" calcext:value-type="float">
            <text:p>0.1090</text:p>
          </table:table-cell>
          <table:table-cell table:style-name="ce478" office:value-type="float" office:value="0.097" calcext:value-type="float">
            <text:p>0.0970</text:p>
          </table:table-cell>
          <table:table-cell table:style-name="ce478" office:value-type="float" office:value="0.088" calcext:value-type="float">
            <text:p>0.0880</text:p>
          </table:table-cell>
          <table:table-cell table:style-name="ce478" office:value-type="float" office:value="0.108" calcext:value-type="float">
            <text:p>0.1080</text:p>
          </table:table-cell>
          <table:table-cell table:number-columns-repeated="3"/>
          <table:table-cell table:style-name="ce2"/>
          <table:table-cell table:style-name="ce2" table:formula="of:=IF([Fluoro.Q117]=&quot;&quot;;NA();[Fluoro.Q117])" office:value-type="float" office:value="0" calcext:value-type="float">
            <text:p>0.00</text:p>
          </table:table-cell>
          <table:table-cell table:style-name="ce2" table:formula="of:=IF(OR([Fluoro.R117]=&quot;&quot;;[Fluoro.S117]=&quot;&quot;);NA();[Fluoro.S117]/[Fluoro.R11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9]=&quot;&quot;;NA();[Fluoro.Q149])" office:value-type="float" office:value="0" calcext:value-type="float">
            <text:p>0.00</text:p>
          </table:table-cell>
          <table:table-cell table:style-name="ce2" table:formula="of:=IF(OR([Fluoro.R149]=&quot;&quot;;[Fluoro.S149]=&quot;&quot;);NA();[Fluoro.S149]/[Fluoro.R14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2" calcext:value-type="float">
            <text:p>2.2</text:p>
          </table:table-cell>
          <table:table-cell table:style-name="ce473" office:value-type="float" office:value="0.8" calcext:value-type="float">
            <text:p>0.80</text:p>
          </table:table-cell>
          <table:table-cell/>
          <table:table-cell table:style-name="ce466" office:value-type="float" office:value="5" calcext:value-type="float">
            <text:p>5</text:p>
          </table:table-cell>
          <table:table-cell table:style-name="ce478" table:formula="of:=HLOOKUP([$Fluoro.$V$291];[.$F$7:.$I$26];[.D12]+1)" office:value-type="float" office:value="0.0876" calcext:value-type="float">
            <text:p>0.0876</text:p>
          </table:table-cell>
          <table:table-cell table:style-name="ce478" office:value-type="float" office:value="0.0993" calcext:value-type="float">
            <text:p>0.0993</text:p>
          </table:table-cell>
          <table:table-cell table:style-name="ce478" office:value-type="float" office:value="0.0876" calcext:value-type="float">
            <text:p>0.0876</text:p>
          </table:table-cell>
          <table:table-cell table:style-name="ce478" office:value-type="float" office:value="0.078" calcext:value-type="float">
            <text:p>0.0780</text:p>
          </table:table-cell>
          <table:table-cell table:style-name="ce478" office:value-type="float" office:value="0.0705" calcext:value-type="float">
            <text:p>0.0705</text:p>
          </table:table-cell>
          <table:table-cell table:style-name="ce478" office:value-type="float" office:value="0.086" calcext:value-type="float">
            <text:p>0.0860</text:p>
          </table:table-cell>
          <table:table-cell table:number-columns-repeated="3"/>
          <table:table-cell table:style-name="ce2"/>
          <table:table-cell table:style-name="ce2" table:formula="of:=IF([Fluoro.Q118]=&quot;&quot;;NA();[Fluoro.Q118])" office:value-type="float" office:value="0" calcext:value-type="float">
            <text:p>0.00</text:p>
          </table:table-cell>
          <table:table-cell table:style-name="ce2" table:formula="of:=IF(OR([Fluoro.R118]=&quot;&quot;;[Fluoro.S118]=&quot;&quot;);NA();[Fluoro.S118]/[Fluoro.R11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0]=&quot;&quot;;NA();[Fluoro.Q150])" office:value-type="float" office:value="0" calcext:value-type="float">
            <text:p>0.00</text:p>
          </table:table-cell>
          <table:table-cell table:style-name="ce2" table:formula="of:=IF(OR([Fluoro.R150]=&quot;&quot;;[Fluoro.S150]=&quot;&quot;);NA();[Fluoro.S150]/[Fluoro.R15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3" calcext:value-type="float">
            <text:p>2.3</text:p>
          </table:table-cell>
          <table:table-cell table:style-name="ce473" office:value-type="float" office:value="0.9" calcext:value-type="float">
            <text:p>0.90</text:p>
          </table:table-cell>
          <table:table-cell/>
          <table:table-cell table:style-name="ce466" office:value-type="float" office:value="6" calcext:value-type="float">
            <text:p>6</text:p>
          </table:table-cell>
          <table:table-cell table:style-name="ce478" table:formula="of:=HLOOKUP([$Fluoro.$V$291];[.$F$7:.$I$26];[.D13]+1)" office:value-type="float" office:value="0.0749" calcext:value-type="float">
            <text:p>0.0749</text:p>
          </table:table-cell>
          <table:table-cell table:style-name="ce478" office:value-type="float" office:value="0.0847" calcext:value-type="float">
            <text:p>0.0847</text:p>
          </table:table-cell>
          <table:table-cell table:style-name="ce478" office:value-type="float" office:value="0.0749" calcext:value-type="float">
            <text:p>0.0749</text:p>
          </table:table-cell>
          <table:table-cell table:style-name="ce478" office:value-type="float" office:value="0.067" calcext:value-type="float">
            <text:p>0.0670</text:p>
          </table:table-cell>
          <table:table-cell table:style-name="ce478" office:value-type="float" office:value="0.0609" calcext:value-type="float">
            <text:p>0.0609</text:p>
          </table:table-cell>
          <table:table-cell table:style-name="ce478" office:value-type="float" office:value="0.076" calcext:value-type="float">
            <text:p>0.0760</text:p>
          </table:table-cell>
          <table:table-cell table:number-columns-repeated="3"/>
          <table:table-cell table:style-name="ce2"/>
          <table:table-cell table:style-name="ce2" table:formula="of:=IF([Fluoro.Q119]=&quot;&quot;;NA();[Fluoro.Q119])" office:value-type="float" office:value="0" calcext:value-type="float">
            <text:p>0.00</text:p>
          </table:table-cell>
          <table:table-cell table:style-name="ce2" table:formula="of:=IF(OR([Fluoro.R119]=&quot;&quot;;[Fluoro.S119]=&quot;&quot;);NA();[Fluoro.S119]/[Fluoro.R11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1]=&quot;&quot;;NA();[Fluoro.Q151])" office:value-type="float" office:value="0" calcext:value-type="float">
            <text:p>0.00</text:p>
          </table:table-cell>
          <table:table-cell table:style-name="ce2" table:formula="of:=IF(OR([Fluoro.R151]=&quot;&quot;;[Fluoro.S151]=&quot;&quot;);NA();[Fluoro.S151]/[Fluoro.R15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1" calcext:value-type="float">
            <text:p>3.1</text:p>
          </table:table-cell>
          <table:table-cell table:style-name="ce473" office:value-type="float" office:value="1" calcext:value-type="float">
            <text:p>1.00</text:p>
          </table:table-cell>
          <table:table-cell/>
          <table:table-cell table:style-name="ce466" office:value-type="float" office:value="7" calcext:value-type="float">
            <text:p>7</text:p>
          </table:table-cell>
          <table:table-cell table:style-name="ce478" table:formula="of:=HLOOKUP([$Fluoro.$V$291];[.$F$7:.$I$26];[.D14]+1)" office:value-type="float" office:value="0.0674" calcext:value-type="float">
            <text:p>0.0674</text:p>
          </table:table-cell>
          <table:table-cell table:style-name="ce478" office:value-type="float" office:value="0.0766" calcext:value-type="float">
            <text:p>0.0766</text:p>
          </table:table-cell>
          <table:table-cell table:style-name="ce478" office:value-type="float" office:value="0.0674" calcext:value-type="float">
            <text:p>0.0674</text:p>
          </table:table-cell>
          <table:table-cell table:style-name="ce478" office:value-type="float" office:value="0.0599" calcext:value-type="float">
            <text:p>0.0599</text:p>
          </table:table-cell>
          <table:table-cell table:style-name="ce478" office:value-type="float" office:value="0.0542" calcext:value-type="float">
            <text:p>0.0542</text:p>
          </table:table-cell>
          <table:table-cell table:style-name="ce478" office:value-type="float" office:value="0.066" calcext:value-type="float">
            <text:p>0.0660</text:p>
          </table:table-cell>
          <table:table-cell table:number-columns-repeated="3"/>
          <table:table-cell table:style-name="ce2"/>
          <table:table-cell table:style-name="ce2" table:formula="of:=IF([Fluoro.Q120]=&quot;&quot;;NA();[Fluoro.Q120])" office:value-type="float" office:value="0" calcext:value-type="float">
            <text:p>0.00</text:p>
          </table:table-cell>
          <table:table-cell table:style-name="ce2" table:formula="of:=IF(OR([Fluoro.R120]=&quot;&quot;;[Fluoro.S120]=&quot;&quot;);NA();[Fluoro.S120]/[Fluoro.R12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2]=&quot;&quot;;NA();[Fluoro.Q152])" office:value-type="float" office:value="0" calcext:value-type="float">
            <text:p>0.00</text:p>
          </table:table-cell>
          <table:table-cell table:style-name="ce2" table:formula="of:=IF(OR([Fluoro.R152]=&quot;&quot;;[Fluoro.S152]=&quot;&quot;);NA();[Fluoro.S152]/[Fluoro.R15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2" calcext:value-type="float">
            <text:p>3.2</text:p>
          </table:table-cell>
          <table:table-cell table:style-name="ce473" office:value-type="float" office:value="1.12" calcext:value-type="float">
            <text:p>1.12</text:p>
          </table:table-cell>
          <table:table-cell/>
          <table:table-cell table:style-name="ce466" office:value-type="float" office:value="8" calcext:value-type="float">
            <text:p>8</text:p>
          </table:table-cell>
          <table:table-cell table:style-name="ce478" table:formula="of:=HLOOKUP([$Fluoro.$V$291];[.$F$7:.$I$26];[.D15]+1)" office:value-type="float" office:value="0.0525" calcext:value-type="float">
            <text:p>0.0525</text:p>
          </table:table-cell>
          <table:table-cell table:style-name="ce478" office:value-type="float" office:value="0.0593" calcext:value-type="float">
            <text:p>0.0593</text:p>
          </table:table-cell>
          <table:table-cell table:style-name="ce478" office:value-type="float" office:value="0.0525" calcext:value-type="float">
            <text:p>0.0525</text:p>
          </table:table-cell>
          <table:table-cell table:style-name="ce478" office:value-type="float" office:value="0.047" calcext:value-type="float">
            <text:p>0.0470</text:p>
          </table:table-cell>
          <table:table-cell table:style-name="ce478" office:value-type="float" office:value="0.0427" calcext:value-type="float">
            <text:p>0.0427</text:p>
          </table:table-cell>
          <table:table-cell table:style-name="ce478" office:value-type="float" office:value="0.055" calcext:value-type="float">
            <text:p>0.0550</text:p>
          </table:table-cell>
          <table:table-cell table:number-columns-repeated="3"/>
          <table:table-cell table:style-name="ce2"/>
          <table:table-cell table:style-name="ce2" table:formula="of:=IF([Fluoro.Q121]=&quot;&quot;;NA();[Fluoro.Q121])" office:value-type="float" office:value="0" calcext:value-type="float">
            <text:p>0.00</text:p>
          </table:table-cell>
          <table:table-cell table:style-name="ce2" table:formula="of:=IF(OR([Fluoro.R121]=&quot;&quot;;[Fluoro.S121]=&quot;&quot;);NA();[Fluoro.S121]/[Fluoro.R12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3]=&quot;&quot;;NA();[Fluoro.Q153])" office:value-type="float" office:value="0" calcext:value-type="float">
            <text:p>0.00</text:p>
          </table:table-cell>
          <table:table-cell table:style-name="ce2" table:formula="of:=IF(OR([Fluoro.R153]=&quot;&quot;;[Fluoro.S153]=&quot;&quot;);NA();[Fluoro.S153]/[Fluoro.R15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3" calcext:value-type="float">
            <text:p>3.3</text:p>
          </table:table-cell>
          <table:table-cell table:style-name="ce473" office:value-type="float" office:value="1.25" calcext:value-type="float">
            <text:p>1.25</text:p>
          </table:table-cell>
          <table:table-cell/>
          <table:table-cell table:style-name="ce466" office:value-type="float" office:value="9" calcext:value-type="float">
            <text:p>9</text:p>
          </table:table-cell>
          <table:table-cell table:style-name="ce478" table:formula="of:=HLOOKUP([$Fluoro.$V$291];[.$F$7:.$I$26];[.D16]+1)" office:value-type="float" office:value="0.045" calcext:value-type="float">
            <text:p>0.0450</text:p>
          </table:table-cell>
          <table:table-cell table:style-name="ce478" office:value-type="float" office:value="0.0512" calcext:value-type="float">
            <text:p>0.0512</text:p>
          </table:table-cell>
          <table:table-cell table:style-name="ce478" office:value-type="float" office:value="0.045" calcext:value-type="float">
            <text:p>0.0450</text:p>
          </table:table-cell>
          <table:table-cell table:style-name="ce478" office:value-type="float" office:value="0.0399" calcext:value-type="float">
            <text:p>0.0399</text:p>
          </table:table-cell>
          <table:table-cell table:style-name="ce478" office:value-type="float" office:value="0.036" calcext:value-type="float">
            <text:p>0.0360</text:p>
          </table:table-cell>
          <table:table-cell table:style-name="ce478" office:value-type="float" office:value="0.045" calcext:value-type="float">
            <text:p>0.0450</text:p>
          </table:table-cell>
          <table:table-cell table:number-columns-repeated="3"/>
          <table:table-cell table:style-name="ce2"/>
          <table:table-cell table:style-name="ce2" table:formula="of:=IF([Fluoro.Q122]=&quot;&quot;;NA();[Fluoro.Q122])" office:value-type="float" office:value="0" calcext:value-type="float">
            <text:p>0.00</text:p>
          </table:table-cell>
          <table:table-cell table:style-name="ce2" table:formula="of:=IF(OR([Fluoro.R122]=&quot;&quot;;[Fluoro.S122]=&quot;&quot;);NA();[Fluoro.S122]/[Fluoro.R12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4]=&quot;&quot;;NA();[Fluoro.Q154])" office:value-type="float" office:value="0" calcext:value-type="float">
            <text:p>0.00</text:p>
          </table:table-cell>
          <table:table-cell table:style-name="ce2" table:formula="of:=IF(OR([Fluoro.R154]=&quot;&quot;;[Fluoro.S154]=&quot;&quot;);NA();[Fluoro.S154]/[Fluoro.R15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1" calcext:value-type="float">
            <text:p>4.1</text:p>
          </table:table-cell>
          <table:table-cell table:style-name="ce473" office:value-type="float" office:value="1.4" calcext:value-type="float">
            <text:p>1.40</text:p>
          </table:table-cell>
          <table:table-cell/>
          <table:table-cell table:style-name="ce466" office:value-type="float" office:value="10" calcext:value-type="float">
            <text:p>10</text:p>
          </table:table-cell>
          <table:table-cell table:style-name="ce478" table:formula="of:=HLOOKUP([$Fluoro.$V$291];[.$F$7:.$I$26];[.D17]+1)" office:value-type="float" office:value="0.0371" calcext:value-type="float">
            <text:p>0.0371</text:p>
          </table:table-cell>
          <table:table-cell table:style-name="ce478" office:value-type="float" office:value="0.04" calcext:value-type="float">
            <text:p>0.0400</text:p>
          </table:table-cell>
          <table:table-cell table:style-name="ce478" office:value-type="float" office:value="0.0371" calcext:value-type="float">
            <text:p>0.0371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9" calcext:value-type="float">
            <text:p>0.0329</text:p>
          </table:table-cell>
          <table:table-cell table:style-name="ce478" office:value-type="float" office:value="0.039" calcext:value-type="float">
            <text:p>0.0390</text:p>
          </table:table-cell>
          <table:table-cell table:number-columns-repeated="3"/>
          <table:table-cell table:style-name="ce2"/>
          <table:table-cell table:style-name="ce2" table:formula="of:=IF([Fluoro.Q123]=&quot;&quot;;NA();[Fluoro.Q123])" office:value-type="float" office:value="0" calcext:value-type="float">
            <text:p>0.00</text:p>
          </table:table-cell>
          <table:table-cell table:style-name="ce2" table:formula="of:=IF(OR([Fluoro.R123]=&quot;&quot;;[Fluoro.S123]=&quot;&quot;);NA();[Fluoro.S123]/[Fluoro.R12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5]=&quot;&quot;;NA();[Fluoro.Q155])" office:value-type="float" office:value="0" calcext:value-type="float">
            <text:p>0.00</text:p>
          </table:table-cell>
          <table:table-cell table:style-name="ce2" table:formula="of:=IF(OR([Fluoro.R155]=&quot;&quot;;[Fluoro.S155]=&quot;&quot;);NA();[Fluoro.S155]/[Fluoro.R15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2" calcext:value-type="float">
            <text:p>4.2</text:p>
          </table:table-cell>
          <table:table-cell table:style-name="ce473" office:value-type="float" office:value="1.6" calcext:value-type="float">
            <text:p>1.60</text:p>
          </table:table-cell>
          <table:table-cell/>
          <table:table-cell table:style-name="ce466" office:value-type="float" office:value="11" calcext:value-type="float">
            <text:p>11</text:p>
          </table:table-cell>
          <table:table-cell table:style-name="ce478" table:formula="of:=HLOOKUP([$Fluoro.$V$291];[.$F$7:.$I$26];[.D18]+1)" office:value-type="float" office:value="0.0322" calcext:value-type="float">
            <text:p>0.0322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2" calcext:value-type="float">
            <text:p>0.0322</text:p>
          </table:table-cell>
          <table:table-cell table:style-name="ce478" office:value-type="float" office:value="0.0301" calcext:value-type="float">
            <text:p>0.0301</text:p>
          </table:table-cell>
          <table:table-cell table:style-name="ce478" office:value-type="float" office:value="0.0285" calcext:value-type="float">
            <text:p>0.0285</text:p>
          </table:table-cell>
          <table:table-cell table:style-name="ce478" office:value-type="float" office:value="0.033" calcext:value-type="float">
            <text:p>0.0330</text:p>
          </table:table-cell>
          <table:table-cell table:number-columns-repeated="3"/>
          <table:table-cell table:style-name="ce481" office:value-type="string" calcext:value-type="string">
            <text:p>Max</text:p>
          </table:table-cell>
          <table:table-cell table:style-name="ce79" table:formula="of:=IF([Fluoro.Q124]=&quot;&quot;;NA();[Fluoro.Q124])" office:value-type="float" office:value="0" calcext:value-type="float">
            <text:p>0.00</text:p>
          </table:table-cell>
          <table:table-cell table:style-name="ce79" table:formula="of:=IF(OR([Fluoro.R124]=&quot;&quot;;[Fluoro.S124]=&quot;&quot;);NA();[Fluoro.S124]/[Fluoro.R124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Q156]=&quot;&quot;;NA();[Fluoro.Q156])" office:value-type="float" office:value="0" calcext:value-type="float">
            <text:p>0.00</text:p>
          </table:table-cell>
          <table:table-cell table:style-name="ce79" table:formula="of:=IF(OR([Fluoro.R156]=&quot;&quot;;[Fluoro.S156]=&quot;&quot;);NA();[Fluoro.S156]/[Fluoro.R156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3" calcext:value-type="float">
            <text:p>4.3</text:p>
          </table:table-cell>
          <table:table-cell table:style-name="ce473" office:value-type="float" office:value="1.8" calcext:value-type="float">
            <text:p>1.80</text:p>
          </table:table-cell>
          <table:table-cell/>
          <table:table-cell table:style-name="ce466" office:value-type="float" office:value="12" calcext:value-type="float">
            <text:p>12</text:p>
          </table:table-cell>
          <table:table-cell table:style-name="ce478" table:formula="of:=HLOOKUP([$Fluoro.$V$291];[.$F$7:.$I$26];[.D19]+1)" office:value-type="float" office:value="0.0246" calcext:value-type="float">
            <text:p>0.0246</text:p>
          </table:table-cell>
          <table:table-cell table:style-name="ce478" office:value-type="float" office:value="0.0269" calcext:value-type="float">
            <text:p>0.0269</text:p>
          </table:table-cell>
          <table:table-cell table:style-name="ce478" office:value-type="float" office:value="0.0246" calcext:value-type="float">
            <text:p>0.0246</text:p>
          </table:table-cell>
          <table:table-cell table:style-name="ce478" office:value-type="float" office:value="0.0233" calcext:value-type="float">
            <text:p>0.0233</text:p>
          </table:table-cell>
          <table:table-cell table:style-name="ce478" office:value-type="float" office:value="0.022" calcext:value-type="float">
            <text:p>0.0220</text:p>
          </table:table-cell>
          <table:table-cell table:style-name="ce478" office:value-type="float" office:value="0.027" calcext:value-type="float">
            <text:p>0.0270</text:p>
          </table:table-cell>
          <table:table-cell table:number-columns-repeated="3"/>
          <table:table-cell table:style-name="ce37"/>
          <table:table-cell table:style-name="ce2" table:formula="of:=IF([Fluoro.T109]=&quot;&quot;;NA();[Fluoro.T109])" office:value-type="float" office:value="0" calcext:value-type="float">
            <text:p>0.00</text:p>
          </table:table-cell>
          <table:table-cell table:style-name="ce2" table:formula="of:=IF(OR([Fluoro.U109]=&quot;&quot;;[Fluoro.V109]=&quot;&quot;);NA();[Fluoro.V109]/[Fluoro.U10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1]=&quot;&quot;;NA();[Fluoro.T141])" office:value-type="float" office:value="0" calcext:value-type="float">
            <text:p>0.00</text:p>
          </table:table-cell>
          <table:table-cell table:style-name="ce2" table:formula="of:=IF(OR([Fluoro.U141]=&quot;&quot;;[Fluoro.V141]=&quot;&quot;);NA();[Fluoro.V141]/[Fluoro.U14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1" calcext:value-type="float">
            <text:p>5.1</text:p>
          </table:table-cell>
          <table:table-cell table:style-name="ce473" office:value-type="float" office:value="2" calcext:value-type="float">
            <text:p>2.00</text:p>
          </table:table-cell>
          <table:table-cell/>
          <table:table-cell table:style-name="ce466" office:value-type="float" office:value="13" calcext:value-type="float">
            <text:p>13</text:p>
          </table:table-cell>
          <table:table-cell table:style-name="ce478" table:formula="of:=HLOOKUP([$Fluoro.$V$291];[.$F$7:.$I$26];[.D20]+1)" office:value-type="float" office:value="0.0215" calcext:value-type="float">
            <text:p>0.0215</text:p>
          </table:table-cell>
          <table:table-cell table:style-name="ce478" office:value-type="float" office:value="0.0232" calcext:value-type="float">
            <text:p>0.0232</text:p>
          </table:table-cell>
          <table:table-cell table:style-name="ce478" office:value-type="float" office:value="0.0215" calcext:value-type="float">
            <text:p>0.0215</text:p>
          </table:table-cell>
          <table:table-cell table:style-name="ce478" office:value-type="float" office:value="0.0201" calcext:value-type="float">
            <text:p>0.0201</text:p>
          </table:table-cell>
          <table:table-cell table:style-name="ce478" office:value-type="float" office:value="0.019" calcext:value-type="float">
            <text:p>0.0190</text:p>
          </table:table-cell>
          <table:table-cell table:style-name="ce478" office:value-type="float" office:value="0.023" calcext:value-type="float">
            <text:p>0.0230</text:p>
          </table:table-cell>
          <table:table-cell table:number-columns-repeated="3"/>
          <table:table-cell table:style-name="ce37"/>
          <table:table-cell table:style-name="ce2" table:formula="of:=IF([Fluoro.T110]=&quot;&quot;;NA();[Fluoro.T110])" office:value-type="float" office:value="0" calcext:value-type="float">
            <text:p>0.00</text:p>
          </table:table-cell>
          <table:table-cell table:style-name="ce2" table:formula="of:=IF(OR([Fluoro.U110]=&quot;&quot;;[Fluoro.V110]=&quot;&quot;);NA();[Fluoro.V110]/[Fluoro.U11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2]=&quot;&quot;;NA();[Fluoro.T142])" office:value-type="float" office:value="0" calcext:value-type="float">
            <text:p>0.00</text:p>
          </table:table-cell>
          <table:table-cell table:style-name="ce2" table:formula="of:=IF(OR([Fluoro.U142]=&quot;&quot;;[Fluoro.V142]=&quot;&quot;);NA();[Fluoro.V142]/[Fluoro.U14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2" calcext:value-type="float">
            <text:p>5.2</text:p>
          </table:table-cell>
          <table:table-cell table:style-name="ce473" office:value-type="float" office:value="2.24" calcext:value-type="float">
            <text:p>2.24</text:p>
          </table:table-cell>
          <table:table-cell/>
          <table:table-cell table:style-name="ce466" office:value-type="float" office:value="14" calcext:value-type="float">
            <text:p>14</text:p>
          </table:table-cell>
          <table:table-cell table:style-name="ce478" table:formula="of:=HLOOKUP([$Fluoro.$V$291];[.$F$7:.$I$26];[.D21]+1)" office:value-type="float" office:value="0.0172" calcext:value-type="float">
            <text:p>0.0172</text:p>
          </table:table-cell>
          <table:table-cell table:style-name="ce478" office:value-type="float" office:value="0.0186" calcext:value-type="float">
            <text:p>0.0186</text:p>
          </table:table-cell>
          <table:table-cell table:style-name="ce478" office:value-type="float" office:value="0.0172" calcext:value-type="float">
            <text:p>0.0172</text:p>
          </table:table-cell>
          <table:table-cell table:style-name="ce478" office:value-type="float" office:value="0.0161" calcext:value-type="float">
            <text:p>0.0161</text:p>
          </table:table-cell>
          <table:table-cell table:style-name="ce478" office:value-type="float" office:value="0.0153" calcext:value-type="float">
            <text:p>0.0153</text:p>
          </table:table-cell>
          <table:table-cell table:style-name="ce478" office:value-type="float" office:value="0.018" calcext:value-type="float">
            <text:p>0.0180</text:p>
          </table:table-cell>
          <table:table-cell table:number-columns-repeated="3"/>
          <table:table-cell table:style-name="ce37"/>
          <table:table-cell table:style-name="ce2" table:formula="of:=IF([Fluoro.T111]=&quot;&quot;;NA();[Fluoro.T111])" office:value-type="float" office:value="0" calcext:value-type="float">
            <text:p>0.00</text:p>
          </table:table-cell>
          <table:table-cell table:style-name="ce2" table:formula="of:=IF(OR([Fluoro.U111]=&quot;&quot;;[Fluoro.V111]=&quot;&quot;);NA();[Fluoro.V111]/[Fluoro.U11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3]=&quot;&quot;;NA();[Fluoro.T143])" office:value-type="float" office:value="0" calcext:value-type="float">
            <text:p>0.00</text:p>
          </table:table-cell>
          <table:table-cell table:style-name="ce2" table:formula="of:=IF(OR([Fluoro.U143]=&quot;&quot;;[Fluoro.V143]=&quot;&quot;);NA();[Fluoro.V143]/[Fluoro.U14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3" calcext:value-type="float">
            <text:p>5.3</text:p>
          </table:table-cell>
          <table:table-cell table:style-name="ce473" office:value-type="float" office:value="2.5" calcext:value-type="float">
            <text:p>2.50</text:p>
          </table:table-cell>
          <table:table-cell/>
          <table:table-cell table:style-name="ce466" office:value-type="float" office:value="15" calcext:value-type="float">
            <text:p>15</text:p>
          </table:table-cell>
          <table:table-cell table:style-name="ce478" table:formula="of:=HLOOKUP([$Fluoro.$V$291];[.$F$7:.$I$26];[.D22]+1)" office:value-type="float" office:value="0.0155" calcext:value-type="float">
            <text:p>0.0155</text:p>
          </table:table-cell>
          <table:table-cell table:style-name="ce478" office:value-type="float" office:value="0.0168" calcext:value-type="float">
            <text:p>0.0168</text:p>
          </table:table-cell>
          <table:table-cell table:style-name="ce478" office:value-type="float" office:value="0.0155" calcext:value-type="float">
            <text:p>0.0155</text:p>
          </table:table-cell>
          <table:table-cell table:style-name="ce478" office:value-type="float" office:value="0.0145" calcext:value-type="float">
            <text:p>0.0145</text:p>
          </table:table-cell>
          <table:table-cell table:style-name="ce478" office:value-type="float" office:value="0.0138" calcext:value-type="float">
            <text:p>0.0138</text:p>
          </table:table-cell>
          <table:table-cell table:style-name="ce478" office:value-type="float" office:value="0.016" calcext:value-type="float">
            <text:p>0.0160</text:p>
          </table:table-cell>
          <table:table-cell table:number-columns-repeated="3"/>
          <table:table-cell table:style-name="ce37"/>
          <table:table-cell table:style-name="ce2" table:formula="of:=IF([Fluoro.T112]=&quot;&quot;;NA();[Fluoro.T112])" office:value-type="float" office:value="0" calcext:value-type="float">
            <text:p>0.00</text:p>
          </table:table-cell>
          <table:table-cell table:style-name="ce2" table:formula="of:=IF(OR([Fluoro.U112]=&quot;&quot;;[Fluoro.V112]=&quot;&quot;);NA();[Fluoro.V112]/[Fluoro.U11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4]=&quot;&quot;;NA();[Fluoro.T144])" office:value-type="float" office:value="0" calcext:value-type="float">
            <text:p>0.00</text:p>
          </table:table-cell>
          <table:table-cell table:style-name="ce2" table:formula="of:=IF(OR([Fluoro.U144]=&quot;&quot;;[Fluoro.V144]=&quot;&quot;);NA();[Fluoro.V144]/[Fluoro.U14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1" calcext:value-type="float">
            <text:p>6.1</text:p>
          </table:table-cell>
          <table:table-cell table:style-name="ce473" office:value-type="float" office:value="2.8" calcext:value-type="float">
            <text:p>2.80</text:p>
          </table:table-cell>
          <table:table-cell/>
          <table:table-cell table:style-name="ce466" office:value-type="float" office:value="16" calcext:value-type="float">
            <text:p>16</text:p>
          </table:table-cell>
          <table:table-cell table:style-name="ce478" table:formula="of:=HLOOKUP([$Fluoro.$V$291];[.$F$7:.$I$26];[.D23]+1)" office:value-type="float" office:value="0.013" calcext:value-type="float">
            <text:p>0.0130</text:p>
          </table:table-cell>
          <table:table-cell table:style-name="ce478" office:value-type="float" office:value="0.014" calcext:value-type="float">
            <text:p>0.0140</text:p>
          </table:table-cell>
          <table:table-cell table:style-name="ce478" office:value-type="float" office:value="0.013" calcext:value-type="float">
            <text:p>0.0130</text:p>
          </table:table-cell>
          <table:table-cell table:style-name="ce478" office:value-type="float" office:value="0.0122" calcext:value-type="float">
            <text:p>0.0122</text:p>
          </table:table-cell>
          <table:table-cell table:style-name="ce478" office:value-type="float" office:value="0.0115" calcext:value-type="float">
            <text:p>0.0115</text:p>
          </table:table-cell>
          <table:table-cell table:style-name="ce478" office:value-type="float" office:value="0.013" calcext:value-type="float">
            <text:p>0.0130</text:p>
          </table:table-cell>
          <table:table-cell table:number-columns-repeated="3"/>
          <table:table-cell table:style-name="ce37"/>
          <table:table-cell table:style-name="ce2" table:formula="of:=IF([Fluoro.T113]=&quot;&quot;;NA();[Fluoro.T113])" office:value-type="float" office:value="0" calcext:value-type="float">
            <text:p>0.00</text:p>
          </table:table-cell>
          <table:table-cell table:style-name="ce2" table:formula="of:=IF(OR([Fluoro.U113]=&quot;&quot;;[Fluoro.V113]=&quot;&quot;);NA();[Fluoro.V113]/[Fluoro.U11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5]=&quot;&quot;;NA();[Fluoro.T145])" office:value-type="float" office:value="0" calcext:value-type="float">
            <text:p>0.00</text:p>
          </table:table-cell>
          <table:table-cell table:style-name="ce2" table:formula="of:=IF(OR([Fluoro.U145]=&quot;&quot;;[Fluoro.V145]=&quot;&quot;);NA();[Fluoro.V145]/[Fluoro.U14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2" calcext:value-type="float">
            <text:p>6.2</text:p>
          </table:table-cell>
          <table:table-cell table:style-name="ce473" office:value-type="float" office:value="3.15" calcext:value-type="float">
            <text:p>3.15</text:p>
          </table:table-cell>
          <table:table-cell/>
          <table:table-cell table:style-name="ce466" office:value-type="float" office:value="17" calcext:value-type="float">
            <text:p>17</text:p>
          </table:table-cell>
          <table:table-cell table:style-name="ce478" table:formula="of:=HLOOKUP([$Fluoro.$V$291];[.$F$7:.$I$26];[.D24]+1)" office:value-type="float" office:value="0.011" calcext:value-type="float">
            <text:p>0.0110</text:p>
          </table:table-cell>
          <table:table-cell table:style-name="ce478" office:value-type="float" office:value="0.0119" calcext:value-type="float">
            <text:p>0.0119</text:p>
          </table:table-cell>
          <table:table-cell table:style-name="ce478" office:value-type="float" office:value="0.011" calcext:value-type="float">
            <text:p>0.0110</text:p>
          </table:table-cell>
          <table:table-cell table:style-name="ce478" office:value-type="float" office:value="0.0103" calcext:value-type="float">
            <text:p>0.0103</text:p>
          </table:table-cell>
          <table:table-cell table:style-name="ce478" office:value-type="float" office:value="0.0097" calcext:value-type="float">
            <text:p>0.0097</text:p>
          </table:table-cell>
          <table:table-cell table:style-name="ce478" office:value-type="float" office:value="0.011" calcext:value-type="float">
            <text:p>0.0110</text:p>
          </table:table-cell>
          <table:table-cell table:number-columns-repeated="3"/>
          <table:table-cell table:style-name="ce37"/>
          <table:table-cell table:style-name="ce2" table:formula="of:=IF([Fluoro.T114]=&quot;&quot;;NA();[Fluoro.T114])" office:value-type="float" office:value="0" calcext:value-type="float">
            <text:p>0.00</text:p>
          </table:table-cell>
          <table:table-cell table:style-name="ce2" table:formula="of:=IF(OR([Fluoro.U114]=&quot;&quot;;[Fluoro.V114]=&quot;&quot;);NA();[Fluoro.V114]/[Fluoro.U11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6]=&quot;&quot;;NA();[Fluoro.T146])" office:value-type="float" office:value="0" calcext:value-type="float">
            <text:p>0.00</text:p>
          </table:table-cell>
          <table:table-cell table:style-name="ce2" table:formula="of:=IF(OR([Fluoro.U146]=&quot;&quot;;[Fluoro.V146]=&quot;&quot;);NA();[Fluoro.V146]/[Fluoro.U14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3" calcext:value-type="float">
            <text:p>6.3</text:p>
          </table:table-cell>
          <table:table-cell table:style-name="ce473" office:value-type="float" office:value="3.55" calcext:value-type="float">
            <text:p>3.55</text:p>
          </table:table-cell>
          <table:table-cell/>
          <table:table-cell table:style-name="ce466" office:value-type="float" office:value="18" calcext:value-type="float">
            <text:p>18</text:p>
          </table:table-cell>
          <table:table-cell table:style-name="ce478" table:formula="of:=HLOOKUP([$Fluoro.$V$291];[.$F$7:.$I$26];[.D25]+1)" office:value-type="float" office:value="0.0086" calcext:value-type="float">
            <text:p>0.0086</text:p>
          </table:table-cell>
          <table:table-cell table:style-name="ce478" office:value-type="float" office:value="0.0093" calcext:value-type="float">
            <text:p>0.0093</text:p>
          </table:table-cell>
          <table:table-cell table:style-name="ce478" office:value-type="float" office:value="0.0086" calcext:value-type="float">
            <text:p>0.0086</text:p>
          </table:table-cell>
          <table:table-cell table:style-name="ce478" office:value-type="float" office:value="0.0081" calcext:value-type="float">
            <text:p>0.0081</text:p>
          </table:table-cell>
          <table:table-cell table:style-name="ce478" office:value-type="float" office:value="0.0077" calcext:value-type="float">
            <text:p>0.0077</text:p>
          </table:table-cell>
          <table:table-cell table:style-name="ce478" office:value-type="float" office:value="0.009" calcext:value-type="float">
            <text:p>0.0090</text:p>
          </table:table-cell>
          <table:table-cell table:number-columns-repeated="3"/>
          <table:table-cell table:style-name="ce37"/>
          <table:table-cell table:style-name="ce2" table:formula="of:=IF([Fluoro.T115]=&quot;&quot;;NA();[Fluoro.T115])" office:value-type="float" office:value="0" calcext:value-type="float">
            <text:p>0.00</text:p>
          </table:table-cell>
          <table:table-cell table:style-name="ce2" table:formula="of:=IF(OR([Fluoro.U115]=&quot;&quot;;[Fluoro.V115]=&quot;&quot;);NA();[Fluoro.V115]/[Fluoro.U11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7]=&quot;&quot;;NA();[Fluoro.T147])" office:value-type="float" office:value="0" calcext:value-type="float">
            <text:p>0.00</text:p>
          </table:table-cell>
          <table:table-cell table:style-name="ce2" table:formula="of:=IF(OR([Fluoro.U147]=&quot;&quot;;[Fluoro.V147]=&quot;&quot;);NA();[Fluoro.V147]/[Fluoro.U14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1" calcext:value-type="float">
            <text:p>7.1</text:p>
          </table:table-cell>
          <table:table-cell table:style-name="ce473" office:value-type="float" office:value="4" calcext:value-type="float">
            <text:p>4.00</text:p>
          </table:table-cell>
          <table:table-cell/>
          <table:table-cell table:style-name="ce466" office:value-type="float" office:value="19" calcext:value-type="float">
            <text:p>19</text:p>
          </table:table-cell>
          <table:table-cell table:style-name="ce478" table:formula="of:=HLOOKUP([$Fluoro.$V$291];[.$F$7:.$I$26];[.D26]+1)" office:value-type="float" office:value="0.0066" calcext:value-type="float">
            <text:p>0.0066</text:p>
          </table:table-cell>
          <table:table-cell table:style-name="ce478" office:value-type="float" office:value="0.0071" calcext:value-type="float">
            <text:p>0.0071</text:p>
          </table:table-cell>
          <table:table-cell table:style-name="ce478" office:value-type="float" office:value="0.0066" calcext:value-type="float">
            <text:p>0.0066</text:p>
          </table:table-cell>
          <table:table-cell table:style-name="ce478" office:value-type="float" office:value="0.0062" calcext:value-type="float">
            <text:p>0.0062</text:p>
          </table:table-cell>
          <table:table-cell table:style-name="ce478" office:value-type="float" office:value="0.0059" calcext:value-type="float">
            <text:p>0.0059</text:p>
          </table:table-cell>
          <table:table-cell table:style-name="ce478" office:value-type="float" office:value="0.007" calcext:value-type="float">
            <text:p>0.0070</text:p>
          </table:table-cell>
          <table:table-cell table:number-columns-repeated="3"/>
          <table:table-cell table:style-name="ce37"/>
          <table:table-cell table:style-name="ce2" table:formula="of:=IF([Fluoro.T116]=&quot;&quot;;NA();[Fluoro.T116])" office:value-type="float" office:value="0" calcext:value-type="float">
            <text:p>0.00</text:p>
          </table:table-cell>
          <table:table-cell table:style-name="ce2" table:formula="of:=IF(OR([Fluoro.U116]=&quot;&quot;;[Fluoro.V116]=&quot;&quot;);NA();[Fluoro.V116]/[Fluoro.U11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8]=&quot;&quot;;NA();[Fluoro.T148])" office:value-type="float" office:value="0" calcext:value-type="float">
            <text:p>0.00</text:p>
          </table:table-cell>
          <table:table-cell table:style-name="ce2" table:formula="of:=IF(OR([Fluoro.U148]=&quot;&quot;;[Fluoro.V148]=&quot;&quot;);NA();[Fluoro.V148]/[Fluoro.U14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2" calcext:value-type="float">
            <text:p>7.2</text:p>
          </table:table-cell>
          <table:table-cell table:style-name="ce473" office:value-type="float" office:value="4.5" calcext:value-type="float">
            <text:p>4.50</text:p>
          </table:table-cell>
          <table:table-cell table:number-columns-repeated="11"/>
          <table:table-cell table:style-name="ce2"/>
          <table:table-cell table:style-name="ce2" table:formula="of:=IF([Fluoro.T117]=&quot;&quot;;NA();[Fluoro.T117])" office:value-type="float" office:value="0" calcext:value-type="float">
            <text:p>0.00</text:p>
          </table:table-cell>
          <table:table-cell table:style-name="ce2" table:formula="of:=IF(OR([Fluoro.U117]=&quot;&quot;;[Fluoro.V117]=&quot;&quot;);NA();[Fluoro.V117]/[Fluoro.U11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49]=&quot;&quot;;NA();[Fluoro.T149])" office:value-type="float" office:value="0" calcext:value-type="float">
            <text:p>0.00</text:p>
          </table:table-cell>
          <table:table-cell table:style-name="ce2" table:formula="of:=IF(OR([Fluoro.U149]=&quot;&quot;;[Fluoro.V149]=&quot;&quot;);NA();[Fluoro.V149]/[Fluoro.U14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3" calcext:value-type="float">
            <text:p>7.3</text:p>
          </table:table-cell>
          <table:table-cell table:style-name="ce473" office:value-type="float" office:value="5" calcext:value-type="float">
            <text:p>5.00</text:p>
          </table:table-cell>
          <table:table-cell table:number-columns-repeated="11"/>
          <table:table-cell table:style-name="ce2"/>
          <table:table-cell table:style-name="ce2" table:formula="of:=IF([Fluoro.T118]=&quot;&quot;;NA();[Fluoro.T118])" office:value-type="float" office:value="0" calcext:value-type="float">
            <text:p>0.00</text:p>
          </table:table-cell>
          <table:table-cell table:style-name="ce2" table:formula="of:=IF(OR([Fluoro.U118]=&quot;&quot;;[Fluoro.V118]=&quot;&quot;);NA();[Fluoro.V118]/[Fluoro.U11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0]=&quot;&quot;;NA();[Fluoro.T150])" office:value-type="float" office:value="0" calcext:value-type="float">
            <text:p>0.00</text:p>
          </table:table-cell>
          <table:table-cell table:style-name="ce2" table:formula="of:=IF(OR([Fluoro.U150]=&quot;&quot;;[Fluoro.V150]=&quot;&quot;);NA();[Fluoro.V150]/[Fluoro.U15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T119]=&quot;&quot;;NA();[Fluoro.T119])" office:value-type="float" office:value="0" calcext:value-type="float">
            <text:p>0.00</text:p>
          </table:table-cell>
          <table:table-cell table:style-name="ce2" table:formula="of:=IF(OR([Fluoro.U119]=&quot;&quot;;[Fluoro.V119]=&quot;&quot;);NA();[Fluoro.V119]/[Fluoro.U11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1]=&quot;&quot;;NA();[Fluoro.T151])" office:value-type="float" office:value="0" calcext:value-type="float">
            <text:p>0.00</text:p>
          </table:table-cell>
          <table:table-cell table:style-name="ce2" table:formula="of:=IF(OR([Fluoro.U151]=&quot;&quot;;[Fluoro.V151]=&quot;&quot;);NA();[Fluoro.V151]/[Fluoro.U15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781" office:value-type="string" calcext:value-type="string">
            <office:annotation draw:style-name="gr2" draw:text-style-name="P3" svg:width="28.99mm" svg:height="13.86mm" svg:x="28.57mm" svg:y="115.43mm" draw:caption-point-x="-6.1mm" draw:caption-point-y="15.1m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number-columns-repeated="8"/>
          <table:table-cell table:style-name="ce2"/>
          <table:table-cell table:style-name="ce2" table:formula="of:=IF([Fluoro.T120]=&quot;&quot;;NA();[Fluoro.T120])" office:value-type="float" office:value="0" calcext:value-type="float">
            <text:p>0.00</text:p>
          </table:table-cell>
          <table:table-cell table:style-name="ce2" table:formula="of:=IF(OR([Fluoro.U120]=&quot;&quot;;[Fluoro.V120]=&quot;&quot;);NA();[Fluoro.V120]/[Fluoro.U12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2]=&quot;&quot;;NA();[Fluoro.T152])" office:value-type="float" office:value="0" calcext:value-type="float">
            <text:p>0.00</text:p>
          </table:table-cell>
          <table:table-cell table:style-name="ce2" table:formula="of:=IF(OR([Fluoro.U152]=&quot;&quot;;[Fluoro.V152]=&quot;&quot;);NA();[Fluoro.V152]/[Fluoro.U15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2" calcext:value-type="float">
            <text:p>0.0120</text:p>
          </table:table-cell>
          <table:table-cell table:style-name="ce469" office:value-type="float" office:value="0.0119" calcext:value-type="float">
            <text:p>0.0119</text:p>
          </table:table-cell>
          <table:table-cell table:style-name="ce469" office:value-type="float" office:value="0.011" calcext:value-type="float">
            <text:p>0.0110</text:p>
          </table:table-cell>
          <table:table-cell table:style-name="ce469" office:value-type="float" office:value="0.0103" calcext:value-type="float">
            <text:p>0.0103</text:p>
          </table:table-cell>
          <table:table-cell table:style-name="ce469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2"/>
          <table:table-cell table:style-name="ce2" table:formula="of:=IF([Fluoro.T121]=&quot;&quot;;NA();[Fluoro.T121])" office:value-type="float" office:value="0" calcext:value-type="float">
            <text:p>0.00</text:p>
          </table:table-cell>
          <table:table-cell table:style-name="ce2" table:formula="of:=IF(OR([Fluoro.U121]=&quot;&quot;;[Fluoro.V121]=&quot;&quot;);NA();[Fluoro.V121]/[Fluoro.U12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3]=&quot;&quot;;NA();[Fluoro.T153])" office:value-type="float" office:value="0" calcext:value-type="float">
            <text:p>0.00</text:p>
          </table:table-cell>
          <table:table-cell table:style-name="ce2" table:formula="of:=IF(OR([Fluoro.U153]=&quot;&quot;;[Fluoro.V153]=&quot;&quot;);NA();[Fluoro.V153]/[Fluoro.U15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6" calcext:value-type="float">
            <text:p>0.0160</text:p>
          </table:table-cell>
          <table:table-cell table:style-name="ce469" office:value-type="float" office:value="0.0168" calcext:value-type="float">
            <text:p>0.0168</text:p>
          </table:table-cell>
          <table:table-cell table:style-name="ce469" office:value-type="float" office:value="0.0155" calcext:value-type="float">
            <text:p>0.0155</text:p>
          </table:table-cell>
          <table:table-cell table:style-name="ce469" office:value-type="float" office:value="0.0145" calcext:value-type="float">
            <text:p>0.0145</text:p>
          </table:table-cell>
          <table:table-cell table:style-name="ce469" office:value-type="float" office:value="0.0138" calcext:value-type="float">
            <text:p>0.0138</text:p>
          </table:table-cell>
          <table:table-cell table:number-columns-repeated="8"/>
          <table:table-cell table:style-name="ce2"/>
          <table:table-cell table:style-name="ce2" table:formula="of:=IF([Fluoro.T122]=&quot;&quot;;NA();[Fluoro.T122])" office:value-type="float" office:value="0" calcext:value-type="float">
            <text:p>0.00</text:p>
          </table:table-cell>
          <table:table-cell table:style-name="ce2" table:formula="of:=IF(OR([Fluoro.U122]=&quot;&quot;;[Fluoro.V122]=&quot;&quot;);NA();[Fluoro.V122]/[Fluoro.U12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4]=&quot;&quot;;NA();[Fluoro.T154])" office:value-type="float" office:value="0" calcext:value-type="float">
            <text:p>0.00</text:p>
          </table:table-cell>
          <table:table-cell table:style-name="ce2" table:formula="of:=IF(OR([Fluoro.U154]=&quot;&quot;;[Fluoro.V154]=&quot;&quot;);NA();[Fluoro.V154]/[Fluoro.U15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23" calcext:value-type="float">
            <text:p>0.0230</text:p>
          </table:table-cell>
          <table:table-cell table:style-name="ce469" office:value-type="float" office:value="0.0232" calcext:value-type="float">
            <text:p>0.0232</text:p>
          </table:table-cell>
          <table:table-cell table:style-name="ce469" office:value-type="float" office:value="0.0215" calcext:value-type="float">
            <text:p>0.0215</text:p>
          </table:table-cell>
          <table:table-cell table:style-name="ce469" office:value-type="float" office:value="0.0201" calcext:value-type="float">
            <text:p>0.0201</text:p>
          </table:table-cell>
          <table:table-cell table:style-name="ce469" office:value-type="float" office:value="0.019" calcext:value-type="float">
            <text:p>0.0190</text:p>
          </table:table-cell>
          <table:table-cell table:number-columns-repeated="8"/>
          <table:table-cell table:style-name="ce2"/>
          <table:table-cell table:style-name="ce2" table:formula="of:=IF([Fluoro.T123]=&quot;&quot;;NA();[Fluoro.T123])" office:value-type="float" office:value="0" calcext:value-type="float">
            <text:p>0.00</text:p>
          </table:table-cell>
          <table:table-cell table:style-name="ce2" table:formula="of:=IF(OR([Fluoro.U123]=&quot;&quot;;[Fluoro.V123]=&quot;&quot;);NA();[Fluoro.V123]/[Fluoro.U12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5]=&quot;&quot;;NA();[Fluoro.T155])" office:value-type="float" office:value="0" calcext:value-type="float">
            <text:p>0.00</text:p>
          </table:table-cell>
          <table:table-cell table:style-name="ce2" table:formula="of:=IF(OR([Fluoro.U155]=&quot;&quot;;[Fluoro.V155]=&quot;&quot;);NA();[Fluoro.V155]/[Fluoro.U15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32" calcext:value-type="float">
            <text:p>0.0320</text:p>
          </table:table-cell>
          <table:table-cell table:style-name="ce469" office:value-type="float" office:value="0.0347" calcext:value-type="float">
            <text:p>0.0347</text:p>
          </table:table-cell>
          <table:table-cell table:style-name="ce469" office:value-type="float" office:value="0.0322" calcext:value-type="float">
            <text:p>0.0322</text:p>
          </table:table-cell>
          <table:table-cell table:style-name="ce469" office:value-type="float" office:value="0.0301" calcext:value-type="float">
            <text:p>0.0301</text:p>
          </table:table-cell>
          <table:table-cell table:style-name="ce469" office:value-type="float" office:value="0.0285" calcext:value-type="float">
            <text:p>0.0285</text:p>
          </table:table-cell>
          <table:table-cell table:number-columns-repeated="8"/>
          <table:table-cell table:style-name="ce481" office:value-type="string" calcext:value-type="string">
            <text:p>Max</text:p>
          </table:table-cell>
          <table:table-cell table:style-name="ce79" table:formula="of:=IF([Fluoro.T124]=&quot;&quot;;NA();[Fluoro.T124])" office:value-type="float" office:value="0" calcext:value-type="float">
            <text:p>0.00</text:p>
          </table:table-cell>
          <table:table-cell table:style-name="ce79" table:formula="of:=IF(OR([Fluoro.U124]=&quot;&quot;;[Fluoro.V124]=&quot;&quot;);NA();[Fluoro.V124]/[Fluoro.U124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T156]=&quot;&quot;;NA();[Fluoro.T156])" office:value-type="float" office:value="0" calcext:value-type="float">
            <text:p>0.00</text:p>
          </table:table-cell>
          <table:table-cell table:style-name="ce79" table:formula="of:=IF(OR([Fluoro.U156]=&quot;&quot;;[Fluoro.V156]=&quot;&quot;);NA();[Fluoro.V156]/[Fluoro.U156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512" calcext:value-type="float">
            <text:p>0.0512</text:p>
          </table:table-cell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399" calcext:value-type="float">
            <text:p>0.0399</text:p>
          </table:table-cell>
          <table:table-cell table:style-name="ce469" office:value-type="float" office:value="0.036" calcext:value-type="float">
            <text:p>0.0360</text:p>
          </table:table-cell>
          <table:table-cell table:number-columns-repeated="8"/>
          <table:table-cell table:style-name="ce37"/>
          <table:table-cell table:style-name="ce2" table:formula="of:=IF([Fluoro.W109]=&quot;&quot;;NA();[Fluoro.W109])" office:value-type="float" office:value="0" calcext:value-type="float">
            <text:p>0.00</text:p>
          </table:table-cell>
          <table:table-cell table:style-name="ce2" table:formula="of:=IF(NOT([Fluoro.$O$102]=1);IF(OR([Fluoro.X109]=&quot;&quot;;[Fluoro.Y109]=&quot;&quot;);NA();[Fluoro.Y109]/[Fluoro.X109]);NA())" office:value-type="string" office:string-value="" calcext:value-type="error">
            <text:p>#DIV/0!</text:p>
          </table:table-cell>
          <table:table-cell table:style-name="ce265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1]=&quot;&quot;;NA();[Fluoro.W141])" office:value-type="float" office:value="0" calcext:value-type="float">
            <text:p>0.00</text:p>
          </table:table-cell>
          <table:table-cell table:style-name="ce2" table:formula="of:=IF(NOT([Fluoro.$O$102]=1);IF(OR([Fluoro.X141]=&quot;&quot;;[Fluoro.Y141]=&quot;&quot;);NA();[Fluoro.Y141]/[Fluoro.X141]);NA())" office:value-type="string" office:string-value="" calcext:value-type="error">
            <text:p>#DIV/0!</text:p>
          </table:table-cell>
          <table:table-cell table:style-name="ce265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66" calcext:value-type="float">
            <text:p>0.0660</text:p>
          </table:table-cell>
          <table:table-cell table:style-name="ce469" office:value-type="float" office:value="0.0766" calcext:value-type="float">
            <text:p>0.0766</text:p>
          </table:table-cell>
          <table:table-cell table:style-name="ce469" office:value-type="float" office:value="0.0674" calcext:value-type="float">
            <text:p>0.0674</text:p>
          </table:table-cell>
          <table:table-cell table:style-name="ce469" office:value-type="float" office:value="0.0599" calcext:value-type="float">
            <text:p>0.0599</text:p>
          </table:table-cell>
          <table:table-cell table:style-name="ce469" office:value-type="float" office:value="0.0542" calcext:value-type="float">
            <text:p>0.0542</text:p>
          </table:table-cell>
          <table:table-cell table:number-columns-repeated="8"/>
          <table:table-cell table:style-name="ce37"/>
          <table:table-cell table:style-name="ce2" table:formula="of:=IF([Fluoro.W110]=&quot;&quot;;NA();[Fluoro.W110])" office:value-type="float" office:value="0" calcext:value-type="float">
            <text:p>0.00</text:p>
          </table:table-cell>
          <table:table-cell table:style-name="ce2" table:formula="of:=IF(NOT([Fluoro.$O$102]=1);IF(OR([Fluoro.X110]=&quot;&quot;;[Fluoro.Y110]=&quot;&quot;);NA();[Fluoro.Y110]/[Fluoro.X110]);NA())" office:value-type="string" office:string-value="" calcext:value-type="error">
            <text:p>#DIV/0!</text:p>
          </table:table-cell>
          <table:table-cell table:style-name="ce265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2]=&quot;&quot;;NA();[Fluoro.W142])" office:value-type="float" office:value="0" calcext:value-type="float">
            <text:p>0.00</text:p>
          </table:table-cell>
          <table:table-cell table:style-name="ce2" table:formula="of:=IF(NOT([Fluoro.$O$102]=1);IF(OR([Fluoro.X142]=&quot;&quot;;[Fluoro.Y142]=&quot;&quot;);NA();[Fluoro.Y142]/[Fluoro.X142]);NA())" office:value-type="string" office:string-value="" calcext:value-type="error">
            <text:p>#DIV/0!</text:p>
          </table:table-cell>
          <table:table-cell table:style-name="ce265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86" calcext:value-type="float">
            <text:p>0.0860</text:p>
          </table:table-cell>
          <table:table-cell table:style-name="ce469" office:value-type="float" office:value="0.0993" calcext:value-type="float">
            <text:p>0.0993</text:p>
          </table:table-cell>
          <table:table-cell table:style-name="ce469" office:value-type="float" office:value="0.0876" calcext:value-type="float">
            <text:p>0.0876</text:p>
          </table:table-cell>
          <table:table-cell table:style-name="ce469" office:value-type="float" office:value="0.078" calcext:value-type="float">
            <text:p>0.0780</text:p>
          </table:table-cell>
          <table:table-cell table:style-name="ce469" office:value-type="float" office:value="0.0705" calcext:value-type="float">
            <text:p>0.0705</text:p>
          </table:table-cell>
          <table:table-cell table:number-columns-repeated="8"/>
          <table:table-cell table:style-name="ce37"/>
          <table:table-cell table:style-name="ce2" table:formula="of:=IF([Fluoro.W111]=&quot;&quot;;NA();[Fluoro.W111])" office:value-type="float" office:value="0" calcext:value-type="float">
            <text:p>0.00</text:p>
          </table:table-cell>
          <table:table-cell table:style-name="ce2" table:formula="of:=IF(NOT([Fluoro.$O$102]=1);IF(OR([Fluoro.X111]=&quot;&quot;;[Fluoro.Y111]=&quot;&quot;);NA();[Fluoro.Y111]/[Fluoro.X111]);NA())" office:value-type="string" office:string-value="" calcext:value-type="error">
            <text:p>#DIV/0!</text:p>
          </table:table-cell>
          <table:table-cell table:style-name="ce265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3]=&quot;&quot;;NA();[Fluoro.W143])" office:value-type="float" office:value="0" calcext:value-type="float">
            <text:p>0.00</text:p>
          </table:table-cell>
          <table:table-cell table:style-name="ce2" table:formula="of:=IF(NOT([Fluoro.$O$102]=1);IF(OR([Fluoro.X143]=&quot;&quot;;[Fluoro.Y143]=&quot;&quot;);NA();[Fluoro.Y143]/[Fluoro.X143]);NA())" office:value-type="string" office:string-value="" calcext:value-type="error">
            <text:p>#DIV/0!</text:p>
          </table:table-cell>
          <table:table-cell table:style-name="ce265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23" calcext:value-type="float">
            <text:p>0.1230</text:p>
          </table:table-cell>
          <table:table-cell table:style-name="ce469" office:value-type="float" office:value="0.145" calcext:value-type="float">
            <text:p>0.1450</text:p>
          </table:table-cell>
          <table:table-cell table:style-name="ce469" office:value-type="float" office:value="0.128" calcext:value-type="float">
            <text:p>0.1280</text:p>
          </table:table-cell>
          <table:table-cell table:style-name="ce469" office:value-type="float" office:value="0.114" calcext:value-type="float">
            <text:p>0.1140</text:p>
          </table:table-cell>
          <table:table-cell table:style-name="ce469" office:value-type="float" office:value="0.104" calcext:value-type="float">
            <text:p>0.1040</text:p>
          </table:table-cell>
          <table:table-cell table:number-columns-repeated="8"/>
          <table:table-cell table:style-name="ce37"/>
          <table:table-cell table:style-name="ce2" table:formula="of:=IF([Fluoro.W112]=&quot;&quot;;NA();[Fluoro.W112])" office:value-type="float" office:value="0" calcext:value-type="float">
            <text:p>0.00</text:p>
          </table:table-cell>
          <table:table-cell table:style-name="ce2" table:formula="of:=IF(NOT([Fluoro.$O$102]=1);IF(OR([Fluoro.X112]=&quot;&quot;;[Fluoro.Y112]=&quot;&quot;);NA();[Fluoro.Y112]/[Fluoro.X112]);NA())" office:value-type="string" office:string-value="" calcext:value-type="error">
            <text:p>#DIV/0!</text:p>
          </table:table-cell>
          <table:table-cell table:style-name="ce265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4]=&quot;&quot;;NA();[Fluoro.W144])" office:value-type="float" office:value="0" calcext:value-type="float">
            <text:p>0.00</text:p>
          </table:table-cell>
          <table:table-cell table:style-name="ce2" table:formula="of:=IF(NOT([Fluoro.$O$102]=1);IF(OR([Fluoro.X144]=&quot;&quot;;[Fluoro.Y144]=&quot;&quot;);NA();[Fluoro.Y144]/[Fluoro.X144]);NA())" office:value-type="string" office:string-value="" calcext:value-type="error">
            <text:p>#DIV/0!</text:p>
          </table:table-cell>
          <table:table-cell table:style-name="ce265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6" calcext:value-type="float">
            <text:p>0.1600</text:p>
          </table:table-cell>
          <table:table-cell table:style-name="ce469" office:value-type="float" office:value="0.188" calcext:value-type="float">
            <text:p>0.1880</text:p>
          </table:table-cell>
          <table:table-cell table:style-name="ce469" office:value-type="float" office:value="0.167" calcext:value-type="float">
            <text:p>0.1670</text:p>
          </table:table-cell>
          <table:table-cell table:style-name="ce469" office:value-type="float" office:value="0.149" calcext:value-type="float">
            <text:p>0.1490</text:p>
          </table:table-cell>
          <table:table-cell table:style-name="ce469" office:value-type="float" office:value="0.135" calcext:value-type="float">
            <text:p>0.1350</text:p>
          </table:table-cell>
          <table:table-cell table:number-columns-repeated="8"/>
          <table:table-cell table:style-name="ce37"/>
          <table:table-cell table:style-name="ce2" table:formula="of:=IF([Fluoro.W113]=&quot;&quot;;NA();[Fluoro.W113])" office:value-type="float" office:value="0" calcext:value-type="float">
            <text:p>0.00</text:p>
          </table:table-cell>
          <table:table-cell table:style-name="ce2" table:formula="of:=IF(NOT([Fluoro.$O$102]=1);IF(OR([Fluoro.X113]=&quot;&quot;;[Fluoro.Y113]=&quot;&quot;);NA();[Fluoro.Y113]/[Fluoro.X113]);NA())" office:value-type="string" office:string-value="" calcext:value-type="error">
            <text:p>#DIV/0!</text:p>
          </table:table-cell>
          <table:table-cell table:style-name="ce265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5]=&quot;&quot;;NA();[Fluoro.W145])" office:value-type="float" office:value="0" calcext:value-type="float">
            <text:p>0.00</text:p>
          </table:table-cell>
          <table:table-cell table:style-name="ce2" table:formula="of:=IF(NOT([Fluoro.$O$102]=1);IF(OR([Fluoro.X145]=&quot;&quot;;[Fluoro.Y145]=&quot;&quot;);NA();[Fluoro.Y145]/[Fluoro.X145]);NA())" office:value-type="string" office:string-value="" calcext:value-type="error">
            <text:p>#DIV/0!</text:p>
          </table:table-cell>
          <table:table-cell table:style-name="ce265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23" calcext:value-type="float">
            <text:p>0.2300</text:p>
          </table:table-cell>
          <table:table-cell table:style-name="ce469" office:value-type="float" office:value="0.267" calcext:value-type="float">
            <text:p>0.2670</text:p>
          </table:table-cell>
          <table:table-cell table:style-name="ce469" office:value-type="float" office:value="0.238" calcext:value-type="float">
            <text:p>0.2380</text:p>
          </table:table-cell>
          <table:table-cell table:style-name="ce469" office:value-type="float" office:value="0.214" calcext:value-type="float">
            <text:p>0.2140</text:p>
          </table:table-cell>
          <table:table-cell table:style-name="ce469" office:value-type="float" office:value="0.194" calcext:value-type="float">
            <text:p>0.1940</text:p>
          </table:table-cell>
          <table:table-cell table:number-columns-repeated="8"/>
          <table:table-cell table:style-name="ce37"/>
          <table:table-cell table:style-name="ce2" table:formula="of:=IF([Fluoro.W114]=&quot;&quot;;NA();[Fluoro.W114])" office:value-type="float" office:value="0" calcext:value-type="float">
            <text:p>0.00</text:p>
          </table:table-cell>
          <table:table-cell table:style-name="ce2" table:formula="of:=IF(NOT([Fluoro.$O$102]=1);IF(OR([Fluoro.X114]=&quot;&quot;;[Fluoro.Y114]=&quot;&quot;);NA();[Fluoro.Y114]/[Fluoro.X114]);NA())" office:value-type="string" office:string-value="" calcext:value-type="error">
            <text:p>#DIV/0!</text:p>
          </table:table-cell>
          <table:table-cell table:style-name="ce265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6]=&quot;&quot;;NA();[Fluoro.W146])" office:value-type="float" office:value="0" calcext:value-type="float">
            <text:p>0.00</text:p>
          </table:table-cell>
          <table:table-cell table:style-name="ce2" table:formula="of:=IF(NOT([Fluoro.$O$102]=1);IF(OR([Fluoro.X146]=&quot;&quot;;[Fluoro.Y146]=&quot;&quot;);NA();[Fluoro.Y146]/[Fluoro.X146]);NA())" office:value-type="string" office:string-value="" calcext:value-type="error">
            <text:p>#DIV/0!</text:p>
          </table:table-cell>
          <table:table-cell table:style-name="ce265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35" calcext:value-type="float">
            <text:p>0.3500</text:p>
          </table:table-cell>
          <table:table-cell table:style-name="ce469" office:value-type="float" office:value="0.399" calcext:value-type="float">
            <text:p>0.3990</text:p>
          </table:table-cell>
          <table:table-cell table:style-name="ce469" office:value-type="float" office:value="0.36" calcext:value-type="float">
            <text:p>0.3600</text:p>
          </table:table-cell>
          <table:table-cell table:style-name="ce469" office:value-type="float" office:value="0.327" calcext:value-type="float">
            <text:p>0.3270</text:p>
          </table:table-cell>
          <table:table-cell table:style-name="ce469" office:value-type="float" office:value="0.299" calcext:value-type="float">
            <text:p>0.2990</text:p>
          </table:table-cell>
          <table:table-cell table:number-columns-repeated="8"/>
          <table:table-cell table:style-name="ce37"/>
          <table:table-cell table:style-name="ce2" table:formula="of:=IF([Fluoro.W115]=&quot;&quot;;NA();[Fluoro.W115])" office:value-type="float" office:value="0" calcext:value-type="float">
            <text:p>0.00</text:p>
          </table:table-cell>
          <table:table-cell table:style-name="ce2" table:formula="of:=IF(NOT([Fluoro.$O$102]=1);IF(OR([Fluoro.X115]=&quot;&quot;;[Fluoro.Y115]=&quot;&quot;);NA();[Fluoro.Y115]/[Fluoro.X115]);NA())" office:value-type="string" office:string-value="" calcext:value-type="error">
            <text:p>#DIV/0!</text:p>
          </table:table-cell>
          <table:table-cell table:style-name="ce265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7]=&quot;&quot;;NA();[Fluoro.W147])" office:value-type="float" office:value="0" calcext:value-type="float">
            <text:p>0.00</text:p>
          </table:table-cell>
          <table:table-cell table:style-name="ce2" table:formula="of:=IF(NOT([Fluoro.$O$102]=1);IF(OR([Fluoro.X147]=&quot;&quot;;[Fluoro.Y147]=&quot;&quot;);NA();[Fluoro.Y147]/[Fluoro.X147]);NA())" office:value-type="string" office:string-value="" calcext:value-type="error">
            <text:p>#DIV/0!</text:p>
          </table:table-cell>
          <table:table-cell table:style-name="ce265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5" calcext:value-type="float">
            <text:p>0.5000</text:p>
          </table:table-cell>
          <table:table-cell table:style-name="ce469" office:value-type="float" office:value="0.618" calcext:value-type="float">
            <text:p>0.6180</text:p>
          </table:table-cell>
          <table:table-cell table:style-name="ce469" office:value-type="float" office:value="0.573" calcext:value-type="float">
            <text:p>0.5730</text:p>
          </table:table-cell>
          <table:table-cell table:style-name="ce469" office:value-type="float" office:value="0.533" calcext:value-type="float">
            <text:p>0.5330</text:p>
          </table:table-cell>
          <table:table-cell table:style-name="ce469" office:value-type="float" office:value="0.497" calcext:value-type="float">
            <text:p>0.4970</text:p>
          </table:table-cell>
          <table:table-cell table:number-columns-repeated="8"/>
          <table:table-cell table:style-name="ce37"/>
          <table:table-cell table:style-name="ce2" table:formula="of:=IF([Fluoro.W116]=&quot;&quot;;NA();[Fluoro.W116])" office:value-type="float" office:value="0" calcext:value-type="float">
            <text:p>0.00</text:p>
          </table:table-cell>
          <table:table-cell table:style-name="ce2" table:formula="of:=IF(NOT([Fluoro.$O$102]=1);IF(OR([Fluoro.X116]=&quot;&quot;;[Fluoro.Y116]=&quot;&quot;);NA();[Fluoro.Y116]/[Fluoro.X116]);NA())" office:value-type="string" office:string-value="" calcext:value-type="error">
            <text:p>#DIV/0!</text:p>
          </table:table-cell>
          <table:table-cell table:style-name="ce265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8]=&quot;&quot;;NA();[Fluoro.W148])" office:value-type="float" office:value="0" calcext:value-type="float">
            <text:p>0.00</text:p>
          </table:table-cell>
          <table:table-cell table:style-name="ce2" table:formula="of:=IF(NOT([Fluoro.$O$102]=1);IF(OR([Fluoro.X148]=&quot;&quot;;[Fluoro.Y148]=&quot;&quot;);NA();[Fluoro.Y148]/[Fluoro.X148]);NA())" office:value-type="string" office:string-value="" calcext:value-type="error">
            <text:p>#DIV/0!</text:p>
          </table:table-cell>
          <table:table-cell table:style-name="ce265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66" calcext:value-type="float">
            <text:p>0.6600</text:p>
          </table:table-cell>
          <table:table-cell table:style-name="ce469" office:value-type="float" office:value="0.769" calcext:value-type="float">
            <text:p>0.7690</text:p>
          </table:table-cell>
          <table:table-cell table:style-name="ce469" office:value-type="float" office:value="0.726" calcext:value-type="float">
            <text:p>0.7260</text:p>
          </table:table-cell>
          <table:table-cell table:style-name="ce469" office:value-type="float" office:value="0.686" calcext:value-type="float">
            <text:p>0.6860</text:p>
          </table:table-cell>
          <table:table-cell table:style-name="ce469" office:value-type="float" office:value="0.649" calcext:value-type="float">
            <text:p>0.6490</text:p>
          </table:table-cell>
          <table:table-cell table:number-columns-repeated="8"/>
          <table:table-cell table:style-name="ce2"/>
          <table:table-cell table:style-name="ce2" table:formula="of:=IF([Fluoro.W117]=&quot;&quot;;NA();[Fluoro.W117])" office:value-type="float" office:value="0" calcext:value-type="float">
            <text:p>0.00</text:p>
          </table:table-cell>
          <table:table-cell table:style-name="ce2" table:formula="of:=IF(NOT([Fluoro.$O$102]=1);IF(OR([Fluoro.X117]=&quot;&quot;;[Fluoro.Y117]=&quot;&quot;);NA();[Fluoro.Y117]/[Fluoro.X117]);NA())" office:value-type="string" office:string-value="" calcext:value-type="error">
            <text:p>#DIV/0!</text:p>
          </table:table-cell>
          <table:table-cell table:style-name="ce265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49]=&quot;&quot;;NA();[Fluoro.W149])" office:value-type="float" office:value="0" calcext:value-type="float">
            <text:p>0.00</text:p>
          </table:table-cell>
          <table:table-cell table:style-name="ce2" table:formula="of:=IF(NOT([Fluoro.$O$102]=1);IF(OR([Fluoro.X149]=&quot;&quot;;[Fluoro.Y149]=&quot;&quot;);NA();[Fluoro.Y149]/[Fluoro.X149]);NA())" office:value-type="string" office:string-value="" calcext:value-type="error">
            <text:p>#DIV/0!</text:p>
          </table:table-cell>
          <table:table-cell table:style-name="ce265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93" calcext:value-type="float">
            <text:p>0.9300</text:p>
          </table:table-cell>
          <table:table-cell table:style-name="ce469" office:value-type="float" office:value="0.969" calcext:value-type="float">
            <text:p>0.9690</text:p>
          </table:table-cell>
          <table:table-cell table:style-name="ce469" office:value-type="float" office:value="0.954" calcext:value-type="float">
            <text:p>0.9540</text:p>
          </table:table-cell>
          <table:table-cell table:style-name="ce469" office:value-type="float" office:value="0.936" calcext:value-type="float">
            <text:p>0.9360</text:p>
          </table:table-cell>
          <table:table-cell table:style-name="ce469" office:value-type="float" office:value="0.915" calcext:value-type="float">
            <text:p>0.9150</text:p>
          </table:table-cell>
          <table:table-cell table:number-columns-repeated="8"/>
          <table:table-cell table:style-name="ce2"/>
          <table:table-cell table:style-name="ce2" table:formula="of:=IF([Fluoro.W118]=&quot;&quot;;NA();[Fluoro.W118])" office:value-type="float" office:value="0" calcext:value-type="float">
            <text:p>0.00</text:p>
          </table:table-cell>
          <table:table-cell table:style-name="ce2" table:formula="of:=IF(NOT([Fluoro.$O$102]=1);IF(OR([Fluoro.X118]=&quot;&quot;;[Fluoro.Y118]=&quot;&quot;);NA();[Fluoro.Y118]/[Fluoro.X118]);NA())" office:value-type="string" office:string-value="" calcext:value-type="error">
            <text:p>#DIV/0!</text:p>
          </table:table-cell>
          <table:table-cell table:style-name="ce265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0]=&quot;&quot;;NA();[Fluoro.W150])" office:value-type="float" office:value="0" calcext:value-type="float">
            <text:p>0.00</text:p>
          </table:table-cell>
          <table:table-cell table:style-name="ce2" table:formula="of:=IF(NOT([Fluoro.$O$102]=1);IF(OR([Fluoro.X150]=&quot;&quot;;[Fluoro.Y150]=&quot;&quot;);NA();[Fluoro.Y150]/[Fluoro.X150]);NA())" office:value-type="string" office:string-value="" calcext:value-type="error">
            <text:p>#DIV/0!</text:p>
          </table:table-cell>
          <table:table-cell table:style-name="ce265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W119]=&quot;&quot;;NA();[Fluoro.W119])" office:value-type="float" office:value="0" calcext:value-type="float">
            <text:p>0.00</text:p>
          </table:table-cell>
          <table:table-cell table:style-name="ce2" table:formula="of:=IF(NOT([Fluoro.$O$102]=1);IF(OR([Fluoro.X119]=&quot;&quot;;[Fluoro.Y119]=&quot;&quot;);NA();[Fluoro.Y119]/[Fluoro.X119]);NA())" office:value-type="string" office:string-value="" calcext:value-type="error">
            <text:p>#DIV/0!</text:p>
          </table:table-cell>
          <table:table-cell table:style-name="ce265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1]=&quot;&quot;;NA();[Fluoro.W151])" office:value-type="float" office:value="0" calcext:value-type="float">
            <text:p>0.00</text:p>
          </table:table-cell>
          <table:table-cell table:style-name="ce2" table:formula="of:=IF(NOT([Fluoro.$O$102]=1);IF(OR([Fluoro.X151]=&quot;&quot;;[Fluoro.Y151]=&quot;&quot;);NA();[Fluoro.Y151]/[Fluoro.X151]);NA())" office:value-type="string" office:string-value="" calcext:value-type="error">
            <text:p>#DIV/0!</text:p>
          </table:table-cell>
          <table:table-cell table:style-name="ce265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0" office:value-type="string" calcext:value-type="string">
            <office:annotation draw:style-name="gr3" draw:text-style-name="P3" svg:width="28.99mm" svg:height="9.91mm" svg:x="28.57mm" svg:y="187.4mm" draw:caption-point-x="-6.1mm" draw:caption-point-y="15.1m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74" office:value-type="string" calcext:value-type="string">
            <text:p>Diameter (mm)</text:p>
          </table:table-cell>
          <table:table-cell table:style-name="ce781" office:value-type="string" calcext:value-type="string">
            <text:p>sqrt(Area)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9" calcext:value-type="float">
            <text:p>9</text:p>
          </table:table-cell>
          <table:table-cell/>
          <table:table-cell table:style-name="ce2"/>
          <table:table-cell table:style-name="ce2" table:formula="of:=IF([Fluoro.W120]=&quot;&quot;;NA();[Fluoro.W120])" office:value-type="float" office:value="0" calcext:value-type="float">
            <text:p>0.00</text:p>
          </table:table-cell>
          <table:table-cell table:style-name="ce2" table:formula="of:=IF(NOT([Fluoro.$O$102]=1);IF(OR([Fluoro.X120]=&quot;&quot;;[Fluoro.Y120]=&quot;&quot;);NA();[Fluoro.Y120]/[Fluoro.X120]);NA())" office:value-type="string" office:string-value="" calcext:value-type="error">
            <text:p>#DIV/0!</text:p>
          </table:table-cell>
          <table:table-cell table:style-name="ce265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2]=&quot;&quot;;NA();[Fluoro.W152])" office:value-type="float" office:value="0" calcext:value-type="float">
            <text:p>0.00</text:p>
          </table:table-cell>
          <table:table-cell table:style-name="ce2" table:formula="of:=IF(NOT([Fluoro.$O$102]=1);IF(OR([Fluoro.X152]=&quot;&quot;;[Fluoro.Y152]=&quot;&quot;);NA();[Fluoro.Y152]/[Fluoro.X152]);NA())" office:value-type="string" office:string-value="" calcext:value-type="error">
            <text:p>#DIV/0!</text:p>
          </table:table-cell>
          <table:table-cell table:style-name="ce265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A</text:p>
          </table:table-cell>
          <table:table-cell table:style-name="ce474" office:value-type="float" office:value="11.1" calcext:value-type="float">
            <text:p>11.10</text:p>
          </table:table-cell>
          <table:table-cell table:style-name="ce476" table:formula="of:=SQRT(PI()*([.B47]/2)^2)" office:value-type="float" office:value="9.83711887252561" calcext:value-type="float">
            <text:p>9.837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1]=&quot;&quot;;NA();[Fluoro.W121])" office:value-type="float" office:value="0" calcext:value-type="float">
            <text:p>0.00</text:p>
          </table:table-cell>
          <table:table-cell table:style-name="ce2" table:formula="of:=IF(NOT([Fluoro.$O$102]=1);IF(OR([Fluoro.X121]=&quot;&quot;;[Fluoro.Y121]=&quot;&quot;);NA();[Fluoro.Y121]/[Fluoro.X121]);NA())" office:value-type="string" office:string-value="" calcext:value-type="error">
            <text:p>#DIV/0!</text:p>
          </table:table-cell>
          <table:table-cell table:style-name="ce265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3]=&quot;&quot;;NA();[Fluoro.W153])" office:value-type="float" office:value="0" calcext:value-type="float">
            <text:p>0.00</text:p>
          </table:table-cell>
          <table:table-cell table:style-name="ce2" table:formula="of:=IF(NOT([Fluoro.$O$102]=1);IF(OR([Fluoro.X153]=&quot;&quot;;[Fluoro.Y153]=&quot;&quot;);NA();[Fluoro.Y153]/[Fluoro.X153]);NA())" office:value-type="string" office:string-value="" calcext:value-type="error">
            <text:p>#DIV/0!</text:p>
          </table:table-cell>
          <table:table-cell table:style-name="ce265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B</text:p>
          </table:table-cell>
          <table:table-cell table:style-name="ce474" office:value-type="float" office:value="7.9" calcext:value-type="float">
            <text:p>7.90</text:p>
          </table:table-cell>
          <table:table-cell table:style-name="ce476" table:formula="of:=SQRT(PI()*([.B48]/2)^2)" office:value-type="float" office:value="7.00119271107679" calcext:value-type="float">
            <text:p>7.001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2]=&quot;&quot;;NA();[Fluoro.W122])" office:value-type="float" office:value="0" calcext:value-type="float">
            <text:p>0.00</text:p>
          </table:table-cell>
          <table:table-cell table:style-name="ce2" table:formula="of:=IF(NOT([Fluoro.$O$102]=1);IF(OR([Fluoro.X122]=&quot;&quot;;[Fluoro.Y122]=&quot;&quot;);NA();[Fluoro.Y122]/[Fluoro.X122]);NA())" office:value-type="string" office:string-value="" calcext:value-type="error">
            <text:p>#DIV/0!</text:p>
          </table:table-cell>
          <table:table-cell table:style-name="ce265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4]=&quot;&quot;;NA();[Fluoro.W154])" office:value-type="float" office:value="0" calcext:value-type="float">
            <text:p>0.00</text:p>
          </table:table-cell>
          <table:table-cell table:style-name="ce2" table:formula="of:=IF(NOT([Fluoro.$O$102]=1);IF(OR([Fluoro.X154]=&quot;&quot;;[Fluoro.Y154]=&quot;&quot;);NA();[Fluoro.Y154]/[Fluoro.X154]);NA())" office:value-type="string" office:string-value="" calcext:value-type="error">
            <text:p>#DIV/0!</text:p>
          </table:table-cell>
          <table:table-cell table:style-name="ce265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C</text:p>
          </table:table-cell>
          <table:table-cell table:style-name="ce474" office:value-type="float" office:value="5.6" calcext:value-type="float">
            <text:p>5.60</text:p>
          </table:table-cell>
          <table:table-cell table:style-name="ce476" table:formula="of:=SQRT(PI()*([.B49]/2)^2)" office:value-type="float" office:value="4.96287078253544" calcext:value-type="float">
            <text:p>4.963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3]=&quot;&quot;;NA();[Fluoro.W123])" office:value-type="float" office:value="0" calcext:value-type="float">
            <text:p>0.00</text:p>
          </table:table-cell>
          <table:table-cell table:style-name="ce2" table:formula="of:=IF(NOT([Fluoro.$O$102]=1);IF(OR([Fluoro.X123]=&quot;&quot;;[Fluoro.Y123]=&quot;&quot;);NA();[Fluoro.Y123]/[Fluoro.X123]);NA())" office:value-type="string" office:string-value="" calcext:value-type="error">
            <text:p>#DIV/0!</text:p>
          </table:table-cell>
          <table:table-cell table:style-name="ce265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5]=&quot;&quot;;NA();[Fluoro.W155])" office:value-type="float" office:value="0" calcext:value-type="float">
            <text:p>0.00</text:p>
          </table:table-cell>
          <table:table-cell table:style-name="ce2" table:formula="of:=IF(NOT([Fluoro.$O$102]=1);IF(OR([Fluoro.X155]=&quot;&quot;;[Fluoro.Y155]=&quot;&quot;);NA();[Fluoro.Y155]/[Fluoro.X155]);NA())" office:value-type="string" office:string-value="" calcext:value-type="error">
            <text:p>#DIV/0!</text:p>
          </table:table-cell>
          <table:table-cell table:style-name="ce265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D</text:p>
          </table:table-cell>
          <table:table-cell table:style-name="ce474" office:value-type="float" office:value="4" calcext:value-type="float">
            <text:p>4.00</text:p>
          </table:table-cell>
          <table:table-cell table:style-name="ce476" table:formula="of:=SQRT(PI()*([.B50]/2)^2)" office:value-type="float" office:value="3.54490770181103" calcext:value-type="float">
            <text:p>3.545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24]=&quot;&quot;;NA();[Fluoro.W124])" office:value-type="float" office:value="0" calcext:value-type="float">
            <text:p>0.00</text:p>
          </table:table-cell>
          <table:table-cell table:style-name="ce79" table:formula="of:=IF(NOT([Fluoro.$O$102]=1);IF(OR([Fluoro.X124]=&quot;&quot;;[Fluoro.Y124]=&quot;&quot;);NA();[Fluoro.Y124]/[Fluoro.X124]);NA())" office:value-type="string" office:string-value="" calcext:value-type="error">
            <text:p>#DIV/0!</text:p>
          </table:table-cell>
          <table:table-cell table:style-name="ce482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56]=&quot;&quot;;NA();[Fluoro.W156])" office:value-type="float" office:value="0" calcext:value-type="float">
            <text:p>0.00</text:p>
          </table:table-cell>
          <table:table-cell table:style-name="ce79" table:formula="of:=IF(NOT([Fluoro.$O$102]=1);IF(OR([Fluoro.X156]=&quot;&quot;;[Fluoro.Y156]=&quot;&quot;);NA();[Fluoro.Y156]/[Fluoro.X156]);NA())" office:value-type="string" office:string-value="" calcext:value-type="error">
            <text:p>#DIV/0!</text:p>
          </table:table-cell>
          <table:table-cell table:style-name="ce482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E</text:p>
          </table:table-cell>
          <table:table-cell table:style-name="ce474" office:value-type="float" office:value="2.8" calcext:value-type="float">
            <text:p>2.80</text:p>
          </table:table-cell>
          <table:table-cell table:style-name="ce476" table:formula="of:=SQRT(PI()*([.B51]/2)^2)" office:value-type="float" office:value="2.48143539126772" calcext:value-type="float">
            <text:p>2.481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F</text:p>
          </table:table-cell>
          <table:table-cell table:style-name="ce474" office:value-type="float" office:value="2" calcext:value-type="float">
            <text:p>2.00</text:p>
          </table:table-cell>
          <table:table-cell table:style-name="ce476" table:formula="of:=SQRT(PI()*([.B52]/2)^2)" office:value-type="float" office:value="1.77245385090552" calcext:value-type="float">
            <text:p>1.772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G</text:p>
          </table:table-cell>
          <table:table-cell table:style-name="ce474" office:value-type="float" office:value="1.4" calcext:value-type="float">
            <text:p>1.40</text:p>
          </table:table-cell>
          <table:table-cell table:style-name="ce476" table:formula="of:=SQRT(PI()*([.B53]/2)^2)" office:value-type="float" office:value="1.24071769563386" calcext:value-type="float">
            <text:p>1.241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H</text:p>
          </table:table-cell>
          <table:table-cell table:style-name="ce474" office:value-type="float" office:value="1" calcext:value-type="float">
            <text:p>1.00</text:p>
          </table:table-cell>
          <table:table-cell table:style-name="ce476" table:formula="of:=SQRT(PI()*([.B54]/2)^2)" office:value-type="float" office:value="0.886226925452758" calcext:value-type="float">
            <text:p>0.886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J</text:p>
          </table:table-cell>
          <table:table-cell table:style-name="ce474" office:value-type="float" office:value="0.7" calcext:value-type="float">
            <text:p>0.70</text:p>
          </table:table-cell>
          <table:table-cell table:style-name="ce476" table:formula="of:=SQRT(PI()*([.B55]/2)^2)" office:value-type="float" office:value="0.620358847816931" calcext:value-type="float">
            <text:p>0.62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K</text:p>
          </table:table-cell>
          <table:table-cell table:style-name="ce474" office:value-type="float" office:value="0.5" calcext:value-type="float">
            <text:p>0.50</text:p>
          </table:table-cell>
          <table:table-cell table:style-name="ce476" table:formula="of:=SQRT(PI()*([.B56]/2)^2)" office:value-type="float" office:value="0.443113462726379" calcext:value-type="float">
            <text:p>0.443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L</text:p>
          </table:table-cell>
          <table:table-cell table:style-name="ce474" office:value-type="float" office:value="0.35" calcext:value-type="float">
            <text:p>0.35</text:p>
          </table:table-cell>
          <table:table-cell table:style-name="ce476" table:formula="of:=SQRT(PI()*([.B57]/2)^2)" office:value-type="float" office:value="0.310179423908465" calcext:value-type="float">
            <text:p>0.310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M</text:p>
          </table:table-cell>
          <table:table-cell table:style-name="ce474" office:value-type="float" office:value="0.25" calcext:value-type="float">
            <text:p>0.25</text:p>
          </table:table-cell>
          <table:table-cell table:style-name="ce476" table:formula="of:=SQRT(PI()*([.B58]/2)^2)" office:value-type="float" office:value="0.221556731363189" calcext:value-type="float">
            <text:p>0.222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style-name="ce472" office:value-type="string" calcext:value-type="string">
            <office:annotation draw:style-name="gr4" draw:text-style-name="P3" svg:width="28.99mm" svg:height="17.81mm" svg:x="28.57mm" svg:y="250.37mm" draw:caption-point-x="-6.1mm" draw:caption-point-y="15.1m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466" office:value-type="float" office:value="0" calcext:value-type="float">
            <text:p>0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1.5" calcext:value-type="float">
            <text:p>1.5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2.5" calcext:value-type="float">
            <text:p>2.5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3.5" calcext:value-type="float">
            <text:p>3.5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4.5" calcext:value-type="float">
            <text:p>4.5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5.5" calcext:value-type="float">
            <text:p>5.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6.5" calcext:value-type="float">
            <text:p>6.5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7.5" calcext:value-type="float">
            <text:p>7.5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8.5" calcext:value-type="float">
            <text:p>8.5</text:p>
          </table:table-cell>
          <table:table-cell table:style-name="ce466" office:value-type="float" office:value="9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A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7];TO10kVAdj;MATCH([$Fluoro.$V$291];[.$B$30:.$E$30];0)+1)" office:value-type="float" office:value="0.167" calcext:value-type="float">
            <text:p>0.167</text:p>
          </table:table-cell>
          <table:table-cell table:style-name="ce472" table:formula="of:=([.C61]+[.E61])/2" office:value-type="float" office:value="0.1475" calcext:value-type="float">
            <text:p>0.148</text:p>
          </table:table-cell>
          <table:table-cell table:style-name="ce472" table:formula="of:=VLOOKUP([.E47];TO10kVAdj;MATCH([$Fluoro.$V$291];[.$B$30:.$E$30];0)+1)" office:value-type="float" office:value="0.128" calcext:value-type="float">
            <text:p>0.128</text:p>
          </table:table-cell>
          <table:table-cell table:style-name="ce472" table:formula="of:=([.E61]+[.G61])/2" office:value-type="float" office:value="0.1078" calcext:value-type="float">
            <text:p>0.108</text:p>
          </table:table-cell>
          <table:table-cell table:style-name="ce472" table:formula="of:=VLOOKUP([.F47];TO10kVAdj;MATCH([$Fluoro.$V$291];[.$B$30:.$E$30];0)+1)" office:value-type="float" office:value="0.0876" calcext:value-type="float">
            <text:p>0.088</text:p>
          </table:table-cell>
          <table:table-cell table:style-name="ce472" table:formula="of:=([.G61]+[.I61])/2" office:value-type="float" office:value="0.0775" calcext:value-type="float">
            <text:p>0.078</text:p>
          </table:table-cell>
          <table:table-cell table:style-name="ce472" table:formula="of:=VLOOKUP([.G47];TO10kVAdj;MATCH([$Fluoro.$V$291];[.$B$30:.$E$30];0)+1)" office:value-type="float" office:value="0.0674" calcext:value-type="float">
            <text:p>0.067</text:p>
          </table:table-cell>
          <table:table-cell table:style-name="ce472" table:formula="of:=([.I61]+[.K61])/2" office:value-type="float" office:value="0.0562" calcext:value-type="float">
            <text:p>0.056</text:p>
          </table:table-cell>
          <table:table-cell table:style-name="ce472" table:formula="of:=VLOOKUP([.H47];TO10kVAdj;MATCH([$Fluoro.$V$291];[.$B$30:.$E$30];0)+1)" office:value-type="float" office:value="0.045" calcext:value-type="float">
            <text:p>0.045</text:p>
          </table:table-cell>
          <table:table-cell table:style-name="ce472" table:formula="of:=([.K61]+[.M61])/2" office:value-type="float" office:value="0.0386" calcext:value-type="float">
            <text:p>0.039</text:p>
          </table:table-cell>
          <table:table-cell table:style-name="ce472" table:formula="of:=VLOOKUP([.I47];TO10kVAdj;MATCH([$Fluoro.$V$291];[.$B$30:.$E$30];0)+1)" office:value-type="float" office:value="0.0322" calcext:value-type="float">
            <text:p>0.032</text:p>
          </table:table-cell>
          <table:table-cell table:style-name="ce472" table:formula="of:=([.M61]+[.O61])/2" office:value-type="float" office:value="0.02685" calcext:value-type="float">
            <text:p>0.027</text:p>
          </table:table-cell>
          <table:table-cell table:style-name="ce472" table:formula="of:=VLOOKUP([.J47];TO10kVAdj;MATCH([$Fluoro.$V$291];[.$B$30:.$E$30];0)+1)" office:value-type="float" office:value="0.0215" calcext:value-type="float">
            <text:p>0.022</text:p>
          </table:table-cell>
          <table:table-cell table:style-name="ce472" table:formula="of:=([.O61]+[.Q61])/2" office:value-type="float" office:value="0.0185" calcext:value-type="float">
            <text:p>0.019</text:p>
          </table:table-cell>
          <table:table-cell table:style-name="ce472" table:formula="of:=VLOOKUP([.K47];TO10kVAdj;MATCH([$Fluoro.$V$291];[.$B$30:.$E$30];0)+1)" office:value-type="float" office:value="0.0155" calcext:value-type="float">
            <text:p>0.016</text:p>
          </table:table-cell>
          <table:table-cell table:style-name="ce472" table:formula="of:=([.Q61]+[.S61])/2" office:value-type="float" office:value="0.01325" calcext:value-type="float">
            <text:p>0.013</text:p>
          </table:table-cell>
          <table:table-cell table:style-name="ce472" table:formula="of:=VLOOKUP([.L47];TO10kVAdj;MATCH([$Fluoro.$V$291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B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8];TO10kVAdj;MATCH([$Fluoro.$V$291];[.$B$30:.$E$30];0)+1)" office:value-type="float" office:value="0.167" calcext:value-type="float">
            <text:p>0.167</text:p>
          </table:table-cell>
          <table:table-cell table:style-name="ce472" table:formula="of:=([.C62]+[.E62])/2" office:value-type="float" office:value="0.1475" calcext:value-type="float">
            <text:p>0.148</text:p>
          </table:table-cell>
          <table:table-cell table:style-name="ce472" table:formula="of:=VLOOKUP([.E48];TO10kVAdj;MATCH([$Fluoro.$V$291];[.$B$30:.$E$30];0)+1)" office:value-type="float" office:value="0.128" calcext:value-type="float">
            <text:p>0.128</text:p>
          </table:table-cell>
          <table:table-cell table:style-name="ce472" table:formula="of:=([.E62]+[.G62])/2" office:value-type="float" office:value="0.1078" calcext:value-type="float">
            <text:p>0.108</text:p>
          </table:table-cell>
          <table:table-cell table:style-name="ce472" table:formula="of:=VLOOKUP([.F48];TO10kVAdj;MATCH([$Fluoro.$V$291];[.$B$30:.$E$30];0)+1)" office:value-type="float" office:value="0.0876" calcext:value-type="float">
            <text:p>0.088</text:p>
          </table:table-cell>
          <table:table-cell table:style-name="ce472" table:formula="of:=([.G62]+[.I62])/2" office:value-type="float" office:value="0.0775" calcext:value-type="float">
            <text:p>0.078</text:p>
          </table:table-cell>
          <table:table-cell table:style-name="ce472" table:formula="of:=VLOOKUP([.G48];TO10kVAdj;MATCH([$Fluoro.$V$291];[.$B$30:.$E$30];0)+1)" office:value-type="float" office:value="0.0674" calcext:value-type="float">
            <text:p>0.067</text:p>
          </table:table-cell>
          <table:table-cell table:style-name="ce472" table:formula="of:=([.I62]+[.K62])/2" office:value-type="float" office:value="0.0562" calcext:value-type="float">
            <text:p>0.056</text:p>
          </table:table-cell>
          <table:table-cell table:style-name="ce472" table:formula="of:=VLOOKUP([.H48];TO10kVAdj;MATCH([$Fluoro.$V$291];[.$B$30:.$E$30];0)+1)" office:value-type="float" office:value="0.045" calcext:value-type="float">
            <text:p>0.045</text:p>
          </table:table-cell>
          <table:table-cell table:style-name="ce472" table:formula="of:=([.K62]+[.M62])/2" office:value-type="float" office:value="0.0386" calcext:value-type="float">
            <text:p>0.039</text:p>
          </table:table-cell>
          <table:table-cell table:style-name="ce472" table:formula="of:=VLOOKUP([.I48];TO10kVAdj;MATCH([$Fluoro.$V$291];[.$B$30:.$E$30];0)+1)" office:value-type="float" office:value="0.0322" calcext:value-type="float">
            <text:p>0.032</text:p>
          </table:table-cell>
          <table:table-cell table:style-name="ce472" table:formula="of:=([.M62]+[.O62])/2" office:value-type="float" office:value="0.02685" calcext:value-type="float">
            <text:p>0.027</text:p>
          </table:table-cell>
          <table:table-cell table:style-name="ce472" table:formula="of:=VLOOKUP([.J48];TO10kVAdj;MATCH([$Fluoro.$V$291];[.$B$30:.$E$30];0)+1)" office:value-type="float" office:value="0.0215" calcext:value-type="float">
            <text:p>0.022</text:p>
          </table:table-cell>
          <table:table-cell table:style-name="ce472" table:formula="of:=([.O62]+[.Q62])/2" office:value-type="float" office:value="0.0185" calcext:value-type="float">
            <text:p>0.019</text:p>
          </table:table-cell>
          <table:table-cell table:style-name="ce472" table:formula="of:=VLOOKUP([.K48];TO10kVAdj;MATCH([$Fluoro.$V$291];[.$B$30:.$E$30];0)+1)" office:value-type="float" office:value="0.0155" calcext:value-type="float">
            <text:p>0.016</text:p>
          </table:table-cell>
          <table:table-cell table:style-name="ce472" table:formula="of:=([.Q62]+[.S62])/2" office:value-type="float" office:value="0.01325" calcext:value-type="float">
            <text:p>0.013</text:p>
          </table:table-cell>
          <table:table-cell table:style-name="ce472" table:formula="of:=VLOOKUP([.L48];TO10kVAdj;MATCH([$Fluoro.$V$291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C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9];TO10kVAdj;MATCH([$Fluoro.$V$291];[.$B$30:.$E$30];0)+1)" office:value-type="float" office:value="0.167" calcext:value-type="float">
            <text:p>0.167</text:p>
          </table:table-cell>
          <table:table-cell table:style-name="ce472" table:formula="of:=([.C63]+[.E63])/2" office:value-type="float" office:value="0.1475" calcext:value-type="float">
            <text:p>0.148</text:p>
          </table:table-cell>
          <table:table-cell table:style-name="ce472" table:formula="of:=VLOOKUP([.E49];TO10kVAdj;MATCH([$Fluoro.$V$291];[.$B$30:.$E$30];0)+1)" office:value-type="float" office:value="0.128" calcext:value-type="float">
            <text:p>0.128</text:p>
          </table:table-cell>
          <table:table-cell table:style-name="ce472" table:formula="of:=([.E63]+[.G63])/2" office:value-type="float" office:value="0.1078" calcext:value-type="float">
            <text:p>0.108</text:p>
          </table:table-cell>
          <table:table-cell table:style-name="ce472" table:formula="of:=VLOOKUP([.F49];TO10kVAdj;MATCH([$Fluoro.$V$291];[.$B$30:.$E$30];0)+1)" office:value-type="float" office:value="0.0876" calcext:value-type="float">
            <text:p>0.088</text:p>
          </table:table-cell>
          <table:table-cell table:style-name="ce472" table:formula="of:=([.G63]+[.I63])/2" office:value-type="float" office:value="0.0775" calcext:value-type="float">
            <text:p>0.078</text:p>
          </table:table-cell>
          <table:table-cell table:style-name="ce472" table:formula="of:=VLOOKUP([.G49];TO10kVAdj;MATCH([$Fluoro.$V$291];[.$B$30:.$E$30];0)+1)" office:value-type="float" office:value="0.0674" calcext:value-type="float">
            <text:p>0.067</text:p>
          </table:table-cell>
          <table:table-cell table:style-name="ce472" table:formula="of:=([.I63]+[.K63])/2" office:value-type="float" office:value="0.0562" calcext:value-type="float">
            <text:p>0.056</text:p>
          </table:table-cell>
          <table:table-cell table:style-name="ce472" table:formula="of:=VLOOKUP([.H49];TO10kVAdj;MATCH([$Fluoro.$V$291];[.$B$30:.$E$30];0)+1)" office:value-type="float" office:value="0.045" calcext:value-type="float">
            <text:p>0.045</text:p>
          </table:table-cell>
          <table:table-cell table:style-name="ce472" table:formula="of:=([.K63]+[.M63])/2" office:value-type="float" office:value="0.0386" calcext:value-type="float">
            <text:p>0.039</text:p>
          </table:table-cell>
          <table:table-cell table:style-name="ce472" table:formula="of:=VLOOKUP([.I49];TO10kVAdj;MATCH([$Fluoro.$V$291];[.$B$30:.$E$30];0)+1)" office:value-type="float" office:value="0.0322" calcext:value-type="float">
            <text:p>0.032</text:p>
          </table:table-cell>
          <table:table-cell table:style-name="ce472" table:formula="of:=([.M63]+[.O63])/2" office:value-type="float" office:value="0.02685" calcext:value-type="float">
            <text:p>0.027</text:p>
          </table:table-cell>
          <table:table-cell table:style-name="ce472" table:formula="of:=VLOOKUP([.J49];TO10kVAdj;MATCH([$Fluoro.$V$291];[.$B$30:.$E$30];0)+1)" office:value-type="float" office:value="0.0215" calcext:value-type="float">
            <text:p>0.022</text:p>
          </table:table-cell>
          <table:table-cell table:style-name="ce472" table:formula="of:=([.O63]+[.Q63])/2" office:value-type="float" office:value="0.0185" calcext:value-type="float">
            <text:p>0.019</text:p>
          </table:table-cell>
          <table:table-cell table:style-name="ce472" table:formula="of:=VLOOKUP([.K49];TO10kVAdj;MATCH([$Fluoro.$V$291];[.$B$30:.$E$30];0)+1)" office:value-type="float" office:value="0.0155" calcext:value-type="float">
            <text:p>0.016</text:p>
          </table:table-cell>
          <table:table-cell table:style-name="ce472" table:formula="of:=([.Q63]+[.S63])/2" office:value-type="float" office:value="0.01325" calcext:value-type="float">
            <text:p>0.013</text:p>
          </table:table-cell>
          <table:table-cell table:style-name="ce472" table:formula="of:=VLOOKUP([.L49];TO10kVAdj;MATCH([$Fluoro.$V$291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D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0];TO10kVAdj;MATCH([$Fluoro.$V$291];[.$B$30:.$E$30];0)+1)" office:value-type="float" office:value="0.238" calcext:value-type="float">
            <text:p>0.238</text:p>
          </table:table-cell>
          <table:table-cell table:style-name="ce472" table:formula="of:=([.C64]+[.E64])/2" office:value-type="float" office:value="0.2025" calcext:value-type="float">
            <text:p>0.203</text:p>
          </table:table-cell>
          <table:table-cell table:style-name="ce472" table:formula="of:=VLOOKUP([.E50];TO10kVAdj;MATCH([$Fluoro.$V$291];[.$B$30:.$E$30];0)+1)" office:value-type="float" office:value="0.167" calcext:value-type="float">
            <text:p>0.167</text:p>
          </table:table-cell>
          <table:table-cell table:style-name="ce472" table:formula="of:=([.E64]+[.G64])/2" office:value-type="float" office:value="0.1475" calcext:value-type="float">
            <text:p>0.148</text:p>
          </table:table-cell>
          <table:table-cell table:style-name="ce472" table:formula="of:=VLOOKUP([.F50];TO10kVAdj;MATCH([$Fluoro.$V$291];[.$B$30:.$E$30];0)+1)" office:value-type="float" office:value="0.128" calcext:value-type="float">
            <text:p>0.128</text:p>
          </table:table-cell>
          <table:table-cell table:style-name="ce472" table:formula="of:=([.G64]+[.I64])/2" office:value-type="float" office:value="0.1078" calcext:value-type="float">
            <text:p>0.108</text:p>
          </table:table-cell>
          <table:table-cell table:style-name="ce472" table:formula="of:=VLOOKUP([.G50];TO10kVAdj;MATCH([$Fluoro.$V$291];[.$B$30:.$E$30];0)+1)" office:value-type="float" office:value="0.0876" calcext:value-type="float">
            <text:p>0.088</text:p>
          </table:table-cell>
          <table:table-cell table:style-name="ce472" table:formula="of:=([.I64]+[.K64])/2" office:value-type="float" office:value="0.0775" calcext:value-type="float">
            <text:p>0.078</text:p>
          </table:table-cell>
          <table:table-cell table:style-name="ce472" table:formula="of:=VLOOKUP([.H50];TO10kVAdj;MATCH([$Fluoro.$V$291];[.$B$30:.$E$30];0)+1)" office:value-type="float" office:value="0.0674" calcext:value-type="float">
            <text:p>0.067</text:p>
          </table:table-cell>
          <table:table-cell table:style-name="ce472" table:formula="of:=([.K64]+[.M64])/2" office:value-type="float" office:value="0.0562" calcext:value-type="float">
            <text:p>0.056</text:p>
          </table:table-cell>
          <table:table-cell table:style-name="ce472" table:formula="of:=VLOOKUP([.I50];TO10kVAdj;MATCH([$Fluoro.$V$291];[.$B$30:.$E$30];0)+1)" office:value-type="float" office:value="0.045" calcext:value-type="float">
            <text:p>0.045</text:p>
          </table:table-cell>
          <table:table-cell table:style-name="ce472" table:formula="of:=([.M64]+[.O64])/2" office:value-type="float" office:value="0.0386" calcext:value-type="float">
            <text:p>0.039</text:p>
          </table:table-cell>
          <table:table-cell table:style-name="ce472" table:formula="of:=VLOOKUP([.J50];TO10kVAdj;MATCH([$Fluoro.$V$291];[.$B$30:.$E$30];0)+1)" office:value-type="float" office:value="0.0322" calcext:value-type="float">
            <text:p>0.032</text:p>
          </table:table-cell>
          <table:table-cell table:style-name="ce472" table:formula="of:=([.O64]+[.Q64])/2" office:value-type="float" office:value="0.02685" calcext:value-type="float">
            <text:p>0.027</text:p>
          </table:table-cell>
          <table:table-cell table:style-name="ce472" table:formula="of:=VLOOKUP([.K50];TO10kVAdj;MATCH([$Fluoro.$V$291];[.$B$30:.$E$30];0)+1)" office:value-type="float" office:value="0.0215" calcext:value-type="float">
            <text:p>0.022</text:p>
          </table:table-cell>
          <table:table-cell table:style-name="ce472" table:formula="of:=([.Q64]+[.S64])/2" office:value-type="float" office:value="0.0185" calcext:value-type="float">
            <text:p>0.019</text:p>
          </table:table-cell>
          <table:table-cell table:style-name="ce472" table:formula="of:=VLOOKUP([.L50];TO10kVAdj;MATCH([$Fluoro.$V$291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E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1];TO10kVAdj;MATCH([$Fluoro.$V$291];[.$B$30:.$E$30];0)+1)" office:value-type="float" office:value="0.238" calcext:value-type="float">
            <text:p>0.238</text:p>
          </table:table-cell>
          <table:table-cell table:style-name="ce472" table:formula="of:=([.C65]+[.E65])/2" office:value-type="float" office:value="0.2025" calcext:value-type="float">
            <text:p>0.203</text:p>
          </table:table-cell>
          <table:table-cell table:style-name="ce472" table:formula="of:=VLOOKUP([.E51];TO10kVAdj;MATCH([$Fluoro.$V$291];[.$B$30:.$E$30];0)+1)" office:value-type="float" office:value="0.167" calcext:value-type="float">
            <text:p>0.167</text:p>
          </table:table-cell>
          <table:table-cell table:style-name="ce472" table:formula="of:=([.E65]+[.G65])/2" office:value-type="float" office:value="0.1475" calcext:value-type="float">
            <text:p>0.148</text:p>
          </table:table-cell>
          <table:table-cell table:style-name="ce472" table:formula="of:=VLOOKUP([.F51];TO10kVAdj;MATCH([$Fluoro.$V$291];[.$B$30:.$E$30];0)+1)" office:value-type="float" office:value="0.128" calcext:value-type="float">
            <text:p>0.128</text:p>
          </table:table-cell>
          <table:table-cell table:style-name="ce472" table:formula="of:=([.G65]+[.I65])/2" office:value-type="float" office:value="0.1078" calcext:value-type="float">
            <text:p>0.108</text:p>
          </table:table-cell>
          <table:table-cell table:style-name="ce472" table:formula="of:=VLOOKUP([.G51];TO10kVAdj;MATCH([$Fluoro.$V$291];[.$B$30:.$E$30];0)+1)" office:value-type="float" office:value="0.0876" calcext:value-type="float">
            <text:p>0.088</text:p>
          </table:table-cell>
          <table:table-cell table:style-name="ce472" table:formula="of:=([.I65]+[.K65])/2" office:value-type="float" office:value="0.0775" calcext:value-type="float">
            <text:p>0.078</text:p>
          </table:table-cell>
          <table:table-cell table:style-name="ce472" table:formula="of:=VLOOKUP([.H51];TO10kVAdj;MATCH([$Fluoro.$V$291];[.$B$30:.$E$30];0)+1)" office:value-type="float" office:value="0.0674" calcext:value-type="float">
            <text:p>0.067</text:p>
          </table:table-cell>
          <table:table-cell table:style-name="ce472" table:formula="of:=([.K65]+[.M65])/2" office:value-type="float" office:value="0.0562" calcext:value-type="float">
            <text:p>0.056</text:p>
          </table:table-cell>
          <table:table-cell table:style-name="ce472" table:formula="of:=VLOOKUP([.I51];TO10kVAdj;MATCH([$Fluoro.$V$291];[.$B$30:.$E$30];0)+1)" office:value-type="float" office:value="0.045" calcext:value-type="float">
            <text:p>0.045</text:p>
          </table:table-cell>
          <table:table-cell table:style-name="ce472" table:formula="of:=([.M65]+[.O65])/2" office:value-type="float" office:value="0.0386" calcext:value-type="float">
            <text:p>0.039</text:p>
          </table:table-cell>
          <table:table-cell table:style-name="ce472" table:formula="of:=VLOOKUP([.J51];TO10kVAdj;MATCH([$Fluoro.$V$291];[.$B$30:.$E$30];0)+1)" office:value-type="float" office:value="0.0322" calcext:value-type="float">
            <text:p>0.032</text:p>
          </table:table-cell>
          <table:table-cell table:style-name="ce472" table:formula="of:=([.O65]+[.Q65])/2" office:value-type="float" office:value="0.02685" calcext:value-type="float">
            <text:p>0.027</text:p>
          </table:table-cell>
          <table:table-cell table:style-name="ce472" table:formula="of:=VLOOKUP([.K51];TO10kVAdj;MATCH([$Fluoro.$V$291];[.$B$30:.$E$30];0)+1)" office:value-type="float" office:value="0.0215" calcext:value-type="float">
            <text:p>0.022</text:p>
          </table:table-cell>
          <table:table-cell table:style-name="ce472" table:formula="of:=([.Q65]+[.S65])/2" office:value-type="float" office:value="0.0185" calcext:value-type="float">
            <text:p>0.019</text:p>
          </table:table-cell>
          <table:table-cell table:style-name="ce472" table:formula="of:=VLOOKUP([.L51];TO10kVAdj;MATCH([$Fluoro.$V$291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F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2];TO10kVAdj;MATCH([$Fluoro.$V$291];[.$B$30:.$E$30];0)+1)" office:value-type="float" office:value="0.238" calcext:value-type="float">
            <text:p>0.238</text:p>
          </table:table-cell>
          <table:table-cell table:style-name="ce472" table:formula="of:=([.C66]+[.E66])/2" office:value-type="float" office:value="0.2025" calcext:value-type="float">
            <text:p>0.203</text:p>
          </table:table-cell>
          <table:table-cell table:style-name="ce472" table:formula="of:=VLOOKUP([.E52];TO10kVAdj;MATCH([$Fluoro.$V$291];[.$B$30:.$E$30];0)+1)" office:value-type="float" office:value="0.167" calcext:value-type="float">
            <text:p>0.167</text:p>
          </table:table-cell>
          <table:table-cell table:style-name="ce472" table:formula="of:=([.E66]+[.G66])/2" office:value-type="float" office:value="0.1475" calcext:value-type="float">
            <text:p>0.148</text:p>
          </table:table-cell>
          <table:table-cell table:style-name="ce472" table:formula="of:=VLOOKUP([.F52];TO10kVAdj;MATCH([$Fluoro.$V$291];[.$B$30:.$E$30];0)+1)" office:value-type="float" office:value="0.128" calcext:value-type="float">
            <text:p>0.128</text:p>
          </table:table-cell>
          <table:table-cell table:style-name="ce472" table:formula="of:=([.G66]+[.I66])/2" office:value-type="float" office:value="0.1078" calcext:value-type="float">
            <text:p>0.108</text:p>
          </table:table-cell>
          <table:table-cell table:style-name="ce472" table:formula="of:=VLOOKUP([.G52];TO10kVAdj;MATCH([$Fluoro.$V$291];[.$B$30:.$E$30];0)+1)" office:value-type="float" office:value="0.0876" calcext:value-type="float">
            <text:p>0.088</text:p>
          </table:table-cell>
          <table:table-cell table:style-name="ce472" table:formula="of:=([.I66]+[.K66])/2" office:value-type="float" office:value="0.0775" calcext:value-type="float">
            <text:p>0.078</text:p>
          </table:table-cell>
          <table:table-cell table:style-name="ce472" table:formula="of:=VLOOKUP([.H52];TO10kVAdj;MATCH([$Fluoro.$V$291];[.$B$30:.$E$30];0)+1)" office:value-type="float" office:value="0.0674" calcext:value-type="float">
            <text:p>0.067</text:p>
          </table:table-cell>
          <table:table-cell table:style-name="ce472" table:formula="of:=([.K66]+[.M66])/2" office:value-type="float" office:value="0.0562" calcext:value-type="float">
            <text:p>0.056</text:p>
          </table:table-cell>
          <table:table-cell table:style-name="ce472" table:formula="of:=VLOOKUP([.I52];TO10kVAdj;MATCH([$Fluoro.$V$291];[.$B$30:.$E$30];0)+1)" office:value-type="float" office:value="0.045" calcext:value-type="float">
            <text:p>0.045</text:p>
          </table:table-cell>
          <table:table-cell table:style-name="ce472" table:formula="of:=([.M66]+[.O66])/2" office:value-type="float" office:value="0.0386" calcext:value-type="float">
            <text:p>0.039</text:p>
          </table:table-cell>
          <table:table-cell table:style-name="ce472" table:formula="of:=VLOOKUP([.J52];TO10kVAdj;MATCH([$Fluoro.$V$291];[.$B$30:.$E$30];0)+1)" office:value-type="float" office:value="0.0322" calcext:value-type="float">
            <text:p>0.032</text:p>
          </table:table-cell>
          <table:table-cell table:style-name="ce472" table:formula="of:=([.O66]+[.Q66])/2" office:value-type="float" office:value="0.02685" calcext:value-type="float">
            <text:p>0.027</text:p>
          </table:table-cell>
          <table:table-cell table:style-name="ce472" table:formula="of:=VLOOKUP([.K52];TO10kVAdj;MATCH([$Fluoro.$V$291];[.$B$30:.$E$30];0)+1)" office:value-type="float" office:value="0.0215" calcext:value-type="float">
            <text:p>0.022</text:p>
          </table:table-cell>
          <table:table-cell table:style-name="ce472" table:formula="of:=([.Q66]+[.S66])/2" office:value-type="float" office:value="0.0185" calcext:value-type="float">
            <text:p>0.019</text:p>
          </table:table-cell>
          <table:table-cell table:style-name="ce472" table:formula="of:=VLOOKUP([.L52];TO10kVAdj;MATCH([$Fluoro.$V$291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G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3];TO10kVAdj;MATCH([$Fluoro.$V$291];[.$B$30:.$E$30];0)+1)" office:value-type="float" office:value="0.573" calcext:value-type="float">
            <text:p>0.573</text:p>
          </table:table-cell>
          <table:table-cell table:style-name="ce472" table:formula="of:=([.C67]+[.E67])/2" office:value-type="float" office:value="0.4665" calcext:value-type="float">
            <text:p>0.467</text:p>
          </table:table-cell>
          <table:table-cell table:style-name="ce472" table:formula="of:=VLOOKUP([.E53];TO10kVAdj;MATCH([$Fluoro.$V$291];[.$B$30:.$E$30];0)+1)" office:value-type="float" office:value="0.36" calcext:value-type="float">
            <text:p>0.360</text:p>
          </table:table-cell>
          <table:table-cell table:style-name="ce472" table:formula="of:=([.E67]+[.G67])/2" office:value-type="float" office:value="0.299" calcext:value-type="float">
            <text:p>0.299</text:p>
          </table:table-cell>
          <table:table-cell table:style-name="ce472" table:formula="of:=VLOOKUP([.F53];TO10kVAdj;MATCH([$Fluoro.$V$291];[.$B$30:.$E$30];0)+1)" office:value-type="float" office:value="0.238" calcext:value-type="float">
            <text:p>0.238</text:p>
          </table:table-cell>
          <table:table-cell table:style-name="ce472" table:formula="of:=([.G67]+[.I67])/2" office:value-type="float" office:value="0.2025" calcext:value-type="float">
            <text:p>0.203</text:p>
          </table:table-cell>
          <table:table-cell table:style-name="ce472" table:formula="of:=VLOOKUP([.G53];TO10kVAdj;MATCH([$Fluoro.$V$291];[.$B$30:.$E$30];0)+1)" office:value-type="float" office:value="0.167" calcext:value-type="float">
            <text:p>0.167</text:p>
          </table:table-cell>
          <table:table-cell table:style-name="ce472" table:formula="of:=([.I67]+[.K67])/2" office:value-type="float" office:value="0.1475" calcext:value-type="float">
            <text:p>0.148</text:p>
          </table:table-cell>
          <table:table-cell table:style-name="ce472" table:formula="of:=VLOOKUP([.H53];TO10kVAdj;MATCH([$Fluoro.$V$291];[.$B$30:.$E$30];0)+1)" office:value-type="float" office:value="0.128" calcext:value-type="float">
            <text:p>0.128</text:p>
          </table:table-cell>
          <table:table-cell table:style-name="ce472" table:formula="of:=([.K67]+[.M67])/2" office:value-type="float" office:value="0.1078" calcext:value-type="float">
            <text:p>0.108</text:p>
          </table:table-cell>
          <table:table-cell table:style-name="ce472" table:formula="of:=VLOOKUP([.I53];TO10kVAdj;MATCH([$Fluoro.$V$291];[.$B$30:.$E$30];0)+1)" office:value-type="float" office:value="0.0876" calcext:value-type="float">
            <text:p>0.088</text:p>
          </table:table-cell>
          <table:table-cell table:style-name="ce472" table:formula="of:=([.M67]+[.O67])/2" office:value-type="float" office:value="0.0775" calcext:value-type="float">
            <text:p>0.078</text:p>
          </table:table-cell>
          <table:table-cell table:style-name="ce472" table:formula="of:=VLOOKUP([.J53];TO10kVAdj;MATCH([$Fluoro.$V$291];[.$B$30:.$E$30];0)+1)" office:value-type="float" office:value="0.0674" calcext:value-type="float">
            <text:p>0.067</text:p>
          </table:table-cell>
          <table:table-cell table:style-name="ce472" table:formula="of:=([.O67]+[.Q67])/2" office:value-type="float" office:value="0.0562" calcext:value-type="float">
            <text:p>0.056</text:p>
          </table:table-cell>
          <table:table-cell table:style-name="ce472" table:formula="of:=VLOOKUP([.K53];TO10kVAdj;MATCH([$Fluoro.$V$291];[.$B$30:.$E$30];0)+1)" office:value-type="float" office:value="0.045" calcext:value-type="float">
            <text:p>0.045</text:p>
          </table:table-cell>
          <table:table-cell table:style-name="ce472" table:formula="of:=([.Q67]+[.S67])/2" office:value-type="float" office:value="0.0386" calcext:value-type="float">
            <text:p>0.039</text:p>
          </table:table-cell>
          <table:table-cell table:style-name="ce472" table:formula="of:=VLOOKUP([.L53];TO10kVAdj;MATCH([$Fluoro.$V$291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H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4];TO10kVAdj;MATCH([$Fluoro.$V$291];[.$B$30:.$E$30];0)+1)" office:value-type="float" office:value="0.573" calcext:value-type="float">
            <text:p>0.573</text:p>
          </table:table-cell>
          <table:table-cell table:style-name="ce472" table:formula="of:=([.C68]+[.E68])/2" office:value-type="float" office:value="0.4665" calcext:value-type="float">
            <text:p>0.467</text:p>
          </table:table-cell>
          <table:table-cell table:style-name="ce472" table:formula="of:=VLOOKUP([.E54];TO10kVAdj;MATCH([$Fluoro.$V$291];[.$B$30:.$E$30];0)+1)" office:value-type="float" office:value="0.36" calcext:value-type="float">
            <text:p>0.360</text:p>
          </table:table-cell>
          <table:table-cell table:style-name="ce472" table:formula="of:=([.E68]+[.G68])/2" office:value-type="float" office:value="0.299" calcext:value-type="float">
            <text:p>0.299</text:p>
          </table:table-cell>
          <table:table-cell table:style-name="ce472" table:formula="of:=VLOOKUP([.F54];TO10kVAdj;MATCH([$Fluoro.$V$291];[.$B$30:.$E$30];0)+1)" office:value-type="float" office:value="0.238" calcext:value-type="float">
            <text:p>0.238</text:p>
          </table:table-cell>
          <table:table-cell table:style-name="ce472" table:formula="of:=([.G68]+[.I68])/2" office:value-type="float" office:value="0.2025" calcext:value-type="float">
            <text:p>0.203</text:p>
          </table:table-cell>
          <table:table-cell table:style-name="ce472" table:formula="of:=VLOOKUP([.G54];TO10kVAdj;MATCH([$Fluoro.$V$291];[.$B$30:.$E$30];0)+1)" office:value-type="float" office:value="0.167" calcext:value-type="float">
            <text:p>0.167</text:p>
          </table:table-cell>
          <table:table-cell table:style-name="ce472" table:formula="of:=([.I68]+[.K68])/2" office:value-type="float" office:value="0.1475" calcext:value-type="float">
            <text:p>0.148</text:p>
          </table:table-cell>
          <table:table-cell table:style-name="ce472" table:formula="of:=VLOOKUP([.H54];TO10kVAdj;MATCH([$Fluoro.$V$291];[.$B$30:.$E$30];0)+1)" office:value-type="float" office:value="0.128" calcext:value-type="float">
            <text:p>0.128</text:p>
          </table:table-cell>
          <table:table-cell table:style-name="ce472" table:formula="of:=([.K68]+[.M68])/2" office:value-type="float" office:value="0.1078" calcext:value-type="float">
            <text:p>0.108</text:p>
          </table:table-cell>
          <table:table-cell table:style-name="ce472" table:formula="of:=VLOOKUP([.I54];TO10kVAdj;MATCH([$Fluoro.$V$291];[.$B$30:.$E$30];0)+1)" office:value-type="float" office:value="0.0876" calcext:value-type="float">
            <text:p>0.088</text:p>
          </table:table-cell>
          <table:table-cell table:style-name="ce472" table:formula="of:=([.M68]+[.O68])/2" office:value-type="float" office:value="0.0775" calcext:value-type="float">
            <text:p>0.078</text:p>
          </table:table-cell>
          <table:table-cell table:style-name="ce472" table:formula="of:=VLOOKUP([.J54];TO10kVAdj;MATCH([$Fluoro.$V$291];[.$B$30:.$E$30];0)+1)" office:value-type="float" office:value="0.0674" calcext:value-type="float">
            <text:p>0.067</text:p>
          </table:table-cell>
          <table:table-cell table:style-name="ce472" table:formula="of:=([.O68]+[.Q68])/2" office:value-type="float" office:value="0.0562" calcext:value-type="float">
            <text:p>0.056</text:p>
          </table:table-cell>
          <table:table-cell table:style-name="ce472" table:formula="of:=VLOOKUP([.K54];TO10kVAdj;MATCH([$Fluoro.$V$291];[.$B$30:.$E$30];0)+1)" office:value-type="float" office:value="0.045" calcext:value-type="float">
            <text:p>0.045</text:p>
          </table:table-cell>
          <table:table-cell table:style-name="ce472" table:formula="of:=([.Q68]+[.S68])/2" office:value-type="float" office:value="0.0386" calcext:value-type="float">
            <text:p>0.039</text:p>
          </table:table-cell>
          <table:table-cell table:style-name="ce472" table:formula="of:=VLOOKUP([.L54];TO10kVAdj;MATCH([$Fluoro.$V$291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J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5];TO10kVAdj;MATCH([$Fluoro.$V$291];[.$B$30:.$E$30];0)+1)" office:value-type="float" office:value="0.573" calcext:value-type="float">
            <text:p>0.573</text:p>
          </table:table-cell>
          <table:table-cell table:style-name="ce472" table:formula="of:=([.C69]+[.E69])/2" office:value-type="float" office:value="0.4665" calcext:value-type="float">
            <text:p>0.467</text:p>
          </table:table-cell>
          <table:table-cell table:style-name="ce472" table:formula="of:=VLOOKUP([.E55];TO10kVAdj;MATCH([$Fluoro.$V$291];[.$B$30:.$E$30];0)+1)" office:value-type="float" office:value="0.36" calcext:value-type="float">
            <text:p>0.360</text:p>
          </table:table-cell>
          <table:table-cell table:style-name="ce472" table:formula="of:=([.E69]+[.G69])/2" office:value-type="float" office:value="0.299" calcext:value-type="float">
            <text:p>0.299</text:p>
          </table:table-cell>
          <table:table-cell table:style-name="ce472" table:formula="of:=VLOOKUP([.F55];TO10kVAdj;MATCH([$Fluoro.$V$291];[.$B$30:.$E$30];0)+1)" office:value-type="float" office:value="0.238" calcext:value-type="float">
            <text:p>0.238</text:p>
          </table:table-cell>
          <table:table-cell table:style-name="ce472" table:formula="of:=([.G69]+[.I69])/2" office:value-type="float" office:value="0.2025" calcext:value-type="float">
            <text:p>0.203</text:p>
          </table:table-cell>
          <table:table-cell table:style-name="ce472" table:formula="of:=VLOOKUP([.G55];TO10kVAdj;MATCH([$Fluoro.$V$291];[.$B$30:.$E$30];0)+1)" office:value-type="float" office:value="0.167" calcext:value-type="float">
            <text:p>0.167</text:p>
          </table:table-cell>
          <table:table-cell table:style-name="ce472" table:formula="of:=([.I69]+[.K69])/2" office:value-type="float" office:value="0.1475" calcext:value-type="float">
            <text:p>0.148</text:p>
          </table:table-cell>
          <table:table-cell table:style-name="ce472" table:formula="of:=VLOOKUP([.H55];TO10kVAdj;MATCH([$Fluoro.$V$291];[.$B$30:.$E$30];0)+1)" office:value-type="float" office:value="0.128" calcext:value-type="float">
            <text:p>0.128</text:p>
          </table:table-cell>
          <table:table-cell table:style-name="ce472" table:formula="of:=([.K69]+[.M69])/2" office:value-type="float" office:value="0.1078" calcext:value-type="float">
            <text:p>0.108</text:p>
          </table:table-cell>
          <table:table-cell table:style-name="ce472" table:formula="of:=VLOOKUP([.I55];TO10kVAdj;MATCH([$Fluoro.$V$291];[.$B$30:.$E$30];0)+1)" office:value-type="float" office:value="0.0876" calcext:value-type="float">
            <text:p>0.088</text:p>
          </table:table-cell>
          <table:table-cell table:style-name="ce472" table:formula="of:=([.M69]+[.O69])/2" office:value-type="float" office:value="0.0775" calcext:value-type="float">
            <text:p>0.078</text:p>
          </table:table-cell>
          <table:table-cell table:style-name="ce472" table:formula="of:=VLOOKUP([.J55];TO10kVAdj;MATCH([$Fluoro.$V$291];[.$B$30:.$E$30];0)+1)" office:value-type="float" office:value="0.0674" calcext:value-type="float">
            <text:p>0.067</text:p>
          </table:table-cell>
          <table:table-cell table:style-name="ce472" table:formula="of:=([.O69]+[.Q69])/2" office:value-type="float" office:value="0.0562" calcext:value-type="float">
            <text:p>0.056</text:p>
          </table:table-cell>
          <table:table-cell table:style-name="ce472" table:formula="of:=VLOOKUP([.K55];TO10kVAdj;MATCH([$Fluoro.$V$291];[.$B$30:.$E$30];0)+1)" office:value-type="float" office:value="0.045" calcext:value-type="float">
            <text:p>0.045</text:p>
          </table:table-cell>
          <table:table-cell table:style-name="ce472" table:formula="of:=([.Q69]+[.S69])/2" office:value-type="float" office:value="0.0386" calcext:value-type="float">
            <text:p>0.039</text:p>
          </table:table-cell>
          <table:table-cell table:style-name="ce472" table:formula="of:=VLOOKUP([.L55];TO10kVAdj;MATCH([$Fluoro.$V$291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K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6];TO10kVAdj;MATCH([$Fluoro.$V$291];[.$B$30:.$E$30];0)+1)" office:value-type="float" office:value="0.954" calcext:value-type="float">
            <text:p>0.954</text:p>
          </table:table-cell>
          <table:table-cell table:style-name="ce472" table:formula="of:=([.C70]+[.E70])/2" office:value-type="float" office:value="0.84" calcext:value-type="float">
            <text:p>0.840</text:p>
          </table:table-cell>
          <table:table-cell table:style-name="ce472" table:formula="of:=VLOOKUP([.E56];TO10kVAdj;MATCH([$Fluoro.$V$291];[.$B$30:.$E$30];0)+1)" office:value-type="float" office:value="0.726" calcext:value-type="float">
            <text:p>0.726</text:p>
          </table:table-cell>
          <table:table-cell table:style-name="ce472" table:formula="of:=([.E70]+[.G70])/2" office:value-type="float" office:value="0.6495" calcext:value-type="float">
            <text:p>0.650</text:p>
          </table:table-cell>
          <table:table-cell table:style-name="ce472" table:formula="of:=VLOOKUP([.F56];TO10kVAdj;MATCH([$Fluoro.$V$291];[.$B$30:.$E$30];0)+1)" office:value-type="float" office:value="0.573" calcext:value-type="float">
            <text:p>0.573</text:p>
          </table:table-cell>
          <table:table-cell table:style-name="ce472" table:formula="of:=([.G70]+[.I70])/2" office:value-type="float" office:value="0.4665" calcext:value-type="float">
            <text:p>0.467</text:p>
          </table:table-cell>
          <table:table-cell table:style-name="ce472" table:formula="of:=VLOOKUP([.G56];TO10kVAdj;MATCH([$Fluoro.$V$291];[.$B$30:.$E$30];0)+1)" office:value-type="float" office:value="0.36" calcext:value-type="float">
            <text:p>0.360</text:p>
          </table:table-cell>
          <table:table-cell table:style-name="ce472" table:formula="of:=([.I70]+[.K70])/2" office:value-type="float" office:value="0.299" calcext:value-type="float">
            <text:p>0.299</text:p>
          </table:table-cell>
          <table:table-cell table:style-name="ce472" table:formula="of:=VLOOKUP([.H56];TO10kVAdj;MATCH([$Fluoro.$V$291];[.$B$30:.$E$30];0)+1)" office:value-type="float" office:value="0.238" calcext:value-type="float">
            <text:p>0.238</text:p>
          </table:table-cell>
          <table:table-cell table:style-name="ce472" table:formula="of:=([.K70]+[.M70])/2" office:value-type="float" office:value="0.2025" calcext:value-type="float">
            <text:p>0.203</text:p>
          </table:table-cell>
          <table:table-cell table:style-name="ce472" table:formula="of:=VLOOKUP([.I56];TO10kVAdj;MATCH([$Fluoro.$V$291];[.$B$30:.$E$30];0)+1)" office:value-type="float" office:value="0.167" calcext:value-type="float">
            <text:p>0.167</text:p>
          </table:table-cell>
          <table:table-cell table:style-name="ce472" table:formula="of:=([.M70]+[.O70])/2" office:value-type="float" office:value="0.1475" calcext:value-type="float">
            <text:p>0.148</text:p>
          </table:table-cell>
          <table:table-cell table:style-name="ce472" table:formula="of:=VLOOKUP([.J56];TO10kVAdj;MATCH([$Fluoro.$V$291];[.$B$30:.$E$30];0)+1)" office:value-type="float" office:value="0.128" calcext:value-type="float">
            <text:p>0.128</text:p>
          </table:table-cell>
          <table:table-cell table:style-name="ce472" table:formula="of:=([.O70]+[.Q70])/2" office:value-type="float" office:value="0.1078" calcext:value-type="float">
            <text:p>0.108</text:p>
          </table:table-cell>
          <table:table-cell table:style-name="ce472" table:formula="of:=VLOOKUP([.K56];TO10kVAdj;MATCH([$Fluoro.$V$291];[.$B$30:.$E$30];0)+1)" office:value-type="float" office:value="0.0876" calcext:value-type="float">
            <text:p>0.088</text:p>
          </table:table-cell>
          <table:table-cell table:style-name="ce472" table:formula="of:=([.Q70]+[.S70])/2" office:value-type="float" office:value="0.0775" calcext:value-type="float">
            <text:p>0.078</text:p>
          </table:table-cell>
          <table:table-cell table:style-name="ce472" table:formula="of:=VLOOKUP([.L56];TO10kVAdj;MATCH([$Fluoro.$V$291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L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7];TO10kVAdj;MATCH([$Fluoro.$V$291];[.$B$30:.$E$30];0)+1)" office:value-type="float" office:value="0.954" calcext:value-type="float">
            <text:p>0.954</text:p>
          </table:table-cell>
          <table:table-cell table:style-name="ce472" table:formula="of:=([.C71]+[.E71])/2" office:value-type="float" office:value="0.84" calcext:value-type="float">
            <text:p>0.840</text:p>
          </table:table-cell>
          <table:table-cell table:style-name="ce472" table:formula="of:=VLOOKUP([.E57];TO10kVAdj;MATCH([$Fluoro.$V$291];[.$B$30:.$E$30];0)+1)" office:value-type="float" office:value="0.726" calcext:value-type="float">
            <text:p>0.726</text:p>
          </table:table-cell>
          <table:table-cell table:style-name="ce472" table:formula="of:=([.E71]+[.G71])/2" office:value-type="float" office:value="0.6495" calcext:value-type="float">
            <text:p>0.650</text:p>
          </table:table-cell>
          <table:table-cell table:style-name="ce472" table:formula="of:=VLOOKUP([.F57];TO10kVAdj;MATCH([$Fluoro.$V$291];[.$B$30:.$E$30];0)+1)" office:value-type="float" office:value="0.573" calcext:value-type="float">
            <text:p>0.573</text:p>
          </table:table-cell>
          <table:table-cell table:style-name="ce472" table:formula="of:=([.G71]+[.I71])/2" office:value-type="float" office:value="0.4665" calcext:value-type="float">
            <text:p>0.467</text:p>
          </table:table-cell>
          <table:table-cell table:style-name="ce472" table:formula="of:=VLOOKUP([.G57];TO10kVAdj;MATCH([$Fluoro.$V$291];[.$B$30:.$E$30];0)+1)" office:value-type="float" office:value="0.36" calcext:value-type="float">
            <text:p>0.360</text:p>
          </table:table-cell>
          <table:table-cell table:style-name="ce472" table:formula="of:=([.I71]+[.K71])/2" office:value-type="float" office:value="0.299" calcext:value-type="float">
            <text:p>0.299</text:p>
          </table:table-cell>
          <table:table-cell table:style-name="ce472" table:formula="of:=VLOOKUP([.H57];TO10kVAdj;MATCH([$Fluoro.$V$291];[.$B$30:.$E$30];0)+1)" office:value-type="float" office:value="0.238" calcext:value-type="float">
            <text:p>0.238</text:p>
          </table:table-cell>
          <table:table-cell table:style-name="ce472" table:formula="of:=([.K71]+[.M71])/2" office:value-type="float" office:value="0.2025" calcext:value-type="float">
            <text:p>0.203</text:p>
          </table:table-cell>
          <table:table-cell table:style-name="ce472" table:formula="of:=VLOOKUP([.I57];TO10kVAdj;MATCH([$Fluoro.$V$291];[.$B$30:.$E$30];0)+1)" office:value-type="float" office:value="0.167" calcext:value-type="float">
            <text:p>0.167</text:p>
          </table:table-cell>
          <table:table-cell table:style-name="ce472" table:formula="of:=([.M71]+[.O71])/2" office:value-type="float" office:value="0.1475" calcext:value-type="float">
            <text:p>0.148</text:p>
          </table:table-cell>
          <table:table-cell table:style-name="ce472" table:formula="of:=VLOOKUP([.J57];TO10kVAdj;MATCH([$Fluoro.$V$291];[.$B$30:.$E$30];0)+1)" office:value-type="float" office:value="0.128" calcext:value-type="float">
            <text:p>0.128</text:p>
          </table:table-cell>
          <table:table-cell table:style-name="ce472" table:formula="of:=([.O71]+[.Q71])/2" office:value-type="float" office:value="0.1078" calcext:value-type="float">
            <text:p>0.108</text:p>
          </table:table-cell>
          <table:table-cell table:style-name="ce472" table:formula="of:=VLOOKUP([.K57];TO10kVAdj;MATCH([$Fluoro.$V$291];[.$B$30:.$E$30];0)+1)" office:value-type="float" office:value="0.0876" calcext:value-type="float">
            <text:p>0.088</text:p>
          </table:table-cell>
          <table:table-cell table:style-name="ce472" table:formula="of:=([.Q71]+[.S71])/2" office:value-type="float" office:value="0.0775" calcext:value-type="float">
            <text:p>0.078</text:p>
          </table:table-cell>
          <table:table-cell table:style-name="ce472" table:formula="of:=VLOOKUP([.L57];TO10kVAdj;MATCH([$Fluoro.$V$291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M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8];TO10kVAdj;MATCH([$Fluoro.$V$291];[.$B$30:.$E$30];0)+1)" office:value-type="float" office:value="0.954" calcext:value-type="float">
            <text:p>0.954</text:p>
          </table:table-cell>
          <table:table-cell table:style-name="ce472" table:formula="of:=([.C72]+[.E72])/2" office:value-type="float" office:value="0.84" calcext:value-type="float">
            <text:p>0.840</text:p>
          </table:table-cell>
          <table:table-cell table:style-name="ce472" table:formula="of:=VLOOKUP([.E58];TO10kVAdj;MATCH([$Fluoro.$V$291];[.$B$30:.$E$30];0)+1)" office:value-type="float" office:value="0.726" calcext:value-type="float">
            <text:p>0.726</text:p>
          </table:table-cell>
          <table:table-cell table:style-name="ce472" table:formula="of:=([.E72]+[.G72])/2" office:value-type="float" office:value="0.6495" calcext:value-type="float">
            <text:p>0.650</text:p>
          </table:table-cell>
          <table:table-cell table:style-name="ce472" table:formula="of:=VLOOKUP([.F58];TO10kVAdj;MATCH([$Fluoro.$V$291];[.$B$30:.$E$30];0)+1)" office:value-type="float" office:value="0.573" calcext:value-type="float">
            <text:p>0.573</text:p>
          </table:table-cell>
          <table:table-cell table:style-name="ce472" table:formula="of:=([.G72]+[.I72])/2" office:value-type="float" office:value="0.4665" calcext:value-type="float">
            <text:p>0.467</text:p>
          </table:table-cell>
          <table:table-cell table:style-name="ce472" table:formula="of:=VLOOKUP([.G58];TO10kVAdj;MATCH([$Fluoro.$V$291];[.$B$30:.$E$30];0)+1)" office:value-type="float" office:value="0.36" calcext:value-type="float">
            <text:p>0.360</text:p>
          </table:table-cell>
          <table:table-cell table:style-name="ce472" table:formula="of:=([.I72]+[.K72])/2" office:value-type="float" office:value="0.299" calcext:value-type="float">
            <text:p>0.299</text:p>
          </table:table-cell>
          <table:table-cell table:style-name="ce472" table:formula="of:=VLOOKUP([.H58];TO10kVAdj;MATCH([$Fluoro.$V$291];[.$B$30:.$E$30];0)+1)" office:value-type="float" office:value="0.238" calcext:value-type="float">
            <text:p>0.238</text:p>
          </table:table-cell>
          <table:table-cell table:style-name="ce472" table:formula="of:=([.K72]+[.M72])/2" office:value-type="float" office:value="0.2025" calcext:value-type="float">
            <text:p>0.203</text:p>
          </table:table-cell>
          <table:table-cell table:style-name="ce472" table:formula="of:=VLOOKUP([.I58];TO10kVAdj;MATCH([$Fluoro.$V$291];[.$B$30:.$E$30];0)+1)" office:value-type="float" office:value="0.167" calcext:value-type="float">
            <text:p>0.167</text:p>
          </table:table-cell>
          <table:table-cell table:style-name="ce472" table:formula="of:=([.M72]+[.O72])/2" office:value-type="float" office:value="0.1475" calcext:value-type="float">
            <text:p>0.148</text:p>
          </table:table-cell>
          <table:table-cell table:style-name="ce472" table:formula="of:=VLOOKUP([.J58];TO10kVAdj;MATCH([$Fluoro.$V$291];[.$B$30:.$E$30];0)+1)" office:value-type="float" office:value="0.128" calcext:value-type="float">
            <text:p>0.128</text:p>
          </table:table-cell>
          <table:table-cell table:style-name="ce472" table:formula="of:=([.O72]+[.Q72])/2" office:value-type="float" office:value="0.1078" calcext:value-type="float">
            <text:p>0.108</text:p>
          </table:table-cell>
          <table:table-cell table:style-name="ce472" table:formula="of:=VLOOKUP([.K58];TO10kVAdj;MATCH([$Fluoro.$V$291];[.$B$30:.$E$30];0)+1)" office:value-type="float" office:value="0.0876" calcext:value-type="float">
            <text:p>0.088</text:p>
          </table:table-cell>
          <table:table-cell table:style-name="ce472" table:formula="of:=([.Q72]+[.S72])/2" office:value-type="float" office:value="0.0775" calcext:value-type="float">
            <text:p>0.078</text:p>
          </table:table-cell>
          <table:table-cell table:style-name="ce472" table:formula="of:=VLOOKUP([.L58];TO10kVAdj;MATCH([$Fluoro.$V$291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4">
          <table:table-cell/>
          <table:table-cell table:style-name="ce321" office:value-type="string" calcext:value-type="string">
            <text:p>DHEC</text:p>
          </table:table-cell>
          <table:table-cell table:style-name="ce321"/>
          <table:table-cell/>
          <table:table-cell table:style-name="ce954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954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4">
          <table:table-cell table:style-name="ce321"/>
          <table:table-cell table:style-name="ce321" office:value-type="string" calcext:value-type="string">
            <text:p>Min HVL</text:p>
          </table:table-cell>
          <table:table-cell table:style-name="ce321"/>
          <table:table-cell/>
          <table:table-cell office:value-type="string" calcext:value-type="string">
            <text:p>HVL</text:p>
          </table:table-cell>
          <table:table-cell table:style-name="ce321" office:value-type="string" calcext:value-type="string">
            <text:p>Min HVL</text:p>
          </table:table-cell>
          <table:table-cell table:style-name="ce321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4">
          <table:table-cell table:style-name="ce321" office:value-type="string" calcext:value-type="string">
            <text:p>kVp</text:p>
          </table:table-cell>
          <table:table-cell table:style-name="ce321" office:value-type="string" calcext:value-type="string">
            <text:p>(mm Al)</text:p>
          </table:table-cell>
          <table:table-cell table:style-name="ce321"/>
          <table:table-cell table:style-name="ce321" office:value-type="string" calcext:value-type="string">
            <text:p>kVp</text:p>
          </table:table-cell>
          <table:table-cell table:number-columns-repeated="3" table:style-name="ce321" office:value-type="string" calcext:value-type="string">
            <text:p>(mm Al)</text:p>
          </table:table-cell>
          <table:table-cell/>
          <table:table-cell table:style-name="ce480" table:formula="of:=IF([$Fluoro.$X$174]=&quot;TBD&quot;;&quot;TBD&quot;;SMALL([$Fluoro.$T$174:$Fluoro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$Fluoro.$U$180];MATCH([.I77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30" calcext:value-type="float">
            <text:p>30.00</text:p>
          </table:table-cell>
          <table:table-cell table:style-name="ce475" office:value-type="float" office:value="0.3" calcext:value-type="float">
            <text:p>0.3</text:p>
          </table:table-cell>
          <table:table-cell table:style-name="ce321"/>
          <table:table-cell table:style-name="ce477" office:value-type="float" office:value="60" calcext:value-type="float">
            <text:p>60</text:p>
          </table:table-cell>
          <table:table-cell table:style-name="ce475" office:value-type="float" office:value="2.2" calcext:value-type="float">
            <text:p>2.2</text:p>
          </table:table-cell>
          <table:table-cell table:style-name="ce475" table:formula="of:=TRUNC(TREND([.$E$78:.$E$85];[.$D$78:.$D$85];0.9*[.D78]);1)" office:value-type="float" office:value="1.8" calcext:value-type="float">
            <text:p>1.8</text:p>
          </table:table-cell>
          <table:table-cell table:style-name="ce475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80" table:formula="of:=IF([$Fluoro.$X$174]=&quot;TBD&quot;;&quot;TBD&quot;;SMALL([$Fluoro.$T$174:$Fluoro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$Fluoro.$U$180];MATCH([.I78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40" calcext:value-type="float">
            <text:p>40.00</text:p>
          </table:table-cell>
          <table:table-cell table:style-name="ce475" office:value-type="float" office:value="0.4" calcext:value-type="float">
            <text:p>0.4</text:p>
          </table:table-cell>
          <table:table-cell table:style-name="ce321"/>
          <table:table-cell table:style-name="ce477" office:value-type="float" office:value="70" calcext:value-type="float">
            <text:p>70</text:p>
          </table:table-cell>
          <table:table-cell table:style-name="ce475" office:value-type="float" office:value="2.6" calcext:value-type="float">
            <text:p>2.6</text:p>
          </table:table-cell>
          <table:table-cell table:style-name="ce475" table:formula="of:=TRUNC(TREND([.$E$78:.$E$85];[.$D$78:.$D$85];0.9*[.D79]);1)" office:value-type="float" office:value="2.2" calcext:value-type="float">
            <text:p>2.2</text:p>
          </table:table-cell>
          <table:table-cell table:style-name="ce475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80" table:formula="of:=IF([$Fluoro.$X$174]=&quot;TBD&quot;;&quot;TBD&quot;;SMALL([$Fluoro.$T$174:$Fluoro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$Fluoro.$U$180];MATCH([.I79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0" calcext:value-type="float">
            <text:p>50.00</text:p>
          </table:table-cell>
          <table:table-cell table:style-name="ce475" office:value-type="float" office:value="0.5" calcext:value-type="float">
            <text:p>0.5</text:p>
          </table:table-cell>
          <table:table-cell table:style-name="ce321"/>
          <table:table-cell table:style-name="ce477" office:value-type="float" office:value="80" calcext:value-type="float">
            <text:p>80</text:p>
          </table:table-cell>
          <table:table-cell table:style-name="ce475" office:value-type="float" office:value="3" calcext:value-type="float">
            <text:p>3.0</text:p>
          </table:table-cell>
          <table:table-cell table:style-name="ce475" table:formula="of:=TRUNC(TREND([.$E$78:.$E$85];[.$D$78:.$D$85];0.9*[.D80]);1)" office:value-type="float" office:value="2.6" calcext:value-type="float">
            <text:p>2.6</text:p>
          </table:table-cell>
          <table:table-cell table:style-name="ce475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80" table:formula="of:=IF([$Fluoro.$X$174]=&quot;TBD&quot;;&quot;TBD&quot;;IF([$Fluoro.$T$177]=&quot;&quot;;NA();SMALL([$Fluoro.$T$174:$Fluoro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$Fluoro.$U$180];MATCH([.I80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1" calcext:value-type="float">
            <text:p>51.00</text:p>
          </table:table-cell>
          <table:table-cell table:style-name="ce475" office:value-type="float" office:value="1.2" calcext:value-type="float">
            <text:p>1.2</text:p>
          </table:table-cell>
          <table:table-cell table:style-name="ce321"/>
          <table:table-cell table:style-name="ce477" office:value-type="float" office:value="90" calcext:value-type="float">
            <text:p>90</text:p>
          </table:table-cell>
          <table:table-cell table:style-name="ce475" office:value-type="float" office:value="3.5" calcext:value-type="float">
            <text:p>3.5</text:p>
          </table:table-cell>
          <table:table-cell table:style-name="ce475" table:formula="of:=TRUNC(TREND([.$E$78:.$E$85];[.$D$78:.$D$85];0.9*[.D81]);1)" office:value-type="float" office:value="3.1" calcext:value-type="float">
            <text:p>3.1</text:p>
          </table:table-cell>
          <table:table-cell table:style-name="ce475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80" table:formula="of:=IF([$Fluoro.$X$174]=&quot;TBD&quot;;&quot;TBD&quot;;IF([$Fluoro.$T$178]=&quot;&quot;;NA();SMALL([$Fluoro.$T$174:$Fluoro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$Fluoro.$U$180];MATCH([.I81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60" calcext:value-type="float">
            <text:p>60.00</text:p>
          </table:table-cell>
          <table:table-cell table:style-name="ce475" office:value-type="float" office:value="1.3" calcext:value-type="float">
            <text:p>1.3</text:p>
          </table:table-cell>
          <table:table-cell table:style-name="ce321"/>
          <table:table-cell table:style-name="ce477" office:value-type="float" office:value="100" calcext:value-type="float">
            <text:p>100</text:p>
          </table:table-cell>
          <table:table-cell table:style-name="ce475" office:value-type="float" office:value="3.9" calcext:value-type="float">
            <text:p>3.9</text:p>
          </table:table-cell>
          <table:table-cell table:style-name="ce475" table:formula="of:=TRUNC(TREND([.$E$78:.$E$85];[.$D$78:.$D$85];0.9*[.D82]);1)" office:value-type="float" office:value="3.5" calcext:value-type="float">
            <text:p>3.5</text:p>
          </table:table-cell>
          <table:table-cell table:style-name="ce475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80" table:formula="of:=IF([$Fluoro.$X$174]=&quot;TBD&quot;;&quot;TBD&quot;;IF([$Fluoro.$T$179]=&quot;&quot;;NA();SMALL([$Fluoro.$T$174:$Fluoro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$Fluoro.$U$180];MATCH([.I82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70" calcext:value-type="float">
            <text:p>70.00</text:p>
          </table:table-cell>
          <table:table-cell table:style-name="ce475" office:value-type="float" office:value="1.5" calcext:value-type="float">
            <text:p>1.5</text:p>
          </table:table-cell>
          <table:table-cell table:style-name="ce321"/>
          <table:table-cell table:style-name="ce477" office:value-type="float" office:value="110" calcext:value-type="float">
            <text:p>110</text:p>
          </table:table-cell>
          <table:table-cell table:style-name="ce475" office:value-type="float" office:value="4.3" calcext:value-type="float">
            <text:p>4.3</text:p>
          </table:table-cell>
          <table:table-cell table:style-name="ce475" table:formula="of:=TRUNC(TREND([.$E$78:.$E$85];[.$D$78:.$D$85];0.9*[.D83]);1)" office:value-type="float" office:value="3.9" calcext:value-type="float">
            <text:p>3.9</text:p>
          </table:table-cell>
          <table:table-cell table:style-name="ce475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4">
          <table:table-cell table:style-name="ce321" office:value-type="float" office:value="71" calcext:value-type="float">
            <text:p>71.00</text:p>
          </table:table-cell>
          <table:table-cell table:style-name="ce475" office:value-type="float" office:value="2.1" calcext:value-type="float">
            <text:p>2.1</text:p>
          </table:table-cell>
          <table:table-cell table:style-name="ce321"/>
          <table:table-cell table:style-name="ce477" office:value-type="float" office:value="120" calcext:value-type="float">
            <text:p>120</text:p>
          </table:table-cell>
          <table:table-cell table:style-name="ce475" office:value-type="float" office:value="5.7" calcext:value-type="float">
            <text:p>5.7</text:p>
          </table:table-cell>
          <table:table-cell table:style-name="ce475" table:formula="of:=TRUNC(TREND([.$E$78:.$E$85];[.$D$78:.$D$85];0.9*[.D84]);1)" office:value-type="float" office:value="4.4" calcext:value-type="float">
            <text:p>4.4</text:p>
          </table:table-cell>
          <table:table-cell table:style-name="ce475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4">
          <table:table-cell table:style-name="ce321" office:value-type="float" office:value="80" calcext:value-type="float">
            <text:p>80.00</text:p>
          </table:table-cell>
          <table:table-cell table:style-name="ce475" office:value-type="float" office:value="2.3" calcext:value-type="float">
            <text:p>2.3</text:p>
          </table:table-cell>
          <table:table-cell table:style-name="ce321"/>
          <table:table-cell table:style-name="ce477" office:value-type="float" office:value="130" calcext:value-type="float">
            <text:p>130</text:p>
          </table:table-cell>
          <table:table-cell table:style-name="ce475" office:value-type="float" office:value="5.2" calcext:value-type="float">
            <text:p>5.2</text:p>
          </table:table-cell>
          <table:table-cell table:style-name="ce475" table:formula="of:=TRUNC(TREND([.$E$78:.$E$85];[.$D$78:.$D$85];0.9*[.D85]);1)" office:value-type="float" office:value="4.8" calcext:value-type="float">
            <text:p>4.8</text:p>
          </table:table-cell>
          <table:table-cell table:style-name="ce475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4">
          <table:table-cell table:style-name="ce321" office:value-type="float" office:value="90" calcext:value-type="float">
            <text:p>90.00</text:p>
          </table:table-cell>
          <table:table-cell table:style-name="ce475" office:value-type="float" office:value="2.5" calcext:value-type="float">
            <text:p>2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00" calcext:value-type="float">
            <text:p>100.00</text:p>
          </table:table-cell>
          <table:table-cell table:style-name="ce475" office:value-type="float" office:value="2.7" calcext:value-type="float">
            <text:p>2.7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10" calcext:value-type="float">
            <text:p>110.00</text:p>
          </table:table-cell>
          <table:table-cell table:style-name="ce475" office:value-type="float" office:value="3" calcext:value-type="float">
            <text:p>3.0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20" calcext:value-type="float">
            <text:p>120.00</text:p>
          </table:table-cell>
          <table:table-cell table:style-name="ce475" office:value-type="float" office:value="3.2" calcext:value-type="float">
            <text:p>3.2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30" calcext:value-type="float">
            <text:p>130.00</text:p>
          </table:table-cell>
          <table:table-cell table:style-name="ce475" office:value-type="float" office:value="3.5" calcext:value-type="float">
            <text:p>3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40" calcext:value-type="float">
            <text:p>140.00</text:p>
          </table:table-cell>
          <table:table-cell table:style-name="ce475" office:value-type="float" office:value="3.8" calcext:value-type="float">
            <text:p>3.8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50" calcext:value-type="float">
            <text:p>150.00</text:p>
          </table:table-cell>
          <table:table-cell table:style-name="ce475" office:value-type="float" office:value="4.1" calcext:value-type="float">
            <text:p>4.1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279" office:value-type="string" calcext:value-type="string">
            <text:p>Fluoro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09:$Fluoro.$S$111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2:$Fluoro.$S$114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5:$Fluoro.$S$117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8:$Fluoro.$S$120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21:$Fluoro.$S$12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09:$Fluoro.$V$111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2:$Fluoro.$V$114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5:$Fluoro.$V$117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8:$Fluoro.$V$120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21:$Fluoro.$V$12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09:$Fluoro.$Y$111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2:$Fluoro.$Y$114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5:$Fluoro.$Y$117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8:$Fluoro.$Y$120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21:$Fluoro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$Fluoro.$S$111])=0;&quot;&quot;;[$Fluoro.$O$109])">
            <text:p/>
          </table:table-cell>
          <table:table-cell table:style-name="ce37" table:formula="of:=IF(MAX([$Fluoro.$S$112:$Fluoro.$S$114])=0;&quot;&quot;;[$Fluoro.$O$112])">
            <text:p/>
          </table:table-cell>
          <table:table-cell table:style-name="ce37" table:formula="of:=IF(MAX([$Fluoro.$S$115:$Fluoro.$S$117])=0;&quot;&quot;;[$Fluoro.$O$115])">
            <text:p/>
          </table:table-cell>
          <table:table-cell table:style-name="ce37" table:formula="of:=IF(MAX([$Fluoro.$S$118:$Fluoro.$S$120])=0;&quot;&quot;;[$Fluoro.$O$118])">
            <text:p/>
          </table:table-cell>
          <table:table-cell table:style-name="ce37" table:formula="of:=IF(MAX([$Fluoro.$S$121:$Fluoro.$S$123])=0;&quot;&quot;;[$Fluoro.$O$121])">
            <text:p/>
          </table:table-cell>
          <table:table-cell table:style-name="Default" table:formula="of:=IF(MAX([$Fluoro.$V$109:$Fluoro.$V$111])=0;&quot;&quot;;[$Fluoro.$O$109])">
            <text:p/>
          </table:table-cell>
          <table:table-cell table:style-name="ce37" table:formula="of:=IF(MAX([$Fluoro.$V$112:$Fluoro.$V$114])=0;&quot;&quot;;[$Fluoro.$O$112])">
            <text:p/>
          </table:table-cell>
          <table:table-cell table:style-name="ce37" table:formula="of:=IF(MAX([$Fluoro.$V$115:$Fluoro.$V$117])=0;&quot;&quot;;[$Fluoro.$O$115])">
            <text:p/>
          </table:table-cell>
          <table:table-cell table:style-name="ce37" table:formula="of:=IF(MAX([$Fluoro.$V$118:$Fluoro.$V$120])=0;&quot;&quot;;[$Fluoro.$O$118])">
            <text:p/>
          </table:table-cell>
          <table:table-cell table:style-name="ce37" table:formula="of:=IF(MAX([$Fluoro.$V$121:$Fluoro.$V$123])=0;&quot;&quot;;[$Fluoro.$O$121])">
            <text:p/>
          </table:table-cell>
          <table:table-cell table:style-name="Default" table:formula="of:=IF(MAX([$Fluoro.$Y$109:$Fluoro.$Y$111])=0;&quot;&quot;;[$Fluoro.$O$109])">
            <text:p/>
          </table:table-cell>
          <table:table-cell table:style-name="ce37" table:formula="of:=IF(MAX([$Fluoro.$Y$112:$Fluoro.$Y$114])=0;&quot;&quot;;[$Fluoro.$O$112])">
            <text:p/>
          </table:table-cell>
          <table:table-cell table:style-name="ce37" table:formula="of:=IF(MAX([$Fluoro.$Y$115:$Fluoro.$Y$117])=0;&quot;&quot;;[$Fluoro.$O$115])">
            <text:p/>
          </table:table-cell>
          <table:table-cell table:style-name="ce37" table:formula="of:=IF(MAX([$Fluoro.$Y$118:$Fluoro.$Y$120])=0;&quot;&quot;;[$Fluoro.$O$118])">
            <text:p/>
          </table:table-cell>
          <table:table-cell table:style-name="ce37" table:formula="of:=IF(MAX([$Fluoro.$Y$121:$Fluoro.$Y$123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09:$Fluoro.$S$111]=&quot;&quot;;NA();[$Fluoro.$S$109:$Fluoro.$S$111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12:$Fluoro.$S$114]=&quot;&quot;;NA();[$Fluoro.$S$112:$Fluoro.$S$114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15:$Fluoro.$S$117]=&quot;&quot;;NA();[$Fluoro.$S$115:$Fluoro.$S$117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18:$Fluoro.$S$120]=&quot;&quot;;NA();[$Fluoro.$S$118:$Fluoro.$S$120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21:$Fluoro.$S$123]=&quot;&quot;;NA();[$Fluoro.$S$121:$Fluoro.$S$12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09:$Fluoro.$V$111]=&quot;&quot;;NA();[$Fluoro.$V$109:$Fluoro.$V$111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12:$Fluoro.$V$114]=&quot;&quot;;NA();[$Fluoro.$V$112:$Fluoro.$V$114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15:$Fluoro.$V$117]=&quot;&quot;;NA();[$Fluoro.$V$115:$Fluoro.$V$117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18:$Fluoro.$V$120]=&quot;&quot;;NA();[$Fluoro.$V$118:$Fluoro.$V$120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21:$Fluoro.$V$123]=&quot;&quot;;NA();[$Fluoro.$V$121:$Fluoro.$V$12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09:$Fluoro.$Y$111]=&quot;&quot;;NA();[$Fluoro.$Y$109:$Fluoro.$Y$111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12:$Fluoro.$Y$114]=&quot;&quot;;NA();[$Fluoro.$Y$112:$Fluoro.$Y$114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15:$Fluoro.$Y$117]=&quot;&quot;;NA();[$Fluoro.$Y$115:$Fluoro.$Y$117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18:$Fluoro.$Y$120]=&quot;&quot;;NA();[$Fluoro.$Y$118:$Fluoro.$Y$120])" office:value-type="float" office:value="0" calcext:value-type="float">
            <text:p>0.00</text:p>
          </table:table-cell>
          <table:table-cell table:number-matrix-columns-spanned="1" table:number-matrix-rows-spanned="3" table:formula="of:=IF([$Fluoro.$Y$121:$Fluoro.$Y$123]=&quot;&quot;;NA();[$Fluoro.$Y$121:$Fluoro.$Y$123])"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Dig Acq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41:$Fluoro.$S$14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4:$Fluoro.$S$146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7:$Fluoro.$S$149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0:$Fluoro.$S$152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3:$Fluoro.$S$155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41:$Fluoro.$V$14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4:$Fluoro.$V$146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7:$Fluoro.$V$149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0:$Fluoro.$V$152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3:$Fluoro.$V$155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41:$Fluoro.$Y$143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4:$Fluoro.$Y$146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7:$Fluoro.$Y$149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0:$Fluoro.$Y$152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3:$Fluoro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$Fluoro.$S$143])=0;&quot;&quot;;[$Fluoro.$O$109])">
            <text:p/>
          </table:table-cell>
          <table:table-cell table:style-name="ce37" table:formula="of:=IF(MAX([$Fluoro.$S$144:$Fluoro.$S$146])=0;&quot;&quot;;[$Fluoro.$O$112])">
            <text:p/>
          </table:table-cell>
          <table:table-cell table:style-name="ce37" table:formula="of:=IF(MAX([$Fluoro.$S$147:$Fluoro.$S$149])=0;&quot;&quot;;[$Fluoro.$O$115])">
            <text:p/>
          </table:table-cell>
          <table:table-cell table:style-name="ce37" table:formula="of:=IF(MAX([$Fluoro.$S$150:$Fluoro.$S$152])=0;&quot;&quot;;[$Fluoro.$O$118])">
            <text:p/>
          </table:table-cell>
          <table:table-cell table:style-name="ce37" table:formula="of:=IF(MAX([$Fluoro.$S$153:$Fluoro.$S$155])=0;&quot;&quot;;[$Fluoro.$O$121])">
            <text:p/>
          </table:table-cell>
          <table:table-cell table:style-name="Default" table:formula="of:=IF(MAX([$Fluoro.$V$141:$Fluoro.$V$143])=0;&quot;&quot;;[$Fluoro.$O$109])">
            <text:p/>
          </table:table-cell>
          <table:table-cell table:style-name="ce37" table:formula="of:=IF(MAX([$Fluoro.$V$144:$Fluoro.$V$146])=0;&quot;&quot;;[$Fluoro.$O$112])">
            <text:p/>
          </table:table-cell>
          <table:table-cell table:style-name="ce37" table:formula="of:=IF(MAX([$Fluoro.$V$147:$Fluoro.$V$149])=0;&quot;&quot;;[$Fluoro.$O$115])">
            <text:p/>
          </table:table-cell>
          <table:table-cell table:style-name="ce37" table:formula="of:=IF(MAX([$Fluoro.$V$150:$Fluoro.$V$152])=0;&quot;&quot;;[$Fluoro.$O$118])">
            <text:p/>
          </table:table-cell>
          <table:table-cell table:style-name="ce37" table:formula="of:=IF(MAX([$Fluoro.$V$153:$Fluoro.$V$155])=0;&quot;&quot;;[$Fluoro.$O$121])">
            <text:p/>
          </table:table-cell>
          <table:table-cell table:style-name="Default" table:formula="of:=IF(MAX([$Fluoro.$Y$141:$Fluoro.$Y$143])=0;&quot;&quot;;[$Fluoro.$O$109])">
            <text:p/>
          </table:table-cell>
          <table:table-cell table:style-name="ce37" table:formula="of:=IF(MAX([$Fluoro.$Y$144:$Fluoro.$Y$146])=0;&quot;&quot;;[$Fluoro.$O$112])">
            <text:p/>
          </table:table-cell>
          <table:table-cell table:style-name="ce37" table:formula="of:=IF(MAX([$Fluoro.$Y$147:$Fluoro.$Y$149])=0;&quot;&quot;;[$Fluoro.$O$115])">
            <text:p/>
          </table:table-cell>
          <table:table-cell table:style-name="ce280" table:formula="of:=IF(MAX([$Fluoro.$Y$150:$Fluoro.$Y$152])=0;&quot;&quot;;[$Fluoro.$O$118])">
            <text:p/>
          </table:table-cell>
          <table:table-cell table:style-name="ce37" table:formula="of:=IF(MAX([$Fluoro.$Y$153:$Fluoro.$Y$155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41:$Fluoro.$S$143]=&quot;&quot;;NA();[$Fluoro.$S$141:$Fluoro.$S$14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44:$Fluoro.$S$146]=&quot;&quot;;NA();[$Fluoro.$S$144:$Fluoro.$S$146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47:$Fluoro.$S$149]=&quot;&quot;;NA();[$Fluoro.$S$147:$Fluoro.$S$149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50:$Fluoro.$S$152]=&quot;&quot;;NA();[$Fluoro.$S$150:$Fluoro.$S$152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53:$Fluoro.$S$155]=&quot;&quot;;NA();[$Fluoro.$S$153:$Fluoro.$S$155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41:$Fluoro.$V$143]=&quot;&quot;;NA();[$Fluoro.$V$141:$Fluoro.$V$14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44:$Fluoro.$V$146]=&quot;&quot;;NA();[$Fluoro.$V$144:$Fluoro.$V$146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V$147:$Fluoro.V$149]=&quot;&quot;;NA();[$Fluoro.V$147:$Fluoro.V$149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50:$Fluoro.$V$152]=&quot;&quot;;NA();[$Fluoro.$V$150:$Fluoro.$V$152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53:$Fluoro.$V$155]=&quot;&quot;;NA();[$Fluoro.$V$153:$Fluoro.$V$155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41:$Fluoro.$Y$143]=&quot;&quot;;NA();[$Fluoro.$Y$141:$Fluoro.$Y$14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44:$Fluoro.$Y$146]=&quot;&quot;;NA();[$Fluoro.$Y$144:$Fluoro.$Y$146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47:$Fluoro.$Y$149]=&quot;&quot;;NA();[$Fluoro.$Y$147:$Fluoro.$Y$149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50:$Fluoro.$Y$152]=&quot;&quot;;NA();[$Fluoro.$Y$150:$Fluoro.$Y$152])" office:value-type="float" office:value="0" calcext:value-type="float">
            <text:p>0.00</text:p>
          </table:table-cell>
          <table:table-cell table:number-matrix-columns-spanned="1" table:number-matrix-rows-spanned="3" table:formula="of:=IF([$Fluoro.$Y$153:$Fluoro.$Y$155]=&quot;&quot;;NA();[$Fluoro.$Y$153:$Fluoro.$Y$155])"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KAP Conversion Tabl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/>
          <table:table-cell table:style-name="ce280" office:value-type="string" calcext:value-type="string">
            <text:p>µGy·m²</text:p>
          </table:table-cell>
          <table:table-cell table:style-name="ce280" table:number-columns-repeated="3"/>
          <table:table-cell table:style-name="ce37" table:number-columns-repeated="10"/>
          <table:table-cell table:number-columns-repeated="1009"/>
        </table:table-row>
        <table:table-row table:style-name="ro4">
          <table:table-cell table:style-name="ce37" office:value-type="string" calcext:value-type="string">
            <text:p>cGy·c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Gy·cm²</text:p>
          </table:table-cell>
          <table:table-cell table:style-name="ce37" office:value-type="float" office:value="100" calcext:value-type="float">
            <text:p>100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mGy·cm²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280" office:value-type="string" calcext:value-type="string">
            <text:p>µGy·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 table:number-rows-repeated="28">
          <table:table-cell table:style-name="ce37" table:number-columns-repeated="15"/>
          <table:table-cell table:number-columns-repeated="1009"/>
        </table:table-row>
        <table:table-row table:style-name="ro4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8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row table:style-name="ro5">
          <table:table-cell table:style-name="ce483" office:value-type="string" calcext:value-type="string">
            <text:p>Patient Entrance Exposure Rate (Fluoroscopy)*</text:p>
          </table:table-cell>
          <table:table-cell table:style-name="ce467" table:number-columns-repeated="9"/>
          <table:table-cell table:style-name="ce490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06]">
            <text:p/>
          </table:table-cell>
          <table:table-cell table:style-name="ce500"/>
          <table:table-cell table:style-name="ce490"/>
          <table:table-cell table:style-name="ce495" table:formula="of:=[Fluoro.T106]">
            <text:p/>
          </table:table-cell>
          <table:table-cell table:style-name="ce500"/>
          <table:table-cell table:style-name="ce490"/>
          <table:table-cell table:style-name="ce495" table:formula="of:=[Fluoro.W106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0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3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6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9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2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  <table:table-row table:style-name="ro6">
          <table:table-cell table:style-name="Default" table:number-columns-repeated="11"/>
        </table:table-row>
        <table:table-row table:style-name="ro5">
          <table:table-cell table:style-name="ce489" office:value-type="string" calcext:value-type="string">
            <text:p>Patient Entrance Exposure Rate (Digital Acquisition)*</text:p>
          </table:table-cell>
          <table:table-cell table:style-name="ce494" table:number-columns-repeated="9"/>
          <table:table-cell table:style-name="ce509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38]">
            <text:p/>
          </table:table-cell>
          <table:table-cell table:style-name="ce500"/>
          <table:table-cell table:style-name="ce490"/>
          <table:table-cell table:style-name="ce495" table:formula="of:=[Fluoro.T138]">
            <text:p/>
          </table:table-cell>
          <table:table-cell table:style-name="ce500"/>
          <table:table-cell table:style-name="ce490"/>
          <table:table-cell table:style-name="ce495" table:formula="of:=[Fluoro.W138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5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8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1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4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</table:table>
      <table:table table:name="DataPage" table:style-name="ta1">
        <table:table-column table:style-name="co4" table:default-cell-style-name="Default"/>
        <table:table-column table:style-name="co5" table:number-columns-repeated="2" table:default-cell-style-name="ce1015"/>
        <table:table-column table:style-name="co6" table:default-cell-style-name="ce1015"/>
        <table:table-column table:style-name="co7" table:number-columns-repeated="2" table:default-cell-style-name="ce1015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5">
          <table:table-cell office:value-type="string" calcext:value-type="string">
            <text:p>Sheet</text:p>
          </table:table-cell>
          <table:table-cell office:value-type="string" calcext:value-type="string">
            <text:p>FLUORO</text:p>
          </table:table-cell>
          <table:table-cell table:style-name="ce1017"/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SurveyID</text:p>
          </table:table-cell>
          <table:table-cell table:style-name="ce1020" table:formula="of:=[Fluoro.F13]">
            <text:p/>
          </table:table-cell>
          <table:table-cell table:style-name="ce1018"/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HVL</text:p>
          </table:table-cell>
          <table:table-cell table:formula="of:=[Fluoro.F137]">
            <text:p/>
          </table:table-cell>
          <table:table-cell table:formula="of:=[Fluoro.J139]" office:value-type="string" office:string-value="TBD" calcext:value-type="string">
            <text:p>TBD</text:p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Field size</text:p>
          </table:table-cell>
          <table:table-cell table:formula="of:=[Fluoro.O110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3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6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9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22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07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T107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W107]" office:value-type="string" office:string-value="Auto " calcext:value-type="string">
            <text:p>Auto 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09]" office:value-type="float" office:value="10" calcext:value-type="float">
            <text:p>10.00</text:p>
          </table:table-cell>
          <table:table-cell table:formula="of:=[Fluoro.Q109]" office:value-type="float" office:value="0" calcext:value-type="float">
            <text:p>0.00</text:p>
          </table:table-cell>
          <table:table-cell table:formula="of:=[Fluoro.R109]" office:value-type="float" office:value="0" calcext:value-type="float">
            <text:p>0.00</text:p>
          </table:table-cell>
          <table:table-cell table:formula="of:=[Fluoro.S109]" office:value-type="float" office:value="0" calcext:value-type="float">
            <text:p>0.00</text:p>
          </table:table-cell>
          <table:table-cell table:formula="of:=[Fluoro.T109]" office:value-type="float" office:value="0" calcext:value-type="float">
            <text:p>0.00</text:p>
          </table:table-cell>
          <table:table-cell table:style-name="ce1015" table:formula="of:=[Fluoro.U109]" office:value-type="float" office:value="0" calcext:value-type="float">
            <text:p>0.00</text:p>
          </table:table-cell>
          <table:table-cell table:style-name="ce1015" table:formula="of:=[Fluoro.V109]" office:value-type="float" office:value="0" calcext:value-type="float">
            <text:p>0.00</text:p>
          </table:table-cell>
          <table:table-cell table:style-name="ce1015" table:formula="of:=[Fluoro.W109]" office:value-type="float" office:value="0" calcext:value-type="float">
            <text:p>0.00</text:p>
          </table:table-cell>
          <table:table-cell table:style-name="ce1015" table:formula="of:=[Fluoro.X109]" office:value-type="float" office:value="0" calcext:value-type="float">
            <text:p>0.00</text:p>
          </table:table-cell>
          <table:table-cell table:style-name="ce1015" table:formula="of:=[Fluoro.Y10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0]" office:value-type="float" office:value="20" calcext:value-type="float">
            <text:p>20.00</text:p>
          </table:table-cell>
          <table:table-cell table:formula="of:=[Fluoro.Q110]" office:value-type="float" office:value="0" calcext:value-type="float">
            <text:p>0.00</text:p>
          </table:table-cell>
          <table:table-cell table:formula="of:=[Fluoro.R110]" office:value-type="float" office:value="0" calcext:value-type="float">
            <text:p>0.00</text:p>
          </table:table-cell>
          <table:table-cell table:formula="of:=[Fluoro.S110]" office:value-type="float" office:value="0" calcext:value-type="float">
            <text:p>0.00</text:p>
          </table:table-cell>
          <table:table-cell table:formula="of:=[Fluoro.T110]" office:value-type="float" office:value="0" calcext:value-type="float">
            <text:p>0.00</text:p>
          </table:table-cell>
          <table:table-cell table:style-name="ce1015" table:formula="of:=[Fluoro.U110]" office:value-type="float" office:value="0" calcext:value-type="float">
            <text:p>0.00</text:p>
          </table:table-cell>
          <table:table-cell table:style-name="ce1015" table:formula="of:=[Fluoro.V110]" office:value-type="float" office:value="0" calcext:value-type="float">
            <text:p>0.00</text:p>
          </table:table-cell>
          <table:table-cell table:style-name="ce1015" table:formula="of:=[Fluoro.W110]" office:value-type="float" office:value="0" calcext:value-type="float">
            <text:p>0.00</text:p>
          </table:table-cell>
          <table:table-cell table:style-name="ce1015" table:formula="of:=[Fluoro.X110]" office:value-type="float" office:value="0" calcext:value-type="float">
            <text:p>0.00</text:p>
          </table:table-cell>
          <table:table-cell table:style-name="ce1015" table:formula="of:=[Fluoro.Y11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1]" office:value-type="float" office:value="30" calcext:value-type="float">
            <text:p>30.00</text:p>
          </table:table-cell>
          <table:table-cell table:formula="of:=[Fluoro.Q111]" office:value-type="float" office:value="0" calcext:value-type="float">
            <text:p>0.00</text:p>
          </table:table-cell>
          <table:table-cell table:formula="of:=[Fluoro.R111]" office:value-type="float" office:value="0" calcext:value-type="float">
            <text:p>0.00</text:p>
          </table:table-cell>
          <table:table-cell table:formula="of:=[Fluoro.S111]" office:value-type="float" office:value="0" calcext:value-type="float">
            <text:p>0.00</text:p>
          </table:table-cell>
          <table:table-cell table:formula="of:=[Fluoro.T111]" office:value-type="float" office:value="0" calcext:value-type="float">
            <text:p>0.00</text:p>
          </table:table-cell>
          <table:table-cell table:style-name="ce1015" table:formula="of:=[Fluoro.U111]" office:value-type="float" office:value="0" calcext:value-type="float">
            <text:p>0.00</text:p>
          </table:table-cell>
          <table:table-cell table:style-name="ce1015" table:formula="of:=[Fluoro.V111]" office:value-type="float" office:value="0" calcext:value-type="float">
            <text:p>0.00</text:p>
          </table:table-cell>
          <table:table-cell table:style-name="ce1015" table:formula="of:=[Fluoro.W111]" office:value-type="float" office:value="0" calcext:value-type="float">
            <text:p>0.00</text:p>
          </table:table-cell>
          <table:table-cell table:style-name="ce1015" table:formula="of:=[Fluoro.X111]" office:value-type="float" office:value="0" calcext:value-type="float">
            <text:p>0.00</text:p>
          </table:table-cell>
          <table:table-cell table:style-name="ce1015" table:formula="of:=[Fluoro.Y11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2]" office:value-type="float" office:value="10" calcext:value-type="float">
            <text:p>10.00</text:p>
          </table:table-cell>
          <table:table-cell table:formula="of:=[Fluoro.Q112]" office:value-type="float" office:value="0" calcext:value-type="float">
            <text:p>0.00</text:p>
          </table:table-cell>
          <table:table-cell table:formula="of:=[Fluoro.R112]" office:value-type="float" office:value="0" calcext:value-type="float">
            <text:p>0.00</text:p>
          </table:table-cell>
          <table:table-cell table:formula="of:=[Fluoro.S112]" office:value-type="float" office:value="0" calcext:value-type="float">
            <text:p>0.00</text:p>
          </table:table-cell>
          <table:table-cell table:formula="of:=[Fluoro.T112]" office:value-type="float" office:value="0" calcext:value-type="float">
            <text:p>0.00</text:p>
          </table:table-cell>
          <table:table-cell table:style-name="ce1015" table:formula="of:=[Fluoro.U112]" office:value-type="float" office:value="0" calcext:value-type="float">
            <text:p>0.00</text:p>
          </table:table-cell>
          <table:table-cell table:style-name="ce1015" table:formula="of:=[Fluoro.V112]" office:value-type="float" office:value="0" calcext:value-type="float">
            <text:p>0.00</text:p>
          </table:table-cell>
          <table:table-cell table:style-name="ce1015" table:formula="of:=[Fluoro.W112]" office:value-type="float" office:value="0" calcext:value-type="float">
            <text:p>0.00</text:p>
          </table:table-cell>
          <table:table-cell table:style-name="ce1015" table:formula="of:=[Fluoro.X112]" office:value-type="float" office:value="0" calcext:value-type="float">
            <text:p>0.00</text:p>
          </table:table-cell>
          <table:table-cell table:style-name="ce1015" table:formula="of:=[Fluoro.Y11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3]" office:value-type="float" office:value="20" calcext:value-type="float">
            <text:p>20.00</text:p>
          </table:table-cell>
          <table:table-cell table:formula="of:=[Fluoro.Q113]" office:value-type="float" office:value="0" calcext:value-type="float">
            <text:p>0.00</text:p>
          </table:table-cell>
          <table:table-cell table:formula="of:=[Fluoro.R113]" office:value-type="float" office:value="0" calcext:value-type="float">
            <text:p>0.00</text:p>
          </table:table-cell>
          <table:table-cell table:formula="of:=[Fluoro.S113]" office:value-type="float" office:value="0" calcext:value-type="float">
            <text:p>0.00</text:p>
          </table:table-cell>
          <table:table-cell table:formula="of:=[Fluoro.T113]" office:value-type="float" office:value="0" calcext:value-type="float">
            <text:p>0.00</text:p>
          </table:table-cell>
          <table:table-cell table:style-name="ce1015" table:formula="of:=[Fluoro.U113]" office:value-type="float" office:value="0" calcext:value-type="float">
            <text:p>0.00</text:p>
          </table:table-cell>
          <table:table-cell table:style-name="ce1015" table:formula="of:=[Fluoro.V113]" office:value-type="float" office:value="0" calcext:value-type="float">
            <text:p>0.00</text:p>
          </table:table-cell>
          <table:table-cell table:style-name="ce1015" table:formula="of:=[Fluoro.W113]" office:value-type="float" office:value="0" calcext:value-type="float">
            <text:p>0.00</text:p>
          </table:table-cell>
          <table:table-cell table:style-name="ce1015" table:formula="of:=[Fluoro.X113]" office:value-type="float" office:value="0" calcext:value-type="float">
            <text:p>0.00</text:p>
          </table:table-cell>
          <table:table-cell table:style-name="ce1015" table:formula="of:=[Fluoro.Y11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4]" office:value-type="float" office:value="30" calcext:value-type="float">
            <text:p>30.00</text:p>
          </table:table-cell>
          <table:table-cell table:formula="of:=[Fluoro.Q114]" office:value-type="float" office:value="0" calcext:value-type="float">
            <text:p>0.00</text:p>
          </table:table-cell>
          <table:table-cell table:formula="of:=[Fluoro.R114]" office:value-type="float" office:value="0" calcext:value-type="float">
            <text:p>0.00</text:p>
          </table:table-cell>
          <table:table-cell table:formula="of:=[Fluoro.S114]" office:value-type="float" office:value="0" calcext:value-type="float">
            <text:p>0.00</text:p>
          </table:table-cell>
          <table:table-cell table:formula="of:=[Fluoro.T114]" office:value-type="float" office:value="0" calcext:value-type="float">
            <text:p>0.00</text:p>
          </table:table-cell>
          <table:table-cell table:style-name="ce1015" table:formula="of:=[Fluoro.U114]" office:value-type="float" office:value="0" calcext:value-type="float">
            <text:p>0.00</text:p>
          </table:table-cell>
          <table:table-cell table:style-name="ce1015" table:formula="of:=[Fluoro.V114]" office:value-type="float" office:value="0" calcext:value-type="float">
            <text:p>0.00</text:p>
          </table:table-cell>
          <table:table-cell table:style-name="ce1015" table:formula="of:=[Fluoro.W114]" office:value-type="float" office:value="0" calcext:value-type="float">
            <text:p>0.00</text:p>
          </table:table-cell>
          <table:table-cell table:style-name="ce1015" table:formula="of:=[Fluoro.X114]" office:value-type="float" office:value="0" calcext:value-type="float">
            <text:p>0.00</text:p>
          </table:table-cell>
          <table:table-cell table:style-name="ce1015" table:formula="of:=[Fluoro.Y11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5]" office:value-type="float" office:value="10" calcext:value-type="float">
            <text:p>10.00</text:p>
          </table:table-cell>
          <table:table-cell table:formula="of:=[Fluoro.Q115]" office:value-type="float" office:value="0" calcext:value-type="float">
            <text:p>0.00</text:p>
          </table:table-cell>
          <table:table-cell table:formula="of:=[Fluoro.R115]" office:value-type="float" office:value="0" calcext:value-type="float">
            <text:p>0.00</text:p>
          </table:table-cell>
          <table:table-cell table:formula="of:=[Fluoro.S115]" office:value-type="float" office:value="0" calcext:value-type="float">
            <text:p>0.00</text:p>
          </table:table-cell>
          <table:table-cell table:formula="of:=[Fluoro.T115]" office:value-type="float" office:value="0" calcext:value-type="float">
            <text:p>0.00</text:p>
          </table:table-cell>
          <table:table-cell table:style-name="ce1015" table:formula="of:=[Fluoro.U115]" office:value-type="float" office:value="0" calcext:value-type="float">
            <text:p>0.00</text:p>
          </table:table-cell>
          <table:table-cell table:style-name="ce1015" table:formula="of:=[Fluoro.V115]" office:value-type="float" office:value="0" calcext:value-type="float">
            <text:p>0.00</text:p>
          </table:table-cell>
          <table:table-cell table:style-name="ce1015" table:formula="of:=[Fluoro.W115]" office:value-type="float" office:value="0" calcext:value-type="float">
            <text:p>0.00</text:p>
          </table:table-cell>
          <table:table-cell table:style-name="ce1015" table:formula="of:=[Fluoro.X115]" office:value-type="float" office:value="0" calcext:value-type="float">
            <text:p>0.00</text:p>
          </table:table-cell>
          <table:table-cell table:style-name="ce1015" table:formula="of:=[Fluoro.Y11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6]" office:value-type="float" office:value="20" calcext:value-type="float">
            <text:p>20.00</text:p>
          </table:table-cell>
          <table:table-cell table:formula="of:=[Fluoro.Q116]" office:value-type="float" office:value="0" calcext:value-type="float">
            <text:p>0.00</text:p>
          </table:table-cell>
          <table:table-cell table:formula="of:=[Fluoro.R116]" office:value-type="float" office:value="0" calcext:value-type="float">
            <text:p>0.00</text:p>
          </table:table-cell>
          <table:table-cell table:formula="of:=[Fluoro.S116]" office:value-type="float" office:value="0" calcext:value-type="float">
            <text:p>0.00</text:p>
          </table:table-cell>
          <table:table-cell table:formula="of:=[Fluoro.T116]" office:value-type="float" office:value="0" calcext:value-type="float">
            <text:p>0.00</text:p>
          </table:table-cell>
          <table:table-cell table:style-name="ce1015" table:formula="of:=[Fluoro.U116]" office:value-type="float" office:value="0" calcext:value-type="float">
            <text:p>0.00</text:p>
          </table:table-cell>
          <table:table-cell table:style-name="ce1015" table:formula="of:=[Fluoro.V116]" office:value-type="float" office:value="0" calcext:value-type="float">
            <text:p>0.00</text:p>
          </table:table-cell>
          <table:table-cell table:style-name="ce1015" table:formula="of:=[Fluoro.W116]" office:value-type="float" office:value="0" calcext:value-type="float">
            <text:p>0.00</text:p>
          </table:table-cell>
          <table:table-cell table:style-name="ce1015" table:formula="of:=[Fluoro.X116]" office:value-type="float" office:value="0" calcext:value-type="float">
            <text:p>0.00</text:p>
          </table:table-cell>
          <table:table-cell table:style-name="ce1015" table:formula="of:=[Fluoro.Y11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7]" office:value-type="float" office:value="30" calcext:value-type="float">
            <text:p>30.00</text:p>
          </table:table-cell>
          <table:table-cell table:formula="of:=[Fluoro.Q117]" office:value-type="float" office:value="0" calcext:value-type="float">
            <text:p>0.00</text:p>
          </table:table-cell>
          <table:table-cell table:formula="of:=[Fluoro.R117]" office:value-type="float" office:value="0" calcext:value-type="float">
            <text:p>0.00</text:p>
          </table:table-cell>
          <table:table-cell table:formula="of:=[Fluoro.S117]" office:value-type="float" office:value="0" calcext:value-type="float">
            <text:p>0.00</text:p>
          </table:table-cell>
          <table:table-cell table:formula="of:=[Fluoro.T117]" office:value-type="float" office:value="0" calcext:value-type="float">
            <text:p>0.00</text:p>
          </table:table-cell>
          <table:table-cell table:style-name="ce1015" table:formula="of:=[Fluoro.U117]" office:value-type="float" office:value="0" calcext:value-type="float">
            <text:p>0.00</text:p>
          </table:table-cell>
          <table:table-cell table:style-name="ce1015" table:formula="of:=[Fluoro.V117]" office:value-type="float" office:value="0" calcext:value-type="float">
            <text:p>0.00</text:p>
          </table:table-cell>
          <table:table-cell table:style-name="ce1015" table:formula="of:=[Fluoro.W117]" office:value-type="float" office:value="0" calcext:value-type="float">
            <text:p>0.00</text:p>
          </table:table-cell>
          <table:table-cell table:style-name="ce1015" table:formula="of:=[Fluoro.X117]" office:value-type="float" office:value="0" calcext:value-type="float">
            <text:p>0.00</text:p>
          </table:table-cell>
          <table:table-cell table:style-name="ce1015" table:formula="of:=[Fluoro.Y117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8]" office:value-type="float" office:value="10" calcext:value-type="float">
            <text:p>10.00</text:p>
          </table:table-cell>
          <table:table-cell table:formula="of:=[Fluoro.Q118]" office:value-type="float" office:value="0" calcext:value-type="float">
            <text:p>0.00</text:p>
          </table:table-cell>
          <table:table-cell table:formula="of:=[Fluoro.R118]" office:value-type="float" office:value="0" calcext:value-type="float">
            <text:p>0.00</text:p>
          </table:table-cell>
          <table:table-cell table:formula="of:=[Fluoro.S118]" office:value-type="float" office:value="0" calcext:value-type="float">
            <text:p>0.00</text:p>
          </table:table-cell>
          <table:table-cell table:formula="of:=[Fluoro.T118]" office:value-type="float" office:value="0" calcext:value-type="float">
            <text:p>0.00</text:p>
          </table:table-cell>
          <table:table-cell table:style-name="ce1015" table:formula="of:=[Fluoro.U118]" office:value-type="float" office:value="0" calcext:value-type="float">
            <text:p>0.00</text:p>
          </table:table-cell>
          <table:table-cell table:style-name="ce1015" table:formula="of:=[Fluoro.V118]" office:value-type="float" office:value="0" calcext:value-type="float">
            <text:p>0.00</text:p>
          </table:table-cell>
          <table:table-cell table:style-name="ce1015" table:formula="of:=[Fluoro.W118]" office:value-type="float" office:value="0" calcext:value-type="float">
            <text:p>0.00</text:p>
          </table:table-cell>
          <table:table-cell table:style-name="ce1015" table:formula="of:=[Fluoro.X118]" office:value-type="float" office:value="0" calcext:value-type="float">
            <text:p>0.00</text:p>
          </table:table-cell>
          <table:table-cell table:style-name="ce1015" table:formula="of:=[Fluoro.Y118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9]" office:value-type="float" office:value="20" calcext:value-type="float">
            <text:p>20.00</text:p>
          </table:table-cell>
          <table:table-cell table:formula="of:=[Fluoro.Q119]" office:value-type="float" office:value="0" calcext:value-type="float">
            <text:p>0.00</text:p>
          </table:table-cell>
          <table:table-cell table:formula="of:=[Fluoro.R119]" office:value-type="float" office:value="0" calcext:value-type="float">
            <text:p>0.00</text:p>
          </table:table-cell>
          <table:table-cell table:formula="of:=[Fluoro.S119]" office:value-type="float" office:value="0" calcext:value-type="float">
            <text:p>0.00</text:p>
          </table:table-cell>
          <table:table-cell table:formula="of:=[Fluoro.T119]" office:value-type="float" office:value="0" calcext:value-type="float">
            <text:p>0.00</text:p>
          </table:table-cell>
          <table:table-cell table:style-name="ce1015" table:formula="of:=[Fluoro.U119]" office:value-type="float" office:value="0" calcext:value-type="float">
            <text:p>0.00</text:p>
          </table:table-cell>
          <table:table-cell table:style-name="ce1015" table:formula="of:=[Fluoro.V119]" office:value-type="float" office:value="0" calcext:value-type="float">
            <text:p>0.00</text:p>
          </table:table-cell>
          <table:table-cell table:style-name="ce1015" table:formula="of:=[Fluoro.W119]" office:value-type="float" office:value="0" calcext:value-type="float">
            <text:p>0.00</text:p>
          </table:table-cell>
          <table:table-cell table:style-name="ce1015" table:formula="of:=[Fluoro.X119]" office:value-type="float" office:value="0" calcext:value-type="float">
            <text:p>0.00</text:p>
          </table:table-cell>
          <table:table-cell table:style-name="ce1015" table:formula="of:=[Fluoro.Y11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0]" office:value-type="float" office:value="30" calcext:value-type="float">
            <text:p>30.00</text:p>
          </table:table-cell>
          <table:table-cell table:formula="of:=[Fluoro.Q120]" office:value-type="float" office:value="0" calcext:value-type="float">
            <text:p>0.00</text:p>
          </table:table-cell>
          <table:table-cell table:formula="of:=[Fluoro.R120]" office:value-type="float" office:value="0" calcext:value-type="float">
            <text:p>0.00</text:p>
          </table:table-cell>
          <table:table-cell table:formula="of:=[Fluoro.S120]" office:value-type="float" office:value="0" calcext:value-type="float">
            <text:p>0.00</text:p>
          </table:table-cell>
          <table:table-cell table:formula="of:=[Fluoro.T120]" office:value-type="float" office:value="0" calcext:value-type="float">
            <text:p>0.00</text:p>
          </table:table-cell>
          <table:table-cell table:style-name="ce1015" table:formula="of:=[Fluoro.U120]" office:value-type="float" office:value="0" calcext:value-type="float">
            <text:p>0.00</text:p>
          </table:table-cell>
          <table:table-cell table:style-name="ce1015" table:formula="of:=[Fluoro.V120]" office:value-type="float" office:value="0" calcext:value-type="float">
            <text:p>0.00</text:p>
          </table:table-cell>
          <table:table-cell table:style-name="ce1015" table:formula="of:=[Fluoro.W120]" office:value-type="float" office:value="0" calcext:value-type="float">
            <text:p>0.00</text:p>
          </table:table-cell>
          <table:table-cell table:style-name="ce1015" table:formula="of:=[Fluoro.X120]" office:value-type="float" office:value="0" calcext:value-type="float">
            <text:p>0.00</text:p>
          </table:table-cell>
          <table:table-cell table:style-name="ce1015" table:formula="of:=[Fluoro.Y12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1]" office:value-type="float" office:value="10" calcext:value-type="float">
            <text:p>10.00</text:p>
          </table:table-cell>
          <table:table-cell table:formula="of:=[Fluoro.Q121]" office:value-type="float" office:value="0" calcext:value-type="float">
            <text:p>0.00</text:p>
          </table:table-cell>
          <table:table-cell table:formula="of:=[Fluoro.R121]" office:value-type="float" office:value="0" calcext:value-type="float">
            <text:p>0.00</text:p>
          </table:table-cell>
          <table:table-cell table:formula="of:=[Fluoro.S121]" office:value-type="float" office:value="0" calcext:value-type="float">
            <text:p>0.00</text:p>
          </table:table-cell>
          <table:table-cell table:formula="of:=[Fluoro.T121]" office:value-type="float" office:value="0" calcext:value-type="float">
            <text:p>0.00</text:p>
          </table:table-cell>
          <table:table-cell table:style-name="ce1015" table:formula="of:=[Fluoro.U121]" office:value-type="float" office:value="0" calcext:value-type="float">
            <text:p>0.00</text:p>
          </table:table-cell>
          <table:table-cell table:style-name="ce1015" table:formula="of:=[Fluoro.V121]" office:value-type="float" office:value="0" calcext:value-type="float">
            <text:p>0.00</text:p>
          </table:table-cell>
          <table:table-cell table:style-name="ce1015" table:formula="of:=[Fluoro.W121]" office:value-type="float" office:value="0" calcext:value-type="float">
            <text:p>0.00</text:p>
          </table:table-cell>
          <table:table-cell table:style-name="ce1015" table:formula="of:=[Fluoro.X121]" office:value-type="float" office:value="0" calcext:value-type="float">
            <text:p>0.00</text:p>
          </table:table-cell>
          <table:table-cell table:style-name="ce1015" table:formula="of:=[Fluoro.Y12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2]" office:value-type="float" office:value="20" calcext:value-type="float">
            <text:p>20.00</text:p>
          </table:table-cell>
          <table:table-cell table:formula="of:=[Fluoro.Q122]" office:value-type="float" office:value="0" calcext:value-type="float">
            <text:p>0.00</text:p>
          </table:table-cell>
          <table:table-cell table:formula="of:=[Fluoro.R122]" office:value-type="float" office:value="0" calcext:value-type="float">
            <text:p>0.00</text:p>
          </table:table-cell>
          <table:table-cell table:formula="of:=[Fluoro.S122]" office:value-type="float" office:value="0" calcext:value-type="float">
            <text:p>0.00</text:p>
          </table:table-cell>
          <table:table-cell table:formula="of:=[Fluoro.T122]" office:value-type="float" office:value="0" calcext:value-type="float">
            <text:p>0.00</text:p>
          </table:table-cell>
          <table:table-cell table:style-name="ce1015" table:formula="of:=[Fluoro.U122]" office:value-type="float" office:value="0" calcext:value-type="float">
            <text:p>0.00</text:p>
          </table:table-cell>
          <table:table-cell table:style-name="ce1015" table:formula="of:=[Fluoro.V122]" office:value-type="float" office:value="0" calcext:value-type="float">
            <text:p>0.00</text:p>
          </table:table-cell>
          <table:table-cell table:style-name="ce1015" table:formula="of:=[Fluoro.W122]" office:value-type="float" office:value="0" calcext:value-type="float">
            <text:p>0.00</text:p>
          </table:table-cell>
          <table:table-cell table:style-name="ce1015" table:formula="of:=[Fluoro.X122]" office:value-type="float" office:value="0" calcext:value-type="float">
            <text:p>0.00</text:p>
          </table:table-cell>
          <table:table-cell table:style-name="ce1015" table:formula="of:=[Fluoro.Y12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3]" office:value-type="float" office:value="30" calcext:value-type="float">
            <text:p>30.00</text:p>
          </table:table-cell>
          <table:table-cell table:formula="of:=[Fluoro.Q123]" office:value-type="float" office:value="0" calcext:value-type="float">
            <text:p>0.00</text:p>
          </table:table-cell>
          <table:table-cell table:formula="of:=[Fluoro.R123]" office:value-type="float" office:value="0" calcext:value-type="float">
            <text:p>0.00</text:p>
          </table:table-cell>
          <table:table-cell table:formula="of:=[Fluoro.S123]" office:value-type="float" office:value="0" calcext:value-type="float">
            <text:p>0.00</text:p>
          </table:table-cell>
          <table:table-cell table:formula="of:=[Fluoro.T123]" office:value-type="float" office:value="0" calcext:value-type="float">
            <text:p>0.00</text:p>
          </table:table-cell>
          <table:table-cell table:style-name="ce1015" table:formula="of:=[Fluoro.U123]" office:value-type="float" office:value="0" calcext:value-type="float">
            <text:p>0.00</text:p>
          </table:table-cell>
          <table:table-cell table:style-name="ce1015" table:formula="of:=[Fluoro.V123]" office:value-type="float" office:value="0" calcext:value-type="float">
            <text:p>0.00</text:p>
          </table:table-cell>
          <table:table-cell table:style-name="ce1015" table:formula="of:=[Fluoro.W123]" office:value-type="float" office:value="0" calcext:value-type="float">
            <text:p>0.00</text:p>
          </table:table-cell>
          <table:table-cell table:style-name="ce1015" table:formula="of:=[Fluoro.X123]" office:value-type="float" office:value="0" calcext:value-type="float">
            <text:p>0.00</text:p>
          </table:table-cell>
          <table:table-cell table:style-name="ce1015" table:formula="of:=[Fluoro.Y12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24]" office:value-type="string" office:string-value="max" calcext:value-type="string">
            <text:p>max</text:p>
          </table:table-cell>
          <table:table-cell table:formula="of:=[Fluoro.Q124]" office:value-type="float" office:value="0" calcext:value-type="float">
            <text:p>0.00</text:p>
          </table:table-cell>
          <table:table-cell table:formula="of:=[Fluoro.R124]" office:value-type="float" office:value="0" calcext:value-type="float">
            <text:p>0.00</text:p>
          </table:table-cell>
          <table:table-cell table:formula="of:=[Fluoro.S124]" office:value-type="float" office:value="0" calcext:value-type="float">
            <text:p>0.00</text:p>
          </table:table-cell>
          <table:table-cell table:formula="of:=[Fluoro.T124]" office:value-type="float" office:value="0" calcext:value-type="float">
            <text:p>0.00</text:p>
          </table:table-cell>
          <table:table-cell table:style-name="ce1015" table:formula="of:=[Fluoro.U124]" office:value-type="float" office:value="0" calcext:value-type="float">
            <text:p>0.00</text:p>
          </table:table-cell>
          <table:table-cell table:style-name="ce1015" table:formula="of:=[Fluoro.V124]" office:value-type="float" office:value="0" calcext:value-type="float">
            <text:p>0.00</text:p>
          </table:table-cell>
          <table:table-cell table:style-name="ce1015" table:formula="of:=[Fluoro.W124]" office:value-type="float" office:value="0" calcext:value-type="float">
            <text:p>0.00</text:p>
          </table:table-cell>
          <table:table-cell table:style-name="ce1015" table:formula="of:=[Fluoro.X124]" office:value-type="float" office:value="0" calcext:value-type="float">
            <text:p>0.00</text:p>
          </table:table-cell>
          <table:table-cell table:style-name="ce1015" table:formula="of:=[Fluoro.Y12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39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T139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W139]" office:value-type="string" office:string-value="Auto " calcext:value-type="string">
            <text:p>Auto 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41]" office:value-type="float" office:value="10" calcext:value-type="float">
            <text:p>10.00</text:p>
          </table:table-cell>
          <table:table-cell table:formula="of:=[Fluoro.Q141]" office:value-type="float" office:value="0" calcext:value-type="float">
            <text:p>0.00</text:p>
          </table:table-cell>
          <table:table-cell table:formula="of:=[Fluoro.R141]" office:value-type="float" office:value="0" calcext:value-type="float">
            <text:p>0.00</text:p>
          </table:table-cell>
          <table:table-cell table:formula="of:=[Fluoro.S141]" office:value-type="float" office:value="0" calcext:value-type="float">
            <text:p>0.00</text:p>
          </table:table-cell>
          <table:table-cell table:formula="of:=[Fluoro.T141]" office:value-type="float" office:value="0" calcext:value-type="float">
            <text:p>0.00</text:p>
          </table:table-cell>
          <table:table-cell table:style-name="ce1015" table:formula="of:=[Fluoro.U141]" office:value-type="float" office:value="0" calcext:value-type="float">
            <text:p>0.00</text:p>
          </table:table-cell>
          <table:table-cell table:style-name="ce1015" table:formula="of:=[Fluoro.V141]" office:value-type="float" office:value="0" calcext:value-type="float">
            <text:p>0.00</text:p>
          </table:table-cell>
          <table:table-cell table:style-name="ce1015" table:formula="of:=[Fluoro.W141]" office:value-type="float" office:value="0" calcext:value-type="float">
            <text:p>0.00</text:p>
          </table:table-cell>
          <table:table-cell table:style-name="ce1015" table:formula="of:=[Fluoro.X141]" office:value-type="float" office:value="0" calcext:value-type="float">
            <text:p>0.00</text:p>
          </table:table-cell>
          <table:table-cell table:style-name="ce1015" table:formula="of:=[Fluoro.Y14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2]" office:value-type="float" office:value="20" calcext:value-type="float">
            <text:p>20.00</text:p>
          </table:table-cell>
          <table:table-cell table:formula="of:=[Fluoro.Q142]" office:value-type="float" office:value="0" calcext:value-type="float">
            <text:p>0.00</text:p>
          </table:table-cell>
          <table:table-cell table:formula="of:=[Fluoro.R142]" office:value-type="float" office:value="0" calcext:value-type="float">
            <text:p>0.00</text:p>
          </table:table-cell>
          <table:table-cell table:formula="of:=[Fluoro.S142]" office:value-type="float" office:value="0" calcext:value-type="float">
            <text:p>0.00</text:p>
          </table:table-cell>
          <table:table-cell table:formula="of:=[Fluoro.T142]" office:value-type="float" office:value="0" calcext:value-type="float">
            <text:p>0.00</text:p>
          </table:table-cell>
          <table:table-cell table:style-name="ce1015" table:formula="of:=[Fluoro.U142]" office:value-type="float" office:value="0" calcext:value-type="float">
            <text:p>0.00</text:p>
          </table:table-cell>
          <table:table-cell table:style-name="ce1015" table:formula="of:=[Fluoro.V142]" office:value-type="float" office:value="0" calcext:value-type="float">
            <text:p>0.00</text:p>
          </table:table-cell>
          <table:table-cell table:style-name="ce1015" table:formula="of:=[Fluoro.W142]" office:value-type="float" office:value="0" calcext:value-type="float">
            <text:p>0.00</text:p>
          </table:table-cell>
          <table:table-cell table:style-name="ce1015" table:formula="of:=[Fluoro.X142]" office:value-type="float" office:value="0" calcext:value-type="float">
            <text:p>0.00</text:p>
          </table:table-cell>
          <table:table-cell table:style-name="ce1015" table:formula="of:=[Fluoro.Y14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3]" office:value-type="float" office:value="30" calcext:value-type="float">
            <text:p>30.00</text:p>
          </table:table-cell>
          <table:table-cell table:formula="of:=[Fluoro.Q143]" office:value-type="float" office:value="0" calcext:value-type="float">
            <text:p>0.00</text:p>
          </table:table-cell>
          <table:table-cell table:formula="of:=[Fluoro.R143]" office:value-type="float" office:value="0" calcext:value-type="float">
            <text:p>0.00</text:p>
          </table:table-cell>
          <table:table-cell table:formula="of:=[Fluoro.S143]" office:value-type="float" office:value="0" calcext:value-type="float">
            <text:p>0.00</text:p>
          </table:table-cell>
          <table:table-cell table:formula="of:=[Fluoro.T143]" office:value-type="float" office:value="0" calcext:value-type="float">
            <text:p>0.00</text:p>
          </table:table-cell>
          <table:table-cell table:style-name="ce1015" table:formula="of:=[Fluoro.U143]" office:value-type="float" office:value="0" calcext:value-type="float">
            <text:p>0.00</text:p>
          </table:table-cell>
          <table:table-cell table:style-name="ce1015" table:formula="of:=[Fluoro.V143]" office:value-type="float" office:value="0" calcext:value-type="float">
            <text:p>0.00</text:p>
          </table:table-cell>
          <table:table-cell table:style-name="ce1015" table:formula="of:=[Fluoro.W143]" office:value-type="float" office:value="0" calcext:value-type="float">
            <text:p>0.00</text:p>
          </table:table-cell>
          <table:table-cell table:style-name="ce1015" table:formula="of:=[Fluoro.X143]" office:value-type="float" office:value="0" calcext:value-type="float">
            <text:p>0.00</text:p>
          </table:table-cell>
          <table:table-cell table:style-name="ce1015" table:formula="of:=[Fluoro.Y14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4]" office:value-type="float" office:value="10" calcext:value-type="float">
            <text:p>10.00</text:p>
          </table:table-cell>
          <table:table-cell table:formula="of:=[Fluoro.Q144]" office:value-type="float" office:value="0" calcext:value-type="float">
            <text:p>0.00</text:p>
          </table:table-cell>
          <table:table-cell table:formula="of:=[Fluoro.R144]" office:value-type="float" office:value="0" calcext:value-type="float">
            <text:p>0.00</text:p>
          </table:table-cell>
          <table:table-cell table:formula="of:=[Fluoro.S144]" office:value-type="float" office:value="0" calcext:value-type="float">
            <text:p>0.00</text:p>
          </table:table-cell>
          <table:table-cell table:formula="of:=[Fluoro.T144]" office:value-type="float" office:value="0" calcext:value-type="float">
            <text:p>0.00</text:p>
          </table:table-cell>
          <table:table-cell table:style-name="ce1015" table:formula="of:=[Fluoro.U144]" office:value-type="float" office:value="0" calcext:value-type="float">
            <text:p>0.00</text:p>
          </table:table-cell>
          <table:table-cell table:style-name="ce1015" table:formula="of:=[Fluoro.V144]" office:value-type="float" office:value="0" calcext:value-type="float">
            <text:p>0.00</text:p>
          </table:table-cell>
          <table:table-cell table:style-name="ce1015" table:formula="of:=[Fluoro.W144]" office:value-type="float" office:value="0" calcext:value-type="float">
            <text:p>0.00</text:p>
          </table:table-cell>
          <table:table-cell table:style-name="ce1015" table:formula="of:=[Fluoro.X144]" office:value-type="float" office:value="0" calcext:value-type="float">
            <text:p>0.00</text:p>
          </table:table-cell>
          <table:table-cell table:style-name="ce1015" table:formula="of:=[Fluoro.Y14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5]" office:value-type="float" office:value="20" calcext:value-type="float">
            <text:p>20.00</text:p>
          </table:table-cell>
          <table:table-cell table:formula="of:=[Fluoro.Q145]" office:value-type="float" office:value="0" calcext:value-type="float">
            <text:p>0.00</text:p>
          </table:table-cell>
          <table:table-cell table:formula="of:=[Fluoro.R145]" office:value-type="float" office:value="0" calcext:value-type="float">
            <text:p>0.00</text:p>
          </table:table-cell>
          <table:table-cell table:formula="of:=[Fluoro.S145]" office:value-type="float" office:value="0" calcext:value-type="float">
            <text:p>0.00</text:p>
          </table:table-cell>
          <table:table-cell table:formula="of:=[Fluoro.T145]" office:value-type="float" office:value="0" calcext:value-type="float">
            <text:p>0.00</text:p>
          </table:table-cell>
          <table:table-cell table:style-name="ce1015" table:formula="of:=[Fluoro.U145]" office:value-type="float" office:value="0" calcext:value-type="float">
            <text:p>0.00</text:p>
          </table:table-cell>
          <table:table-cell table:style-name="ce1015" table:formula="of:=[Fluoro.V145]" office:value-type="float" office:value="0" calcext:value-type="float">
            <text:p>0.00</text:p>
          </table:table-cell>
          <table:table-cell table:style-name="ce1015" table:formula="of:=[Fluoro.W145]" office:value-type="float" office:value="0" calcext:value-type="float">
            <text:p>0.00</text:p>
          </table:table-cell>
          <table:table-cell table:style-name="ce1015" table:formula="of:=[Fluoro.X145]" office:value-type="float" office:value="0" calcext:value-type="float">
            <text:p>0.00</text:p>
          </table:table-cell>
          <table:table-cell table:style-name="ce1015" table:formula="of:=[Fluoro.Y14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6]" office:value-type="float" office:value="30" calcext:value-type="float">
            <text:p>30.00</text:p>
          </table:table-cell>
          <table:table-cell table:formula="of:=[Fluoro.Q146]" office:value-type="float" office:value="0" calcext:value-type="float">
            <text:p>0.00</text:p>
          </table:table-cell>
          <table:table-cell table:formula="of:=[Fluoro.R146]" office:value-type="float" office:value="0" calcext:value-type="float">
            <text:p>0.00</text:p>
          </table:table-cell>
          <table:table-cell table:formula="of:=[Fluoro.S146]" office:value-type="float" office:value="0" calcext:value-type="float">
            <text:p>0.00</text:p>
          </table:table-cell>
          <table:table-cell table:formula="of:=[Fluoro.T146]" office:value-type="float" office:value="0" calcext:value-type="float">
            <text:p>0.00</text:p>
          </table:table-cell>
          <table:table-cell table:style-name="ce1015" table:formula="of:=[Fluoro.U146]" office:value-type="float" office:value="0" calcext:value-type="float">
            <text:p>0.00</text:p>
          </table:table-cell>
          <table:table-cell table:style-name="ce1015" table:formula="of:=[Fluoro.V146]" office:value-type="float" office:value="0" calcext:value-type="float">
            <text:p>0.00</text:p>
          </table:table-cell>
          <table:table-cell table:style-name="ce1015" table:formula="of:=[Fluoro.W146]" office:value-type="float" office:value="0" calcext:value-type="float">
            <text:p>0.00</text:p>
          </table:table-cell>
          <table:table-cell table:style-name="ce1015" table:formula="of:=[Fluoro.X146]" office:value-type="float" office:value="0" calcext:value-type="float">
            <text:p>0.00</text:p>
          </table:table-cell>
          <table:table-cell table:style-name="ce1015" table:formula="of:=[Fluoro.Y14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7]" office:value-type="float" office:value="10" calcext:value-type="float">
            <text:p>10.00</text:p>
          </table:table-cell>
          <table:table-cell table:formula="of:=[Fluoro.Q147]" office:value-type="float" office:value="0" calcext:value-type="float">
            <text:p>0.00</text:p>
          </table:table-cell>
          <table:table-cell table:formula="of:=[Fluoro.R147]" office:value-type="float" office:value="0" calcext:value-type="float">
            <text:p>0.00</text:p>
          </table:table-cell>
          <table:table-cell table:formula="of:=[Fluoro.S147]" office:value-type="float" office:value="0" calcext:value-type="float">
            <text:p>0.00</text:p>
          </table:table-cell>
          <table:table-cell table:formula="of:=[Fluoro.T147]" office:value-type="float" office:value="0" calcext:value-type="float">
            <text:p>0.00</text:p>
          </table:table-cell>
          <table:table-cell table:style-name="ce1015" table:formula="of:=[Fluoro.U147]" office:value-type="float" office:value="0" calcext:value-type="float">
            <text:p>0.00</text:p>
          </table:table-cell>
          <table:table-cell table:style-name="ce1015" table:formula="of:=[Fluoro.V147]" office:value-type="float" office:value="0" calcext:value-type="float">
            <text:p>0.00</text:p>
          </table:table-cell>
          <table:table-cell table:style-name="ce1015" table:formula="of:=[Fluoro.W147]" office:value-type="float" office:value="0" calcext:value-type="float">
            <text:p>0.00</text:p>
          </table:table-cell>
          <table:table-cell table:style-name="ce1015" table:formula="of:=[Fluoro.X147]" office:value-type="float" office:value="0" calcext:value-type="float">
            <text:p>0.00</text:p>
          </table:table-cell>
          <table:table-cell table:style-name="ce1015" table:formula="of:=[Fluoro.Y147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8]" office:value-type="float" office:value="20" calcext:value-type="float">
            <text:p>20.00</text:p>
          </table:table-cell>
          <table:table-cell table:formula="of:=[Fluoro.Q148]" office:value-type="float" office:value="0" calcext:value-type="float">
            <text:p>0.00</text:p>
          </table:table-cell>
          <table:table-cell table:formula="of:=[Fluoro.R148]" office:value-type="float" office:value="0" calcext:value-type="float">
            <text:p>0.00</text:p>
          </table:table-cell>
          <table:table-cell table:formula="of:=[Fluoro.S148]" office:value-type="float" office:value="0" calcext:value-type="float">
            <text:p>0.00</text:p>
          </table:table-cell>
          <table:table-cell table:formula="of:=[Fluoro.T148]" office:value-type="float" office:value="0" calcext:value-type="float">
            <text:p>0.00</text:p>
          </table:table-cell>
          <table:table-cell table:style-name="ce1015" table:formula="of:=[Fluoro.U148]" office:value-type="float" office:value="0" calcext:value-type="float">
            <text:p>0.00</text:p>
          </table:table-cell>
          <table:table-cell table:style-name="ce1015" table:formula="of:=[Fluoro.V148]" office:value-type="float" office:value="0" calcext:value-type="float">
            <text:p>0.00</text:p>
          </table:table-cell>
          <table:table-cell table:style-name="ce1015" table:formula="of:=[Fluoro.W148]" office:value-type="float" office:value="0" calcext:value-type="float">
            <text:p>0.00</text:p>
          </table:table-cell>
          <table:table-cell table:style-name="ce1015" table:formula="of:=[Fluoro.X148]" office:value-type="float" office:value="0" calcext:value-type="float">
            <text:p>0.00</text:p>
          </table:table-cell>
          <table:table-cell table:style-name="ce1015" table:formula="of:=[Fluoro.Y148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9]" office:value-type="float" office:value="30" calcext:value-type="float">
            <text:p>30.00</text:p>
          </table:table-cell>
          <table:table-cell table:formula="of:=[Fluoro.Q149]" office:value-type="float" office:value="0" calcext:value-type="float">
            <text:p>0.00</text:p>
          </table:table-cell>
          <table:table-cell table:formula="of:=[Fluoro.R149]" office:value-type="float" office:value="0" calcext:value-type="float">
            <text:p>0.00</text:p>
          </table:table-cell>
          <table:table-cell table:formula="of:=[Fluoro.S149]" office:value-type="float" office:value="0" calcext:value-type="float">
            <text:p>0.00</text:p>
          </table:table-cell>
          <table:table-cell table:formula="of:=[Fluoro.T149]" office:value-type="float" office:value="0" calcext:value-type="float">
            <text:p>0.00</text:p>
          </table:table-cell>
          <table:table-cell table:style-name="ce1015" table:formula="of:=[Fluoro.U149]" office:value-type="float" office:value="0" calcext:value-type="float">
            <text:p>0.00</text:p>
          </table:table-cell>
          <table:table-cell table:style-name="ce1015" table:formula="of:=[Fluoro.V149]" office:value-type="float" office:value="0" calcext:value-type="float">
            <text:p>0.00</text:p>
          </table:table-cell>
          <table:table-cell table:style-name="ce1015" table:formula="of:=[Fluoro.W149]" office:value-type="float" office:value="0" calcext:value-type="float">
            <text:p>0.00</text:p>
          </table:table-cell>
          <table:table-cell table:style-name="ce1015" table:formula="of:=[Fluoro.X149]" office:value-type="float" office:value="0" calcext:value-type="float">
            <text:p>0.00</text:p>
          </table:table-cell>
          <table:table-cell table:style-name="ce1015" table:formula="of:=[Fluoro.Y14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0]" office:value-type="float" office:value="10" calcext:value-type="float">
            <text:p>10.00</text:p>
          </table:table-cell>
          <table:table-cell table:formula="of:=[Fluoro.Q150]" office:value-type="float" office:value="0" calcext:value-type="float">
            <text:p>0.00</text:p>
          </table:table-cell>
          <table:table-cell table:formula="of:=[Fluoro.R150]" office:value-type="float" office:value="0" calcext:value-type="float">
            <text:p>0.00</text:p>
          </table:table-cell>
          <table:table-cell table:formula="of:=[Fluoro.S150]" office:value-type="float" office:value="0" calcext:value-type="float">
            <text:p>0.00</text:p>
          </table:table-cell>
          <table:table-cell table:formula="of:=[Fluoro.T150]" office:value-type="float" office:value="0" calcext:value-type="float">
            <text:p>0.00</text:p>
          </table:table-cell>
          <table:table-cell table:style-name="ce1015" table:formula="of:=[Fluoro.U150]" office:value-type="float" office:value="0" calcext:value-type="float">
            <text:p>0.00</text:p>
          </table:table-cell>
          <table:table-cell table:style-name="ce1015" table:formula="of:=[Fluoro.V150]" office:value-type="float" office:value="0" calcext:value-type="float">
            <text:p>0.00</text:p>
          </table:table-cell>
          <table:table-cell table:style-name="ce1015" table:formula="of:=[Fluoro.W150]" office:value-type="float" office:value="0" calcext:value-type="float">
            <text:p>0.00</text:p>
          </table:table-cell>
          <table:table-cell table:style-name="ce1015" table:formula="of:=[Fluoro.X150]" office:value-type="float" office:value="0" calcext:value-type="float">
            <text:p>0.00</text:p>
          </table:table-cell>
          <table:table-cell table:style-name="ce1015" table:formula="of:=[Fluoro.Y15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1]" office:value-type="float" office:value="20" calcext:value-type="float">
            <text:p>20.00</text:p>
          </table:table-cell>
          <table:table-cell table:formula="of:=[Fluoro.Q151]" office:value-type="float" office:value="0" calcext:value-type="float">
            <text:p>0.00</text:p>
          </table:table-cell>
          <table:table-cell table:formula="of:=[Fluoro.R151]" office:value-type="float" office:value="0" calcext:value-type="float">
            <text:p>0.00</text:p>
          </table:table-cell>
          <table:table-cell table:formula="of:=[Fluoro.S151]" office:value-type="float" office:value="0" calcext:value-type="float">
            <text:p>0.00</text:p>
          </table:table-cell>
          <table:table-cell table:formula="of:=[Fluoro.T151]" office:value-type="float" office:value="0" calcext:value-type="float">
            <text:p>0.00</text:p>
          </table:table-cell>
          <table:table-cell table:style-name="ce1015" table:formula="of:=[Fluoro.U151]" office:value-type="float" office:value="0" calcext:value-type="float">
            <text:p>0.00</text:p>
          </table:table-cell>
          <table:table-cell table:style-name="ce1015" table:formula="of:=[Fluoro.V151]" office:value-type="float" office:value="0" calcext:value-type="float">
            <text:p>0.00</text:p>
          </table:table-cell>
          <table:table-cell table:style-name="ce1015" table:formula="of:=[Fluoro.W151]" office:value-type="float" office:value="0" calcext:value-type="float">
            <text:p>0.00</text:p>
          </table:table-cell>
          <table:table-cell table:style-name="ce1015" table:formula="of:=[Fluoro.X151]" office:value-type="float" office:value="0" calcext:value-type="float">
            <text:p>0.00</text:p>
          </table:table-cell>
          <table:table-cell table:style-name="ce1015" table:formula="of:=[Fluoro.Y15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2]" office:value-type="float" office:value="30" calcext:value-type="float">
            <text:p>30.00</text:p>
          </table:table-cell>
          <table:table-cell table:formula="of:=[Fluoro.Q152]" office:value-type="float" office:value="0" calcext:value-type="float">
            <text:p>0.00</text:p>
          </table:table-cell>
          <table:table-cell table:formula="of:=[Fluoro.R152]" office:value-type="float" office:value="0" calcext:value-type="float">
            <text:p>0.00</text:p>
          </table:table-cell>
          <table:table-cell table:formula="of:=[Fluoro.S152]" office:value-type="float" office:value="0" calcext:value-type="float">
            <text:p>0.00</text:p>
          </table:table-cell>
          <table:table-cell table:formula="of:=[Fluoro.T152]" office:value-type="float" office:value="0" calcext:value-type="float">
            <text:p>0.00</text:p>
          </table:table-cell>
          <table:table-cell table:style-name="ce1015" table:formula="of:=[Fluoro.U152]" office:value-type="float" office:value="0" calcext:value-type="float">
            <text:p>0.00</text:p>
          </table:table-cell>
          <table:table-cell table:style-name="ce1015" table:formula="of:=[Fluoro.V152]" office:value-type="float" office:value="0" calcext:value-type="float">
            <text:p>0.00</text:p>
          </table:table-cell>
          <table:table-cell table:style-name="ce1015" table:formula="of:=[Fluoro.W152]" office:value-type="float" office:value="0" calcext:value-type="float">
            <text:p>0.00</text:p>
          </table:table-cell>
          <table:table-cell table:style-name="ce1015" table:formula="of:=[Fluoro.X152]" office:value-type="float" office:value="0" calcext:value-type="float">
            <text:p>0.00</text:p>
          </table:table-cell>
          <table:table-cell table:style-name="ce1015" table:formula="of:=[Fluoro.Y15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3]" office:value-type="float" office:value="10" calcext:value-type="float">
            <text:p>10.00</text:p>
          </table:table-cell>
          <table:table-cell table:formula="of:=[Fluoro.Q153]" office:value-type="float" office:value="0" calcext:value-type="float">
            <text:p>0.00</text:p>
          </table:table-cell>
          <table:table-cell table:formula="of:=[Fluoro.R153]" office:value-type="float" office:value="0" calcext:value-type="float">
            <text:p>0.00</text:p>
          </table:table-cell>
          <table:table-cell table:formula="of:=[Fluoro.S153]" office:value-type="float" office:value="0" calcext:value-type="float">
            <text:p>0.00</text:p>
          </table:table-cell>
          <table:table-cell table:formula="of:=[Fluoro.T153]" office:value-type="float" office:value="0" calcext:value-type="float">
            <text:p>0.00</text:p>
          </table:table-cell>
          <table:table-cell table:style-name="ce1015" table:formula="of:=[Fluoro.U153]" office:value-type="float" office:value="0" calcext:value-type="float">
            <text:p>0.00</text:p>
          </table:table-cell>
          <table:table-cell table:style-name="ce1015" table:formula="of:=[Fluoro.V153]" office:value-type="float" office:value="0" calcext:value-type="float">
            <text:p>0.00</text:p>
          </table:table-cell>
          <table:table-cell table:style-name="ce1015" table:formula="of:=[Fluoro.W153]" office:value-type="float" office:value="0" calcext:value-type="float">
            <text:p>0.00</text:p>
          </table:table-cell>
          <table:table-cell table:style-name="ce1015" table:formula="of:=[Fluoro.X153]" office:value-type="float" office:value="0" calcext:value-type="float">
            <text:p>0.00</text:p>
          </table:table-cell>
          <table:table-cell table:style-name="ce1015" table:formula="of:=[Fluoro.Y15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4]" office:value-type="float" office:value="20" calcext:value-type="float">
            <text:p>20.00</text:p>
          </table:table-cell>
          <table:table-cell table:formula="of:=[Fluoro.Q154]" office:value-type="float" office:value="0" calcext:value-type="float">
            <text:p>0.00</text:p>
          </table:table-cell>
          <table:table-cell table:formula="of:=[Fluoro.R154]" office:value-type="float" office:value="0" calcext:value-type="float">
            <text:p>0.00</text:p>
          </table:table-cell>
          <table:table-cell table:formula="of:=[Fluoro.S154]" office:value-type="float" office:value="0" calcext:value-type="float">
            <text:p>0.00</text:p>
          </table:table-cell>
          <table:table-cell table:formula="of:=[Fluoro.T154]" office:value-type="float" office:value="0" calcext:value-type="float">
            <text:p>0.00</text:p>
          </table:table-cell>
          <table:table-cell table:style-name="ce1015" table:formula="of:=[Fluoro.U154]" office:value-type="float" office:value="0" calcext:value-type="float">
            <text:p>0.00</text:p>
          </table:table-cell>
          <table:table-cell table:style-name="ce1015" table:formula="of:=[Fluoro.V154]" office:value-type="float" office:value="0" calcext:value-type="float">
            <text:p>0.00</text:p>
          </table:table-cell>
          <table:table-cell table:style-name="ce1015" table:formula="of:=[Fluoro.W154]" office:value-type="float" office:value="0" calcext:value-type="float">
            <text:p>0.00</text:p>
          </table:table-cell>
          <table:table-cell table:style-name="ce1015" table:formula="of:=[Fluoro.X154]" office:value-type="float" office:value="0" calcext:value-type="float">
            <text:p>0.00</text:p>
          </table:table-cell>
          <table:table-cell table:style-name="ce1015" table:formula="of:=[Fluoro.Y15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5]" office:value-type="float" office:value="30" calcext:value-type="float">
            <text:p>30.00</text:p>
          </table:table-cell>
          <table:table-cell table:formula="of:=[Fluoro.Q155]" office:value-type="float" office:value="0" calcext:value-type="float">
            <text:p>0.00</text:p>
          </table:table-cell>
          <table:table-cell table:formula="of:=[Fluoro.R155]" office:value-type="float" office:value="0" calcext:value-type="float">
            <text:p>0.00</text:p>
          </table:table-cell>
          <table:table-cell table:formula="of:=[Fluoro.S155]" office:value-type="float" office:value="0" calcext:value-type="float">
            <text:p>0.00</text:p>
          </table:table-cell>
          <table:table-cell table:formula="of:=[Fluoro.T155]" office:value-type="float" office:value="0" calcext:value-type="float">
            <text:p>0.00</text:p>
          </table:table-cell>
          <table:table-cell table:style-name="ce1015" table:formula="of:=[Fluoro.U155]" office:value-type="float" office:value="0" calcext:value-type="float">
            <text:p>0.00</text:p>
          </table:table-cell>
          <table:table-cell table:style-name="ce1015" table:formula="of:=[Fluoro.V155]" office:value-type="float" office:value="0" calcext:value-type="float">
            <text:p>0.00</text:p>
          </table:table-cell>
          <table:table-cell table:style-name="ce1015" table:formula="of:=[Fluoro.W155]" office:value-type="float" office:value="0" calcext:value-type="float">
            <text:p>0.00</text:p>
          </table:table-cell>
          <table:table-cell table:style-name="ce1015" table:formula="of:=[Fluoro.X155]" office:value-type="float" office:value="0" calcext:value-type="float">
            <text:p>0.00</text:p>
          </table:table-cell>
          <table:table-cell table:style-name="ce1015" table:formula="of:=[Fluoro.Y15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56]" office:value-type="string" office:string-value="max" calcext:value-type="string">
            <text:p>max</text:p>
          </table:table-cell>
          <table:table-cell table:formula="of:=[Fluoro.Q156]" office:value-type="float" office:value="0" calcext:value-type="float">
            <text:p>0.00</text:p>
          </table:table-cell>
          <table:table-cell table:formula="of:=[Fluoro.R156]" office:value-type="float" office:value="0" calcext:value-type="float">
            <text:p>0.00</text:p>
          </table:table-cell>
          <table:table-cell table:formula="of:=[Fluoro.S156]" office:value-type="float" office:value="0" calcext:value-type="float">
            <text:p>0.00</text:p>
          </table:table-cell>
          <table:table-cell table:formula="of:=[Fluoro.T156]" office:value-type="float" office:value="0" calcext:value-type="float">
            <text:p>0.00</text:p>
          </table:table-cell>
          <table:table-cell table:style-name="ce1015" table:formula="of:=[Fluoro.U156]" office:value-type="float" office:value="0" calcext:value-type="float">
            <text:p>0.00</text:p>
          </table:table-cell>
          <table:table-cell table:style-name="ce1015" table:formula="of:=[Fluoro.V156]" office:value-type="float" office:value="0" calcext:value-type="float">
            <text:p>0.00</text:p>
          </table:table-cell>
          <table:table-cell table:style-name="ce1015" table:formula="of:=[Fluoro.W156]" office:value-type="float" office:value="0" calcext:value-type="float">
            <text:p>0.00</text:p>
          </table:table-cell>
          <table:table-cell table:style-name="ce1015" table:formula="of:=[Fluoro.X156]" office:value-type="float" office:value="0" calcext:value-type="float">
            <text:p>0.00</text:p>
          </table:table-cell>
          <table:table-cell table:style-name="ce1015" table:formula="of:=[Fluoro.Y15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IEER</text:p>
          </table:table-cell>
          <table:table-cell table:formula="of:=[.B4]">
            <text:p/>
          </table:table-cell>
          <table:table-cell table:formula="of:=[Fluoro.Q190]" office:value-type="float" office:value="0" calcext:value-type="float">
            <text:p>0.00</text:p>
          </table:table-cell>
          <table:table-cell table:formula="of:=[Fluoro.R190]" office:value-type="float" office:value="0" calcext:value-type="float">
            <text:p>0.00</text:p>
          </table:table-cell>
          <table:table-cell table:formula="of:=[Fluoro.S190]" office:value-type="float" office:value="0" calcext:value-type="float">
            <text:p>0.00</text:p>
          </table:table-cell>
          <table:table-cell table:formula="of:=[Fluoro.T19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191]" office:value-type="float" office:value="0" calcext:value-type="float">
            <text:p>0.00</text:p>
          </table:table-cell>
          <table:table-cell table:formula="of:=[Fluoro.R191]" office:value-type="float" office:value="0" calcext:value-type="float">
            <text:p>0.00</text:p>
          </table:table-cell>
          <table:table-cell table:formula="of:=[Fluoro.S191]" office:value-type="float" office:value="0" calcext:value-type="float">
            <text:p>0.00</text:p>
          </table:table-cell>
          <table:table-cell table:formula="of:=[Fluoro.T19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192]" office:value-type="float" office:value="0" calcext:value-type="float">
            <text:p>0.00</text:p>
          </table:table-cell>
          <table:table-cell table:formula="of:=[Fluoro.R192]" office:value-type="float" office:value="0" calcext:value-type="float">
            <text:p>0.00</text:p>
          </table:table-cell>
          <table:table-cell table:formula="of:=[Fluoro.S192]" office:value-type="float" office:value="0" calcext:value-type="float">
            <text:p>0.00</text:p>
          </table:table-cell>
          <table:table-cell table:formula="of:=[Fluoro.T19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193]" office:value-type="float" office:value="0" calcext:value-type="float">
            <text:p>0.00</text:p>
          </table:table-cell>
          <table:table-cell table:formula="of:=[Fluoro.R193]" office:value-type="float" office:value="0" calcext:value-type="float">
            <text:p>0.00</text:p>
          </table:table-cell>
          <table:table-cell table:formula="of:=[Fluoro.S193]" office:value-type="float" office:value="0" calcext:value-type="float">
            <text:p>0.00</text:p>
          </table:table-cell>
          <table:table-cell table:formula="of:=[Fluoro.T19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194]" office:value-type="float" office:value="0" calcext:value-type="float">
            <text:p>0.00</text:p>
          </table:table-cell>
          <table:table-cell table:formula="of:=[Fluoro.R194]" office:value-type="float" office:value="0" calcext:value-type="float">
            <text:p>0.00</text:p>
          </table:table-cell>
          <table:table-cell table:formula="of:=[Fluoro.S194]" office:value-type="float" office:value="0" calcext:value-type="float">
            <text:p>0.00</text:p>
          </table:table-cell>
          <table:table-cell table:formula="of:=[Fluoro.T19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195]" office:value-type="float" office:value="0" calcext:value-type="float">
            <text:p>0.00</text:p>
          </table:table-cell>
          <table:table-cell table:formula="of:=[Fluoro.R195]" office:value-type="float" office:value="0" calcext:value-type="float">
            <text:p>0.00</text:p>
          </table:table-cell>
          <table:table-cell table:formula="of:=[Fluoro.S195]" office:value-type="float" office:value="0" calcext:value-type="float">
            <text:p>0.00</text:p>
          </table:table-cell>
          <table:table-cell table:formula="of:=[Fluoro.T19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196]" office:value-type="float" office:value="0" calcext:value-type="float">
            <text:p>0.00</text:p>
          </table:table-cell>
          <table:table-cell table:formula="of:=[Fluoro.R196]" office:value-type="float" office:value="0" calcext:value-type="float">
            <text:p>0.00</text:p>
          </table:table-cell>
          <table:table-cell table:formula="of:=[Fluoro.S196]" office:value-type="float" office:value="0" calcext:value-type="float">
            <text:p>0.00</text:p>
          </table:table-cell>
          <table:table-cell table:formula="of:=[Fluoro.T19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197]" office:value-type="float" office:value="0" calcext:value-type="float">
            <text:p>0.00</text:p>
          </table:table-cell>
          <table:table-cell table:formula="of:=[Fluoro.R197]" office:value-type="float" office:value="0" calcext:value-type="float">
            <text:p>0.00</text:p>
          </table:table-cell>
          <table:table-cell table:formula="of:=[Fluoro.S197]" office:value-type="float" office:value="0" calcext:value-type="float">
            <text:p>0.00</text:p>
          </table:table-cell>
          <table:table-cell table:formula="of:=[Fluoro.T19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198]" office:value-type="float" office:value="0" calcext:value-type="float">
            <text:p>0.00</text:p>
          </table:table-cell>
          <table:table-cell table:formula="of:=[Fluoro.R198]" office:value-type="float" office:value="0" calcext:value-type="float">
            <text:p>0.00</text:p>
          </table:table-cell>
          <table:table-cell table:formula="of:=[Fluoro.S198]" office:value-type="float" office:value="0" calcext:value-type="float">
            <text:p>0.00</text:p>
          </table:table-cell>
          <table:table-cell table:formula="of:=[Fluoro.T19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199]" office:value-type="float" office:value="0" calcext:value-type="float">
            <text:p>0.00</text:p>
          </table:table-cell>
          <table:table-cell table:formula="of:=[Fluoro.R199]" office:value-type="float" office:value="0" calcext:value-type="float">
            <text:p>0.00</text:p>
          </table:table-cell>
          <table:table-cell table:formula="of:=[Fluoro.S199]" office:value-type="float" office:value="0" calcext:value-type="float">
            <text:p>0.00</text:p>
          </table:table-cell>
          <table:table-cell table:formula="of:=[Fluoro.T199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00]" office:value-type="float" office:value="0" calcext:value-type="float">
            <text:p>0.00</text:p>
          </table:table-cell>
          <table:table-cell table:formula="of:=[Fluoro.R200]" office:value-type="float" office:value="0" calcext:value-type="float">
            <text:p>0.00</text:p>
          </table:table-cell>
          <table:table-cell table:formula="of:=[Fluoro.S200]" office:value-type="float" office:value="0" calcext:value-type="float">
            <text:p>0.00</text:p>
          </table:table-cell>
          <table:table-cell table:formula="of:=[Fluoro.T20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01]" office:value-type="float" office:value="0" calcext:value-type="float">
            <text:p>0.00</text:p>
          </table:table-cell>
          <table:table-cell table:formula="of:=[Fluoro.R201]" office:value-type="float" office:value="0" calcext:value-type="float">
            <text:p>0.00</text:p>
          </table:table-cell>
          <table:table-cell table:formula="of:=[Fluoro.S201]" office:value-type="float" office:value="0" calcext:value-type="float">
            <text:p>0.00</text:p>
          </table:table-cell>
          <table:table-cell table:formula="of:=[Fluoro.T20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02]" office:value-type="float" office:value="0" calcext:value-type="float">
            <text:p>0.00</text:p>
          </table:table-cell>
          <table:table-cell table:formula="of:=[Fluoro.R202]" office:value-type="float" office:value="0" calcext:value-type="float">
            <text:p>0.00</text:p>
          </table:table-cell>
          <table:table-cell table:formula="of:=[Fluoro.S202]" office:value-type="float" office:value="0" calcext:value-type="float">
            <text:p>0.00</text:p>
          </table:table-cell>
          <table:table-cell table:formula="of:=[Fluoro.T20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03]" office:value-type="float" office:value="0" calcext:value-type="float">
            <text:p>0.00</text:p>
          </table:table-cell>
          <table:table-cell table:formula="of:=[Fluoro.R203]" office:value-type="float" office:value="0" calcext:value-type="float">
            <text:p>0.00</text:p>
          </table:table-cell>
          <table:table-cell table:formula="of:=[Fluoro.S203]" office:value-type="float" office:value="0" calcext:value-type="float">
            <text:p>0.00</text:p>
          </table:table-cell>
          <table:table-cell table:formula="of:=[Fluoro.T20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04]" office:value-type="float" office:value="0" calcext:value-type="float">
            <text:p>0.00</text:p>
          </table:table-cell>
          <table:table-cell table:formula="of:=[Fluoro.R204]" office:value-type="float" office:value="0" calcext:value-type="float">
            <text:p>0.00</text:p>
          </table:table-cell>
          <table:table-cell table:formula="of:=[Fluoro.S204]" office:value-type="float" office:value="0" calcext:value-type="float">
            <text:p>0.00</text:p>
          </table:table-cell>
          <table:table-cell table:formula="of:=[Fluoro.T20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IEER</text:p>
          </table:table-cell>
          <table:table-cell table:formula="of:=[.B4]">
            <text:p/>
          </table:table-cell>
          <table:table-cell table:formula="of:=[Fluoro.Q214]" office:value-type="float" office:value="0" calcext:value-type="float">
            <text:p>0.00</text:p>
          </table:table-cell>
          <table:table-cell table:formula="of:=[Fluoro.R214]" office:value-type="float" office:value="0" calcext:value-type="float">
            <text:p>0.00</text:p>
          </table:table-cell>
          <table:table-cell table:formula="of:=[Fluoro.S214]" office:value-type="float" office:value="0" calcext:value-type="float">
            <text:p>0.00</text:p>
          </table:table-cell>
          <table:table-cell table:formula="of:=[Fluoro.T21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15]" office:value-type="float" office:value="0" calcext:value-type="float">
            <text:p>0.00</text:p>
          </table:table-cell>
          <table:table-cell table:formula="of:=[Fluoro.R215]" office:value-type="float" office:value="0" calcext:value-type="float">
            <text:p>0.00</text:p>
          </table:table-cell>
          <table:table-cell table:formula="of:=[Fluoro.S215]" office:value-type="float" office:value="0" calcext:value-type="float">
            <text:p>0.00</text:p>
          </table:table-cell>
          <table:table-cell table:formula="of:=[Fluoro.T21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16]" office:value-type="float" office:value="0" calcext:value-type="float">
            <text:p>0.00</text:p>
          </table:table-cell>
          <table:table-cell table:formula="of:=[Fluoro.R216]" office:value-type="float" office:value="0" calcext:value-type="float">
            <text:p>0.00</text:p>
          </table:table-cell>
          <table:table-cell table:formula="of:=[Fluoro.S216]" office:value-type="float" office:value="0" calcext:value-type="float">
            <text:p>0.00</text:p>
          </table:table-cell>
          <table:table-cell table:formula="of:=[Fluoro.T21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17]" office:value-type="float" office:value="0" calcext:value-type="float">
            <text:p>0.00</text:p>
          </table:table-cell>
          <table:table-cell table:formula="of:=[Fluoro.R217]" office:value-type="float" office:value="0" calcext:value-type="float">
            <text:p>0.00</text:p>
          </table:table-cell>
          <table:table-cell table:formula="of:=[Fluoro.S217]" office:value-type="float" office:value="0" calcext:value-type="float">
            <text:p>0.00</text:p>
          </table:table-cell>
          <table:table-cell table:formula="of:=[Fluoro.T21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18]" office:value-type="float" office:value="0" calcext:value-type="float">
            <text:p>0.00</text:p>
          </table:table-cell>
          <table:table-cell table:formula="of:=[Fluoro.R218]" office:value-type="float" office:value="0" calcext:value-type="float">
            <text:p>0.00</text:p>
          </table:table-cell>
          <table:table-cell table:formula="of:=[Fluoro.S218]" office:value-type="float" office:value="0" calcext:value-type="float">
            <text:p>0.00</text:p>
          </table:table-cell>
          <table:table-cell table:formula="of:=[Fluoro.T21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19]" office:value-type="float" office:value="0" calcext:value-type="float">
            <text:p>0.00</text:p>
          </table:table-cell>
          <table:table-cell table:formula="of:=[Fluoro.R219]" office:value-type="float" office:value="0" calcext:value-type="float">
            <text:p>0.00</text:p>
          </table:table-cell>
          <table:table-cell table:formula="of:=[Fluoro.S219]" office:value-type="float" office:value="0" calcext:value-type="float">
            <text:p>0.00</text:p>
          </table:table-cell>
          <table:table-cell table:formula="of:=[Fluoro.T219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20]" office:value-type="float" office:value="0" calcext:value-type="float">
            <text:p>0.00</text:p>
          </table:table-cell>
          <table:table-cell table:formula="of:=[Fluoro.R220]" office:value-type="float" office:value="0" calcext:value-type="float">
            <text:p>0.00</text:p>
          </table:table-cell>
          <table:table-cell table:formula="of:=[Fluoro.S220]" office:value-type="float" office:value="0" calcext:value-type="float">
            <text:p>0.00</text:p>
          </table:table-cell>
          <table:table-cell table:formula="of:=[Fluoro.T22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21]" office:value-type="float" office:value="0" calcext:value-type="float">
            <text:p>0.00</text:p>
          </table:table-cell>
          <table:table-cell table:formula="of:=[Fluoro.R221]" office:value-type="float" office:value="0" calcext:value-type="float">
            <text:p>0.00</text:p>
          </table:table-cell>
          <table:table-cell table:formula="of:=[Fluoro.S221]" office:value-type="float" office:value="0" calcext:value-type="float">
            <text:p>0.00</text:p>
          </table:table-cell>
          <table:table-cell table:formula="of:=[Fluoro.T22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22]" office:value-type="float" office:value="0" calcext:value-type="float">
            <text:p>0.00</text:p>
          </table:table-cell>
          <table:table-cell table:formula="of:=[Fluoro.R222]" office:value-type="float" office:value="0" calcext:value-type="float">
            <text:p>0.00</text:p>
          </table:table-cell>
          <table:table-cell table:formula="of:=[Fluoro.S222]" office:value-type="float" office:value="0" calcext:value-type="float">
            <text:p>0.00</text:p>
          </table:table-cell>
          <table:table-cell table:formula="of:=[Fluoro.T22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23]" office:value-type="float" office:value="0" calcext:value-type="float">
            <text:p>0.00</text:p>
          </table:table-cell>
          <table:table-cell table:formula="of:=[Fluoro.R223]" office:value-type="float" office:value="0" calcext:value-type="float">
            <text:p>0.00</text:p>
          </table:table-cell>
          <table:table-cell table:formula="of:=[Fluoro.S223]" office:value-type="float" office:value="0" calcext:value-type="float">
            <text:p>0.00</text:p>
          </table:table-cell>
          <table:table-cell table:formula="of:=[Fluoro.T22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24]" office:value-type="float" office:value="0" calcext:value-type="float">
            <text:p>0.00</text:p>
          </table:table-cell>
          <table:table-cell table:formula="of:=[Fluoro.R224]" office:value-type="float" office:value="0" calcext:value-type="float">
            <text:p>0.00</text:p>
          </table:table-cell>
          <table:table-cell table:formula="of:=[Fluoro.S224]" office:value-type="float" office:value="0" calcext:value-type="float">
            <text:p>0.00</text:p>
          </table:table-cell>
          <table:table-cell table:formula="of:=[Fluoro.T22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25]" office:value-type="float" office:value="0" calcext:value-type="float">
            <text:p>0.00</text:p>
          </table:table-cell>
          <table:table-cell table:formula="of:=[Fluoro.R225]" office:value-type="float" office:value="0" calcext:value-type="float">
            <text:p>0.00</text:p>
          </table:table-cell>
          <table:table-cell table:formula="of:=[Fluoro.S225]" office:value-type="float" office:value="0" calcext:value-type="float">
            <text:p>0.00</text:p>
          </table:table-cell>
          <table:table-cell table:formula="of:=[Fluoro.T22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26]" office:value-type="float" office:value="0" calcext:value-type="float">
            <text:p>0.00</text:p>
          </table:table-cell>
          <table:table-cell table:formula="of:=[Fluoro.R226]" office:value-type="float" office:value="0" calcext:value-type="float">
            <text:p>0.00</text:p>
          </table:table-cell>
          <table:table-cell table:formula="of:=[Fluoro.S226]" office:value-type="float" office:value="0" calcext:value-type="float">
            <text:p>0.00</text:p>
          </table:table-cell>
          <table:table-cell table:formula="of:=[Fluoro.T22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27]" office:value-type="float" office:value="0" calcext:value-type="float">
            <text:p>0.00</text:p>
          </table:table-cell>
          <table:table-cell table:formula="of:=[Fluoro.R227]" office:value-type="float" office:value="0" calcext:value-type="float">
            <text:p>0.00</text:p>
          </table:table-cell>
          <table:table-cell table:formula="of:=[Fluoro.S227]" office:value-type="float" office:value="0" calcext:value-type="float">
            <text:p>0.00</text:p>
          </table:table-cell>
          <table:table-cell table:formula="of:=[Fluoro.T22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28]" office:value-type="float" office:value="0" calcext:value-type="float">
            <text:p>0.00</text:p>
          </table:table-cell>
          <table:table-cell table:formula="of:=[Fluoro.R228]" office:value-type="float" office:value="0" calcext:value-type="float">
            <text:p>0.00</text:p>
          </table:table-cell>
          <table:table-cell table:formula="of:=[Fluoro.S228]" office:value-type="float" office:value="0" calcext:value-type="float">
            <text:p>0.00</text:p>
          </table:table-cell>
          <table:table-cell table:formula="of:=[Fluoro.T22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TO.N3</text:p>
          </table:table-cell>
          <table:table-cell table:formula="of:=[.B4]">
            <text:p/>
          </table:table-cell>
          <table:table-cell table:formula="of:=[Fluoro.J335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J336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J337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J338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J339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TO.10</text:p>
          </table:table-cell>
          <table:table-cell office:value-type="string" calcext:value-type="string">
            <text:p>Field siz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1015" office:value-type="string" calcext:value-type="string">
            <text:p>E</text:p>
          </table:table-cell>
          <table:table-cell table:style-name="ce1015" office:value-type="string" calcext:value-type="string">
            <text:p>F</text:p>
          </table:table-cell>
          <table:table-cell table:style-name="ce1015" office:value-type="string" calcext:value-type="string">
            <text:p>G</text:p>
          </table:table-cell>
          <table:table-cell table:style-name="ce1015" office:value-type="string" calcext:value-type="string">
            <text:p>H</text:p>
          </table:table-cell>
          <table:table-cell table:style-name="ce1015" office:value-type="string" calcext:value-type="string">
            <text:p>J</text:p>
          </table:table-cell>
          <table:table-cell table:style-name="ce1015" office:value-type="string" calcext:value-type="string">
            <text:p>K</text:p>
          </table:table-cell>
          <table:table-cell table:style-name="ce1015" office:value-type="string" calcext:value-type="string">
            <text:p>L</text:p>
          </table:table-cell>
          <table:table-cell table:style-name="ce1015" office:value-type="string" calcext:value-type="string">
            <text:p>M</text:p>
          </table:table-cell>
        </table:table-row>
        <table:table-row table:style-name="ro5">
          <table:table-cell/>
          <table:table-cell table:formula="of:=[.B4]">
            <text:p/>
          </table:table-cell>
          <table:table-cell table:formula="of:=[Fluoro.D349]">
            <text:p/>
          </table:table-cell>
          <table:table-cell table:formula="of:=[Fluoro.D350]">
            <text:p/>
          </table:table-cell>
          <table:table-cell table:formula="of:=[Fluoro.D351]">
            <text:p/>
          </table:table-cell>
          <table:table-cell table:formula="of:=[Fluoro.D352]">
            <text:p/>
          </table:table-cell>
          <table:table-cell table:style-name="ce1015" table:formula="of:=[Fluoro.D353]">
            <text:p/>
          </table:table-cell>
          <table:table-cell table:style-name="ce1015" table:formula="of:=[Fluoro.D354]">
            <text:p/>
          </table:table-cell>
          <table:table-cell table:style-name="ce1015" table:formula="of:=[Fluoro.D355]">
            <text:p/>
          </table:table-cell>
          <table:table-cell table:style-name="ce1015" table:formula="of:=[Fluoro.D356]">
            <text:p/>
          </table:table-cell>
          <table:table-cell table:style-name="ce1015" table:formula="of:=[Fluoro.D357]">
            <text:p/>
          </table:table-cell>
          <table:table-cell table:style-name="ce1015" table:formula="of:=[Fluoro.D358]">
            <text:p/>
          </table:table-cell>
          <table:table-cell table:style-name="ce1015" table:formula="of:=[Fluoro.D359]">
            <text:p/>
          </table:table-cell>
          <table:table-cell table:style-name="ce1015" table:formula="of:=[Fluoro.D360]">
            <text:p/>
          </table:table-cell>
        </table:table-row>
        <table:table-row table:style-name="ro5">
          <table:table-cell/>
          <table:table-cell table:formula="of:=[.B5]">
            <text:p/>
          </table:table-cell>
          <table:table-cell table:formula="of:=[Fluoro.E349]">
            <text:p/>
          </table:table-cell>
          <table:table-cell table:formula="of:=[Fluoro.E350]">
            <text:p/>
          </table:table-cell>
          <table:table-cell table:formula="of:=[Fluoro.E351]">
            <text:p/>
          </table:table-cell>
          <table:table-cell table:formula="of:=[Fluoro.E352]">
            <text:p/>
          </table:table-cell>
          <table:table-cell table:style-name="ce1015" table:formula="of:=[Fluoro.E353]">
            <text:p/>
          </table:table-cell>
          <table:table-cell table:style-name="ce1015" table:formula="of:=[Fluoro.E354]">
            <text:p/>
          </table:table-cell>
          <table:table-cell table:style-name="ce1015" table:formula="of:=[Fluoro.E355]">
            <text:p/>
          </table:table-cell>
          <table:table-cell table:style-name="ce1015" table:formula="of:=[Fluoro.E356]">
            <text:p/>
          </table:table-cell>
          <table:table-cell table:style-name="ce1015" table:formula="of:=[Fluoro.E357]">
            <text:p/>
          </table:table-cell>
          <table:table-cell table:style-name="ce1015" table:formula="of:=[Fluoro.E358]">
            <text:p/>
          </table:table-cell>
          <table:table-cell table:style-name="ce1015" table:formula="of:=[Fluoro.E359]">
            <text:p/>
          </table:table-cell>
          <table:table-cell table:style-name="ce1015" table:formula="of:=[Fluoro.E360]">
            <text:p/>
          </table:table-cell>
        </table:table-row>
        <table:table-row table:style-name="ro5">
          <table:table-cell/>
          <table:table-cell table:formula="of:=[.B6]">
            <text:p/>
          </table:table-cell>
          <table:table-cell table:formula="of:=[Fluoro.F349]">
            <text:p/>
          </table:table-cell>
          <table:table-cell table:formula="of:=[Fluoro.F350]">
            <text:p/>
          </table:table-cell>
          <table:table-cell table:formula="of:=[Fluoro.F351]">
            <text:p/>
          </table:table-cell>
          <table:table-cell table:formula="of:=[Fluoro.F352]">
            <text:p/>
          </table:table-cell>
          <table:table-cell table:style-name="ce1015" table:formula="of:=[Fluoro.F353]">
            <text:p/>
          </table:table-cell>
          <table:table-cell table:style-name="ce1015" table:formula="of:=[Fluoro.F354]">
            <text:p/>
          </table:table-cell>
          <table:table-cell table:style-name="ce1015" table:formula="of:=[Fluoro.F355]">
            <text:p/>
          </table:table-cell>
          <table:table-cell table:style-name="ce1015" table:formula="of:=[Fluoro.F356]">
            <text:p/>
          </table:table-cell>
          <table:table-cell table:style-name="ce1015" table:formula="of:=[Fluoro.F357]">
            <text:p/>
          </table:table-cell>
          <table:table-cell table:style-name="ce1015" table:formula="of:=[Fluoro.F358]">
            <text:p/>
          </table:table-cell>
          <table:table-cell table:style-name="ce1015" table:formula="of:=[Fluoro.F359]">
            <text:p/>
          </table:table-cell>
          <table:table-cell table:style-name="ce1015" table:formula="of:=[Fluoro.F360]">
            <text:p/>
          </table:table-cell>
        </table:table-row>
        <table:table-row table:style-name="ro5">
          <table:table-cell/>
          <table:table-cell table:formula="of:=[.B7]">
            <text:p/>
          </table:table-cell>
          <table:table-cell table:formula="of:=[Fluoro.G349]">
            <text:p/>
          </table:table-cell>
          <table:table-cell table:formula="of:=[Fluoro.G350]">
            <text:p/>
          </table:table-cell>
          <table:table-cell table:formula="of:=[Fluoro.G351]">
            <text:p/>
          </table:table-cell>
          <table:table-cell table:formula="of:=[Fluoro.G352]">
            <text:p/>
          </table:table-cell>
          <table:table-cell table:style-name="ce1015" table:formula="of:=[Fluoro.G353]">
            <text:p/>
          </table:table-cell>
          <table:table-cell table:style-name="ce1015" table:formula="of:=[Fluoro.G354]">
            <text:p/>
          </table:table-cell>
          <table:table-cell table:style-name="ce1015" table:formula="of:=[Fluoro.G355]">
            <text:p/>
          </table:table-cell>
          <table:table-cell table:style-name="ce1015" table:formula="of:=[Fluoro.G356]">
            <text:p/>
          </table:table-cell>
          <table:table-cell table:style-name="ce1015" table:formula="of:=[Fluoro.G357]">
            <text:p/>
          </table:table-cell>
          <table:table-cell table:style-name="ce1015" table:formula="of:=[Fluoro.G358]">
            <text:p/>
          </table:table-cell>
          <table:table-cell table:style-name="ce1015" table:formula="of:=[Fluoro.G359]">
            <text:p/>
          </table:table-cell>
          <table:table-cell table:style-name="ce1015" table:formula="of:=[Fluoro.G360]">
            <text:p/>
          </table:table-cell>
        </table:table-row>
        <table:table-row table:style-name="ro5">
          <table:table-cell/>
          <table:table-cell table:formula="of:=[.B8]">
            <text:p/>
          </table:table-cell>
          <table:table-cell table:formula="of:=[Fluoro.H349]">
            <text:p/>
          </table:table-cell>
          <table:table-cell table:formula="of:=[Fluoro.H350]">
            <text:p/>
          </table:table-cell>
          <table:table-cell table:formula="of:=[Fluoro.H351]">
            <text:p/>
          </table:table-cell>
          <table:table-cell table:formula="of:=[Fluoro.H352]">
            <text:p/>
          </table:table-cell>
          <table:table-cell table:style-name="ce1015" table:formula="of:=[Fluoro.H353]">
            <text:p/>
          </table:table-cell>
          <table:table-cell table:style-name="ce1015" table:formula="of:=[Fluoro.H354]">
            <text:p/>
          </table:table-cell>
          <table:table-cell table:style-name="ce1015" table:formula="of:=[Fluoro.H355]">
            <text:p/>
          </table:table-cell>
          <table:table-cell table:style-name="ce1015" table:formula="of:=[Fluoro.H356]">
            <text:p/>
          </table:table-cell>
          <table:table-cell table:style-name="ce1015" table:formula="of:=[Fluoro.H357]">
            <text:p/>
          </table:table-cell>
          <table:table-cell table:style-name="ce1015" table:formula="of:=[Fluoro.H358]">
            <text:p/>
          </table:table-cell>
          <table:table-cell table:style-name="ce1015" table:formula="of:=[Fluoro.H359]">
            <text:p/>
          </table:table-cell>
          <table:table-cell table:style-name="ce1015" table:formula="of:=[Fluoro.H360]">
            <text:p/>
          </table:table-cell>
        </table:table-row>
        <table:table-row table:style-name="ro5">
          <table:table-cell/>
          <table:table-cell table:formula="of:=[.B4]">
            <text:p/>
          </table:table-cell>
          <table:table-cell table:formula="of:=[Fluoro.I349]">
            <text:p/>
          </table:table-cell>
          <table:table-cell table:formula="of:=[Fluoro.I350]">
            <text:p/>
          </table:table-cell>
          <table:table-cell table:formula="of:=[Fluoro.I351]">
            <text:p/>
          </table:table-cell>
          <table:table-cell table:formula="of:=[Fluoro.I352]">
            <text:p/>
          </table:table-cell>
          <table:table-cell table:style-name="ce1015" table:formula="of:=[Fluoro.I353]">
            <text:p/>
          </table:table-cell>
          <table:table-cell table:style-name="ce1015" table:formula="of:=[Fluoro.I354]">
            <text:p/>
          </table:table-cell>
          <table:table-cell table:style-name="ce1015" table:formula="of:=[Fluoro.I355]">
            <text:p/>
          </table:table-cell>
          <table:table-cell table:style-name="ce1015" table:formula="of:=[Fluoro.I356]">
            <text:p/>
          </table:table-cell>
          <table:table-cell table:style-name="ce1015" table:formula="of:=[Fluoro.I357]">
            <text:p/>
          </table:table-cell>
          <table:table-cell table:style-name="ce1015" table:formula="of:=[Fluoro.I358]">
            <text:p/>
          </table:table-cell>
          <table:table-cell table:style-name="ce1015" table:formula="of:=[Fluoro.I359]">
            <text:p/>
          </table:table-cell>
          <table:table-cell table:style-name="ce1015" table:formula="of:=[Fluoro.I360]">
            <text:p/>
          </table:table-cell>
        </table:table-row>
        <table:table-row table:style-name="ro5">
          <table:table-cell/>
          <table:table-cell table:style-name="ce1019" table:formula="of:=[.B5]">
            <text:p/>
          </table:table-cell>
          <table:table-cell table:formula="of:=[Fluoro.J349]">
            <text:p/>
          </table:table-cell>
          <table:table-cell table:formula="of:=[Fluoro.J350]">
            <text:p/>
          </table:table-cell>
          <table:table-cell table:formula="of:=[Fluoro.J351]">
            <text:p/>
          </table:table-cell>
          <table:table-cell table:formula="of:=[Fluoro.J352]">
            <text:p/>
          </table:table-cell>
          <table:table-cell table:style-name="ce1015" table:formula="of:=[Fluoro.J353]">
            <text:p/>
          </table:table-cell>
          <table:table-cell table:style-name="ce1015" table:formula="of:=[Fluoro.J354]">
            <text:p/>
          </table:table-cell>
          <table:table-cell table:style-name="ce1015" table:formula="of:=[Fluoro.J355]">
            <text:p/>
          </table:table-cell>
          <table:table-cell table:style-name="ce1015" table:formula="of:=[Fluoro.J356]">
            <text:p/>
          </table:table-cell>
          <table:table-cell table:style-name="ce1015" table:formula="of:=[Fluoro.J357]">
            <text:p/>
          </table:table-cell>
          <table:table-cell table:style-name="ce1015" table:formula="of:=[Fluoro.J358]">
            <text:p/>
          </table:table-cell>
          <table:table-cell table:style-name="ce1015" table:formula="of:=[Fluoro.J359]">
            <text:p/>
          </table:table-cell>
          <table:table-cell table:style-name="ce1015" table:formula="of:=[Fluoro.J360]">
            <text:p/>
          </table:table-cell>
        </table:table-row>
        <table:table-row table:style-name="ro5">
          <table:table-cell/>
          <table:table-cell table:formula="of:=[.B6]">
            <text:p/>
          </table:table-cell>
          <table:table-cell table:formula="of:=[Fluoro.K349]">
            <text:p/>
          </table:table-cell>
          <table:table-cell table:formula="of:=[Fluoro.K350]">
            <text:p/>
          </table:table-cell>
          <table:table-cell table:formula="of:=[Fluoro.K351]">
            <text:p/>
          </table:table-cell>
          <table:table-cell table:formula="of:=[Fluoro.K352]">
            <text:p/>
          </table:table-cell>
          <table:table-cell table:style-name="ce1015" table:formula="of:=[Fluoro.K353]">
            <text:p/>
          </table:table-cell>
          <table:table-cell table:style-name="ce1015" table:formula="of:=[Fluoro.K354]">
            <text:p/>
          </table:table-cell>
          <table:table-cell table:style-name="ce1015" table:formula="of:=[Fluoro.K355]">
            <text:p/>
          </table:table-cell>
          <table:table-cell table:style-name="ce1015" table:formula="of:=[Fluoro.K356]">
            <text:p/>
          </table:table-cell>
          <table:table-cell table:style-name="ce1015" table:formula="of:=[Fluoro.K357]">
            <text:p/>
          </table:table-cell>
          <table:table-cell table:style-name="ce1015" table:formula="of:=[Fluoro.K358]">
            <text:p/>
          </table:table-cell>
          <table:table-cell table:style-name="ce1015" table:formula="of:=[Fluoro.K359]">
            <text:p/>
          </table:table-cell>
          <table:table-cell table:style-name="ce1015" table:formula="of:=[Fluoro.K360]">
            <text:p/>
          </table:table-cell>
        </table:table-row>
        <table:table-row table:style-name="ro5">
          <table:table-cell/>
          <table:table-cell table:formula="of:=[.B7]">
            <text:p/>
          </table:table-cell>
          <table:table-cell table:formula="of:=[Fluoro.L349]">
            <text:p/>
          </table:table-cell>
          <table:table-cell table:formula="of:=[Fluoro.L350]">
            <text:p/>
          </table:table-cell>
          <table:table-cell table:formula="of:=[Fluoro.L351]">
            <text:p/>
          </table:table-cell>
          <table:table-cell table:formula="of:=[Fluoro.L352]">
            <text:p/>
          </table:table-cell>
          <table:table-cell table:style-name="ce1015" table:formula="of:=[Fluoro.L353]">
            <text:p/>
          </table:table-cell>
          <table:table-cell table:style-name="ce1015" table:formula="of:=[Fluoro.L354]">
            <text:p/>
          </table:table-cell>
          <table:table-cell table:style-name="ce1015" table:formula="of:=[Fluoro.L355]">
            <text:p/>
          </table:table-cell>
          <table:table-cell table:style-name="ce1015" table:formula="of:=[Fluoro.L356]">
            <text:p/>
          </table:table-cell>
          <table:table-cell table:style-name="ce1015" table:formula="of:=[Fluoro.L357]">
            <text:p/>
          </table:table-cell>
          <table:table-cell table:style-name="ce1015" table:formula="of:=[Fluoro.L358]">
            <text:p/>
          </table:table-cell>
          <table:table-cell table:style-name="ce1015" table:formula="of:=[Fluoro.L359]">
            <text:p/>
          </table:table-cell>
          <table:table-cell table:style-name="ce1015" table:formula="of:=[Fluoro.L360]">
            <text:p/>
          </table:table-cell>
        </table:table-row>
        <table:table-row table:style-name="ro5">
          <table:table-cell/>
          <table:table-cell table:formula="of:=[.B8]">
            <text:p/>
          </table:table-cell>
          <table:table-cell table:formula="of:=[Fluoro.M349]">
            <text:p/>
          </table:table-cell>
          <table:table-cell table:formula="of:=[Fluoro.M350]">
            <text:p/>
          </table:table-cell>
          <table:table-cell table:formula="of:=[Fluoro.M351]">
            <text:p/>
          </table:table-cell>
          <table:table-cell table:formula="of:=[Fluoro.M352]">
            <text:p/>
          </table:table-cell>
          <table:table-cell table:style-name="ce1015" table:formula="of:=[Fluoro.M353]">
            <text:p/>
          </table:table-cell>
          <table:table-cell table:style-name="ce1015" table:formula="of:=[Fluoro.M354]">
            <text:p/>
          </table:table-cell>
          <table:table-cell table:style-name="ce1015" table:formula="of:=[Fluoro.M355]">
            <text:p/>
          </table:table-cell>
          <table:table-cell table:style-name="ce1015" table:formula="of:=[Fluoro.M356]">
            <text:p/>
          </table:table-cell>
          <table:table-cell table:style-name="ce1015" table:formula="of:=[Fluoro.M357]">
            <text:p/>
          </table:table-cell>
          <table:table-cell table:style-name="ce1015" table:formula="of:=[Fluoro.M358]">
            <text:p/>
          </table:table-cell>
          <table:table-cell table:style-name="ce1015" table:formula="of:=[Fluoro.M359]">
            <text:p/>
          </table:table-cell>
          <table:table-cell table:style-name="ce1015" table:formula="of:=[Fluoro.M360]">
            <text:p/>
          </table:table-cell>
        </table:table-row>
        <table:table-row table:style-name="ro5">
          <table:table-cell office:value-type="string" calcext:value-type="string">
            <text:p>Resolution</text:p>
          </table:table-cell>
          <table:table-cell table:formula="of:=[.B4]">
            <text:p/>
          </table:table-cell>
          <table:table-cell table:formula="of:=[Fluoro.H335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H336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H337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H338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H339]">
            <text:p/>
          </table:table-cell>
          <table:table-cell table:style-name="Default" table:number-columns-repeated="3"/>
          <table:table-cell table:number-columns-repeated="8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Z3:Tables.AB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/>
      <number:text>.</number:text>
    </number:time-style>
    <number:number-style style:name="N15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1">
      <number:number number:decimal-places="2" loext:min-decimal-places="0" number:min-integer-digits="1" number:decimal-replacement=""/>
    </number:number-style>
    <number:date-style style:name="N152">
      <number:month number:textual="true"/>
      <number:text>-</number:text>
      <number:day/>
      <number:text>-</number:text>
      <number:year/>
    </number:date-style>
    <number:number-style style:name="N153">
      <number:number number:decimal-places="0" loext:min-decimal-places="0" number:min-integer-digits="0"/>
    </number:number-style>
    <number:number-style style:name="N155P0" style:volatile="true">
      <number:text/>
    </number:number-style>
    <number:number-style style:name="N155P1" style:volatile="true">
      <number:text/>
    </number:number-style>
    <number:number-style style:name="N155P2" style:volatile="true">
      <number:text/>
    </number:number-style>
    <number:text-style style:name="N155">
      <number:tex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loext:min-decimal-places="2" number:min-integer-digits="0"/>
    </number:number-style>
    <number:percentage-style style:name="N157">
      <number:number number:decimal-places="1" loext:min-decimal-places="1" number:min-integer-digits="1"/>
      <number:text>%</number:text>
    </number:percentage-style>
    <number:number-style style:name="N158">
      <number:number number:decimal-places="5" loext:min-decimal-places="5" number:min-integer-digits="1"/>
    </number:number-style>
    <number:date-style style:name="N159">
      <number:day number:style="long"/>
      <number:text>-</number:text>
      <number:month number:textual="true"/>
      <number:text>-</number:text>
      <number:year/>
    </number:date-style>
    <number:date-style style:name="N160">
      <number:day number:style="long"/>
      <number:text>-</number:text>
      <number:month number:textual="true"/>
      <number:text>-</number:text>
      <number:year number:style="long"/>
    </number:date-style>
    <number:date-style style:name="N161">
      <number:month number:textual="true"/>
      <number:text>-</number:text>
      <number:year number:style="long"/>
    </number:date-style>
    <number:number-style style:name="N162">
      <number:number number:decimal-places="7" loext:min-decimal-places="7" number:min-integer-digits="1"/>
    </number:number-style>
    <number:number-style style:name="N163">
      <number:number number:decimal-places="6" loext:min-decimal-places="6" number:min-integer-digits="1"/>
    </number:number-style>
    <number:number-style style:name="N164">
      <number:number number:decimal-places="8" loext:min-decimal-places="8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style:style style:name="Default" style:family="table-cell" style:data-style-name="N2">
      <style:table-cell-properties style:text-align-source="fix" style:repeat-content="false" fo:padding="0.71m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1.43mm" fo:margin-right="11.43mm" style:first-page-number="continue" style:scale-to="98%"/>
      <style:header-style>
        <style:header-footer-properties fo:margin-left="7.57mm" fo:margin-right="7.57mm" fo:margin-bottom="0mm"/>
      </style:header-style>
      <style:footer-style>
        <style:header-footer-properties svg:height="0mm" fo:margin-left="7.57mm" fo:margin-right="7.57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0">00/00/0000</text:date>, <text:time style:data-style-name="N2" text:time-value="08:50:07.5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8-09-10T08:50:18.173000000</dc:date>
    <meta:editing-duration>P2DT13H16M32S</meta:editing-duration>
    <meta:editing-cycles>481</meta:editing-cycles>
    <meta:generator>LibreOffice/6.1.0.3$Windows_X86_64 LibreOffice_project/efb621ed25068d70781dc026f7e9c5187a4decd1</meta:generator>
    <dc:creator>Eugene Mah</dc:creator>
    <meta:printed-by>Eugene Mah</meta:printed-by>
    <meta:print-date>2018-08-16T14:15:28.933000000</meta:print-date>
    <meta:document-statistic meta:table-count="5" meta:cell-count="719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8.62856960296631pt" style:font-size-asian="8.62856960296631pt" style:font-size-complex="8.62856960296631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4">
      <style:chart-properties chart:scale-text="true"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6.63736152648926pt" style:font-size-asian="6.63736152648926pt" style:font-size-complex="6.63736152648926pt"/>
    </style:style>
    <style:style style:name="ch5" style:family="chart">
      <style:chart-properties chart:auto-position="true" chart:scale-text="true" style:rotation-angle="0"/>
      <style:text-properties fo:font-size="5.97362565994263pt" style:font-size-asian="5.97362565994263pt" style:font-size-complex="5.97362565994263pt"/>
    </style:style>
    <style:style style:name="ch6" style:family="chart" style:data-style-name="N2">
      <style:chart-properties chart:scale-text="true"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6.63736152648926pt" style:font-size-asian="6.63736152648926pt" style:font-size-complex="6.63736152648926pt"/>
    </style:style>
    <style:style style:name="ch7" style:family="chart">
      <style:chart-properties chart:auto-position="true" chart:scale-text="true" style:rotation-angle="90"/>
      <style:text-properties fo:font-size="5.97362565994263pt" style:font-size-asian="5.97362565994263pt" style:font-size-complex="5.97362565994263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6.63736152648926pt" style:font-size-asian="6.63736152648926pt" style:font-size-complex="6.6373615264892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13.967cm" xlink:href=".." xlink:type="simple" chart:class="chart:scatter" chart:style-name="ch1">
        <chart:title svg:x="10.435cm" svg:y="0.414cm" chart:style-name="ch2">
          <text:p>Half Value Layer</text:p>
        </chart:title>
        <chart:plot-area chart:style-name="ch3" table:cell-range-address="Tables.I77:Tables.J82 Fluoro.H135:Fluoro.H135" chart:data-source-has-labels="row" svg:x="1.284cm" svg:y="1.248cm" svg:width="21.637cm" svg:height="11.653cm">
          <chartooo:coordinate-region svg:x="2.011cm" svg:y="1.381cm" svg:width="20.603cm" svg:height="11.005cm"/>
          <chart:axis chart:dimension="x" chart:name="primary-x" chart:style-name="ch4">
            <chart:title svg:x="11.759cm" svg:y="13.18cm" chart:style-name="ch5">
              <text:p>mm Al</text:p>
            </chart:title>
          </chart:axis>
          <chart:axis chart:dimension="y" chart:name="primary-y" chart:style-name="ch6">
            <chart:title svg:x="0.451cm" svg:y="8.303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872cm" svg:y="0.395cm" chart:style-name="ch2">
          <text:p>Radiation Output</text:p>
        </chart:title>
        <chart:legend chart:legend-position="end" svg:x="20.26cm" svg:y="5.939cm" style:legend-expansion="high" chart:style-name="ch3"/>
        <chart:plot-area chart:style-name="ch4" table:cell-range-address="Tables.R3:Tables.T50 Tables.S2:Tables.T2" chart:data-source-has-labels="row" svg:x="1.475cm" svg:y="1.433cm" svg:width="18.321cm" svg:height="10.301cm">
          <chartooo:coordinate-region svg:x="1.911cm" svg:y="1.632cm" svg:width="17.513cm" svg:height="9.455cm"/>
          <chart:axis chart:dimension="x" chart:name="primary-x" chart:style-name="ch5">
            <chart:title svg:x="10.393cm" svg:y="11.993cm" chart:style-name="ch6">
              <text:p>kV</text:p>
            </chart:title>
          </chart:axis>
          <chart:axis chart:dimension="y" chart:name="primary-y" chart:style-name="ch5">
            <chart:title svg:x="0.451cm" svg:y="7.566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:Tables.T50" chart:label-cell-address="Tables.T2:Tables.T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T3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181cm" svg:y="0.422cm" chart:style-name="ch2">
          <text:p>Fluoro Patient Entrance Exposure </text:p>
        </chart:title>
        <chart:legend chart:legend-position="end" svg:x="20.371cm" svg:y="3.384cm" style:legend-expansion="high" chart:style-name="ch3"/>
        <chart:plot-area chart:style-name="ch4" table:cell-range-address="Tables.A98:Tables.P100 Tables.B96:Tables.P97" chart:data-source-has-labels="row" svg:x="1.477cm" svg:y="1.487cm" svg:width="18.428cm" svg:height="11.585cm">
          <chartooo:coordinate-region svg:x="2.389cm" svg:y="1.686cm" svg:width="17.091cm" svg:height="10.739cm"/>
          <chart:axis chart:dimension="x" chart:name="primary-x" chart:style-name="ch5">
            <chart:title svg:x="8.821cm" svg:y="13.358cm" chart:style-name="ch6">
              <text:p>Attenuator thickness (cm)</text:p>
            </chart:title>
          </chart:axis>
          <chart:axis chart:dimension="y" chart:name="primary-y" chart:style-name="ch5">
            <chart:title svg:x="0.451cm" svg:y="7.971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0">
                <text:p>0</text:p>
                <draw:g>
                  <svg:desc>Tables.B98:Tables.B100</svg:desc>
                </draw:g>
              </table:table-cell>
              <table:table-cell office:value-type="float" office:value="0">
                <text:p>0</text:p>
                <draw:g>
                  <svg:desc>Tables.C98:Tables.C100</svg:desc>
                </draw:g>
              </table:table-cell>
              <table:table-cell office:value-type="float" office:value="0">
                <text:p>0</text:p>
                <draw:g>
                  <svg:desc>Tables.D98:Tables.D100</svg:desc>
                </draw:g>
              </table:table-cell>
              <table:table-cell office:value-type="float" office:value="0">
                <text:p>0</text:p>
                <draw:g>
                  <svg:desc>Tables.E98:Tables.E100</svg:desc>
                </draw:g>
              </table:table-cell>
              <table:table-cell office:value-type="float" office:value="0">
                <text:p>0</text:p>
                <draw:g>
                  <svg:desc>Tables.F98:Tables.F100</svg:desc>
                </draw:g>
              </table:table-cell>
              <table:table-cell office:value-type="float" office:value="0">
                <text:p>0</text:p>
                <draw:g>
                  <svg:desc>Tables.G98:Tables.G100</svg:desc>
                </draw:g>
              </table:table-cell>
              <table:table-cell office:value-type="float" office:value="0">
                <text:p>0</text:p>
                <draw:g>
                  <svg:desc>Tables.H98:Tables.H100</svg:desc>
                </draw:g>
              </table:table-cell>
              <table:table-cell office:value-type="float" office:value="0">
                <text:p>0</text:p>
                <draw:g>
                  <svg:desc>Tables.I98:Tables.I100</svg:desc>
                </draw:g>
              </table:table-cell>
              <table:table-cell office:value-type="float" office:value="0">
                <text:p>0</text:p>
                <draw:g>
                  <svg:desc>Tables.J98:Tables.J100</svg:desc>
                </draw:g>
              </table:table-cell>
              <table:table-cell office:value-type="float" office:value="0">
                <text:p>0</text:p>
                <draw:g>
                  <svg:desc>Tables.K98:Tables.K100</svg:desc>
                </draw:g>
              </table:table-cell>
              <table:table-cell office:value-type="float" office:value="0">
                <text:p>0</text:p>
                <draw:g>
                  <svg:desc>Tables.L98:Tables.L100</svg:desc>
                </draw:g>
              </table:table-cell>
              <table:table-cell office:value-type="float" office:value="0">
                <text:p>0</text:p>
                <draw:g>
                  <svg:desc>Tables.M98:Tables.M100</svg:desc>
                </draw:g>
              </table:table-cell>
              <table:table-cell office:value-type="float" office:value="0">
                <text:p>0</text:p>
                <draw:g>
                  <svg:desc>Tables.N98:Tables.N100</svg:desc>
                </draw:g>
              </table:table-cell>
              <table:table-cell office:value-type="float" office:value="0">
                <text:p>0</text:p>
                <draw:g>
                  <svg:desc>Tables.O98:Tables.O100</svg:desc>
                </draw:g>
              </table:table-cell>
              <table:table-cell office:value-type="float" office:value="0">
                <text:p>0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872cm" svg:y="0.401cm" chart:style-name="ch2">
          <text:p>Radiation Output</text:p>
        </chart:title>
        <chart:legend chart:legend-position="end" svg:x="20.26cm" svg:y="6.085cm" style:legend-expansion="high" chart:style-name="ch3"/>
        <chart:plot-area chart:style-name="ch4" table:cell-range-address="Tables.Z3:Tables.AB50 Tables.AA2:Tables.AB2" chart:data-source-has-labels="row" svg:x="1.475cm" svg:y="1.445cm" svg:width="18.321cm" svg:height="10.575cm">
          <chartooo:coordinate-region svg:x="1.911cm" svg:y="1.644cm" svg:width="17.513cm" svg:height="9.729cm"/>
          <chart:axis chart:dimension="x" chart:name="primary-x" chart:style-name="ch5">
            <chart:title svg:x="10.393cm" svg:y="12.285cm" chart:style-name="ch6">
              <text:p>kV</text:p>
            </chart:title>
          </chart:axis>
          <chart:axis chart:dimension="y" chart:name="primary-y" chart:style-name="ch5">
            <chart:title svg:x="0.451cm" svg:y="7.715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181cm" svg:y="0.423cm" chart:style-name="ch2">
          <text:p>Fluoro Patient Entrance Exposure </text:p>
        </chart:title>
        <chart:legend chart:legend-position="end" svg:x="20.371cm" svg:y="3.409cm" style:legend-expansion="high" chart:style-name="ch3"/>
        <chart:plot-area chart:style-name="ch4" table:cell-range-address="Tables.A106:Tables.P108 Tables.B104:Tables.P105" chart:data-source-has-labels="row" svg:x="1.477cm" svg:y="1.489cm" svg:width="18.428cm" svg:height="11.632cm">
          <chartooo:coordinate-region svg:x="2.389cm" svg:y="1.688cm" svg:width="17.091cm" svg:height="10.786cm"/>
          <chart:axis chart:dimension="x" chart:name="primary-x" chart:style-name="ch5">
            <chart:title svg:x="8.821cm" svg:y="13.408cm" chart:style-name="ch6">
              <text:p>Attenuator thickness (cm)</text:p>
            </chart:title>
          </chart:axis>
          <chart:axis chart:dimension="y" chart:name="primary-y" chart:style-name="ch5">
            <chart:title svg:x="0.451cm" svg:y="7.997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0">
                <text:p>0</text:p>
                <draw:g>
                  <svg:desc>Tables.B106:Tables.B108</svg:desc>
                </draw:g>
              </table:table-cell>
              <table:table-cell office:value-type="float" office:value="0">
                <text:p>0</text:p>
                <draw:g>
                  <svg:desc>Tables.C106:Tables.C108</svg:desc>
                </draw:g>
              </table:table-cell>
              <table:table-cell office:value-type="float" office:value="0">
                <text:p>0</text:p>
                <draw:g>
                  <svg:desc>Tables.D106:Tables.D108</svg:desc>
                </draw:g>
              </table:table-cell>
              <table:table-cell office:value-type="float" office:value="0">
                <text:p>0</text:p>
                <draw:g>
                  <svg:desc>Tables.E106:Tables.E108</svg:desc>
                </draw:g>
              </table:table-cell>
              <table:table-cell office:value-type="float" office:value="0">
                <text:p>0</text:p>
                <draw:g>
                  <svg:desc>Tables.F106:Tables.F108</svg:desc>
                </draw:g>
              </table:table-cell>
              <table:table-cell office:value-type="float" office:value="0">
                <text:p>0</text:p>
                <draw:g>
                  <svg:desc>Tables.G106:Tables.G108</svg:desc>
                </draw:g>
              </table:table-cell>
              <table:table-cell office:value-type="float" office:value="0">
                <text:p>0</text:p>
                <draw:g>
                  <svg:desc>Tables.H106:Tables.H108</svg:desc>
                </draw:g>
              </table:table-cell>
              <table:table-cell office:value-type="float" office:value="0">
                <text:p>0</text:p>
                <draw:g>
                  <svg:desc>Tables.I106:Tables.I108</svg:desc>
                </draw:g>
              </table:table-cell>
              <table:table-cell office:value-type="float" office:value="0">
                <text:p>0</text:p>
                <draw:g>
                  <svg:desc>Tables.J106:Tables.J108</svg:desc>
                </draw:g>
              </table:table-cell>
              <table:table-cell office:value-type="float" office:value="0">
                <text:p>0</text:p>
                <draw:g>
                  <svg:desc>Tables.K106:Tables.K108</svg:desc>
                </draw:g>
              </table:table-cell>
              <table:table-cell office:value-type="float" office:value="0">
                <text:p>0</text:p>
                <draw:g>
                  <svg:desc>Tables.L106:Tables.L108</svg:desc>
                </draw:g>
              </table:table-cell>
              <table:table-cell office:value-type="float" office:value="0">
                <text:p>0</text:p>
                <draw:g>
                  <svg:desc>Tables.M106:Tables.M108</svg:desc>
                </draw:g>
              </table:table-cell>
              <table:table-cell office:value-type="float" office:value="0">
                <text:p>0</text:p>
                <draw:g>
                  <svg:desc>Tables.N106:Tables.N108</svg:desc>
                </draw:g>
              </table:table-cell>
              <table:table-cell office:value-type="float" office:value="0">
                <text:p>0</text:p>
                <draw:g>
                  <svg:desc>Tables.O106:Tables.O108</svg:desc>
                </draw:g>
              </table:table-cell>
              <table:table-cell office:value-type="float" office:value="0">
                <text:p>0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149cm" svg:y="0.414cm" chart:style-name="ch2">
          <text:p>Contrast Detail Diagram</text:p>
        </chart:title>
        <chart:plot-area chart:style-name="ch3" table:cell-range-address="Tables.B47:Tables.B58 Fluoro.D348:Fluoro.H360" chart:data-source-has-labels="row" svg:x="0.464cm" svg:y="1.471cm" svg:width="22.301cm" svg:height="11.219cm">
          <chartooo:coordinate-region svg:x="1.376cm" svg:y="1.671cm" svg:width="21.108cm" svg:height="10.372cm"/>
          <chart:axis chart:dimension="x" chart:name="primary-x" chart:style-name="ch4">
            <chart:title svg:x="10.049cm" svg:y="12.968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753cm" svg:y="0.415cm" chart:style-name="ch2">
          <text:p>Threshold Detection Index</text:p>
        </chart:title>
        <chart:plot-area chart:style-name="ch3" table:cell-range-address="Tables.C47:Tables.C58 Fluoro.I348:Fluoro.M360" chart:data-source-has-labels="row" svg:x="0.457cm" svg:y="1.473cm" svg:width="21.944cm" svg:height="11.218cm">
          <chartooo:coordinate-region svg:x="1.078cm" svg:y="1.672cm" svg:width="21.136cm" svg:height="10.372cm"/>
          <chart:axis chart:dimension="x" chart:name="primary-x" chart:style-name="ch4">
            <chart:title svg:x="10.208cm" svg:y="12.9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